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T10" style:parent-style-name="Domyślnaczcionkaakapitu" style:family="text">
      <style:text-properties fo:background-color="#80FFFF"/>
    </style:style>
    <style:style style:name="T11" style:parent-style-name="Domyślnaczcionkaakapitu" style:family="text">
      <style:text-properties fo:background-color="#80FFFF"/>
    </style:style>
    <style:style style:name="T12" style:parent-style-name="Domyślnaczcionkaakapitu" style:family="text">
      <style:text-properties fo:background-color="#80FFFF"/>
    </style:style>
    <style:style style:name="T13" style:parent-style-name="Domyślnaczcionkaakapitu" style:family="text">
      <style:text-properties fo:background-color="#80FFFF"/>
    </style:style>
    <style:style style:name="T14" style:parent-style-name="Domyślnaczcionkaakapitu" style:family="text">
      <style:text-properties fo:background-color="#80FFFF"/>
    </style:style>
    <style:style style:name="P15" style:parent-style-name="Normalny" style:family="paragraph">
      <style:paragraph-properties fo:text-align="justify" fo:line-height="150%"/>
    </style:style>
    <style:style style:name="T16" style:parent-style-name="Domyślnaczcionkaakapitu" style:family="text">
      <style:text-properties fo:background-color="#80FFFF"/>
    </style:style>
    <style:style style:name="T17" style:parent-style-name="Domyślnaczcionkaakapitu" style:family="text">
      <style:text-properties style:text-underline-type="single" style:text-underline-style="solid" style:text-underline-width="auto" style:text-underline-mode="continuous"/>
    </style:style>
    <style:style style:name="T18" style:parent-style-name="Domyślnaczcionkaakapitu" style:family="text">
      <style:text-properties fo:background-color="#80FFFF" style:text-underline-type="single" style:text-underline-style="solid" style:text-underline-width="auto" style:text-underline-mode="continuous"/>
    </style:style>
    <style:style style:name="T19" style:parent-style-name="Domyślnaczcionkaakapitu" style:family="text">
      <style:text-properties style:text-underline-type="single" style:text-underline-style="solid" style:text-underline-width="auto" style:text-underline-mode="continuous"/>
    </style:style>
    <style:style style:name="P20" style:parent-style-name="Normalny" style:family="paragraph">
      <style:paragraph-properties fo:text-align="justify" fo:line-height="150%"/>
    </style:style>
    <style:style style:name="T21" style:parent-style-name="Domyślnaczcionkaakapitu" style:family="text">
      <style:text-properties style:text-underline-type="single" style:text-underline-style="solid" style:text-underline-width="auto" style:text-underline-mode="continuous"/>
    </style:style>
    <style:style style:name="T22" style:parent-style-name="Domyślnaczcionkaakapitu" style:family="text">
      <style:text-properties fo:background-color="#80FFFF" style:text-underline-type="single" style:text-underline-style="solid" style:text-underline-width="auto" style:text-underline-mode="continuous"/>
    </style:style>
    <style:style style:name="T23" style:parent-style-name="Domyślnaczcionkaakapitu" style:family="text">
      <style:text-properties style:text-underline-type="single" style:text-underline-style="solid" style:text-underline-width="auto" style:text-underline-mode="continuous"/>
    </style:style>
    <style:style style:name="T24" style:parent-style-name="Domyślnaczcionkaakapitu" style:family="text">
      <style:text-properties fo:background-color="#80FFFF" style:text-underline-type="single" style:text-underline-style="solid" style:text-underline-width="auto" style:text-underline-mode="continuous"/>
    </style:style>
    <style:style style:name="T25" style:parent-style-name="Domyślnaczcionkaakapitu" style:family="text">
      <style:text-properties fo:background-color="#80FFFF"/>
    </style:style>
    <style:style style:name="P26" style:parent-style-name="Normalny" style:family="paragraph">
      <style:paragraph-properties fo:text-align="justify" fo:line-height="150%" fo:text-indent="0.25in"/>
    </style:style>
    <style:style style:name="T27" style:parent-style-name="Domyślnaczcionkaakapitu" style:family="text">
      <style:text-properties fo:background-color="#80FFFF"/>
    </style:style>
    <style:style style:name="T28" style:parent-style-name="Domyślnaczcionkaakapitu" style:family="text">
      <style:text-properties fo:background-color="#80FFFF"/>
    </style:style>
    <style:style style:name="T29" style:parent-style-name="Domyślnaczcionkaakapitu" style:family="text">
      <style:text-properties fo:background-color="#80FFFF"/>
    </style:style>
    <style:style style:name="P30" style:parent-style-name="Normalny" style:family="paragraph">
      <style:paragraph-properties fo:text-align="justify" fo:line-height="150%" fo:text-indent="0.25in"/>
    </style:style>
    <style:style style:name="T31" style:parent-style-name="Domyślnaczcionkaakapitu" style:family="text">
      <style:text-properties fo:background-color="#80FFFF"/>
    </style:style>
    <style:style style:name="T32" style:parent-style-name="Domyślnaczcionkaakapitu" style:family="text">
      <style:text-properties fo:background-color="#80FFFF"/>
    </style:style>
    <style:style style:name="T33" style:parent-style-name="Domyślnaczcionkaakapitu" style:family="text">
      <style:text-properties fo:background-color="#80FFFF"/>
    </style:style>
    <style:style style:name="T34" style:parent-style-name="Domyślnaczcionkaakapitu" style:family="text">
      <style:text-properties fo:background-color="#80FFFF"/>
    </style:style>
    <style:style style:name="P35" style:parent-style-name="Normalny" style:family="paragraph">
      <style:paragraph-properties fo:text-align="justify" fo:line-height="150%" fo:text-indent="0.25in"/>
    </style:style>
    <style:style style:name="T36" style:parent-style-name="Domyślnaczcionkaakapitu" style:family="text">
      <style:text-properties fo:background-color="#80FFFF"/>
    </style:style>
    <style:style style:name="T37" style:parent-style-name="Domyślnaczcionkaakapitu" style:family="text">
      <style:text-properties fo:background-color="#80FFFF"/>
    </style:style>
    <style:style style:name="T38" style:parent-style-name="Domyślnaczcionkaakapitu" style:family="text">
      <style:text-properties fo:background-color="#80FFFF"/>
    </style:style>
    <style:style style:name="T39" style:parent-style-name="Domyślnaczcionkaakapitu" style:family="text">
      <style:text-properties fo:background-color="#80FFFF"/>
    </style:style>
    <style:style style:name="T40" style:parent-style-name="Domyślnaczcionkaakapitu" style:family="text">
      <style:text-properties fo:background-color="#80FFFF"/>
    </style:style>
    <style:style style:name="P41" style:parent-style-name="Normalny" style:family="paragraph">
      <style:paragraph-properties fo:text-align="justify" fo:line-height="150%" fo:text-indent="0.25in"/>
    </style:style>
    <style:style style:name="T42" style:parent-style-name="Domyślnaczcionkaakapitu" style:family="text">
      <style:text-properties fo:background-color="#80FFFF"/>
    </style:style>
    <style:style style:name="P43" style:parent-style-name="Normalny" style:family="paragraph">
      <style:paragraph-properties fo:text-align="justify" fo:line-height="150%" fo:text-indent="0.25in"/>
    </style:style>
    <style:style style:name="T44" style:parent-style-name="Domyślnaczcionkaakapitu" style:family="text">
      <style:text-properties fo:background-color="#80FFFF"/>
    </style:style>
    <style:style style:name="T45" style:parent-style-name="Domyślnaczcionkaakapitu" style:family="text">
      <style:text-properties fo:background-color="#80FFFF"/>
    </style:style>
    <style:style style:name="T46" style:parent-style-name="Domyślnaczcionkaakapitu" style:family="text">
      <style:text-properties fo:background-color="#80FFFF"/>
    </style:style>
    <style:style style:name="P47" style:parent-style-name="Normalny" style:family="paragraph">
      <style:paragraph-properties fo:text-align="justify" fo:line-height="150%" fo:text-indent="0.25in"/>
    </style:style>
    <style:style style:name="P48" style:parent-style-name="Normalny" style:family="paragraph">
      <style:paragraph-properties fo:text-align="justify" fo:line-height="150%" fo:text-indent="0.25in"/>
    </style:style>
    <style:style style:name="T49" style:parent-style-name="Domyślnaczcionkaakapitu" style:family="text">
      <style:text-properties fo:background-color="#80FFFF"/>
    </style:style>
    <style:style style:name="T50" style:parent-style-name="Domyślnaczcionkaakapitu" style:family="text">
      <style:text-properties fo:background-color="#80FFFF"/>
    </style:style>
    <style:style style:name="P51" style:parent-style-name="Normalny" style:family="paragraph">
      <style:paragraph-properties fo:text-align="justify" fo:line-height="150%" fo:text-indent="0.25in"/>
    </style:style>
    <style:style style:name="P52" style:parent-style-name="Normalny" style:family="paragraph">
      <style:paragraph-properties fo:text-align="justify" fo:line-height="150%">
        <style:tab-stops>
          <style:tab-stop style:type="left" style:position="0.9284in"/>
        </style:tab-stops>
      </style:paragraph-properties>
    </style:style>
    <style:style style:name="T53" style:parent-style-name="Domyślnaczcionkaakapitu" style:family="text">
      <style:text-properties fo:background-color="#80FFFF"/>
    </style:style>
    <style:style style:name="T54" style:parent-style-name="Domyślnaczcionkaakapitu" style:family="text">
      <style:text-properties fo:background-color="#80FFFF"/>
    </style:style>
    <style:style style:name="T55" style:parent-style-name="Domyślnaczcionkaakapitu" style:family="text">
      <style:text-properties fo:background-color="#80FFFF"/>
    </style:style>
    <style:style style:name="T56" style:parent-style-name="Domyślnaczcionkaakapitu" style:family="text">
      <style:text-properties fo:background-color="#80FFFF"/>
    </style:style>
    <style:style style:name="P57" style:parent-style-name="Normalny" style:family="paragraph">
      <style:paragraph-properties fo:text-align="justify" fo:line-height="150%" fo:text-indent="0.25in"/>
    </style:style>
    <style:style style:name="T58" style:parent-style-name="Domyślnaczcionkaakapitu" style:family="text">
      <style:text-properties fo:background-color="#80FFFF"/>
    </style:style>
    <style:style style:name="T59" style:parent-style-name="Domyślnaczcionkaakapitu" style:family="text">
      <style:text-properties fo:background-color="#80FFFF"/>
    </style:style>
    <style:style style:name="T60" style:parent-style-name="Domyślnaczcionkaakapitu" style:family="text">
      <style:text-properties fo:background-color="#80FFFF"/>
    </style:style>
    <style:style style:name="P61" style:parent-style-name="Normalny" style:family="paragraph">
      <style:paragraph-properties fo:text-align="justify" fo:line-height="150%" fo:text-indent="0.25in"/>
    </style:style>
    <style:style style:name="T62" style:parent-style-name="Domyślnaczcionkaakapitu" style:family="text">
      <style:text-properties fo:background-color="#80FFFF"/>
    </style:style>
    <style:style style:name="T63" style:parent-style-name="Domyślnaczcionkaakapitu" style:family="text">
      <style:text-properties fo:background-color="#80FFFF"/>
    </style:style>
    <style:style style:name="T64" style:parent-style-name="Domyślnaczcionkaakapitu" style:family="text">
      <style:text-properties fo:background-color="#80FFFF"/>
    </style:style>
    <style:style style:name="T65" style:parent-style-name="Domyślnaczcionkaakapitu" style:family="text">
      <style:text-properties fo:background-color="#80FFFF"/>
    </style:style>
    <style:style style:name="P66" style:parent-style-name="Normalny" style:family="paragraph">
      <style:paragraph-properties fo:text-align="justify" fo:line-height="150%" fo:text-indent="0.25in"/>
    </style:style>
    <style:style style:name="P67" style:parent-style-name="Normalny" style:family="paragraph">
      <style:paragraph-properties fo:text-align="justify" fo:line-height="150%"/>
    </style:style>
    <style:style style:name="T68" style:parent-style-name="Domyślnaczcionkaakapitu" style:family="text">
      <style:text-properties style:text-underline-type="single" style:text-underline-style="solid" style:text-underline-width="auto" style:text-underline-mode="continuous"/>
    </style:style>
    <style:style style:name="T69" style:parent-style-name="Domyślnaczcionkaakapitu" style:family="text">
      <style:text-properties fo:background-color="#80FFFF" style:text-underline-type="single" style:text-underline-style="solid" style:text-underline-width="auto" style:text-underline-mode="continuous"/>
    </style:style>
    <style:style style:name="T70" style:parent-style-name="Domyślnaczcionkaakapitu" style:family="text">
      <style:text-properties style:text-underline-type="single" style:text-underline-style="solid" style:text-underline-width="auto" style:text-underline-mode="continuous"/>
    </style:style>
    <style:style style:name="P71" style:parent-style-name="Normalny" style:family="paragraph">
      <style:paragraph-properties fo:text-align="justify" fo:line-height="150%" fo:text-indent="0.25in"/>
    </style:style>
    <style:style style:name="T72" style:parent-style-name="Domyślnaczcionkaakapitu" style:family="text">
      <style:text-properties fo:background-color="#80FFFF"/>
    </style:style>
    <style:style style:name="T73" style:parent-style-name="Domyślnaczcionkaakapitu" style:family="text">
      <style:text-properties fo:background-color="#80FFFF"/>
    </style:style>
    <style:style style:name="P74" style:parent-style-name="Normalny" style:family="paragraph">
      <style:paragraph-properties fo:text-align="justify" fo:line-height="150%" fo:text-indent="0.25in"/>
    </style:style>
    <style:style style:name="T75" style:parent-style-name="Domyślnaczcionkaakapitu" style:family="text">
      <style:text-properties fo:background-color="#80FFFF"/>
    </style:style>
    <style:style style:name="T76" style:parent-style-name="Domyślnaczcionkaakapitu" style:family="text">
      <style:text-properties fo:background-color="#80FFFF"/>
    </style:style>
    <style:style style:name="T77" style:parent-style-name="Domyślnaczcionkaakapitu" style:family="text">
      <style:text-properties fo:background-color="#80FFFF"/>
    </style:style>
    <style:style style:name="T78" style:parent-style-name="Domyślnaczcionkaakapitu" style:family="text">
      <style:text-properties fo:background-color="#80FFFF"/>
    </style:style>
    <style:style style:name="P79" style:parent-style-name="Normalny" style:family="paragraph">
      <style:paragraph-properties fo:text-align="justify" fo:line-height="150%" fo:text-indent="0.25in"/>
    </style:style>
    <style:style style:name="T80" style:parent-style-name="Domyślnaczcionkaakapitu" style:family="text">
      <style:text-properties fo:background-color="#80FFFF"/>
    </style:style>
    <style:style style:name="T81" style:parent-style-name="Domyślnaczcionkaakapitu" style:family="text">
      <style:text-properties fo:background-color="#80FFFF"/>
    </style:style>
    <style:style style:name="P82" style:parent-style-name="Normalny" style:family="paragraph">
      <style:paragraph-properties fo:text-align="justify" fo:line-height="150%" fo:text-indent="0.25in"/>
    </style:style>
    <style:style style:name="T83" style:parent-style-name="Domyślnaczcionkaakapitu" style:family="text">
      <style:text-properties fo:background-color="#80FFFF"/>
    </style:style>
    <style:style style:name="T84" style:parent-style-name="Domyślnaczcionkaakapitu" style:family="text">
      <style:text-properties fo:background-color="#80FFFF"/>
    </style:style>
    <style:style style:name="T85" style:parent-style-name="Domyślnaczcionkaakapitu" style:family="text">
      <style:text-properties fo:background-color="#80FFFF"/>
    </style:style>
    <style:style style:name="P86" style:parent-style-name="Normalny" style:family="paragraph">
      <style:paragraph-properties fo:text-align="justify" fo:line-height="150%" fo:text-indent="0.25in"/>
    </style:style>
    <style:style style:name="T87" style:parent-style-name="Domyślnaczcionkaakapitu" style:family="text">
      <style:text-properties fo:background-color="#80FFFF"/>
    </style:style>
    <style:style style:name="T88" style:parent-style-name="Domyślnaczcionkaakapitu" style:family="text">
      <style:text-properties fo:background-color="#80FFFF"/>
    </style:style>
    <style:style style:name="T89" style:parent-style-name="Domyślnaczcionkaakapitu" style:family="text">
      <style:text-properties fo:background-color="#80FFFF"/>
    </style:style>
    <style:style style:name="T90" style:parent-style-name="Domyślnaczcionkaakapitu" style:family="text">
      <style:text-properties fo:background-color="#80FFFF"/>
    </style:style>
    <style:style style:name="T91" style:parent-style-name="Domyślnaczcionkaakapitu" style:family="text">
      <style:text-properties fo:background-color="#80FFFF"/>
    </style:style>
    <style:style style:name="P92" style:parent-style-name="Normalny" style:family="paragraph">
      <style:paragraph-properties fo:text-align="justify" fo:line-height="150%" fo:text-indent="0.25in"/>
    </style:style>
    <style:style style:name="P93" style:parent-style-name="Normalny" style:family="paragraph">
      <style:paragraph-properties fo:text-align="justify" fo:line-height="150%"/>
    </style:style>
    <style:style style:name="T94" style:parent-style-name="Domyślnaczcionkaakapitu" style:family="text">
      <style:text-properties fo:background-color="#80FFFF" style:text-underline-type="single" style:text-underline-style="solid" style:text-underline-width="auto" style:text-underline-mode="continuous"/>
    </style:style>
    <style:style style:name="T95" style:parent-style-name="Domyślnaczcionkaakapitu" style:family="text">
      <style:text-properties style:text-underline-type="single" style:text-underline-style="solid" style:text-underline-width="auto" style:text-underline-mode="continuous"/>
    </style:style>
    <style:style style:name="T96" style:parent-style-name="Domyślnaczcionkaakapitu" style:family="text">
      <style:text-properties fo:background-color="#80FFFF" style:text-underline-type="single" style:text-underline-style="solid" style:text-underline-width="auto" style:text-underline-mode="continuous"/>
    </style:style>
    <style:style style:name="T97" style:parent-style-name="Domyślnaczcionkaakapitu" style:family="text">
      <style:text-properties style:text-underline-type="single" style:text-underline-style="solid" style:text-underline-width="auto" style:text-underline-mode="continuous"/>
    </style:style>
    <style:style style:name="T98" style:parent-style-name="Domyślnaczcionkaakapitu" style:family="text">
      <style:text-properties fo:background-color="#80FFFF" style:text-underline-type="single" style:text-underline-style="solid" style:text-underline-width="auto" style:text-underline-mode="continuous"/>
    </style:style>
    <style:style style:name="T99" style:parent-style-name="Domyślnaczcionkaakapitu" style:family="text">
      <style:text-properties style:text-underline-type="single" style:text-underline-style="solid" style:text-underline-width="auto" style:text-underline-mode="continuous"/>
    </style:style>
    <style:style style:name="T100" style:parent-style-name="Domyślnaczcionkaakapitu" style:family="text">
      <style:text-properties fo:background-color="#80FFFF" style:text-underline-type="single" style:text-underline-style="solid" style:text-underline-width="auto" style:text-underline-mode="continuous"/>
    </style:style>
    <style:style style:name="P101" style:parent-style-name="Normalny" style:family="paragraph">
      <style:paragraph-properties fo:text-align="justify" fo:line-height="150%" fo:text-indent="0.25in"/>
    </style:style>
    <style:style style:name="T102" style:parent-style-name="Domyślnaczcionkaakapitu" style:family="text">
      <style:text-properties fo:background-color="#80FFFF"/>
    </style:style>
    <style:style style:name="T103" style:parent-style-name="Domyślnaczcionkaakapitu" style:family="text">
      <style:text-properties fo:background-color="#80FFFF"/>
    </style:style>
    <style:style style:name="P104" style:parent-style-name="Normalny" style:family="paragraph">
      <style:paragraph-properties fo:text-align="justify" fo:line-height="150%" fo:text-indent="0.25in"/>
    </style:style>
    <style:style style:name="T105" style:parent-style-name="Domyślnaczcionkaakapitu" style:family="text">
      <style:text-properties fo:background-color="#80FFFF"/>
    </style:style>
    <style:style style:name="T106" style:parent-style-name="Domyślnaczcionkaakapitu" style:family="text">
      <style:text-properties fo:background-color="#80FFFF"/>
    </style:style>
    <style:style style:name="T107" style:parent-style-name="Domyślnaczcionkaakapitu" style:family="text">
      <style:text-properties fo:background-color="#80FFFF"/>
    </style:style>
    <style:style style:name="T108" style:parent-style-name="Domyślnaczcionkaakapitu" style:family="text">
      <style:text-properties fo:background-color="#80FFFF"/>
    </style:style>
    <style:style style:name="T109" style:parent-style-name="Domyślnaczcionkaakapitu" style:family="text">
      <style:text-properties fo:background-color="#80FFFF"/>
    </style:style>
    <style:style style:name="T110" style:parent-style-name="Domyślnaczcionkaakapitu" style:family="text">
      <style:text-properties fo:background-color="#80FFFF"/>
    </style:style>
    <style:style style:name="P111" style:parent-style-name="Normalny" style:family="paragraph">
      <style:paragraph-properties fo:text-align="justify" fo:line-height="150%" fo:text-indent="0.25in"/>
    </style:style>
    <style:style style:name="T112" style:parent-style-name="Domyślnaczcionkaakapitu" style:family="text">
      <style:text-properties fo:background-color="#80FFFF"/>
    </style:style>
    <style:style style:name="T113" style:parent-style-name="Domyślnaczcionkaakapitu" style:family="text">
      <style:text-properties fo:background-color="#80FFFF"/>
    </style:style>
    <style:style style:name="T114" style:parent-style-name="Domyślnaczcionkaakapitu" style:family="text">
      <style:text-properties fo:background-color="#80FFFF"/>
    </style:style>
    <style:style style:name="T115" style:parent-style-name="Domyślnaczcionkaakapitu" style:family="text">
      <style:text-properties fo:background-color="#80FFFF"/>
    </style:style>
    <style:style style:name="T116" style:parent-style-name="Domyślnaczcionkaakapitu" style:family="text">
      <style:text-properties fo:background-color="#80FFFF"/>
    </style:style>
    <style:style style:name="T117" style:parent-style-name="Domyślnaczcionkaakapitu" style:family="text">
      <style:text-properties fo:background-color="#80FFFF"/>
    </style:style>
    <style:style style:name="P118" style:parent-style-name="Normalny" style:family="paragraph">
      <style:paragraph-properties fo:text-align="justify" fo:line-height="150%"/>
    </style:style>
    <style:style style:name="T119" style:parent-style-name="Domyślnaczcionkaakapitu" style:family="text">
      <style:text-properties style:text-underline-type="single" style:text-underline-style="solid" style:text-underline-width="auto" style:text-underline-mode="continuous"/>
    </style:style>
    <style:style style:name="T120" style:parent-style-name="Domyślnaczcionkaakapitu" style:family="text">
      <style:text-properties fo:background-color="#80FFFF" style:text-underline-type="single" style:text-underline-style="solid" style:text-underline-width="auto" style:text-underline-mode="continuous"/>
    </style:style>
    <style:style style:name="T121" style:parent-style-name="Domyślnaczcionkaakapitu" style:family="text">
      <style:text-properties style:text-underline-type="single" style:text-underline-style="solid" style:text-underline-width="auto" style:text-underline-mode="continuous"/>
    </style:style>
    <style:style style:name="P122" style:parent-style-name="Normalny" style:family="paragraph">
      <style:paragraph-properties fo:text-align="justify" fo:line-height="150%" fo:text-indent="0.25in"/>
    </style:style>
    <style:style style:name="T123" style:parent-style-name="Domyślnaczcionkaakapitu" style:family="text">
      <style:text-properties fo:background-color="#80FFFF"/>
    </style:style>
    <style:style style:name="T124" style:parent-style-name="Domyślnaczcionkaakapitu" style:family="text">
      <style:text-properties fo:background-color="#80FFFF"/>
    </style:style>
    <style:style style:name="P125" style:parent-style-name="Normalny" style:family="paragraph">
      <style:paragraph-properties fo:text-align="justify" fo:line-height="150%" fo:text-indent="0.25in"/>
    </style:style>
    <style:style style:name="T126" style:parent-style-name="Domyślnaczcionkaakapitu" style:family="text">
      <style:text-properties fo:background-color="#80FFFF"/>
    </style:style>
    <style:style style:name="P127" style:parent-style-name="Normalny" style:family="paragraph">
      <style:paragraph-properties fo:text-align="justify" fo:line-height="150%" fo:text-indent="0.25in"/>
    </style:style>
    <style:style style:name="P128" style:parent-style-name="Normalny" style:family="paragraph">
      <style:paragraph-properties fo:text-align="justify" fo:line-height="150%" fo:text-indent="0.25in"/>
    </style:style>
    <style:style style:name="T129" style:parent-style-name="Domyślnaczcionkaakapitu" style:family="text">
      <style:text-properties fo:background-color="#80FFFF"/>
    </style:style>
    <style:style style:name="T130" style:parent-style-name="Domyślnaczcionkaakapitu" style:family="text">
      <style:text-properties fo:background-color="#80FFFF"/>
    </style:style>
    <style:style style:name="T131" style:parent-style-name="Domyślnaczcionkaakapitu" style:family="text">
      <style:text-properties fo:background-color="#80FFFF"/>
    </style:style>
    <style:style style:name="T132" style:parent-style-name="Domyślnaczcionkaakapitu" style:family="text">
      <style:text-properties fo:background-color="#80FFFF"/>
    </style:style>
    <style:style style:name="P133" style:parent-style-name="Normalny" style:family="paragraph">
      <style:paragraph-properties fo:text-align="justify" fo:line-height="150%"/>
    </style:style>
    <style:style style:name="T134" style:parent-style-name="Domyślnaczcionkaakapitu" style:family="text">
      <style:text-properties style:text-underline-type="single" style:text-underline-style="solid" style:text-underline-width="auto" style:text-underline-mode="continuous"/>
    </style:style>
    <style:style style:name="T135" style:parent-style-name="Domyślnaczcionkaakapitu" style:family="text">
      <style:text-properties fo:background-color="#80FFFF" style:text-underline-type="single" style:text-underline-style="solid" style:text-underline-width="auto" style:text-underline-mode="continuous"/>
    </style:style>
    <style:style style:name="T136" style:parent-style-name="Domyślnaczcionkaakapitu" style:family="text">
      <style:text-properties style:text-underline-type="single" style:text-underline-style="solid" style:text-underline-width="auto" style:text-underline-mode="continuous"/>
    </style:style>
    <style:style style:name="P137" style:parent-style-name="Normalny" style:family="paragraph">
      <style:paragraph-properties fo:text-align="justify" fo:line-height="150%" fo:text-indent="0.25in"/>
    </style:style>
    <style:style style:name="T138" style:parent-style-name="Domyślnaczcionkaakapitu" style:family="text">
      <style:text-properties fo:background-color="#80FFFF"/>
    </style:style>
    <style:style style:name="P139" style:parent-style-name="Normalny" style:family="paragraph">
      <style:paragraph-properties fo:text-align="justify" fo:line-height="150%" fo:text-indent="0.25in"/>
    </style:style>
    <style:style style:name="T140" style:parent-style-name="Domyślnaczcionkaakapitu" style:family="text">
      <style:text-properties fo:background-color="#80FFFF"/>
    </style:style>
    <style:style style:name="T141" style:parent-style-name="Domyślnaczcionkaakapitu" style:family="text">
      <style:text-properties fo:background-color="#80FFFF"/>
    </style:style>
    <style:style style:name="T142" style:parent-style-name="Domyślnaczcionkaakapitu" style:family="text">
      <style:text-properties fo:background-color="#80FFFF"/>
    </style:style>
    <style:style style:name="P143" style:parent-style-name="Normalny" style:family="paragraph">
      <style:paragraph-properties fo:text-align="justify" fo:line-height="150%"/>
    </style:style>
    <style:style style:name="T144" style:parent-style-name="Domyślnaczcionkaakapitu" style:family="text">
      <style:text-properties style:text-underline-type="single" style:text-underline-style="solid" style:text-underline-width="auto" style:text-underline-mode="continuous"/>
    </style:style>
    <style:style style:name="T145" style:parent-style-name="Domyślnaczcionkaakapitu" style:family="text">
      <style:text-properties fo:background-color="#80FFFF" style:text-underline-type="single" style:text-underline-style="solid" style:text-underline-width="auto" style:text-underline-mode="continuous"/>
    </style:style>
    <style:style style:name="T146" style:parent-style-name="Domyślnaczcionkaakapitu" style:family="text">
      <style:text-properties style:text-underline-type="single" style:text-underline-style="solid" style:text-underline-width="auto" style:text-underline-mode="continuous"/>
    </style:style>
    <style:style style:name="P147" style:parent-style-name="Normalny" style:family="paragraph">
      <style:paragraph-properties fo:text-align="justify" fo:line-height="150%" fo:text-indent="0.25in"/>
    </style:style>
    <style:style style:name="T148" style:parent-style-name="Domyślnaczcionkaakapitu" style:family="text">
      <style:text-properties fo:background-color="#80FFFF"/>
    </style:style>
    <style:style style:name="T149" style:parent-style-name="Domyślnaczcionkaakapitu" style:family="text">
      <style:text-properties fo:background-color="#80FFFF"/>
    </style:style>
    <style:style style:name="T150" style:parent-style-name="Domyślnaczcionkaakapitu" style:family="text">
      <style:text-properties fo:background-color="#80FFFF"/>
    </style:style>
    <style:style style:name="T151" style:parent-style-name="Domyślnaczcionkaakapitu" style:family="text">
      <style:text-properties fo:background-color="#80FFFF"/>
    </style:style>
    <style:style style:name="T152" style:parent-style-name="Domyślnaczcionkaakapitu" style:family="text">
      <style:text-properties fo:background-color="#80FFFF"/>
    </style:style>
    <style:style style:name="T153" style:parent-style-name="Domyślnaczcionkaakapitu" style:family="text">
      <style:text-properties fo:background-color="#80FFFF"/>
    </style:style>
    <style:style style:name="P154" style:parent-style-name="Normalny" style:family="paragraph">
      <style:paragraph-properties fo:text-align="justify" fo:line-height="150%" fo:text-indent="0.25in"/>
    </style:style>
    <style:style style:name="T155" style:parent-style-name="Domyślnaczcionkaakapitu" style:family="text">
      <style:text-properties fo:background-color="#80FFFF"/>
    </style:style>
    <style:style style:name="T156" style:parent-style-name="Domyślnaczcionkaakapitu" style:family="text">
      <style:text-properties fo:background-color="#80FFFF"/>
    </style:style>
    <style:style style:name="T157" style:parent-style-name="Domyślnaczcionkaakapitu" style:family="text">
      <style:text-properties fo:background-color="#80FFFF"/>
    </style:style>
    <style:style style:name="P158" style:parent-style-name="Normalny" style:family="paragraph">
      <style:paragraph-properties fo:text-align="justify" fo:line-height="150%"/>
    </style:style>
    <style:style style:name="T159" style:parent-style-name="Domyślnaczcionkaakapitu" style:family="text">
      <style:text-properties style:text-underline-type="single" style:text-underline-style="solid" style:text-underline-width="auto" style:text-underline-mode="continuous"/>
    </style:style>
    <style:style style:name="P160" style:parent-style-name="Normalny" style:family="paragraph">
      <style:paragraph-properties fo:text-align="justify" fo:line-height="150%" fo:text-indent="0.25in"/>
    </style:style>
    <style:style style:name="T161" style:parent-style-name="Domyślnaczcionkaakapitu" style:family="text">
      <style:text-properties fo:background-color="#80FFFF"/>
    </style:style>
    <style:style style:name="T162" style:parent-style-name="Domyślnaczcionkaakapitu" style:family="text">
      <style:text-properties fo:background-color="#80FFFF"/>
    </style:style>
    <style:style style:name="T163" style:parent-style-name="Domyślnaczcionkaakapitu" style:family="text">
      <style:text-properties fo:background-color="#80FFFF"/>
    </style:style>
    <style:style style:name="T164" style:parent-style-name="Domyślnaczcionkaakapitu" style:family="text">
      <style:text-properties fo:background-color="#80FFFF"/>
    </style:style>
    <style:style style:name="P165" style:parent-style-name="Normalny" style:family="paragraph">
      <style:paragraph-properties fo:text-align="justify" fo:line-height="150%" fo:text-indent="0.25in"/>
    </style:style>
    <style:style style:name="T166" style:parent-style-name="Domyślnaczcionkaakapitu" style:family="text">
      <style:text-properties fo:background-color="#80FFFF"/>
    </style:style>
    <style:style style:name="P167" style:parent-style-name="Normalny" style:family="paragraph">
      <style:paragraph-properties fo:text-align="justify" fo:line-height="150%" fo:text-indent="0.25in"/>
    </style:style>
    <style:style style:name="P168" style:parent-style-name="Normalny" style:family="paragraph">
      <style:paragraph-properties fo:text-align="justify" fo:line-height="150%" fo:text-indent="0.25in"/>
    </style:style>
    <style:style style:name="T169" style:parent-style-name="Domyślnaczcionkaakapitu" style:family="text">
      <style:text-properties fo:background-color="#80FFFF"/>
    </style:style>
    <style:style style:name="T170" style:parent-style-name="Domyślnaczcionkaakapitu" style:family="text">
      <style:text-properties fo:background-color="#80FFFF"/>
    </style:style>
    <style:style style:name="T171" style:parent-style-name="Domyślnaczcionkaakapitu" style:family="text">
      <style:text-properties fo:background-color="#80FFFF"/>
    </style:style>
    <style:style style:name="T172" style:parent-style-name="Domyślnaczcionkaakapitu" style:family="text">
      <style:text-properties fo:background-color="#80FFFF"/>
    </style:style>
    <style:style style:name="T173" style:parent-style-name="Domyślnaczcionkaakapitu" style:family="text">
      <style:text-properties fo:background-color="#80FFFF"/>
    </style:style>
    <style:style style:name="T174" style:parent-style-name="Domyślnaczcionkaakapitu" style:family="text">
      <style:text-properties fo:background-color="#80FFFF"/>
    </style:style>
    <style:style style:name="T175" style:parent-style-name="Domyślnaczcionkaakapitu" style:family="text">
      <style:text-properties fo:background-color="#80FFFF"/>
    </style:style>
    <style:style style:name="P176" style:parent-style-name="Normalny" style:family="paragraph">
      <style:paragraph-properties fo:text-align="justify" fo:line-height="150%" fo:text-indent="0.25in"/>
    </style:style>
    <style:style style:name="T177" style:parent-style-name="Domyślnaczcionkaakapitu" style:family="text">
      <style:text-properties fo:background-color="#80FFFF"/>
    </style:style>
    <style:style style:name="T178" style:parent-style-name="Domyślnaczcionkaakapitu" style:family="text">
      <style:text-properties fo:background-color="#80FFFF"/>
    </style:style>
    <style:style style:name="T179" style:parent-style-name="Domyślnaczcionkaakapitu" style:family="text">
      <style:text-properties fo:background-color="#80FFFF"/>
    </style:style>
    <style:style style:name="P180" style:parent-style-name="Normalny" style:family="paragraph">
      <style:paragraph-properties fo:text-align="justify" fo:line-height="150%" fo:text-indent="0.25in"/>
    </style:style>
    <style:style style:name="T181" style:parent-style-name="Domyślnaczcionkaakapitu" style:family="text">
      <style:text-properties fo:background-color="#80FFFF"/>
    </style:style>
    <style:style style:name="T182" style:parent-style-name="Domyślnaczcionkaakapitu" style:family="text">
      <style:text-properties fo:background-color="#80FFFF"/>
    </style:style>
    <style:style style:name="T183" style:parent-style-name="Domyślnaczcionkaakapitu" style:family="text">
      <style:text-properties fo:background-color="#80FFFF"/>
    </style:style>
    <style:style style:name="T184" style:parent-style-name="Domyślnaczcionkaakapitu" style:family="text">
      <style:text-properties fo:background-color="#80FFFF"/>
    </style:style>
    <style:style style:name="T185" style:parent-style-name="Domyślnaczcionkaakapitu" style:family="text">
      <style:text-properties fo:background-color="#80FFFF"/>
    </style:style>
    <style:style style:name="P186" style:parent-style-name="Normalny" style:family="paragraph">
      <style:paragraph-properties fo:text-align="justify" fo:line-height="150%" fo:text-indent="0.25in"/>
    </style:style>
    <style:style style:name="P187" style:parent-style-name="Normalny" style:family="paragraph">
      <style:paragraph-properties fo:text-align="justify" fo:line-height="150%"/>
    </style:style>
    <style:style style:name="T188" style:parent-style-name="Domyślnaczcionkaakapitu" style:family="text">
      <style:text-properties style:text-underline-type="single" style:text-underline-style="solid" style:text-underline-width="auto" style:text-underline-mode="continuous"/>
    </style:style>
    <style:style style:name="P189" style:parent-style-name="Normalny" style:family="paragraph">
      <style:paragraph-properties fo:text-align="justify" fo:line-height="150%" fo:text-indent="0.25in"/>
    </style:style>
    <style:style style:name="T190" style:parent-style-name="Domyślnaczcionkaakapitu" style:family="text">
      <style:text-properties fo:background-color="#80FFFF"/>
    </style:style>
    <style:style style:name="P191" style:parent-style-name="Normalny" style:family="paragraph">
      <style:paragraph-properties fo:text-align="justify" fo:line-height="150%"/>
    </style:style>
    <style:style style:name="T192" style:parent-style-name="Domyślnaczcionkaakapitu" style:family="text">
      <style:text-properties style:text-underline-type="single" style:text-underline-style="solid" style:text-underline-width="auto" style:text-underline-mode="continuous"/>
    </style:style>
    <style:style style:name="T193" style:parent-style-name="Domyślnaczcionkaakapitu" style:family="text">
      <style:text-properties fo:background-color="#80FFFF" style:text-underline-type="single" style:text-underline-style="solid" style:text-underline-width="auto" style:text-underline-mode="continuous"/>
    </style:style>
    <style:style style:name="T194" style:parent-style-name="Domyślnaczcionkaakapitu" style:family="text">
      <style:text-properties style:text-underline-type="single" style:text-underline-style="solid" style:text-underline-width="auto" style:text-underline-mode="continuous"/>
    </style:style>
    <style:style style:name="P195" style:parent-style-name="Normalny" style:family="paragraph">
      <style:paragraph-properties fo:text-align="justify" fo:line-height="150%" fo:text-indent="0.25in"/>
    </style:style>
    <style:style style:name="T196" style:parent-style-name="Domyślnaczcionkaakapitu" style:family="text">
      <style:text-properties fo:background-color="#80FFFF"/>
    </style:style>
    <style:style style:name="T197" style:parent-style-name="Domyślnaczcionkaakapitu" style:family="text">
      <style:text-properties fo:background-color="#80FFFF"/>
    </style:style>
    <style:style style:name="T198" style:parent-style-name="Domyślnaczcionkaakapitu" style:family="text">
      <style:text-properties fo:background-color="#80FFFF"/>
    </style:style>
    <style:style style:name="T199" style:parent-style-name="Domyślnaczcionkaakapitu" style:family="text">
      <style:text-properties fo:background-color="#80FFFF"/>
    </style:style>
    <style:style style:name="P200" style:parent-style-name="Normalny" style:family="paragraph">
      <style:paragraph-properties fo:text-align="justify" fo:line-height="150%" fo:text-indent="0.25in"/>
    </style:style>
    <style:style style:name="P201" style:parent-style-name="Normalny" style:family="paragraph">
      <style:paragraph-properties fo:text-align="justify" fo:line-height="150%"/>
    </style:style>
    <style:style style:name="T202" style:parent-style-name="Domyślnaczcionkaakapitu" style:family="text">
      <style:text-properties style:text-underline-type="single" style:text-underline-style="solid" style:text-underline-width="auto" style:text-underline-mode="continuous"/>
    </style:style>
    <style:style style:name="T203" style:parent-style-name="Domyślnaczcionkaakapitu" style:family="text">
      <style:text-properties fo:background-color="#80FFFF" style:text-underline-type="single" style:text-underline-style="solid" style:text-underline-width="auto" style:text-underline-mode="continuous"/>
    </style:style>
    <style:style style:name="T204" style:parent-style-name="Domyślnaczcionkaakapitu" style:family="text">
      <style:text-properties style:text-underline-type="single" style:text-underline-style="solid" style:text-underline-width="auto" style:text-underline-mode="continuous"/>
    </style:style>
    <style:style style:name="P205" style:parent-style-name="Normalny" style:family="paragraph">
      <style:paragraph-properties fo:text-align="justify" fo:line-height="150%" fo:text-indent="0.25in"/>
    </style:style>
    <style:style style:name="P206" style:parent-style-name="Normalny" style:family="paragraph">
      <style:paragraph-properties fo:text-align="justify" fo:line-height="150%" fo:text-indent="0.25in"/>
    </style:style>
    <style:style style:name="P207" style:parent-style-name="Normalny" style:family="paragraph">
      <style:paragraph-properties fo:text-align="justify" fo:line-height="150%"/>
    </style:style>
    <style:style style:name="T208" style:parent-style-name="Domyślnaczcionkaakapitu" style:family="text">
      <style:text-properties style:text-underline-type="single" style:text-underline-style="solid" style:text-underline-width="auto" style:text-underline-mode="continuous"/>
    </style:style>
    <style:style style:name="P209" style:parent-style-name="Normalny" style:family="paragraph">
      <style:paragraph-properties fo:text-align="justify" fo:line-height="150%" fo:text-indent="0.25in"/>
    </style:style>
    <style:style style:name="T210" style:parent-style-name="Domyślnaczcionkaakapitu" style:family="text">
      <style:text-properties fo:background-color="#80FFFF"/>
    </style:style>
    <style:style style:name="T211" style:parent-style-name="Domyślnaczcionkaakapitu" style:family="text">
      <style:text-properties fo:background-color="#80FFFF"/>
    </style:style>
    <style:style style:name="T212" style:parent-style-name="Domyślnaczcionkaakapitu" style:family="text">
      <style:text-properties fo:background-color="#80FFFF"/>
    </style:style>
    <style:style style:name="T213" style:parent-style-name="Domyślnaczcionkaakapitu" style:family="text">
      <style:text-properties fo:background-color="#80FFFF"/>
    </style:style>
    <style:style style:name="T214" style:parent-style-name="Domyślnaczcionkaakapitu" style:family="text">
      <style:text-properties fo:background-color="#80FFFF"/>
    </style:style>
    <style:style style:name="T215" style:parent-style-name="Domyślnaczcionkaakapitu" style:family="text">
      <style:text-properties fo:background-color="#80FFFF"/>
    </style:style>
    <style:style style:name="P216" style:parent-style-name="Normalny" style:family="paragraph">
      <style:paragraph-properties fo:text-align="justify" fo:line-height="150%"/>
    </style:style>
    <style:style style:name="T217" style:parent-style-name="Domyślnaczcionkaakapitu" style:family="text">
      <style:text-properties style:text-underline-type="single" style:text-underline-style="solid" style:text-underline-width="auto" style:text-underline-mode="continuous"/>
    </style:style>
    <style:style style:name="T218" style:parent-style-name="Domyślnaczcionkaakapitu" style:family="text">
      <style:text-properties fo:background-color="#80FFFF" style:text-underline-type="single" style:text-underline-style="solid" style:text-underline-width="auto" style:text-underline-mode="continuous"/>
    </style:style>
    <style:style style:name="P219" style:parent-style-name="Normalny" style:family="paragraph">
      <style:paragraph-properties fo:text-align="justify" fo:line-height="150%" fo:text-indent="0.25in"/>
    </style:style>
    <style:style style:name="T220" style:parent-style-name="Domyślnaczcionkaakapitu" style:family="text">
      <style:text-properties fo:background-color="#80FFFF"/>
    </style:style>
    <style:style style:name="P221" style:parent-style-name="Normalny" style:family="paragraph">
      <style:paragraph-properties fo:text-align="justify" fo:line-height="150%" fo:text-indent="0.25in"/>
    </style:style>
    <style:style style:name="T222" style:parent-style-name="Domyślnaczcionkaakapitu" style:family="text">
      <style:text-properties fo:background-color="#80FFFF"/>
    </style:style>
    <style:style style:name="T223" style:parent-style-name="Domyślnaczcionkaakapitu" style:family="text">
      <style:text-properties fo:background-color="#80FFFF"/>
    </style:style>
    <style:style style:name="T224" style:parent-style-name="Domyślnaczcionkaakapitu" style:family="text">
      <style:text-properties fo:background-color="#80FFFF"/>
    </style:style>
    <style:style style:name="T225" style:parent-style-name="Domyślnaczcionkaakapitu" style:family="text">
      <style:text-properties fo:background-color="#80FFFF"/>
    </style:style>
    <style:style style:name="P226" style:parent-style-name="Normalny" style:family="paragraph">
      <style:paragraph-properties fo:text-align="justify" fo:line-height="150%" fo:text-indent="0.25in"/>
    </style:style>
    <style:style style:name="T227" style:parent-style-name="Domyślnaczcionkaakapitu" style:family="text">
      <style:text-properties fo:background-color="#80FFFF"/>
    </style:style>
    <style:style style:name="T228" style:parent-style-name="Domyślnaczcionkaakapitu" style:family="text">
      <style:text-properties fo:background-color="#80FFFF"/>
    </style:style>
    <style:style style:name="P229" style:parent-style-name="Normalny" style:family="paragraph">
      <style:paragraph-properties fo:text-align="justify" fo:line-height="150%" fo:text-indent="0.25in"/>
    </style:style>
    <style:style style:name="T230" style:parent-style-name="Domyślnaczcionkaakapitu" style:family="text">
      <style:text-properties fo:background-color="#80FFFF"/>
    </style:style>
    <style:style style:name="T231" style:parent-style-name="Domyślnaczcionkaakapitu" style:family="text">
      <style:text-properties fo:background-color="#80FFFF"/>
    </style:style>
    <style:style style:name="T232" style:parent-style-name="Domyślnaczcionkaakapitu" style:family="text">
      <style:text-properties fo:background-color="#80FFFF"/>
    </style:style>
    <style:style style:name="P233" style:parent-style-name="Normalny" style:family="paragraph">
      <style:paragraph-properties fo:text-align="justify" fo:line-height="150%" fo:text-indent="0.25in"/>
    </style:style>
    <style:style style:name="T234" style:parent-style-name="Domyślnaczcionkaakapitu" style:family="text">
      <style:text-properties fo:background-color="#80FFFF"/>
    </style:style>
    <style:style style:name="T235" style:parent-style-name="Domyślnaczcionkaakapitu" style:family="text">
      <style:text-properties fo:background-color="#80FFFF"/>
    </style:style>
    <style:style style:name="T236" style:parent-style-name="Domyślnaczcionkaakapitu" style:family="text">
      <style:text-properties fo:background-color="#80FFFF"/>
    </style:style>
    <style:style style:name="T237" style:parent-style-name="Domyślnaczcionkaakapitu" style:family="text">
      <style:text-properties fo:background-color="#80FFFF"/>
    </style:style>
    <style:style style:name="P238" style:parent-style-name="Normalny" style:family="paragraph">
      <style:paragraph-properties fo:text-align="justify" fo:line-height="150%" fo:text-indent="0.25in"/>
    </style:style>
    <style:style style:name="T239" style:parent-style-name="Domyślnaczcionkaakapitu" style:family="text">
      <style:text-properties fo:background-color="#80FFFF"/>
    </style:style>
    <style:style style:name="T240" style:parent-style-name="Domyślnaczcionkaakapitu" style:family="text">
      <style:text-properties fo:background-color="#80FFFF"/>
    </style:style>
    <style:style style:name="T241" style:parent-style-name="Domyślnaczcionkaakapitu" style:family="text">
      <style:text-properties fo:background-color="#80FFFF"/>
    </style:style>
    <style:style style:name="T242" style:parent-style-name="Domyślnaczcionkaakapitu" style:family="text">
      <style:text-properties fo:background-color="#80FFFF"/>
    </style:style>
    <style:style style:name="T243" style:parent-style-name="Domyślnaczcionkaakapitu" style:family="text">
      <style:text-properties fo:background-color="#80FFFF"/>
    </style:style>
    <style:style style:name="T244" style:parent-style-name="Domyślnaczcionkaakapitu" style:family="text">
      <style:text-properties fo:background-color="#80FFFF"/>
    </style:style>
    <style:style style:name="P245" style:parent-style-name="Normalny" style:family="paragraph">
      <style:paragraph-properties fo:text-align="justify" fo:line-height="150%" fo:text-indent="0.25in"/>
    </style:style>
    <style:style style:name="T246" style:parent-style-name="Domyślnaczcionkaakapitu" style:family="text">
      <style:text-properties fo:background-color="#80FFFF"/>
    </style:style>
    <style:style style:name="P247" style:parent-style-name="Normalny" style:family="paragraph">
      <style:paragraph-properties fo:text-align="justify" fo:line-height="150%" fo:text-indent="0.25in"/>
    </style:style>
    <style:style style:name="P248" style:parent-style-name="Normalny" style:family="paragraph">
      <style:paragraph-properties fo:text-align="justify" fo:line-height="150%" fo:text-indent="0.25in"/>
    </style:style>
    <style:style style:name="T249" style:parent-style-name="Domyślnaczcionkaakapitu" style:family="text">
      <style:text-properties fo:background-color="#80FFFF"/>
    </style:style>
    <style:style style:name="P250" style:parent-style-name="Normalny" style:family="paragraph">
      <style:paragraph-properties fo:text-align="justify" fo:line-height="150%"/>
    </style:style>
    <style:style style:name="T251" style:parent-style-name="Domyślnaczcionkaakapitu" style:family="text">
      <style:text-properties style:text-underline-type="single" style:text-underline-style="solid" style:text-underline-width="auto" style:text-underline-mode="continuous"/>
    </style:style>
    <style:style style:name="P252" style:parent-style-name="Normalny" style:family="paragraph">
      <style:paragraph-properties fo:text-align="justify" fo:line-height="150%" fo:text-indent="0.25in"/>
    </style:style>
    <style:style style:name="T253" style:parent-style-name="Domyślnaczcionkaakapitu" style:family="text">
      <style:text-properties fo:background-color="#80FFFF"/>
    </style:style>
    <style:style style:name="T254" style:parent-style-name="Domyślnaczcionkaakapitu" style:family="text">
      <style:text-properties fo:background-color="#80FFFF"/>
    </style:style>
    <style:style style:name="T255" style:parent-style-name="Domyślnaczcionkaakapitu" style:family="text">
      <style:text-properties fo:background-color="#80FFFF"/>
    </style:style>
    <style:style style:name="T256" style:parent-style-name="Domyślnaczcionkaakapitu" style:family="text">
      <style:text-properties fo:background-color="#80FFFF"/>
    </style:style>
    <style:style style:name="T257" style:parent-style-name="Domyślnaczcionkaakapitu" style:family="text">
      <style:text-properties fo:background-color="#80FFFF"/>
    </style:style>
    <style:style style:name="T258" style:parent-style-name="Domyślnaczcionkaakapitu" style:family="text">
      <style:text-properties fo:background-color="#80FFFF"/>
    </style:style>
    <style:style style:name="T259" style:parent-style-name="Domyślnaczcionkaakapitu" style:family="text">
      <style:text-properties fo:background-color="#80FFFF"/>
    </style:style>
    <style:style style:name="T260" style:parent-style-name="Domyślnaczcionkaakapitu" style:family="text">
      <style:text-properties fo:background-color="#80FFFF"/>
    </style:style>
    <style:style style:name="P261" style:parent-style-name="Normalny" style:family="paragraph">
      <style:paragraph-properties fo:text-align="justify" fo:line-height="150%"/>
    </style:style>
    <style:style style:name="T262" style:parent-style-name="Domyślnaczcionkaakapitu" style:family="text">
      <style:text-properties style:text-underline-type="single" style:text-underline-style="solid" style:text-underline-width="auto" style:text-underline-mode="continuous"/>
    </style:style>
    <style:style style:name="T263" style:parent-style-name="Domyślnaczcionkaakapitu" style:family="text">
      <style:text-properties fo:background-color="#80FFFF"/>
    </style:style>
    <style:style style:name="P264" style:parent-style-name="Normalny" style:family="paragraph">
      <style:paragraph-properties fo:text-align="justify" fo:line-height="150%" fo:text-indent="0.25in"/>
    </style:style>
    <style:style style:name="T265" style:parent-style-name="Domyślnaczcionkaakapitu" style:family="text">
      <style:text-properties fo:background-color="#80FFFF"/>
    </style:style>
    <style:style style:name="T266" style:parent-style-name="Domyślnaczcionkaakapitu" style:family="text">
      <style:text-properties fo:background-color="#80FFFF"/>
    </style:style>
    <style:style style:name="T267" style:parent-style-name="Domyślnaczcionkaakapitu" style:family="text">
      <style:text-properties fo:background-color="#80FFFF"/>
    </style:style>
    <style:style style:name="T268" style:parent-style-name="Domyślnaczcionkaakapitu" style:family="text">
      <style:text-properties fo:background-color="#80FFFF"/>
    </style:style>
    <style:style style:name="T269" style:parent-style-name="Domyślnaczcionkaakapitu" style:family="text">
      <style:text-properties fo:background-color="#80FFFF"/>
    </style:style>
    <style:style style:name="P270" style:parent-style-name="Normalny" style:family="paragraph">
      <style:paragraph-properties fo:text-align="justify" fo:line-height="150%" fo:text-indent="0.25in"/>
    </style:style>
    <style:style style:name="T271" style:parent-style-name="Domyślnaczcionkaakapitu" style:family="text">
      <style:text-properties fo:background-color="#80FFFF"/>
    </style:style>
    <style:style style:name="T272" style:parent-style-name="Domyślnaczcionkaakapitu" style:family="text">
      <style:text-properties fo:background-color="#80FFFF"/>
    </style:style>
    <style:style style:name="T273" style:parent-style-name="Domyślnaczcionkaakapitu" style:family="text">
      <style:text-properties fo:background-color="#80FFFF"/>
    </style:style>
    <style:style style:name="P274" style:parent-style-name="Normalny" style:family="paragraph">
      <style:paragraph-properties fo:text-align="justify" fo:line-height="150%" fo:text-indent="0.25in"/>
    </style:style>
    <style:style style:name="T275" style:parent-style-name="Domyślnaczcionkaakapitu" style:family="text">
      <style:text-properties fo:background-color="#80FFFF"/>
    </style:style>
    <style:style style:name="T276" style:parent-style-name="Domyślnaczcionkaakapitu" style:family="text">
      <style:text-properties fo:background-color="#80FFFF"/>
    </style:style>
    <style:style style:name="T277" style:parent-style-name="Domyślnaczcionkaakapitu" style:family="text">
      <style:text-properties fo:background-color="#80FFFF"/>
    </style:style>
    <style:style style:name="T278" style:parent-style-name="Domyślnaczcionkaakapitu" style:family="text">
      <style:text-properties fo:background-color="#80FFFF"/>
    </style:style>
    <style:style style:name="P279" style:parent-style-name="Normalny" style:family="paragraph">
      <style:paragraph-properties fo:text-align="justify" fo:line-height="150%" fo:text-indent="0.25in"/>
    </style:style>
    <style:style style:name="P280" style:parent-style-name="Normalny" style:family="paragraph">
      <style:paragraph-properties fo:text-align="justify" fo:line-height="150%" fo:text-indent="0.25in"/>
    </style:style>
    <style:style style:name="T281" style:parent-style-name="Domyślnaczcionkaakapitu" style:family="text">
      <style:text-properties fo:background-color="#80FFFF"/>
    </style:style>
    <style:style style:name="T282" style:parent-style-name="Domyślnaczcionkaakapitu" style:family="text">
      <style:text-properties fo:background-color="#80FFFF"/>
    </style:style>
    <style:style style:name="P283" style:parent-style-name="Normalny" style:family="paragraph">
      <style:paragraph-properties fo:text-align="justify" fo:line-height="150%" fo:text-indent="0.25in"/>
    </style:style>
    <style:style style:name="P284" style:parent-style-name="Normalny" style:family="paragraph">
      <style:paragraph-properties fo:text-align="justify" fo:line-height="150%" fo:text-indent="0.25in"/>
    </style:style>
    <style:style style:name="T285" style:parent-style-name="Domyślnaczcionkaakapitu" style:family="text">
      <style:text-properties fo:background-color="#80FFFF"/>
    </style:style>
    <style:style style:name="P286" style:parent-style-name="Normalny" style:family="paragraph">
      <style:paragraph-properties fo:text-align="justify" fo:line-height="150%" fo:text-indent="0.25in"/>
    </style:style>
    <style:style style:name="T287" style:parent-style-name="Domyślnaczcionkaakapitu" style:family="text">
      <style:text-properties fo:background-color="#80FFFF"/>
    </style:style>
    <style:style style:name="P288" style:parent-style-name="Normalny" style:family="paragraph">
      <style:paragraph-properties fo:text-align="justify" fo:line-height="150%" fo:text-indent="0.25in"/>
    </style:style>
    <style:style style:name="T289" style:parent-style-name="Domyślnaczcionkaakapitu" style:family="text">
      <style:text-properties fo:background-color="#80FFFF"/>
    </style:style>
    <style:style style:name="T290" style:parent-style-name="Domyślnaczcionkaakapitu" style:family="text">
      <style:text-properties fo:background-color="#80FFFF"/>
    </style:style>
    <style:style style:name="P291" style:parent-style-name="Normalny" style:family="paragraph">
      <style:paragraph-properties fo:text-align="justify" fo:line-height="150%" fo:text-indent="0.25in"/>
    </style:style>
    <style:style style:name="P292" style:parent-style-name="Normalny" style:family="paragraph">
      <style:paragraph-properties fo:text-align="justify" fo:line-height="150%"/>
    </style:style>
    <style:style style:name="T293" style:parent-style-name="Domyślnaczcionkaakapitu" style:family="text">
      <style:text-properties style:text-underline-type="single" style:text-underline-style="solid" style:text-underline-width="auto" style:text-underline-mode="continuous"/>
    </style:style>
    <style:style style:name="T294" style:parent-style-name="Domyślnaczcionkaakapitu" style:family="text">
      <style:text-properties fo:background-color="#80FFFF" style:text-underline-type="single" style:text-underline-style="solid" style:text-underline-width="auto" style:text-underline-mode="continuous"/>
    </style:style>
    <style:style style:name="T295" style:parent-style-name="Domyślnaczcionkaakapitu" style:family="text">
      <style:text-properties style:text-underline-type="single" style:text-underline-style="solid" style:text-underline-width="auto" style:text-underline-mode="continuous"/>
    </style:style>
    <style:style style:name="T296" style:parent-style-name="Domyślnaczcionkaakapitu" style:family="text">
      <style:text-properties fo:background-color="#80FFFF" style:text-underline-type="single" style:text-underline-style="solid" style:text-underline-width="auto" style:text-underline-mode="continuous"/>
    </style:style>
    <style:style style:name="T297" style:parent-style-name="Domyślnaczcionkaakapitu" style:family="text">
      <style:text-properties style:text-underline-type="single" style:text-underline-style="solid" style:text-underline-width="auto" style:text-underline-mode="continuous"/>
    </style:style>
    <style:style style:name="T298" style:parent-style-name="Domyślnaczcionkaakapitu" style:family="text">
      <style:text-properties fo:background-color="#80FFFF" style:text-underline-type="single" style:text-underline-style="solid" style:text-underline-width="auto" style:text-underline-mode="continuous"/>
    </style:style>
    <style:style style:name="P299" style:parent-style-name="Normalny" style:family="paragraph">
      <style:paragraph-properties fo:text-align="justify" fo:line-height="150%" fo:text-indent="0.25in"/>
    </style:style>
    <style:style style:name="P300" style:parent-style-name="Normalny" style:family="paragraph">
      <style:paragraph-properties fo:text-align="justify" fo:line-height="150%" fo:text-indent="0.25in"/>
    </style:style>
    <style:style style:name="T301" style:parent-style-name="Domyślnaczcionkaakapitu" style:family="text">
      <style:text-properties fo:background-color="#80FFFF"/>
    </style:style>
    <style:style style:name="T302" style:parent-style-name="Domyślnaczcionkaakapitu" style:family="text">
      <style:text-properties fo:background-color="#80FFFF"/>
    </style:style>
    <style:style style:name="P303" style:parent-style-name="Normalny" style:family="paragraph">
      <style:paragraph-properties fo:text-align="justify" fo:line-height="150%" fo:text-indent="0.25in"/>
    </style:style>
    <style:style style:name="T304" style:parent-style-name="Domyślnaczcionkaakapitu" style:family="text">
      <style:text-properties fo:background-color="#80FFFF"/>
    </style:style>
    <style:style style:name="T305" style:parent-style-name="Domyślnaczcionkaakapitu" style:family="text">
      <style:text-properties fo:background-color="#80FFFF"/>
    </style:style>
    <style:style style:name="T306" style:parent-style-name="Domyślnaczcionkaakapitu" style:family="text">
      <style:text-properties fo:background-color="#80FFFF"/>
    </style:style>
    <style:style style:name="P307" style:parent-style-name="Normalny" style:family="paragraph">
      <style:paragraph-properties fo:text-align="justify" fo:line-height="150%" fo:text-indent="0.25in"/>
    </style:style>
    <style:style style:name="P308" style:parent-style-name="Normalny" style:family="paragraph">
      <style:paragraph-properties fo:text-align="justify" fo:line-height="150%"/>
    </style:style>
    <style:style style:name="T309" style:parent-style-name="Domyślnaczcionkaakapitu" style:family="text">
      <style:text-properties fo:background-color="#80FFFF"/>
    </style:style>
    <style:style style:name="P310" style:parent-style-name="Normalny" style:family="paragraph">
      <style:paragraph-properties fo:text-align="justify" fo:line-height="150%"/>
    </style:style>
    <style:style style:name="P311" style:parent-style-name="Normalny" style:family="paragraph">
      <style:paragraph-properties fo:text-align="justify" fo:line-height="150%"/>
    </style:style>
    <style:style style:name="T312" style:parent-style-name="Domyślnaczcionkaakapitu" style:family="text">
      <style:text-properties fo:background-color="#80FFFF"/>
    </style:style>
    <style:style style:name="T313" style:parent-style-name="Domyślnaczcionkaakapitu" style:family="text">
      <style:text-properties fo:background-color="#80FFFF"/>
    </style:style>
    <style:style style:name="P314" style:parent-style-name="Normalny" style:family="paragraph">
      <style:paragraph-properties fo:text-align="justify" fo:line-height="150%"/>
    </style:style>
    <style:style style:name="T315" style:parent-style-name="Domyślnaczcionkaakapitu" style:family="text">
      <style:text-properties style:text-underline-type="single" style:text-underline-style="solid" style:text-underline-width="auto" style:text-underline-mode="continuous"/>
    </style:style>
    <style:style style:name="P316" style:parent-style-name="Normalny" style:family="paragraph">
      <style:paragraph-properties fo:text-align="justify" fo:line-height="150%" fo:text-indent="0.25in"/>
    </style:style>
    <style:style style:name="T317" style:parent-style-name="Domyślnaczcionkaakapitu" style:family="text">
      <style:text-properties fo:background-color="#80FFFF"/>
    </style:style>
    <style:style style:name="T318" style:parent-style-name="Domyślnaczcionkaakapitu" style:family="text">
      <style:text-properties fo:background-color="#80FFFF"/>
    </style:style>
    <style:style style:name="T319" style:parent-style-name="Domyślnaczcionkaakapitu" style:family="text">
      <style:text-properties fo:background-color="#80FFFF"/>
    </style:style>
    <style:style style:name="T320" style:parent-style-name="Domyślnaczcionkaakapitu" style:family="text">
      <style:text-properties fo:background-color="#80FFFF"/>
    </style:style>
    <style:style style:name="T321" style:parent-style-name="Domyślnaczcionkaakapitu" style:family="text">
      <style:text-properties fo:background-color="#80FFFF"/>
    </style:style>
    <style:style style:name="T322" style:parent-style-name="Domyślnaczcionkaakapitu" style:family="text">
      <style:text-properties fo:background-color="#80FFFF"/>
    </style:style>
    <style:style style:name="P323" style:parent-style-name="Normalny" style:family="paragraph">
      <style:paragraph-properties fo:text-align="justify" fo:line-height="150%" fo:text-indent="0.25in"/>
    </style:style>
    <style:style style:name="T324" style:parent-style-name="Domyślnaczcionkaakapitu" style:family="text">
      <style:text-properties fo:background-color="#80FFFF"/>
    </style:style>
    <style:style style:name="P325" style:parent-style-name="Normalny" style:family="paragraph">
      <style:paragraph-properties fo:text-align="justify" fo:line-height="150%" fo:text-indent="0.25in"/>
    </style:style>
    <style:style style:name="T326" style:parent-style-name="Domyślnaczcionkaakapitu" style:family="text">
      <style:text-properties fo:background-color="#80FFFF"/>
    </style:style>
    <style:style style:name="P327" style:parent-style-name="Normalny" style:family="paragraph">
      <style:paragraph-properties fo:text-align="justify" fo:line-height="150%" fo:text-indent="0.25in"/>
    </style:style>
    <style:style style:name="T328" style:parent-style-name="Domyślnaczcionkaakapitu" style:family="text">
      <style:text-properties fo:background-color="#80FFFF"/>
    </style:style>
    <style:style style:name="T329" style:parent-style-name="Domyślnaczcionkaakapitu" style:family="text">
      <style:text-properties fo:background-color="#80FFFF"/>
    </style:style>
    <style:style style:name="P330" style:parent-style-name="Normalny" style:family="paragraph">
      <style:paragraph-properties fo:text-align="justify" fo:line-height="150%" fo:text-indent="0.25in"/>
    </style:style>
    <style:style style:name="T331" style:parent-style-name="Domyślnaczcionkaakapitu" style:family="text">
      <style:text-properties fo:background-color="#80FFFF"/>
    </style:style>
    <style:style style:name="P332" style:parent-style-name="Normalny" style:family="paragraph">
      <style:paragraph-properties fo:text-align="justify" fo:line-height="150%"/>
    </style:style>
    <style:style style:name="T333" style:parent-style-name="Domyślnaczcionkaakapitu" style:family="text">
      <style:text-properties style:text-underline-type="single" style:text-underline-style="solid" style:text-underline-width="auto" style:text-underline-mode="continuous"/>
    </style:style>
    <style:style style:name="T334" style:parent-style-name="Domyślnaczcionkaakapitu" style:family="text">
      <style:text-properties fo:background-color="#80FFFF"/>
    </style:style>
    <style:style style:name="T335" style:parent-style-name="Domyślnaczcionkaakapitu" style:family="text">
      <style:text-properties fo:background-color="#80FFFF"/>
    </style:style>
    <style:style style:name="P336" style:parent-style-name="Normalny" style:family="paragraph">
      <style:paragraph-properties fo:text-align="justify" fo:line-height="150%" fo:text-indent="0.25in"/>
    </style:style>
    <style:style style:name="T337" style:parent-style-name="Domyślnaczcionkaakapitu" style:family="text">
      <style:text-properties fo:background-color="#80FFFF"/>
    </style:style>
    <style:style style:name="T338" style:parent-style-name="Domyślnaczcionkaakapitu" style:family="text">
      <style:text-properties fo:background-color="#80FFFF"/>
    </style:style>
    <style:style style:name="T339" style:parent-style-name="Domyślnaczcionkaakapitu" style:family="text">
      <style:text-properties fo:background-color="#80FFFF"/>
    </style:style>
    <style:style style:name="T340" style:parent-style-name="Domyślnaczcionkaakapitu" style:family="text">
      <style:text-properties fo:background-color="#80FFFF"/>
    </style:style>
    <style:style style:name="T341" style:parent-style-name="Domyślnaczcionkaakapitu" style:family="text">
      <style:text-properties fo:background-color="#80FFFF"/>
    </style:style>
    <style:style style:name="P342" style:parent-style-name="Normalny" style:family="paragraph">
      <style:paragraph-properties fo:text-align="justify" fo:line-height="150%" fo:text-indent="0.25in"/>
    </style:style>
    <style:style style:name="T343" style:parent-style-name="Domyślnaczcionkaakapitu" style:family="text">
      <style:text-properties fo:background-color="#80FFFF"/>
    </style:style>
    <style:style style:name="T344" style:parent-style-name="Domyślnaczcionkaakapitu" style:family="text">
      <style:text-properties fo:background-color="#80FFFF"/>
    </style:style>
    <style:style style:name="T345" style:parent-style-name="Domyślnaczcionkaakapitu" style:family="text">
      <style:text-properties fo:background-color="#80FFFF"/>
    </style:style>
    <style:style style:name="P346" style:parent-style-name="Normalny" style:family="paragraph">
      <style:paragraph-properties fo:text-align="justify" fo:line-height="150%"/>
    </style:style>
    <style:style style:name="T347" style:parent-style-name="Domyślnaczcionkaakapitu" style:family="text">
      <style:text-properties style:text-underline-type="single" style:text-underline-style="solid" style:text-underline-width="auto" style:text-underline-mode="continuous"/>
    </style:style>
    <style:style style:name="T348" style:parent-style-name="Domyślnaczcionkaakapitu" style:family="text">
      <style:text-properties fo:background-color="#80FFFF" style:text-underline-type="single" style:text-underline-style="solid" style:text-underline-width="auto" style:text-underline-mode="continuous"/>
    </style:style>
    <style:style style:name="T349" style:parent-style-name="Domyślnaczcionkaakapitu" style:family="text">
      <style:text-properties style:text-underline-type="single" style:text-underline-style="solid" style:text-underline-width="auto" style:text-underline-mode="continuous"/>
    </style:style>
    <style:style style:name="P350" style:parent-style-name="Normalny" style:family="paragraph">
      <style:paragraph-properties fo:text-align="justify" fo:line-height="150%" fo:text-indent="0.25in"/>
    </style:style>
    <style:style style:name="P351" style:parent-style-name="Normalny" style:family="paragraph">
      <style:paragraph-properties fo:text-align="justify" fo:line-height="150%"/>
    </style:style>
    <style:style style:name="T352" style:parent-style-name="Domyślnaczcionkaakapitu" style:family="text">
      <style:text-properties style:text-underline-type="single" style:text-underline-style="solid" style:text-underline-width="auto" style:text-underline-mode="continuous"/>
    </style:style>
    <style:style style:name="T353" style:parent-style-name="Domyślnaczcionkaakapitu" style:family="text">
      <style:text-properties fo:background-color="#80FFFF" style:text-underline-type="single" style:text-underline-style="solid" style:text-underline-width="auto" style:text-underline-mode="continuous"/>
    </style:style>
    <style:style style:name="T354" style:parent-style-name="Domyślnaczcionkaakapitu" style:family="text">
      <style:text-properties style:text-underline-type="single" style:text-underline-style="solid" style:text-underline-width="auto" style:text-underline-mode="continuous"/>
    </style:style>
    <style:style style:name="P355" style:parent-style-name="Normalny" style:family="paragraph">
      <style:paragraph-properties fo:text-align="justify" fo:line-height="150%" fo:text-indent="0.25in"/>
    </style:style>
    <style:style style:name="T356" style:parent-style-name="Domyślnaczcionkaakapitu" style:family="text">
      <style:text-properties fo:background-color="#80FFFF"/>
    </style:style>
    <style:style style:name="T357" style:parent-style-name="Domyślnaczcionkaakapitu" style:family="text">
      <style:text-properties fo:background-color="#80FFFF"/>
    </style:style>
    <style:style style:name="P358" style:parent-style-name="Normalny" style:family="paragraph">
      <style:paragraph-properties fo:text-align="justify" fo:line-height="150%" fo:text-indent="0.25in"/>
    </style:style>
    <style:style style:name="P359" style:parent-style-name="Normalny" style:family="paragraph">
      <style:paragraph-properties fo:text-align="justify" fo:line-height="150%" fo:text-indent="0.25in"/>
    </style:style>
    <style:style style:name="T360" style:parent-style-name="Domyślnaczcionkaakapitu" style:family="text">
      <style:text-properties fo:background-color="#80FFFF"/>
    </style:style>
    <style:style style:name="T361" style:parent-style-name="Domyślnaczcionkaakapitu" style:family="text">
      <style:text-properties fo:background-color="#80FFFF"/>
    </style:style>
    <style:style style:name="T362" style:parent-style-name="Domyślnaczcionkaakapitu" style:family="text">
      <style:text-properties fo:background-color="#80FFFF"/>
    </style:style>
    <style:style style:name="T363" style:parent-style-name="Domyślnaczcionkaakapitu" style:family="text">
      <style:text-properties fo:background-color="#80FFFF"/>
    </style:style>
    <style:style style:name="T364" style:parent-style-name="Domyślnaczcionkaakapitu" style:family="text">
      <style:text-properties fo:background-color="#80FFFF"/>
    </style:style>
    <style:style style:name="T365" style:parent-style-name="Domyślnaczcionkaakapitu" style:family="text">
      <style:text-properties fo:background-color="#80FFFF"/>
    </style:style>
    <style:style style:name="T366" style:parent-style-name="Domyślnaczcionkaakapitu" style:family="text">
      <style:text-properties fo:background-color="#80FFFF"/>
    </style:style>
    <style:style style:name="T367" style:parent-style-name="Domyślnaczcionkaakapitu" style:family="text">
      <style:text-properties fo:background-color="#80FFFF"/>
    </style:style>
    <style:style style:name="T368" style:parent-style-name="Domyślnaczcionkaakapitu" style:family="text">
      <style:text-properties fo:background-color="#80FFFF"/>
    </style:style>
    <style:style style:name="P369" style:parent-style-name="Normalny" style:family="paragraph">
      <style:paragraph-properties fo:text-align="justify" fo:line-height="150%"/>
    </style:style>
    <style:style style:name="T370" style:parent-style-name="Domyślnaczcionkaakapitu" style:family="text">
      <style:text-properties style:text-underline-type="single" style:text-underline-style="solid" style:text-underline-width="auto" style:text-underline-mode="continuous"/>
    </style:style>
    <style:style style:name="T371" style:parent-style-name="Domyślnaczcionkaakapitu" style:family="text">
      <style:text-properties fo:background-color="#80FFFF" style:text-underline-type="single" style:text-underline-style="solid" style:text-underline-width="auto" style:text-underline-mode="continuous"/>
    </style:style>
    <style:style style:name="T372" style:parent-style-name="Domyślnaczcionkaakapitu" style:family="text">
      <style:text-properties fo:background-color="#80FFFF"/>
    </style:style>
    <style:style style:name="P373" style:parent-style-name="Normalny" style:family="paragraph">
      <style:paragraph-properties fo:text-align="justify" fo:line-height="150%" fo:text-indent="0.25in"/>
    </style:style>
    <style:style style:name="T374" style:parent-style-name="Domyślnaczcionkaakapitu" style:family="text">
      <style:text-properties fo:background-color="#80FFFF"/>
    </style:style>
    <style:style style:name="T375" style:parent-style-name="Domyślnaczcionkaakapitu" style:family="text">
      <style:text-properties fo:background-color="#80FFFF"/>
    </style:style>
    <style:style style:name="P376" style:parent-style-name="Normalny" style:family="paragraph">
      <style:paragraph-properties fo:text-align="justify" fo:line-height="150%"/>
    </style:style>
    <style:style style:name="T377" style:parent-style-name="Domyślnaczcionkaakapitu" style:family="text">
      <style:text-properties style:text-underline-type="single" style:text-underline-style="solid" style:text-underline-width="auto" style:text-underline-mode="continuous"/>
    </style:style>
    <style:style style:name="T378" style:parent-style-name="Domyślnaczcionkaakapitu" style:family="text">
      <style:text-properties fo:background-color="#80FFFF"/>
    </style:style>
    <style:style style:name="P379" style:parent-style-name="Normalny" style:family="paragraph">
      <style:paragraph-properties fo:text-align="justify" fo:line-height="150%" fo:text-indent="0.25in"/>
    </style:style>
    <style:style style:name="T380" style:parent-style-name="Domyślnaczcionkaakapitu" style:family="text">
      <style:text-properties fo:background-color="#80FFFF"/>
    </style:style>
    <style:style style:name="T381" style:parent-style-name="Domyślnaczcionkaakapitu" style:family="text">
      <style:text-properties fo:background-color="#80FFFF"/>
    </style:style>
    <style:style style:name="T382" style:parent-style-name="Domyślnaczcionkaakapitu" style:family="text">
      <style:text-properties fo:background-color="#80FFFF"/>
    </style:style>
    <style:style style:name="T383" style:parent-style-name="Domyślnaczcionkaakapitu" style:family="text">
      <style:text-properties fo:background-color="#80FFFF"/>
    </style:style>
    <style:style style:name="T384" style:parent-style-name="Domyślnaczcionkaakapitu" style:family="text">
      <style:text-properties fo:background-color="#80FFFF"/>
    </style:style>
    <style:style style:name="T385" style:parent-style-name="Domyślnaczcionkaakapitu" style:family="text">
      <style:text-properties fo:background-color="#80FFFF"/>
    </style:style>
    <style:style style:name="T386" style:parent-style-name="Domyślnaczcionkaakapitu" style:family="text">
      <style:text-properties fo:background-color="#80FFFF"/>
    </style:style>
    <style:style style:name="T387" style:parent-style-name="Domyślnaczcionkaakapitu" style:family="text">
      <style:text-properties fo:background-color="#80FFFF"/>
    </style:style>
    <style:style style:name="P388" style:parent-style-name="Normalny" style:family="paragraph">
      <style:paragraph-properties fo:text-align="justify" fo:line-height="150%" fo:text-indent="0.25in"/>
    </style:style>
    <style:style style:name="T389" style:parent-style-name="Domyślnaczcionkaakapitu" style:family="text">
      <style:text-properties fo:background-color="#80FFFF"/>
    </style:style>
    <style:style style:name="T390" style:parent-style-name="Domyślnaczcionkaakapitu" style:family="text">
      <style:text-properties fo:background-color="#80FFFF"/>
    </style:style>
    <style:style style:name="T391" style:parent-style-name="Domyślnaczcionkaakapitu" style:family="text">
      <style:text-properties fo:background-color="#80FFFF"/>
    </style:style>
    <style:style style:name="T392" style:parent-style-name="Domyślnaczcionkaakapitu" style:family="text">
      <style:text-properties fo:background-color="#80FFFF"/>
    </style:style>
    <style:style style:name="P393" style:parent-style-name="Normalny" style:family="paragraph">
      <style:paragraph-properties fo:text-align="justify" fo:line-height="150%" fo:text-indent="0.25in"/>
    </style:style>
    <style:style style:name="T394" style:parent-style-name="Domyślnaczcionkaakapitu" style:family="text">
      <style:text-properties fo:background-color="#80FFFF"/>
    </style:style>
    <style:style style:name="T395" style:parent-style-name="Domyślnaczcionkaakapitu" style:family="text">
      <style:text-properties fo:background-color="#80FFFF"/>
    </style:style>
    <style:style style:name="T396" style:parent-style-name="Domyślnaczcionkaakapitu" style:family="text">
      <style:text-properties fo:background-color="#80FFFF"/>
    </style:style>
    <style:style style:name="T397" style:parent-style-name="Domyślnaczcionkaakapitu" style:family="text">
      <style:text-properties fo:background-color="#80FFFF"/>
    </style:style>
    <style:style style:name="T398" style:parent-style-name="Domyślnaczcionkaakapitu" style:family="text">
      <style:text-properties fo:background-color="#80FFFF"/>
    </style:style>
    <style:style style:name="T399" style:parent-style-name="Domyślnaczcionkaakapitu" style:family="text">
      <style:text-properties fo:background-color="#80FFFF"/>
    </style:style>
    <style:style style:name="T400" style:parent-style-name="Domyślnaczcionkaakapitu" style:family="text">
      <style:text-properties fo:background-color="#80FFFF"/>
    </style:style>
    <style:style style:name="P401" style:parent-style-name="Normalny" style:family="paragraph">
      <style:paragraph-properties fo:text-align="justify" fo:line-height="150%" fo:text-indent="0.25in"/>
    </style:style>
    <style:style style:name="T402" style:parent-style-name="Domyślnaczcionkaakapitu" style:family="text">
      <style:text-properties fo:background-color="#80FFFF"/>
    </style:style>
    <style:style style:name="T403" style:parent-style-name="Domyślnaczcionkaakapitu" style:family="text">
      <style:text-properties fo:background-color="#80FFFF"/>
    </style:style>
    <style:style style:name="T404" style:parent-style-name="Domyślnaczcionkaakapitu" style:family="text">
      <style:text-properties fo:background-color="#80FFFF"/>
    </style:style>
    <style:style style:name="T405" style:parent-style-name="Domyślnaczcionkaakapitu" style:family="text">
      <style:text-properties fo:background-color="#80FFFF"/>
    </style:style>
    <style:style style:name="P406" style:parent-style-name="Normalny" style:family="paragraph">
      <style:paragraph-properties fo:text-align="justify" fo:line-height="150%" fo:text-indent="0.25in"/>
    </style:style>
    <style:style style:name="T407" style:parent-style-name="Domyślnaczcionkaakapitu" style:family="text">
      <style:text-properties fo:background-color="#80FFFF"/>
    </style:style>
    <style:style style:name="T408" style:parent-style-name="Domyślnaczcionkaakapitu" style:family="text">
      <style:text-properties fo:background-color="#80FFFF"/>
    </style:style>
    <style:style style:name="T409" style:parent-style-name="Domyślnaczcionkaakapitu" style:family="text">
      <style:text-properties fo:background-color="#80FFFF"/>
    </style:style>
    <style:style style:name="T410" style:parent-style-name="Domyślnaczcionkaakapitu" style:family="text">
      <style:text-properties fo:background-color="#80FFFF"/>
    </style:style>
    <style:style style:name="P411" style:parent-style-name="Normalny" style:family="paragraph">
      <style:paragraph-properties fo:text-align="justify" fo:line-height="150%" fo:text-indent="0.25in"/>
    </style:style>
    <style:style style:name="T412" style:parent-style-name="Domyślnaczcionkaakapitu" style:family="text">
      <style:text-properties fo:background-color="#80FFFF"/>
    </style:style>
    <style:style style:name="T413" style:parent-style-name="Domyślnaczcionkaakapitu" style:family="text">
      <style:text-properties fo:background-color="#80FFFF"/>
    </style:style>
    <style:style style:name="T414" style:parent-style-name="Domyślnaczcionkaakapitu" style:family="text">
      <style:text-properties fo:background-color="#80FFFF"/>
    </style:style>
    <style:style style:name="T415" style:parent-style-name="Domyślnaczcionkaakapitu" style:family="text">
      <style:text-properties fo:background-color="#80FFFF"/>
    </style:style>
    <style:style style:name="T416" style:parent-style-name="Domyślnaczcionkaakapitu" style:family="text">
      <style:text-properties fo:background-color="#80FFFF"/>
    </style:style>
    <style:style style:name="T417" style:parent-style-name="Domyślnaczcionkaakapitu" style:family="text">
      <style:text-properties fo:background-color="#80FFFF"/>
    </style:style>
    <style:style style:name="T418" style:parent-style-name="Domyślnaczcionkaakapitu" style:family="text">
      <style:text-properties fo:background-color="#80FFFF"/>
    </style:style>
    <style:style style:name="T419" style:parent-style-name="Domyślnaczcionkaakapitu" style:family="text">
      <style:text-properties fo:background-color="#80FFFF"/>
    </style:style>
    <style:style style:name="T420" style:parent-style-name="Domyślnaczcionkaakapitu" style:family="text">
      <style:text-properties fo:background-color="#80FFFF"/>
    </style:style>
    <style:style style:name="T421" style:parent-style-name="Domyślnaczcionkaakapitu" style:family="text">
      <style:text-properties fo:background-color="#80FFFF"/>
    </style:style>
    <style:style style:name="T422" style:parent-style-name="Domyślnaczcionkaakapitu" style:family="text">
      <style:text-properties fo:background-color="#80FFFF"/>
    </style:style>
    <style:style style:name="T423" style:parent-style-name="Domyślnaczcionkaakapitu" style:family="text">
      <style:text-properties fo:background-color="#80FFFF"/>
    </style:style>
    <style:style style:name="T424" style:parent-style-name="Domyślnaczcionkaakapitu" style:family="text">
      <style:text-properties fo:background-color="#80FFFF"/>
    </style:style>
    <style:style style:name="T425" style:parent-style-name="Domyślnaczcionkaakapitu" style:family="text">
      <style:text-properties fo:background-color="#80FFFF"/>
    </style:style>
    <style:style style:name="P426" style:parent-style-name="Normalny" style:family="paragraph">
      <style:paragraph-properties fo:text-align="justify" fo:line-height="150%" fo:text-indent="0.25in"/>
    </style:style>
    <style:style style:name="T427" style:parent-style-name="Domyślnaczcionkaakapitu" style:family="text">
      <style:text-properties fo:background-color="#80FFFF"/>
    </style:style>
    <style:style style:name="T428" style:parent-style-name="Domyślnaczcionkaakapitu" style:family="text">
      <style:text-properties fo:background-color="#80FFFF"/>
    </style:style>
    <style:style style:name="T429" style:parent-style-name="Domyślnaczcionkaakapitu" style:family="text">
      <style:text-properties fo:background-color="#80FFFF"/>
    </style:style>
    <style:style style:name="P430" style:parent-style-name="Normalny" style:family="paragraph">
      <style:paragraph-properties fo:text-align="justify" fo:line-height="150%" fo:text-indent="0.25in"/>
    </style:style>
    <style:style style:name="P431" style:parent-style-name="Normalny" style:family="paragraph">
      <style:paragraph-properties fo:text-align="justify" fo:line-height="150%" fo:text-indent="0.25in"/>
    </style:style>
    <style:style style:name="T432" style:parent-style-name="Domyślnaczcionkaakapitu" style:family="text">
      <style:text-properties fo:background-color="#80FFFF"/>
    </style:style>
    <style:style style:name="P433" style:parent-style-name="Normalny" style:family="paragraph">
      <style:paragraph-properties fo:text-align="justify" fo:line-height="150%" fo:text-indent="0.25in"/>
    </style:style>
    <style:style style:name="T434" style:parent-style-name="Domyślnaczcionkaakapitu" style:family="text">
      <style:text-properties fo:background-color="#80FFFF"/>
    </style:style>
    <style:style style:name="P435" style:parent-style-name="Normalny" style:family="paragraph">
      <style:paragraph-properties fo:text-align="justify" fo:line-height="150%"/>
    </style:style>
    <style:style style:name="T436" style:parent-style-name="Domyślnaczcionkaakapitu" style:family="text">
      <style:text-properties style:text-underline-type="single" style:text-underline-style="solid" style:text-underline-width="auto" style:text-underline-mode="continuous"/>
    </style:style>
    <style:style style:name="P437" style:parent-style-name="Normalny" style:family="paragraph">
      <style:paragraph-properties fo:text-align="justify" fo:line-height="150%" fo:text-indent="0.25in"/>
    </style:style>
    <style:style style:name="P438" style:parent-style-name="Normalny" style:family="paragraph">
      <style:paragraph-properties fo:text-align="justify" fo:line-height="150%" fo:text-indent="0.25in"/>
    </style:style>
    <style:style style:name="P439" style:parent-style-name="Normalny" style:family="paragraph">
      <style:paragraph-properties fo:text-align="justify" fo:line-height="150%"/>
    </style:style>
    <style:style style:name="T440" style:parent-style-name="Domyślnaczcionkaakapitu" style:family="text">
      <style:text-properties fo:background-color="#80FFFF" style:text-underline-type="single" style:text-underline-style="solid" style:text-underline-width="auto" style:text-underline-mode="continuous"/>
    </style:style>
    <style:style style:name="T441" style:parent-style-name="Domyślnaczcionkaakapitu" style:family="text">
      <style:text-properties style:text-underline-type="single" style:text-underline-style="solid" style:text-underline-width="auto" style:text-underline-mode="continuous"/>
    </style:style>
    <style:style style:name="P442" style:parent-style-name="Normalny" style:family="paragraph">
      <style:paragraph-properties fo:text-align="justify" fo:line-height="150%" fo:text-indent="0.25in"/>
    </style:style>
    <style:style style:name="P443" style:parent-style-name="Normalny" style:family="paragraph">
      <style:paragraph-properties fo:text-align="justify" fo:line-height="150%" fo:text-indent="0.25in"/>
    </style:style>
    <style:style style:name="T444" style:parent-style-name="Domyślnaczcionkaakapitu" style:family="text">
      <style:text-properties fo:background-color="#80FFFF"/>
    </style:style>
    <style:style style:name="P445" style:parent-style-name="Normalny" style:family="paragraph">
      <style:paragraph-properties fo:text-align="justify" fo:line-height="150%" fo:text-indent="0.25in"/>
    </style:style>
    <style:style style:name="T446" style:parent-style-name="Domyślnaczcionkaakapitu" style:family="text">
      <style:text-properties fo:background-color="#80FFFF"/>
    </style:style>
    <style:style style:name="P447" style:parent-style-name="Normalny" style:family="paragraph">
      <style:paragraph-properties fo:text-align="justify" fo:line-height="150%"/>
    </style:style>
    <style:style style:name="T448" style:parent-style-name="Domyślnaczcionkaakapitu" style:family="text">
      <style:text-properties style:text-underline-type="single" style:text-underline-style="solid" style:text-underline-width="auto" style:text-underline-mode="continuous"/>
    </style:style>
    <style:style style:name="T449" style:parent-style-name="Domyślnaczcionkaakapitu" style:family="text">
      <style:text-properties fo:background-color="#80FFFF" style:text-underline-type="single" style:text-underline-style="solid" style:text-underline-width="auto" style:text-underline-mode="continuous"/>
    </style:style>
    <style:style style:name="T450" style:parent-style-name="Domyślnaczcionkaakapitu" style:family="text">
      <style:text-properties style:text-underline-type="single" style:text-underline-style="solid" style:text-underline-width="auto" style:text-underline-mode="continuous"/>
    </style:style>
    <style:style style:name="P451" style:parent-style-name="Normalny" style:family="paragraph">
      <style:paragraph-properties fo:text-align="justify" fo:line-height="150%" fo:text-indent="0.25in"/>
    </style:style>
    <style:style style:name="T452" style:parent-style-name="Domyślnaczcionkaakapitu" style:family="text">
      <style:text-properties fo:background-color="#80FFFF"/>
    </style:style>
    <style:style style:name="T453" style:parent-style-name="Domyślnaczcionkaakapitu" style:family="text">
      <style:text-properties fo:background-color="#80FFFF"/>
    </style:style>
    <style:style style:name="T454" style:parent-style-name="Domyślnaczcionkaakapitu" style:family="text">
      <style:text-properties fo:background-color="#80FFFF"/>
    </style:style>
    <style:style style:name="T455" style:parent-style-name="Domyślnaczcionkaakapitu" style:family="text">
      <style:text-properties fo:background-color="#80FFFF"/>
    </style:style>
    <style:style style:name="P456" style:parent-style-name="Normalny" style:family="paragraph">
      <style:paragraph-properties fo:text-align="justify" fo:line-height="150%" fo:text-indent="0.25in"/>
    </style:style>
    <style:style style:name="P457" style:parent-style-name="Normalny" style:family="paragraph">
      <style:paragraph-properties fo:text-align="justify" fo:line-height="150%"/>
    </style:style>
    <style:style style:name="T458" style:parent-style-name="Domyślnaczcionkaakapitu" style:family="text">
      <style:text-properties style:text-underline-type="single" style:text-underline-style="solid" style:text-underline-width="auto" style:text-underline-mode="continuous"/>
    </style:style>
    <style:style style:name="P459" style:parent-style-name="Normalny" style:family="paragraph">
      <style:paragraph-properties fo:text-align="justify" fo:line-height="150%" fo:text-indent="0.25in"/>
    </style:style>
    <style:style style:name="T460" style:parent-style-name="Domyślnaczcionkaakapitu" style:family="text">
      <style:text-properties fo:background-color="#80FFFF"/>
    </style:style>
    <style:style style:name="P461" style:parent-style-name="Normalny" style:family="paragraph">
      <style:paragraph-properties fo:text-align="justify" fo:line-height="150%" fo:text-indent="0.25in"/>
    </style:style>
    <style:style style:name="P462" style:parent-style-name="Normalny" style:family="paragraph">
      <style:paragraph-properties fo:text-align="justify" fo:line-height="150%" fo:text-indent="0.25in"/>
    </style:style>
    <style:style style:name="T463" style:parent-style-name="Domyślnaczcionkaakapitu" style:family="text">
      <style:text-properties fo:background-color="#80FFFF"/>
    </style:style>
    <style:style style:name="T464" style:parent-style-name="Domyślnaczcionkaakapitu" style:family="text">
      <style:text-properties fo:background-color="#80FFFF"/>
    </style:style>
    <style:style style:name="P465" style:parent-style-name="Normalny" style:family="paragraph">
      <style:paragraph-properties fo:text-align="justify" fo:line-height="150%" fo:text-indent="0.25in"/>
    </style:style>
    <style:style style:name="P466" style:parent-style-name="Normalny" style:family="paragraph">
      <style:paragraph-properties fo:text-align="justify" fo:line-height="150%"/>
    </style:style>
    <style:style style:name="T467" style:parent-style-name="Domyślnaczcionkaakapitu" style:family="text">
      <style:text-properties fo:background-color="#80FFFF" style:text-underline-type="single" style:text-underline-style="solid" style:text-underline-width="auto" style:text-underline-mode="continuous"/>
    </style:style>
    <style:style style:name="T468" style:parent-style-name="Domyślnaczcionkaakapitu" style:family="text">
      <style:text-properties style:text-underline-type="single" style:text-underline-style="solid" style:text-underline-width="auto" style:text-underline-mode="continuous"/>
    </style:style>
    <style:style style:name="P469" style:parent-style-name="Normalny" style:family="paragraph">
      <style:paragraph-properties fo:text-align="justify" fo:line-height="150%" fo:text-indent="0.25in"/>
    </style:style>
    <style:style style:name="T470" style:parent-style-name="Domyślnaczcionkaakapitu" style:family="text">
      <style:text-properties fo:background-color="#80FFFF"/>
    </style:style>
    <style:style style:name="T471" style:parent-style-name="Domyślnaczcionkaakapitu" style:family="text">
      <style:text-properties fo:background-color="#80FFFF"/>
    </style:style>
    <style:style style:name="P472" style:parent-style-name="Normalny" style:family="paragraph">
      <style:paragraph-properties fo:text-align="justify" fo:line-height="150%" fo:text-indent="0.25in"/>
    </style:style>
    <style:style style:name="T473" style:parent-style-name="Domyślnaczcionkaakapitu" style:family="text">
      <style:text-properties fo:background-color="#80FFFF"/>
    </style:style>
    <style:style style:name="P474" style:parent-style-name="Normalny" style:family="paragraph">
      <style:paragraph-properties fo:text-align="justify" fo:line-height="150%" fo:text-indent="0.25in"/>
    </style:style>
    <style:style style:name="P475" style:parent-style-name="Normalny" style:family="paragraph">
      <style:paragraph-properties fo:text-align="justify" fo:line-height="150%"/>
    </style:style>
    <style:style style:name="T476" style:parent-style-name="Domyślnaczcionkaakapitu" style:family="text">
      <style:text-properties style:text-underline-type="single" style:text-underline-style="solid" style:text-underline-width="auto" style:text-underline-mode="continuous"/>
    </style:style>
    <style:style style:name="T477" style:parent-style-name="Domyślnaczcionkaakapitu" style:family="text">
      <style:text-properties fo:background-color="#80FFFF" style:text-underline-type="single" style:text-underline-style="solid" style:text-underline-width="auto" style:text-underline-mode="continuous"/>
    </style:style>
    <style:style style:name="P478" style:parent-style-name="Normalny" style:family="paragraph">
      <style:paragraph-properties fo:text-align="justify" fo:line-height="150%" fo:text-indent="0.25in"/>
    </style:style>
    <style:style style:name="T479" style:parent-style-name="Domyślnaczcionkaakapitu" style:family="text">
      <style:text-properties fo:background-color="#80FFFF"/>
    </style:style>
    <style:style style:name="T480" style:parent-style-name="Domyślnaczcionkaakapitu" style:family="text">
      <style:text-properties fo:background-color="#80FFFF"/>
    </style:style>
    <style:style style:name="P481" style:parent-style-name="Normalny" style:family="paragraph">
      <style:paragraph-properties fo:text-align="justify" fo:line-height="150%"/>
    </style:style>
    <style:style style:name="T482" style:parent-style-name="Domyślnaczcionkaakapitu" style:family="text">
      <style:text-properties style:text-underline-type="single" style:text-underline-style="solid" style:text-underline-width="auto" style:text-underline-mode="continuous"/>
    </style:style>
    <style:style style:name="T483" style:parent-style-name="Domyślnaczcionkaakapitu" style:family="text">
      <style:text-properties fo:background-color="#80FFFF" style:text-underline-type="single" style:text-underline-style="solid" style:text-underline-width="auto" style:text-underline-mode="continuous"/>
    </style:style>
    <style:style style:name="T484" style:parent-style-name="Domyślnaczcionkaakapitu" style:family="text">
      <style:text-properties style:text-underline-type="single" style:text-underline-style="solid" style:text-underline-width="auto" style:text-underline-mode="continuous"/>
    </style:style>
    <style:style style:name="P485" style:parent-style-name="Normalny" style:family="paragraph">
      <style:paragraph-properties fo:text-align="justify" fo:line-height="150%" fo:text-indent="0.25in"/>
    </style:style>
    <style:style style:name="T486" style:parent-style-name="Domyślnaczcionkaakapitu" style:family="text">
      <style:text-properties fo:background-color="#80FFFF"/>
    </style:style>
    <style:style style:name="T487" style:parent-style-name="Domyślnaczcionkaakapitu" style:family="text">
      <style:text-properties fo:background-color="#80FFFF"/>
    </style:style>
    <style:style style:name="P488" style:parent-style-name="Normalny" style:family="paragraph">
      <style:paragraph-properties fo:text-align="justify" fo:line-height="150%" fo:text-indent="0.25in"/>
    </style:style>
    <style:style style:name="T489" style:parent-style-name="Domyślnaczcionkaakapitu" style:family="text">
      <style:text-properties fo:background-color="#80FFFF"/>
    </style:style>
    <style:style style:name="T490" style:parent-style-name="Domyślnaczcionkaakapitu" style:family="text">
      <style:text-properties fo:background-color="#80FFFF"/>
    </style:style>
    <style:style style:name="T491" style:parent-style-name="Domyślnaczcionkaakapitu" style:family="text">
      <style:text-properties fo:background-color="#80FFFF"/>
    </style:style>
    <style:style style:name="P492" style:parent-style-name="Normalny" style:family="paragraph">
      <style:paragraph-properties fo:text-align="justify" fo:line-height="150%" fo:text-indent="0.25in"/>
    </style:style>
    <style:style style:name="T493" style:parent-style-name="Domyślnaczcionkaakapitu" style:family="text">
      <style:text-properties fo:background-color="#80FFFF"/>
    </style:style>
    <style:style style:name="T494" style:parent-style-name="Domyślnaczcionkaakapitu" style:family="text">
      <style:text-properties fo:background-color="#80FFFF"/>
    </style:style>
    <style:style style:name="T495" style:parent-style-name="Domyślnaczcionkaakapitu" style:family="text">
      <style:text-properties fo:background-color="#80FFFF"/>
    </style:style>
    <style:style style:name="P496" style:parent-style-name="Normalny" style:family="paragraph">
      <style:paragraph-properties fo:text-align="justify" fo:line-height="150%" fo:text-indent="0.25in"/>
    </style:style>
    <style:style style:name="T497" style:parent-style-name="Domyślnaczcionkaakapitu" style:family="text">
      <style:text-properties fo:background-color="#80FFFF"/>
    </style:style>
    <style:style style:name="T498" style:parent-style-name="Domyślnaczcionkaakapitu" style:family="text">
      <style:text-properties fo:background-color="#80FFFF"/>
    </style:style>
    <style:style style:name="P499" style:parent-style-name="Normalny" style:family="paragraph">
      <style:paragraph-properties fo:text-align="justify" fo:line-height="150%" fo:text-indent="0.25in"/>
    </style:style>
    <style:style style:name="P500" style:parent-style-name="Normalny" style:family="paragraph">
      <style:paragraph-properties fo:text-align="justify" fo:line-height="150%" fo:text-indent="0.25in"/>
    </style:style>
    <style:style style:name="T501" style:parent-style-name="Domyślnaczcionkaakapitu" style:family="text">
      <style:text-properties fo:background-color="#80FFFF"/>
    </style:style>
    <style:style style:name="T502" style:parent-style-name="Domyślnaczcionkaakapitu" style:family="text">
      <style:text-properties fo:background-color="#80FFFF"/>
    </style:style>
    <style:style style:name="T503" style:parent-style-name="Domyślnaczcionkaakapitu" style:family="text">
      <style:text-properties fo:background-color="#80FFFF"/>
    </style:style>
    <style:style style:name="T504" style:parent-style-name="Domyślnaczcionkaakapitu" style:family="text">
      <style:text-properties fo:background-color="#80FFFF"/>
    </style:style>
    <style:style style:name="T505" style:parent-style-name="Domyślnaczcionkaakapitu" style:family="text">
      <style:text-properties fo:background-color="#80FFFF"/>
    </style:style>
    <style:style style:name="T506" style:parent-style-name="Domyślnaczcionkaakapitu" style:family="text">
      <style:text-properties fo:background-color="#80FFFF"/>
    </style:style>
    <style:style style:name="T507" style:parent-style-name="Domyślnaczcionkaakapitu" style:family="text">
      <style:text-properties fo:background-color="#80FFFF"/>
    </style:style>
    <style:style style:name="P508" style:parent-style-name="Normalny" style:family="paragraph">
      <style:paragraph-properties fo:text-align="justify" fo:line-height="150%"/>
    </style:style>
    <style:style style:name="T509" style:parent-style-name="Domyślnaczcionkaakapitu" style:family="text">
      <style:text-properties fo:background-color="#80FFFF"/>
    </style:style>
    <style:style style:name="T510" style:parent-style-name="Domyślnaczcionkaakapitu" style:family="text">
      <style:text-properties style:text-underline-type="single" style:text-underline-style="solid" style:text-underline-width="auto" style:text-underline-mode="continuous"/>
    </style:style>
    <style:style style:name="T511" style:parent-style-name="Domyślnaczcionkaakapitu" style:family="text">
      <style:text-properties fo:background-color="#80FFFF" style:text-underline-type="single" style:text-underline-style="solid" style:text-underline-width="auto" style:text-underline-mode="continuous"/>
    </style:style>
    <style:style style:name="T512" style:parent-style-name="Domyślnaczcionkaakapitu" style:family="text">
      <style:text-properties style:text-underline-type="single" style:text-underline-style="solid" style:text-underline-width="auto" style:text-underline-mode="continuous"/>
    </style:style>
    <style:style style:name="P513" style:parent-style-name="Normalny" style:family="paragraph">
      <style:paragraph-properties fo:text-align="justify" fo:line-height="150%" fo:text-indent="0.25in"/>
      <style:text-properties fo:background-color="#80FFFF"/>
    </style:style>
    <style:style style:name="P514" style:parent-style-name="Normalny" style:family="paragraph">
      <style:paragraph-properties fo:text-align="justify" fo:line-height="150%" fo:text-indent="0.25in"/>
    </style:style>
    <style:style style:name="T515" style:parent-style-name="Domyślnaczcionkaakapitu" style:family="text">
      <style:text-properties fo:background-color="#80FFFF"/>
    </style:style>
    <style:style style:name="P516" style:parent-style-name="Normalny" style:family="paragraph">
      <style:paragraph-properties fo:text-align="justify" fo:line-height="150%" fo:text-indent="0.25in"/>
    </style:style>
    <style:style style:name="T517" style:parent-style-name="Domyślnaczcionkaakapitu" style:family="text">
      <style:text-properties fo:background-color="#80FFFF"/>
    </style:style>
    <style:style style:name="T518" style:parent-style-name="Domyślnaczcionkaakapitu" style:family="text">
      <style:text-properties fo:background-color="#80FFFF"/>
    </style:style>
    <style:style style:name="T519" style:parent-style-name="Domyślnaczcionkaakapitu" style:family="text">
      <style:text-properties fo:background-color="#80FFFF"/>
    </style:style>
    <style:style style:name="T520" style:parent-style-name="Domyślnaczcionkaakapitu" style:family="text">
      <style:text-properties fo:background-color="#80FFFF"/>
    </style:style>
    <style:style style:name="T521" style:parent-style-name="Domyślnaczcionkaakapitu" style:family="text">
      <style:text-properties fo:background-color="#80FFFF"/>
    </style:style>
    <style:style style:name="T522" style:parent-style-name="Domyślnaczcionkaakapitu" style:family="text">
      <style:text-properties fo:background-color="#80FFFF"/>
    </style:style>
    <style:style style:name="T523" style:parent-style-name="Domyślnaczcionkaakapitu" style:family="text">
      <style:text-properties fo:background-color="#80FFFF"/>
    </style:style>
    <style:style style:name="P524" style:parent-style-name="Normalny" style:family="paragraph">
      <style:paragraph-properties fo:text-align="justify" fo:line-height="150%" fo:text-indent="0.25in"/>
    </style:style>
    <style:style style:name="T525" style:parent-style-name="Domyślnaczcionkaakapitu" style:family="text">
      <style:text-properties fo:background-color="#80FFFF"/>
    </style:style>
    <style:style style:name="T526" style:parent-style-name="Domyślnaczcionkaakapitu" style:family="text">
      <style:text-properties fo:background-color="#80FFFF"/>
    </style:style>
    <style:style style:name="P527" style:parent-style-name="Normalny" style:family="paragraph">
      <style:paragraph-properties fo:text-align="justify" fo:line-height="150%" fo:text-indent="0.25in"/>
    </style:style>
    <style:style style:name="T528" style:parent-style-name="Domyślnaczcionkaakapitu" style:family="text">
      <style:text-properties fo:background-color="#80FFFF"/>
    </style:style>
    <style:style style:name="T529" style:parent-style-name="Domyślnaczcionkaakapitu" style:family="text">
      <style:text-properties fo:background-color="#80FFFF"/>
    </style:style>
    <style:style style:name="T530" style:parent-style-name="Domyślnaczcionkaakapitu" style:family="text">
      <style:text-properties fo:background-color="#80FFFF"/>
    </style:style>
    <style:style style:name="T531" style:parent-style-name="Domyślnaczcionkaakapitu" style:family="text">
      <style:text-properties fo:background-color="#80FFFF"/>
    </style:style>
    <style:style style:name="P532" style:parent-style-name="Normalny" style:family="paragraph">
      <style:paragraph-properties fo:text-align="justify" fo:line-height="150%" fo:text-indent="0.25in"/>
    </style:style>
    <style:style style:name="T533" style:parent-style-name="Domyślnaczcionkaakapitu" style:family="text">
      <style:text-properties fo:background-color="#80FFFF"/>
    </style:style>
    <style:style style:name="T534" style:parent-style-name="Domyślnaczcionkaakapitu" style:family="text">
      <style:text-properties fo:background-color="#80FFFF"/>
    </style:style>
    <style:style style:name="T535" style:parent-style-name="Domyślnaczcionkaakapitu" style:family="text">
      <style:text-properties fo:background-color="#80FFFF"/>
    </style:style>
    <style:style style:name="T536" style:parent-style-name="Domyślnaczcionkaakapitu" style:family="text">
      <style:text-properties fo:background-color="#80FFFF"/>
    </style:style>
    <style:style style:name="T537" style:parent-style-name="Domyślnaczcionkaakapitu" style:family="text">
      <style:text-properties fo:background-color="#80FFFF"/>
    </style:style>
    <style:style style:name="T538" style:parent-style-name="Domyślnaczcionkaakapitu" style:family="text">
      <style:text-properties fo:background-color="#80FFFF"/>
    </style:style>
    <style:style style:name="T539" style:parent-style-name="Domyślnaczcionkaakapitu" style:family="text">
      <style:text-properties fo:background-color="#80FFFF"/>
    </style:style>
    <style:style style:name="T540" style:parent-style-name="Domyślnaczcionkaakapitu" style:family="text">
      <style:text-properties fo:background-color="#80FFFF"/>
    </style:style>
    <style:style style:name="T541" style:parent-style-name="Domyślnaczcionkaakapitu" style:family="text">
      <style:text-properties fo:background-color="#80FFFF"/>
    </style:style>
    <style:style style:name="P542" style:parent-style-name="Normalny" style:family="paragraph">
      <style:paragraph-properties fo:text-align="justify" fo:line-height="150%" fo:text-indent="0.25in"/>
    </style:style>
    <style:style style:name="T543" style:parent-style-name="Domyślnaczcionkaakapitu" style:family="text">
      <style:text-properties fo:background-color="#80FFFF"/>
    </style:style>
    <style:style style:name="P544" style:parent-style-name="Normalny" style:family="paragraph">
      <style:paragraph-properties fo:text-align="justify" fo:line-height="150%" fo:text-indent="0.25in"/>
    </style:style>
    <style:style style:name="T545" style:parent-style-name="Domyślnaczcionkaakapitu" style:family="text">
      <style:text-properties fo:background-color="#80FFFF"/>
    </style:style>
    <style:style style:name="T546" style:parent-style-name="Domyślnaczcionkaakapitu" style:family="text">
      <style:text-properties fo:background-color="#80FFFF"/>
    </style:style>
    <style:style style:name="T547" style:parent-style-name="Domyślnaczcionkaakapitu" style:family="text">
      <style:text-properties fo:background-color="#80FFFF"/>
    </style:style>
    <style:style style:name="T548" style:parent-style-name="Domyślnaczcionkaakapitu" style:family="text">
      <style:text-properties fo:background-color="#80FFFF"/>
    </style:style>
    <style:style style:name="T549" style:parent-style-name="Domyślnaczcionkaakapitu" style:family="text">
      <style:text-properties fo:background-color="#80FFFF"/>
    </style:style>
    <style:style style:name="T550" style:parent-style-name="Domyślnaczcionkaakapitu" style:family="text">
      <style:text-properties fo:background-color="#80FFFF"/>
    </style:style>
    <style:style style:name="T551" style:parent-style-name="Domyślnaczcionkaakapitu" style:family="text">
      <style:text-properties fo:background-color="#80FFFF"/>
    </style:style>
    <style:style style:name="P552" style:parent-style-name="Normalny" style:family="paragraph">
      <style:paragraph-properties fo:text-align="justify" fo:line-height="150%" fo:text-indent="0.25in"/>
    </style:style>
    <style:style style:name="P553" style:parent-style-name="Normalny" style:family="paragraph">
      <style:paragraph-properties fo:text-align="justify" fo:line-height="150%" fo:text-indent="0.25in"/>
    </style:style>
    <style:style style:name="P554" style:parent-style-name="Normalny" style:family="paragraph">
      <style:paragraph-properties fo:text-align="justify" fo:line-height="150%"/>
    </style:style>
    <style:style style:name="T555" style:parent-style-name="Domyślnaczcionkaakapitu" style:family="text">
      <style:text-properties style:text-underline-type="single" style:text-underline-style="solid" style:text-underline-width="auto" style:text-underline-mode="continuous"/>
    </style:style>
    <style:style style:name="T556" style:parent-style-name="Domyślnaczcionkaakapitu" style:family="text">
      <style:text-properties fo:background-color="#80FFFF" style:text-underline-type="single" style:text-underline-style="solid" style:text-underline-width="auto" style:text-underline-mode="continuous"/>
    </style:style>
    <style:style style:name="T557" style:parent-style-name="Domyślnaczcionkaakapitu" style:family="text">
      <style:text-properties fo:background-color="#80FFFF"/>
    </style:style>
    <style:style style:name="P558" style:parent-style-name="Normalny" style:family="paragraph">
      <style:paragraph-properties fo:text-align="justify" fo:line-height="150%" fo:text-indent="0.25in"/>
    </style:style>
    <style:style style:name="P559" style:parent-style-name="Normalny" style:family="paragraph">
      <style:paragraph-properties fo:text-align="justify" fo:line-height="150%" fo:text-indent="0.25in"/>
    </style:style>
    <style:style style:name="P560" style:parent-style-name="Normalny" style:family="paragraph">
      <style:paragraph-properties fo:text-align="justify" fo:line-height="150%" fo:text-indent="0.25in"/>
    </style:style>
    <style:style style:name="P561" style:parent-style-name="Normalny" style:family="paragraph">
      <style:paragraph-properties fo:text-align="justify" fo:line-height="150%"/>
    </style:style>
    <style:style style:name="T562" style:parent-style-name="Domyślnaczcionkaakapitu" style:family="text">
      <style:text-properties fo:background-color="#80FFFF" style:text-underline-type="single" style:text-underline-style="solid" style:text-underline-width="auto" style:text-underline-mode="continuous"/>
    </style:style>
    <style:style style:name="T563" style:parent-style-name="Domyślnaczcionkaakapitu" style:family="text">
      <style:text-properties style:text-underline-type="single" style:text-underline-style="solid" style:text-underline-width="auto" style:text-underline-mode="continuous"/>
    </style:style>
    <style:style style:name="T564" style:parent-style-name="Domyślnaczcionkaakapitu" style:family="text">
      <style:text-properties fo:background-color="#80FFFF" style:text-underline-type="single" style:text-underline-style="solid" style:text-underline-width="auto" style:text-underline-mode="continuous"/>
    </style:style>
    <style:style style:name="T565" style:parent-style-name="Domyślnaczcionkaakapitu" style:family="text">
      <style:text-properties style:text-underline-type="single" style:text-underline-style="solid" style:text-underline-width="auto" style:text-underline-mode="continuous"/>
    </style:style>
    <style:style style:name="P566" style:parent-style-name="Normalny" style:family="paragraph">
      <style:paragraph-properties fo:text-align="justify" fo:line-height="150%" fo:text-indent="0.25in"/>
    </style:style>
    <style:style style:name="T567" style:parent-style-name="Domyślnaczcionkaakapitu" style:family="text">
      <style:text-properties fo:background-color="#80FFFF"/>
    </style:style>
    <style:style style:name="P568" style:parent-style-name="Normalny" style:family="paragraph">
      <style:paragraph-properties fo:text-align="justify" fo:line-height="150%" fo:text-indent="0.25in"/>
    </style:style>
    <style:style style:name="T569" style:parent-style-name="Domyślnaczcionkaakapitu" style:family="text">
      <style:text-properties fo:background-color="#80FFFF"/>
    </style:style>
    <style:style style:name="P570" style:parent-style-name="Normalny" style:family="paragraph">
      <style:paragraph-properties fo:text-align="justify" fo:line-height="150%" fo:text-indent="0.25in"/>
    </style:style>
    <style:style style:name="T571" style:parent-style-name="Domyślnaczcionkaakapitu" style:family="text">
      <style:text-properties fo:background-color="#80FFFF"/>
    </style:style>
    <style:style style:name="T572" style:parent-style-name="Domyślnaczcionkaakapitu" style:family="text">
      <style:text-properties fo:background-color="#80FFFF"/>
    </style:style>
    <style:style style:name="T573" style:parent-style-name="Domyślnaczcionkaakapitu" style:family="text">
      <style:text-properties fo:background-color="#80FFFF"/>
    </style:style>
    <style:style style:name="P574" style:parent-style-name="Normalny" style:family="paragraph">
      <style:paragraph-properties fo:text-align="justify" fo:line-height="150%" fo:text-indent="0.25in"/>
    </style:style>
    <style:style style:name="T575" style:parent-style-name="Domyślnaczcionkaakapitu" style:family="text">
      <style:text-properties fo:background-color="#80FFFF"/>
    </style:style>
    <style:style style:name="P576" style:parent-style-name="Normalny" style:family="paragraph">
      <style:paragraph-properties fo:text-align="justify" fo:line-height="150%"/>
    </style:style>
    <style:style style:name="T577" style:parent-style-name="Domyślnaczcionkaakapitu" style:family="text">
      <style:text-properties style:text-underline-type="single" style:text-underline-style="solid" style:text-underline-width="auto" style:text-underline-mode="continuous"/>
    </style:style>
    <style:style style:name="T578" style:parent-style-name="Domyślnaczcionkaakapitu" style:family="text">
      <style:text-properties fo:background-color="#80FFFF" style:text-underline-type="single" style:text-underline-style="solid" style:text-underline-width="auto" style:text-underline-mode="continuous"/>
    </style:style>
    <style:style style:name="T579" style:parent-style-name="Domyślnaczcionkaakapitu" style:family="text">
      <style:text-properties style:text-underline-type="single" style:text-underline-style="solid" style:text-underline-width="auto" style:text-underline-mode="continuous"/>
    </style:style>
    <style:style style:name="P580" style:parent-style-name="Normalny" style:family="paragraph">
      <style:paragraph-properties fo:text-align="justify" fo:line-height="150%" fo:text-indent="0.25in"/>
    </style:style>
    <style:style style:name="T581" style:parent-style-name="Domyślnaczcionkaakapitu" style:family="text">
      <style:text-properties fo:background-color="#80FFFF"/>
    </style:style>
    <style:style style:name="T582" style:parent-style-name="Domyślnaczcionkaakapitu" style:family="text">
      <style:text-properties fo:background-color="#80FFFF"/>
    </style:style>
    <style:style style:name="P583" style:parent-style-name="Normalny" style:family="paragraph">
      <style:paragraph-properties fo:text-align="justify" fo:line-height="150%"/>
    </style:style>
    <style:style style:name="T584" style:parent-style-name="Domyślnaczcionkaakapitu" style:family="text">
      <style:text-properties style:text-underline-type="single" style:text-underline-style="solid" style:text-underline-width="auto" style:text-underline-mode="continuous"/>
    </style:style>
    <style:style style:name="P585" style:parent-style-name="Normalny" style:family="paragraph">
      <style:paragraph-properties fo:text-align="justify" fo:line-height="150%" fo:text-indent="0.25in"/>
    </style:style>
    <style:style style:name="P586" style:parent-style-name="Normalny" style:family="paragraph">
      <style:paragraph-properties fo:text-align="justify" fo:line-height="150%" fo:text-indent="0.25in"/>
    </style:style>
    <style:style style:name="T587" style:parent-style-name="Domyślnaczcionkaakapitu" style:family="text">
      <style:text-properties fo:background-color="#80FFFF"/>
    </style:style>
    <style:style style:name="T588" style:parent-style-name="Domyślnaczcionkaakapitu" style:family="text">
      <style:text-properties fo:background-color="#80FFFF"/>
    </style:style>
    <style:style style:name="T589" style:parent-style-name="Domyślnaczcionkaakapitu" style:family="text">
      <style:text-properties fo:background-color="#80FFFF"/>
    </style:style>
    <style:style style:name="T590" style:parent-style-name="Domyślnaczcionkaakapitu" style:family="text">
      <style:text-properties fo:background-color="#80FFFF"/>
    </style:style>
    <style:style style:name="T591" style:parent-style-name="Domyślnaczcionkaakapitu" style:family="text">
      <style:text-properties fo:background-color="#80FFFF"/>
    </style:style>
    <style:style style:name="P592" style:parent-style-name="Normalny" style:family="paragraph">
      <style:paragraph-properties fo:text-align="justify" fo:line-height="150%"/>
    </style:style>
    <style:style style:name="T593" style:parent-style-name="Domyślnaczcionkaakapitu" style:family="text">
      <style:text-properties fo:background-color="#80FFFF" style:text-underline-type="single" style:text-underline-style="solid" style:text-underline-width="auto" style:text-underline-mode="continuous"/>
    </style:style>
    <style:style style:name="T594" style:parent-style-name="Domyślnaczcionkaakapitu" style:family="text">
      <style:text-properties style:text-underline-type="single" style:text-underline-style="solid" style:text-underline-width="auto" style:text-underline-mode="continuous"/>
    </style:style>
    <style:style style:name="P595" style:parent-style-name="Normalny" style:family="paragraph">
      <style:paragraph-properties fo:text-align="justify" fo:line-height="150%" fo:text-indent="0.25in"/>
      <style:text-properties fo:background-color="#80FFFF"/>
    </style:style>
    <style:style style:name="P596" style:parent-style-name="Normalny" style:family="paragraph">
      <style:paragraph-properties fo:text-align="justify" fo:line-height="150%"/>
    </style:style>
    <style:style style:name="T597" style:parent-style-name="Domyślnaczcionkaakapitu" style:family="text">
      <style:text-properties style:text-underline-type="single" style:text-underline-style="solid" style:text-underline-width="auto" style:text-underline-mode="continuous"/>
    </style:style>
    <style:style style:name="T598" style:parent-style-name="Domyślnaczcionkaakapitu" style:family="text">
      <style:text-properties fo:background-color="#80FFFF" style:text-underline-type="single" style:text-underline-style="solid" style:text-underline-width="auto" style:text-underline-mode="continuous"/>
    </style:style>
    <style:style style:name="P599" style:parent-style-name="Normalny" style:family="paragraph">
      <style:paragraph-properties fo:text-align="justify" fo:line-height="150%" fo:text-indent="0.25in"/>
    </style:style>
    <style:style style:name="T600" style:parent-style-name="Domyślnaczcionkaakapitu" style:family="text">
      <style:text-properties fo:background-color="#80FFFF"/>
    </style:style>
    <style:style style:name="T601" style:parent-style-name="Domyślnaczcionkaakapitu" style:family="text">
      <style:text-properties fo:background-color="#80FFFF"/>
    </style:style>
    <style:style style:name="T602" style:parent-style-name="Domyślnaczcionkaakapitu" style:family="text">
      <style:text-properties fo:background-color="#80FFFF"/>
    </style:style>
    <style:style style:name="P603" style:parent-style-name="Normalny" style:family="paragraph">
      <style:paragraph-properties fo:text-align="justify" fo:line-height="150%" fo:text-indent="0.25in"/>
    </style:style>
    <style:style style:name="P604" style:parent-style-name="Normalny" style:family="paragraph">
      <style:paragraph-properties fo:text-align="justify" fo:line-height="150%"/>
    </style:style>
    <style:style style:name="T605" style:parent-style-name="Domyślnaczcionkaakapitu" style:family="text">
      <style:text-properties style:text-underline-type="single" style:text-underline-style="solid" style:text-underline-width="auto" style:text-underline-mode="continuous"/>
    </style:style>
    <style:style style:name="T606" style:parent-style-name="Domyślnaczcionkaakapitu" style:family="text">
      <style:text-properties fo:background-color="#80FFFF" style:text-underline-type="single" style:text-underline-style="solid" style:text-underline-width="auto" style:text-underline-mode="continuous"/>
    </style:style>
    <style:style style:name="T607" style:parent-style-name="Domyślnaczcionkaakapitu" style:family="text">
      <style:text-properties style:text-underline-type="single" style:text-underline-style="solid" style:text-underline-width="auto" style:text-underline-mode="continuous"/>
    </style:style>
    <style:style style:name="P608" style:parent-style-name="Normalny" style:family="paragraph">
      <style:paragraph-properties fo:text-align="justify" fo:line-height="150%" fo:text-indent="0.25in"/>
    </style:style>
    <style:style style:name="T609" style:parent-style-name="Domyślnaczcionkaakapitu" style:family="text">
      <style:text-properties fo:background-color="#80FFFF"/>
    </style:style>
    <style:style style:name="T610" style:parent-style-name="Domyślnaczcionkaakapitu" style:family="text">
      <style:text-properties fo:background-color="#80FFFF"/>
    </style:style>
    <style:style style:name="T611" style:parent-style-name="Domyślnaczcionkaakapitu" style:family="text">
      <style:text-properties fo:background-color="#80FFFF"/>
    </style:style>
    <style:style style:name="T612" style:parent-style-name="Domyślnaczcionkaakapitu" style:family="text">
      <style:text-properties fo:background-color="#80FFFF"/>
    </style:style>
    <style:style style:name="T613" style:parent-style-name="Domyślnaczcionkaakapitu" style:family="text">
      <style:text-properties fo:background-color="#80FFFF"/>
    </style:style>
    <style:style style:name="P614" style:parent-style-name="Normalny" style:family="paragraph">
      <style:paragraph-properties fo:text-align="justify" fo:line-height="150%" fo:text-indent="0.25in"/>
    </style:style>
    <style:style style:name="T615" style:parent-style-name="Domyślnaczcionkaakapitu" style:family="text">
      <style:text-properties fo:background-color="#80FFFF"/>
    </style:style>
    <style:style style:name="T616" style:parent-style-name="Domyślnaczcionkaakapitu" style:family="text">
      <style:text-properties fo:background-color="#80FFFF"/>
    </style:style>
    <style:style style:name="P617" style:parent-style-name="Normalny" style:family="paragraph">
      <style:paragraph-properties fo:text-align="justify" fo:line-height="150%" fo:text-indent="0.25in"/>
    </style:style>
    <style:style style:name="T618" style:parent-style-name="Domyślnaczcionkaakapitu" style:family="text">
      <style:text-properties fo:background-color="#80FFFF"/>
    </style:style>
    <style:style style:name="P619" style:parent-style-name="Normalny" style:family="paragraph">
      <style:paragraph-properties fo:text-align="justify" fo:line-height="150%" fo:text-indent="0.25in"/>
    </style:style>
    <style:style style:name="T620" style:parent-style-name="Domyślnaczcionkaakapitu" style:family="text">
      <style:text-properties fo:background-color="#80FFFF"/>
    </style:style>
    <style:style style:name="T621" style:parent-style-name="Domyślnaczcionkaakapitu" style:family="text">
      <style:text-properties fo:background-color="#80FFFF"/>
    </style:style>
    <style:style style:name="P622" style:parent-style-name="Normalny" style:family="paragraph">
      <style:paragraph-properties fo:text-align="justify" fo:line-height="150%" fo:text-indent="0.25in"/>
    </style:style>
    <style:style style:name="T623" style:parent-style-name="Domyślnaczcionkaakapitu" style:family="text">
      <style:text-properties fo:background-color="#80FFFF"/>
    </style:style>
    <style:style style:name="T624" style:parent-style-name="Domyślnaczcionkaakapitu" style:family="text">
      <style:text-properties fo:background-color="#80FFFF"/>
    </style:style>
    <style:style style:name="P625" style:parent-style-name="Normalny" style:family="paragraph">
      <style:paragraph-properties fo:text-align="justify" fo:line-height="150%"/>
    </style:style>
    <style:style style:name="T626" style:parent-style-name="Domyślnaczcionkaakapitu" style:family="text">
      <style:text-properties style:text-underline-type="single" style:text-underline-style="solid" style:text-underline-width="auto" style:text-underline-mode="continuous"/>
    </style:style>
    <style:style style:name="T627" style:parent-style-name="Domyślnaczcionkaakapitu" style:family="text">
      <style:text-properties fo:background-color="#80FFFF" style:text-underline-type="single" style:text-underline-style="solid" style:text-underline-width="auto" style:text-underline-mode="continuous"/>
    </style:style>
    <style:style style:name="T628" style:parent-style-name="Domyślnaczcionkaakapitu" style:family="text">
      <style:text-properties style:text-underline-type="single" style:text-underline-style="solid" style:text-underline-width="auto" style:text-underline-mode="continuous"/>
    </style:style>
    <style:style style:name="P629" style:parent-style-name="Normalny" style:family="paragraph">
      <style:paragraph-properties fo:text-align="justify" fo:line-height="150%" fo:text-indent="0.25in"/>
    </style:style>
    <style:style style:name="P630" style:parent-style-name="Normalny" style:family="paragraph">
      <style:paragraph-properties fo:text-align="justify" fo:line-height="150%" fo:text-indent="0.25in"/>
    </style:style>
    <style:style style:name="T631" style:parent-style-name="Domyślnaczcionkaakapitu" style:family="text">
      <style:text-properties fo:background-color="#80FFFF"/>
    </style:style>
    <style:style style:name="T632" style:parent-style-name="Domyślnaczcionkaakapitu" style:family="text">
      <style:text-properties fo:background-color="#80FFFF"/>
    </style:style>
    <style:style style:name="T633" style:parent-style-name="Domyślnaczcionkaakapitu" style:family="text">
      <style:text-properties fo:background-color="#80FFFF"/>
    </style:style>
    <style:style style:name="T634" style:parent-style-name="Domyślnaczcionkaakapitu" style:family="text">
      <style:text-properties fo:background-color="#80FFFF"/>
    </style:style>
    <style:style style:name="T635" style:parent-style-name="Domyślnaczcionkaakapitu" style:family="text">
      <style:text-properties fo:background-color="#80FFFF"/>
    </style:style>
    <style:style style:name="T636" style:parent-style-name="Domyślnaczcionkaakapitu" style:family="text">
      <style:text-properties fo:background-color="#80FFFF"/>
    </style:style>
    <style:style style:name="P637" style:parent-style-name="Normalny" style:family="paragraph">
      <style:paragraph-properties fo:text-align="justify" fo:line-height="150%" fo:text-indent="0.25in"/>
    </style:style>
    <style:style style:name="P638" style:parent-style-name="Normalny" style:family="paragraph">
      <style:paragraph-properties fo:text-align="justify" fo:line-height="150%" fo:text-indent="0.25in"/>
    </style:style>
    <style:style style:name="T639" style:parent-style-name="Domyślnaczcionkaakapitu" style:family="text">
      <style:text-properties fo:background-color="#80FFFF"/>
    </style:style>
    <style:style style:name="T640" style:parent-style-name="Domyślnaczcionkaakapitu" style:family="text">
      <style:text-properties fo:background-color="#80FFFF"/>
    </style:style>
    <style:style style:name="T641" style:parent-style-name="Domyślnaczcionkaakapitu" style:family="text">
      <style:text-properties fo:background-color="#80FFFF"/>
    </style:style>
    <style:style style:name="T642" style:parent-style-name="Domyślnaczcionkaakapitu" style:family="text">
      <style:text-properties fo:background-color="#80FFFF"/>
    </style:style>
    <style:style style:name="T643" style:parent-style-name="Domyślnaczcionkaakapitu" style:family="text">
      <style:text-properties fo:background-color="#80FFFF"/>
    </style:style>
    <style:style style:name="P644" style:parent-style-name="Normalny" style:family="paragraph">
      <style:paragraph-properties fo:text-align="justify" fo:line-height="150%" fo:text-indent="0.25in"/>
    </style:style>
    <style:style style:name="P645" style:parent-style-name="Normalny" style:family="paragraph">
      <style:paragraph-properties fo:text-align="justify" fo:line-height="150%"/>
    </style:style>
    <style:style style:name="T646" style:parent-style-name="Domyślnaczcionkaakapitu" style:family="text">
      <style:text-properties style:text-underline-type="single" style:text-underline-style="solid" style:text-underline-width="auto" style:text-underline-mode="continuous"/>
    </style:style>
    <style:style style:name="T647" style:parent-style-name="Domyślnaczcionkaakapitu" style:family="text">
      <style:text-properties fo:background-color="#80FFFF" style:text-underline-type="single" style:text-underline-style="solid" style:text-underline-width="auto" style:text-underline-mode="continuous"/>
    </style:style>
    <style:style style:name="T648" style:parent-style-name="Domyślnaczcionkaakapitu" style:family="text">
      <style:text-properties style:text-underline-type="single" style:text-underline-style="solid" style:text-underline-width="auto" style:text-underline-mode="continuous"/>
    </style:style>
    <style:style style:name="T649" style:parent-style-name="Domyślnaczcionkaakapitu" style:family="text">
      <style:text-properties fo:background-color="#80FFFF" style:text-underline-type="single" style:text-underline-style="solid" style:text-underline-width="auto" style:text-underline-mode="continuous"/>
    </style:style>
    <style:style style:name="T650" style:parent-style-name="Domyślnaczcionkaakapitu" style:family="text">
      <style:text-properties style:text-underline-type="single" style:text-underline-style="solid" style:text-underline-width="auto" style:text-underline-mode="continuous"/>
    </style:style>
    <style:style style:name="T651" style:parent-style-name="Domyślnaczcionkaakapitu" style:family="text">
      <style:text-properties fo:background-color="#80FFFF"/>
    </style:style>
    <style:style style:name="P652" style:parent-style-name="Normalny" style:family="paragraph">
      <style:paragraph-properties fo:text-align="justify" fo:line-height="150%" fo:text-indent="0.25in"/>
    </style:style>
    <style:style style:name="P653" style:parent-style-name="Normalny" style:family="paragraph">
      <style:paragraph-properties fo:text-align="justify" fo:line-height="150%"/>
    </style:style>
    <style:style style:name="T654" style:parent-style-name="Domyślnaczcionkaakapitu" style:family="text">
      <style:text-properties style:text-underline-type="single" style:text-underline-style="solid" style:text-underline-width="auto" style:text-underline-mode="continuous"/>
    </style:style>
    <style:style style:name="T655" style:parent-style-name="Domyślnaczcionkaakapitu" style:family="text">
      <style:text-properties fo:background-color="#80FFFF" style:text-underline-type="single" style:text-underline-style="solid" style:text-underline-width="auto" style:text-underline-mode="continuous"/>
    </style:style>
    <style:style style:name="T656" style:parent-style-name="Domyślnaczcionkaakapitu" style:family="text">
      <style:text-properties style:text-underline-type="single" style:text-underline-style="solid" style:text-underline-width="auto" style:text-underline-mode="continuous"/>
    </style:style>
    <style:style style:name="P657" style:parent-style-name="Normalny" style:family="paragraph">
      <style:paragraph-properties fo:text-align="justify" fo:line-height="150%" fo:text-indent="0.25in"/>
    </style:style>
    <style:style style:name="T658" style:parent-style-name="Domyślnaczcionkaakapitu" style:family="text">
      <style:text-properties fo:background-color="#80FFFF"/>
    </style:style>
    <style:style style:name="T659" style:parent-style-name="Domyślnaczcionkaakapitu" style:family="text">
      <style:text-properties fo:background-color="#80FFFF"/>
    </style:style>
    <style:style style:name="P660" style:parent-style-name="Normalny" style:family="paragraph">
      <style:paragraph-properties fo:text-align="justify" fo:line-height="150%"/>
    </style:style>
    <style:style style:name="T661" style:parent-style-name="Domyślnaczcionkaakapitu" style:family="text">
      <style:text-properties style:text-underline-type="single" style:text-underline-style="solid" style:text-underline-width="auto" style:text-underline-mode="continuous"/>
    </style:style>
    <style:style style:name="P662" style:parent-style-name="Normalny" style:family="paragraph">
      <style:paragraph-properties fo:text-align="justify" fo:line-height="150%" fo:text-indent="0.25in"/>
    </style:style>
    <style:style style:name="P663" style:parent-style-name="Normalny" style:family="paragraph">
      <style:paragraph-properties fo:text-align="justify" fo:line-height="150%"/>
    </style:style>
    <style:style style:name="T664" style:parent-style-name="Domyślnaczcionkaakapitu" style:family="text">
      <style:text-properties style:text-underline-type="single" style:text-underline-style="solid" style:text-underline-width="auto" style:text-underline-mode="continuous"/>
    </style:style>
    <style:style style:name="P665" style:parent-style-name="Normalny" style:family="paragraph">
      <style:paragraph-properties fo:text-align="justify" fo:line-height="150%" fo:text-indent="0.25in"/>
    </style:style>
    <style:style style:name="T666" style:parent-style-name="Domyślnaczcionkaakapitu" style:family="text">
      <style:text-properties fo:background-color="#80FFFF"/>
    </style:style>
    <style:style style:name="P667" style:parent-style-name="Normalny" style:family="paragraph">
      <style:paragraph-properties fo:text-align="justify" fo:line-height="150%" fo:text-indent="0.25in"/>
    </style:style>
    <style:style style:name="P668" style:parent-style-name="Normalny" style:family="paragraph">
      <style:paragraph-properties fo:text-align="justify" fo:line-height="150%"/>
    </style:style>
    <style:style style:name="T669" style:parent-style-name="Domyślnaczcionkaakapitu" style:family="text">
      <style:text-properties style:text-underline-type="single" style:text-underline-style="solid" style:text-underline-width="auto" style:text-underline-mode="continuous"/>
    </style:style>
    <style:style style:name="T670" style:parent-style-name="Domyślnaczcionkaakapitu" style:family="text">
      <style:text-properties fo:background-color="#80FFFF" style:text-underline-type="single" style:text-underline-style="solid" style:text-underline-width="auto" style:text-underline-mode="continuous"/>
    </style:style>
    <style:style style:name="T671" style:parent-style-name="Domyślnaczcionkaakapitu" style:family="text">
      <style:text-properties style:text-underline-type="single" style:text-underline-style="solid" style:text-underline-width="auto" style:text-underline-mode="continuous"/>
    </style:style>
    <style:style style:name="T672" style:parent-style-name="Domyślnaczcionkaakapitu" style:family="text">
      <style:text-properties fo:background-color="#80FFFF" style:text-underline-type="single" style:text-underline-style="solid" style:text-underline-width="auto" style:text-underline-mode="continuous"/>
    </style:style>
    <style:style style:name="T673" style:parent-style-name="Domyślnaczcionkaakapitu" style:family="text">
      <style:text-properties style:text-underline-type="single" style:text-underline-style="solid" style:text-underline-width="auto" style:text-underline-mode="continuous"/>
    </style:style>
    <style:style style:name="P674" style:parent-style-name="Normalny" style:family="paragraph">
      <style:paragraph-properties fo:text-align="justify" fo:line-height="150%" fo:text-indent="0.25in"/>
    </style:style>
    <style:style style:name="T675" style:parent-style-name="Domyślnaczcionkaakapitu" style:family="text">
      <style:text-properties fo:background-color="#80FFFF"/>
    </style:style>
    <style:style style:name="T676" style:parent-style-name="Domyślnaczcionkaakapitu" style:family="text">
      <style:text-properties fo:background-color="#80FFFF"/>
    </style:style>
    <style:style style:name="P677" style:parent-style-name="Normalny" style:family="paragraph">
      <style:paragraph-properties fo:text-align="justify" fo:line-height="150%"/>
    </style:style>
    <style:style style:name="T678" style:parent-style-name="Domyślnaczcionkaakapitu" style:family="text">
      <style:text-properties style:text-underline-type="single" style:text-underline-style="solid" style:text-underline-width="auto" style:text-underline-mode="continuous"/>
    </style:style>
    <style:style style:name="T679" style:parent-style-name="Domyślnaczcionkaakapitu" style:family="text">
      <style:text-properties fo:background-color="#80FFFF" style:text-underline-type="single" style:text-underline-style="solid" style:text-underline-width="auto" style:text-underline-mode="continuous"/>
    </style:style>
    <style:style style:name="T680" style:parent-style-name="Domyślnaczcionkaakapitu" style:family="text">
      <style:text-properties style:text-underline-type="single" style:text-underline-style="solid" style:text-underline-width="auto" style:text-underline-mode="continuous"/>
    </style:style>
    <style:style style:name="P681" style:parent-style-name="Normalny" style:family="paragraph">
      <style:paragraph-properties fo:text-align="justify" fo:line-height="150%" fo:text-indent="0.25in"/>
      <style:text-properties fo:background-color="#80FFFF"/>
    </style:style>
    <style:style style:name="P682" style:parent-style-name="Normalny" style:family="paragraph">
      <style:paragraph-properties fo:text-align="justify" fo:line-height="150%"/>
    </style:style>
    <style:style style:name="T683" style:parent-style-name="Domyślnaczcionkaakapitu" style:family="text">
      <style:text-properties fo:background-color="#80FFFF" style:text-underline-type="single" style:text-underline-style="solid" style:text-underline-width="auto" style:text-underline-mode="continuous"/>
    </style:style>
    <style:style style:name="T684" style:parent-style-name="Domyślnaczcionkaakapitu" style:family="text">
      <style:text-properties style:text-underline-type="single" style:text-underline-style="solid" style:text-underline-width="auto" style:text-underline-mode="continuous"/>
    </style:style>
    <style:style style:name="P685" style:parent-style-name="Normalny" style:family="paragraph">
      <style:paragraph-properties fo:text-align="justify" fo:line-height="150%" fo:text-indent="0.25in"/>
    </style:style>
    <style:style style:name="T686" style:parent-style-name="Domyślnaczcionkaakapitu" style:family="text">
      <style:text-properties fo:background-color="#80FFFF"/>
    </style:style>
    <style:style style:name="T687" style:parent-style-name="Domyślnaczcionkaakapitu" style:family="text">
      <style:text-properties fo:background-color="#80FFFF"/>
    </style:style>
    <style:style style:name="P688" style:parent-style-name="Normalny" style:family="paragraph">
      <style:paragraph-properties fo:text-align="justify" fo:line-height="150%"/>
    </style:style>
    <style:style style:name="T689" style:parent-style-name="Domyślnaczcionkaakapitu" style:family="text">
      <style:text-properties style:text-underline-type="single" style:text-underline-style="solid" style:text-underline-width="auto" style:text-underline-mode="continuous"/>
    </style:style>
    <style:style style:name="P690" style:parent-style-name="Normalny" style:family="paragraph">
      <style:paragraph-properties fo:text-align="justify" fo:line-height="150%" fo:text-indent="0.25in"/>
    </style:style>
    <style:style style:name="T691" style:parent-style-name="Domyślnaczcionkaakapitu" style:family="text">
      <style:text-properties fo:background-color="#80FFFF"/>
    </style:style>
    <style:style style:name="P692" style:parent-style-name="Normalny" style:family="paragraph">
      <style:paragraph-properties fo:text-align="justify" fo:line-height="150%" fo:text-indent="0.25in"/>
    </style:style>
    <style:style style:name="T693" style:parent-style-name="Domyślnaczcionkaakapitu" style:family="text">
      <style:text-properties fo:background-color="#80FFFF"/>
    </style:style>
    <style:style style:name="P694" style:parent-style-name="Normalny" style:family="paragraph">
      <style:paragraph-properties fo:text-align="justify" fo:line-height="150%"/>
    </style:style>
    <style:style style:name="T695" style:parent-style-name="Domyślnaczcionkaakapitu" style:family="text">
      <style:text-properties style:text-underline-type="single" style:text-underline-style="solid" style:text-underline-width="auto" style:text-underline-mode="continuous"/>
    </style:style>
    <style:style style:name="T696" style:parent-style-name="Domyślnaczcionkaakapitu" style:family="text">
      <style:text-properties fo:background-color="#80FFFF" style:text-underline-type="single" style:text-underline-style="solid" style:text-underline-width="auto" style:text-underline-mode="continuous"/>
    </style:style>
    <style:style style:name="T697" style:parent-style-name="Domyślnaczcionkaakapitu" style:family="text">
      <style:text-properties style:text-underline-type="single" style:text-underline-style="solid" style:text-underline-width="auto" style:text-underline-mode="continuous"/>
    </style:style>
    <style:style style:name="T698" style:parent-style-name="Domyślnaczcionkaakapitu" style:family="text">
      <style:text-properties fo:background-color="#80FFFF" style:text-underline-type="single" style:text-underline-style="solid" style:text-underline-width="auto" style:text-underline-mode="continuous"/>
    </style:style>
    <style:style style:name="T699" style:parent-style-name="Domyślnaczcionkaakapitu" style:family="text">
      <style:text-properties style:text-underline-type="single" style:text-underline-style="solid" style:text-underline-width="auto" style:text-underline-mode="continuous"/>
    </style:style>
    <style:style style:name="T700" style:parent-style-name="Domyślnaczcionkaakapitu" style:family="text">
      <style:text-properties fo:background-color="#80FFFF" style:text-underline-type="single" style:text-underline-style="solid" style:text-underline-width="auto" style:text-underline-mode="continuous"/>
    </style:style>
    <style:style style:name="T701" style:parent-style-name="Domyślnaczcionkaakapitu" style:family="text">
      <style:text-properties fo:background-color="#80FFFF"/>
    </style:style>
    <style:style style:name="P702" style:parent-style-name="Normalny" style:family="paragraph">
      <style:paragraph-properties fo:text-align="justify" fo:line-height="150%" fo:text-indent="0.25in"/>
    </style:style>
    <style:style style:name="T703" style:parent-style-name="Domyślnaczcionkaakapitu" style:family="text">
      <style:text-properties fo:background-color="#80FFFF"/>
    </style:style>
    <style:style style:name="P704" style:parent-style-name="Normalny" style:family="paragraph">
      <style:paragraph-properties fo:text-align="justify" fo:line-height="150%" fo:text-indent="0.25in"/>
    </style:style>
    <style:style style:name="P705" style:parent-style-name="Normalny" style:family="paragraph">
      <style:paragraph-properties fo:text-align="justify" fo:line-height="150%"/>
    </style:style>
    <style:style style:name="T706" style:parent-style-name="Domyślnaczcionkaakapitu" style:family="text">
      <style:text-properties style:text-underline-type="single" style:text-underline-style="solid" style:text-underline-width="auto" style:text-underline-mode="continuous"/>
    </style:style>
    <style:style style:name="P707" style:parent-style-name="Normalny" style:family="paragraph">
      <style:paragraph-properties fo:text-align="justify" fo:line-height="150%" fo:text-indent="0.25in"/>
    </style:style>
    <style:style style:name="P708" style:parent-style-name="Normalny" style:family="paragraph">
      <style:paragraph-properties fo:text-align="justify" fo:line-height="150%" fo:text-indent="0.25in"/>
    </style:style>
    <style:style style:name="T709" style:parent-style-name="Domyślnaczcionkaakapitu" style:family="text">
      <style:text-properties fo:background-color="#80FFFF"/>
    </style:style>
    <style:style style:name="T710" style:parent-style-name="Domyślnaczcionkaakapitu" style:family="text">
      <style:text-properties fo:background-color="#80FFFF"/>
    </style:style>
    <style:style style:name="T711" style:parent-style-name="Domyślnaczcionkaakapitu" style:family="text">
      <style:text-properties fo:background-color="#80FFFF"/>
    </style:style>
    <style:style style:name="T712" style:parent-style-name="Domyślnaczcionkaakapitu" style:family="text">
      <style:text-properties fo:background-color="#80FFFF"/>
    </style:style>
    <style:style style:name="T713" style:parent-style-name="Domyślnaczcionkaakapitu" style:family="text">
      <style:text-properties fo:background-color="#80FFFF"/>
    </style:style>
    <style:style style:name="P714" style:parent-style-name="Normalny" style:family="paragraph">
      <style:paragraph-properties fo:text-align="justify" fo:line-height="150%" fo:text-indent="0.25in"/>
    </style:style>
    <style:style style:name="T715" style:parent-style-name="Domyślnaczcionkaakapitu" style:family="text">
      <style:text-properties fo:background-color="#80FFFF"/>
    </style:style>
    <style:style style:name="T716" style:parent-style-name="Domyślnaczcionkaakapitu" style:family="text">
      <style:text-properties fo:background-color="#80FFFF"/>
    </style:style>
    <style:style style:name="T717" style:parent-style-name="Domyślnaczcionkaakapitu" style:family="text">
      <style:text-properties fo:background-color="#80FFFF"/>
    </style:style>
    <style:style style:name="T718" style:parent-style-name="Domyślnaczcionkaakapitu" style:family="text">
      <style:text-properties fo:background-color="#80FFFF"/>
    </style:style>
    <style:style style:name="T719" style:parent-style-name="Domyślnaczcionkaakapitu" style:family="text">
      <style:text-properties fo:background-color="#80FFFF"/>
    </style:style>
    <style:style style:name="T720" style:parent-style-name="Domyślnaczcionkaakapitu" style:family="text">
      <style:text-properties fo:background-color="#80FFFF"/>
    </style:style>
    <style:style style:name="P721" style:parent-style-name="Normalny" style:family="paragraph">
      <style:paragraph-properties fo:text-align="justify" fo:line-height="150%" fo:text-indent="0.25in"/>
    </style:style>
    <style:style style:name="T722" style:parent-style-name="Domyślnaczcionkaakapitu" style:family="text">
      <style:text-properties fo:background-color="#80FFFF"/>
    </style:style>
    <style:style style:name="T723" style:parent-style-name="Domyślnaczcionkaakapitu" style:family="text">
      <style:text-properties fo:background-color="#80FFFF"/>
    </style:style>
    <style:style style:name="P724" style:parent-style-name="Normalny" style:family="paragraph">
      <style:paragraph-properties fo:text-align="justify" fo:line-height="150%" fo:text-indent="0.25in"/>
    </style:style>
    <style:style style:name="P725" style:parent-style-name="Normalny" style:family="paragraph">
      <style:paragraph-properties fo:text-align="justify" fo:line-height="150%"/>
    </style:style>
    <style:style style:name="T726" style:parent-style-name="Domyślnaczcionkaakapitu" style:family="text">
      <style:text-properties fo:background-color="#80FFFF" style:text-underline-type="single" style:text-underline-style="solid" style:text-underline-width="auto" style:text-underline-mode="continuous"/>
    </style:style>
    <style:style style:name="T727" style:parent-style-name="Domyślnaczcionkaakapitu" style:family="text">
      <style:text-properties style:text-underline-type="single" style:text-underline-style="solid" style:text-underline-width="auto" style:text-underline-mode="continuous"/>
    </style:style>
    <style:style style:name="T728" style:parent-style-name="Domyślnaczcionkaakapitu" style:family="text">
      <style:text-properties fo:background-color="#80FFFF" style:text-underline-type="single" style:text-underline-style="solid" style:text-underline-width="auto" style:text-underline-mode="continuous"/>
    </style:style>
    <style:style style:name="T729" style:parent-style-name="Domyślnaczcionkaakapitu" style:family="text">
      <style:text-properties style:text-underline-type="single" style:text-underline-style="solid" style:text-underline-width="auto" style:text-underline-mode="continuous"/>
    </style:style>
    <style:style style:name="T730" style:parent-style-name="Domyślnaczcionkaakapitu" style:family="text">
      <style:text-properties fo:background-color="#80FFFF" style:text-underline-type="single" style:text-underline-style="solid" style:text-underline-width="auto" style:text-underline-mode="continuous"/>
    </style:style>
    <style:style style:name="T731" style:parent-style-name="Domyślnaczcionkaakapitu" style:family="text">
      <style:text-properties fo:background-color="#80FFFF"/>
    </style:style>
    <style:style style:name="P732" style:parent-style-name="Normalny" style:family="paragraph">
      <style:paragraph-properties fo:text-align="justify" fo:line-height="150%" fo:text-indent="0.25in"/>
    </style:style>
    <style:style style:name="P733" style:parent-style-name="Normalny" style:family="paragraph">
      <style:paragraph-properties fo:text-align="justify" fo:line-height="150%"/>
    </style:style>
    <style:style style:name="T734" style:parent-style-name="Domyślnaczcionkaakapitu" style:family="text">
      <style:text-properties style:text-underline-type="single" style:text-underline-style="solid" style:text-underline-width="auto" style:text-underline-mode="continuous"/>
    </style:style>
    <style:style style:name="T735" style:parent-style-name="Domyślnaczcionkaakapitu" style:family="text">
      <style:text-properties fo:background-color="#80FFFF" style:text-underline-type="single" style:text-underline-style="solid" style:text-underline-width="auto" style:text-underline-mode="continuous"/>
    </style:style>
    <style:style style:name="T736" style:parent-style-name="Domyślnaczcionkaakapitu" style:family="text">
      <style:text-properties style:text-underline-type="single" style:text-underline-style="solid" style:text-underline-width="auto" style:text-underline-mode="continuous"/>
    </style:style>
    <style:style style:name="P737" style:parent-style-name="Normalny" style:family="paragraph">
      <style:paragraph-properties fo:text-align="justify" fo:line-height="150%" fo:text-indent="0.25in"/>
    </style:style>
    <style:style style:name="T738" style:parent-style-name="Domyślnaczcionkaakapitu" style:family="text">
      <style:text-properties fo:background-color="#80FFFF"/>
    </style:style>
    <style:style style:name="T739" style:parent-style-name="Domyślnaczcionkaakapitu" style:family="text">
      <style:text-properties fo:background-color="#80FFFF"/>
    </style:style>
    <style:style style:name="T740" style:parent-style-name="Domyślnaczcionkaakapitu" style:family="text">
      <style:text-properties fo:background-color="#80FFFF"/>
    </style:style>
    <style:style style:name="P741" style:parent-style-name="Normalny" style:family="paragraph">
      <style:paragraph-properties fo:text-align="justify" fo:line-height="150%"/>
    </style:style>
    <style:style style:name="P742" style:parent-style-name="Normalny" style:family="paragraph">
      <style:paragraph-properties fo:text-align="justify" fo:line-height="150%"/>
    </style:style>
    <style:style style:name="T743" style:parent-style-name="Domyślnaczcionkaakapitu" style:family="text">
      <style:text-properties style:text-underline-type="single" style:text-underline-style="solid" style:text-underline-width="auto" style:text-underline-mode="continuous"/>
    </style:style>
    <style:style style:name="T744" style:parent-style-name="Domyślnaczcionkaakapitu" style:family="text">
      <style:text-properties fo:background-color="#80FFFF" style:text-underline-type="single" style:text-underline-style="solid" style:text-underline-width="auto" style:text-underline-mode="continuous"/>
    </style:style>
    <style:style style:name="T745" style:parent-style-name="Domyślnaczcionkaakapitu" style:family="text">
      <style:text-properties fo:background-color="#80FFFF"/>
    </style:style>
    <style:style style:name="P746" style:parent-style-name="Normalny" style:family="paragraph">
      <style:paragraph-properties fo:text-align="justify" fo:line-height="150%" fo:text-indent="0.25in"/>
    </style:style>
    <style:style style:name="T747" style:parent-style-name="Domyślnaczcionkaakapitu" style:family="text">
      <style:text-properties fo:background-color="#80FFFF"/>
    </style:style>
    <style:style style:name="P748" style:parent-style-name="Normalny" style:family="paragraph">
      <style:paragraph-properties fo:text-align="justify" fo:line-height="150%" fo:text-indent="0.25in"/>
    </style:style>
    <style:style style:name="T749" style:parent-style-name="Domyślnaczcionkaakapitu" style:family="text">
      <style:text-properties fo:background-color="#80FFFF"/>
    </style:style>
    <style:style style:name="T750" style:parent-style-name="Domyślnaczcionkaakapitu" style:family="text">
      <style:text-properties fo:background-color="#80FFFF"/>
    </style:style>
    <style:style style:name="T751" style:parent-style-name="Domyślnaczcionkaakapitu" style:family="text">
      <style:text-properties fo:background-color="#80FFFF"/>
    </style:style>
    <style:style style:name="T752" style:parent-style-name="Domyślnaczcionkaakapitu" style:family="text">
      <style:text-properties fo:background-color="#80FFFF"/>
    </style:style>
    <style:style style:name="P753" style:parent-style-name="Normalny" style:family="paragraph">
      <style:paragraph-properties fo:text-align="justify" fo:line-height="150%" fo:text-indent="0.25in"/>
    </style:style>
    <style:style style:name="T754" style:parent-style-name="Domyślnaczcionkaakapitu" style:family="text">
      <style:text-properties fo:background-color="#80FFFF"/>
    </style:style>
    <style:style style:name="P755" style:parent-style-name="Normalny" style:family="paragraph">
      <style:paragraph-properties fo:text-align="justify" fo:line-height="150%" fo:text-indent="0.25in"/>
    </style:style>
    <style:style style:name="T756" style:parent-style-name="Domyślnaczcionkaakapitu" style:family="text">
      <style:text-properties fo:background-color="#80FFFF"/>
    </style:style>
    <style:style style:name="T757" style:parent-style-name="Domyślnaczcionkaakapitu" style:family="text">
      <style:text-properties fo:background-color="#80FFFF"/>
    </style:style>
    <style:style style:name="T758" style:parent-style-name="Domyślnaczcionkaakapitu" style:family="text">
      <style:text-properties fo:background-color="#80FFFF"/>
    </style:style>
    <style:style style:name="T759" style:parent-style-name="Domyślnaczcionkaakapitu" style:family="text">
      <style:text-properties fo:background-color="#80FFFF"/>
    </style:style>
    <style:style style:name="T760" style:parent-style-name="Domyślnaczcionkaakapitu" style:family="text">
      <style:text-properties fo:background-color="#80FFFF"/>
    </style:style>
    <style:style style:name="T761" style:parent-style-name="Domyślnaczcionkaakapitu" style:family="text">
      <style:text-properties fo:background-color="#80FFFF"/>
    </style:style>
    <style:style style:name="T762" style:parent-style-name="Domyślnaczcionkaakapitu" style:family="text">
      <style:text-properties fo:background-color="#80FFFF"/>
    </style:style>
    <style:style style:name="T763" style:parent-style-name="Domyślnaczcionkaakapitu" style:family="text">
      <style:text-properties fo:background-color="#80FFFF"/>
    </style:style>
    <style:style style:name="T764" style:parent-style-name="Domyślnaczcionkaakapitu" style:family="text">
      <style:text-properties fo:background-color="#80FFFF"/>
    </style:style>
    <style:style style:name="T765" style:parent-style-name="Domyślnaczcionkaakapitu" style:family="text">
      <style:text-properties fo:background-color="#80FFFF"/>
    </style:style>
    <style:style style:name="T766" style:parent-style-name="Domyślnaczcionkaakapitu" style:family="text">
      <style:text-properties fo:background-color="#80FFFF"/>
    </style:style>
    <style:style style:name="P767" style:parent-style-name="Normalny" style:family="paragraph">
      <style:paragraph-properties fo:text-align="justify" fo:line-height="150%" fo:text-indent="0.25in"/>
    </style:style>
    <style:style style:name="T768" style:parent-style-name="Domyślnaczcionkaakapitu" style:family="text">
      <style:text-properties fo:background-color="#80FFFF"/>
    </style:style>
    <style:style style:name="T769" style:parent-style-name="Domyślnaczcionkaakapitu" style:family="text">
      <style:text-properties fo:background-color="#80FFFF"/>
    </style:style>
    <style:style style:name="T770" style:parent-style-name="Domyślnaczcionkaakapitu" style:family="text">
      <style:text-properties fo:background-color="#80FFFF"/>
    </style:style>
    <style:style style:name="T771" style:parent-style-name="Domyślnaczcionkaakapitu" style:family="text">
      <style:text-properties fo:background-color="#80FFFF"/>
    </style:style>
    <style:style style:name="T772" style:parent-style-name="Domyślnaczcionkaakapitu" style:family="text">
      <style:text-properties fo:background-color="#80FFFF"/>
    </style:style>
    <style:style style:name="T773" style:parent-style-name="Domyślnaczcionkaakapitu" style:family="text">
      <style:text-properties fo:background-color="#80FFFF"/>
    </style:style>
    <style:style style:name="T774" style:parent-style-name="Domyślnaczcionkaakapitu" style:family="text">
      <style:text-properties fo:background-color="#80FFFF"/>
    </style:style>
    <style:style style:name="T775" style:parent-style-name="Domyślnaczcionkaakapitu" style:family="text">
      <style:text-properties fo:background-color="#80FFFF"/>
    </style:style>
    <style:style style:name="P776" style:parent-style-name="Normalny" style:family="paragraph">
      <style:paragraph-properties fo:text-align="justify" fo:line-height="150%" fo:text-indent="0.25in"/>
    </style:style>
    <style:style style:name="T777" style:parent-style-name="Domyślnaczcionkaakapitu" style:family="text">
      <style:text-properties fo:background-color="#80FFFF"/>
    </style:style>
    <style:style style:name="P778" style:parent-style-name="Normalny" style:family="paragraph">
      <style:paragraph-properties fo:text-align="justify" fo:line-height="150%"/>
    </style:style>
    <style:style style:name="T779" style:parent-style-name="Domyślnaczcionkaakapitu" style:family="text">
      <style:text-properties fo:background-color="#80FFFF"/>
    </style:style>
    <style:style style:name="T780" style:parent-style-name="Domyślnaczcionkaakapitu" style:family="text">
      <style:text-properties fo:background-color="#80FFFF"/>
    </style:style>
    <style:style style:name="P781" style:parent-style-name="Normalny" style:family="paragraph">
      <style:paragraph-properties fo:text-align="justify" fo:line-height="150%" fo:text-indent="0.25in"/>
    </style:style>
    <style:style style:name="T782" style:parent-style-name="Domyślnaczcionkaakapitu" style:family="text">
      <style:text-properties fo:background-color="#80FFFF"/>
    </style:style>
    <style:style style:name="T783" style:parent-style-name="Domyślnaczcionkaakapitu" style:family="text">
      <style:text-properties fo:background-color="#80FFFF"/>
    </style:style>
    <style:style style:name="T784" style:parent-style-name="Domyślnaczcionkaakapitu" style:family="text">
      <style:text-properties fo:background-color="#80FFFF"/>
    </style:style>
    <style:style style:name="P785" style:parent-style-name="Normalny" style:family="paragraph">
      <style:paragraph-properties fo:text-align="justify" fo:line-height="150%" fo:text-indent="0.25in"/>
    </style:style>
    <style:style style:name="T786" style:parent-style-name="Domyślnaczcionkaakapitu" style:family="text">
      <style:text-properties fo:background-color="#80FFFF"/>
    </style:style>
    <style:style style:name="T787" style:parent-style-name="Domyślnaczcionkaakapitu" style:family="text">
      <style:text-properties fo:background-color="#80FFFF"/>
    </style:style>
    <style:style style:name="P788" style:parent-style-name="Normalny" style:family="paragraph">
      <style:paragraph-properties fo:text-align="justify" fo:line-height="150%" fo:text-indent="0.25in"/>
    </style:style>
    <style:style style:name="T789" style:parent-style-name="Domyślnaczcionkaakapitu" style:family="text">
      <style:text-properties fo:background-color="#80FFFF"/>
    </style:style>
    <style:style style:name="T790" style:parent-style-name="Domyślnaczcionkaakapitu" style:family="text">
      <style:text-properties fo:background-color="#80FFFF"/>
    </style:style>
    <style:style style:name="T791" style:parent-style-name="Domyślnaczcionkaakapitu" style:family="text">
      <style:text-properties fo:background-color="#80FFFF"/>
    </style:style>
    <style:style style:name="T792" style:parent-style-name="Domyślnaczcionkaakapitu" style:family="text">
      <style:text-properties fo:background-color="#80FFFF"/>
    </style:style>
    <style:style style:name="P793" style:parent-style-name="Normalny" style:family="paragraph">
      <style:paragraph-properties fo:text-align="justify" fo:line-height="150%" fo:text-indent="0.25in"/>
    </style:style>
    <style:style style:name="T794" style:parent-style-name="Domyślnaczcionkaakapitu" style:family="text">
      <style:text-properties fo:background-color="#80FFFF"/>
    </style:style>
    <style:style style:name="T795" style:parent-style-name="Domyślnaczcionkaakapitu" style:family="text">
      <style:text-properties fo:background-color="#80FFFF"/>
    </style:style>
    <style:style style:name="T796" style:parent-style-name="Domyślnaczcionkaakapitu" style:family="text">
      <style:text-properties fo:background-color="#80FFFF"/>
    </style:style>
    <style:style style:name="T797" style:parent-style-name="Domyślnaczcionkaakapitu" style:family="text">
      <style:text-properties fo:background-color="#80FFFF"/>
    </style:style>
    <style:style style:name="T798" style:parent-style-name="Domyślnaczcionkaakapitu" style:family="text">
      <style:text-properties fo:background-color="#80FFFF"/>
    </style:style>
    <style:style style:name="T799" style:parent-style-name="Domyślnaczcionkaakapitu" style:family="text">
      <style:text-properties fo:background-color="#80FFFF"/>
    </style:style>
    <style:style style:name="T800" style:parent-style-name="Domyślnaczcionkaakapitu" style:family="text">
      <style:text-properties fo:background-color="#80FFFF"/>
    </style:style>
    <style:style style:name="T801" style:parent-style-name="Domyślnaczcionkaakapitu" style:family="text">
      <style:text-properties fo:background-color="#80FFFF"/>
    </style:style>
    <style:style style:name="T802" style:parent-style-name="Domyślnaczcionkaakapitu" style:family="text">
      <style:text-properties fo:background-color="#80FFFF"/>
    </style:style>
    <style:style style:name="T803" style:parent-style-name="Domyślnaczcionkaakapitu" style:family="text">
      <style:text-properties fo:background-color="#80FFFF"/>
    </style:style>
    <style:style style:name="T804" style:parent-style-name="Domyślnaczcionkaakapitu" style:family="text">
      <style:text-properties fo:background-color="#80FFFF"/>
    </style:style>
    <style:style style:name="T805" style:parent-style-name="Domyślnaczcionkaakapitu" style:family="text">
      <style:text-properties fo:background-color="#80FFFF"/>
    </style:style>
    <style:style style:name="P806" style:parent-style-name="Normalny" style:family="paragraph">
      <style:paragraph-properties fo:text-align="justify" fo:line-height="150%" fo:text-indent="0.25in"/>
    </style:style>
    <style:style style:name="T807" style:parent-style-name="Domyślnaczcionkaakapitu" style:family="text">
      <style:text-properties fo:background-color="#80FFFF"/>
    </style:style>
    <style:style style:name="T808" style:parent-style-name="Domyślnaczcionkaakapitu" style:family="text">
      <style:text-properties fo:background-color="#80FFFF"/>
    </style:style>
    <style:style style:name="T809" style:parent-style-name="Domyślnaczcionkaakapitu" style:family="text">
      <style:text-properties fo:background-color="#80FFFF"/>
    </style:style>
    <style:style style:name="T810" style:parent-style-name="Domyślnaczcionkaakapitu" style:family="text">
      <style:text-properties fo:background-color="#80FFFF"/>
    </style:style>
    <style:style style:name="T811" style:parent-style-name="Domyślnaczcionkaakapitu" style:family="text">
      <style:text-properties fo:background-color="#80FFFF"/>
    </style:style>
    <style:style style:name="T812" style:parent-style-name="Domyślnaczcionkaakapitu" style:family="text">
      <style:text-properties fo:background-color="#80FFFF"/>
    </style:style>
    <style:style style:name="T813" style:parent-style-name="Domyślnaczcionkaakapitu" style:family="text">
      <style:text-properties fo:background-color="#80FFFF"/>
    </style:style>
    <style:style style:name="P814" style:parent-style-name="Normalny" style:family="paragraph">
      <style:paragraph-properties fo:text-align="justify" fo:line-height="150%" fo:text-indent="0.25in"/>
    </style:style>
    <style:style style:name="T815" style:parent-style-name="Domyślnaczcionkaakapitu" style:family="text">
      <style:text-properties fo:background-color="#80FFFF"/>
    </style:style>
    <style:style style:name="T816" style:parent-style-name="Domyślnaczcionkaakapitu" style:family="text">
      <style:text-properties fo:background-color="#80FFFF"/>
    </style:style>
    <style:style style:name="T817" style:parent-style-name="Domyślnaczcionkaakapitu" style:family="text">
      <style:text-properties fo:background-color="#80FFFF"/>
    </style:style>
    <style:style style:name="T818" style:parent-style-name="Domyślnaczcionkaakapitu" style:family="text">
      <style:text-properties fo:background-color="#80FFFF"/>
    </style:style>
    <style:style style:name="T819" style:parent-style-name="Domyślnaczcionkaakapitu" style:family="text">
      <style:text-properties fo:background-color="#80FFFF"/>
    </style:style>
    <style:style style:name="T820" style:parent-style-name="Domyślnaczcionkaakapitu" style:family="text">
      <style:text-properties fo:background-color="#80FFFF"/>
    </style:style>
    <style:style style:name="T821" style:parent-style-name="Domyślnaczcionkaakapitu" style:family="text">
      <style:text-properties fo:background-color="#80FFFF"/>
    </style:style>
    <style:style style:name="T822" style:parent-style-name="Domyślnaczcionkaakapitu" style:family="text">
      <style:text-properties fo:background-color="#80FFFF"/>
    </style:style>
    <style:style style:name="P823" style:parent-style-name="Normalny" style:family="paragraph">
      <style:paragraph-properties fo:text-align="justify" fo:line-height="150%" fo:text-indent="0.25in"/>
    </style:style>
    <style:style style:name="T824" style:parent-style-name="Domyślnaczcionkaakapitu" style:family="text">
      <style:text-properties fo:background-color="#80FFFF"/>
    </style:style>
    <style:style style:name="P825" style:parent-style-name="Normalny" style:family="paragraph">
      <style:paragraph-properties fo:text-align="justify" fo:line-height="150%"/>
    </style:style>
    <style:style style:name="T826" style:parent-style-name="Domyślnaczcionkaakapitu" style:family="text">
      <style:text-properties style:text-underline-type="single" style:text-underline-style="solid" style:text-underline-width="auto" style:text-underline-mode="continuous"/>
    </style:style>
    <style:style style:name="P827" style:parent-style-name="Normalny" style:family="paragraph">
      <style:paragraph-properties fo:text-align="justify" fo:line-height="150%" fo:text-indent="0.25in"/>
    </style:style>
    <style:style style:name="T828" style:parent-style-name="Domyślnaczcionkaakapitu" style:family="text">
      <style:text-properties fo:background-color="#80FFFF"/>
    </style:style>
    <style:style style:name="T829" style:parent-style-name="Domyślnaczcionkaakapitu" style:family="text">
      <style:text-properties fo:background-color="#80FFFF"/>
    </style:style>
    <style:style style:name="P830" style:parent-style-name="Normalny" style:family="paragraph">
      <style:paragraph-properties fo:text-align="justify" fo:line-height="150%" fo:text-indent="0.25in"/>
    </style:style>
    <style:style style:name="T831" style:parent-style-name="Domyślnaczcionkaakapitu" style:family="text">
      <style:text-properties fo:background-color="#80FFFF"/>
    </style:style>
    <style:style style:name="P832" style:parent-style-name="Normalny" style:family="paragraph">
      <style:paragraph-properties fo:text-align="justify" fo:line-height="150%" fo:text-indent="0.25in"/>
    </style:style>
    <style:style style:name="T833" style:parent-style-name="Domyślnaczcionkaakapitu" style:family="text">
      <style:text-properties fo:background-color="#80FFFF"/>
    </style:style>
    <style:style style:name="T834" style:parent-style-name="Domyślnaczcionkaakapitu" style:family="text">
      <style:text-properties fo:background-color="#80FFFF"/>
    </style:style>
    <style:style style:name="T835" style:parent-style-name="Domyślnaczcionkaakapitu" style:family="text">
      <style:text-properties fo:background-color="#80FFFF"/>
    </style:style>
    <style:style style:name="T836" style:parent-style-name="Domyślnaczcionkaakapitu" style:family="text">
      <style:text-properties fo:background-color="#80FFFF"/>
    </style:style>
    <style:style style:name="P837" style:parent-style-name="Normalny" style:family="paragraph">
      <style:paragraph-properties fo:text-align="justify" fo:line-height="150%" fo:text-indent="0.25in"/>
    </style:style>
    <style:style style:name="T838" style:parent-style-name="Domyślnaczcionkaakapitu" style:family="text">
      <style:text-properties fo:background-color="#80FFFF"/>
    </style:style>
    <style:style style:name="T839" style:parent-style-name="Domyślnaczcionkaakapitu" style:family="text">
      <style:text-properties fo:background-color="#80FFFF"/>
    </style:style>
    <style:style style:name="T840" style:parent-style-name="Domyślnaczcionkaakapitu" style:family="text">
      <style:text-properties fo:background-color="#80FFFF"/>
    </style:style>
    <style:style style:name="T841" style:parent-style-name="Domyślnaczcionkaakapitu" style:family="text">
      <style:text-properties fo:background-color="#80FFFF"/>
    </style:style>
    <style:style style:name="T842" style:parent-style-name="Domyślnaczcionkaakapitu" style:family="text">
      <style:text-properties fo:background-color="#80FFFF"/>
    </style:style>
    <style:style style:name="T843" style:parent-style-name="Domyślnaczcionkaakapitu" style:family="text">
      <style:text-properties fo:background-color="#80FFFF"/>
    </style:style>
    <style:style style:name="T844" style:parent-style-name="Domyślnaczcionkaakapitu" style:family="text">
      <style:text-properties fo:background-color="#80FFFF"/>
    </style:style>
    <style:style style:name="T845" style:parent-style-name="Domyślnaczcionkaakapitu" style:family="text">
      <style:text-properties fo:background-color="#80FFFF"/>
    </style:style>
    <style:style style:name="P846" style:parent-style-name="Normalny" style:family="paragraph">
      <style:paragraph-properties fo:text-align="justify" fo:line-height="150%" fo:text-indent="0.25in"/>
    </style:style>
    <style:style style:name="T847" style:parent-style-name="Domyślnaczcionkaakapitu" style:family="text">
      <style:text-properties fo:background-color="#80FFFF"/>
    </style:style>
    <style:style style:name="T848" style:parent-style-name="Domyślnaczcionkaakapitu" style:family="text">
      <style:text-properties fo:background-color="#80FFFF"/>
    </style:style>
    <style:style style:name="T849" style:parent-style-name="Domyślnaczcionkaakapitu" style:family="text">
      <style:text-properties fo:background-color="#80FFFF"/>
    </style:style>
    <style:style style:name="T850" style:parent-style-name="Domyślnaczcionkaakapitu" style:family="text">
      <style:text-properties fo:background-color="#80FFFF"/>
    </style:style>
    <style:style style:name="T851" style:parent-style-name="Domyślnaczcionkaakapitu" style:family="text">
      <style:text-properties fo:background-color="#80FFFF"/>
    </style:style>
    <style:style style:name="T852" style:parent-style-name="Domyślnaczcionkaakapitu" style:family="text">
      <style:text-properties fo:background-color="#80FFFF"/>
    </style:style>
    <style:style style:name="P853" style:parent-style-name="Normalny" style:family="paragraph">
      <style:paragraph-properties fo:text-align="justify" fo:line-height="150%" fo:text-indent="0.25in"/>
    </style:style>
    <style:style style:name="T854" style:parent-style-name="Domyślnaczcionkaakapitu" style:family="text">
      <style:text-properties fo:background-color="#80FFFF"/>
    </style:style>
    <style:style style:name="T855" style:parent-style-name="Domyślnaczcionkaakapitu" style:family="text">
      <style:text-properties fo:background-color="#80FFFF"/>
    </style:style>
    <style:style style:name="T856" style:parent-style-name="Domyślnaczcionkaakapitu" style:family="text">
      <style:text-properties fo:background-color="#80FFFF"/>
    </style:style>
    <style:style style:name="P857" style:parent-style-name="Normalny" style:family="paragraph">
      <style:paragraph-properties fo:text-align="justify" fo:line-height="150%" fo:text-indent="0.25in"/>
    </style:style>
    <style:style style:name="T858" style:parent-style-name="Domyślnaczcionkaakapitu" style:family="text">
      <style:text-properties fo:background-color="#80FFFF"/>
    </style:style>
    <style:style style:name="P859" style:parent-style-name="Normalny" style:family="paragraph">
      <style:paragraph-properties fo:text-align="justify" fo:line-height="150%" fo:text-indent="0.25in"/>
    </style:style>
    <style:style style:name="P860" style:parent-style-name="Normalny" style:family="paragraph">
      <style:paragraph-properties fo:text-align="justify" fo:line-height="150%" fo:text-indent="0.25in"/>
    </style:style>
    <style:style style:name="T861" style:parent-style-name="Domyślnaczcionkaakapitu" style:family="text">
      <style:text-properties fo:background-color="#80FFFF"/>
    </style:style>
    <style:style style:name="P862" style:parent-style-name="Normalny" style:family="paragraph">
      <style:paragraph-properties fo:text-align="justify" fo:line-height="150%"/>
    </style:style>
    <style:style style:name="T863" style:parent-style-name="Domyślnaczcionkaakapitu" style:family="text">
      <style:text-properties style:text-underline-type="single" style:text-underline-style="solid" style:text-underline-width="auto" style:text-underline-mode="continuous"/>
    </style:style>
    <style:style style:name="P864" style:parent-style-name="Normalny" style:family="paragraph">
      <style:paragraph-properties fo:text-align="justify" fo:line-height="150%" fo:text-indent="0.25in"/>
    </style:style>
    <style:style style:name="P865" style:parent-style-name="Normalny" style:family="paragraph">
      <style:paragraph-properties fo:text-align="justify" fo:line-height="150%"/>
    </style:style>
    <style:style style:name="T866" style:parent-style-name="Domyślnaczcionkaakapitu" style:family="text">
      <style:text-properties style:text-underline-type="single" style:text-underline-style="solid" style:text-underline-width="auto" style:text-underline-mode="continuous"/>
    </style:style>
    <style:style style:name="T867" style:parent-style-name="Domyślnaczcionkaakapitu" style:family="text">
      <style:text-properties fo:background-color="#80FFFF"/>
    </style:style>
    <style:style style:name="P868" style:parent-style-name="Normalny" style:family="paragraph">
      <style:paragraph-properties fo:text-align="justify" fo:line-height="150%" fo:text-indent="0.25in"/>
    </style:style>
    <style:style style:name="T869" style:parent-style-name="Domyślnaczcionkaakapitu" style:family="text">
      <style:text-properties fo:background-color="#80FFFF"/>
    </style:style>
    <style:style style:name="T870" style:parent-style-name="Domyślnaczcionkaakapitu" style:family="text">
      <style:text-properties fo:background-color="#80FFFF"/>
    </style:style>
    <style:style style:name="P871" style:parent-style-name="Normalny" style:family="paragraph">
      <style:paragraph-properties fo:text-align="justify" fo:line-height="150%"/>
    </style:style>
    <style:style style:name="T872" style:parent-style-name="Domyślnaczcionkaakapitu" style:family="text">
      <style:text-properties style:text-underline-type="single" style:text-underline-style="solid" style:text-underline-width="auto" style:text-underline-mode="continuous"/>
    </style:style>
    <style:style style:name="T873" style:parent-style-name="Domyślnaczcionkaakapitu" style:family="text">
      <style:text-properties fo:background-color="#80FFFF" style:text-underline-type="single" style:text-underline-style="solid" style:text-underline-width="auto" style:text-underline-mode="continuous"/>
    </style:style>
    <style:style style:name="T874" style:parent-style-name="Domyślnaczcionkaakapitu" style:family="text">
      <style:text-properties style:text-underline-type="single" style:text-underline-style="solid" style:text-underline-width="auto" style:text-underline-mode="continuous"/>
    </style:style>
    <style:style style:name="P875" style:parent-style-name="Normalny" style:family="paragraph">
      <style:paragraph-properties fo:text-align="justify" fo:line-height="150%" fo:text-indent="0.25in"/>
    </style:style>
    <style:style style:name="P876" style:parent-style-name="Normalny" style:family="paragraph">
      <style:paragraph-properties fo:text-align="justify" fo:line-height="150%" fo:text-indent="0.25in"/>
    </style:style>
    <style:style style:name="T877" style:parent-style-name="Domyślnaczcionkaakapitu" style:family="text">
      <style:text-properties fo:background-color="#80FFFF"/>
    </style:style>
    <style:style style:name="P878" style:parent-style-name="Normalny" style:family="paragraph">
      <style:paragraph-properties fo:text-align="justify" fo:line-height="150%"/>
    </style:style>
    <style:style style:name="T879" style:parent-style-name="Domyślnaczcionkaakapitu" style:family="text">
      <style:text-properties style:text-underline-type="single" style:text-underline-style="solid" style:text-underline-width="auto" style:text-underline-mode="continuous"/>
    </style:style>
    <style:style style:name="T880" style:parent-style-name="Domyślnaczcionkaakapitu" style:family="text">
      <style:text-properties fo:background-color="#80FFFF" style:text-underline-type="single" style:text-underline-style="solid" style:text-underline-width="auto" style:text-underline-mode="continuous"/>
    </style:style>
    <style:style style:name="P881" style:parent-style-name="Normalny" style:family="paragraph">
      <style:paragraph-properties fo:text-align="justify" fo:line-height="150%" fo:text-indent="0.25in"/>
    </style:style>
    <style:style style:name="P882" style:parent-style-name="Normalny" style:family="paragraph">
      <style:paragraph-properties fo:text-align="justify" fo:line-height="150%" fo:text-indent="0.25in"/>
    </style:style>
    <style:style style:name="P883" style:parent-style-name="Normalny" style:family="paragraph">
      <style:paragraph-properties fo:text-align="justify" fo:line-height="150%" fo:text-indent="0.25in"/>
    </style:style>
    <style:style style:name="P884" style:parent-style-name="Normalny" style:family="paragraph">
      <style:paragraph-properties fo:text-align="justify" fo:line-height="150%"/>
    </style:style>
    <style:style style:name="T885" style:parent-style-name="Domyślnaczcionkaakapitu" style:family="text">
      <style:text-properties style:text-underline-type="single" style:text-underline-style="solid" style:text-underline-width="auto" style:text-underline-mode="continuous"/>
    </style:style>
    <style:style style:name="T886" style:parent-style-name="Domyślnaczcionkaakapitu" style:family="text">
      <style:text-properties fo:background-color="#80FFFF" style:text-underline-type="single" style:text-underline-style="solid" style:text-underline-width="auto" style:text-underline-mode="continuous"/>
    </style:style>
    <style:style style:name="T887" style:parent-style-name="Domyślnaczcionkaakapitu" style:family="text">
      <style:text-properties style:text-underline-type="single" style:text-underline-style="solid" style:text-underline-width="auto" style:text-underline-mode="continuous"/>
    </style:style>
    <style:style style:name="T888" style:parent-style-name="Domyślnaczcionkaakapitu" style:family="text">
      <style:text-properties fo:background-color="#80FFFF" style:text-underline-type="single" style:text-underline-style="solid" style:text-underline-width="auto" style:text-underline-mode="continuous"/>
    </style:style>
    <style:style style:name="T889" style:parent-style-name="Domyślnaczcionkaakapitu" style:family="text">
      <style:text-properties style:text-underline-type="single" style:text-underline-style="solid" style:text-underline-width="auto" style:text-underline-mode="continuous"/>
    </style:style>
    <style:style style:name="T890" style:parent-style-name="Domyślnaczcionkaakapitu" style:family="text">
      <style:text-properties fo:background-color="#80FFFF"/>
    </style:style>
    <style:style style:name="P891" style:parent-style-name="Normalny" style:family="paragraph">
      <style:paragraph-properties fo:text-align="justify" fo:line-height="150%" fo:text-indent="0.25in"/>
    </style:style>
    <style:style style:name="P892" style:parent-style-name="Normalny" style:family="paragraph">
      <style:paragraph-properties fo:text-align="justify" fo:line-height="150%" fo:text-indent="0.25in"/>
    </style:style>
    <style:style style:name="T893" style:parent-style-name="Domyślnaczcionkaakapitu" style:family="text">
      <style:text-properties fo:background-color="#80FFFF"/>
    </style:style>
    <style:style style:name="P894" style:parent-style-name="Normalny" style:family="paragraph">
      <style:paragraph-properties fo:text-align="justify" fo:line-height="150%" fo:text-indent="0.25in"/>
    </style:style>
    <style:style style:name="T895" style:parent-style-name="Domyślnaczcionkaakapitu" style:family="text">
      <style:text-properties fo:background-color="#80FFFF"/>
    </style:style>
    <style:style style:name="P896" style:parent-style-name="Normalny" style:family="paragraph">
      <style:paragraph-properties fo:text-align="justify" fo:line-height="150%"/>
    </style:style>
    <style:style style:name="T897" style:parent-style-name="Domyślnaczcionkaakapitu" style:family="text">
      <style:text-properties style:text-underline-type="single" style:text-underline-style="solid" style:text-underline-width="auto" style:text-underline-mode="continuous"/>
    </style:style>
    <style:style style:name="T898" style:parent-style-name="Domyślnaczcionkaakapitu" style:family="text">
      <style:text-properties fo:background-color="#80FFFF" style:text-underline-type="single" style:text-underline-style="solid" style:text-underline-width="auto" style:text-underline-mode="continuous"/>
    </style:style>
    <style:style style:name="P899" style:parent-style-name="Normalny" style:family="paragraph">
      <style:paragraph-properties fo:text-align="justify" fo:line-height="150%" fo:text-indent="0.25in"/>
    </style:style>
    <style:style style:name="P900" style:parent-style-name="Normalny" style:family="paragraph">
      <style:paragraph-properties fo:text-align="justify" fo:line-height="150%" fo:text-indent="0.25in"/>
    </style:style>
    <style:style style:name="P901" style:parent-style-name="Normalny" style:family="paragraph">
      <style:paragraph-properties fo:text-align="justify" fo:line-height="150%"/>
    </style:style>
    <style:style style:name="T902" style:parent-style-name="Domyślnaczcionkaakapitu" style:family="text">
      <style:text-properties fo:background-color="#80FFFF" style:text-underline-type="single" style:text-underline-style="solid" style:text-underline-width="auto" style:text-underline-mode="continuous"/>
    </style:style>
    <style:style style:name="T903" style:parent-style-name="Domyślnaczcionkaakapitu" style:family="text">
      <style:text-properties style:text-underline-type="single" style:text-underline-style="solid" style:text-underline-width="auto" style:text-underline-mode="continuous"/>
    </style:style>
    <style:style style:name="T904" style:parent-style-name="Domyślnaczcionkaakapitu" style:family="text">
      <style:text-properties fo:background-color="#80FFFF" style:text-underline-type="single" style:text-underline-style="solid" style:text-underline-width="auto" style:text-underline-mode="continuous"/>
    </style:style>
    <style:style style:name="T905" style:parent-style-name="Domyślnaczcionkaakapitu" style:family="text">
      <style:text-properties style:text-underline-type="single" style:text-underline-style="solid" style:text-underline-width="auto" style:text-underline-mode="continuous"/>
    </style:style>
    <style:style style:name="T906" style:parent-style-name="Domyślnaczcionkaakapitu" style:family="text">
      <style:text-properties fo:background-color="#80FFFF" style:text-underline-type="single" style:text-underline-style="solid" style:text-underline-width="auto" style:text-underline-mode="continuous"/>
    </style:style>
    <style:style style:name="T907" style:parent-style-name="Domyślnaczcionkaakapitu" style:family="text">
      <style:text-properties style:text-underline-type="single" style:text-underline-style="solid" style:text-underline-width="auto" style:text-underline-mode="continuous"/>
    </style:style>
    <style:style style:name="T908" style:parent-style-name="Domyślnaczcionkaakapitu" style:family="text">
      <style:text-properties fo:background-color="#80FFFF"/>
    </style:style>
    <style:style style:name="P909" style:parent-style-name="Normalny" style:family="paragraph">
      <style:paragraph-properties fo:text-align="justify" fo:line-height="150%" fo:text-indent="0.25in"/>
    </style:style>
    <style:style style:name="T910" style:parent-style-name="Domyślnaczcionkaakapitu" style:family="text">
      <style:text-properties fo:background-color="#80FFFF"/>
    </style:style>
    <style:style style:name="P911" style:parent-style-name="Normalny" style:family="paragraph">
      <style:paragraph-properties fo:text-align="justify" fo:line-height="150%" fo:text-indent="0.25in"/>
    </style:style>
    <style:style style:name="T912" style:parent-style-name="Domyślnaczcionkaakapitu" style:family="text">
      <style:text-properties fo:background-color="#80FFFF"/>
    </style:style>
    <style:style style:name="T913" style:parent-style-name="Domyślnaczcionkaakapitu" style:family="text">
      <style:text-properties fo:background-color="#80FFFF"/>
    </style:style>
    <style:style style:name="T914" style:parent-style-name="Domyślnaczcionkaakapitu" style:family="text">
      <style:text-properties fo:background-color="#80FFFF"/>
    </style:style>
    <style:style style:name="T915" style:parent-style-name="Domyślnaczcionkaakapitu" style:family="text">
      <style:text-properties fo:background-color="#80FFFF"/>
    </style:style>
    <style:style style:name="T916" style:parent-style-name="Domyślnaczcionkaakapitu" style:family="text">
      <style:text-properties fo:background-color="#80FFFF"/>
    </style:style>
    <style:style style:name="T917" style:parent-style-name="Domyślnaczcionkaakapitu" style:family="text">
      <style:text-properties fo:background-color="#80FFFF"/>
    </style:style>
    <style:style style:name="T918" style:parent-style-name="Domyślnaczcionkaakapitu" style:family="text">
      <style:text-properties fo:background-color="#80FFFF"/>
    </style:style>
    <style:style style:name="P919" style:parent-style-name="Normalny" style:family="paragraph">
      <style:paragraph-properties fo:text-align="justify" fo:line-height="150%" fo:text-indent="0.25in"/>
    </style:style>
    <style:style style:name="T920" style:parent-style-name="Domyślnaczcionkaakapitu" style:family="text">
      <style:text-properties fo:background-color="#80FFFF"/>
    </style:style>
    <style:style style:name="T921" style:parent-style-name="Domyślnaczcionkaakapitu" style:family="text">
      <style:text-properties fo:background-color="#80FFFF"/>
    </style:style>
    <style:style style:name="P922" style:parent-style-name="Normalny" style:family="paragraph">
      <style:paragraph-properties fo:text-align="justify" fo:line-height="150%"/>
    </style:style>
    <style:style style:name="T923" style:parent-style-name="Domyślnaczcionkaakapitu" style:family="text">
      <style:text-properties style:text-underline-type="single" style:text-underline-style="solid" style:text-underline-width="auto" style:text-underline-mode="continuous"/>
    </style:style>
    <style:style style:name="T924" style:parent-style-name="Domyślnaczcionkaakapitu" style:family="text">
      <style:text-properties fo:background-color="#80FFFF" style:text-underline-type="single" style:text-underline-style="solid" style:text-underline-width="auto" style:text-underline-mode="continuous"/>
    </style:style>
    <style:style style:name="T925" style:parent-style-name="Domyślnaczcionkaakapitu" style:family="text">
      <style:text-properties fo:background-color="#80FFFF"/>
    </style:style>
    <style:style style:name="P926" style:parent-style-name="Normalny" style:family="paragraph">
      <style:paragraph-properties fo:text-align="justify" fo:line-height="150%" fo:text-indent="0.25in"/>
      <style:text-properties fo:background-color="#80FFFF"/>
    </style:style>
    <style:style style:name="P927" style:parent-style-name="Normalny" style:family="paragraph">
      <style:paragraph-properties fo:text-align="justify" fo:line-height="150%" fo:text-indent="0.25in"/>
      <style:text-properties fo:background-color="#80FFFF"/>
    </style:style>
    <style:style style:name="P928" style:parent-style-name="Normalny" style:family="paragraph">
      <style:paragraph-properties fo:text-align="justify" fo:line-height="150%" fo:text-indent="0.25in"/>
      <style:text-properties fo:background-color="#80FFFF"/>
    </style:style>
    <style:style style:name="P929" style:parent-style-name="Normalny" style:family="paragraph">
      <style:paragraph-properties fo:text-align="justify" fo:line-height="150%" fo:text-indent="0.25in"/>
      <style:text-properties fo:background-color="#80FFFF"/>
    </style:style>
    <style:style style:name="P930" style:parent-style-name="Normalny" style:family="paragraph">
      <style:paragraph-properties fo:text-align="justify" fo:line-height="150%"/>
    </style:style>
    <style:style style:name="T931" style:parent-style-name="Domyślnaczcionkaakapitu" style:family="text">
      <style:text-properties style:text-underline-type="single" style:text-underline-style="solid" style:text-underline-width="auto" style:text-underline-mode="continuous"/>
    </style:style>
    <style:style style:name="P932" style:parent-style-name="Normalny" style:family="paragraph">
      <style:paragraph-properties fo:text-align="justify" fo:line-height="150%" fo:text-indent="0.25in"/>
    </style:style>
    <style:style style:name="T933" style:parent-style-name="Domyślnaczcionkaakapitu" style:family="text">
      <style:text-properties fo:background-color="#80FFFF"/>
    </style:style>
    <style:style style:name="T934" style:parent-style-name="Domyślnaczcionkaakapitu" style:family="text">
      <style:text-properties fo:background-color="#80FFFF"/>
    </style:style>
    <style:style style:name="P935" style:parent-style-name="Normalny" style:family="paragraph">
      <style:paragraph-properties fo:text-align="justify" fo:line-height="150%"/>
    </style:style>
    <style:style style:name="T936" style:parent-style-name="Domyślnaczcionkaakapitu" style:family="text">
      <style:text-properties style:text-underline-type="single" style:text-underline-style="solid" style:text-underline-width="auto" style:text-underline-mode="continuous"/>
    </style:style>
    <style:style style:name="P937" style:parent-style-name="Normalny" style:family="paragraph">
      <style:paragraph-properties fo:text-align="justify" fo:line-height="150%" fo:text-indent="0.25in"/>
    </style:style>
    <style:style style:name="T938" style:parent-style-name="Domyślnaczcionkaakapitu" style:family="text">
      <style:text-properties fo:background-color="#80FFFF"/>
    </style:style>
    <style:style style:name="T939" style:parent-style-name="Domyślnaczcionkaakapitu" style:family="text">
      <style:text-properties fo:background-color="#80FFFF"/>
    </style:style>
    <style:style style:name="T940" style:parent-style-name="Domyślnaczcionkaakapitu" style:family="text">
      <style:text-properties fo:background-color="#80FFFF"/>
    </style:style>
    <style:style style:name="T941" style:parent-style-name="Domyślnaczcionkaakapitu" style:family="text">
      <style:text-properties fo:background-color="#80FFFF"/>
    </style:style>
    <style:style style:name="T942" style:parent-style-name="Domyślnaczcionkaakapitu" style:family="text">
      <style:text-properties fo:background-color="#80FFFF"/>
    </style:style>
    <style:style style:name="T943" style:parent-style-name="Domyślnaczcionkaakapitu" style:family="text">
      <style:text-properties fo:background-color="#80FFFF"/>
    </style:style>
    <style:style style:name="P944" style:parent-style-name="Normalny" style:family="paragraph">
      <style:paragraph-properties fo:text-align="justify" fo:line-height="150%"/>
    </style:style>
    <style:style style:name="T945" style:parent-style-name="Domyślnaczcionkaakapitu" style:family="text">
      <style:text-properties style:text-underline-type="single" style:text-underline-style="solid" style:text-underline-width="auto" style:text-underline-mode="continuous"/>
    </style:style>
    <style:style style:name="P946" style:parent-style-name="Normalny" style:family="paragraph">
      <style:paragraph-properties fo:text-align="justify" fo:line-height="150%" fo:text-indent="0.25in"/>
      <style:text-properties fo:background-color="#80FFFF"/>
    </style:style>
    <style:style style:name="P947" style:parent-style-name="Normalny" style:family="paragraph">
      <style:paragraph-properties fo:text-align="justify" fo:line-height="150%" fo:text-indent="0.25in"/>
      <style:text-properties fo:background-color="#80FFFF"/>
    </style:style>
    <style:style style:name="P948" style:parent-style-name="Normalny" style:family="paragraph">
      <style:paragraph-properties fo:text-align="justify" fo:line-height="150%"/>
    </style:style>
    <style:style style:name="T949" style:parent-style-name="Domyślnaczcionkaakapitu" style:family="text">
      <style:text-properties style:text-underline-type="single" style:text-underline-style="solid" style:text-underline-width="auto" style:text-underline-mode="continuous"/>
    </style:style>
    <style:style style:name="T950" style:parent-style-name="Domyślnaczcionkaakapitu" style:family="text">
      <style:text-properties style:text-underline-type="single" style:text-underline-style="solid" style:text-underline-width="auto" style:text-underline-mode="continuous"/>
    </style:style>
    <style:style style:name="T951" style:parent-style-name="Domyślnaczcionkaakapitu" style:family="text">
      <style:text-properties style:text-underline-type="single" style:text-underline-style="solid" style:text-underline-width="auto" style:text-underline-mode="continuous"/>
    </style:style>
    <style:style style:name="P952" style:parent-style-name="Normalny" style:family="paragraph">
      <style:paragraph-properties fo:text-align="justify" fo:line-height="150%" fo:text-indent="0.25in"/>
    </style:style>
    <style:style style:name="T953" style:parent-style-name="Domyślnaczcionkaakapitu" style:family="text">
      <style:text-properties fo:background-color="#80FFFF"/>
    </style:style>
    <style:style style:name="T954" style:parent-style-name="Domyślnaczcionkaakapitu" style:family="text">
      <style:text-properties fo:background-color="#80FFFF"/>
    </style:style>
    <style:style style:name="T955" style:parent-style-name="Domyślnaczcionkaakapitu" style:family="text">
      <style:text-properties fo:background-color="#80FFFF"/>
    </style:style>
    <style:style style:name="P956" style:parent-style-name="Normalny" style:family="paragraph">
      <style:paragraph-properties fo:text-align="justify" fo:line-height="150%" fo:text-indent="0.25in"/>
    </style:style>
    <style:style style:name="T957" style:parent-style-name="Domyślnaczcionkaakapitu" style:family="text">
      <style:text-properties fo:background-color="#80FFFF"/>
    </style:style>
    <style:style style:name="T958" style:parent-style-name="Domyślnaczcionkaakapitu" style:family="text">
      <style:text-properties fo:background-color="#80FFFF"/>
    </style:style>
    <style:style style:name="P959" style:parent-style-name="Normalny" style:family="paragraph">
      <style:paragraph-properties fo:text-align="justify" fo:line-height="150%"/>
    </style:style>
    <style:style style:name="T960" style:parent-style-name="Domyślnaczcionkaakapitu" style:family="text">
      <style:text-properties style:text-underline-type="single" style:text-underline-style="solid" style:text-underline-width="auto" style:text-underline-mode="continuous"/>
    </style:style>
    <style:style style:name="T961" style:parent-style-name="Domyślnaczcionkaakapitu" style:family="text">
      <style:text-properties fo:background-color="#80FFFF" style:text-underline-type="single" style:text-underline-style="solid" style:text-underline-width="auto" style:text-underline-mode="continuous"/>
    </style:style>
    <style:style style:name="T962" style:parent-style-name="Domyślnaczcionkaakapitu" style:family="text">
      <style:text-properties style:text-underline-type="single" style:text-underline-style="solid" style:text-underline-width="auto" style:text-underline-mode="continuous"/>
    </style:style>
    <style:style style:name="T963" style:parent-style-name="Domyślnaczcionkaakapitu" style:family="text">
      <style:text-properties fo:background-color="#80FFFF" style:text-underline-type="single" style:text-underline-style="solid" style:text-underline-width="auto" style:text-underline-mode="continuous"/>
    </style:style>
    <style:style style:name="T964" style:parent-style-name="Domyślnaczcionkaakapitu" style:family="text">
      <style:text-properties fo:background-color="#80FFFF"/>
    </style:style>
    <style:style style:name="P965" style:parent-style-name="Normalny" style:family="paragraph">
      <style:paragraph-properties fo:text-align="justify" fo:line-height="150%" fo:text-indent="0.25in"/>
    </style:style>
    <style:style style:name="T966" style:parent-style-name="Domyślnaczcionkaakapitu" style:family="text">
      <style:text-properties fo:background-color="#80FFFF"/>
    </style:style>
    <style:style style:name="P967" style:parent-style-name="Normalny" style:family="paragraph">
      <style:paragraph-properties fo:text-align="justify" fo:line-height="150%"/>
    </style:style>
    <style:style style:name="T968" style:parent-style-name="Domyślnaczcionkaakapitu" style:family="text">
      <style:text-properties style:text-underline-type="single" style:text-underline-style="solid" style:text-underline-width="auto" style:text-underline-mode="continuous"/>
    </style:style>
    <style:style style:name="P969" style:parent-style-name="Normalny" style:family="paragraph">
      <style:paragraph-properties fo:text-align="justify" fo:line-height="150%" fo:text-indent="0.25in"/>
    </style:style>
    <style:style style:name="P970" style:parent-style-name="Normalny" style:family="paragraph">
      <style:paragraph-properties fo:text-align="justify" fo:line-height="150%"/>
    </style:style>
    <style:style style:name="T971" style:parent-style-name="Domyślnaczcionkaakapitu" style:family="text">
      <style:text-properties style:text-underline-type="single" style:text-underline-style="solid" style:text-underline-width="auto" style:text-underline-mode="continuous"/>
    </style:style>
    <style:style style:name="T972" style:parent-style-name="Domyślnaczcionkaakapitu" style:family="text">
      <style:text-properties fo:background-color="#80FFFF" style:text-underline-type="single" style:text-underline-style="solid" style:text-underline-width="auto" style:text-underline-mode="continuous"/>
    </style:style>
    <style:style style:name="T973" style:parent-style-name="Domyślnaczcionkaakapitu" style:family="text">
      <style:text-properties fo:background-color="#80FFFF"/>
    </style:style>
    <style:style style:name="P974" style:parent-style-name="Normalny" style:family="paragraph">
      <style:paragraph-properties fo:text-align="justify" fo:line-height="150%" fo:text-indent="0.25in"/>
    </style:style>
    <style:style style:name="T975" style:parent-style-name="Domyślnaczcionkaakapitu" style:family="text">
      <style:text-properties fo:background-color="#80FFFF"/>
    </style:style>
    <style:style style:name="P976" style:parent-style-name="Normalny" style:family="paragraph">
      <style:paragraph-properties fo:text-align="justify" fo:line-height="150%" fo:text-indent="0.25in"/>
    </style:style>
    <style:style style:name="P977" style:parent-style-name="Normalny" style:family="paragraph">
      <style:paragraph-properties fo:text-align="justify" fo:line-height="150%" fo:text-indent="0.25in"/>
      <style:text-properties fo:background-color="#80FFFF"/>
    </style:style>
    <style:style style:name="P978" style:parent-style-name="Normalny" style:family="paragraph">
      <style:paragraph-properties fo:text-align="justify" fo:line-height="150%"/>
    </style:style>
    <style:style style:name="T979" style:parent-style-name="Domyślnaczcionkaakapitu" style:family="text">
      <style:text-properties style:text-underline-type="single" style:text-underline-style="solid" style:text-underline-width="auto" style:text-underline-mode="continuous"/>
    </style:style>
    <style:style style:name="P980" style:parent-style-name="Normalny" style:family="paragraph">
      <style:paragraph-properties fo:text-align="justify" fo:line-height="150%" fo:text-indent="0.25in"/>
    </style:style>
    <style:style style:name="T981" style:parent-style-name="Domyślnaczcionkaakapitu" style:family="text">
      <style:text-properties fo:background-color="#80FFFF"/>
    </style:style>
    <style:style style:name="T982" style:parent-style-name="Domyślnaczcionkaakapitu" style:family="text">
      <style:text-properties fo:background-color="#80FFFF"/>
    </style:style>
    <style:style style:name="T983" style:parent-style-name="Domyślnaczcionkaakapitu" style:family="text">
      <style:text-properties fo:background-color="#80FFFF"/>
    </style:style>
    <style:style style:name="T984" style:parent-style-name="Domyślnaczcionkaakapitu" style:family="text">
      <style:text-properties fo:background-color="#80FFFF"/>
    </style:style>
    <style:style style:name="T985" style:parent-style-name="Domyślnaczcionkaakapitu" style:family="text">
      <style:text-properties fo:background-color="#80FFFF"/>
    </style:style>
    <style:style style:name="T986" style:parent-style-name="Domyślnaczcionkaakapitu" style:family="text">
      <style:text-properties fo:background-color="#80FFFF"/>
    </style:style>
    <style:style style:name="T987" style:parent-style-name="Domyślnaczcionkaakapitu" style:family="text">
      <style:text-properties fo:background-color="#80FFFF"/>
    </style:style>
    <style:style style:name="P988" style:parent-style-name="Normalny" style:family="paragraph">
      <style:paragraph-properties fo:text-align="justify" fo:line-height="150%" fo:text-indent="0.25in">
        <style:tab-stops>
          <style:tab-stop style:type="left" style:position="1.1333in"/>
        </style:tab-stops>
      </style:paragraph-properties>
    </style:style>
    <style:style style:name="T989" style:parent-style-name="Domyślnaczcionkaakapitu" style:family="text">
      <style:text-properties fo:background-color="#80FFFF"/>
    </style:style>
    <style:style style:name="P990" style:parent-style-name="Normalny" style:family="paragraph">
      <style:paragraph-properties fo:text-align="justify" fo:line-height="150%" fo:text-indent="0.25in"/>
    </style:style>
    <style:style style:name="T991" style:parent-style-name="Domyślnaczcionkaakapitu" style:family="text">
      <style:text-properties fo:background-color="#80FFFF"/>
    </style:style>
    <style:style style:name="T992" style:parent-style-name="Domyślnaczcionkaakapitu" style:family="text">
      <style:text-properties fo:background-color="#80FFFF"/>
    </style:style>
    <style:style style:name="T993" style:parent-style-name="Domyślnaczcionkaakapitu" style:family="text">
      <style:text-properties fo:background-color="#80FFFF"/>
    </style:style>
    <style:style style:name="T994" style:parent-style-name="Domyślnaczcionkaakapitu" style:family="text">
      <style:text-properties fo:background-color="#80FFFF"/>
    </style:style>
    <style:style style:name="T995" style:parent-style-name="Domyślnaczcionkaakapitu" style:family="text">
      <style:text-properties fo:background-color="#80FFFF"/>
    </style:style>
    <style:style style:name="T996" style:parent-style-name="Domyślnaczcionkaakapitu" style:family="text">
      <style:text-properties fo:background-color="#80FFFF"/>
    </style:style>
    <style:style style:name="T997" style:parent-style-name="Domyślnaczcionkaakapitu" style:family="text">
      <style:text-properties fo:background-color="#80FFFF"/>
    </style:style>
    <style:style style:name="T998" style:parent-style-name="Domyślnaczcionkaakapitu" style:family="text">
      <style:text-properties fo:background-color="#80FFFF"/>
    </style:style>
    <style:style style:name="T999" style:parent-style-name="Domyślnaczcionkaakapitu" style:family="text">
      <style:text-properties fo:background-color="#80FFFF"/>
    </style:style>
    <style:style style:name="T1000" style:parent-style-name="Domyślnaczcionkaakapitu" style:family="text">
      <style:text-properties fo:background-color="#80FFFF"/>
    </style:style>
    <style:style style:name="T1001" style:parent-style-name="Domyślnaczcionkaakapitu" style:family="text">
      <style:text-properties fo:background-color="#80FFFF"/>
    </style:style>
    <style:style style:name="P1002" style:parent-style-name="Normalny" style:family="paragraph">
      <style:paragraph-properties fo:text-align="justify" fo:line-height="150%"/>
    </style:style>
    <style:style style:name="T1003" style:parent-style-name="Domyślnaczcionkaakapitu" style:family="text">
      <style:text-properties style:text-underline-type="single" style:text-underline-style="solid" style:text-underline-width="auto" style:text-underline-mode="continuous"/>
    </style:style>
    <style:style style:name="T1004" style:parent-style-name="Domyślnaczcionkaakapitu" style:family="text">
      <style:text-properties fo:background-color="#80FFFF" style:text-underline-type="single" style:text-underline-style="solid" style:text-underline-width="auto" style:text-underline-mode="continuous"/>
    </style:style>
    <style:style style:name="P1005" style:parent-style-name="Normalny" style:family="paragraph">
      <style:paragraph-properties fo:text-align="justify" fo:line-height="150%" fo:text-indent="0.25in"/>
    </style:style>
    <style:style style:name="P1006" style:parent-style-name="Normalny" style:family="paragraph">
      <style:paragraph-properties fo:text-align="justify" fo:line-height="150%" fo:text-indent="0.25in"/>
    </style:style>
    <style:style style:name="P1007" style:parent-style-name="Normalny" style:family="paragraph">
      <style:paragraph-properties fo:text-align="justify" fo:line-height="150%"/>
    </style:style>
    <style:style style:name="T1008" style:parent-style-name="Domyślnaczcionkaakapitu" style:family="text">
      <style:text-properties style:text-underline-type="single" style:text-underline-style="solid" style:text-underline-width="auto" style:text-underline-mode="continuous"/>
    </style:style>
    <style:style style:name="T1009" style:parent-style-name="Domyślnaczcionkaakapitu" style:family="text">
      <style:text-properties fo:background-color="#80FFFF" style:text-underline-type="single" style:text-underline-style="solid" style:text-underline-width="auto" style:text-underline-mode="continuous"/>
    </style:style>
    <style:style style:name="T1010" style:parent-style-name="Domyślnaczcionkaakapitu" style:family="text">
      <style:text-properties style:text-underline-type="single" style:text-underline-style="solid" style:text-underline-width="auto" style:text-underline-mode="continuous"/>
    </style:style>
    <style:style style:name="P1011" style:parent-style-name="Normalny" style:family="paragraph">
      <style:paragraph-properties fo:text-align="justify" fo:line-height="150%" fo:text-indent="0.25in"/>
    </style:style>
    <style:style style:name="T1012" style:parent-style-name="Domyślnaczcionkaakapitu" style:family="text">
      <style:text-properties fo:background-color="#80FFFF"/>
    </style:style>
    <style:style style:name="T1013" style:parent-style-name="Domyślnaczcionkaakapitu" style:family="text">
      <style:text-properties fo:background-color="#80FFFF"/>
    </style:style>
    <style:style style:name="T1014" style:parent-style-name="Domyślnaczcionkaakapitu" style:family="text">
      <style:text-properties fo:background-color="#80FFFF"/>
    </style:style>
    <style:style style:name="T1015" style:parent-style-name="Domyślnaczcionkaakapitu" style:family="text">
      <style:text-properties fo:background-color="#80FFFF"/>
    </style:style>
    <style:style style:name="T1016" style:parent-style-name="Domyślnaczcionkaakapitu" style:family="text">
      <style:text-properties fo:background-color="#80FFFF"/>
    </style:style>
    <style:style style:name="P1017" style:parent-style-name="Normalny" style:family="paragraph">
      <style:paragraph-properties fo:text-align="justify" fo:line-height="150%" fo:text-indent="0.25in"/>
    </style:style>
    <style:style style:name="T1018" style:parent-style-name="Domyślnaczcionkaakapitu" style:family="text">
      <style:text-properties fo:background-color="#80FFFF"/>
    </style:style>
    <style:style style:name="T1019" style:parent-style-name="Domyślnaczcionkaakapitu" style:family="text">
      <style:text-properties fo:background-color="#80FFFF"/>
    </style:style>
    <style:style style:name="T1020" style:parent-style-name="Domyślnaczcionkaakapitu" style:family="text">
      <style:text-properties fo:background-color="#80FFFF"/>
    </style:style>
    <style:style style:name="T1021" style:parent-style-name="Domyślnaczcionkaakapitu" style:family="text">
      <style:text-properties fo:background-color="#80FFFF"/>
    </style:style>
    <style:style style:name="T1022" style:parent-style-name="Domyślnaczcionkaakapitu" style:family="text">
      <style:text-properties fo:background-color="#80FFFF"/>
    </style:style>
    <style:style style:name="T1023" style:parent-style-name="Domyślnaczcionkaakapitu" style:family="text">
      <style:text-properties fo:background-color="#80FFFF"/>
    </style:style>
    <style:style style:name="T1024" style:parent-style-name="Domyślnaczcionkaakapitu" style:family="text">
      <style:text-properties fo:background-color="#80FFFF"/>
    </style:style>
    <style:style style:name="T1025" style:parent-style-name="Domyślnaczcionkaakapitu" style:family="text">
      <style:text-properties fo:background-color="#80FFFF"/>
    </style:style>
    <style:style style:name="T1026" style:parent-style-name="Domyślnaczcionkaakapitu" style:family="text">
      <style:text-properties fo:background-color="#80FFFF"/>
    </style:style>
    <style:style style:name="P1027" style:parent-style-name="Normalny" style:family="paragraph">
      <style:paragraph-properties fo:text-align="justify" fo:line-height="150%" fo:text-indent="0.25in"/>
    </style:style>
    <style:style style:name="T1028" style:parent-style-name="Domyślnaczcionkaakapitu" style:family="text">
      <style:text-properties fo:background-color="#80FFFF"/>
    </style:style>
    <style:style style:name="T1029" style:parent-style-name="Domyślnaczcionkaakapitu" style:family="text">
      <style:text-properties fo:background-color="#80FFFF"/>
    </style:style>
    <style:style style:name="P1030" style:parent-style-name="Normalny" style:family="paragraph">
      <style:paragraph-properties fo:text-align="justify" fo:line-height="150%" fo:text-indent="0.25in"/>
    </style:style>
    <style:style style:name="P1031" style:parent-style-name="Normalny" style:family="paragraph">
      <style:paragraph-properties fo:text-align="justify" fo:line-height="150%"/>
    </style:style>
    <style:style style:name="T1032" style:parent-style-name="Domyślnaczcionkaakapitu" style:family="text">
      <style:text-properties style:text-underline-type="single" style:text-underline-style="solid" style:text-underline-width="auto" style:text-underline-mode="continuous"/>
    </style:style>
    <style:style style:name="T1033" style:parent-style-name="Domyślnaczcionkaakapitu" style:family="text">
      <style:text-properties fo:background-color="#80FFFF" style:text-underline-type="single" style:text-underline-style="solid" style:text-underline-width="auto" style:text-underline-mode="continuous"/>
    </style:style>
    <style:style style:name="P1034" style:parent-style-name="Normalny" style:family="paragraph">
      <style:paragraph-properties fo:text-align="justify" fo:line-height="150%" fo:text-indent="0.25in"/>
    </style:style>
    <style:style style:name="T1035" style:parent-style-name="Domyślnaczcionkaakapitu" style:family="text">
      <style:text-properties fo:background-color="#80FFFF"/>
    </style:style>
    <style:style style:name="T1036" style:parent-style-name="Domyślnaczcionkaakapitu" style:family="text">
      <style:text-properties fo:background-color="#80FFFF"/>
    </style:style>
    <style:style style:name="P1037" style:parent-style-name="Normalny" style:family="paragraph">
      <style:paragraph-properties fo:text-align="justify" fo:line-height="150%"/>
    </style:style>
    <style:style style:name="T1038" style:parent-style-name="Domyślnaczcionkaakapitu" style:family="text">
      <style:text-properties fo:background-color="#80FFFF" style:text-underline-type="single" style:text-underline-style="solid" style:text-underline-width="auto" style:text-underline-mode="continuous"/>
    </style:style>
    <style:style style:name="T1039" style:parent-style-name="Domyślnaczcionkaakapitu" style:family="text">
      <style:text-properties style:text-underline-type="single" style:text-underline-style="solid" style:text-underline-width="auto" style:text-underline-mode="continuous"/>
    </style:style>
    <style:style style:name="T1040" style:parent-style-name="Domyślnaczcionkaakapitu" style:family="text">
      <style:text-properties fo:background-color="#80FFFF" style:text-underline-type="single" style:text-underline-style="solid" style:text-underline-width="auto" style:text-underline-mode="continuous"/>
    </style:style>
    <style:style style:name="T1041" style:parent-style-name="Domyślnaczcionkaakapitu" style:family="text">
      <style:text-properties style:text-underline-type="single" style:text-underline-style="solid" style:text-underline-width="auto" style:text-underline-mode="continuous"/>
    </style:style>
    <style:style style:name="T1042" style:parent-style-name="Domyślnaczcionkaakapitu" style:family="text">
      <style:text-properties fo:background-color="#80FFFF" style:text-underline-type="single" style:text-underline-style="solid" style:text-underline-width="auto" style:text-underline-mode="continuous"/>
    </style:style>
    <style:style style:name="T1043" style:parent-style-name="Domyślnaczcionkaakapitu" style:family="text">
      <style:text-properties style:text-underline-type="single" style:text-underline-style="solid" style:text-underline-width="auto" style:text-underline-mode="continuous"/>
    </style:style>
    <style:style style:name="P1044" style:parent-style-name="Normalny" style:family="paragraph">
      <style:paragraph-properties fo:text-align="justify" fo:line-height="150%" fo:text-indent="0.25in"/>
    </style:style>
    <style:style style:name="T1045" style:parent-style-name="Domyślnaczcionkaakapitu" style:family="text">
      <style:text-properties fo:background-color="#80FFFF"/>
    </style:style>
    <style:style style:name="T1046" style:parent-style-name="Domyślnaczcionkaakapitu" style:family="text">
      <style:text-properties fo:background-color="#80FFFF"/>
    </style:style>
    <style:style style:name="P1047" style:parent-style-name="Normalny" style:family="paragraph">
      <style:paragraph-properties fo:text-align="justify" fo:line-height="150%" fo:text-indent="0.25in"/>
    </style:style>
    <style:style style:name="T1048" style:parent-style-name="Domyślnaczcionkaakapitu" style:family="text">
      <style:text-properties fo:background-color="#80FFFF"/>
    </style:style>
    <style:style style:name="T1049" style:parent-style-name="Domyślnaczcionkaakapitu" style:family="text">
      <style:text-properties fo:background-color="#80FFFF"/>
    </style:style>
    <style:style style:name="T1050" style:parent-style-name="Domyślnaczcionkaakapitu" style:family="text">
      <style:text-properties fo:background-color="#80FFFF"/>
    </style:style>
    <style:style style:name="P1051" style:parent-style-name="Normalny" style:family="paragraph">
      <style:paragraph-properties fo:text-align="justify" fo:line-height="150%" fo:text-indent="0.25in"/>
    </style:style>
    <style:style style:name="T1052" style:parent-style-name="Domyślnaczcionkaakapitu" style:family="text">
      <style:text-properties fo:background-color="#80FFFF"/>
    </style:style>
    <style:style style:name="T1053" style:parent-style-name="Domyślnaczcionkaakapitu" style:family="text">
      <style:text-properties fo:background-color="#80FFFF"/>
    </style:style>
    <style:style style:name="T1054" style:parent-style-name="Domyślnaczcionkaakapitu" style:family="text">
      <style:text-properties fo:background-color="#80FFFF"/>
    </style:style>
    <style:style style:name="T1055" style:parent-style-name="Domyślnaczcionkaakapitu" style:family="text">
      <style:text-properties fo:background-color="#80FFFF"/>
    </style:style>
    <style:style style:name="T1056" style:parent-style-name="Domyślnaczcionkaakapitu" style:family="text">
      <style:text-properties fo:background-color="#80FFFF"/>
    </style:style>
    <style:style style:name="T1057" style:parent-style-name="Domyślnaczcionkaakapitu" style:family="text">
      <style:text-properties fo:background-color="#80FFFF"/>
    </style:style>
    <style:style style:name="P1058" style:parent-style-name="Normalny" style:family="paragraph">
      <style:paragraph-properties fo:text-align="justify" fo:line-height="150%" fo:text-indent="0.25in"/>
    </style:style>
    <style:style style:name="T1059" style:parent-style-name="Domyślnaczcionkaakapitu" style:family="text">
      <style:text-properties fo:background-color="#80FFFF"/>
    </style:style>
    <style:style style:name="T1060" style:parent-style-name="Domyślnaczcionkaakapitu" style:family="text">
      <style:text-properties fo:background-color="#80FFFF"/>
    </style:style>
    <style:style style:name="P1061" style:parent-style-name="Normalny" style:family="paragraph">
      <style:paragraph-properties fo:text-align="justify" fo:line-height="150%" fo:text-indent="0.25in"/>
    </style:style>
    <style:style style:name="T1062" style:parent-style-name="Domyślnaczcionkaakapitu" style:family="text">
      <style:text-properties fo:background-color="#80FFFF"/>
    </style:style>
    <style:style style:name="T1063" style:parent-style-name="Domyślnaczcionkaakapitu" style:family="text">
      <style:text-properties fo:background-color="#80FFFF"/>
    </style:style>
    <style:style style:name="P1064" style:parent-style-name="Normalny" style:family="paragraph">
      <style:paragraph-properties fo:text-align="justify" fo:line-height="150%"/>
    </style:style>
    <style:style style:name="T1065" style:parent-style-name="Domyślnaczcionkaakapitu" style:family="text">
      <style:text-properties style:text-underline-type="single" style:text-underline-style="solid" style:text-underline-width="auto" style:text-underline-mode="continuous"/>
    </style:style>
    <style:style style:name="P1066" style:parent-style-name="Normalny" style:family="paragraph">
      <style:paragraph-properties fo:text-align="justify" fo:line-height="150%" fo:text-indent="0.25in"/>
    </style:style>
    <style:style style:name="T1067" style:parent-style-name="Domyślnaczcionkaakapitu" style:family="text">
      <style:text-properties fo:background-color="#80FFFF"/>
    </style:style>
    <style:style style:name="P1068" style:parent-style-name="Normalny" style:family="paragraph">
      <style:paragraph-properties fo:text-align="justify" fo:line-height="150%"/>
    </style:style>
    <style:style style:name="T1069" style:parent-style-name="Domyślnaczcionkaakapitu" style:family="text">
      <style:text-properties fo:background-color="#80FFFF" style:text-underline-type="single" style:text-underline-style="solid" style:text-underline-width="auto" style:text-underline-mode="continuous"/>
    </style:style>
    <style:style style:name="T1070" style:parent-style-name="Domyślnaczcionkaakapitu" style:family="text">
      <style:text-properties style:text-underline-type="single" style:text-underline-style="solid" style:text-underline-width="auto" style:text-underline-mode="continuous"/>
    </style:style>
    <style:style style:name="T1071" style:parent-style-name="Domyślnaczcionkaakapitu" style:family="text">
      <style:text-properties fo:background-color="#80FFFF" style:text-underline-type="single" style:text-underline-style="solid" style:text-underline-width="auto" style:text-underline-mode="continuous"/>
    </style:style>
    <style:style style:name="T1072" style:parent-style-name="Domyślnaczcionkaakapitu" style:family="text">
      <style:text-properties style:text-underline-type="single" style:text-underline-style="solid" style:text-underline-width="auto" style:text-underline-mode="continuous"/>
    </style:style>
    <style:style style:name="P1073" style:parent-style-name="Normalny" style:family="paragraph">
      <style:paragraph-properties fo:text-align="justify" fo:line-height="150%" fo:text-indent="0.25in"/>
    </style:style>
    <style:style style:name="T1074" style:parent-style-name="Domyślnaczcionkaakapitu" style:family="text">
      <style:text-properties fo:background-color="#80FFFF"/>
    </style:style>
    <style:style style:name="T1075" style:parent-style-name="Domyślnaczcionkaakapitu" style:family="text">
      <style:text-properties fo:background-color="#80FFFF"/>
    </style:style>
    <style:style style:name="T1076" style:parent-style-name="Domyślnaczcionkaakapitu" style:family="text">
      <style:text-properties fo:background-color="#80FFFF"/>
    </style:style>
    <style:style style:name="T1077" style:parent-style-name="Domyślnaczcionkaakapitu" style:family="text">
      <style:text-properties fo:background-color="#80FFFF"/>
    </style:style>
    <style:style style:name="T1078" style:parent-style-name="Domyślnaczcionkaakapitu" style:family="text">
      <style:text-properties fo:background-color="#80FFFF"/>
    </style:style>
    <style:style style:name="T1079" style:parent-style-name="Domyślnaczcionkaakapitu" style:family="text">
      <style:text-properties fo:background-color="#80FFFF"/>
    </style:style>
    <style:style style:name="T1080" style:parent-style-name="Domyślnaczcionkaakapitu" style:family="text">
      <style:text-properties fo:background-color="#80FFFF"/>
    </style:style>
    <style:style style:name="T1081" style:parent-style-name="Domyślnaczcionkaakapitu" style:family="text">
      <style:text-properties fo:background-color="#80FFFF"/>
    </style:style>
    <style:style style:name="T1082" style:parent-style-name="Domyślnaczcionkaakapitu" style:family="text">
      <style:text-properties fo:background-color="#80FFFF"/>
    </style:style>
    <style:style style:name="T1083" style:parent-style-name="Domyślnaczcionkaakapitu" style:family="text">
      <style:text-properties fo:background-color="#80FFFF"/>
    </style:style>
    <style:style style:name="T1084" style:parent-style-name="Domyślnaczcionkaakapitu" style:family="text">
      <style:text-properties fo:background-color="#80FFFF"/>
    </style:style>
    <style:style style:name="P1085" style:parent-style-name="Normalny" style:family="paragraph">
      <style:paragraph-properties fo:text-align="justify" fo:line-height="150%" fo:text-indent="0.25in"/>
    </style:style>
    <style:style style:name="T1086" style:parent-style-name="Domyślnaczcionkaakapitu" style:family="text">
      <style:text-properties fo:background-color="#80FFFF"/>
    </style:style>
    <style:style style:name="T1087" style:parent-style-name="Domyślnaczcionkaakapitu" style:family="text">
      <style:text-properties fo:background-color="#80FFFF"/>
    </style:style>
    <style:style style:name="T1088" style:parent-style-name="Domyślnaczcionkaakapitu" style:family="text">
      <style:text-properties fo:background-color="#80FFFF"/>
    </style:style>
    <style:style style:name="T1089" style:parent-style-name="Domyślnaczcionkaakapitu" style:family="text">
      <style:text-properties fo:background-color="#80FFFF"/>
    </style:style>
    <style:style style:name="T1090" style:parent-style-name="Domyślnaczcionkaakapitu" style:family="text">
      <style:text-properties fo:background-color="#80FFFF"/>
    </style:style>
    <style:style style:name="P1091" style:parent-style-name="Normalny" style:family="paragraph">
      <style:paragraph-properties fo:text-align="justify" fo:line-height="150%" fo:text-indent="0.25in"/>
    </style:style>
    <style:style style:name="T1092" style:parent-style-name="Domyślnaczcionkaakapitu" style:family="text">
      <style:text-properties fo:background-color="#80FFFF"/>
    </style:style>
    <style:style style:name="T1093" style:parent-style-name="Domyślnaczcionkaakapitu" style:family="text">
      <style:text-properties fo:background-color="#80FFFF"/>
    </style:style>
    <style:style style:name="T1094" style:parent-style-name="Domyślnaczcionkaakapitu" style:family="text">
      <style:text-properties fo:background-color="#80FFFF"/>
    </style:style>
    <style:style style:name="T1095" style:parent-style-name="Domyślnaczcionkaakapitu" style:family="text">
      <style:text-properties fo:background-color="#80FFFF"/>
    </style:style>
    <style:style style:name="T1096" style:parent-style-name="Domyślnaczcionkaakapitu" style:family="text">
      <style:text-properties fo:background-color="#80FFFF"/>
    </style:style>
    <style:style style:name="T1097" style:parent-style-name="Domyślnaczcionkaakapitu" style:family="text">
      <style:text-properties fo:background-color="#80FFFF"/>
    </style:style>
    <style:style style:name="T1098" style:parent-style-name="Domyślnaczcionkaakapitu" style:family="text">
      <style:text-properties fo:background-color="#80FFFF"/>
    </style:style>
    <style:style style:name="P1099" style:parent-style-name="Normalny" style:family="paragraph">
      <style:paragraph-properties fo:text-align="justify" fo:line-height="150%"/>
    </style:style>
    <style:style style:name="T1100" style:parent-style-name="Domyślnaczcionkaakapitu" style:family="text">
      <style:text-properties style:text-underline-type="single" style:text-underline-style="solid" style:text-underline-width="auto" style:text-underline-mode="continuous"/>
    </style:style>
    <style:style style:name="T1101" style:parent-style-name="Domyślnaczcionkaakapitu" style:family="text">
      <style:text-properties fo:background-color="#80FFFF" style:text-underline-type="single" style:text-underline-style="solid" style:text-underline-width="auto" style:text-underline-mode="continuous"/>
    </style:style>
    <style:style style:name="T1102" style:parent-style-name="Domyślnaczcionkaakapitu" style:family="text">
      <style:text-properties style:text-underline-type="single" style:text-underline-style="solid" style:text-underline-width="auto" style:text-underline-mode="continuous"/>
    </style:style>
    <style:style style:name="T1103" style:parent-style-name="Domyślnaczcionkaakapitu" style:family="text">
      <style:text-properties fo:background-color="#80FFFF" style:text-underline-type="single" style:text-underline-style="solid" style:text-underline-width="auto" style:text-underline-mode="continuous"/>
    </style:style>
    <style:style style:name="P1104" style:parent-style-name="Normalny" style:family="paragraph">
      <style:paragraph-properties fo:text-align="justify" fo:line-height="150%" fo:text-indent="0.25in"/>
    </style:style>
    <style:style style:name="P1105" style:parent-style-name="Normalny" style:family="paragraph">
      <style:paragraph-properties fo:text-align="justify" fo:line-height="150%"/>
    </style:style>
    <style:style style:name="T1106" style:parent-style-name="Domyślnaczcionkaakapitu" style:family="text">
      <style:text-properties style:text-underline-type="single" style:text-underline-style="solid" style:text-underline-width="auto" style:text-underline-mode="continuous"/>
    </style:style>
    <style:style style:name="T1107" style:parent-style-name="Domyślnaczcionkaakapitu" style:family="text">
      <style:text-properties fo:background-color="#80FFFF" style:text-underline-type="single" style:text-underline-style="solid" style:text-underline-width="auto" style:text-underline-mode="continuous"/>
    </style:style>
    <style:style style:name="T1108" style:parent-style-name="Domyślnaczcionkaakapitu" style:family="text">
      <style:text-properties style:text-underline-type="single" style:text-underline-style="solid" style:text-underline-width="auto" style:text-underline-mode="continuous"/>
    </style:style>
    <style:style style:name="T1109" style:parent-style-name="Domyślnaczcionkaakapitu" style:family="text">
      <style:text-properties fo:background-color="#80FFFF" style:text-underline-type="single" style:text-underline-style="solid" style:text-underline-width="auto" style:text-underline-mode="continuous"/>
    </style:style>
    <style:style style:name="T1110" style:parent-style-name="Domyślnaczcionkaakapitu" style:family="text">
      <style:text-properties style:text-underline-type="single" style:text-underline-style="solid" style:text-underline-width="auto" style:text-underline-mode="continuous"/>
    </style:style>
    <style:style style:name="T1111" style:parent-style-name="Domyślnaczcionkaakapitu" style:family="text">
      <style:text-properties fo:background-color="#80FFFF" style:text-underline-type="single" style:text-underline-style="solid" style:text-underline-width="auto" style:text-underline-mode="continuous"/>
    </style:style>
    <style:style style:name="T1112" style:parent-style-name="Domyślnaczcionkaakapitu" style:family="text">
      <style:text-properties style:text-underline-type="single" style:text-underline-style="solid" style:text-underline-width="auto" style:text-underline-mode="continuous"/>
    </style:style>
    <style:style style:name="T1113" style:parent-style-name="Domyślnaczcionkaakapitu" style:family="text">
      <style:text-properties fo:background-color="#80FFFF" style:text-underline-type="single" style:text-underline-style="solid" style:text-underline-width="auto" style:text-underline-mode="continuous"/>
    </style:style>
    <style:style style:name="T1114" style:parent-style-name="Domyślnaczcionkaakapitu" style:family="text">
      <style:text-properties fo:background-color="#80FFFF"/>
    </style:style>
    <style:style style:name="P1115" style:parent-style-name="Normalny" style:family="paragraph">
      <style:paragraph-properties fo:text-align="justify" fo:line-height="150%" fo:text-indent="0.25in"/>
    </style:style>
    <style:style style:name="T1116" style:parent-style-name="Domyślnaczcionkaakapitu" style:family="text">
      <style:text-properties fo:background-color="#80FFFF"/>
    </style:style>
    <style:style style:name="T1117" style:parent-style-name="Domyślnaczcionkaakapitu" style:family="text">
      <style:text-properties fo:background-color="#80FFFF"/>
    </style:style>
    <style:style style:name="T1118" style:parent-style-name="Domyślnaczcionkaakapitu" style:family="text">
      <style:text-properties fo:background-color="#80FFFF"/>
    </style:style>
    <style:style style:name="P1119" style:parent-style-name="Normalny" style:family="paragraph">
      <style:paragraph-properties fo:text-align="justify" fo:line-height="150%"/>
    </style:style>
    <style:style style:name="T1120" style:parent-style-name="Domyślnaczcionkaakapitu" style:family="text">
      <style:text-properties style:text-underline-type="single" style:text-underline-style="solid" style:text-underline-width="auto" style:text-underline-mode="continuous"/>
    </style:style>
    <style:style style:name="P1121" style:parent-style-name="Normalny" style:family="paragraph">
      <style:paragraph-properties fo:text-align="justify" fo:line-height="150%" fo:text-indent="0.25in"/>
    </style:style>
    <style:style style:name="T1122" style:parent-style-name="Domyślnaczcionkaakapitu" style:family="text">
      <style:text-properties fo:background-color="#80FFFF"/>
    </style:style>
    <style:style style:name="T1123" style:parent-style-name="Domyślnaczcionkaakapitu" style:family="text">
      <style:text-properties fo:background-color="#80FFFF"/>
    </style:style>
    <style:style style:name="T1124" style:parent-style-name="Domyślnaczcionkaakapitu" style:family="text">
      <style:text-properties fo:background-color="#80FFFF"/>
    </style:style>
    <style:style style:name="T1125" style:parent-style-name="Domyślnaczcionkaakapitu" style:family="text">
      <style:text-properties fo:background-color="#80FFFF"/>
    </style:style>
    <style:style style:name="P1126" style:parent-style-name="Normalny" style:family="paragraph">
      <style:paragraph-properties fo:text-align="justify" fo:line-height="150%"/>
    </style:style>
    <style:style style:name="T1127" style:parent-style-name="Domyślnaczcionkaakapitu" style:family="text">
      <style:text-properties style:text-underline-type="single" style:text-underline-style="solid" style:text-underline-width="auto" style:text-underline-mode="continuous"/>
    </style:style>
    <style:style style:name="T1128" style:parent-style-name="Domyślnaczcionkaakapitu" style:family="text">
      <style:text-properties fo:background-color="#80FFFF" style:text-underline-type="single" style:text-underline-style="solid" style:text-underline-width="auto" style:text-underline-mode="continuous"/>
    </style:style>
    <style:style style:name="T1129" style:parent-style-name="Domyślnaczcionkaakapitu" style:family="text">
      <style:text-properties style:text-underline-type="single" style:text-underline-style="solid" style:text-underline-width="auto" style:text-underline-mode="continuous"/>
    </style:style>
    <style:style style:name="P1130" style:parent-style-name="Normalny" style:family="paragraph">
      <style:paragraph-properties fo:text-align="justify" fo:line-height="150%" fo:text-indent="0.25in"/>
    </style:style>
    <style:style style:name="T1131" style:parent-style-name="Domyślnaczcionkaakapitu" style:family="text">
      <style:text-properties fo:background-color="#80FFFF"/>
    </style:style>
    <style:style style:name="T1132" style:parent-style-name="Domyślnaczcionkaakapitu" style:family="text">
      <style:text-properties fo:background-color="#80FFFF"/>
    </style:style>
    <style:style style:name="T1133" style:parent-style-name="Domyślnaczcionkaakapitu" style:family="text">
      <style:text-properties fo:background-color="#80FFFF"/>
    </style:style>
    <style:style style:name="P1134" style:parent-style-name="Normalny" style:family="paragraph">
      <style:paragraph-properties fo:text-align="justify" fo:line-height="150%"/>
    </style:style>
    <style:style style:name="T1135" style:parent-style-name="Domyślnaczcionkaakapitu" style:family="text">
      <style:text-properties style:text-underline-type="single" style:text-underline-style="solid" style:text-underline-width="auto" style:text-underline-mode="continuous"/>
    </style:style>
    <style:style style:name="T1136" style:parent-style-name="Domyślnaczcionkaakapitu" style:family="text">
      <style:text-properties fo:background-color="#80FFFF" style:text-underline-type="single" style:text-underline-style="solid" style:text-underline-width="auto" style:text-underline-mode="continuous"/>
    </style:style>
    <style:style style:name="T1137" style:parent-style-name="Domyślnaczcionkaakapitu" style:family="text">
      <style:text-properties style:text-underline-type="single" style:text-underline-style="solid" style:text-underline-width="auto" style:text-underline-mode="continuous"/>
    </style:style>
    <style:style style:name="T1138" style:parent-style-name="Domyślnaczcionkaakapitu" style:family="text">
      <style:text-properties fo:background-color="#80FFFF" style:text-underline-type="single" style:text-underline-style="solid" style:text-underline-width="auto" style:text-underline-mode="continuous"/>
    </style:style>
    <style:style style:name="T1139" style:parent-style-name="Domyślnaczcionkaakapitu" style:family="text">
      <style:text-properties style:text-underline-type="single" style:text-underline-style="solid" style:text-underline-width="auto" style:text-underline-mode="continuous"/>
    </style:style>
    <style:style style:name="P1140" style:parent-style-name="Normalny" style:family="paragraph">
      <style:paragraph-properties fo:text-align="justify" fo:line-height="150%" fo:text-indent="0.25in"/>
    </style:style>
    <style:style style:name="T1141" style:parent-style-name="Domyślnaczcionkaakapitu" style:family="text">
      <style:text-properties fo:background-color="#80FFFF"/>
    </style:style>
    <style:style style:name="P1142" style:parent-style-name="Normalny" style:family="paragraph">
      <style:paragraph-properties fo:text-align="justify" fo:line-height="150%"/>
    </style:style>
    <style:style style:name="T1143" style:parent-style-name="Domyślnaczcionkaakapitu" style:family="text">
      <style:text-properties style:text-underline-type="single" style:text-underline-style="solid" style:text-underline-width="auto" style:text-underline-mode="continuous"/>
    </style:style>
    <style:style style:name="P1144" style:parent-style-name="Normalny" style:family="paragraph">
      <style:paragraph-properties fo:text-align="justify" fo:line-height="150%" fo:text-indent="0.25in"/>
    </style:style>
    <style:style style:name="T1145" style:parent-style-name="Domyślnaczcionkaakapitu" style:family="text">
      <style:text-properties fo:background-color="#80FFFF"/>
    </style:style>
    <style:style style:name="T1146" style:parent-style-name="Domyślnaczcionkaakapitu" style:family="text">
      <style:text-properties fo:background-color="#80FFFF"/>
    </style:style>
    <style:style style:name="T1147" style:parent-style-name="Domyślnaczcionkaakapitu" style:family="text">
      <style:text-properties fo:background-color="#80FFFF"/>
    </style:style>
    <style:style style:name="T1148" style:parent-style-name="Domyślnaczcionkaakapitu" style:family="text">
      <style:text-properties fo:background-color="#80FFFF"/>
    </style:style>
    <style:style style:name="T1149" style:parent-style-name="Domyślnaczcionkaakapitu" style:family="text">
      <style:text-properties fo:background-color="#80FFFF"/>
    </style:style>
    <style:style style:name="P1150" style:parent-style-name="Normalny" style:family="paragraph">
      <style:paragraph-properties fo:text-align="justify" fo:line-height="150%" fo:text-indent="0.25in"/>
    </style:style>
    <style:style style:name="T1151" style:parent-style-name="Domyślnaczcionkaakapitu" style:family="text">
      <style:text-properties fo:background-color="#80FFFF"/>
    </style:style>
    <style:style style:name="T1152" style:parent-style-name="Domyślnaczcionkaakapitu" style:family="text">
      <style:text-properties fo:background-color="#80FFFF"/>
    </style:style>
    <style:style style:name="P1153" style:parent-style-name="Normalny" style:family="paragraph">
      <style:paragraph-properties fo:text-align="justify" fo:line-height="150%" fo:text-indent="0.25in"/>
    </style:style>
    <style:style style:name="T1154" style:parent-style-name="Domyślnaczcionkaakapitu" style:family="text">
      <style:text-properties fo:background-color="#80FFFF"/>
    </style:style>
    <style:style style:name="T1155" style:parent-style-name="Domyślnaczcionkaakapitu" style:family="text">
      <style:text-properties fo:background-color="#80FFFF"/>
    </style:style>
    <style:style style:name="T1156" style:parent-style-name="Domyślnaczcionkaakapitu" style:family="text">
      <style:text-properties fo:background-color="#80FFFF"/>
    </style:style>
    <style:style style:name="T1157" style:parent-style-name="Domyślnaczcionkaakapitu" style:family="text">
      <style:text-properties fo:background-color="#80FFFF"/>
    </style:style>
    <style:style style:name="T1158" style:parent-style-name="Domyślnaczcionkaakapitu" style:family="text">
      <style:text-properties fo:background-color="#80FFFF"/>
    </style:style>
    <style:style style:name="T1159" style:parent-style-name="Domyślnaczcionkaakapitu" style:family="text">
      <style:text-properties fo:background-color="#80FFFF"/>
    </style:style>
    <style:style style:name="T1160" style:parent-style-name="Domyślnaczcionkaakapitu" style:family="text">
      <style:text-properties fo:background-color="#80FFFF"/>
    </style:style>
    <style:style style:name="T1161" style:parent-style-name="Domyślnaczcionkaakapitu" style:family="text">
      <style:text-properties fo:background-color="#80FFFF"/>
    </style:style>
    <style:style style:name="P1162" style:parent-style-name="Normalny" style:family="paragraph">
      <style:paragraph-properties fo:text-align="justify" fo:line-height="150%" fo:text-indent="0.25in"/>
    </style:style>
    <style:style style:name="T1163" style:parent-style-name="Domyślnaczcionkaakapitu" style:family="text">
      <style:text-properties fo:background-color="#80FFFF"/>
    </style:style>
    <style:style style:name="P1164" style:parent-style-name="Normalny" style:family="paragraph">
      <style:paragraph-properties fo:text-align="justify" fo:line-height="150%"/>
    </style:style>
    <style:style style:name="T1165" style:parent-style-name="Domyślnaczcionkaakapitu" style:family="text">
      <style:text-properties style:text-underline-type="single" style:text-underline-style="solid" style:text-underline-width="auto" style:text-underline-mode="continuous"/>
    </style:style>
    <style:style style:name="T1166" style:parent-style-name="Domyślnaczcionkaakapitu" style:family="text">
      <style:text-properties fo:background-color="#80FFFF" style:text-underline-type="single" style:text-underline-style="solid" style:text-underline-width="auto" style:text-underline-mode="continuous"/>
    </style:style>
    <style:style style:name="T1167" style:parent-style-name="Domyślnaczcionkaakapitu" style:family="text">
      <style:text-properties fo:background-color="#80FFFF"/>
    </style:style>
    <style:style style:name="P1168" style:parent-style-name="Normalny" style:family="paragraph">
      <style:paragraph-properties fo:text-align="justify" fo:line-height="150%" fo:text-indent="0.25in"/>
    </style:style>
    <style:style style:name="T1169" style:parent-style-name="Domyślnaczcionkaakapitu" style:family="text">
      <style:text-properties fo:background-color="#80FFFF"/>
    </style:style>
    <style:style style:name="T1170" style:parent-style-name="Domyślnaczcionkaakapitu" style:family="text">
      <style:text-properties fo:background-color="#80FFFF"/>
    </style:style>
    <style:style style:name="T1171" style:parent-style-name="Domyślnaczcionkaakapitu" style:family="text">
      <style:text-properties fo:background-color="#80FFFF"/>
    </style:style>
    <style:style style:name="T1172" style:parent-style-name="Domyślnaczcionkaakapitu" style:family="text">
      <style:text-properties fo:background-color="#80FFFF"/>
    </style:style>
    <style:style style:name="P1173" style:parent-style-name="Normalny" style:family="paragraph">
      <style:paragraph-properties fo:text-align="justify" fo:line-height="150%" fo:text-indent="0.25in"/>
    </style:style>
    <style:style style:name="T1174" style:parent-style-name="Domyślnaczcionkaakapitu" style:family="text">
      <style:text-properties fo:background-color="#80FFFF"/>
    </style:style>
    <style:style style:name="P1175" style:parent-style-name="Normalny" style:family="paragraph">
      <style:paragraph-properties fo:text-align="justify" fo:line-height="150%" fo:text-indent="0.25in"/>
    </style:style>
    <style:style style:name="P1176" style:parent-style-name="Normalny" style:family="paragraph">
      <style:paragraph-properties fo:text-align="justify" fo:line-height="150%"/>
    </style:style>
    <style:style style:name="T1177" style:parent-style-name="Domyślnaczcionkaakapitu" style:family="text">
      <style:text-properties style:text-underline-type="single" style:text-underline-style="solid" style:text-underline-width="auto" style:text-underline-mode="continuous"/>
    </style:style>
    <style:style style:name="T1178" style:parent-style-name="Domyślnaczcionkaakapitu" style:family="text">
      <style:text-properties fo:background-color="#80FFFF" style:text-underline-type="single" style:text-underline-style="solid" style:text-underline-width="auto" style:text-underline-mode="continuous"/>
    </style:style>
    <style:style style:name="T1179" style:parent-style-name="Domyślnaczcionkaakapitu" style:family="text">
      <style:text-properties style:text-underline-type="single" style:text-underline-style="solid" style:text-underline-width="auto" style:text-underline-mode="continuous"/>
    </style:style>
    <style:style style:name="T1180" style:parent-style-name="Domyślnaczcionkaakapitu" style:family="text">
      <style:text-properties fo:background-color="#80FFFF" style:text-underline-type="single" style:text-underline-style="solid" style:text-underline-width="auto" style:text-underline-mode="continuous"/>
    </style:style>
    <style:style style:name="T1181" style:parent-style-name="Domyślnaczcionkaakapitu" style:family="text">
      <style:text-properties style:text-underline-type="single" style:text-underline-style="solid" style:text-underline-width="auto" style:text-underline-mode="continuous"/>
    </style:style>
    <style:style style:name="T1182" style:parent-style-name="Domyślnaczcionkaakapitu" style:family="text">
      <style:text-properties fo:background-color="#80FFFF" style:text-underline-type="single" style:text-underline-style="solid" style:text-underline-width="auto" style:text-underline-mode="continuous"/>
    </style:style>
    <style:style style:name="T1183" style:parent-style-name="Domyślnaczcionkaakapitu" style:family="text">
      <style:text-properties style:text-underline-type="single" style:text-underline-style="solid" style:text-underline-width="auto" style:text-underline-mode="continuous"/>
    </style:style>
    <style:style style:name="T1184" style:parent-style-name="Domyślnaczcionkaakapitu" style:family="text">
      <style:text-properties fo:background-color="#80FFFF" style:text-underline-type="single" style:text-underline-style="solid" style:text-underline-width="auto" style:text-underline-mode="continuous"/>
    </style:style>
    <style:style style:name="T1185" style:parent-style-name="Domyślnaczcionkaakapitu" style:family="text">
      <style:text-properties fo:background-color="#80FFFF"/>
    </style:style>
    <style:style style:name="P1186" style:parent-style-name="Normalny" style:family="paragraph">
      <style:paragraph-properties fo:text-align="justify" fo:line-height="150%" fo:text-indent="0.25in"/>
    </style:style>
    <style:style style:name="P1187" style:parent-style-name="Normalny" style:family="paragraph">
      <style:paragraph-properties fo:text-align="justify" fo:line-height="150%" fo:text-indent="0.25in"/>
    </style:style>
    <style:style style:name="P1188" style:parent-style-name="Normalny" style:family="paragraph">
      <style:paragraph-properties fo:text-align="justify" fo:line-height="150%"/>
    </style:style>
    <style:style style:name="T1189" style:parent-style-name="Domyślnaczcionkaakapitu" style:family="text">
      <style:text-properties fo:background-color="#80FFFF" style:text-underline-type="single" style:text-underline-style="solid" style:text-underline-width="auto" style:text-underline-mode="continuous"/>
    </style:style>
    <style:style style:name="T1190" style:parent-style-name="Domyślnaczcionkaakapitu" style:family="text">
      <style:text-properties style:text-underline-type="single" style:text-underline-style="solid" style:text-underline-width="auto" style:text-underline-mode="continuous"/>
    </style:style>
    <style:style style:name="T1191" style:parent-style-name="Domyślnaczcionkaakapitu" style:family="text">
      <style:text-properties fo:background-color="#80FFFF" style:text-underline-type="single" style:text-underline-style="solid" style:text-underline-width="auto" style:text-underline-mode="continuous"/>
    </style:style>
    <style:style style:name="T1192" style:parent-style-name="Domyślnaczcionkaakapitu" style:family="text">
      <style:text-properties style:text-underline-type="single" style:text-underline-style="solid" style:text-underline-width="auto" style:text-underline-mode="continuous"/>
    </style:style>
    <style:style style:name="P1193" style:parent-style-name="Normalny" style:family="paragraph">
      <style:paragraph-properties fo:text-align="justify" fo:line-height="150%" fo:text-indent="0.25in"/>
    </style:style>
    <style:style style:name="T1194" style:parent-style-name="Domyślnaczcionkaakapitu" style:family="text">
      <style:text-properties fo:background-color="#80FFFF"/>
    </style:style>
    <style:style style:name="T1195" style:parent-style-name="Domyślnaczcionkaakapitu" style:family="text">
      <style:text-properties fo:background-color="#80FFFF"/>
    </style:style>
    <style:style style:name="P1196" style:parent-style-name="Normalny" style:family="paragraph">
      <style:paragraph-properties fo:text-align="justify" fo:line-height="150%"/>
    </style:style>
    <style:style style:name="T1197" style:parent-style-name="Domyślnaczcionkaakapitu" style:family="text">
      <style:text-properties style:text-underline-type="single" style:text-underline-style="solid" style:text-underline-width="auto" style:text-underline-mode="continuous"/>
    </style:style>
    <style:style style:name="P1198" style:parent-style-name="Normalny" style:family="paragraph">
      <style:paragraph-properties fo:text-align="justify" fo:line-height="150%" fo:text-indent="0.25in"/>
    </style:style>
    <style:style style:name="T1199" style:parent-style-name="Domyślnaczcionkaakapitu" style:family="text">
      <style:text-properties fo:background-color="#80FFFF"/>
    </style:style>
    <style:style style:name="T1200" style:parent-style-name="Domyślnaczcionkaakapitu" style:family="text">
      <style:text-properties fo:background-color="#80FFFF"/>
    </style:style>
    <style:style style:name="T1201" style:parent-style-name="Domyślnaczcionkaakapitu" style:family="text">
      <style:text-properties fo:background-color="#80FFFF"/>
    </style:style>
    <style:style style:name="P1202" style:parent-style-name="Normalny" style:family="paragraph">
      <style:paragraph-properties fo:text-align="justify" fo:line-height="150%"/>
    </style:style>
    <style:style style:name="T1203" style:parent-style-name="Domyślnaczcionkaakapitu" style:family="text">
      <style:text-properties fo:background-color="#80FFFF"/>
    </style:style>
    <style:style style:name="P1204" style:parent-style-name="Normalny" style:family="paragraph">
      <style:paragraph-properties fo:text-align="justify" fo:line-height="150%"/>
    </style:style>
    <style:style style:name="P1205" style:parent-style-name="Normalny" style:family="paragraph">
      <style:paragraph-properties fo:text-align="justify" fo:line-height="150%"/>
    </style:style>
    <style:style style:name="P1206" style:parent-style-name="Normalny" style:family="paragraph">
      <style:paragraph-properties fo:text-align="justify" fo:line-height="150%"/>
    </style:style>
    <style:style style:name="T1207" style:parent-style-name="Domyślnaczcionkaakapitu" style:family="text">
      <style:text-properties fo:background-color="#80FFFF"/>
    </style:style>
    <style:style style:name="T1208" style:parent-style-name="Domyślnaczcionkaakapitu" style:family="text">
      <style:text-properties style:text-underline-type="single" style:text-underline-style="solid" style:text-underline-width="auto" style:text-underline-mode="continuous"/>
    </style:style>
    <style:style style:name="P1209" style:parent-style-name="Normalny" style:family="paragraph">
      <style:paragraph-properties fo:text-align="justify" fo:line-height="150%"/>
    </style:style>
    <style:style style:name="T1210" style:parent-style-name="Domyślnaczcionkaakapitu" style:family="text">
      <style:text-properties style:text-underline-type="single" style:text-underline-style="solid" style:text-underline-width="auto" style:text-underline-mode="continuous"/>
    </style:style>
    <style:style style:name="P1211" style:parent-style-name="Normalny" style:family="paragraph">
      <style:paragraph-properties fo:text-align="justify" fo:line-height="150%" fo:text-indent="0.25in"/>
    </style:style>
    <style:style style:name="T1212" style:parent-style-name="Domyślnaczcionkaakapitu" style:family="text">
      <style:text-properties fo:background-color="#80FFFF"/>
    </style:style>
    <style:style style:name="T1213" style:parent-style-name="Domyślnaczcionkaakapitu" style:family="text">
      <style:text-properties fo:background-color="#80FFFF"/>
    </style:style>
    <style:style style:name="P1214" style:parent-style-name="Normalny" style:family="paragraph">
      <style:paragraph-properties fo:text-align="justify" fo:line-height="150%" fo:text-indent="0.25in"/>
    </style:style>
    <style:style style:name="T1215" style:parent-style-name="Domyślnaczcionkaakapitu" style:family="text">
      <style:text-properties fo:background-color="#80FFFF"/>
    </style:style>
    <style:style style:name="T1216" style:parent-style-name="Domyślnaczcionkaakapitu" style:family="text">
      <style:text-properties fo:background-color="#80FFFF"/>
    </style:style>
    <style:style style:name="T1217" style:parent-style-name="Domyślnaczcionkaakapitu" style:family="text">
      <style:text-properties fo:background-color="#80FFFF"/>
    </style:style>
    <style:style style:name="T1218" style:parent-style-name="Domyślnaczcionkaakapitu" style:family="text">
      <style:text-properties fo:background-color="#80FFFF"/>
    </style:style>
    <style:style style:name="P1219" style:parent-style-name="Normalny" style:family="paragraph">
      <style:paragraph-properties fo:text-align="justify" fo:line-height="150%" fo:text-indent="0.25in"/>
    </style:style>
    <style:style style:name="T1220" style:parent-style-name="Domyślnaczcionkaakapitu" style:family="text">
      <style:text-properties fo:background-color="#80FFFF"/>
    </style:style>
    <style:style style:name="T1221" style:parent-style-name="Domyślnaczcionkaakapitu" style:family="text">
      <style:text-properties fo:background-color="#80FFFF"/>
    </style:style>
    <style:style style:name="T1222" style:parent-style-name="Domyślnaczcionkaakapitu" style:family="text">
      <style:text-properties fo:background-color="#80FFFF"/>
    </style:style>
    <style:style style:name="T1223" style:parent-style-name="Domyślnaczcionkaakapitu" style:family="text">
      <style:text-properties fo:background-color="#80FFFF"/>
    </style:style>
    <style:style style:name="T1224" style:parent-style-name="Domyślnaczcionkaakapitu" style:family="text">
      <style:text-properties fo:background-color="#80FFFF"/>
    </style:style>
    <style:style style:name="T1225" style:parent-style-name="Domyślnaczcionkaakapitu" style:family="text">
      <style:text-properties fo:background-color="#80FFFF"/>
    </style:style>
    <style:style style:name="T1226" style:parent-style-name="Domyślnaczcionkaakapitu" style:family="text">
      <style:text-properties fo:background-color="#80FFFF"/>
    </style:style>
    <style:style style:name="T1227" style:parent-style-name="Domyślnaczcionkaakapitu" style:family="text">
      <style:text-properties fo:background-color="#80FFFF"/>
    </style:style>
    <style:style style:name="P1228" style:parent-style-name="Normalny" style:family="paragraph">
      <style:paragraph-properties fo:text-align="justify" fo:line-height="150%" fo:text-indent="0.25in"/>
    </style:style>
    <style:style style:name="T1229" style:parent-style-name="Domyślnaczcionkaakapitu" style:family="text">
      <style:text-properties fo:background-color="#80FFFF"/>
    </style:style>
    <style:style style:name="T1230" style:parent-style-name="Domyślnaczcionkaakapitu" style:family="text">
      <style:text-properties fo:background-color="#80FFFF"/>
    </style:style>
    <style:style style:name="T1231" style:parent-style-name="Domyślnaczcionkaakapitu" style:family="text">
      <style:text-properties fo:background-color="#80FFFF"/>
    </style:style>
    <style:style style:name="T1232" style:parent-style-name="Domyślnaczcionkaakapitu" style:family="text">
      <style:text-properties fo:background-color="#80FFFF"/>
    </style:style>
    <style:style style:name="P1233" style:parent-style-name="Normalny" style:family="paragraph">
      <style:paragraph-properties fo:text-align="justify" fo:line-height="150%" fo:text-indent="0.25in"/>
    </style:style>
    <style:style style:name="T1234" style:parent-style-name="Domyślnaczcionkaakapitu" style:family="text">
      <style:text-properties fo:background-color="#80FFFF"/>
    </style:style>
    <style:style style:name="T1235" style:parent-style-name="Domyślnaczcionkaakapitu" style:family="text">
      <style:text-properties fo:background-color="#80FFFF"/>
    </style:style>
    <style:style style:name="T1236" style:parent-style-name="Domyślnaczcionkaakapitu" style:family="text">
      <style:text-properties fo:background-color="#80FFFF"/>
    </style:style>
    <style:style style:name="P1237" style:parent-style-name="Normalny" style:family="paragraph">
      <style:paragraph-properties fo:text-align="justify" fo:line-height="150%" fo:text-indent="0.25in"/>
    </style:style>
    <style:style style:name="T1238" style:parent-style-name="Domyślnaczcionkaakapitu" style:family="text">
      <style:text-properties fo:background-color="#80FFFF"/>
    </style:style>
    <style:style style:name="T1239" style:parent-style-name="Domyślnaczcionkaakapitu" style:family="text">
      <style:text-properties fo:background-color="#80FFFF"/>
    </style:style>
    <style:style style:name="T1240" style:parent-style-name="Domyślnaczcionkaakapitu" style:family="text">
      <style:text-properties fo:background-color="#80FFFF"/>
    </style:style>
    <style:style style:name="T1241" style:parent-style-name="Domyślnaczcionkaakapitu" style:family="text">
      <style:text-properties fo:background-color="#80FFFF"/>
    </style:style>
    <style:style style:name="T1242" style:parent-style-name="Domyślnaczcionkaakapitu" style:family="text">
      <style:text-properties fo:background-color="#80FFFF"/>
    </style:style>
    <style:style style:name="T1243" style:parent-style-name="Domyślnaczcionkaakapitu" style:family="text">
      <style:text-properties fo:background-color="#80FFFF"/>
    </style:style>
    <style:style style:name="P1244" style:parent-style-name="Normalny" style:family="paragraph">
      <style:paragraph-properties fo:text-align="justify" fo:line-height="150%" fo:text-indent="0.25in"/>
    </style:style>
    <style:style style:name="T1245" style:parent-style-name="Domyślnaczcionkaakapitu" style:family="text">
      <style:text-properties fo:background-color="#80FFFF"/>
    </style:style>
    <style:style style:name="T1246" style:parent-style-name="Domyślnaczcionkaakapitu" style:family="text">
      <style:text-properties fo:background-color="#80FFFF"/>
    </style:style>
    <style:style style:name="T1247" style:parent-style-name="Domyślnaczcionkaakapitu" style:family="text">
      <style:text-properties fo:background-color="#80FFFF"/>
    </style:style>
    <style:style style:name="P1248" style:parent-style-name="Normalny" style:family="paragraph">
      <style:paragraph-properties fo:text-align="justify" fo:line-height="150%" fo:text-indent="0.25in"/>
    </style:style>
    <style:style style:name="T1249" style:parent-style-name="Domyślnaczcionkaakapitu" style:family="text">
      <style:text-properties fo:background-color="#80FFFF"/>
    </style:style>
    <style:style style:name="T1250" style:parent-style-name="Domyślnaczcionkaakapitu" style:family="text">
      <style:text-properties fo:background-color="#80FFFF"/>
    </style:style>
    <style:style style:name="T1251" style:parent-style-name="Domyślnaczcionkaakapitu" style:family="text">
      <style:text-properties fo:background-color="#80FFFF"/>
    </style:style>
    <style:style style:name="T1252" style:parent-style-name="Domyślnaczcionkaakapitu" style:family="text">
      <style:text-properties fo:background-color="#80FFFF"/>
    </style:style>
    <style:style style:name="P1253" style:parent-style-name="Normalny" style:family="paragraph">
      <style:paragraph-properties fo:text-align="justify" fo:line-height="150%" fo:text-indent="0.25in"/>
    </style:style>
    <style:style style:name="T1254" style:parent-style-name="Domyślnaczcionkaakapitu" style:family="text">
      <style:text-properties fo:background-color="#80FFFF"/>
    </style:style>
    <style:style style:name="P1255" style:parent-style-name="Normalny" style:family="paragraph">
      <style:paragraph-properties fo:text-align="justify" fo:line-height="150%" fo:text-indent="0.25in"/>
    </style:style>
    <style:style style:name="T1256" style:parent-style-name="Domyślnaczcionkaakapitu" style:family="text">
      <style:text-properties fo:background-color="#80FFFF"/>
    </style:style>
    <style:style style:name="P1257" style:parent-style-name="Normalny" style:family="paragraph">
      <style:paragraph-properties fo:text-align="justify" fo:line-height="150%" fo:text-indent="0.25in"/>
    </style:style>
    <style:style style:name="P1258" style:parent-style-name="Normalny" style:family="paragraph">
      <style:paragraph-properties fo:text-align="justify" fo:line-height="150%" fo:text-indent="0.25in"/>
    </style:style>
    <style:style style:name="T1259" style:parent-style-name="Domyślnaczcionkaakapitu" style:family="text">
      <style:text-properties fo:background-color="#80FFFF"/>
    </style:style>
    <style:style style:name="T1260" style:parent-style-name="Domyślnaczcionkaakapitu" style:family="text">
      <style:text-properties fo:background-color="#80FFFF"/>
    </style:style>
    <style:style style:name="T1261" style:parent-style-name="Domyślnaczcionkaakapitu" style:family="text">
      <style:text-properties fo:background-color="#80FFFF"/>
    </style:style>
    <style:style style:name="T1262" style:parent-style-name="Domyślnaczcionkaakapitu" style:family="text">
      <style:text-properties fo:background-color="#80FFFF"/>
    </style:style>
    <style:style style:name="T1263" style:parent-style-name="Domyślnaczcionkaakapitu" style:family="text">
      <style:text-properties fo:background-color="#80FFFF"/>
    </style:style>
    <style:style style:name="T1264" style:parent-style-name="Domyślnaczcionkaakapitu" style:family="text">
      <style:text-properties fo:background-color="#80FFFF"/>
    </style:style>
    <style:style style:name="T1265" style:parent-style-name="Domyślnaczcionkaakapitu" style:family="text">
      <style:text-properties fo:background-color="#80FFFF"/>
    </style:style>
    <style:style style:name="T1266" style:parent-style-name="Domyślnaczcionkaakapitu" style:family="text">
      <style:text-properties fo:background-color="#80FFFF"/>
    </style:style>
    <style:style style:name="P1267" style:parent-style-name="Normalny" style:family="paragraph">
      <style:paragraph-properties fo:text-align="justify" fo:line-height="150%" fo:text-indent="0.25in"/>
    </style:style>
    <style:style style:name="T1268" style:parent-style-name="Domyślnaczcionkaakapitu" style:family="text">
      <style:text-properties fo:background-color="#80FFFF"/>
    </style:style>
    <style:style style:name="T1269" style:parent-style-name="Domyślnaczcionkaakapitu" style:family="text">
      <style:text-properties fo:background-color="#80FFFF"/>
    </style:style>
    <style:style style:name="T1270" style:parent-style-name="Domyślnaczcionkaakapitu" style:family="text">
      <style:text-properties fo:background-color="#80FFFF"/>
    </style:style>
    <style:style style:name="T1271" style:parent-style-name="Domyślnaczcionkaakapitu" style:family="text">
      <style:text-properties fo:background-color="#80FFFF"/>
    </style:style>
    <style:style style:name="T1272" style:parent-style-name="Domyślnaczcionkaakapitu" style:family="text">
      <style:text-properties fo:background-color="#80FFFF"/>
    </style:style>
    <style:style style:name="T1273" style:parent-style-name="Domyślnaczcionkaakapitu" style:family="text">
      <style:text-properties fo:background-color="#80FFFF"/>
    </style:style>
    <style:style style:name="P1274" style:parent-style-name="Normalny" style:family="paragraph">
      <style:paragraph-properties fo:text-align="justify" fo:line-height="150%" fo:text-indent="0.25in"/>
    </style:style>
    <style:style style:name="T1275" style:parent-style-name="Domyślnaczcionkaakapitu" style:family="text">
      <style:text-properties fo:background-color="#80FFFF"/>
    </style:style>
    <style:style style:name="T1276" style:parent-style-name="Domyślnaczcionkaakapitu" style:family="text">
      <style:text-properties fo:background-color="#80FFFF"/>
    </style:style>
    <style:style style:name="T1277" style:parent-style-name="Domyślnaczcionkaakapitu" style:family="text">
      <style:text-properties fo:background-color="#80FFFF"/>
    </style:style>
    <style:style style:name="P1278" style:parent-style-name="Normalny" style:family="paragraph">
      <style:paragraph-properties fo:text-align="justify" fo:line-height="150%" fo:text-indent="0.25in"/>
    </style:style>
    <style:style style:name="T1279" style:parent-style-name="Domyślnaczcionkaakapitu" style:family="text">
      <style:text-properties fo:background-color="#80FFFF"/>
    </style:style>
    <style:style style:name="T1280" style:parent-style-name="Domyślnaczcionkaakapitu" style:family="text">
      <style:text-properties fo:background-color="#80FFFF"/>
    </style:style>
    <style:style style:name="T1281" style:parent-style-name="Domyślnaczcionkaakapitu" style:family="text">
      <style:text-properties fo:background-color="#80FFFF"/>
    </style:style>
    <style:style style:name="T1282" style:parent-style-name="Domyślnaczcionkaakapitu" style:family="text">
      <style:text-properties fo:background-color="#80FFFF"/>
    </style:style>
    <style:style style:name="T1283" style:parent-style-name="Domyślnaczcionkaakapitu" style:family="text">
      <style:text-properties fo:background-color="#80FFFF"/>
    </style:style>
    <style:style style:name="T1284" style:parent-style-name="Domyślnaczcionkaakapitu" style:family="text">
      <style:text-properties fo:background-color="#80FFFF"/>
    </style:style>
    <style:style style:name="P1285" style:parent-style-name="Normalny" style:family="paragraph">
      <style:paragraph-properties fo:text-align="justify" fo:line-height="150%" fo:text-indent="0.25in"/>
    </style:style>
    <style:style style:name="T1286" style:parent-style-name="Domyślnaczcionkaakapitu" style:family="text">
      <style:text-properties fo:background-color="#80FFFF"/>
    </style:style>
    <style:style style:name="T1287" style:parent-style-name="Domyślnaczcionkaakapitu" style:family="text">
      <style:text-properties fo:background-color="#80FFFF"/>
    </style:style>
    <style:style style:name="T1288" style:parent-style-name="Domyślnaczcionkaakapitu" style:family="text">
      <style:text-properties fo:background-color="#80FFFF"/>
    </style:style>
    <style:style style:name="P1289" style:parent-style-name="Normalny" style:family="paragraph">
      <style:paragraph-properties fo:text-align="justify" fo:line-height="150%" fo:text-indent="0.25in"/>
    </style:style>
    <style:style style:name="T1290" style:parent-style-name="Domyślnaczcionkaakapitu" style:family="text">
      <style:text-properties fo:background-color="#80FFFF"/>
    </style:style>
    <style:style style:name="T1291" style:parent-style-name="Domyślnaczcionkaakapitu" style:family="text">
      <style:text-properties fo:background-color="#80FFFF"/>
    </style:style>
    <style:style style:name="T1292" style:parent-style-name="Domyślnaczcionkaakapitu" style:family="text">
      <style:text-properties fo:background-color="#80FFFF"/>
    </style:style>
    <style:style style:name="P1293" style:parent-style-name="Normalny" style:family="paragraph">
      <style:paragraph-properties fo:text-align="justify" fo:line-height="150%" fo:text-indent="0.25in"/>
    </style:style>
    <style:style style:name="T1294" style:parent-style-name="Domyślnaczcionkaakapitu" style:family="text">
      <style:text-properties fo:background-color="#80FFFF"/>
    </style:style>
    <style:style style:name="P1295" style:parent-style-name="Normalny" style:family="paragraph">
      <style:paragraph-properties fo:text-align="justify" fo:line-height="150%" fo:text-indent="0.25in"/>
    </style:style>
    <style:style style:name="T1296" style:parent-style-name="Domyślnaczcionkaakapitu" style:family="text">
      <style:text-properties fo:background-color="#80FFFF"/>
    </style:style>
    <style:style style:name="T1297" style:parent-style-name="Domyślnaczcionkaakapitu" style:family="text">
      <style:text-properties fo:background-color="#80FFFF"/>
    </style:style>
    <style:style style:name="T1298" style:parent-style-name="Domyślnaczcionkaakapitu" style:family="text">
      <style:text-properties fo:background-color="#80FFFF"/>
    </style:style>
    <style:style style:name="T1299" style:parent-style-name="Domyślnaczcionkaakapitu" style:family="text">
      <style:text-properties fo:background-color="#80FFFF"/>
    </style:style>
    <style:style style:name="P1300" style:parent-style-name="Normalny" style:family="paragraph">
      <style:paragraph-properties fo:text-align="justify" fo:line-height="150%" fo:text-indent="0.25in"/>
    </style:style>
    <style:style style:name="T1301" style:parent-style-name="Domyślnaczcionkaakapitu" style:family="text">
      <style:text-properties fo:background-color="#80FFFF"/>
    </style:style>
    <style:style style:name="T1302" style:parent-style-name="Domyślnaczcionkaakapitu" style:family="text">
      <style:text-properties fo:background-color="#80FFFF"/>
    </style:style>
    <style:style style:name="T1303" style:parent-style-name="Domyślnaczcionkaakapitu" style:family="text">
      <style:text-properties fo:background-color="#80FFFF"/>
    </style:style>
    <style:style style:name="T1304" style:parent-style-name="Domyślnaczcionkaakapitu" style:family="text">
      <style:text-properties fo:background-color="#80FFFF"/>
    </style:style>
    <style:style style:name="T1305" style:parent-style-name="Domyślnaczcionkaakapitu" style:family="text">
      <style:text-properties fo:background-color="#80FFFF"/>
    </style:style>
    <style:style style:name="T1306" style:parent-style-name="Domyślnaczcionkaakapitu" style:family="text">
      <style:text-properties fo:background-color="#80FFFF"/>
    </style:style>
    <style:style style:name="T1307" style:parent-style-name="Domyślnaczcionkaakapitu" style:family="text">
      <style:text-properties fo:background-color="#80FFFF"/>
    </style:style>
    <style:style style:name="T1308" style:parent-style-name="Domyślnaczcionkaakapitu" style:family="text">
      <style:text-properties fo:background-color="#80FFFF"/>
    </style:style>
    <style:style style:name="T1309" style:parent-style-name="Domyślnaczcionkaakapitu" style:family="text">
      <style:text-properties fo:background-color="#80FFFF"/>
    </style:style>
    <style:style style:name="T1310" style:parent-style-name="Domyślnaczcionkaakapitu" style:family="text">
      <style:text-properties fo:background-color="#80FFFF"/>
    </style:style>
    <style:style style:name="T1311" style:parent-style-name="Domyślnaczcionkaakapitu" style:family="text">
      <style:text-properties fo:background-color="#80FFFF"/>
    </style:style>
    <style:style style:name="P1312" style:parent-style-name="Normalny" style:family="paragraph">
      <style:paragraph-properties fo:text-align="justify" fo:line-height="150%" fo:text-indent="0.25in"/>
    </style:style>
    <style:style style:name="T1313" style:parent-style-name="Domyślnaczcionkaakapitu" style:family="text">
      <style:text-properties fo:background-color="#80FFFF"/>
    </style:style>
    <style:style style:name="P1314" style:parent-style-name="Normalny" style:family="paragraph">
      <style:paragraph-properties fo:text-align="justify" fo:line-height="150%"/>
    </style:style>
    <style:style style:name="T1315" style:parent-style-name="Domyślnaczcionkaakapitu" style:family="text">
      <style:text-properties fo:background-color="#80FFFF" style:text-underline-type="single" style:text-underline-style="solid" style:text-underline-width="auto" style:text-underline-mode="continuous"/>
    </style:style>
    <style:style style:name="T1316" style:parent-style-name="Domyślnaczcionkaakapitu" style:family="text">
      <style:text-properties style:text-underline-type="single" style:text-underline-style="solid" style:text-underline-width="auto" style:text-underline-mode="continuous"/>
    </style:style>
    <style:style style:name="T1317" style:parent-style-name="Domyślnaczcionkaakapitu" style:family="text">
      <style:text-properties fo:background-color="#80FFFF" style:text-underline-type="single" style:text-underline-style="solid" style:text-underline-width="auto" style:text-underline-mode="continuous"/>
    </style:style>
    <style:style style:name="T1318" style:parent-style-name="Domyślnaczcionkaakapitu" style:family="text">
      <style:text-properties style:text-underline-type="single" style:text-underline-style="solid" style:text-underline-width="auto" style:text-underline-mode="continuous"/>
    </style:style>
    <style:style style:name="P1319" style:parent-style-name="Normalny" style:family="paragraph">
      <style:paragraph-properties fo:text-align="justify" fo:line-height="150%" fo:text-indent="0.25in"/>
    </style:style>
    <style:style style:name="P1320" style:parent-style-name="Normalny" style:family="paragraph">
      <style:paragraph-properties fo:text-align="justify" fo:line-height="150%"/>
    </style:style>
    <style:style style:name="T1321" style:parent-style-name="Domyślnaczcionkaakapitu" style:family="text">
      <style:text-properties style:text-underline-type="single" style:text-underline-style="solid" style:text-underline-width="auto" style:text-underline-mode="continuous"/>
    </style:style>
    <style:style style:name="T1322" style:parent-style-name="Domyślnaczcionkaakapitu" style:family="text">
      <style:text-properties fo:background-color="#80FFFF" style:text-underline-type="single" style:text-underline-style="solid" style:text-underline-width="auto" style:text-underline-mode="continuous"/>
    </style:style>
    <style:style style:name="P1323" style:parent-style-name="Normalny" style:family="paragraph">
      <style:paragraph-properties fo:text-align="justify" fo:line-height="150%" fo:text-indent="0.25in"/>
    </style:style>
    <style:style style:name="T1324" style:parent-style-name="Domyślnaczcionkaakapitu" style:family="text">
      <style:text-properties fo:background-color="#80FFFF"/>
    </style:style>
    <style:style style:name="T1325" style:parent-style-name="Domyślnaczcionkaakapitu" style:family="text">
      <style:text-properties fo:background-color="#80FFFF"/>
    </style:style>
    <style:style style:name="T1326" style:parent-style-name="Domyślnaczcionkaakapitu" style:family="text">
      <style:text-properties fo:background-color="#80FFFF"/>
    </style:style>
    <style:style style:name="T1327" style:parent-style-name="Domyślnaczcionkaakapitu" style:family="text">
      <style:text-properties fo:background-color="#80FFFF"/>
    </style:style>
    <style:style style:name="P1328" style:parent-style-name="Normalny" style:family="paragraph">
      <style:paragraph-properties fo:text-align="justify" fo:line-height="150%" fo:text-indent="0.25in"/>
    </style:style>
    <style:style style:name="T1329" style:parent-style-name="Domyślnaczcionkaakapitu" style:family="text">
      <style:text-properties fo:background-color="#80FFFF"/>
    </style:style>
    <style:style style:name="P1330" style:parent-style-name="Normalny" style:family="paragraph">
      <style:paragraph-properties fo:text-align="justify" fo:line-height="150%"/>
    </style:style>
    <style:style style:name="T1331" style:parent-style-name="Domyślnaczcionkaakapitu" style:family="text">
      <style:text-properties style:text-underline-type="single" style:text-underline-style="solid" style:text-underline-width="auto" style:text-underline-mode="continuous"/>
    </style:style>
    <style:style style:name="T1332" style:parent-style-name="Domyślnaczcionkaakapitu" style:family="text">
      <style:text-properties fo:background-color="#80FFFF" style:text-underline-type="single" style:text-underline-style="solid" style:text-underline-width="auto" style:text-underline-mode="continuous"/>
    </style:style>
    <style:style style:name="T1333" style:parent-style-name="Domyślnaczcionkaakapitu" style:family="text">
      <style:text-properties style:text-underline-type="single" style:text-underline-style="solid" style:text-underline-width="auto" style:text-underline-mode="continuous"/>
    </style:style>
    <style:style style:name="T1334" style:parent-style-name="Domyślnaczcionkaakapitu" style:family="text">
      <style:text-properties fo:background-color="#80FFFF" style:text-underline-type="single" style:text-underline-style="solid" style:text-underline-width="auto" style:text-underline-mode="continuous"/>
    </style:style>
    <style:style style:name="T1335" style:parent-style-name="Domyślnaczcionkaakapitu" style:family="text">
      <style:text-properties style:text-underline-type="single" style:text-underline-style="solid" style:text-underline-width="auto" style:text-underline-mode="continuous"/>
    </style:style>
    <style:style style:name="P1336" style:parent-style-name="Normalny" style:family="paragraph">
      <style:paragraph-properties fo:text-align="justify" fo:line-height="150%" fo:text-indent="0.25in"/>
    </style:style>
    <style:style style:name="T1337" style:parent-style-name="Domyślnaczcionkaakapitu" style:family="text">
      <style:text-properties fo:background-color="#80FFFF"/>
    </style:style>
    <style:style style:name="T1338" style:parent-style-name="Domyślnaczcionkaakapitu" style:family="text">
      <style:text-properties fo:background-color="#80FFFF"/>
    </style:style>
    <style:style style:name="T1339" style:parent-style-name="Domyślnaczcionkaakapitu" style:family="text">
      <style:text-properties fo:background-color="#80FFFF"/>
    </style:style>
    <style:style style:name="T1340" style:parent-style-name="Domyślnaczcionkaakapitu" style:family="text">
      <style:text-properties fo:background-color="#80FFFF"/>
    </style:style>
    <style:style style:name="P1341" style:parent-style-name="Normalny" style:family="paragraph">
      <style:paragraph-properties fo:text-align="justify" fo:line-height="150%" fo:text-indent="0.25in"/>
    </style:style>
    <style:style style:name="T1342" style:parent-style-name="Domyślnaczcionkaakapitu" style:family="text">
      <style:text-properties fo:background-color="#80FFFF"/>
    </style:style>
    <style:style style:name="P1343" style:parent-style-name="Normalny" style:family="paragraph">
      <style:paragraph-properties fo:text-align="justify" fo:line-height="150%" fo:text-indent="0.25in"/>
    </style:style>
    <style:style style:name="T1344" style:parent-style-name="Domyślnaczcionkaakapitu" style:family="text">
      <style:text-properties fo:background-color="#80FFFF"/>
    </style:style>
    <style:style style:name="T1345" style:parent-style-name="Domyślnaczcionkaakapitu" style:family="text">
      <style:text-properties fo:background-color="#80FFFF"/>
    </style:style>
    <style:style style:name="T1346" style:parent-style-name="Domyślnaczcionkaakapitu" style:family="text">
      <style:text-properties fo:background-color="#80FFFF"/>
    </style:style>
    <style:style style:name="T1347" style:parent-style-name="Domyślnaczcionkaakapitu" style:family="text">
      <style:text-properties fo:background-color="#80FFFF"/>
    </style:style>
    <style:style style:name="T1348" style:parent-style-name="Domyślnaczcionkaakapitu" style:family="text">
      <style:text-properties fo:background-color="#80FFFF"/>
    </style:style>
    <style:style style:name="T1349" style:parent-style-name="Domyślnaczcionkaakapitu" style:family="text">
      <style:text-properties fo:background-color="#80FFFF"/>
    </style:style>
    <style:style style:name="T1350" style:parent-style-name="Domyślnaczcionkaakapitu" style:family="text">
      <style:text-properties fo:background-color="#80FFFF"/>
    </style:style>
    <style:style style:name="P1351" style:parent-style-name="Normalny" style:family="paragraph">
      <style:paragraph-properties fo:text-align="justify" fo:line-height="150%" fo:text-indent="0.25in"/>
    </style:style>
    <style:style style:name="T1352" style:parent-style-name="Domyślnaczcionkaakapitu" style:family="text">
      <style:text-properties fo:background-color="#80FFFF"/>
    </style:style>
    <style:style style:name="P1353" style:parent-style-name="Normalny" style:family="paragraph">
      <style:paragraph-properties fo:text-align="justify" fo:line-height="150%" fo:text-indent="0.25in"/>
    </style:style>
    <style:style style:name="P1354" style:parent-style-name="Normalny" style:family="paragraph">
      <style:paragraph-properties fo:text-align="justify" fo:line-height="150%"/>
    </style:style>
    <style:style style:name="T1355" style:parent-style-name="Domyślnaczcionkaakapitu" style:family="text">
      <style:text-properties style:text-underline-type="single" style:text-underline-style="solid" style:text-underline-width="auto" style:text-underline-mode="continuous"/>
    </style:style>
    <style:style style:name="P1356" style:parent-style-name="Normalny" style:family="paragraph">
      <style:paragraph-properties fo:text-align="justify" fo:line-height="150%" fo:text-indent="0.25in"/>
    </style:style>
    <style:style style:name="P1357" style:parent-style-name="Normalny" style:family="paragraph">
      <style:paragraph-properties fo:text-align="justify" fo:line-height="150%"/>
    </style:style>
    <style:style style:name="T1358" style:parent-style-name="Domyślnaczcionkaakapitu" style:family="text">
      <style:text-properties style:text-underline-type="single" style:text-underline-style="solid" style:text-underline-width="auto" style:text-underline-mode="continuous"/>
    </style:style>
    <style:style style:name="P1359" style:parent-style-name="Normalny" style:family="paragraph">
      <style:paragraph-properties fo:text-align="justify" fo:line-height="150%" fo:text-indent="0.25in"/>
    </style:style>
    <style:style style:name="T1360" style:parent-style-name="Domyślnaczcionkaakapitu" style:family="text">
      <style:text-properties fo:background-color="#80FFFF"/>
    </style:style>
    <style:style style:name="T1361" style:parent-style-name="Domyślnaczcionkaakapitu" style:family="text">
      <style:text-properties fo:background-color="#80FFFF"/>
    </style:style>
    <style:style style:name="P1362" style:parent-style-name="Normalny" style:family="paragraph">
      <style:paragraph-properties fo:text-align="justify" fo:line-height="150%" fo:text-indent="0.25in"/>
    </style:style>
    <style:style style:name="T1363" style:parent-style-name="Domyślnaczcionkaakapitu" style:family="text">
      <style:text-properties fo:background-color="#80FFFF"/>
    </style:style>
    <style:style style:name="P1364" style:parent-style-name="Normalny" style:family="paragraph">
      <style:paragraph-properties fo:text-align="justify" fo:line-height="150%" fo:text-indent="0.25in"/>
    </style:style>
    <style:style style:name="P1365" style:parent-style-name="Normalny" style:family="paragraph">
      <style:paragraph-properties fo:text-align="justify" fo:line-height="150%" fo:text-indent="0.25in"/>
    </style:style>
    <style:style style:name="P1366" style:parent-style-name="Normalny" style:family="paragraph">
      <style:paragraph-properties fo:text-align="justify" fo:line-height="150%">
        <style:tab-stops>
          <style:tab-stop style:type="left" style:position="0.9347in"/>
        </style:tab-stops>
      </style:paragraph-properties>
    </style:style>
    <style:style style:name="T1367" style:parent-style-name="Domyślnaczcionkaakapitu" style:family="text">
      <style:text-properties style:text-underline-type="single" style:text-underline-style="solid" style:text-underline-width="auto" style:text-underline-mode="continuous"/>
    </style:style>
    <style:style style:name="T1368" style:parent-style-name="Domyślnaczcionkaakapitu" style:family="text">
      <style:text-properties fo:background-color="#80FFFF" style:text-underline-type="single" style:text-underline-style="solid" style:text-underline-width="auto" style:text-underline-mode="continuous"/>
    </style:style>
    <style:style style:name="P1369" style:parent-style-name="Normalny" style:family="paragraph">
      <style:paragraph-properties fo:text-align="justify" fo:line-height="150%" fo:text-indent="0.25in"/>
      <style:text-properties fo:background-color="#80FFFF"/>
    </style:style>
    <style:style style:name="P1370" style:parent-style-name="Normalny" style:family="paragraph">
      <style:paragraph-properties fo:text-align="justify" fo:line-height="150%" fo:text-indent="0.25in"/>
      <style:text-properties fo:background-color="#80FFFF"/>
    </style:style>
    <style:style style:name="P1371" style:parent-style-name="Normalny" style:family="paragraph">
      <style:paragraph-properties fo:text-align="justify" fo:line-height="150%"/>
    </style:style>
    <style:style style:name="T1372" style:parent-style-name="Domyślnaczcionkaakapitu" style:family="text">
      <style:text-properties style:text-underline-type="single" style:text-underline-style="solid" style:text-underline-width="auto" style:text-underline-mode="continuous"/>
    </style:style>
    <style:style style:name="P1373" style:parent-style-name="Normalny" style:family="paragraph">
      <style:paragraph-properties fo:text-align="justify" fo:line-height="150%" fo:text-indent="0.25in"/>
    </style:style>
    <style:style style:name="T1374" style:parent-style-name="Domyślnaczcionkaakapitu" style:family="text">
      <style:text-properties fo:background-color="#80FFFF"/>
    </style:style>
    <style:style style:name="T1375" style:parent-style-name="Domyślnaczcionkaakapitu" style:family="text">
      <style:text-properties fo:background-color="#80FFFF"/>
    </style:style>
    <style:style style:name="P1376" style:parent-style-name="Normalny" style:family="paragraph">
      <style:paragraph-properties fo:text-align="justify" fo:line-height="150%" fo:text-indent="0.25in">
        <style:tab-stops>
          <style:tab-stop style:type="left" style:position="1.2548in"/>
        </style:tab-stops>
      </style:paragraph-properties>
    </style:style>
    <style:style style:name="T1377" style:parent-style-name="Domyślnaczcionkaakapitu" style:family="text">
      <style:text-properties fo:background-color="#80FFFF"/>
    </style:style>
    <style:style style:name="T1378" style:parent-style-name="Domyślnaczcionkaakapitu" style:family="text">
      <style:text-properties fo:background-color="#80FFFF"/>
    </style:style>
    <style:style style:name="T1379" style:parent-style-name="Domyślnaczcionkaakapitu" style:family="text">
      <style:text-properties fo:background-color="#80FFFF"/>
    </style:style>
    <style:style style:name="T1380" style:parent-style-name="Domyślnaczcionkaakapitu" style:family="text">
      <style:text-properties fo:background-color="#80FFFF"/>
    </style:style>
    <style:style style:name="T1381" style:parent-style-name="Domyślnaczcionkaakapitu" style:family="text">
      <style:text-properties fo:background-color="#80FFFF"/>
    </style:style>
    <style:style style:name="T1382" style:parent-style-name="Domyślnaczcionkaakapitu" style:family="text">
      <style:text-properties fo:background-color="#80FFFF"/>
    </style:style>
    <style:style style:name="P1383" style:parent-style-name="Normalny" style:family="paragraph">
      <style:paragraph-properties fo:text-align="justify" fo:line-height="150%" fo:text-indent="0.25in"/>
    </style:style>
    <style:style style:name="T1384" style:parent-style-name="Domyślnaczcionkaakapitu" style:family="text">
      <style:text-properties fo:background-color="#80FFFF"/>
    </style:style>
    <style:style style:name="T1385" style:parent-style-name="Domyślnaczcionkaakapitu" style:family="text">
      <style:text-properties fo:background-color="#80FFFF"/>
    </style:style>
    <style:style style:name="T1386" style:parent-style-name="Domyślnaczcionkaakapitu" style:family="text">
      <style:text-properties fo:background-color="#80FFFF"/>
    </style:style>
    <style:style style:name="T1387" style:parent-style-name="Domyślnaczcionkaakapitu" style:family="text">
      <style:text-properties fo:background-color="#80FFFF"/>
    </style:style>
    <style:style style:name="T1388" style:parent-style-name="Domyślnaczcionkaakapitu" style:family="text">
      <style:text-properties fo:background-color="#80FFFF"/>
    </style:style>
    <style:style style:name="T1389" style:parent-style-name="Domyślnaczcionkaakapitu" style:family="text">
      <style:text-properties fo:background-color="#80FFFF"/>
    </style:style>
    <style:style style:name="T1390" style:parent-style-name="Domyślnaczcionkaakapitu" style:family="text">
      <style:text-properties fo:background-color="#80FFFF"/>
    </style:style>
    <style:style style:name="P1391" style:parent-style-name="Normalny" style:family="paragraph">
      <style:paragraph-properties fo:text-align="justify" fo:line-height="150%" fo:text-indent="0.25in"/>
    </style:style>
    <style:style style:name="T1392" style:parent-style-name="Domyślnaczcionkaakapitu" style:family="text">
      <style:text-properties fo:background-color="#80FFFF"/>
    </style:style>
    <style:style style:name="T1393" style:parent-style-name="Domyślnaczcionkaakapitu" style:family="text">
      <style:text-properties fo:background-color="#80FFFF"/>
    </style:style>
    <style:style style:name="T1394" style:parent-style-name="Domyślnaczcionkaakapitu" style:family="text">
      <style:text-properties fo:background-color="#80FFFF"/>
    </style:style>
    <style:style style:name="P1395" style:parent-style-name="Normalny" style:family="paragraph">
      <style:paragraph-properties fo:text-align="justify" fo:line-height="150%" fo:text-indent="0.25in"/>
    </style:style>
    <style:style style:name="P1396" style:parent-style-name="Normalny" style:family="paragraph">
      <style:paragraph-properties fo:text-align="justify" fo:line-height="150%" fo:text-indent="0.25in"/>
    </style:style>
    <style:style style:name="T1397" style:parent-style-name="Domyślnaczcionkaakapitu" style:family="text">
      <style:text-properties fo:background-color="#80FFFF"/>
    </style:style>
    <style:style style:name="T1398" style:parent-style-name="Domyślnaczcionkaakapitu" style:family="text">
      <style:text-properties fo:background-color="#80FFFF"/>
    </style:style>
    <style:style style:name="T1399" style:parent-style-name="Domyślnaczcionkaakapitu" style:family="text">
      <style:text-properties fo:background-color="#80FFFF"/>
    </style:style>
    <style:style style:name="T1400" style:parent-style-name="Domyślnaczcionkaakapitu" style:family="text">
      <style:text-properties fo:background-color="#80FFFF"/>
    </style:style>
    <style:style style:name="T1401" style:parent-style-name="Domyślnaczcionkaakapitu" style:family="text">
      <style:text-properties fo:background-color="#80FFFF"/>
    </style:style>
    <style:style style:name="T1402" style:parent-style-name="Domyślnaczcionkaakapitu" style:family="text">
      <style:text-properties fo:background-color="#80FFFF"/>
    </style:style>
    <style:style style:name="T1403" style:parent-style-name="Domyślnaczcionkaakapitu" style:family="text">
      <style:text-properties fo:background-color="#80FFFF"/>
    </style:style>
    <style:style style:name="T1404" style:parent-style-name="Domyślnaczcionkaakapitu" style:family="text">
      <style:text-properties fo:background-color="#80FFFF"/>
    </style:style>
    <style:style style:name="T1405" style:parent-style-name="Domyślnaczcionkaakapitu" style:family="text">
      <style:text-properties fo:background-color="#80FFFF"/>
    </style:style>
    <style:style style:name="T1406" style:parent-style-name="Domyślnaczcionkaakapitu" style:family="text">
      <style:text-properties fo:background-color="#80FFFF"/>
    </style:style>
    <style:style style:name="T1407" style:parent-style-name="Domyślnaczcionkaakapitu" style:family="text">
      <style:text-properties fo:background-color="#80FFFF"/>
    </style:style>
    <style:style style:name="T1408" style:parent-style-name="Domyślnaczcionkaakapitu" style:family="text">
      <style:text-properties fo:background-color="#80FFFF"/>
    </style:style>
    <style:style style:name="T1409" style:parent-style-name="Domyślnaczcionkaakapitu" style:family="text">
      <style:text-properties fo:background-color="#80FFFF"/>
    </style:style>
    <style:style style:name="P1410" style:parent-style-name="Normalny" style:family="paragraph">
      <style:paragraph-properties fo:text-align="justify" fo:line-height="150%" fo:text-indent="0.25in"/>
    </style:style>
    <style:style style:name="T1411" style:parent-style-name="Domyślnaczcionkaakapitu" style:family="text">
      <style:text-properties fo:background-color="#80FFFF"/>
    </style:style>
    <style:style style:name="T1412" style:parent-style-name="Domyślnaczcionkaakapitu" style:family="text">
      <style:text-properties fo:background-color="#80FFFF"/>
    </style:style>
    <style:style style:name="T1413" style:parent-style-name="Domyślnaczcionkaakapitu" style:family="text">
      <style:text-properties fo:background-color="#80FFFF"/>
    </style:style>
    <style:style style:name="P1414" style:parent-style-name="Normalny" style:family="paragraph">
      <style:paragraph-properties fo:text-align="justify" fo:line-height="150%" fo:text-indent="0.25in"/>
    </style:style>
    <style:style style:name="T1415" style:parent-style-name="Domyślnaczcionkaakapitu" style:family="text">
      <style:text-properties fo:background-color="#80FFFF"/>
    </style:style>
    <style:style style:name="T1416" style:parent-style-name="Domyślnaczcionkaakapitu" style:family="text">
      <style:text-properties fo:background-color="#80FFFF"/>
    </style:style>
    <style:style style:name="T1417" style:parent-style-name="Domyślnaczcionkaakapitu" style:family="text">
      <style:text-properties fo:background-color="#80FFFF"/>
    </style:style>
    <style:style style:name="T1418" style:parent-style-name="Domyślnaczcionkaakapitu" style:family="text">
      <style:text-properties fo:background-color="#80FFFF"/>
    </style:style>
    <style:style style:name="P1419" style:parent-style-name="Normalny" style:family="paragraph">
      <style:paragraph-properties fo:text-align="justify" fo:line-height="150%" fo:text-indent="0.25in"/>
    </style:style>
    <style:style style:name="T1420" style:parent-style-name="Domyślnaczcionkaakapitu" style:family="text">
      <style:text-properties fo:background-color="#80FFFF"/>
    </style:style>
    <style:style style:name="T1421" style:parent-style-name="Domyślnaczcionkaakapitu" style:family="text">
      <style:text-properties fo:background-color="#80FFFF"/>
    </style:style>
    <style:style style:name="P1422" style:parent-style-name="Normalny" style:family="paragraph">
      <style:paragraph-properties fo:text-align="justify" fo:line-height="150%" fo:text-indent="0.25in"/>
    </style:style>
    <style:style style:name="T1423" style:parent-style-name="Domyślnaczcionkaakapitu" style:family="text">
      <style:text-properties fo:background-color="#80FFFF"/>
    </style:style>
    <style:style style:name="T1424" style:parent-style-name="Domyślnaczcionkaakapitu" style:family="text">
      <style:text-properties fo:background-color="#80FFFF"/>
    </style:style>
    <style:style style:name="T1425" style:parent-style-name="Domyślnaczcionkaakapitu" style:family="text">
      <style:text-properties fo:background-color="#80FFFF"/>
    </style:style>
    <style:style style:name="T1426" style:parent-style-name="Domyślnaczcionkaakapitu" style:family="text">
      <style:text-properties fo:background-color="#80FFFF"/>
    </style:style>
    <style:style style:name="T1427" style:parent-style-name="Domyślnaczcionkaakapitu" style:family="text">
      <style:text-properties fo:background-color="#80FFFF"/>
    </style:style>
    <style:style style:name="T1428" style:parent-style-name="Domyślnaczcionkaakapitu" style:family="text">
      <style:text-properties fo:background-color="#80FFFF"/>
    </style:style>
    <style:style style:name="P1429" style:parent-style-name="Normalny" style:family="paragraph">
      <style:paragraph-properties fo:text-align="justify" fo:line-height="150%" fo:text-indent="0.25in"/>
    </style:style>
    <style:style style:name="T1430" style:parent-style-name="Domyślnaczcionkaakapitu" style:family="text">
      <style:text-properties fo:background-color="#80FFFF"/>
    </style:style>
    <style:style style:name="P1431" style:parent-style-name="Normalny" style:family="paragraph">
      <style:paragraph-properties fo:text-align="justify" fo:line-height="150%" fo:text-indent="0.25in"/>
    </style:style>
    <style:style style:name="T1432" style:parent-style-name="Domyślnaczcionkaakapitu" style:family="text">
      <style:text-properties fo:background-color="#80FFFF"/>
    </style:style>
    <style:style style:name="P1433" style:parent-style-name="Normalny" style:family="paragraph">
      <style:paragraph-properties fo:text-align="justify" fo:line-height="150%" fo:text-indent="0.25in"/>
    </style:style>
    <style:style style:name="P1434" style:parent-style-name="Normalny" style:family="paragraph">
      <style:paragraph-properties fo:text-align="justify" fo:line-height="150%">
        <style:tab-stops>
          <style:tab-stop style:type="left" style:position="2.7395in"/>
        </style:tab-stops>
      </style:paragraph-properties>
    </style:style>
    <style:style style:name="T1435" style:parent-style-name="Domyślnaczcionkaakapitu" style:family="text">
      <style:text-properties style:text-underline-type="single" style:text-underline-style="solid" style:text-underline-width="auto" style:text-underline-mode="continuous"/>
    </style:style>
    <style:style style:name="T1436" style:parent-style-name="Domyślnaczcionkaakapitu" style:family="text">
      <style:text-properties fo:background-color="#80FFFF" style:text-underline-type="single" style:text-underline-style="solid" style:text-underline-width="auto" style:text-underline-mode="continuous"/>
    </style:style>
    <style:style style:name="T1437" style:parent-style-name="Domyślnaczcionkaakapitu" style:family="text">
      <style:text-properties style:text-underline-type="single" style:text-underline-style="solid" style:text-underline-width="auto" style:text-underline-mode="continuous"/>
    </style:style>
    <style:style style:name="P1438" style:parent-style-name="Normalny" style:family="paragraph">
      <style:paragraph-properties fo:text-align="justify" fo:line-height="150%" fo:text-indent="0.25in"/>
    </style:style>
    <style:style style:name="P1439" style:parent-style-name="Normalny" style:family="paragraph">
      <style:paragraph-properties fo:text-align="justify" fo:line-height="150%" fo:text-indent="0.25in"/>
    </style:style>
    <style:style style:name="P1440" style:parent-style-name="Normalny" style:family="paragraph">
      <style:paragraph-properties fo:text-align="justify" fo:line-height="150%"/>
    </style:style>
    <style:style style:name="T1441" style:parent-style-name="Domyślnaczcionkaakapitu" style:family="text">
      <style:text-properties style:text-underline-type="single" style:text-underline-style="solid" style:text-underline-width="auto" style:text-underline-mode="continuous"/>
    </style:style>
    <style:style style:name="P1442" style:parent-style-name="Normalny" style:family="paragraph">
      <style:paragraph-properties fo:text-align="justify" fo:line-height="150%" fo:text-indent="0.25in"/>
    </style:style>
    <style:style style:name="T1443" style:parent-style-name="Domyślnaczcionkaakapitu" style:family="text">
      <style:text-properties fo:background-color="#80FFFF"/>
    </style:style>
    <style:style style:name="T1444" style:parent-style-name="Domyślnaczcionkaakapitu" style:family="text">
      <style:text-properties fo:background-color="#80FFFF"/>
    </style:style>
    <style:style style:name="T1445" style:parent-style-name="Domyślnaczcionkaakapitu" style:family="text">
      <style:text-properties fo:background-color="#80FFFF"/>
    </style:style>
    <style:style style:name="P1446" style:parent-style-name="Normalny" style:family="paragraph">
      <style:paragraph-properties fo:text-align="justify" fo:line-height="150%" fo:text-indent="0.25in"/>
    </style:style>
    <style:style style:name="P1447" style:parent-style-name="Normalny" style:family="paragraph">
      <style:paragraph-properties fo:text-align="justify" fo:line-height="150%"/>
    </style:style>
    <style:style style:name="T1448" style:parent-style-name="Domyślnaczcionkaakapitu" style:family="text">
      <style:text-properties style:text-underline-type="single" style:text-underline-style="solid" style:text-underline-width="auto" style:text-underline-mode="continuous"/>
    </style:style>
    <style:style style:name="P1449" style:parent-style-name="Normalny" style:family="paragraph">
      <style:paragraph-properties fo:text-align="justify" fo:line-height="150%" fo:text-indent="0.25in"/>
    </style:style>
    <style:style style:name="T1450" style:parent-style-name="Domyślnaczcionkaakapitu" style:family="text">
      <style:text-properties fo:background-color="#80FFFF"/>
    </style:style>
    <style:style style:name="T1451" style:parent-style-name="Domyślnaczcionkaakapitu" style:family="text">
      <style:text-properties fo:background-color="#80FFFF"/>
    </style:style>
    <style:style style:name="T1452" style:parent-style-name="Domyślnaczcionkaakapitu" style:family="text">
      <style:text-properties fo:background-color="#80FFFF"/>
    </style:style>
    <style:style style:name="T1453" style:parent-style-name="Domyślnaczcionkaakapitu" style:family="text">
      <style:text-properties fo:background-color="#80FFFF"/>
    </style:style>
    <style:style style:name="T1454" style:parent-style-name="Domyślnaczcionkaakapitu" style:family="text">
      <style:text-properties fo:background-color="#80FFFF"/>
    </style:style>
    <style:style style:name="T1455" style:parent-style-name="Domyślnaczcionkaakapitu" style:family="text">
      <style:text-properties fo:background-color="#80FFFF"/>
    </style:style>
    <style:style style:name="P1456" style:parent-style-name="Normalny" style:family="paragraph">
      <style:paragraph-properties fo:text-align="justify" fo:line-height="150%"/>
    </style:style>
    <style:style style:name="T1457" style:parent-style-name="Domyślnaczcionkaakapitu" style:family="text">
      <style:text-properties style:text-underline-type="single" style:text-underline-style="solid" style:text-underline-width="auto" style:text-underline-mode="continuous"/>
    </style:style>
    <style:style style:name="T1458" style:parent-style-name="Domyślnaczcionkaakapitu" style:family="text">
      <style:text-properties fo:background-color="#80FFFF"/>
    </style:style>
    <style:style style:name="P1459" style:parent-style-name="Normalny" style:family="paragraph">
      <style:paragraph-properties fo:text-align="justify" fo:line-height="150%" fo:text-indent="0.25in"/>
    </style:style>
    <style:style style:name="T1460" style:parent-style-name="Domyślnaczcionkaakapitu" style:family="text">
      <style:text-properties fo:background-color="#80FFFF"/>
    </style:style>
    <style:style style:name="P1461" style:parent-style-name="Normalny" style:family="paragraph">
      <style:paragraph-properties fo:text-align="justify" fo:line-height="150%"/>
    </style:style>
    <style:style style:name="T1462" style:parent-style-name="Domyślnaczcionkaakapitu" style:family="text">
      <style:text-properties style:text-underline-type="single" style:text-underline-style="solid" style:text-underline-width="auto" style:text-underline-mode="continuous"/>
    </style:style>
    <style:style style:name="P1463" style:parent-style-name="Normalny" style:family="paragraph">
      <style:paragraph-properties fo:text-align="justify" fo:line-height="150%" fo:text-indent="0.25in"/>
    </style:style>
    <style:style style:name="T1464" style:parent-style-name="Domyślnaczcionkaakapitu" style:family="text">
      <style:text-properties fo:background-color="#80FFFF"/>
    </style:style>
    <style:style style:name="T1465" style:parent-style-name="Domyślnaczcionkaakapitu" style:family="text">
      <style:text-properties fo:background-color="#80FFFF"/>
    </style:style>
    <style:style style:name="T1466" style:parent-style-name="Domyślnaczcionkaakapitu" style:family="text">
      <style:text-properties fo:background-color="#80FFFF"/>
    </style:style>
    <style:style style:name="T1467" style:parent-style-name="Domyślnaczcionkaakapitu" style:family="text">
      <style:text-properties fo:background-color="#80FFFF"/>
    </style:style>
    <style:style style:name="T1468" style:parent-style-name="Domyślnaczcionkaakapitu" style:family="text">
      <style:text-properties fo:background-color="#80FFFF"/>
    </style:style>
    <style:style style:name="P1469" style:parent-style-name="Normalny" style:family="paragraph">
      <style:paragraph-properties fo:text-align="justify" fo:line-height="150%" fo:text-indent="0.25in"/>
    </style:style>
    <style:style style:name="T1470" style:parent-style-name="Domyślnaczcionkaakapitu" style:family="text">
      <style:text-properties fo:background-color="#80FFFF"/>
    </style:style>
    <style:style style:name="T1471" style:parent-style-name="Domyślnaczcionkaakapitu" style:family="text">
      <style:text-properties fo:background-color="#80FFFF"/>
    </style:style>
    <style:style style:name="T1472" style:parent-style-name="Domyślnaczcionkaakapitu" style:family="text">
      <style:text-properties fo:background-color="#80FFFF"/>
    </style:style>
    <style:style style:name="T1473" style:parent-style-name="Domyślnaczcionkaakapitu" style:family="text">
      <style:text-properties fo:background-color="#80FFFF"/>
    </style:style>
    <style:style style:name="P1474" style:parent-style-name="Normalny" style:family="paragraph">
      <style:paragraph-properties fo:text-align="justify" fo:line-height="150%" fo:text-indent="0.25in"/>
    </style:style>
    <style:style style:name="T1475" style:parent-style-name="Domyślnaczcionkaakapitu" style:family="text">
      <style:text-properties fo:background-color="#80FFFF"/>
    </style:style>
    <style:style style:name="T1476" style:parent-style-name="Domyślnaczcionkaakapitu" style:family="text">
      <style:text-properties fo:background-color="#80FFFF"/>
    </style:style>
    <style:style style:name="T1477" style:parent-style-name="Domyślnaczcionkaakapitu" style:family="text">
      <style:text-properties fo:background-color="#80FFFF"/>
    </style:style>
    <style:style style:name="T1478" style:parent-style-name="Domyślnaczcionkaakapitu" style:family="text">
      <style:text-properties fo:background-color="#80FFFF"/>
    </style:style>
    <style:style style:name="T1479" style:parent-style-name="Domyślnaczcionkaakapitu" style:family="text">
      <style:text-properties fo:background-color="#80FFFF"/>
    </style:style>
    <style:style style:name="T1480" style:parent-style-name="Domyślnaczcionkaakapitu" style:family="text">
      <style:text-properties fo:background-color="#80FFFF"/>
    </style:style>
    <style:style style:name="T1481" style:parent-style-name="Domyślnaczcionkaakapitu" style:family="text">
      <style:text-properties fo:background-color="#80FFFF"/>
    </style:style>
    <style:style style:name="T1482" style:parent-style-name="Domyślnaczcionkaakapitu" style:family="text">
      <style:text-properties fo:background-color="#80FFFF"/>
    </style:style>
    <style:style style:name="T1483" style:parent-style-name="Domyślnaczcionkaakapitu" style:family="text">
      <style:text-properties fo:background-color="#80FFFF"/>
    </style:style>
    <style:style style:name="T1484" style:parent-style-name="Domyślnaczcionkaakapitu" style:family="text">
      <style:text-properties fo:background-color="#80FFFF"/>
    </style:style>
    <style:style style:name="T1485" style:parent-style-name="Domyślnaczcionkaakapitu" style:family="text">
      <style:text-properties fo:background-color="#80FFFF"/>
    </style:style>
    <style:style style:name="P1486" style:parent-style-name="Normalny" style:family="paragraph">
      <style:paragraph-properties fo:text-align="justify" fo:line-height="150%" fo:text-indent="0.25in"/>
    </style:style>
    <style:style style:name="T1487" style:parent-style-name="Domyślnaczcionkaakapitu" style:family="text">
      <style:text-properties fo:background-color="#80FFFF"/>
    </style:style>
    <style:style style:name="P1488" style:parent-style-name="Normalny" style:family="paragraph">
      <style:paragraph-properties fo:text-align="justify" fo:line-height="150%" fo:text-indent="0.25in"/>
    </style:style>
    <style:style style:name="P1489" style:parent-style-name="Normalny" style:family="paragraph">
      <style:paragraph-properties fo:text-align="justify" fo:line-height="150%"/>
    </style:style>
    <style:style style:name="T1490" style:parent-style-name="Domyślnaczcionkaakapitu" style:family="text">
      <style:text-properties style:text-underline-type="single" style:text-underline-style="solid" style:text-underline-width="auto" style:text-underline-mode="continuous"/>
    </style:style>
    <style:style style:name="T1491" style:parent-style-name="Domyślnaczcionkaakapitu" style:family="text">
      <style:text-properties fo:background-color="#80FFFF"/>
    </style:style>
    <style:style style:name="P1492" style:parent-style-name="Normalny" style:family="paragraph">
      <style:paragraph-properties fo:text-align="justify" fo:line-height="150%" fo:text-indent="0.25in"/>
    </style:style>
    <style:style style:name="P1493" style:parent-style-name="Normalny" style:family="paragraph">
      <style:paragraph-properties fo:text-align="justify" fo:line-height="150%"/>
    </style:style>
    <style:style style:name="T1494" style:parent-style-name="Domyślnaczcionkaakapitu" style:family="text">
      <style:text-properties fo:background-color="#80FFFF" style:text-underline-type="single" style:text-underline-style="solid" style:text-underline-width="auto" style:text-underline-mode="continuous"/>
    </style:style>
    <style:style style:name="T1495" style:parent-style-name="Domyślnaczcionkaakapitu" style:family="text">
      <style:text-properties style:text-underline-type="single" style:text-underline-style="solid" style:text-underline-width="auto" style:text-underline-mode="continuous"/>
    </style:style>
    <style:style style:name="T1496" style:parent-style-name="Domyślnaczcionkaakapitu" style:family="text">
      <style:text-properties fo:background-color="#80FFFF" style:text-underline-type="single" style:text-underline-style="solid" style:text-underline-width="auto" style:text-underline-mode="continuous"/>
    </style:style>
    <style:style style:name="T1497" style:parent-style-name="Domyślnaczcionkaakapitu" style:family="text">
      <style:text-properties style:text-underline-type="single" style:text-underline-style="solid" style:text-underline-width="auto" style:text-underline-mode="continuous"/>
    </style:style>
    <style:style style:name="P1498" style:parent-style-name="Normalny" style:family="paragraph">
      <style:paragraph-properties fo:text-align="justify" fo:line-height="150%" fo:text-indent="0.25in"/>
    </style:style>
    <style:style style:name="T1499" style:parent-style-name="Domyślnaczcionkaakapitu" style:family="text">
      <style:text-properties fo:background-color="#80FFFF"/>
    </style:style>
    <style:style style:name="T1500" style:parent-style-name="Domyślnaczcionkaakapitu" style:family="text">
      <style:text-properties fo:background-color="#80FFFF"/>
    </style:style>
    <style:style style:name="T1501" style:parent-style-name="Domyślnaczcionkaakapitu" style:family="text">
      <style:text-properties fo:background-color="#80FFFF"/>
    </style:style>
    <style:style style:name="P1502" style:parent-style-name="Normalny" style:family="paragraph">
      <style:paragraph-properties fo:text-align="justify" fo:line-height="150%" fo:text-indent="0.25in"/>
    </style:style>
    <style:style style:name="T1503" style:parent-style-name="Domyślnaczcionkaakapitu" style:family="text">
      <style:text-properties fo:background-color="#80FFFF"/>
    </style:style>
    <style:style style:name="T1504" style:parent-style-name="Domyślnaczcionkaakapitu" style:family="text">
      <style:text-properties fo:background-color="#80FFFF"/>
    </style:style>
    <style:style style:name="P1505" style:parent-style-name="Normalny" style:family="paragraph">
      <style:paragraph-properties fo:text-align="justify" fo:line-height="150%" fo:text-indent="0.25in"/>
    </style:style>
    <style:style style:name="T1506" style:parent-style-name="Domyślnaczcionkaakapitu" style:family="text">
      <style:text-properties fo:background-color="#80FFFF"/>
    </style:style>
    <style:style style:name="T1507" style:parent-style-name="Domyślnaczcionkaakapitu" style:family="text">
      <style:text-properties fo:background-color="#80FFFF"/>
    </style:style>
    <style:style style:name="T1508" style:parent-style-name="Domyślnaczcionkaakapitu" style:family="text">
      <style:text-properties fo:background-color="#80FFFF"/>
    </style:style>
    <style:style style:name="T1509" style:parent-style-name="Domyślnaczcionkaakapitu" style:family="text">
      <style:text-properties fo:background-color="#80FFFF"/>
    </style:style>
    <style:style style:name="P1510" style:parent-style-name="Normalny" style:family="paragraph">
      <style:paragraph-properties fo:text-align="justify" fo:line-height="150%" fo:text-indent="0.25in"/>
    </style:style>
    <style:style style:name="P1511" style:parent-style-name="Normalny" style:family="paragraph">
      <style:paragraph-properties fo:text-align="justify" fo:line-height="150%" fo:text-indent="0.25in"/>
    </style:style>
    <style:style style:name="T1512" style:parent-style-name="Domyślnaczcionkaakapitu" style:family="text">
      <style:text-properties fo:background-color="#80FFFF"/>
    </style:style>
    <style:style style:name="T1513" style:parent-style-name="Domyślnaczcionkaakapitu" style:family="text">
      <style:text-properties fo:background-color="#80FFFF"/>
    </style:style>
    <style:style style:name="T1514" style:parent-style-name="Domyślnaczcionkaakapitu" style:family="text">
      <style:text-properties fo:background-color="#80FFFF"/>
    </style:style>
    <style:style style:name="T1515" style:parent-style-name="Domyślnaczcionkaakapitu" style:family="text">
      <style:text-properties fo:background-color="#80FFFF"/>
    </style:style>
    <style:style style:name="T1516" style:parent-style-name="Domyślnaczcionkaakapitu" style:family="text">
      <style:text-properties fo:background-color="#80FFFF"/>
    </style:style>
    <style:style style:name="T1517" style:parent-style-name="Domyślnaczcionkaakapitu" style:family="text">
      <style:text-properties fo:background-color="#80FFFF"/>
    </style:style>
    <style:style style:name="T1518" style:parent-style-name="Domyślnaczcionkaakapitu" style:family="text">
      <style:text-properties fo:background-color="#80FFFF"/>
    </style:style>
    <style:style style:name="T1519" style:parent-style-name="Domyślnaczcionkaakapitu" style:family="text">
      <style:text-properties fo:background-color="#80FFFF"/>
    </style:style>
    <style:style style:name="T1520" style:parent-style-name="Domyślnaczcionkaakapitu" style:family="text">
      <style:text-properties fo:background-color="#80FFFF"/>
    </style:style>
    <style:style style:name="T1521" style:parent-style-name="Domyślnaczcionkaakapitu" style:family="text">
      <style:text-properties fo:background-color="#80FFFF"/>
    </style:style>
    <style:style style:name="T1522" style:parent-style-name="Domyślnaczcionkaakapitu" style:family="text">
      <style:text-properties fo:background-color="#80FFFF"/>
    </style:style>
    <style:style style:name="T1523" style:parent-style-name="Domyślnaczcionkaakapitu" style:family="text">
      <style:text-properties fo:background-color="#80FFFF"/>
    </style:style>
    <style:style style:name="T1524" style:parent-style-name="Domyślnaczcionkaakapitu" style:family="text">
      <style:text-properties fo:background-color="#80FFFF"/>
    </style:style>
    <style:style style:name="T1525" style:parent-style-name="Domyślnaczcionkaakapitu" style:family="text">
      <style:text-properties fo:background-color="#80FFFF"/>
    </style:style>
    <style:style style:name="T1526" style:parent-style-name="Domyślnaczcionkaakapitu" style:family="text">
      <style:text-properties fo:background-color="#80FFFF"/>
    </style:style>
    <style:style style:name="P1527" style:parent-style-name="Normalny" style:family="paragraph">
      <style:paragraph-properties fo:text-align="justify" fo:line-height="150%" fo:text-indent="0.25in"/>
    </style:style>
    <style:style style:name="T1528" style:parent-style-name="Domyślnaczcionkaakapitu" style:family="text">
      <style:text-properties fo:background-color="#80FFFF"/>
    </style:style>
    <style:style style:name="P1529" style:parent-style-name="Normalny" style:family="paragraph">
      <style:paragraph-properties fo:text-align="justify" fo:line-height="150%" fo:text-indent="0.25in"/>
    </style:style>
    <style:style style:name="T1530" style:parent-style-name="Domyślnaczcionkaakapitu" style:family="text">
      <style:text-properties fo:background-color="#80FFFF"/>
    </style:style>
    <style:style style:name="P1531" style:parent-style-name="Normalny" style:family="paragraph">
      <style:paragraph-properties fo:text-align="justify" fo:line-height="150%"/>
    </style:style>
    <style:style style:name="T1532" style:parent-style-name="Domyślnaczcionkaakapitu" style:family="text">
      <style:text-properties style:text-underline-type="single" style:text-underline-style="solid" style:text-underline-width="auto" style:text-underline-mode="continuous"/>
    </style:style>
    <style:style style:name="T1533" style:parent-style-name="Domyślnaczcionkaakapitu" style:family="text">
      <style:text-properties fo:background-color="#80FFFF" style:text-underline-type="single" style:text-underline-style="solid" style:text-underline-width="auto" style:text-underline-mode="continuous"/>
    </style:style>
    <style:style style:name="T1534" style:parent-style-name="Domyślnaczcionkaakapitu" style:family="text">
      <style:text-properties style:text-underline-type="single" style:text-underline-style="solid" style:text-underline-width="auto" style:text-underline-mode="continuous"/>
    </style:style>
    <style:style style:name="T1535" style:parent-style-name="Domyślnaczcionkaakapitu" style:family="text">
      <style:text-properties fo:background-color="#80FFFF" style:text-underline-type="single" style:text-underline-style="solid" style:text-underline-width="auto" style:text-underline-mode="continuous"/>
    </style:style>
    <style:style style:name="P1536" style:parent-style-name="Normalny" style:family="paragraph">
      <style:paragraph-properties fo:text-align="justify" fo:line-height="150%" fo:text-indent="0.25in"/>
    </style:style>
    <style:style style:name="P1537" style:parent-style-name="Normalny" style:family="paragraph">
      <style:paragraph-properties fo:text-align="justify" fo:line-height="150%" fo:text-indent="0.25in"/>
    </style:style>
    <style:style style:name="P1538" style:parent-style-name="Normalny" style:family="paragraph">
      <style:paragraph-properties fo:text-align="justify" fo:line-height="150%"/>
    </style:style>
    <style:style style:name="T1539" style:parent-style-name="Domyślnaczcionkaakapitu" style:family="text">
      <style:text-properties fo:background-color="#80FFFF" style:text-underline-type="single" style:text-underline-style="solid" style:text-underline-width="auto" style:text-underline-mode="continuous"/>
    </style:style>
    <style:style style:name="T1540" style:parent-style-name="Domyślnaczcionkaakapitu" style:family="text">
      <style:text-properties style:text-underline-type="single" style:text-underline-style="solid" style:text-underline-width="auto" style:text-underline-mode="continuous"/>
    </style:style>
    <style:style style:name="T1541" style:parent-style-name="Domyślnaczcionkaakapitu" style:family="text">
      <style:text-properties fo:background-color="#80FFFF" style:text-underline-type="single" style:text-underline-style="solid" style:text-underline-width="auto" style:text-underline-mode="continuous"/>
    </style:style>
    <style:style style:name="T1542" style:parent-style-name="Domyślnaczcionkaakapitu" style:family="text">
      <style:text-properties style:text-underline-type="single" style:text-underline-style="solid" style:text-underline-width="auto" style:text-underline-mode="continuous"/>
    </style:style>
    <style:style style:name="P1543" style:parent-style-name="Normalny" style:family="paragraph">
      <style:paragraph-properties fo:text-align="justify" fo:line-height="150%" fo:text-indent="0.25in"/>
    </style:style>
    <style:style style:name="T1544" style:parent-style-name="Domyślnaczcionkaakapitu" style:family="text">
      <style:text-properties fo:background-color="#80FFFF"/>
    </style:style>
    <style:style style:name="T1545" style:parent-style-name="Domyślnaczcionkaakapitu" style:family="text">
      <style:text-properties fo:background-color="#80FFFF"/>
    </style:style>
    <style:style style:name="T1546" style:parent-style-name="Domyślnaczcionkaakapitu" style:family="text">
      <style:text-properties fo:background-color="#80FFFF"/>
    </style:style>
    <style:style style:name="T1547" style:parent-style-name="Domyślnaczcionkaakapitu" style:family="text">
      <style:text-properties fo:background-color="#80FFFF"/>
    </style:style>
    <style:style style:name="T1548" style:parent-style-name="Domyślnaczcionkaakapitu" style:family="text">
      <style:text-properties fo:background-color="#80FFFF"/>
    </style:style>
    <style:style style:name="T1549" style:parent-style-name="Domyślnaczcionkaakapitu" style:family="text">
      <style:text-properties fo:background-color="#80FFFF"/>
    </style:style>
    <style:style style:name="P1550" style:parent-style-name="Normalny" style:family="paragraph">
      <style:paragraph-properties fo:text-align="justify" fo:line-height="150%" fo:text-indent="0.25in"/>
    </style:style>
    <style:style style:name="T1551" style:parent-style-name="Domyślnaczcionkaakapitu" style:family="text">
      <style:text-properties fo:background-color="#80FFFF"/>
    </style:style>
    <style:style style:name="T1552" style:parent-style-name="Domyślnaczcionkaakapitu" style:family="text">
      <style:text-properties fo:background-color="#80FFFF"/>
    </style:style>
    <style:style style:name="T1553" style:parent-style-name="Domyślnaczcionkaakapitu" style:family="text">
      <style:text-properties fo:background-color="#80FFFF"/>
    </style:style>
    <style:style style:name="T1554" style:parent-style-name="Domyślnaczcionkaakapitu" style:family="text">
      <style:text-properties fo:background-color="#80FFFF"/>
    </style:style>
    <style:style style:name="T1555" style:parent-style-name="Domyślnaczcionkaakapitu" style:family="text">
      <style:text-properties fo:background-color="#80FFFF"/>
    </style:style>
    <style:style style:name="T1556" style:parent-style-name="Domyślnaczcionkaakapitu" style:family="text">
      <style:text-properties fo:background-color="#80FFFF"/>
    </style:style>
    <style:style style:name="P1557" style:parent-style-name="Normalny" style:family="paragraph">
      <style:paragraph-properties fo:text-align="justify" fo:line-height="150%" fo:text-indent="0.25in"/>
    </style:style>
    <style:style style:name="T1558" style:parent-style-name="Domyślnaczcionkaakapitu" style:family="text">
      <style:text-properties fo:background-color="#80FFFF"/>
    </style:style>
    <style:style style:name="P1559" style:parent-style-name="Normalny" style:family="paragraph">
      <style:paragraph-properties fo:text-align="justify" fo:line-height="150%" fo:text-indent="0.25in"/>
    </style:style>
    <style:style style:name="T1560" style:parent-style-name="Domyślnaczcionkaakapitu" style:family="text">
      <style:text-properties fo:background-color="#80FFFF"/>
    </style:style>
    <style:style style:name="P1561" style:parent-style-name="Normalny" style:family="paragraph">
      <style:paragraph-properties fo:text-align="justify" fo:line-height="150%" fo:text-indent="0.25in"/>
    </style:style>
    <style:style style:name="T1562" style:parent-style-name="Domyślnaczcionkaakapitu" style:family="text">
      <style:text-properties fo:background-color="#80FFFF"/>
    </style:style>
    <style:style style:name="T1563" style:parent-style-name="Domyślnaczcionkaakapitu" style:family="text">
      <style:text-properties fo:background-color="#80FFFF"/>
    </style:style>
    <style:style style:name="T1564" style:parent-style-name="Domyślnaczcionkaakapitu" style:family="text">
      <style:text-properties fo:background-color="#80FFFF"/>
    </style:style>
    <style:style style:name="T1565" style:parent-style-name="Domyślnaczcionkaakapitu" style:family="text">
      <style:text-properties fo:background-color="#80FFFF"/>
    </style:style>
    <style:style style:name="T1566" style:parent-style-name="Domyślnaczcionkaakapitu" style:family="text">
      <style:text-properties fo:background-color="#80FFFF"/>
    </style:style>
    <style:style style:name="T1567" style:parent-style-name="Domyślnaczcionkaakapitu" style:family="text">
      <style:text-properties fo:background-color="#80FFFF"/>
    </style:style>
    <style:style style:name="T1568" style:parent-style-name="Domyślnaczcionkaakapitu" style:family="text">
      <style:text-properties fo:background-color="#80FFFF"/>
    </style:style>
    <style:style style:name="T1569" style:parent-style-name="Domyślnaczcionkaakapitu" style:family="text">
      <style:text-properties fo:background-color="#80FFFF"/>
    </style:style>
    <style:style style:name="T1570" style:parent-style-name="Domyślnaczcionkaakapitu" style:family="text">
      <style:text-properties fo:background-color="#80FFFF"/>
    </style:style>
    <style:style style:name="T1571" style:parent-style-name="Domyślnaczcionkaakapitu" style:family="text">
      <style:text-properties fo:background-color="#80FFFF"/>
    </style:style>
    <style:style style:name="T1572" style:parent-style-name="Domyślnaczcionkaakapitu" style:family="text">
      <style:text-properties fo:background-color="#80FFFF"/>
    </style:style>
    <style:style style:name="P1573" style:parent-style-name="Normalny" style:family="paragraph">
      <style:paragraph-properties fo:text-align="justify" fo:line-height="150%" fo:text-indent="0.25in"/>
    </style:style>
    <style:style style:name="T1574" style:parent-style-name="Domyślnaczcionkaakapitu" style:family="text">
      <style:text-properties fo:background-color="#80FFFF"/>
    </style:style>
    <style:style style:name="T1575" style:parent-style-name="Domyślnaczcionkaakapitu" style:family="text">
      <style:text-properties fo:background-color="#80FFFF"/>
    </style:style>
    <style:style style:name="T1576" style:parent-style-name="Domyślnaczcionkaakapitu" style:family="text">
      <style:text-properties fo:background-color="#80FFFF"/>
    </style:style>
    <style:style style:name="T1577" style:parent-style-name="Domyślnaczcionkaakapitu" style:family="text">
      <style:text-properties fo:background-color="#80FFFF"/>
    </style:style>
    <style:style style:name="T1578" style:parent-style-name="Domyślnaczcionkaakapitu" style:family="text">
      <style:text-properties fo:background-color="#80FFFF"/>
    </style:style>
    <style:style style:name="T1579" style:parent-style-name="Domyślnaczcionkaakapitu" style:family="text">
      <style:text-properties fo:background-color="#80FFFF"/>
    </style:style>
    <style:style style:name="T1580" style:parent-style-name="Domyślnaczcionkaakapitu" style:family="text">
      <style:text-properties fo:background-color="#80FFFF"/>
    </style:style>
    <style:style style:name="T1581" style:parent-style-name="Domyślnaczcionkaakapitu" style:family="text">
      <style:text-properties fo:background-color="#80FFFF"/>
    </style:style>
    <style:style style:name="P1582" style:parent-style-name="Normalny" style:family="paragraph">
      <style:paragraph-properties fo:text-align="justify" fo:line-height="150%" fo:text-indent="0.25in"/>
    </style:style>
    <style:style style:name="P1583" style:parent-style-name="Normalny" style:family="paragraph">
      <style:paragraph-properties fo:text-align="justify" fo:line-height="150%" fo:text-indent="0.25in"/>
    </style:style>
    <style:style style:name="P1584" style:parent-style-name="Normalny" style:family="paragraph">
      <style:paragraph-properties fo:text-align="justify" fo:line-height="150%"/>
    </style:style>
    <style:style style:name="T1585" style:parent-style-name="Domyślnaczcionkaakapitu" style:family="text">
      <style:text-properties style:text-underline-type="single" style:text-underline-style="solid" style:text-underline-width="auto" style:text-underline-mode="continuous"/>
    </style:style>
    <style:style style:name="T1586" style:parent-style-name="Domyślnaczcionkaakapitu" style:family="text">
      <style:text-properties fo:background-color="#80FFFF" style:text-underline-type="single" style:text-underline-style="solid" style:text-underline-width="auto" style:text-underline-mode="continuous"/>
    </style:style>
    <style:style style:name="P1587" style:parent-style-name="Normalny" style:family="paragraph">
      <style:paragraph-properties fo:text-align="justify" fo:line-height="150%" fo:text-indent="0.25in"/>
    </style:style>
    <style:style style:name="P1588" style:parent-style-name="Normalny" style:family="paragraph">
      <style:paragraph-properties fo:text-align="justify" fo:line-height="150%" fo:text-indent="0.25in"/>
    </style:style>
    <style:style style:name="P1589" style:parent-style-name="Normalny" style:family="paragraph">
      <style:paragraph-properties fo:text-align="justify" fo:line-height="150%"/>
    </style:style>
    <style:style style:name="T1590" style:parent-style-name="Domyślnaczcionkaakapitu" style:family="text">
      <style:text-properties style:text-underline-type="single" style:text-underline-style="solid" style:text-underline-width="auto" style:text-underline-mode="continuous"/>
    </style:style>
    <style:style style:name="P1591" style:parent-style-name="Normalny" style:family="paragraph">
      <style:paragraph-properties fo:text-align="justify" fo:line-height="150%" fo:text-indent="0.25in"/>
    </style:style>
    <style:style style:name="T1592" style:parent-style-name="Domyślnaczcionkaakapitu" style:family="text">
      <style:text-properties fo:background-color="#80FFFF"/>
    </style:style>
    <style:style style:name="T1593" style:parent-style-name="Domyślnaczcionkaakapitu" style:family="text">
      <style:text-properties fo:background-color="#80FFFF"/>
    </style:style>
    <style:style style:name="T1594" style:parent-style-name="Domyślnaczcionkaakapitu" style:family="text">
      <style:text-properties fo:background-color="#80FFFF"/>
    </style:style>
    <style:style style:name="T1595" style:parent-style-name="Domyślnaczcionkaakapitu" style:family="text">
      <style:text-properties fo:background-color="#80FFFF"/>
    </style:style>
    <style:style style:name="T1596" style:parent-style-name="Domyślnaczcionkaakapitu" style:family="text">
      <style:text-properties fo:background-color="#80FFFF"/>
    </style:style>
    <style:style style:name="P1597" style:parent-style-name="Normalny" style:family="paragraph">
      <style:paragraph-properties fo:text-align="justify" fo:line-height="150%" fo:text-indent="0.25in"/>
    </style:style>
    <style:style style:name="T1598" style:parent-style-name="Domyślnaczcionkaakapitu" style:family="text">
      <style:text-properties fo:background-color="#80FFFF"/>
    </style:style>
    <style:style style:name="T1599" style:parent-style-name="Domyślnaczcionkaakapitu" style:family="text">
      <style:text-properties fo:background-color="#80FFFF"/>
    </style:style>
    <style:style style:name="T1600" style:parent-style-name="Domyślnaczcionkaakapitu" style:family="text">
      <style:text-properties fo:background-color="#80FFFF"/>
    </style:style>
    <style:style style:name="T1601" style:parent-style-name="Domyślnaczcionkaakapitu" style:family="text">
      <style:text-properties fo:background-color="#80FFFF"/>
    </style:style>
    <style:style style:name="T1602" style:parent-style-name="Domyślnaczcionkaakapitu" style:family="text">
      <style:text-properties fo:background-color="#80FFFF"/>
    </style:style>
    <style:style style:name="P1603" style:parent-style-name="Normalny" style:family="paragraph">
      <style:paragraph-properties fo:text-align="justify" fo:line-height="150%" fo:text-indent="0.25in"/>
    </style:style>
    <style:style style:name="T1604" style:parent-style-name="Domyślnaczcionkaakapitu" style:family="text">
      <style:text-properties fo:background-color="#80FFFF"/>
    </style:style>
    <style:style style:name="T1605" style:parent-style-name="Domyślnaczcionkaakapitu" style:family="text">
      <style:text-properties fo:background-color="#80FFFF"/>
    </style:style>
    <style:style style:name="T1606" style:parent-style-name="Domyślnaczcionkaakapitu" style:family="text">
      <style:text-properties fo:background-color="#80FFFF"/>
    </style:style>
    <style:style style:name="T1607" style:parent-style-name="Domyślnaczcionkaakapitu" style:family="text">
      <style:text-properties fo:background-color="#80FFFF"/>
    </style:style>
    <style:style style:name="P1608" style:parent-style-name="Normalny" style:family="paragraph">
      <style:paragraph-properties fo:text-align="justify" fo:line-height="150%" fo:text-indent="0.25in"/>
    </style:style>
    <style:style style:name="T1609" style:parent-style-name="Domyślnaczcionkaakapitu" style:family="text">
      <style:text-properties fo:background-color="#80FFFF"/>
    </style:style>
    <style:style style:name="T1610" style:parent-style-name="Domyślnaczcionkaakapitu" style:family="text">
      <style:text-properties fo:background-color="#80FFFF"/>
    </style:style>
    <style:style style:name="T1611" style:parent-style-name="Domyślnaczcionkaakapitu" style:family="text">
      <style:text-properties fo:background-color="#80FFFF"/>
    </style:style>
    <style:style style:name="P1612" style:parent-style-name="Normalny" style:family="paragraph">
      <style:paragraph-properties fo:text-align="justify" fo:line-height="150%" fo:text-indent="0.25in"/>
    </style:style>
    <style:style style:name="T1613" style:parent-style-name="Domyślnaczcionkaakapitu" style:family="text">
      <style:text-properties fo:background-color="#80FFFF"/>
    </style:style>
    <style:style style:name="T1614" style:parent-style-name="Domyślnaczcionkaakapitu" style:family="text">
      <style:text-properties fo:background-color="#80FFFF"/>
    </style:style>
    <style:style style:name="T1615" style:parent-style-name="Domyślnaczcionkaakapitu" style:family="text">
      <style:text-properties fo:background-color="#80FFFF"/>
    </style:style>
    <style:style style:name="P1616" style:parent-style-name="Normalny" style:family="paragraph">
      <style:paragraph-properties fo:text-align="justify" fo:line-height="150%" fo:text-indent="0.25in"/>
    </style:style>
    <style:style style:name="T1617" style:parent-style-name="Domyślnaczcionkaakapitu" style:family="text">
      <style:text-properties fo:background-color="#80FFFF"/>
    </style:style>
    <style:style style:name="T1618" style:parent-style-name="Domyślnaczcionkaakapitu" style:family="text">
      <style:text-properties fo:background-color="#80FFFF"/>
    </style:style>
    <style:style style:name="T1619" style:parent-style-name="Domyślnaczcionkaakapitu" style:family="text">
      <style:text-properties fo:background-color="#80FFFF"/>
    </style:style>
    <style:style style:name="T1620" style:parent-style-name="Domyślnaczcionkaakapitu" style:family="text">
      <style:text-properties fo:background-color="#80FFFF"/>
    </style:style>
    <style:style style:name="T1621" style:parent-style-name="Domyślnaczcionkaakapitu" style:family="text">
      <style:text-properties fo:background-color="#80FFFF"/>
    </style:style>
    <style:style style:name="T1622" style:parent-style-name="Domyślnaczcionkaakapitu" style:family="text">
      <style:text-properties fo:background-color="#80FFFF"/>
    </style:style>
    <style:style style:name="T1623" style:parent-style-name="Domyślnaczcionkaakapitu" style:family="text">
      <style:text-properties fo:background-color="#80FFFF"/>
    </style:style>
    <style:style style:name="P1624" style:parent-style-name="Normalny" style:family="paragraph">
      <style:paragraph-properties fo:text-align="justify" fo:line-height="150%" fo:text-indent="0.25in"/>
    </style:style>
    <style:style style:name="T1625" style:parent-style-name="Domyślnaczcionkaakapitu" style:family="text">
      <style:text-properties fo:background-color="#80FFFF"/>
    </style:style>
    <style:style style:name="T1626" style:parent-style-name="Domyślnaczcionkaakapitu" style:family="text">
      <style:text-properties fo:background-color="#80FFFF"/>
    </style:style>
    <style:style style:name="T1627" style:parent-style-name="Domyślnaczcionkaakapitu" style:family="text">
      <style:text-properties fo:background-color="#80FFFF"/>
    </style:style>
    <style:style style:name="T1628" style:parent-style-name="Domyślnaczcionkaakapitu" style:family="text">
      <style:text-properties fo:background-color="#80FFFF"/>
    </style:style>
    <style:style style:name="T1629" style:parent-style-name="Domyślnaczcionkaakapitu" style:family="text">
      <style:text-properties fo:background-color="#80FFFF"/>
    </style:style>
    <style:style style:name="T1630" style:parent-style-name="Domyślnaczcionkaakapitu" style:family="text">
      <style:text-properties fo:background-color="#80FFFF"/>
    </style:style>
    <style:style style:name="T1631" style:parent-style-name="Domyślnaczcionkaakapitu" style:family="text">
      <style:text-properties fo:background-color="#80FFFF"/>
    </style:style>
    <style:style style:name="P1632" style:parent-style-name="Normalny" style:family="paragraph">
      <style:paragraph-properties fo:text-align="justify" fo:line-height="150%" fo:text-indent="0.25in"/>
    </style:style>
    <style:style style:name="T1633" style:parent-style-name="Domyślnaczcionkaakapitu" style:family="text">
      <style:text-properties fo:background-color="#80FFFF"/>
    </style:style>
    <style:style style:name="T1634" style:parent-style-name="Domyślnaczcionkaakapitu" style:family="text">
      <style:text-properties fo:background-color="#80FFFF"/>
    </style:style>
    <style:style style:name="T1635" style:parent-style-name="Domyślnaczcionkaakapitu" style:family="text">
      <style:text-properties fo:background-color="#80FFFF"/>
    </style:style>
    <style:style style:name="T1636" style:parent-style-name="Domyślnaczcionkaakapitu" style:family="text">
      <style:text-properties fo:background-color="#80FFFF"/>
    </style:style>
    <style:style style:name="T1637" style:parent-style-name="Domyślnaczcionkaakapitu" style:family="text">
      <style:text-properties fo:background-color="#80FFFF"/>
    </style:style>
    <style:style style:name="T1638" style:parent-style-name="Domyślnaczcionkaakapitu" style:family="text">
      <style:text-properties fo:background-color="#80FFFF"/>
    </style:style>
    <style:style style:name="T1639" style:parent-style-name="Domyślnaczcionkaakapitu" style:family="text">
      <style:text-properties fo:background-color="#80FFFF"/>
    </style:style>
    <style:style style:name="P1640" style:parent-style-name="Normalny" style:family="paragraph">
      <style:paragraph-properties fo:text-align="justify" fo:line-height="150%" fo:text-indent="0.25in"/>
    </style:style>
    <style:style style:name="P1641" style:parent-style-name="Normalny" style:family="paragraph">
      <style:paragraph-properties fo:text-align="justify" fo:line-height="150%" fo:text-indent="0.25in"/>
    </style:style>
    <style:style style:name="T1642" style:parent-style-name="Domyślnaczcionkaakapitu" style:family="text">
      <style:text-properties fo:background-color="#80FFFF"/>
    </style:style>
    <style:style style:name="T1643" style:parent-style-name="Domyślnaczcionkaakapitu" style:family="text">
      <style:text-properties fo:background-color="#80FFFF"/>
    </style:style>
    <style:style style:name="P1644" style:parent-style-name="Normalny" style:family="paragraph">
      <style:paragraph-properties fo:text-align="justify" fo:line-height="150%" fo:text-indent="0.25in"/>
    </style:style>
    <style:style style:name="P1645" style:parent-style-name="Normalny" style:family="paragraph">
      <style:paragraph-properties fo:text-align="justify" fo:line-height="150%" fo:text-indent="0.25in"/>
    </style:style>
    <style:style style:name="T1646" style:parent-style-name="Domyślnaczcionkaakapitu" style:family="text">
      <style:text-properties fo:background-color="#80FFFF"/>
    </style:style>
    <style:style style:name="T1647" style:parent-style-name="Domyślnaczcionkaakapitu" style:family="text">
      <style:text-properties fo:background-color="#80FFFF"/>
    </style:style>
    <style:style style:name="P1648" style:parent-style-name="Normalny" style:family="paragraph">
      <style:paragraph-properties fo:text-align="justify" fo:line-height="150%" fo:text-indent="0.25in"/>
    </style:style>
    <style:style style:name="T1649" style:parent-style-name="Domyślnaczcionkaakapitu" style:family="text">
      <style:text-properties fo:background-color="#80FFFF"/>
    </style:style>
    <style:style style:name="P1650" style:parent-style-name="Normalny" style:family="paragraph">
      <style:paragraph-properties fo:text-align="justify" fo:line-height="150%"/>
    </style:style>
    <style:style style:name="T1651" style:parent-style-name="Domyślnaczcionkaakapitu" style:family="text">
      <style:text-properties style:text-underline-type="single" style:text-underline-style="solid" style:text-underline-width="auto" style:text-underline-mode="continuous"/>
    </style:style>
    <style:style style:name="T1652" style:parent-style-name="Domyślnaczcionkaakapitu" style:family="text">
      <style:text-properties fo:background-color="#80FFFF" style:text-underline-type="single" style:text-underline-style="solid" style:text-underline-width="auto" style:text-underline-mode="continuous"/>
    </style:style>
    <style:style style:name="P1653" style:parent-style-name="Normalny" style:family="paragraph">
      <style:paragraph-properties fo:text-align="justify" fo:line-height="150%" fo:text-indent="0.25in"/>
    </style:style>
    <style:style style:name="P1654" style:parent-style-name="Normalny" style:family="paragraph">
      <style:paragraph-properties fo:text-align="justify" fo:line-height="150%" fo:text-indent="0.25in"/>
    </style:style>
    <style:style style:name="P1655" style:parent-style-name="Normalny" style:family="paragraph">
      <style:paragraph-properties fo:text-align="justify" fo:line-height="150%" fo:text-indent="0.25in"/>
    </style:style>
    <style:style style:name="P1656" style:parent-style-name="Normalny" style:family="paragraph">
      <style:paragraph-properties fo:text-align="justify" fo:line-height="150%"/>
    </style:style>
    <style:style style:name="T1657" style:parent-style-name="Domyślnaczcionkaakapitu" style:family="text">
      <style:text-properties fo:background-color="#80FFFF" style:text-underline-type="single" style:text-underline-style="solid" style:text-underline-width="auto" style:text-underline-mode="continuous"/>
    </style:style>
    <style:style style:name="T1658" style:parent-style-name="Domyślnaczcionkaakapitu" style:family="text">
      <style:text-properties style:text-underline-type="single" style:text-underline-style="solid" style:text-underline-width="auto" style:text-underline-mode="continuous"/>
    </style:style>
    <style:style style:name="P1659" style:parent-style-name="Normalny" style:family="paragraph">
      <style:paragraph-properties fo:text-align="justify" fo:line-height="150%" fo:text-indent="0.25in"/>
    </style:style>
    <style:style style:name="P1660" style:parent-style-name="Normalny" style:family="paragraph">
      <style:paragraph-properties fo:text-align="justify" fo:line-height="150%"/>
    </style:style>
    <style:style style:name="T1661" style:parent-style-name="Domyślnaczcionkaakapitu" style:family="text">
      <style:text-properties style:text-underline-type="single" style:text-underline-style="solid" style:text-underline-width="auto" style:text-underline-mode="continuous"/>
    </style:style>
    <style:style style:name="P1662" style:parent-style-name="Normalny" style:family="paragraph">
      <style:paragraph-properties fo:text-align="justify" fo:line-height="150%" fo:text-indent="0.25in"/>
    </style:style>
    <style:style style:name="T1663" style:parent-style-name="Domyślnaczcionkaakapitu" style:family="text">
      <style:text-properties fo:background-color="#80FFFF"/>
    </style:style>
    <style:style style:name="T1664" style:parent-style-name="Domyślnaczcionkaakapitu" style:family="text">
      <style:text-properties fo:background-color="#80FFFF"/>
    </style:style>
    <style:style style:name="P1665" style:parent-style-name="Normalny" style:family="paragraph">
      <style:paragraph-properties fo:text-align="justify" fo:line-height="150%" fo:text-indent="0.25in"/>
    </style:style>
    <style:style style:name="T1666" style:parent-style-name="Domyślnaczcionkaakapitu" style:family="text">
      <style:text-properties fo:background-color="#80FFFF"/>
    </style:style>
    <style:style style:name="T1667" style:parent-style-name="Domyślnaczcionkaakapitu" style:family="text">
      <style:text-properties fo:background-color="#80FFFF"/>
    </style:style>
    <style:style style:name="P1668" style:parent-style-name="Normalny" style:family="paragraph">
      <style:paragraph-properties fo:text-align="justify" fo:line-height="150%"/>
    </style:style>
    <style:style style:name="T1669" style:parent-style-name="Domyślnaczcionkaakapitu" style:family="text">
      <style:text-properties style:text-underline-type="single" style:text-underline-style="solid" style:text-underline-width="auto" style:text-underline-mode="continuous"/>
    </style:style>
    <style:style style:name="P1670" style:parent-style-name="Normalny" style:family="paragraph">
      <style:paragraph-properties fo:text-align="justify" fo:line-height="150%" fo:text-indent="0.25in"/>
    </style:style>
    <style:style style:name="T1671" style:parent-style-name="Domyślnaczcionkaakapitu" style:family="text">
      <style:text-properties fo:background-color="#80FFFF"/>
    </style:style>
    <style:style style:name="T1672" style:parent-style-name="Domyślnaczcionkaakapitu" style:family="text">
      <style:text-properties fo:background-color="#80FFFF"/>
    </style:style>
    <style:style style:name="T1673" style:parent-style-name="Domyślnaczcionkaakapitu" style:family="text">
      <style:text-properties fo:background-color="#80FFFF"/>
    </style:style>
    <style:style style:name="T1674" style:parent-style-name="Domyślnaczcionkaakapitu" style:family="text">
      <style:text-properties fo:background-color="#80FFFF"/>
    </style:style>
    <style:style style:name="T1675" style:parent-style-name="Domyślnaczcionkaakapitu" style:family="text">
      <style:text-properties fo:background-color="#80FFFF"/>
    </style:style>
    <style:style style:name="T1676" style:parent-style-name="Domyślnaczcionkaakapitu" style:family="text">
      <style:text-properties fo:background-color="#80FFFF"/>
    </style:style>
    <style:style style:name="P1677" style:parent-style-name="Normalny" style:family="paragraph">
      <style:paragraph-properties fo:text-align="justify" fo:line-height="150%" fo:text-indent="0.25in"/>
    </style:style>
    <style:style style:name="T1678" style:parent-style-name="Domyślnaczcionkaakapitu" style:family="text">
      <style:text-properties fo:background-color="#80FFFF"/>
    </style:style>
    <style:style style:name="T1679" style:parent-style-name="Domyślnaczcionkaakapitu" style:family="text">
      <style:text-properties fo:background-color="#80FFFF"/>
    </style:style>
    <style:style style:name="T1680" style:parent-style-name="Domyślnaczcionkaakapitu" style:family="text">
      <style:text-properties fo:background-color="#80FFFF"/>
    </style:style>
    <style:style style:name="T1681" style:parent-style-name="Domyślnaczcionkaakapitu" style:family="text">
      <style:text-properties fo:background-color="#80FFFF"/>
    </style:style>
    <style:style style:name="P1682" style:parent-style-name="Normalny" style:family="paragraph">
      <style:paragraph-properties fo:text-align="justify" fo:line-height="150%" fo:text-indent="0.25in"/>
    </style:style>
    <style:style style:name="T1683" style:parent-style-name="Domyślnaczcionkaakapitu" style:family="text">
      <style:text-properties fo:background-color="#80FFFF"/>
    </style:style>
    <style:style style:name="P1684" style:parent-style-name="Normalny" style:family="paragraph">
      <style:paragraph-properties fo:text-align="justify" fo:line-height="150%" fo:text-indent="0.25in"/>
    </style:style>
    <style:style style:name="P1685" style:parent-style-name="Normalny" style:family="paragraph">
      <style:paragraph-properties fo:text-align="justify" fo:line-height="150%"/>
    </style:style>
    <style:style style:name="T1686" style:parent-style-name="Domyślnaczcionkaakapitu" style:family="text">
      <style:text-properties style:text-underline-type="single" style:text-underline-style="solid" style:text-underline-width="auto" style:text-underline-mode="continuous"/>
    </style:style>
    <style:style style:name="T1687" style:parent-style-name="Domyślnaczcionkaakapitu" style:family="text">
      <style:text-properties fo:background-color="#80FFFF" style:text-underline-type="single" style:text-underline-style="solid" style:text-underline-width="auto" style:text-underline-mode="continuous"/>
    </style:style>
    <style:style style:name="T1688" style:parent-style-name="Domyślnaczcionkaakapitu" style:family="text">
      <style:text-properties fo:background-color="#80FFFF"/>
    </style:style>
    <style:style style:name="P1689" style:parent-style-name="Normalny" style:family="paragraph">
      <style:paragraph-properties fo:text-align="justify" fo:line-height="150%" fo:text-indent="0.25in"/>
    </style:style>
    <style:style style:name="T1690" style:parent-style-name="Domyślnaczcionkaakapitu" style:family="text">
      <style:text-properties fo:background-color="#80FFFF"/>
    </style:style>
    <style:style style:name="T1691" style:parent-style-name="Domyślnaczcionkaakapitu" style:family="text">
      <style:text-properties fo:background-color="#80FFFF"/>
    </style:style>
    <style:style style:name="T1692" style:parent-style-name="Domyślnaczcionkaakapitu" style:family="text">
      <style:text-properties fo:background-color="#80FFFF"/>
    </style:style>
    <style:style style:name="P1693" style:parent-style-name="Normalny" style:family="paragraph">
      <style:paragraph-properties fo:text-align="justify" fo:line-height="150%"/>
    </style:style>
    <style:style style:name="T1694" style:parent-style-name="Domyślnaczcionkaakapitu" style:family="text">
      <style:text-properties style:text-underline-type="single" style:text-underline-style="solid" style:text-underline-width="auto" style:text-underline-mode="continuous"/>
    </style:style>
    <style:style style:name="P1695" style:parent-style-name="Normalny" style:family="paragraph">
      <style:paragraph-properties fo:text-align="justify" fo:line-height="150%" fo:text-indent="0.25in"/>
    </style:style>
    <style:style style:name="T1696" style:parent-style-name="Domyślnaczcionkaakapitu" style:family="text">
      <style:text-properties fo:background-color="#80FFFF"/>
    </style:style>
    <style:style style:name="T1697" style:parent-style-name="Domyślnaczcionkaakapitu" style:family="text">
      <style:text-properties fo:background-color="#80FFFF"/>
    </style:style>
    <style:style style:name="P1698" style:parent-style-name="Normalny" style:family="paragraph">
      <style:paragraph-properties fo:text-align="justify" fo:line-height="150%" fo:text-indent="0.25in"/>
    </style:style>
    <style:style style:name="T1699" style:parent-style-name="Domyślnaczcionkaakapitu" style:family="text">
      <style:text-properties fo:background-color="#80FFFF"/>
    </style:style>
    <style:style style:name="T1700" style:parent-style-name="Domyślnaczcionkaakapitu" style:family="text">
      <style:text-properties fo:background-color="#80FFFF"/>
    </style:style>
    <style:style style:name="T1701" style:parent-style-name="Domyślnaczcionkaakapitu" style:family="text">
      <style:text-properties fo:background-color="#80FFFF"/>
    </style:style>
    <style:style style:name="T1702" style:parent-style-name="Domyślnaczcionkaakapitu" style:family="text">
      <style:text-properties fo:background-color="#80FFFF"/>
    </style:style>
    <style:style style:name="T1703" style:parent-style-name="Domyślnaczcionkaakapitu" style:family="text">
      <style:text-properties fo:background-color="#80FFFF"/>
    </style:style>
    <style:style style:name="P1704" style:parent-style-name="Normalny" style:family="paragraph">
      <style:paragraph-properties fo:text-align="justify" fo:line-height="150%" fo:text-indent="0.25in"/>
    </style:style>
    <style:style style:name="P1705" style:parent-style-name="Normalny" style:family="paragraph">
      <style:paragraph-properties fo:text-align="justify" fo:line-height="150%" fo:text-indent="0.25in"/>
    </style:style>
    <style:style style:name="T1706" style:parent-style-name="Domyślnaczcionkaakapitu" style:family="text">
      <style:text-properties fo:background-color="#80FFFF"/>
    </style:style>
    <style:style style:name="T1707" style:parent-style-name="Domyślnaczcionkaakapitu" style:family="text">
      <style:text-properties fo:background-color="#80FFFF"/>
    </style:style>
    <style:style style:name="P1708" style:parent-style-name="Normalny" style:family="paragraph">
      <style:paragraph-properties fo:text-align="justify" fo:line-height="150%" fo:text-indent="0.25in"/>
    </style:style>
    <style:style style:name="T1709" style:parent-style-name="Domyślnaczcionkaakapitu" style:family="text">
      <style:text-properties fo:background-color="#80FFFF"/>
    </style:style>
    <style:style style:name="T1710" style:parent-style-name="Domyślnaczcionkaakapitu" style:family="text">
      <style:text-properties fo:background-color="#80FFFF"/>
    </style:style>
    <style:style style:name="T1711" style:parent-style-name="Domyślnaczcionkaakapitu" style:family="text">
      <style:text-properties fo:background-color="#80FFFF"/>
    </style:style>
    <style:style style:name="T1712" style:parent-style-name="Domyślnaczcionkaakapitu" style:family="text">
      <style:text-properties fo:background-color="#80FFFF"/>
    </style:style>
    <style:style style:name="T1713" style:parent-style-name="Domyślnaczcionkaakapitu" style:family="text">
      <style:text-properties fo:background-color="#80FFFF"/>
    </style:style>
    <style:style style:name="P1714" style:parent-style-name="Normalny" style:family="paragraph">
      <style:paragraph-properties fo:text-align="justify" fo:line-height="150%" fo:text-indent="0.25in"/>
    </style:style>
    <style:style style:name="T1715" style:parent-style-name="Domyślnaczcionkaakapitu" style:family="text">
      <style:text-properties fo:background-color="#80FFFF"/>
    </style:style>
    <style:style style:name="T1716" style:parent-style-name="Domyślnaczcionkaakapitu" style:family="text">
      <style:text-properties fo:background-color="#80FFFF"/>
    </style:style>
    <style:style style:name="T1717" style:parent-style-name="Domyślnaczcionkaakapitu" style:family="text">
      <style:text-properties fo:background-color="#80FFFF"/>
    </style:style>
    <style:style style:name="T1718" style:parent-style-name="Domyślnaczcionkaakapitu" style:family="text">
      <style:text-properties fo:background-color="#80FFFF"/>
    </style:style>
    <style:style style:name="P1719" style:parent-style-name="Normalny" style:family="paragraph">
      <style:paragraph-properties fo:text-align="justify" fo:line-height="150%" fo:text-indent="0.25in"/>
    </style:style>
    <style:style style:name="T1720" style:parent-style-name="Domyślnaczcionkaakapitu" style:family="text">
      <style:text-properties fo:background-color="#80FFFF"/>
    </style:style>
    <style:style style:name="P1721" style:parent-style-name="Normalny" style:family="paragraph">
      <style:paragraph-properties fo:text-align="justify" fo:line-height="150%"/>
    </style:style>
    <style:style style:name="T1722" style:parent-style-name="Domyślnaczcionkaakapitu" style:family="text">
      <style:text-properties style:text-underline-type="single" style:text-underline-style="solid" style:text-underline-width="auto" style:text-underline-mode="continuous"/>
    </style:style>
    <style:style style:name="T1723" style:parent-style-name="Domyślnaczcionkaakapitu" style:family="text">
      <style:text-properties fo:background-color="#80FFFF" style:text-underline-type="single" style:text-underline-style="solid" style:text-underline-width="auto" style:text-underline-mode="continuous"/>
    </style:style>
    <style:style style:name="T1724" style:parent-style-name="Domyślnaczcionkaakapitu" style:family="text">
      <style:text-properties style:text-underline-type="single" style:text-underline-style="solid" style:text-underline-width="auto" style:text-underline-mode="continuous"/>
    </style:style>
    <style:style style:name="T1725" style:parent-style-name="Domyślnaczcionkaakapitu" style:family="text">
      <style:text-properties fo:background-color="#80FFFF" style:text-underline-type="single" style:text-underline-style="solid" style:text-underline-width="auto" style:text-underline-mode="continuous"/>
    </style:style>
    <style:style style:name="P1726" style:parent-style-name="Normalny" style:family="paragraph">
      <style:paragraph-properties fo:text-align="justify" fo:line-height="150%" fo:text-indent="0.25in"/>
    </style:style>
    <style:style style:name="P1727" style:parent-style-name="Normalny" style:family="paragraph">
      <style:paragraph-properties fo:text-align="justify" fo:line-height="150%"/>
    </style:style>
    <style:style style:name="T1728" style:parent-style-name="Domyślnaczcionkaakapitu" style:family="text">
      <style:text-properties style:text-underline-type="single" style:text-underline-style="solid" style:text-underline-width="auto" style:text-underline-mode="continuous"/>
    </style:style>
    <style:style style:name="P1729" style:parent-style-name="Normalny" style:family="paragraph">
      <style:paragraph-properties fo:text-align="justify" fo:line-height="150%" fo:text-indent="0.25in"/>
    </style:style>
    <style:style style:name="T1730" style:parent-style-name="Domyślnaczcionkaakapitu" style:family="text">
      <style:text-properties fo:background-color="#80FFFF"/>
    </style:style>
    <style:style style:name="T1731" style:parent-style-name="Domyślnaczcionkaakapitu" style:family="text">
      <style:text-properties fo:background-color="#80FFFF"/>
    </style:style>
    <style:style style:name="T1732" style:parent-style-name="Domyślnaczcionkaakapitu" style:family="text">
      <style:text-properties fo:background-color="#80FFFF"/>
    </style:style>
    <style:style style:name="T1733" style:parent-style-name="Domyślnaczcionkaakapitu" style:family="text">
      <style:text-properties fo:background-color="#80FFFF"/>
    </style:style>
    <style:style style:name="P1734" style:parent-style-name="Normalny" style:family="paragraph">
      <style:paragraph-properties fo:text-align="justify" fo:line-height="150%" fo:text-indent="0.25in"/>
    </style:style>
    <style:style style:name="T1735" style:parent-style-name="Domyślnaczcionkaakapitu" style:family="text">
      <style:text-properties fo:background-color="#80FFFF"/>
    </style:style>
    <style:style style:name="P1736" style:parent-style-name="Normalny" style:family="paragraph">
      <style:paragraph-properties fo:text-align="justify" fo:line-height="150%" fo:text-indent="0.25in"/>
    </style:style>
    <style:style style:name="T1737" style:parent-style-name="Domyślnaczcionkaakapitu" style:family="text">
      <style:text-properties fo:background-color="#80FFFF"/>
    </style:style>
    <style:style style:name="T1738" style:parent-style-name="Domyślnaczcionkaakapitu" style:family="text">
      <style:text-properties fo:background-color="#80FFFF"/>
    </style:style>
    <style:style style:name="T1739" style:parent-style-name="Domyślnaczcionkaakapitu" style:family="text">
      <style:text-properties fo:background-color="#80FFFF"/>
    </style:style>
    <style:style style:name="T1740" style:parent-style-name="Domyślnaczcionkaakapitu" style:family="text">
      <style:text-properties fo:background-color="#80FFFF"/>
    </style:style>
    <style:style style:name="P1741" style:parent-style-name="Normalny" style:family="paragraph">
      <style:paragraph-properties fo:text-align="justify" fo:line-height="150%"/>
    </style:style>
    <style:style style:name="T1742" style:parent-style-name="Domyślnaczcionkaakapitu" style:family="text">
      <style:text-properties fo:background-color="#80FFFF"/>
    </style:style>
    <style:style style:name="T1743" style:parent-style-name="Domyślnaczcionkaakapitu" style:family="text">
      <style:text-properties fo:background-color="#80FFFF"/>
    </style:style>
    <style:style style:name="P1744" style:parent-style-name="Normalny" style:family="paragraph">
      <style:paragraph-properties fo:text-align="justify" fo:line-height="150%" fo:text-indent="0.25in"/>
    </style:style>
    <style:style style:name="T1745" style:parent-style-name="Domyślnaczcionkaakapitu" style:family="text">
      <style:text-properties fo:background-color="#80FFFF"/>
    </style:style>
    <style:style style:name="T1746" style:parent-style-name="Domyślnaczcionkaakapitu" style:family="text">
      <style:text-properties fo:background-color="#80FFFF"/>
    </style:style>
    <style:style style:name="T1747" style:parent-style-name="Domyślnaczcionkaakapitu" style:family="text">
      <style:text-properties fo:background-color="#80FFFF"/>
    </style:style>
    <style:style style:name="T1748" style:parent-style-name="Domyślnaczcionkaakapitu" style:family="text">
      <style:text-properties fo:background-color="#80FFFF"/>
    </style:style>
    <style:style style:name="T1749" style:parent-style-name="Domyślnaczcionkaakapitu" style:family="text">
      <style:text-properties fo:background-color="#80FFFF"/>
    </style:style>
    <style:style style:name="T1750" style:parent-style-name="Domyślnaczcionkaakapitu" style:family="text">
      <style:text-properties fo:background-color="#80FFFF"/>
    </style:style>
    <style:style style:name="T1751" style:parent-style-name="Domyślnaczcionkaakapitu" style:family="text">
      <style:text-properties fo:background-color="#80FFFF"/>
    </style:style>
    <style:style style:name="T1752" style:parent-style-name="Domyślnaczcionkaakapitu" style:family="text">
      <style:text-properties fo:background-color="#80FFFF"/>
    </style:style>
    <style:style style:name="T1753" style:parent-style-name="Domyślnaczcionkaakapitu" style:family="text">
      <style:text-properties fo:background-color="#80FFFF"/>
    </style:style>
    <style:style style:name="T1754" style:parent-style-name="Domyślnaczcionkaakapitu" style:family="text">
      <style:text-properties fo:background-color="#80FFFF"/>
    </style:style>
    <style:style style:name="T1755" style:parent-style-name="Domyślnaczcionkaakapitu" style:family="text">
      <style:text-properties fo:background-color="#80FFFF"/>
    </style:style>
    <style:style style:name="T1756" style:parent-style-name="Domyślnaczcionkaakapitu" style:family="text">
      <style:text-properties fo:background-color="#80FFFF"/>
    </style:style>
    <style:style style:name="P1757" style:parent-style-name="Normalny" style:family="paragraph">
      <style:paragraph-properties fo:text-align="justify" fo:line-height="150%">
        <style:tab-stops>
          <style:tab-stop style:type="left" style:position="2.7812in"/>
        </style:tab-stops>
      </style:paragraph-properties>
    </style:style>
    <style:style style:name="T1758" style:parent-style-name="Domyślnaczcionkaakapitu" style:family="text">
      <style:text-properties style:text-underline-type="single" style:text-underline-style="solid" style:text-underline-width="auto" style:text-underline-mode="continuous"/>
    </style:style>
    <style:style style:name="P1759" style:parent-style-name="Normalny" style:family="paragraph">
      <style:paragraph-properties fo:text-align="justify" fo:line-height="150%" fo:text-indent="0.25in"/>
    </style:style>
    <style:style style:name="P1760" style:parent-style-name="Normalny" style:family="paragraph">
      <style:paragraph-properties fo:text-align="justify" fo:line-height="150%"/>
    </style:style>
    <style:style style:name="T1761" style:parent-style-name="Domyślnaczcionkaakapitu" style:family="text">
      <style:text-properties style:text-underline-type="single" style:text-underline-style="solid" style:text-underline-width="auto" style:text-underline-mode="continuous"/>
    </style:style>
    <style:style style:name="T1762" style:parent-style-name="Domyślnaczcionkaakapitu" style:family="text">
      <style:text-properties fo:background-color="#80FFFF"/>
    </style:style>
    <style:style style:name="P1763" style:parent-style-name="Normalny" style:family="paragraph">
      <style:paragraph-properties fo:text-align="justify" fo:line-height="150%" fo:text-indent="0.25in"/>
    </style:style>
    <style:style style:name="T1764" style:parent-style-name="Domyślnaczcionkaakapitu" style:family="text">
      <style:text-properties fo:background-color="#80FFFF"/>
    </style:style>
    <style:style style:name="T1765" style:parent-style-name="Domyślnaczcionkaakapitu" style:family="text">
      <style:text-properties fo:background-color="#80FFFF"/>
    </style:style>
    <style:style style:name="T1766" style:parent-style-name="Domyślnaczcionkaakapitu" style:family="text">
      <style:text-properties fo:background-color="#80FFFF"/>
    </style:style>
    <style:style style:name="T1767" style:parent-style-name="Domyślnaczcionkaakapitu" style:family="text">
      <style:text-properties fo:background-color="#80FFFF"/>
    </style:style>
    <style:style style:name="T1768" style:parent-style-name="Domyślnaczcionkaakapitu" style:family="text">
      <style:text-properties fo:background-color="#80FFFF"/>
    </style:style>
    <style:style style:name="P1769" style:parent-style-name="Normalny" style:family="paragraph">
      <style:paragraph-properties fo:text-align="justify" fo:line-height="150%" fo:text-indent="0.25in"/>
    </style:style>
    <style:style style:name="T1770" style:parent-style-name="Domyślnaczcionkaakapitu" style:family="text">
      <style:text-properties fo:background-color="#80FFFF"/>
    </style:style>
    <style:style style:name="T1771" style:parent-style-name="Domyślnaczcionkaakapitu" style:family="text">
      <style:text-properties fo:background-color="#80FFFF"/>
    </style:style>
    <style:style style:name="P1772" style:parent-style-name="Normalny" style:family="paragraph">
      <style:paragraph-properties fo:text-align="justify" fo:line-height="150%" fo:text-indent="0.25in"/>
    </style:style>
    <style:style style:name="T1773" style:parent-style-name="Domyślnaczcionkaakapitu" style:family="text">
      <style:text-properties fo:background-color="#80FFFF"/>
    </style:style>
    <style:style style:name="P1774" style:parent-style-name="Normalny" style:family="paragraph">
      <style:paragraph-properties fo:text-align="justify" fo:line-height="150%">
        <style:tab-stops>
          <style:tab-stop style:type="left" style:position="2.6743in"/>
        </style:tab-stops>
      </style:paragraph-properties>
    </style:style>
    <style:style style:name="T1775" style:parent-style-name="Domyślnaczcionkaakapitu" style:family="text">
      <style:text-properties style:text-underline-type="single" style:text-underline-style="solid" style:text-underline-width="auto" style:text-underline-mode="continuous"/>
    </style:style>
    <style:style style:name="T1776" style:parent-style-name="Domyślnaczcionkaakapitu" style:family="text">
      <style:text-properties fo:background-color="#80FFFF" style:text-underline-type="single" style:text-underline-style="solid" style:text-underline-width="auto" style:text-underline-mode="continuous"/>
    </style:style>
    <style:style style:name="T1777" style:parent-style-name="Domyślnaczcionkaakapitu" style:family="text">
      <style:text-properties style:text-underline-type="single" style:text-underline-style="solid" style:text-underline-width="auto" style:text-underline-mode="continuous"/>
    </style:style>
    <style:style style:name="T1778" style:parent-style-name="Domyślnaczcionkaakapitu" style:family="text">
      <style:text-properties fo:background-color="#80FFFF" style:text-underline-type="single" style:text-underline-style="solid" style:text-underline-width="auto" style:text-underline-mode="continuous"/>
    </style:style>
    <style:style style:name="T1779" style:parent-style-name="Domyślnaczcionkaakapitu" style:family="text">
      <style:text-properties style:text-underline-type="single" style:text-underline-style="solid" style:text-underline-width="auto" style:text-underline-mode="continuous"/>
    </style:style>
    <style:style style:name="T1780" style:parent-style-name="Domyślnaczcionkaakapitu" style:family="text">
      <style:text-properties fo:background-color="#80FFFF" style:text-underline-type="single" style:text-underline-style="solid" style:text-underline-width="auto" style:text-underline-mode="continuous"/>
    </style:style>
    <style:style style:name="T1781" style:parent-style-name="Domyślnaczcionkaakapitu" style:family="text">
      <style:text-properties style:text-underline-type="single" style:text-underline-style="solid" style:text-underline-width="auto" style:text-underline-mode="continuous"/>
    </style:style>
    <style:style style:name="T1782" style:parent-style-name="Domyślnaczcionkaakapitu" style:family="text">
      <style:text-properties fo:background-color="#80FFFF" style:text-underline-type="single" style:text-underline-style="solid" style:text-underline-width="auto" style:text-underline-mode="continuous"/>
    </style:style>
    <style:style style:name="T1783" style:parent-style-name="Domyślnaczcionkaakapitu" style:family="text">
      <style:text-properties style:text-underline-type="single" style:text-underline-style="solid" style:text-underline-width="auto" style:text-underline-mode="continuous"/>
    </style:style>
    <style:style style:name="T1784" style:parent-style-name="Domyślnaczcionkaakapitu" style:family="text">
      <style:text-properties fo:background-color="#80FFFF"/>
    </style:style>
    <style:style style:name="P1785" style:parent-style-name="Normalny" style:family="paragraph">
      <style:paragraph-properties fo:text-align="justify" fo:line-height="150%" fo:text-indent="0.25in"/>
    </style:style>
    <style:style style:name="P1786" style:parent-style-name="Normalny" style:family="paragraph">
      <style:paragraph-properties fo:text-align="justify" fo:line-height="150%"/>
    </style:style>
    <style:style style:name="T1787" style:parent-style-name="Domyślnaczcionkaakapitu" style:family="text">
      <style:text-properties style:text-underline-type="single" style:text-underline-style="solid" style:text-underline-width="auto" style:text-underline-mode="continuous"/>
    </style:style>
    <style:style style:name="T1788" style:parent-style-name="Domyślnaczcionkaakapitu" style:family="text">
      <style:text-properties fo:background-color="#80FFFF" style:text-underline-type="single" style:text-underline-style="solid" style:text-underline-width="auto" style:text-underline-mode="continuous"/>
    </style:style>
    <style:style style:name="T1789" style:parent-style-name="Domyślnaczcionkaakapitu" style:family="text">
      <style:text-properties style:text-underline-type="single" style:text-underline-style="solid" style:text-underline-width="auto" style:text-underline-mode="continuous"/>
    </style:style>
    <style:style style:name="P1790" style:parent-style-name="Normalny" style:family="paragraph">
      <style:paragraph-properties fo:text-align="justify" fo:line-height="150%" fo:text-indent="0.25in"/>
    </style:style>
    <style:style style:name="P1791" style:parent-style-name="Normalny" style:family="paragraph">
      <style:paragraph-properties fo:text-align="justify" fo:line-height="150%" fo:text-indent="0.25in"/>
    </style:style>
    <style:style style:name="T1792" style:parent-style-name="Domyślnaczcionkaakapitu" style:family="text">
      <style:text-properties fo:background-color="#80FFFF"/>
    </style:style>
    <style:style style:name="T1793" style:parent-style-name="Domyślnaczcionkaakapitu" style:family="text">
      <style:text-properties fo:background-color="#80FFFF"/>
    </style:style>
    <style:style style:name="T1794" style:parent-style-name="Domyślnaczcionkaakapitu" style:family="text">
      <style:text-properties fo:background-color="#80FFFF"/>
    </style:style>
    <style:style style:name="T1795" style:parent-style-name="Domyślnaczcionkaakapitu" style:family="text">
      <style:text-properties fo:background-color="#80FFFF"/>
    </style:style>
    <style:style style:name="T1796" style:parent-style-name="Domyślnaczcionkaakapitu" style:family="text">
      <style:text-properties fo:background-color="#80FFFF"/>
    </style:style>
    <style:style style:name="P1797" style:parent-style-name="Normalny" style:family="paragraph">
      <style:paragraph-properties fo:text-align="justify" fo:line-height="150%" fo:text-indent="0.25in"/>
    </style:style>
    <style:style style:name="T1798" style:parent-style-name="Domyślnaczcionkaakapitu" style:family="text">
      <style:text-properties fo:background-color="#80FFFF"/>
    </style:style>
    <style:style style:name="T1799" style:parent-style-name="Domyślnaczcionkaakapitu" style:family="text">
      <style:text-properties fo:background-color="#80FFFF"/>
    </style:style>
    <style:style style:name="T1800" style:parent-style-name="Domyślnaczcionkaakapitu" style:family="text">
      <style:text-properties fo:background-color="#80FFFF"/>
    </style:style>
    <style:style style:name="T1801" style:parent-style-name="Domyślnaczcionkaakapitu" style:family="text">
      <style:text-properties fo:background-color="#80FFFF"/>
    </style:style>
    <style:style style:name="T1802" style:parent-style-name="Domyślnaczcionkaakapitu" style:family="text">
      <style:text-properties fo:background-color="#80FFFF"/>
    </style:style>
    <style:style style:name="T1803" style:parent-style-name="Domyślnaczcionkaakapitu" style:family="text">
      <style:text-properties fo:background-color="#80FFFF"/>
    </style:style>
    <style:style style:name="T1804" style:parent-style-name="Domyślnaczcionkaakapitu" style:family="text">
      <style:text-properties fo:background-color="#80FFFF"/>
    </style:style>
    <style:style style:name="T1805" style:parent-style-name="Domyślnaczcionkaakapitu" style:family="text">
      <style:text-properties fo:background-color="#80FFFF"/>
    </style:style>
    <style:style style:name="P1806" style:parent-style-name="Normalny" style:family="paragraph">
      <style:paragraph-properties fo:text-align="justify" fo:line-height="150%" fo:text-indent="0.25in"/>
    </style:style>
    <style:style style:name="T1807" style:parent-style-name="Domyślnaczcionkaakapitu" style:family="text">
      <style:text-properties fo:background-color="#80FFFF"/>
    </style:style>
    <style:style style:name="T1808" style:parent-style-name="Domyślnaczcionkaakapitu" style:family="text">
      <style:text-properties fo:background-color="#80FFFF"/>
    </style:style>
    <style:style style:name="P1809" style:parent-style-name="Normalny" style:family="paragraph">
      <style:paragraph-properties fo:text-align="justify" fo:line-height="150%" fo:text-indent="0.25in"/>
    </style:style>
    <style:style style:name="T1810" style:parent-style-name="Domyślnaczcionkaakapitu" style:family="text">
      <style:text-properties fo:background-color="#80FFFF"/>
    </style:style>
    <style:style style:name="T1811" style:parent-style-name="Domyślnaczcionkaakapitu" style:family="text">
      <style:text-properties fo:background-color="#80FFFF"/>
    </style:style>
    <style:style style:name="T1812" style:parent-style-name="Domyślnaczcionkaakapitu" style:family="text">
      <style:text-properties fo:background-color="#80FFFF"/>
    </style:style>
    <style:style style:name="T1813" style:parent-style-name="Domyślnaczcionkaakapitu" style:family="text">
      <style:text-properties fo:background-color="#80FFFF"/>
    </style:style>
    <style:style style:name="T1814" style:parent-style-name="Domyślnaczcionkaakapitu" style:family="text">
      <style:text-properties fo:background-color="#80FFFF"/>
    </style:style>
    <style:style style:name="T1815" style:parent-style-name="Domyślnaczcionkaakapitu" style:family="text">
      <style:text-properties fo:background-color="#80FFFF"/>
    </style:style>
    <style:style style:name="T1816" style:parent-style-name="Domyślnaczcionkaakapitu" style:family="text">
      <style:text-properties fo:background-color="#80FFFF"/>
    </style:style>
    <style:style style:name="T1817" style:parent-style-name="Domyślnaczcionkaakapitu" style:family="text">
      <style:text-properties fo:background-color="#80FFFF"/>
    </style:style>
    <style:style style:name="T1818" style:parent-style-name="Domyślnaczcionkaakapitu" style:family="text">
      <style:text-properties fo:background-color="#80FFFF"/>
    </style:style>
    <style:style style:name="P1819" style:parent-style-name="Normalny" style:family="paragraph">
      <style:paragraph-properties fo:text-align="justify" fo:line-height="150%" fo:text-indent="0.25in"/>
    </style:style>
    <style:style style:name="T1820" style:parent-style-name="Domyślnaczcionkaakapitu" style:family="text">
      <style:text-properties fo:background-color="#80FFFF"/>
    </style:style>
    <style:style style:name="T1821" style:parent-style-name="Domyślnaczcionkaakapitu" style:family="text">
      <style:text-properties fo:background-color="#80FFFF"/>
    </style:style>
    <style:style style:name="P1822" style:parent-style-name="Normalny" style:family="paragraph">
      <style:paragraph-properties fo:text-align="justify" fo:line-height="150%" fo:text-indent="0.25in"/>
    </style:style>
    <style:style style:name="T1823" style:parent-style-name="Domyślnaczcionkaakapitu" style:family="text">
      <style:text-properties fo:background-color="#80FFFF"/>
    </style:style>
    <style:style style:name="T1824" style:parent-style-name="Domyślnaczcionkaakapitu" style:family="text">
      <style:text-properties fo:background-color="#80FFFF"/>
    </style:style>
    <style:style style:name="T1825" style:parent-style-name="Domyślnaczcionkaakapitu" style:family="text">
      <style:text-properties fo:background-color="#80FFFF"/>
    </style:style>
    <style:style style:name="T1826" style:parent-style-name="Domyślnaczcionkaakapitu" style:family="text">
      <style:text-properties fo:background-color="#80FFFF"/>
    </style:style>
    <style:style style:name="T1827" style:parent-style-name="Domyślnaczcionkaakapitu" style:family="text">
      <style:text-properties fo:background-color="#80FFFF"/>
    </style:style>
    <style:style style:name="P1828" style:parent-style-name="Normalny" style:family="paragraph">
      <style:paragraph-properties fo:text-align="justify" fo:line-height="150%" fo:text-indent="0.25in"/>
    </style:style>
    <style:style style:name="T1829" style:parent-style-name="Domyślnaczcionkaakapitu" style:family="text">
      <style:text-properties fo:background-color="#80FFFF"/>
    </style:style>
    <style:style style:name="T1830" style:parent-style-name="Domyślnaczcionkaakapitu" style:family="text">
      <style:text-properties fo:background-color="#80FFFF"/>
    </style:style>
    <style:style style:name="T1831" style:parent-style-name="Domyślnaczcionkaakapitu" style:family="text">
      <style:text-properties fo:background-color="#80FFFF"/>
    </style:style>
    <style:style style:name="P1832" style:parent-style-name="Normalny" style:family="paragraph">
      <style:paragraph-properties fo:text-align="justify" fo:line-height="150%" fo:text-indent="0.25in"/>
    </style:style>
    <style:style style:name="T1833" style:parent-style-name="Domyślnaczcionkaakapitu" style:family="text">
      <style:text-properties fo:background-color="#80FFFF"/>
    </style:style>
    <style:style style:name="T1834" style:parent-style-name="Domyślnaczcionkaakapitu" style:family="text">
      <style:text-properties fo:background-color="#80FFFF"/>
    </style:style>
    <style:style style:name="T1835" style:parent-style-name="Domyślnaczcionkaakapitu" style:family="text">
      <style:text-properties fo:background-color="#80FFFF"/>
    </style:style>
    <style:style style:name="T1836" style:parent-style-name="Domyślnaczcionkaakapitu" style:family="text">
      <style:text-properties fo:background-color="#80FFFF"/>
    </style:style>
    <style:style style:name="P1837" style:parent-style-name="Normalny" style:family="paragraph">
      <style:paragraph-properties fo:text-align="justify" fo:line-height="150%"/>
    </style:style>
    <style:style style:name="T1838" style:parent-style-name="Domyślnaczcionkaakapitu" style:family="text">
      <style:text-properties style:text-underline-type="single" style:text-underline-style="solid" style:text-underline-width="auto" style:text-underline-mode="continuous"/>
    </style:style>
    <style:style style:name="T1839" style:parent-style-name="Domyślnaczcionkaakapitu" style:family="text">
      <style:text-properties fo:background-color="#80FFFF" style:text-underline-type="single" style:text-underline-style="solid" style:text-underline-width="auto" style:text-underline-mode="continuous"/>
    </style:style>
    <style:style style:name="T1840" style:parent-style-name="Domyślnaczcionkaakapitu" style:family="text">
      <style:text-properties style:text-underline-type="single" style:text-underline-style="solid" style:text-underline-width="auto" style:text-underline-mode="continuous"/>
    </style:style>
    <style:style style:name="T1841" style:parent-style-name="Domyślnaczcionkaakapitu" style:family="text">
      <style:text-properties fo:background-color="#80FFFF" style:text-underline-type="single" style:text-underline-style="solid" style:text-underline-width="auto" style:text-underline-mode="continuous"/>
    </style:style>
    <style:style style:name="T1842" style:parent-style-name="Domyślnaczcionkaakapitu" style:family="text">
      <style:text-properties style:text-underline-type="single" style:text-underline-style="solid" style:text-underline-width="auto" style:text-underline-mode="continuous"/>
    </style:style>
    <style:style style:name="P1843" style:parent-style-name="Normalny" style:family="paragraph">
      <style:paragraph-properties fo:text-align="justify" fo:line-height="150%" fo:text-indent="0.25in"/>
    </style:style>
    <style:style style:name="T1844" style:parent-style-name="Domyślnaczcionkaakapitu" style:family="text">
      <style:text-properties fo:background-color="#80FFFF"/>
    </style:style>
    <style:style style:name="T1845" style:parent-style-name="Domyślnaczcionkaakapitu" style:family="text">
      <style:text-properties fo:background-color="#80FFFF"/>
    </style:style>
    <style:style style:name="T1846" style:parent-style-name="Domyślnaczcionkaakapitu" style:family="text">
      <style:text-properties fo:background-color="#80FFFF"/>
    </style:style>
    <style:style style:name="T1847" style:parent-style-name="Domyślnaczcionkaakapitu" style:family="text">
      <style:text-properties fo:background-color="#80FFFF"/>
    </style:style>
    <style:style style:name="P1848" style:parent-style-name="Normalny" style:family="paragraph">
      <style:paragraph-properties fo:text-align="justify" fo:line-height="150%" fo:text-indent="0.25in"/>
    </style:style>
    <style:style style:name="P1849" style:parent-style-name="Normalny" style:family="paragraph">
      <style:paragraph-properties fo:text-align="justify" fo:line-height="150%"/>
    </style:style>
    <style:style style:name="T1850" style:parent-style-name="Domyślnaczcionkaakapitu" style:family="text">
      <style:text-properties style:text-underline-type="single" style:text-underline-style="solid" style:text-underline-width="auto" style:text-underline-mode="continuous"/>
    </style:style>
    <style:style style:name="T1851" style:parent-style-name="Domyślnaczcionkaakapitu" style:family="text">
      <style:text-properties fo:background-color="#80FFFF" style:text-underline-type="single" style:text-underline-style="solid" style:text-underline-width="auto" style:text-underline-mode="continuous"/>
    </style:style>
    <style:style style:name="T1852" style:parent-style-name="Domyślnaczcionkaakapitu" style:family="text">
      <style:text-properties style:text-underline-type="single" style:text-underline-style="solid" style:text-underline-width="auto" style:text-underline-mode="continuous"/>
    </style:style>
    <style:style style:name="P1853" style:parent-style-name="Normalny" style:family="paragraph">
      <style:paragraph-properties fo:text-align="justify" fo:line-height="150%" fo:text-indent="0.25in"/>
    </style:style>
    <style:style style:name="T1854" style:parent-style-name="Domyślnaczcionkaakapitu" style:family="text">
      <style:text-properties fo:background-color="#80FFFF"/>
    </style:style>
    <style:style style:name="T1855" style:parent-style-name="Domyślnaczcionkaakapitu" style:family="text">
      <style:text-properties fo:background-color="#80FFFF"/>
    </style:style>
    <style:style style:name="T1856" style:parent-style-name="Domyślnaczcionkaakapitu" style:family="text">
      <style:text-properties fo:background-color="#80FFFF"/>
    </style:style>
    <style:style style:name="T1857" style:parent-style-name="Domyślnaczcionkaakapitu" style:family="text">
      <style:text-properties fo:background-color="#80FFFF"/>
    </style:style>
    <style:style style:name="P1858" style:parent-style-name="Normalny" style:family="paragraph">
      <style:paragraph-properties fo:text-align="justify" fo:line-height="150%" fo:text-indent="0.25in"/>
    </style:style>
    <style:style style:name="T1859" style:parent-style-name="Domyślnaczcionkaakapitu" style:family="text">
      <style:text-properties fo:background-color="#80FFFF"/>
    </style:style>
    <style:style style:name="T1860" style:parent-style-name="Domyślnaczcionkaakapitu" style:family="text">
      <style:text-properties fo:background-color="#80FFFF"/>
    </style:style>
    <style:style style:name="T1861" style:parent-style-name="Domyślnaczcionkaakapitu" style:family="text">
      <style:text-properties fo:background-color="#80FFFF"/>
    </style:style>
    <style:style style:name="T1862" style:parent-style-name="Domyślnaczcionkaakapitu" style:family="text">
      <style:text-properties fo:background-color="#80FFFF"/>
    </style:style>
    <style:style style:name="T1863" style:parent-style-name="Domyślnaczcionkaakapitu" style:family="text">
      <style:text-properties fo:background-color="#80FFFF"/>
    </style:style>
    <style:style style:name="P1864" style:parent-style-name="Normalny" style:family="paragraph">
      <style:paragraph-properties fo:text-align="justify" fo:line-height="150%" fo:text-indent="0.25in"/>
    </style:style>
    <style:style style:name="T1865" style:parent-style-name="Domyślnaczcionkaakapitu" style:family="text">
      <style:text-properties fo:background-color="#80FFFF"/>
    </style:style>
    <style:style style:name="T1866" style:parent-style-name="Domyślnaczcionkaakapitu" style:family="text">
      <style:text-properties fo:background-color="#80FFFF"/>
    </style:style>
    <style:style style:name="T1867" style:parent-style-name="Domyślnaczcionkaakapitu" style:family="text">
      <style:text-properties fo:background-color="#80FFFF"/>
    </style:style>
    <style:style style:name="T1868" style:parent-style-name="Domyślnaczcionkaakapitu" style:family="text">
      <style:text-properties fo:background-color="#80FFFF"/>
    </style:style>
    <style:style style:name="T1869" style:parent-style-name="Domyślnaczcionkaakapitu" style:family="text">
      <style:text-properties fo:background-color="#80FFFF"/>
    </style:style>
    <style:style style:name="P1870" style:parent-style-name="Normalny" style:family="paragraph">
      <style:paragraph-properties fo:text-align="justify" fo:line-height="150%" fo:text-indent="0.25in">
        <style:tab-stops>
          <style:tab-stop style:type="left" style:position="2.6951in"/>
        </style:tab-stops>
      </style:paragraph-properties>
    </style:style>
    <style:style style:name="T1871" style:parent-style-name="Domyślnaczcionkaakapitu" style:family="text">
      <style:text-properties fo:background-color="#80FFFF"/>
    </style:style>
    <style:style style:name="T1872" style:parent-style-name="Domyślnaczcionkaakapitu" style:family="text">
      <style:text-properties fo:background-color="#80FFFF"/>
    </style:style>
    <style:style style:name="T1873" style:parent-style-name="Domyślnaczcionkaakapitu" style:family="text">
      <style:text-properties fo:background-color="#80FFFF"/>
    </style:style>
    <style:style style:name="T1874" style:parent-style-name="Domyślnaczcionkaakapitu" style:family="text">
      <style:text-properties fo:background-color="#80FFFF"/>
    </style:style>
    <style:style style:name="T1875" style:parent-style-name="Domyślnaczcionkaakapitu" style:family="text">
      <style:text-properties fo:background-color="#80FFFF"/>
    </style:style>
    <style:style style:name="T1876" style:parent-style-name="Domyślnaczcionkaakapitu" style:family="text">
      <style:text-properties fo:background-color="#80FFFF"/>
    </style:style>
    <style:style style:name="T1877" style:parent-style-name="Domyślnaczcionkaakapitu" style:family="text">
      <style:text-properties fo:background-color="#80FFFF"/>
    </style:style>
    <style:style style:name="P1878" style:parent-style-name="Normalny" style:family="paragraph">
      <style:paragraph-properties fo:text-align="justify" fo:line-height="150%" fo:text-indent="0.25in">
        <style:tab-stops>
          <style:tab-stop style:type="left" style:position="2.6951in"/>
        </style:tab-stops>
      </style:paragraph-properties>
    </style:style>
    <style:style style:name="P1879" style:parent-style-name="Normalny" style:family="paragraph">
      <style:paragraph-properties fo:text-align="justify" fo:line-height="150%">
        <style:tab-stops>
          <style:tab-stop style:type="left" style:position="2.6951in"/>
        </style:tab-stops>
      </style:paragraph-properties>
    </style:style>
    <style:style style:name="T1880" style:parent-style-name="Domyślnaczcionkaakapitu" style:family="text">
      <style:text-properties style:text-underline-type="single" style:text-underline-style="solid" style:text-underline-width="auto" style:text-underline-mode="continuous"/>
    </style:style>
    <style:style style:name="T1881" style:parent-style-name="Domyślnaczcionkaakapitu" style:family="text">
      <style:text-properties fo:background-color="#80FFFF" style:text-underline-type="single" style:text-underline-style="solid" style:text-underline-width="auto" style:text-underline-mode="continuous"/>
    </style:style>
    <style:style style:name="P1882" style:parent-style-name="Normalny" style:family="paragraph">
      <style:paragraph-properties fo:text-align="justify" fo:line-height="150%" fo:text-indent="0.25in">
        <style:tab-stops>
          <style:tab-stop style:type="left" style:position="2.6951in"/>
        </style:tab-stops>
      </style:paragraph-properties>
    </style:style>
    <style:style style:name="T1883" style:parent-style-name="Domyślnaczcionkaakapitu" style:family="text">
      <style:text-properties fo:background-color="#80FFFF"/>
    </style:style>
    <style:style style:name="T1884" style:parent-style-name="Domyślnaczcionkaakapitu" style:family="text">
      <style:text-properties fo:background-color="#80FFFF"/>
    </style:style>
    <style:style style:name="T1885" style:parent-style-name="Domyślnaczcionkaakapitu" style:family="text">
      <style:text-properties fo:background-color="#80FFFF"/>
    </style:style>
    <style:style style:name="T1886" style:parent-style-name="Domyślnaczcionkaakapitu" style:family="text">
      <style:text-properties fo:background-color="#80FFFF"/>
    </style:style>
    <style:style style:name="T1887" style:parent-style-name="Domyślnaczcionkaakapitu" style:family="text">
      <style:text-properties fo:background-color="#80FFFF"/>
    </style:style>
    <style:style style:name="P1888" style:parent-style-name="Normalny" style:family="paragraph">
      <style:paragraph-properties fo:text-align="justify" fo:line-height="150%"/>
    </style:style>
    <style:style style:name="T1889" style:parent-style-name="Domyślnaczcionkaakapitu" style:family="text">
      <style:text-properties style:text-underline-type="single" style:text-underline-style="solid" style:text-underline-width="auto" style:text-underline-mode="continuous"/>
    </style:style>
    <style:style style:name="P1890" style:parent-style-name="Normalny" style:family="paragraph">
      <style:paragraph-properties fo:text-align="justify" fo:line-height="150%" fo:text-indent="0.25in"/>
    </style:style>
    <style:style style:name="T1891" style:parent-style-name="Domyślnaczcionkaakapitu" style:family="text">
      <style:text-properties fo:background-color="#80FFFF"/>
    </style:style>
    <style:style style:name="T1892" style:parent-style-name="Domyślnaczcionkaakapitu" style:family="text">
      <style:text-properties fo:background-color="#80FFFF"/>
    </style:style>
    <style:style style:name="P1893" style:parent-style-name="Normalny" style:family="paragraph">
      <style:paragraph-properties fo:text-align="justify" fo:line-height="150%" fo:text-indent="0.25in"/>
    </style:style>
    <style:style style:name="T1894" style:parent-style-name="Domyślnaczcionkaakapitu" style:family="text">
      <style:text-properties fo:background-color="#80FFFF"/>
    </style:style>
    <style:style style:name="T1895" style:parent-style-name="Domyślnaczcionkaakapitu" style:family="text">
      <style:text-properties fo:background-color="#80FFFF"/>
    </style:style>
    <style:style style:name="T1896" style:parent-style-name="Domyślnaczcionkaakapitu" style:family="text">
      <style:text-properties fo:background-color="#80FFFF"/>
    </style:style>
    <style:style style:name="T1897" style:parent-style-name="Domyślnaczcionkaakapitu" style:family="text">
      <style:text-properties fo:background-color="#80FFFF"/>
    </style:style>
    <style:style style:name="P1898" style:parent-style-name="Normalny" style:family="paragraph">
      <style:paragraph-properties fo:text-align="justify" fo:line-height="150%" fo:text-indent="0.25in"/>
    </style:style>
    <style:style style:name="T1899" style:parent-style-name="Domyślnaczcionkaakapitu" style:family="text">
      <style:text-properties fo:background-color="#80FFFF"/>
    </style:style>
    <style:style style:name="T1900" style:parent-style-name="Domyślnaczcionkaakapitu" style:family="text">
      <style:text-properties fo:background-color="#80FFFF"/>
    </style:style>
    <style:style style:name="P1901" style:parent-style-name="Normalny" style:family="paragraph">
      <style:paragraph-properties fo:text-align="justify" fo:line-height="150%" fo:text-indent="0.25in"/>
    </style:style>
    <style:style style:name="T1902" style:parent-style-name="Domyślnaczcionkaakapitu" style:family="text">
      <style:text-properties fo:background-color="#80FFFF"/>
    </style:style>
    <style:style style:name="T1903" style:parent-style-name="Domyślnaczcionkaakapitu" style:family="text">
      <style:text-properties fo:background-color="#80FFFF"/>
    </style:style>
    <style:style style:name="T1904" style:parent-style-name="Domyślnaczcionkaakapitu" style:family="text">
      <style:text-properties fo:background-color="#80FFFF"/>
    </style:style>
    <style:style style:name="T1905" style:parent-style-name="Domyślnaczcionkaakapitu" style:family="text">
      <style:text-properties fo:background-color="#80FFFF"/>
    </style:style>
    <style:style style:name="T1906" style:parent-style-name="Domyślnaczcionkaakapitu" style:family="text">
      <style:text-properties fo:background-color="#80FFFF"/>
    </style:style>
    <style:style style:name="P1907" style:parent-style-name="Normalny" style:family="paragraph">
      <style:paragraph-properties fo:text-align="justify" fo:line-height="150%" fo:text-indent="0.25in"/>
    </style:style>
    <style:style style:name="T1908" style:parent-style-name="Domyślnaczcionkaakapitu" style:family="text">
      <style:text-properties fo:background-color="#80FFFF"/>
    </style:style>
    <style:style style:name="T1909" style:parent-style-name="Domyślnaczcionkaakapitu" style:family="text">
      <style:text-properties fo:background-color="#80FFFF"/>
    </style:style>
    <style:style style:name="T1910" style:parent-style-name="Domyślnaczcionkaakapitu" style:family="text">
      <style:text-properties fo:background-color="#80FFFF"/>
    </style:style>
    <style:style style:name="T1911" style:parent-style-name="Domyślnaczcionkaakapitu" style:family="text">
      <style:text-properties fo:background-color="#80FFFF"/>
    </style:style>
    <style:style style:name="T1912" style:parent-style-name="Domyślnaczcionkaakapitu" style:family="text">
      <style:text-properties fo:background-color="#80FFFF"/>
    </style:style>
    <style:style style:name="T1913" style:parent-style-name="Domyślnaczcionkaakapitu" style:family="text">
      <style:text-properties fo:background-color="#80FFFF"/>
    </style:style>
    <style:style style:name="T1914" style:parent-style-name="Domyślnaczcionkaakapitu" style:family="text">
      <style:text-properties fo:background-color="#80FFFF"/>
    </style:style>
    <style:style style:name="T1915" style:parent-style-name="Domyślnaczcionkaakapitu" style:family="text">
      <style:text-properties fo:background-color="#80FFFF"/>
    </style:style>
    <style:style style:name="T1916" style:parent-style-name="Domyślnaczcionkaakapitu" style:family="text">
      <style:text-properties fo:background-color="#80FFFF"/>
    </style:style>
    <style:style style:name="P1917" style:parent-style-name="Normalny" style:family="paragraph">
      <style:paragraph-properties fo:text-align="justify" fo:line-height="150%" fo:text-indent="0.25in"/>
    </style:style>
    <style:style style:name="T1918" style:parent-style-name="Domyślnaczcionkaakapitu" style:family="text">
      <style:text-properties fo:background-color="#80FFFF"/>
    </style:style>
    <style:style style:name="T1919" style:parent-style-name="Domyślnaczcionkaakapitu" style:family="text">
      <style:text-properties fo:background-color="#80FFFF"/>
    </style:style>
    <style:style style:name="T1920" style:parent-style-name="Domyślnaczcionkaakapitu" style:family="text">
      <style:text-properties fo:background-color="#80FFFF"/>
    </style:style>
    <style:style style:name="T1921" style:parent-style-name="Domyślnaczcionkaakapitu" style:family="text">
      <style:text-properties fo:background-color="#80FFFF"/>
    </style:style>
    <style:style style:name="T1922" style:parent-style-name="Domyślnaczcionkaakapitu" style:family="text">
      <style:text-properties fo:background-color="#80FFFF"/>
    </style:style>
    <style:style style:name="T1923" style:parent-style-name="Domyślnaczcionkaakapitu" style:family="text">
      <style:text-properties fo:background-color="#80FFFF"/>
    </style:style>
    <style:style style:name="P1924" style:parent-style-name="Normalny" style:family="paragraph">
      <style:paragraph-properties fo:text-align="justify" fo:line-height="150%" fo:text-indent="0.25in"/>
    </style:style>
    <style:style style:name="T1925" style:parent-style-name="Domyślnaczcionkaakapitu" style:family="text">
      <style:text-properties fo:background-color="#80FFFF"/>
    </style:style>
    <style:style style:name="P1926" style:parent-style-name="Normalny" style:family="paragraph">
      <style:paragraph-properties fo:text-align="justify" fo:line-height="150%" fo:text-indent="0.25in"/>
    </style:style>
    <style:style style:name="T1927" style:parent-style-name="Domyślnaczcionkaakapitu" style:family="text">
      <style:text-properties fo:background-color="#80FFFF"/>
    </style:style>
    <style:style style:name="T1928" style:parent-style-name="Domyślnaczcionkaakapitu" style:family="text">
      <style:text-properties fo:background-color="#80FFFF"/>
    </style:style>
    <style:style style:name="T1929" style:parent-style-name="Domyślnaczcionkaakapitu" style:family="text">
      <style:text-properties fo:background-color="#80FFFF"/>
    </style:style>
    <style:style style:name="T1930" style:parent-style-name="Domyślnaczcionkaakapitu" style:family="text">
      <style:text-properties fo:background-color="#80FFFF"/>
    </style:style>
    <style:style style:name="T1931" style:parent-style-name="Domyślnaczcionkaakapitu" style:family="text">
      <style:text-properties fo:background-color="#80FFFF"/>
    </style:style>
    <style:style style:name="T1932" style:parent-style-name="Domyślnaczcionkaakapitu" style:family="text">
      <style:text-properties fo:background-color="#80FFFF"/>
    </style:style>
    <style:style style:name="T1933" style:parent-style-name="Domyślnaczcionkaakapitu" style:family="text">
      <style:text-properties fo:background-color="#80FFFF"/>
    </style:style>
    <style:style style:name="T1934" style:parent-style-name="Domyślnaczcionkaakapitu" style:family="text">
      <style:text-properties fo:background-color="#80FFFF"/>
    </style:style>
    <style:style style:name="T1935" style:parent-style-name="Domyślnaczcionkaakapitu" style:family="text">
      <style:text-properties fo:background-color="#80FFFF"/>
    </style:style>
    <style:style style:name="P1936" style:parent-style-name="Normalny" style:family="paragraph">
      <style:paragraph-properties fo:text-align="justify" fo:line-height="150%" fo:text-indent="0.25in"/>
    </style:style>
    <style:style style:name="T1937" style:parent-style-name="Domyślnaczcionkaakapitu" style:family="text">
      <style:text-properties fo:background-color="#80FFFF"/>
    </style:style>
    <style:style style:name="P1938" style:parent-style-name="Normalny" style:family="paragraph">
      <style:paragraph-properties fo:text-align="justify" fo:line-height="150%"/>
    </style:style>
    <style:style style:name="T1939" style:parent-style-name="Domyślnaczcionkaakapitu" style:family="text">
      <style:text-properties style:text-underline-type="single" style:text-underline-style="solid" style:text-underline-width="auto" style:text-underline-mode="continuous"/>
    </style:style>
    <style:style style:name="P1940" style:parent-style-name="Normalny" style:family="paragraph">
      <style:paragraph-properties fo:text-align="justify" fo:line-height="150%" fo:text-indent="0.25in"/>
    </style:style>
    <style:style style:name="P1941" style:parent-style-name="Normalny" style:family="paragraph">
      <style:paragraph-properties fo:text-align="justify" fo:line-height="150%">
        <style:tab-stops>
          <style:tab-stop style:type="left" style:position="3.0986in"/>
        </style:tab-stops>
      </style:paragraph-properties>
    </style:style>
    <style:style style:name="T1942" style:parent-style-name="Domyślnaczcionkaakapitu" style:family="text">
      <style:text-properties style:text-underline-type="single" style:text-underline-style="solid" style:text-underline-width="auto" style:text-underline-mode="continuous"/>
    </style:style>
    <style:style style:name="T1943" style:parent-style-name="Domyślnaczcionkaakapitu" style:family="text">
      <style:text-properties fo:background-color="#80FFFF" style:text-underline-type="single" style:text-underline-style="solid" style:text-underline-width="auto" style:text-underline-mode="continuous"/>
    </style:style>
    <style:style style:name="T1944" style:parent-style-name="Domyślnaczcionkaakapitu" style:family="text">
      <style:text-properties style:text-underline-type="single" style:text-underline-style="solid" style:text-underline-width="auto" style:text-underline-mode="continuous"/>
    </style:style>
    <style:style style:name="T1945" style:parent-style-name="Domyślnaczcionkaakapitu" style:family="text">
      <style:text-properties fo:background-color="#80FFFF"/>
    </style:style>
    <style:style style:name="P1946" style:parent-style-name="Normalny" style:family="paragraph">
      <style:paragraph-properties fo:text-align="justify" fo:line-height="150%" fo:text-indent="0.25in"/>
    </style:style>
    <style:style style:name="P1947" style:parent-style-name="Normalny" style:family="paragraph">
      <style:paragraph-properties fo:text-align="justify" fo:line-height="150%" fo:text-indent="0.25in"/>
    </style:style>
    <style:style style:name="T1948" style:parent-style-name="Domyślnaczcionkaakapitu" style:family="text">
      <style:text-properties fo:background-color="#80FFFF"/>
    </style:style>
    <style:style style:name="T1949" style:parent-style-name="Domyślnaczcionkaakapitu" style:family="text">
      <style:text-properties fo:background-color="#80FFFF"/>
    </style:style>
    <style:style style:name="T1950" style:parent-style-name="Domyślnaczcionkaakapitu" style:family="text">
      <style:text-properties fo:background-color="#80FFFF"/>
    </style:style>
    <style:style style:name="T1951" style:parent-style-name="Domyślnaczcionkaakapitu" style:family="text">
      <style:text-properties fo:background-color="#80FFFF"/>
    </style:style>
    <style:style style:name="T1952" style:parent-style-name="Domyślnaczcionkaakapitu" style:family="text">
      <style:text-properties fo:background-color="#80FFFF"/>
    </style:style>
    <style:style style:name="T1953" style:parent-style-name="Domyślnaczcionkaakapitu" style:family="text">
      <style:text-properties fo:background-color="#80FFFF"/>
    </style:style>
    <style:style style:name="T1954" style:parent-style-name="Domyślnaczcionkaakapitu" style:family="text">
      <style:text-properties fo:background-color="#80FFFF"/>
    </style:style>
    <style:style style:name="T1955" style:parent-style-name="Domyślnaczcionkaakapitu" style:family="text">
      <style:text-properties fo:background-color="#80FFFF"/>
    </style:style>
    <style:style style:name="T1956" style:parent-style-name="Domyślnaczcionkaakapitu" style:family="text">
      <style:text-properties fo:background-color="#80FFFF"/>
    </style:style>
    <style:style style:name="T1957" style:parent-style-name="Domyślnaczcionkaakapitu" style:family="text">
      <style:text-properties fo:background-color="#80FFFF"/>
    </style:style>
    <style:style style:name="T1958" style:parent-style-name="Domyślnaczcionkaakapitu" style:family="text">
      <style:text-properties fo:background-color="#80FFFF"/>
    </style:style>
    <style:style style:name="T1959" style:parent-style-name="Domyślnaczcionkaakapitu" style:family="text">
      <style:text-properties fo:background-color="#80FFFF"/>
    </style:style>
    <style:style style:name="P1960" style:parent-style-name="Normalny" style:family="paragraph">
      <style:paragraph-properties fo:text-align="justify" fo:line-height="150%" fo:text-indent="0.25in"/>
    </style:style>
    <style:style style:name="T1961" style:parent-style-name="Domyślnaczcionkaakapitu" style:family="text">
      <style:text-properties fo:background-color="#80FFFF"/>
    </style:style>
    <style:style style:name="T1962" style:parent-style-name="Domyślnaczcionkaakapitu" style:family="text">
      <style:text-properties fo:background-color="#80FFFF"/>
    </style:style>
    <style:style style:name="T1963" style:parent-style-name="Domyślnaczcionkaakapitu" style:family="text">
      <style:text-properties fo:background-color="#80FFFF"/>
    </style:style>
    <style:style style:name="T1964" style:parent-style-name="Domyślnaczcionkaakapitu" style:family="text">
      <style:text-properties fo:background-color="#80FFFF"/>
    </style:style>
    <style:style style:name="T1965" style:parent-style-name="Domyślnaczcionkaakapitu" style:family="text">
      <style:text-properties fo:background-color="#80FFFF"/>
    </style:style>
    <style:style style:name="T1966" style:parent-style-name="Domyślnaczcionkaakapitu" style:family="text">
      <style:text-properties fo:background-color="#80FFFF"/>
    </style:style>
    <style:style style:name="P1967" style:parent-style-name="Normalny" style:family="paragraph">
      <style:paragraph-properties fo:text-align="justify" fo:line-height="150%" fo:text-indent="0.25in"/>
    </style:style>
    <style:style style:name="T1968" style:parent-style-name="Domyślnaczcionkaakapitu" style:family="text">
      <style:text-properties fo:background-color="#80FFFF"/>
    </style:style>
    <style:style style:name="T1969" style:parent-style-name="Domyślnaczcionkaakapitu" style:family="text">
      <style:text-properties fo:background-color="#80FFFF"/>
    </style:style>
    <style:style style:name="P1970" style:parent-style-name="Normalny" style:family="paragraph">
      <style:paragraph-properties fo:text-align="justify" fo:line-height="150%" fo:text-indent="0.25in"/>
    </style:style>
    <style:style style:name="T1971" style:parent-style-name="Domyślnaczcionkaakapitu" style:family="text">
      <style:text-properties fo:background-color="#80FFFF"/>
    </style:style>
    <style:style style:name="P1972" style:parent-style-name="Normalny" style:family="paragraph">
      <style:paragraph-properties fo:text-align="justify" fo:line-height="150%" fo:text-indent="0.25in"/>
    </style:style>
    <style:style style:name="T1973" style:parent-style-name="Domyślnaczcionkaakapitu" style:family="text">
      <style:text-properties fo:background-color="#80FFFF"/>
    </style:style>
    <style:style style:name="T1974" style:parent-style-name="Domyślnaczcionkaakapitu" style:family="text">
      <style:text-properties fo:background-color="#80FFFF"/>
    </style:style>
    <style:style style:name="T1975" style:parent-style-name="Domyślnaczcionkaakapitu" style:family="text">
      <style:text-properties fo:background-color="#80FFFF"/>
    </style:style>
    <style:style style:name="P1976" style:parent-style-name="Normalny" style:family="paragraph">
      <style:paragraph-properties fo:text-align="justify" fo:line-height="150%" fo:text-indent="0.25in"/>
    </style:style>
    <style:style style:name="T1977" style:parent-style-name="Domyślnaczcionkaakapitu" style:family="text">
      <style:text-properties fo:background-color="#80FFFF"/>
    </style:style>
    <style:style style:name="T1978" style:parent-style-name="Domyślnaczcionkaakapitu" style:family="text">
      <style:text-properties fo:background-color="#80FFFF"/>
    </style:style>
    <style:style style:name="T1979" style:parent-style-name="Domyślnaczcionkaakapitu" style:family="text">
      <style:text-properties fo:background-color="#80FFFF"/>
    </style:style>
    <style:style style:name="T1980" style:parent-style-name="Domyślnaczcionkaakapitu" style:family="text">
      <style:text-properties fo:background-color="#80FFFF"/>
    </style:style>
    <style:style style:name="T1981" style:parent-style-name="Domyślnaczcionkaakapitu" style:family="text">
      <style:text-properties fo:background-color="#80FFFF"/>
    </style:style>
    <style:style style:name="T1982" style:parent-style-name="Domyślnaczcionkaakapitu" style:family="text">
      <style:text-properties fo:background-color="#80FFFF"/>
    </style:style>
    <style:style style:name="T1983" style:parent-style-name="Domyślnaczcionkaakapitu" style:family="text">
      <style:text-properties fo:background-color="#80FFFF"/>
    </style:style>
    <style:style style:name="T1984" style:parent-style-name="Domyślnaczcionkaakapitu" style:family="text">
      <style:text-properties fo:background-color="#80FFFF"/>
    </style:style>
    <style:style style:name="T1985" style:parent-style-name="Domyślnaczcionkaakapitu" style:family="text">
      <style:text-properties fo:background-color="#80FFFF"/>
    </style:style>
    <style:style style:name="T1986" style:parent-style-name="Domyślnaczcionkaakapitu" style:family="text">
      <style:text-properties fo:background-color="#80FFFF"/>
    </style:style>
    <style:style style:name="T1987" style:parent-style-name="Domyślnaczcionkaakapitu" style:family="text">
      <style:text-properties fo:background-color="#80FFFF"/>
    </style:style>
    <style:style style:name="T1988" style:parent-style-name="Domyślnaczcionkaakapitu" style:family="text">
      <style:text-properties fo:background-color="#80FFFF"/>
    </style:style>
    <style:style style:name="T1989" style:parent-style-name="Domyślnaczcionkaakapitu" style:family="text">
      <style:text-properties fo:background-color="#80FFFF"/>
    </style:style>
    <style:style style:name="T1990" style:parent-style-name="Domyślnaczcionkaakapitu" style:family="text">
      <style:text-properties fo:background-color="#80FFFF"/>
    </style:style>
    <style:style style:name="T1991" style:parent-style-name="Domyślnaczcionkaakapitu" style:family="text">
      <style:text-properties fo:background-color="#80FFFF"/>
    </style:style>
    <style:style style:name="T1992" style:parent-style-name="Domyślnaczcionkaakapitu" style:family="text">
      <style:text-properties fo:background-color="#80FFFF"/>
    </style:style>
    <style:style style:name="T1993" style:parent-style-name="Domyślnaczcionkaakapitu" style:family="text">
      <style:text-properties fo:background-color="#80FFFF"/>
    </style:style>
    <style:style style:name="T1994" style:parent-style-name="Domyślnaczcionkaakapitu" style:family="text">
      <style:text-properties fo:background-color="#80FFFF"/>
    </style:style>
    <style:style style:name="T1995" style:parent-style-name="Domyślnaczcionkaakapitu" style:family="text">
      <style:text-properties fo:background-color="#80FFFF"/>
    </style:style>
    <style:style style:name="T1996" style:parent-style-name="Domyślnaczcionkaakapitu" style:family="text">
      <style:text-properties fo:background-color="#80FFFF"/>
    </style:style>
    <style:style style:name="P1997" style:parent-style-name="Normalny" style:family="paragraph">
      <style:paragraph-properties fo:text-align="justify" fo:line-height="150%" fo:text-indent="0.25in"/>
    </style:style>
    <style:style style:name="T1998" style:parent-style-name="Domyślnaczcionkaakapitu" style:family="text">
      <style:text-properties fo:background-color="#80FFFF"/>
    </style:style>
    <style:style style:name="T1999" style:parent-style-name="Domyślnaczcionkaakapitu" style:family="text">
      <style:text-properties fo:background-color="#80FFFF"/>
    </style:style>
    <style:style style:name="T2000" style:parent-style-name="Domyślnaczcionkaakapitu" style:family="text">
      <style:text-properties fo:background-color="#80FFFF"/>
    </style:style>
    <style:style style:name="T2001" style:parent-style-name="Domyślnaczcionkaakapitu" style:family="text">
      <style:text-properties fo:background-color="#80FFFF"/>
    </style:style>
    <style:style style:name="T2002" style:parent-style-name="Domyślnaczcionkaakapitu" style:family="text">
      <style:text-properties fo:background-color="#80FFFF"/>
    </style:style>
    <style:style style:name="T2003" style:parent-style-name="Domyślnaczcionkaakapitu" style:family="text">
      <style:text-properties fo:background-color="#80FFFF"/>
    </style:style>
    <style:style style:name="T2004" style:parent-style-name="Domyślnaczcionkaakapitu" style:family="text">
      <style:text-properties fo:background-color="#80FFFF"/>
    </style:style>
    <style:style style:name="T2005" style:parent-style-name="Domyślnaczcionkaakapitu" style:family="text">
      <style:text-properties fo:background-color="#80FFFF"/>
    </style:style>
    <style:style style:name="T2006" style:parent-style-name="Domyślnaczcionkaakapitu" style:family="text">
      <style:text-properties fo:background-color="#80FFFF"/>
    </style:style>
    <style:style style:name="T2007" style:parent-style-name="Domyślnaczcionkaakapitu" style:family="text">
      <style:text-properties fo:background-color="#80FFFF"/>
    </style:style>
    <style:style style:name="T2008" style:parent-style-name="Domyślnaczcionkaakapitu" style:family="text">
      <style:text-properties fo:background-color="#80FFFF"/>
    </style:style>
    <style:style style:name="T2009" style:parent-style-name="Domyślnaczcionkaakapitu" style:family="text">
      <style:text-properties fo:background-color="#80FFFF"/>
    </style:style>
    <style:style style:name="T2010" style:parent-style-name="Domyślnaczcionkaakapitu" style:family="text">
      <style:text-properties fo:background-color="#80FFFF"/>
    </style:style>
    <style:style style:name="T2011" style:parent-style-name="Domyślnaczcionkaakapitu" style:family="text">
      <style:text-properties fo:background-color="#80FFFF"/>
    </style:style>
    <style:style style:name="T2012" style:parent-style-name="Domyślnaczcionkaakapitu" style:family="text">
      <style:text-properties fo:background-color="#80FFFF"/>
    </style:style>
    <style:style style:name="T2013" style:parent-style-name="Domyślnaczcionkaakapitu" style:family="text">
      <style:text-properties fo:background-color="#80FFFF"/>
    </style:style>
    <style:style style:name="T2014" style:parent-style-name="Domyślnaczcionkaakapitu" style:family="text">
      <style:text-properties fo:background-color="#80FFFF"/>
    </style:style>
    <style:style style:name="T2015" style:parent-style-name="Domyślnaczcionkaakapitu" style:family="text">
      <style:text-properties fo:background-color="#80FFFF"/>
    </style:style>
    <style:style style:name="T2016" style:parent-style-name="Domyślnaczcionkaakapitu" style:family="text">
      <style:text-properties fo:background-color="#80FFFF"/>
    </style:style>
    <style:style style:name="T2017" style:parent-style-name="Domyślnaczcionkaakapitu" style:family="text">
      <style:text-properties fo:background-color="#80FFFF"/>
    </style:style>
    <style:style style:name="P2018" style:parent-style-name="Normalny" style:family="paragraph">
      <style:paragraph-properties fo:text-align="justify" fo:line-height="150%" fo:text-indent="0.25in"/>
    </style:style>
    <style:style style:name="T2019" style:parent-style-name="Domyślnaczcionkaakapitu" style:family="text">
      <style:text-properties fo:background-color="#80FFFF"/>
    </style:style>
    <style:style style:name="T2020" style:parent-style-name="Domyślnaczcionkaakapitu" style:family="text">
      <style:text-properties fo:background-color="#80FFFF"/>
    </style:style>
    <style:style style:name="P2021" style:parent-style-name="Normalny" style:family="paragraph">
      <style:paragraph-properties fo:text-align="justify" fo:line-height="150%" fo:text-indent="0.25in"/>
    </style:style>
    <style:style style:name="T2022" style:parent-style-name="Domyślnaczcionkaakapitu" style:family="text">
      <style:text-properties fo:background-color="#80FFFF"/>
    </style:style>
    <style:style style:name="T2023" style:parent-style-name="Domyślnaczcionkaakapitu" style:family="text">
      <style:text-properties fo:background-color="#80FFFF"/>
    </style:style>
    <style:style style:name="T2024" style:parent-style-name="Domyślnaczcionkaakapitu" style:family="text">
      <style:text-properties fo:background-color="#80FFFF"/>
    </style:style>
    <style:style style:name="T2025" style:parent-style-name="Domyślnaczcionkaakapitu" style:family="text">
      <style:text-properties fo:background-color="#80FFFF"/>
    </style:style>
    <style:style style:name="P2026" style:parent-style-name="Normalny" style:family="paragraph">
      <style:paragraph-properties fo:text-align="justify" fo:line-height="150%"/>
    </style:style>
    <style:style style:name="T2027" style:parent-style-name="Domyślnaczcionkaakapitu" style:family="text">
      <style:text-properties style:text-underline-type="single" style:text-underline-style="solid" style:text-underline-width="auto" style:text-underline-mode="continuous"/>
    </style:style>
    <style:style style:name="T2028" style:parent-style-name="Domyślnaczcionkaakapitu" style:family="text">
      <style:text-properties fo:background-color="#80FFFF" style:text-underline-type="single" style:text-underline-style="solid" style:text-underline-width="auto" style:text-underline-mode="continuous"/>
    </style:style>
    <style:style style:name="T2029" style:parent-style-name="Domyślnaczcionkaakapitu" style:family="text">
      <style:text-properties style:text-underline-type="single" style:text-underline-style="solid" style:text-underline-width="auto" style:text-underline-mode="continuous"/>
    </style:style>
    <style:style style:name="T2030" style:parent-style-name="Domyślnaczcionkaakapitu" style:family="text">
      <style:text-properties fo:background-color="#80FFFF" style:text-underline-type="single" style:text-underline-style="solid" style:text-underline-width="auto" style:text-underline-mode="continuous"/>
    </style:style>
    <style:style style:name="P2031" style:parent-style-name="Normalny" style:family="paragraph">
      <style:paragraph-properties fo:text-align="justify" fo:line-height="150%" fo:text-indent="0.25in"/>
    </style:style>
    <style:style style:name="P2032" style:parent-style-name="Normalny" style:family="paragraph">
      <style:paragraph-properties fo:text-align="justify" fo:line-height="150%">
        <style:tab-stops>
          <style:tab-stop style:type="left" style:position="3.8534in"/>
        </style:tab-stops>
      </style:paragraph-properties>
    </style:style>
    <style:style style:name="T2033" style:parent-style-name="Domyślnaczcionkaakapitu" style:family="text">
      <style:text-properties style:text-underline-type="single" style:text-underline-style="solid" style:text-underline-width="auto" style:text-underline-mode="continuous"/>
    </style:style>
    <style:style style:name="P2034" style:parent-style-name="Normalny" style:family="paragraph">
      <style:paragraph-properties fo:text-align="justify" fo:line-height="150%" fo:text-indent="0.25in">
        <style:tab-stops>
          <style:tab-stop style:type="left" style:position="3.8534in"/>
        </style:tab-stops>
      </style:paragraph-properties>
    </style:style>
    <style:style style:name="T2035" style:parent-style-name="Domyślnaczcionkaakapitu" style:family="text">
      <style:text-properties fo:background-color="#80FFFF"/>
    </style:style>
    <style:style style:name="P2036" style:parent-style-name="Normalny" style:family="paragraph">
      <style:paragraph-properties fo:text-align="justify" fo:line-height="150%" fo:text-indent="0.25in"/>
    </style:style>
    <style:style style:name="P2037" style:parent-style-name="Normalny" style:family="paragraph">
      <style:paragraph-properties fo:text-align="justify" fo:line-height="150%" fo:text-indent="0.25in"/>
    </style:style>
    <style:style style:name="T2038" style:parent-style-name="Domyślnaczcionkaakapitu" style:family="text">
      <style:text-properties fo:background-color="#80FFFF"/>
    </style:style>
    <style:style style:name="T2039" style:parent-style-name="Domyślnaczcionkaakapitu" style:family="text">
      <style:text-properties fo:background-color="#80FFFF"/>
    </style:style>
    <style:style style:name="T2040" style:parent-style-name="Domyślnaczcionkaakapitu" style:family="text">
      <style:text-properties fo:background-color="#80FFFF"/>
    </style:style>
    <style:style style:name="T2041" style:parent-style-name="Domyślnaczcionkaakapitu" style:family="text">
      <style:text-properties fo:background-color="#80FFFF"/>
    </style:style>
    <style:style style:name="T2042" style:parent-style-name="Domyślnaczcionkaakapitu" style:family="text">
      <style:text-properties fo:background-color="#80FFFF"/>
    </style:style>
    <style:style style:name="T2043" style:parent-style-name="Domyślnaczcionkaakapitu" style:family="text">
      <style:text-properties fo:background-color="#80FFFF"/>
    </style:style>
    <style:style style:name="T2044" style:parent-style-name="Domyślnaczcionkaakapitu" style:family="text">
      <style:text-properties fo:background-color="#80FFFF"/>
    </style:style>
    <style:style style:name="T2045" style:parent-style-name="Domyślnaczcionkaakapitu" style:family="text">
      <style:text-properties fo:background-color="#80FFFF"/>
    </style:style>
    <style:style style:name="T2046" style:parent-style-name="Domyślnaczcionkaakapitu" style:family="text">
      <style:text-properties fo:background-color="#80FFFF"/>
    </style:style>
    <style:style style:name="T2047" style:parent-style-name="Domyślnaczcionkaakapitu" style:family="text">
      <style:text-properties fo:background-color="#80FFFF"/>
    </style:style>
    <style:style style:name="T2048" style:parent-style-name="Domyślnaczcionkaakapitu" style:family="text">
      <style:text-properties fo:background-color="#80FFFF"/>
    </style:style>
    <style:style style:name="T2049" style:parent-style-name="Domyślnaczcionkaakapitu" style:family="text">
      <style:text-properties fo:background-color="#80FFFF"/>
    </style:style>
    <style:style style:name="T2050" style:parent-style-name="Domyślnaczcionkaakapitu" style:family="text">
      <style:text-properties fo:background-color="#80FFFF"/>
    </style:style>
    <style:style style:name="T2051" style:parent-style-name="Domyślnaczcionkaakapitu" style:family="text">
      <style:text-properties fo:background-color="#80FFFF"/>
    </style:style>
    <style:style style:name="T2052" style:parent-style-name="Domyślnaczcionkaakapitu" style:family="text">
      <style:text-properties fo:background-color="#80FFFF"/>
    </style:style>
    <style:style style:name="T2053" style:parent-style-name="Domyślnaczcionkaakapitu" style:family="text">
      <style:text-properties fo:background-color="#80FFFF"/>
    </style:style>
    <style:style style:name="T2054" style:parent-style-name="Domyślnaczcionkaakapitu" style:family="text">
      <style:text-properties fo:background-color="#80FFFF"/>
    </style:style>
    <style:style style:name="T2055" style:parent-style-name="Domyślnaczcionkaakapitu" style:family="text">
      <style:text-properties fo:background-color="#80FFFF"/>
    </style:style>
    <style:style style:name="T2056" style:parent-style-name="Domyślnaczcionkaakapitu" style:family="text">
      <style:text-properties fo:background-color="#80FFFF"/>
    </style:style>
    <style:style style:name="T2057" style:parent-style-name="Domyślnaczcionkaakapitu" style:family="text">
      <style:text-properties fo:background-color="#80FFFF"/>
    </style:style>
    <style:style style:name="T2058" style:parent-style-name="Domyślnaczcionkaakapitu" style:family="text">
      <style:text-properties fo:background-color="#80FFFF"/>
    </style:style>
    <style:style style:name="P2059" style:parent-style-name="Normalny" style:family="paragraph">
      <style:paragraph-properties fo:text-align="justify" fo:line-height="150%" fo:text-indent="0.25in"/>
    </style:style>
    <style:style style:name="T2060" style:parent-style-name="Domyślnaczcionkaakapitu" style:family="text">
      <style:text-properties fo:background-color="#80FFFF"/>
    </style:style>
    <style:style style:name="T2061" style:parent-style-name="Domyślnaczcionkaakapitu" style:family="text">
      <style:text-properties fo:background-color="#80FFFF"/>
    </style:style>
    <style:style style:name="P2062" style:parent-style-name="Normalny" style:family="paragraph">
      <style:paragraph-properties fo:text-align="justify" fo:line-height="150%" fo:text-indent="0.25in"/>
    </style:style>
    <style:style style:name="T2063" style:parent-style-name="Domyślnaczcionkaakapitu" style:family="text">
      <style:text-properties fo:background-color="#80FFFF"/>
    </style:style>
    <style:style style:name="T2064" style:parent-style-name="Domyślnaczcionkaakapitu" style:family="text">
      <style:text-properties fo:background-color="#80FFFF"/>
    </style:style>
    <style:style style:name="T2065" style:parent-style-name="Domyślnaczcionkaakapitu" style:family="text">
      <style:text-properties fo:background-color="#80FFFF"/>
    </style:style>
    <style:style style:name="T2066" style:parent-style-name="Domyślnaczcionkaakapitu" style:family="text">
      <style:text-properties fo:background-color="#80FFFF"/>
    </style:style>
    <style:style style:name="P2067" style:parent-style-name="Normalny" style:family="paragraph">
      <style:paragraph-properties fo:text-align="justify" fo:line-height="150%" fo:text-indent="0.25in"/>
    </style:style>
    <style:style style:name="T2068" style:parent-style-name="Domyślnaczcionkaakapitu" style:family="text">
      <style:text-properties fo:background-color="#80FFFF"/>
    </style:style>
    <style:style style:name="T2069" style:parent-style-name="Domyślnaczcionkaakapitu" style:family="text">
      <style:text-properties fo:background-color="#80FFFF"/>
    </style:style>
    <style:style style:name="P2070" style:parent-style-name="Normalny" style:family="paragraph">
      <style:paragraph-properties fo:text-align="justify" fo:line-height="150%" fo:text-indent="0.25in"/>
    </style:style>
    <style:style style:name="T2071" style:parent-style-name="Domyślnaczcionkaakapitu" style:family="text">
      <style:text-properties fo:background-color="#80FFFF"/>
    </style:style>
    <style:style style:name="T2072" style:parent-style-name="Domyślnaczcionkaakapitu" style:family="text">
      <style:text-properties fo:background-color="#80FFFF"/>
    </style:style>
    <style:style style:name="T2073" style:parent-style-name="Domyślnaczcionkaakapitu" style:family="text">
      <style:text-properties fo:background-color="#80FFFF"/>
    </style:style>
    <style:style style:name="P2074" style:parent-style-name="Normalny" style:family="paragraph">
      <style:paragraph-properties fo:text-align="justify" fo:line-height="150%" fo:text-indent="0.25in"/>
    </style:style>
    <style:style style:name="T2075" style:parent-style-name="Domyślnaczcionkaakapitu" style:family="text">
      <style:text-properties fo:background-color="#80FFFF"/>
    </style:style>
    <style:style style:name="T2076" style:parent-style-name="Domyślnaczcionkaakapitu" style:family="text">
      <style:text-properties fo:background-color="#80FFFF"/>
    </style:style>
    <style:style style:name="P2077" style:parent-style-name="Normalny" style:family="paragraph">
      <style:paragraph-properties fo:text-align="justify" fo:line-height="150%" fo:text-indent="0.25in"/>
    </style:style>
    <style:style style:name="P2078" style:parent-style-name="Normalny" style:family="paragraph">
      <style:paragraph-properties fo:text-align="justify" fo:line-height="150%" fo:text-indent="0.25in"/>
    </style:style>
    <style:style style:name="T2079" style:parent-style-name="Domyślnaczcionkaakapitu" style:family="text">
      <style:text-properties fo:background-color="#80FFFF"/>
    </style:style>
    <style:style style:name="T2080" style:parent-style-name="Domyślnaczcionkaakapitu" style:family="text">
      <style:text-properties fo:background-color="#80FFFF"/>
    </style:style>
    <style:style style:name="T2081" style:parent-style-name="Domyślnaczcionkaakapitu" style:family="text">
      <style:text-properties fo:background-color="#80FFFF"/>
    </style:style>
    <style:style style:name="T2082" style:parent-style-name="Domyślnaczcionkaakapitu" style:family="text">
      <style:text-properties fo:background-color="#80FFFF"/>
    </style:style>
    <style:style style:name="T2083" style:parent-style-name="Domyślnaczcionkaakapitu" style:family="text">
      <style:text-properties fo:background-color="#80FFFF"/>
    </style:style>
    <style:style style:name="P2084" style:parent-style-name="Normalny" style:family="paragraph">
      <style:paragraph-properties fo:text-align="justify" fo:line-height="150%" fo:text-indent="0.25in"/>
    </style:style>
    <style:style style:name="T2085" style:parent-style-name="Domyślnaczcionkaakapitu" style:family="text">
      <style:text-properties fo:background-color="#80FFFF"/>
    </style:style>
    <style:style style:name="T2086" style:parent-style-name="Domyślnaczcionkaakapitu" style:family="text">
      <style:text-properties fo:background-color="#80FFFF"/>
    </style:style>
    <style:style style:name="T2087" style:parent-style-name="Domyślnaczcionkaakapitu" style:family="text">
      <style:text-properties fo:background-color="#80FFFF"/>
    </style:style>
    <style:style style:name="P2088" style:parent-style-name="Normalny" style:family="paragraph">
      <style:paragraph-properties fo:text-align="justify" fo:line-height="150%" fo:text-indent="0.25in"/>
    </style:style>
    <style:style style:name="T2089" style:parent-style-name="Domyślnaczcionkaakapitu" style:family="text">
      <style:text-properties fo:background-color="#80FFFF"/>
    </style:style>
    <style:style style:name="P2090" style:parent-style-name="Normalny" style:family="paragraph">
      <style:paragraph-properties fo:text-align="justify" fo:line-height="150%" fo:text-indent="0.25in"/>
    </style:style>
    <style:style style:name="T2091" style:parent-style-name="Domyślnaczcionkaakapitu" style:family="text">
      <style:text-properties fo:background-color="#80FFFF"/>
    </style:style>
    <style:style style:name="T2092" style:parent-style-name="Domyślnaczcionkaakapitu" style:family="text">
      <style:text-properties fo:background-color="#80FFFF"/>
    </style:style>
    <style:style style:name="T2093" style:parent-style-name="Domyślnaczcionkaakapitu" style:family="text">
      <style:text-properties fo:background-color="#80FFFF"/>
    </style:style>
    <style:style style:name="T2094" style:parent-style-name="Domyślnaczcionkaakapitu" style:family="text">
      <style:text-properties fo:background-color="#80FFFF"/>
    </style:style>
    <style:style style:name="T2095" style:parent-style-name="Domyślnaczcionkaakapitu" style:family="text">
      <style:text-properties fo:background-color="#80FFFF"/>
    </style:style>
    <style:style style:name="T2096" style:parent-style-name="Domyślnaczcionkaakapitu" style:family="text">
      <style:text-properties fo:background-color="#80FFFF"/>
    </style:style>
    <style:style style:name="T2097" style:parent-style-name="Domyślnaczcionkaakapitu" style:family="text">
      <style:text-properties fo:background-color="#80FFFF"/>
    </style:style>
    <style:style style:name="T2098" style:parent-style-name="Domyślnaczcionkaakapitu" style:family="text">
      <style:text-properties fo:background-color="#80FFFF"/>
    </style:style>
    <style:style style:name="T2099" style:parent-style-name="Domyślnaczcionkaakapitu" style:family="text">
      <style:text-properties fo:background-color="#80FFFF"/>
    </style:style>
    <style:style style:name="T2100" style:parent-style-name="Domyślnaczcionkaakapitu" style:family="text">
      <style:text-properties fo:background-color="#80FFFF"/>
    </style:style>
    <style:style style:name="T2101" style:parent-style-name="Domyślnaczcionkaakapitu" style:family="text">
      <style:text-properties fo:background-color="#80FFFF"/>
    </style:style>
    <style:style style:name="P2102" style:parent-style-name="Normalny" style:family="paragraph">
      <style:paragraph-properties fo:text-align="justify" fo:line-height="150%" fo:text-indent="0.25in"/>
    </style:style>
    <style:style style:name="P2103" style:parent-style-name="Normalny" style:family="paragraph">
      <style:paragraph-properties fo:text-align="justify" fo:line-height="150%"/>
    </style:style>
    <style:style style:name="T2104" style:parent-style-name="Domyślnaczcionkaakapitu" style:family="text">
      <style:text-properties style:text-underline-type="single" style:text-underline-style="solid" style:text-underline-width="auto" style:text-underline-mode="continuous"/>
    </style:style>
    <style:style style:name="T2105" style:parent-style-name="Domyślnaczcionkaakapitu" style:family="text">
      <style:text-properties fo:background-color="#80FFFF" style:text-underline-type="single" style:text-underline-style="solid" style:text-underline-width="auto" style:text-underline-mode="continuous"/>
    </style:style>
    <style:style style:name="T2106" style:parent-style-name="Domyślnaczcionkaakapitu" style:family="text">
      <style:text-properties fo:background-color="#80FFFF"/>
    </style:style>
    <style:style style:name="P2107" style:parent-style-name="Normalny" style:family="paragraph">
      <style:paragraph-properties fo:text-align="justify" fo:line-height="150%" fo:text-indent="0.25in"/>
    </style:style>
    <style:style style:name="P2108" style:parent-style-name="Normalny" style:family="paragraph">
      <style:paragraph-properties fo:text-align="justify" fo:line-height="150%" fo:text-indent="0.25in"/>
    </style:style>
    <style:style style:name="T2109" style:parent-style-name="Domyślnaczcionkaakapitu" style:family="text">
      <style:text-properties fo:background-color="#80FFFF"/>
    </style:style>
    <style:style style:name="P2110" style:parent-style-name="Normalny" style:family="paragraph">
      <style:paragraph-properties fo:text-align="justify" fo:line-height="150%" fo:text-indent="0.25in"/>
    </style:style>
    <style:style style:name="T2111" style:parent-style-name="Domyślnaczcionkaakapitu" style:family="text">
      <style:text-properties fo:background-color="#80FFFF"/>
    </style:style>
    <style:style style:name="T2112" style:parent-style-name="Domyślnaczcionkaakapitu" style:family="text">
      <style:text-properties fo:background-color="#80FFFF"/>
    </style:style>
    <style:style style:name="T2113" style:parent-style-name="Domyślnaczcionkaakapitu" style:family="text">
      <style:text-properties fo:background-color="#80FFFF"/>
    </style:style>
    <style:style style:name="T2114" style:parent-style-name="Domyślnaczcionkaakapitu" style:family="text">
      <style:text-properties fo:background-color="#80FFFF"/>
    </style:style>
    <style:style style:name="P2115" style:parent-style-name="Normalny" style:family="paragraph">
      <style:paragraph-properties fo:text-align="justify" fo:line-height="150%" fo:text-indent="0.25in"/>
    </style:style>
    <style:style style:name="T2116" style:parent-style-name="Domyślnaczcionkaakapitu" style:family="text">
      <style:text-properties fo:background-color="#80FFFF"/>
    </style:style>
    <style:style style:name="T2117" style:parent-style-name="Domyślnaczcionkaakapitu" style:family="text">
      <style:text-properties fo:background-color="#80FFFF"/>
    </style:style>
    <style:style style:name="T2118" style:parent-style-name="Domyślnaczcionkaakapitu" style:family="text">
      <style:text-properties fo:background-color="#80FFFF"/>
    </style:style>
    <style:style style:name="T2119" style:parent-style-name="Domyślnaczcionkaakapitu" style:family="text">
      <style:text-properties fo:background-color="#80FFFF"/>
    </style:style>
    <style:style style:name="T2120" style:parent-style-name="Domyślnaczcionkaakapitu" style:family="text">
      <style:text-properties fo:background-color="#80FFFF"/>
    </style:style>
    <style:style style:name="P2121" style:parent-style-name="Normalny" style:family="paragraph">
      <style:paragraph-properties fo:text-align="justify" fo:line-height="150%" fo:text-indent="0.25in"/>
    </style:style>
    <style:style style:name="T2122" style:parent-style-name="Domyślnaczcionkaakapitu" style:family="text">
      <style:text-properties fo:background-color="#80FFFF"/>
    </style:style>
    <style:style style:name="T2123" style:parent-style-name="Domyślnaczcionkaakapitu" style:family="text">
      <style:text-properties fo:background-color="#80FFFF"/>
    </style:style>
    <style:style style:name="T2124" style:parent-style-name="Domyślnaczcionkaakapitu" style:family="text">
      <style:text-properties fo:background-color="#80FFFF"/>
    </style:style>
    <style:style style:name="T2125" style:parent-style-name="Domyślnaczcionkaakapitu" style:family="text">
      <style:text-properties fo:background-color="#80FFFF"/>
    </style:style>
    <style:style style:name="T2126" style:parent-style-name="Domyślnaczcionkaakapitu" style:family="text">
      <style:text-properties fo:background-color="#80FFFF"/>
    </style:style>
    <style:style style:name="T2127" style:parent-style-name="Domyślnaczcionkaakapitu" style:family="text">
      <style:text-properties fo:background-color="#80FFFF"/>
    </style:style>
    <style:style style:name="T2128" style:parent-style-name="Domyślnaczcionkaakapitu" style:family="text">
      <style:text-properties fo:background-color="#80FFFF"/>
    </style:style>
    <style:style style:name="T2129" style:parent-style-name="Domyślnaczcionkaakapitu" style:family="text">
      <style:text-properties fo:background-color="#80FFFF"/>
    </style:style>
    <style:style style:name="P2130" style:parent-style-name="Normalny" style:family="paragraph">
      <style:paragraph-properties fo:text-align="justify" fo:line-height="150%" fo:text-indent="0.25in"/>
    </style:style>
    <style:style style:name="T2131" style:parent-style-name="Domyślnaczcionkaakapitu" style:family="text">
      <style:text-properties fo:background-color="#80FFFF"/>
    </style:style>
    <style:style style:name="T2132" style:parent-style-name="Domyślnaczcionkaakapitu" style:family="text">
      <style:text-properties fo:background-color="#80FFFF"/>
    </style:style>
    <style:style style:name="T2133" style:parent-style-name="Domyślnaczcionkaakapitu" style:family="text">
      <style:text-properties fo:background-color="#80FFFF"/>
    </style:style>
    <style:style style:name="T2134" style:parent-style-name="Domyślnaczcionkaakapitu" style:family="text">
      <style:text-properties fo:background-color="#80FFFF"/>
    </style:style>
    <style:style style:name="T2135" style:parent-style-name="Domyślnaczcionkaakapitu" style:family="text">
      <style:text-properties fo:background-color="#80FFFF"/>
    </style:style>
    <style:style style:name="P2136" style:parent-style-name="Normalny" style:family="paragraph">
      <style:paragraph-properties fo:text-align="justify" fo:line-height="150%" fo:text-indent="0.25in"/>
    </style:style>
    <style:style style:name="T2137" style:parent-style-name="Domyślnaczcionkaakapitu" style:family="text">
      <style:text-properties fo:background-color="#80FFFF"/>
    </style:style>
    <style:style style:name="P2138" style:parent-style-name="Normalny" style:family="paragraph">
      <style:paragraph-properties fo:text-align="justify" fo:line-height="150%" fo:text-indent="0.25in"/>
    </style:style>
    <style:style style:name="T2139" style:parent-style-name="Domyślnaczcionkaakapitu" style:family="text">
      <style:text-properties fo:background-color="#80FFFF"/>
    </style:style>
    <style:style style:name="T2140" style:parent-style-name="Domyślnaczcionkaakapitu" style:family="text">
      <style:text-properties fo:background-color="#80FFFF"/>
    </style:style>
    <style:style style:name="T2141" style:parent-style-name="Domyślnaczcionkaakapitu" style:family="text">
      <style:text-properties fo:background-color="#80FFFF"/>
    </style:style>
    <style:style style:name="T2142" style:parent-style-name="Domyślnaczcionkaakapitu" style:family="text">
      <style:text-properties fo:background-color="#80FFFF"/>
    </style:style>
    <style:style style:name="T2143" style:parent-style-name="Domyślnaczcionkaakapitu" style:family="text">
      <style:text-properties fo:background-color="#80FFFF"/>
    </style:style>
    <style:style style:name="T2144" style:parent-style-name="Domyślnaczcionkaakapitu" style:family="text">
      <style:text-properties fo:background-color="#80FFFF"/>
    </style:style>
    <style:style style:name="P2145" style:parent-style-name="Normalny" style:family="paragraph">
      <style:paragraph-properties fo:text-align="justify" fo:line-height="150%" fo:text-indent="0.25in"/>
    </style:style>
    <style:style style:name="T2146" style:parent-style-name="Domyślnaczcionkaakapitu" style:family="text">
      <style:text-properties fo:background-color="#80FFFF"/>
    </style:style>
    <style:style style:name="T2147" style:parent-style-name="Domyślnaczcionkaakapitu" style:family="text">
      <style:text-properties fo:background-color="#80FFFF"/>
    </style:style>
    <style:style style:name="T2148" style:parent-style-name="Domyślnaczcionkaakapitu" style:family="text">
      <style:text-properties fo:background-color="#80FFFF"/>
    </style:style>
    <style:style style:name="T2149" style:parent-style-name="Domyślnaczcionkaakapitu" style:family="text">
      <style:text-properties fo:background-color="#80FFFF"/>
    </style:style>
    <style:style style:name="T2150" style:parent-style-name="Domyślnaczcionkaakapitu" style:family="text">
      <style:text-properties fo:background-color="#80FFFF"/>
    </style:style>
    <style:style style:name="T2151" style:parent-style-name="Domyślnaczcionkaakapitu" style:family="text">
      <style:text-properties fo:background-color="#80FFFF"/>
    </style:style>
    <style:style style:name="T2152" style:parent-style-name="Domyślnaczcionkaakapitu" style:family="text">
      <style:text-properties fo:background-color="#80FFFF"/>
    </style:style>
    <style:style style:name="P2153" style:parent-style-name="Normalny" style:family="paragraph">
      <style:paragraph-properties fo:text-align="justify" fo:line-height="150%" fo:text-indent="0.25in"/>
    </style:style>
    <style:style style:name="T2154" style:parent-style-name="Domyślnaczcionkaakapitu" style:family="text">
      <style:text-properties fo:background-color="#80FFFF"/>
    </style:style>
    <style:style style:name="T2155" style:parent-style-name="Domyślnaczcionkaakapitu" style:family="text">
      <style:text-properties fo:background-color="#80FFFF"/>
    </style:style>
    <style:style style:name="T2156" style:parent-style-name="Domyślnaczcionkaakapitu" style:family="text">
      <style:text-properties fo:background-color="#80FFFF"/>
    </style:style>
    <style:style style:name="T2157" style:parent-style-name="Domyślnaczcionkaakapitu" style:family="text">
      <style:text-properties fo:background-color="#80FFFF"/>
    </style:style>
    <style:style style:name="T2158" style:parent-style-name="Domyślnaczcionkaakapitu" style:family="text">
      <style:text-properties fo:background-color="#80FFFF"/>
    </style:style>
    <style:style style:name="T2159" style:parent-style-name="Domyślnaczcionkaakapitu" style:family="text">
      <style:text-properties fo:background-color="#80FFFF"/>
    </style:style>
    <style:style style:name="P2160" style:parent-style-name="Normalny" style:family="paragraph">
      <style:paragraph-properties fo:text-align="justify" fo:line-height="150%" fo:text-indent="0.25in"/>
    </style:style>
    <style:style style:name="T2161" style:parent-style-name="Domyślnaczcionkaakapitu" style:family="text">
      <style:text-properties fo:background-color="#80FFFF"/>
    </style:style>
    <style:style style:name="T2162" style:parent-style-name="Domyślnaczcionkaakapitu" style:family="text">
      <style:text-properties fo:background-color="#80FFFF"/>
    </style:style>
    <style:style style:name="T2163" style:parent-style-name="Domyślnaczcionkaakapitu" style:family="text">
      <style:text-properties fo:background-color="#80FFFF"/>
    </style:style>
    <style:style style:name="T2164" style:parent-style-name="Domyślnaczcionkaakapitu" style:family="text">
      <style:text-properties fo:background-color="#80FFFF"/>
    </style:style>
    <style:style style:name="T2165" style:parent-style-name="Domyślnaczcionkaakapitu" style:family="text">
      <style:text-properties fo:background-color="#80FFFF"/>
    </style:style>
    <style:style style:name="T2166" style:parent-style-name="Domyślnaczcionkaakapitu" style:family="text">
      <style:text-properties fo:background-color="#80FFFF"/>
    </style:style>
    <style:style style:name="T2167" style:parent-style-name="Domyślnaczcionkaakapitu" style:family="text">
      <style:text-properties fo:background-color="#80FFFF"/>
    </style:style>
    <style:style style:name="T2168" style:parent-style-name="Domyślnaczcionkaakapitu" style:family="text">
      <style:text-properties fo:background-color="#80FFFF"/>
    </style:style>
    <style:style style:name="T2169" style:parent-style-name="Domyślnaczcionkaakapitu" style:family="text">
      <style:text-properties fo:background-color="#80FFFF"/>
    </style:style>
    <style:style style:name="T2170" style:parent-style-name="Domyślnaczcionkaakapitu" style:family="text">
      <style:text-properties fo:background-color="#80FFFF"/>
    </style:style>
    <style:style style:name="T2171" style:parent-style-name="Domyślnaczcionkaakapitu" style:family="text">
      <style:text-properties fo:background-color="#80FFFF"/>
    </style:style>
    <style:style style:name="P2172" style:parent-style-name="Normalny" style:family="paragraph">
      <style:paragraph-properties fo:text-align="justify" fo:line-height="150%" fo:text-indent="0.25in"/>
    </style:style>
    <style:style style:name="T2173" style:parent-style-name="Domyślnaczcionkaakapitu" style:family="text">
      <style:text-properties fo:background-color="#80FFFF"/>
    </style:style>
    <style:style style:name="P2174" style:parent-style-name="Normalny" style:family="paragraph">
      <style:paragraph-properties fo:text-align="justify" fo:line-height="150%" fo:text-indent="0.25in"/>
    </style:style>
    <style:style style:name="T2175" style:parent-style-name="Domyślnaczcionkaakapitu" style:family="text">
      <style:text-properties fo:background-color="#80FFFF"/>
    </style:style>
    <style:style style:name="T2176" style:parent-style-name="Domyślnaczcionkaakapitu" style:family="text">
      <style:text-properties fo:background-color="#80FFFF"/>
    </style:style>
    <style:style style:name="P2177" style:parent-style-name="Normalny" style:family="paragraph">
      <style:paragraph-properties fo:text-align="justify" fo:line-height="150%" fo:text-indent="0.25in"/>
    </style:style>
    <style:style style:name="P2178" style:parent-style-name="Normalny" style:family="paragraph">
      <style:paragraph-properties fo:text-align="justify" fo:line-height="150%"/>
    </style:style>
    <style:style style:name="T2179" style:parent-style-name="Domyślnaczcionkaakapitu" style:family="text">
      <style:text-properties style:text-underline-type="single" style:text-underline-style="solid" style:text-underline-width="auto" style:text-underline-mode="continuous"/>
    </style:style>
    <style:style style:name="T2180" style:parent-style-name="Domyślnaczcionkaakapitu" style:family="text">
      <style:text-properties fo:background-color="#80FFFF" style:text-underline-type="single" style:text-underline-style="solid" style:text-underline-width="auto" style:text-underline-mode="continuous"/>
    </style:style>
    <style:style style:name="T2181" style:parent-style-name="Domyślnaczcionkaakapitu" style:family="text">
      <style:text-properties style:text-underline-type="single" style:text-underline-style="solid" style:text-underline-width="auto" style:text-underline-mode="continuous"/>
    </style:style>
    <style:style style:name="T2182" style:parent-style-name="Domyślnaczcionkaakapitu" style:family="text">
      <style:text-properties fo:background-color="#80FFFF" style:text-underline-type="single" style:text-underline-style="solid" style:text-underline-width="auto" style:text-underline-mode="continuous"/>
    </style:style>
    <style:style style:name="T2183" style:parent-style-name="Domyślnaczcionkaakapitu" style:family="text">
      <style:text-properties style:text-underline-type="single" style:text-underline-style="solid" style:text-underline-width="auto" style:text-underline-mode="continuous"/>
    </style:style>
    <style:style style:name="P2184" style:parent-style-name="Normalny" style:family="paragraph">
      <style:paragraph-properties fo:text-align="justify" fo:line-height="150%" fo:text-indent="0.25in"/>
    </style:style>
    <style:style style:name="T2185" style:parent-style-name="Domyślnaczcionkaakapitu" style:family="text">
      <style:text-properties fo:background-color="#80FFFF"/>
    </style:style>
    <style:style style:name="P2186" style:parent-style-name="Normalny" style:family="paragraph">
      <style:paragraph-properties fo:text-align="justify" fo:line-height="150%" fo:text-indent="0.25in"/>
    </style:style>
    <style:style style:name="T2187" style:parent-style-name="Domyślnaczcionkaakapitu" style:family="text">
      <style:text-properties fo:background-color="#80FFFF"/>
    </style:style>
    <style:style style:name="T2188" style:parent-style-name="Domyślnaczcionkaakapitu" style:family="text">
      <style:text-properties fo:background-color="#80FFFF"/>
    </style:style>
    <style:style style:name="P2189" style:parent-style-name="Normalny" style:family="paragraph">
      <style:paragraph-properties fo:text-align="justify" fo:line-height="150%" fo:text-indent="0.25in"/>
    </style:style>
    <style:style style:name="P2190" style:parent-style-name="Normalny" style:family="paragraph">
      <style:paragraph-properties fo:text-align="justify" fo:line-height="150%" fo:text-indent="0.25in"/>
    </style:style>
    <style:style style:name="T2191" style:parent-style-name="Domyślnaczcionkaakapitu" style:family="text">
      <style:text-properties fo:background-color="#80FFFF"/>
    </style:style>
    <style:style style:name="T2192" style:parent-style-name="Domyślnaczcionkaakapitu" style:family="text">
      <style:text-properties fo:background-color="#80FFFF"/>
    </style:style>
    <style:style style:name="T2193" style:parent-style-name="Domyślnaczcionkaakapitu" style:family="text">
      <style:text-properties fo:background-color="#80FFFF"/>
    </style:style>
    <style:style style:name="T2194" style:parent-style-name="Domyślnaczcionkaakapitu" style:family="text">
      <style:text-properties fo:background-color="#80FFFF"/>
    </style:style>
    <style:style style:name="P2195" style:parent-style-name="Normalny" style:family="paragraph">
      <style:paragraph-properties fo:text-align="justify" fo:line-height="150%" fo:text-indent="0.25in"/>
    </style:style>
    <style:style style:name="P2196" style:parent-style-name="Normalny" style:family="paragraph">
      <style:paragraph-properties fo:text-align="justify" fo:line-height="150%" fo:text-indent="0.25in"/>
    </style:style>
    <style:style style:name="T2197" style:parent-style-name="Domyślnaczcionkaakapitu" style:family="text">
      <style:text-properties fo:background-color="#80FFFF"/>
    </style:style>
    <style:style style:name="T2198" style:parent-style-name="Domyślnaczcionkaakapitu" style:family="text">
      <style:text-properties fo:background-color="#80FFFF"/>
    </style:style>
    <style:style style:name="T2199" style:parent-style-name="Domyślnaczcionkaakapitu" style:family="text">
      <style:text-properties fo:background-color="#80FFFF"/>
    </style:style>
    <style:style style:name="T2200" style:parent-style-name="Domyślnaczcionkaakapitu" style:family="text">
      <style:text-properties fo:background-color="#80FFFF"/>
    </style:style>
    <style:style style:name="P2201" style:parent-style-name="Normalny" style:family="paragraph">
      <style:paragraph-properties fo:text-align="justify" fo:line-height="150%" fo:text-indent="0.25in"/>
    </style:style>
    <style:style style:name="P2202" style:parent-style-name="Normalny" style:family="paragraph">
      <style:paragraph-properties fo:text-align="justify" fo:line-height="150%" fo:text-indent="0.25in"/>
    </style:style>
    <style:style style:name="T2203" style:parent-style-name="Domyślnaczcionkaakapitu" style:family="text">
      <style:text-properties fo:background-color="#80FFFF"/>
    </style:style>
    <style:style style:name="T2204" style:parent-style-name="Domyślnaczcionkaakapitu" style:family="text">
      <style:text-properties fo:background-color="#80FFFF"/>
    </style:style>
    <style:style style:name="T2205" style:parent-style-name="Domyślnaczcionkaakapitu" style:family="text">
      <style:text-properties fo:background-color="#80FFFF"/>
    </style:style>
    <style:style style:name="T2206" style:parent-style-name="Domyślnaczcionkaakapitu" style:family="text">
      <style:text-properties fo:background-color="#80FFFF"/>
    </style:style>
    <style:style style:name="T2207" style:parent-style-name="Domyślnaczcionkaakapitu" style:family="text">
      <style:text-properties fo:background-color="#80FFFF"/>
    </style:style>
    <style:style style:name="T2208" style:parent-style-name="Domyślnaczcionkaakapitu" style:family="text">
      <style:text-properties fo:background-color="#80FFFF"/>
    </style:style>
    <style:style style:name="T2209" style:parent-style-name="Domyślnaczcionkaakapitu" style:family="text">
      <style:text-properties fo:background-color="#80FFFF"/>
    </style:style>
    <style:style style:name="P2210" style:parent-style-name="Normalny" style:family="paragraph">
      <style:paragraph-properties fo:text-align="justify" fo:line-height="150%" fo:text-indent="0.25in"/>
    </style:style>
    <style:style style:name="T2211" style:parent-style-name="Domyślnaczcionkaakapitu" style:family="text">
      <style:text-properties fo:background-color="#80FFFF"/>
    </style:style>
    <style:style style:name="T2212" style:parent-style-name="Domyślnaczcionkaakapitu" style:family="text">
      <style:text-properties fo:background-color="#80FFFF"/>
    </style:style>
    <style:style style:name="T2213" style:parent-style-name="Domyślnaczcionkaakapitu" style:family="text">
      <style:text-properties fo:background-color="#80FFFF"/>
    </style:style>
    <style:style style:name="T2214" style:parent-style-name="Domyślnaczcionkaakapitu" style:family="text">
      <style:text-properties fo:background-color="#80FFFF"/>
    </style:style>
    <style:style style:name="T2215" style:parent-style-name="Domyślnaczcionkaakapitu" style:family="text">
      <style:text-properties fo:background-color="#80FFFF"/>
    </style:style>
    <style:style style:name="T2216" style:parent-style-name="Domyślnaczcionkaakapitu" style:family="text">
      <style:text-properties fo:background-color="#80FFFF"/>
    </style:style>
    <style:style style:name="T2217" style:parent-style-name="Domyślnaczcionkaakapitu" style:family="text">
      <style:text-properties fo:background-color="#80FFFF"/>
    </style:style>
    <style:style style:name="T2218" style:parent-style-name="Domyślnaczcionkaakapitu" style:family="text">
      <style:text-properties fo:background-color="#80FFFF"/>
    </style:style>
    <style:style style:name="T2219" style:parent-style-name="Domyślnaczcionkaakapitu" style:family="text">
      <style:text-properties fo:background-color="#80FFFF"/>
    </style:style>
    <style:style style:name="P2220" style:parent-style-name="Normalny" style:family="paragraph">
      <style:paragraph-properties fo:text-align="justify" fo:line-height="150%" fo:text-indent="0.25in"/>
    </style:style>
    <style:style style:name="T2221" style:parent-style-name="Domyślnaczcionkaakapitu" style:family="text">
      <style:text-properties fo:background-color="#80FFFF"/>
    </style:style>
    <style:style style:name="T2222" style:parent-style-name="Domyślnaczcionkaakapitu" style:family="text">
      <style:text-properties fo:background-color="#80FFFF"/>
    </style:style>
    <style:style style:name="T2223" style:parent-style-name="Domyślnaczcionkaakapitu" style:family="text">
      <style:text-properties fo:background-color="#80FFFF"/>
    </style:style>
    <style:style style:name="T2224" style:parent-style-name="Domyślnaczcionkaakapitu" style:family="text">
      <style:text-properties fo:background-color="#80FFFF"/>
    </style:style>
    <style:style style:name="P2225" style:parent-style-name="Normalny" style:family="paragraph">
      <style:paragraph-properties fo:text-align="justify" fo:line-height="150%"/>
    </style:style>
    <style:style style:name="T2226" style:parent-style-name="Domyślnaczcionkaakapitu" style:family="text">
      <style:text-properties style:text-underline-type="single" style:text-underline-style="solid" style:text-underline-width="auto" style:text-underline-mode="continuous"/>
    </style:style>
    <style:style style:name="T2227" style:parent-style-name="Domyślnaczcionkaakapitu" style:family="text">
      <style:text-properties fo:background-color="#80FFFF" style:text-underline-type="single" style:text-underline-style="solid" style:text-underline-width="auto" style:text-underline-mode="continuous"/>
    </style:style>
    <style:style style:name="T2228" style:parent-style-name="Domyślnaczcionkaakapitu" style:family="text">
      <style:text-properties style:text-underline-type="single" style:text-underline-style="solid" style:text-underline-width="auto" style:text-underline-mode="continuous"/>
    </style:style>
    <style:style style:name="T2229" style:parent-style-name="Domyślnaczcionkaakapitu" style:family="text">
      <style:text-properties fo:background-color="#80FFFF" style:text-underline-type="single" style:text-underline-style="solid" style:text-underline-width="auto" style:text-underline-mode="continuous"/>
    </style:style>
    <style:style style:name="T2230" style:parent-style-name="Domyślnaczcionkaakapitu" style:family="text">
      <style:text-properties fo:background-color="#80FFFF"/>
    </style:style>
    <style:style style:name="P2231" style:parent-style-name="Normalny" style:family="paragraph">
      <style:paragraph-properties fo:text-align="justify" fo:line-height="150%" fo:text-indent="0.25in"/>
    </style:style>
    <style:style style:name="P2232" style:parent-style-name="Normalny" style:family="paragraph">
      <style:paragraph-properties fo:text-align="justify" fo:line-height="150%"/>
    </style:style>
    <style:style style:name="T2233" style:parent-style-name="Domyślnaczcionkaakapitu" style:family="text">
      <style:text-properties style:text-underline-type="single" style:text-underline-style="solid" style:text-underline-width="auto" style:text-underline-mode="continuous"/>
    </style:style>
    <style:style style:name="P2234" style:parent-style-name="Normalny" style:family="paragraph">
      <style:paragraph-properties fo:text-align="justify" fo:line-height="150%" fo:text-indent="0.25in"/>
    </style:style>
    <style:style style:name="T2235" style:parent-style-name="Domyślnaczcionkaakapitu" style:family="text">
      <style:text-properties fo:background-color="#80FFFF"/>
    </style:style>
    <style:style style:name="T2236" style:parent-style-name="Domyślnaczcionkaakapitu" style:family="text">
      <style:text-properties fo:background-color="#80FFFF"/>
    </style:style>
    <style:style style:name="P2237" style:parent-style-name="Normalny" style:family="paragraph">
      <style:paragraph-properties fo:text-align="justify" fo:line-height="150%" fo:text-indent="0.25in"/>
    </style:style>
    <style:style style:name="T2238" style:parent-style-name="Domyślnaczcionkaakapitu" style:family="text">
      <style:text-properties fo:background-color="#80FFFF"/>
    </style:style>
    <style:style style:name="T2239" style:parent-style-name="Domyślnaczcionkaakapitu" style:family="text">
      <style:text-properties fo:background-color="#80FFFF"/>
    </style:style>
    <style:style style:name="P2240" style:parent-style-name="Normalny" style:family="paragraph">
      <style:paragraph-properties fo:text-align="justify" fo:line-height="150%" fo:text-indent="0.25in"/>
    </style:style>
    <style:style style:name="T2241" style:parent-style-name="Domyślnaczcionkaakapitu" style:family="text">
      <style:text-properties fo:background-color="#80FFFF"/>
    </style:style>
    <style:style style:name="T2242" style:parent-style-name="Domyślnaczcionkaakapitu" style:family="text">
      <style:text-properties fo:background-color="#80FFFF"/>
    </style:style>
    <style:style style:name="T2243" style:parent-style-name="Domyślnaczcionkaakapitu" style:family="text">
      <style:text-properties fo:background-color="#80FFFF"/>
    </style:style>
    <style:style style:name="P2244" style:parent-style-name="Normalny" style:family="paragraph">
      <style:paragraph-properties fo:text-align="justify" fo:line-height="150%" fo:text-indent="0.25in"/>
    </style:style>
    <style:style style:name="T2245" style:parent-style-name="Domyślnaczcionkaakapitu" style:family="text">
      <style:text-properties fo:background-color="#80FFFF"/>
    </style:style>
    <style:style style:name="T2246" style:parent-style-name="Domyślnaczcionkaakapitu" style:family="text">
      <style:text-properties fo:background-color="#80FFFF"/>
    </style:style>
    <style:style style:name="T2247" style:parent-style-name="Domyślnaczcionkaakapitu" style:family="text">
      <style:text-properties fo:background-color="#80FFFF"/>
    </style:style>
    <style:style style:name="T2248" style:parent-style-name="Domyślnaczcionkaakapitu" style:family="text">
      <style:text-properties fo:background-color="#80FFFF"/>
    </style:style>
    <style:style style:name="T2249" style:parent-style-name="Domyślnaczcionkaakapitu" style:family="text">
      <style:text-properties fo:background-color="#80FFFF"/>
    </style:style>
    <style:style style:name="T2250" style:parent-style-name="Domyślnaczcionkaakapitu" style:family="text">
      <style:text-properties fo:background-color="#80FFFF"/>
    </style:style>
    <style:style style:name="T2251" style:parent-style-name="Domyślnaczcionkaakapitu" style:family="text">
      <style:text-properties fo:background-color="#80FFFF"/>
    </style:style>
    <style:style style:name="T2252" style:parent-style-name="Domyślnaczcionkaakapitu" style:family="text">
      <style:text-properties fo:background-color="#80FFFF"/>
    </style:style>
    <style:style style:name="T2253" style:parent-style-name="Domyślnaczcionkaakapitu" style:family="text">
      <style:text-properties fo:background-color="#80FFFF"/>
    </style:style>
    <style:style style:name="T2254" style:parent-style-name="Domyślnaczcionkaakapitu" style:family="text">
      <style:text-properties fo:background-color="#80FFFF"/>
    </style:style>
    <style:style style:name="T2255" style:parent-style-name="Domyślnaczcionkaakapitu" style:family="text">
      <style:text-properties fo:background-color="#80FFFF"/>
    </style:style>
    <style:style style:name="T2256" style:parent-style-name="Domyślnaczcionkaakapitu" style:family="text">
      <style:text-properties fo:background-color="#80FFFF"/>
    </style:style>
    <style:style style:name="T2257" style:parent-style-name="Domyślnaczcionkaakapitu" style:family="text">
      <style:text-properties fo:background-color="#80FFFF"/>
    </style:style>
    <style:style style:name="T2258" style:parent-style-name="Domyślnaczcionkaakapitu" style:family="text">
      <style:text-properties fo:background-color="#80FFFF"/>
    </style:style>
    <style:style style:name="T2259" style:parent-style-name="Domyślnaczcionkaakapitu" style:family="text">
      <style:text-properties fo:background-color="#80FFFF"/>
    </style:style>
    <style:style style:name="T2260" style:parent-style-name="Domyślnaczcionkaakapitu" style:family="text">
      <style:text-properties fo:background-color="#80FFFF"/>
    </style:style>
    <style:style style:name="T2261" style:parent-style-name="Domyślnaczcionkaakapitu" style:family="text">
      <style:text-properties fo:background-color="#80FFFF"/>
    </style:style>
    <style:style style:name="P2262" style:parent-style-name="Normalny" style:family="paragraph">
      <style:paragraph-properties fo:text-align="justify" fo:line-height="150%" fo:text-indent="0.25in"/>
    </style:style>
    <style:style style:name="T2263" style:parent-style-name="Domyślnaczcionkaakapitu" style:family="text">
      <style:text-properties fo:background-color="#80FFFF"/>
    </style:style>
    <style:style style:name="T2264" style:parent-style-name="Domyślnaczcionkaakapitu" style:family="text">
      <style:text-properties fo:background-color="#80FFFF"/>
    </style:style>
    <style:style style:name="P2265" style:parent-style-name="Normalny" style:family="paragraph">
      <style:paragraph-properties fo:text-align="justify" fo:line-height="150%" fo:text-indent="0.25in"/>
    </style:style>
    <style:style style:name="T2266" style:parent-style-name="Domyślnaczcionkaakapitu" style:family="text">
      <style:text-properties fo:background-color="#80FFFF"/>
    </style:style>
    <style:style style:name="T2267" style:parent-style-name="Domyślnaczcionkaakapitu" style:family="text">
      <style:text-properties fo:background-color="#80FFFF"/>
    </style:style>
    <style:style style:name="P2268" style:parent-style-name="Normalny" style:family="paragraph">
      <style:paragraph-properties fo:text-align="justify" fo:line-height="150%" fo:text-indent="0.25in"/>
    </style:style>
    <style:style style:name="P2269" style:parent-style-name="Normalny" style:family="paragraph">
      <style:paragraph-properties fo:text-align="justify" fo:line-height="150%" fo:text-indent="0.25in"/>
    </style:style>
    <style:style style:name="P2270" style:parent-style-name="Normalny" style:family="paragraph">
      <style:paragraph-properties fo:text-align="justify" fo:line-height="150%" fo:text-indent="0.25in"/>
    </style:style>
    <style:style style:name="T2271" style:parent-style-name="Domyślnaczcionkaakapitu" style:family="text">
      <style:text-properties fo:background-color="#80FFFF"/>
    </style:style>
    <style:style style:name="P2272" style:parent-style-name="Normalny" style:family="paragraph">
      <style:paragraph-properties fo:text-align="justify" fo:line-height="150%" fo:text-indent="0.25in"/>
    </style:style>
    <style:style style:name="T2273" style:parent-style-name="Domyślnaczcionkaakapitu" style:family="text">
      <style:text-properties fo:background-color="#80FFFF"/>
    </style:style>
    <style:style style:name="T2274" style:parent-style-name="Domyślnaczcionkaakapitu" style:family="text">
      <style:text-properties fo:background-color="#80FFFF"/>
    </style:style>
    <style:style style:name="T2275" style:parent-style-name="Domyślnaczcionkaakapitu" style:family="text">
      <style:text-properties fo:background-color="#80FFFF"/>
    </style:style>
    <style:style style:name="T2276" style:parent-style-name="Domyślnaczcionkaakapitu" style:family="text">
      <style:text-properties fo:background-color="#80FFFF"/>
    </style:style>
    <style:style style:name="T2277" style:parent-style-name="Domyślnaczcionkaakapitu" style:family="text">
      <style:text-properties fo:background-color="#80FFFF"/>
    </style:style>
    <style:style style:name="T2278" style:parent-style-name="Domyślnaczcionkaakapitu" style:family="text">
      <style:text-properties fo:background-color="#80FFFF"/>
    </style:style>
    <style:style style:name="P2279" style:parent-style-name="Normalny" style:family="paragraph">
      <style:paragraph-properties fo:text-align="justify" fo:line-height="150%"/>
    </style:style>
    <style:style style:name="T2280" style:parent-style-name="Domyślnaczcionkaakapitu" style:family="text">
      <style:text-properties style:text-underline-type="single" style:text-underline-style="solid" style:text-underline-width="auto" style:text-underline-mode="continuous"/>
    </style:style>
    <style:style style:name="T2281" style:parent-style-name="Domyślnaczcionkaakapitu" style:family="text">
      <style:text-properties fo:background-color="#80FFFF" style:text-underline-type="single" style:text-underline-style="solid" style:text-underline-width="auto" style:text-underline-mode="continuous"/>
    </style:style>
    <style:style style:name="T2282" style:parent-style-name="Domyślnaczcionkaakapitu" style:family="text">
      <style:text-properties fo:background-color="#80FFFF"/>
    </style:style>
    <style:style style:name="P2283" style:parent-style-name="Normalny" style:family="paragraph">
      <style:paragraph-properties fo:text-align="justify" fo:line-height="150%" fo:text-indent="0.25in"/>
    </style:style>
    <style:style style:name="P2284" style:parent-style-name="Normalny" style:family="paragraph">
      <style:paragraph-properties fo:text-align="justify" fo:line-height="150%" fo:text-indent="0.25in"/>
    </style:style>
    <style:style style:name="P2285" style:parent-style-name="Normalny" style:family="paragraph">
      <style:paragraph-properties fo:text-align="justify" fo:line-height="150%" fo:text-indent="0.25in"/>
    </style:style>
    <style:style style:name="T2286" style:parent-style-name="Domyślnaczcionkaakapitu" style:family="text">
      <style:text-properties fo:background-color="#80FFFF"/>
    </style:style>
    <style:style style:name="T2287" style:parent-style-name="Domyślnaczcionkaakapitu" style:family="text">
      <style:text-properties fo:background-color="#80FFFF"/>
    </style:style>
    <style:style style:name="T2288" style:parent-style-name="Domyślnaczcionkaakapitu" style:family="text">
      <style:text-properties fo:background-color="#80FFFF"/>
    </style:style>
    <style:style style:name="P2289" style:parent-style-name="Normalny" style:family="paragraph">
      <style:paragraph-properties fo:text-align="justify" fo:line-height="150%" fo:text-indent="0.25in"/>
    </style:style>
    <style:style style:name="T2290" style:parent-style-name="Domyślnaczcionkaakapitu" style:family="text">
      <style:text-properties fo:background-color="#80FFFF"/>
    </style:style>
    <style:style style:name="T2291" style:parent-style-name="Domyślnaczcionkaakapitu" style:family="text">
      <style:text-properties fo:background-color="#80FFFF"/>
    </style:style>
    <style:style style:name="T2292" style:parent-style-name="Domyślnaczcionkaakapitu" style:family="text">
      <style:text-properties fo:background-color="#80FFFF"/>
    </style:style>
    <style:style style:name="T2293" style:parent-style-name="Domyślnaczcionkaakapitu" style:family="text">
      <style:text-properties fo:background-color="#80FFFF"/>
    </style:style>
    <style:style style:name="T2294" style:parent-style-name="Domyślnaczcionkaakapitu" style:family="text">
      <style:text-properties fo:background-color="#80FFFF"/>
    </style:style>
    <style:style style:name="P2295" style:parent-style-name="Normalny" style:family="paragraph">
      <style:paragraph-properties fo:text-align="justify" fo:line-height="150%" fo:text-indent="0.25in"/>
    </style:style>
    <style:style style:name="T2296" style:parent-style-name="Domyślnaczcionkaakapitu" style:family="text">
      <style:text-properties fo:background-color="#80FFFF"/>
    </style:style>
    <style:style style:name="P2297" style:parent-style-name="Normalny" style:family="paragraph">
      <style:paragraph-properties fo:text-align="justify" fo:line-height="150%"/>
    </style:style>
    <style:style style:name="T2298" style:parent-style-name="Domyślnaczcionkaakapitu" style:family="text">
      <style:text-properties style:text-underline-type="single" style:text-underline-style="solid" style:text-underline-width="auto" style:text-underline-mode="continuous"/>
    </style:style>
    <style:style style:name="T2299" style:parent-style-name="Domyślnaczcionkaakapitu" style:family="text">
      <style:text-properties fo:background-color="#80FFFF" style:text-underline-type="single" style:text-underline-style="solid" style:text-underline-width="auto" style:text-underline-mode="continuous"/>
    </style:style>
    <style:style style:name="T2300" style:parent-style-name="Domyślnaczcionkaakapitu" style:family="text">
      <style:text-properties style:text-underline-type="single" style:text-underline-style="solid" style:text-underline-width="auto" style:text-underline-mode="continuous"/>
    </style:style>
    <style:style style:name="P2301" style:parent-style-name="Normalny" style:family="paragraph">
      <style:paragraph-properties fo:text-align="justify" fo:line-height="150%" fo:text-indent="0.25in"/>
    </style:style>
    <style:style style:name="T2302" style:parent-style-name="Domyślnaczcionkaakapitu" style:family="text">
      <style:text-properties fo:background-color="#80FFFF"/>
    </style:style>
    <style:style style:name="T2303" style:parent-style-name="Domyślnaczcionkaakapitu" style:family="text">
      <style:text-properties fo:background-color="#80FFFF"/>
    </style:style>
    <style:style style:name="P2304" style:parent-style-name="Normalny" style:family="paragraph">
      <style:paragraph-properties fo:text-align="justify" fo:line-height="150%" fo:text-indent="0.25in"/>
    </style:style>
    <style:style style:name="T2305" style:parent-style-name="Domyślnaczcionkaakapitu" style:family="text">
      <style:text-properties fo:background-color="#80FFFF"/>
    </style:style>
    <style:style style:name="T2306" style:parent-style-name="Domyślnaczcionkaakapitu" style:family="text">
      <style:text-properties fo:background-color="#80FFFF"/>
    </style:style>
    <style:style style:name="T2307" style:parent-style-name="Domyślnaczcionkaakapitu" style:family="text">
      <style:text-properties fo:background-color="#80FFFF"/>
    </style:style>
    <style:style style:name="T2308" style:parent-style-name="Domyślnaczcionkaakapitu" style:family="text">
      <style:text-properties fo:background-color="#80FFFF"/>
    </style:style>
    <style:style style:name="T2309" style:parent-style-name="Domyślnaczcionkaakapitu" style:family="text">
      <style:text-properties fo:background-color="#80FFFF"/>
    </style:style>
    <style:style style:name="P2310" style:parent-style-name="Normalny" style:family="paragraph">
      <style:paragraph-properties fo:text-align="justify" fo:line-height="150%" fo:text-indent="0.25in"/>
    </style:style>
    <style:style style:name="T2311" style:parent-style-name="Domyślnaczcionkaakapitu" style:family="text">
      <style:text-properties fo:background-color="#80FFFF"/>
    </style:style>
    <style:style style:name="T2312" style:parent-style-name="Domyślnaczcionkaakapitu" style:family="text">
      <style:text-properties fo:background-color="#80FFFF"/>
    </style:style>
    <style:style style:name="T2313" style:parent-style-name="Domyślnaczcionkaakapitu" style:family="text">
      <style:text-properties fo:background-color="#80FFFF"/>
    </style:style>
    <style:style style:name="T2314" style:parent-style-name="Domyślnaczcionkaakapitu" style:family="text">
      <style:text-properties fo:background-color="#80FFFF"/>
    </style:style>
    <style:style style:name="P2315" style:parent-style-name="Normalny" style:family="paragraph">
      <style:paragraph-properties fo:text-align="justify" fo:line-height="150%"/>
    </style:style>
    <style:style style:name="T2316" style:parent-style-name="Domyślnaczcionkaakapitu" style:family="text">
      <style:text-properties style:text-underline-type="single" style:text-underline-style="solid" style:text-underline-width="auto" style:text-underline-mode="continuous"/>
    </style:style>
    <style:style style:name="T2317" style:parent-style-name="Domyślnaczcionkaakapitu" style:family="text">
      <style:text-properties fo:background-color="#80FFFF" style:text-underline-type="single" style:text-underline-style="solid" style:text-underline-width="auto" style:text-underline-mode="continuous"/>
    </style:style>
    <style:style style:name="T2318" style:parent-style-name="Domyślnaczcionkaakapitu" style:family="text">
      <style:text-properties style:text-underline-type="single" style:text-underline-style="solid" style:text-underline-width="auto" style:text-underline-mode="continuous"/>
    </style:style>
    <style:style style:name="T2319" style:parent-style-name="Domyślnaczcionkaakapitu" style:family="text">
      <style:text-properties fo:background-color="#80FFFF" style:text-underline-type="single" style:text-underline-style="solid" style:text-underline-width="auto" style:text-underline-mode="continuous"/>
    </style:style>
    <style:style style:name="T2320" style:parent-style-name="Domyślnaczcionkaakapitu" style:family="text">
      <style:text-properties fo:background-color="#80FFFF"/>
    </style:style>
    <style:style style:name="P2321" style:parent-style-name="Normalny" style:family="paragraph">
      <style:paragraph-properties fo:text-align="justify" fo:line-height="150%" fo:text-indent="0.25in"/>
    </style:style>
    <style:style style:name="P2322" style:parent-style-name="Normalny" style:family="paragraph">
      <style:paragraph-properties fo:text-align="justify" fo:line-height="150%" fo:text-indent="0.25in"/>
    </style:style>
    <style:style style:name="T2323" style:parent-style-name="Domyślnaczcionkaakapitu" style:family="text">
      <style:text-properties fo:background-color="#80FFFF"/>
    </style:style>
    <style:style style:name="P2324" style:parent-style-name="Normalny" style:family="paragraph">
      <style:paragraph-properties fo:text-align="justify" fo:line-height="150%" fo:text-indent="0.25in"/>
    </style:style>
    <style:style style:name="T2325" style:parent-style-name="Domyślnaczcionkaakapitu" style:family="text">
      <style:text-properties fo:background-color="#80FFFF"/>
    </style:style>
    <style:style style:name="T2326" style:parent-style-name="Domyślnaczcionkaakapitu" style:family="text">
      <style:text-properties fo:background-color="#80FFFF"/>
    </style:style>
    <style:style style:name="T2327" style:parent-style-name="Domyślnaczcionkaakapitu" style:family="text">
      <style:text-properties fo:background-color="#80FFFF"/>
    </style:style>
    <style:style style:name="T2328" style:parent-style-name="Domyślnaczcionkaakapitu" style:family="text">
      <style:text-properties fo:background-color="#80FFFF"/>
    </style:style>
    <style:style style:name="T2329" style:parent-style-name="Domyślnaczcionkaakapitu" style:family="text">
      <style:text-properties fo:background-color="#80FFFF"/>
    </style:style>
    <style:style style:name="T2330" style:parent-style-name="Domyślnaczcionkaakapitu" style:family="text">
      <style:text-properties fo:background-color="#80FFFF"/>
    </style:style>
    <style:style style:name="T2331" style:parent-style-name="Domyślnaczcionkaakapitu" style:family="text">
      <style:text-properties fo:background-color="#80FFFF"/>
    </style:style>
    <style:style style:name="T2332" style:parent-style-name="Domyślnaczcionkaakapitu" style:family="text">
      <style:text-properties fo:background-color="#80FFFF"/>
    </style:style>
    <style:style style:name="T2333" style:parent-style-name="Domyślnaczcionkaakapitu" style:family="text">
      <style:text-properties fo:background-color="#80FFFF"/>
    </style:style>
    <style:style style:name="T2334" style:parent-style-name="Domyślnaczcionkaakapitu" style:family="text">
      <style:text-properties fo:background-color="#80FFFF"/>
    </style:style>
    <style:style style:name="P2335" style:parent-style-name="Normalny" style:family="paragraph">
      <style:paragraph-properties fo:text-align="justify" fo:line-height="150%"/>
    </style:style>
    <style:style style:name="T2336" style:parent-style-name="Domyślnaczcionkaakapitu" style:family="text">
      <style:text-properties style:text-underline-type="single" style:text-underline-style="solid" style:text-underline-width="auto" style:text-underline-mode="continuous"/>
    </style:style>
    <style:style style:name="T2337" style:parent-style-name="Domyślnaczcionkaakapitu" style:family="text">
      <style:text-properties fo:background-color="#80FFFF" style:text-underline-type="single" style:text-underline-style="solid" style:text-underline-width="auto" style:text-underline-mode="continuous"/>
    </style:style>
    <style:style style:name="T2338" style:parent-style-name="Domyślnaczcionkaakapitu" style:family="text">
      <style:text-properties style:text-underline-type="single" style:text-underline-style="solid" style:text-underline-width="auto" style:text-underline-mode="continuous"/>
    </style:style>
    <style:style style:name="P2339" style:parent-style-name="Normalny" style:family="paragraph">
      <style:paragraph-properties fo:text-align="justify" fo:line-height="150%" fo:text-indent="0.25in"/>
    </style:style>
    <style:style style:name="T2340" style:parent-style-name="Domyślnaczcionkaakapitu" style:family="text">
      <style:text-properties fo:background-color="#80FFFF"/>
    </style:style>
    <style:style style:name="T2341" style:parent-style-name="Domyślnaczcionkaakapitu" style:family="text">
      <style:text-properties fo:background-color="#80FFFF"/>
    </style:style>
    <style:style style:name="T2342" style:parent-style-name="Domyślnaczcionkaakapitu" style:family="text">
      <style:text-properties fo:background-color="#80FFFF"/>
    </style:style>
    <style:style style:name="T2343" style:parent-style-name="Domyślnaczcionkaakapitu" style:family="text">
      <style:text-properties fo:background-color="#80FFFF"/>
    </style:style>
    <style:style style:name="P2344" style:parent-style-name="Normalny" style:family="paragraph">
      <style:paragraph-properties fo:text-align="justify" fo:line-height="150%"/>
    </style:style>
    <style:style style:name="T2345" style:parent-style-name="Domyślnaczcionkaakapitu" style:family="text">
      <style:text-properties style:text-underline-type="single" style:text-underline-style="solid" style:text-underline-width="auto" style:text-underline-mode="continuous"/>
    </style:style>
    <style:style style:name="T2346" style:parent-style-name="Domyślnaczcionkaakapitu" style:family="text">
      <style:text-properties fo:background-color="#80FFFF" style:text-underline-type="single" style:text-underline-style="solid" style:text-underline-width="auto" style:text-underline-mode="continuous"/>
    </style:style>
    <style:style style:name="T2347" style:parent-style-name="Domyślnaczcionkaakapitu" style:family="text">
      <style:text-properties fo:background-color="#80FFFF"/>
    </style:style>
    <style:style style:name="P2348" style:parent-style-name="Normalny" style:family="paragraph">
      <style:paragraph-properties fo:text-align="justify" fo:line-height="150%" fo:text-indent="0.25in"/>
    </style:style>
    <style:style style:name="T2349" style:parent-style-name="Domyślnaczcionkaakapitu" style:family="text">
      <style:text-properties fo:background-color="#80FFFF"/>
    </style:style>
    <style:style style:name="T2350" style:parent-style-name="Domyślnaczcionkaakapitu" style:family="text">
      <style:text-properties fo:background-color="#80FFFF"/>
    </style:style>
    <style:style style:name="T2351" style:parent-style-name="Domyślnaczcionkaakapitu" style:family="text">
      <style:text-properties fo:background-color="#80FFFF"/>
    </style:style>
    <style:style style:name="P2352" style:parent-style-name="Normalny" style:family="paragraph">
      <style:paragraph-properties fo:text-align="justify" fo:line-height="150%" fo:text-indent="0.25in"/>
    </style:style>
    <style:style style:name="P2353" style:parent-style-name="Normalny" style:family="paragraph">
      <style:paragraph-properties fo:text-align="justify" fo:line-height="150%" fo:text-indent="0.25in"/>
    </style:style>
    <style:style style:name="T2354" style:parent-style-name="Domyślnaczcionkaakapitu" style:family="text">
      <style:text-properties fo:background-color="#80FFFF"/>
    </style:style>
    <style:style style:name="T2355" style:parent-style-name="Domyślnaczcionkaakapitu" style:family="text">
      <style:text-properties fo:background-color="#80FFFF"/>
    </style:style>
    <style:style style:name="T2356" style:parent-style-name="Domyślnaczcionkaakapitu" style:family="text">
      <style:text-properties fo:background-color="#80FFFF"/>
    </style:style>
    <style:style style:name="P2357" style:parent-style-name="Normalny" style:family="paragraph">
      <style:paragraph-properties fo:text-align="justify" fo:line-height="150%" fo:text-indent="0.25in"/>
    </style:style>
    <style:style style:name="T2358" style:parent-style-name="Domyślnaczcionkaakapitu" style:family="text">
      <style:text-properties fo:background-color="#80FFFF"/>
    </style:style>
    <style:style style:name="T2359" style:parent-style-name="Domyślnaczcionkaakapitu" style:family="text">
      <style:text-properties fo:background-color="#80FFFF"/>
    </style:style>
    <style:style style:name="T2360" style:parent-style-name="Domyślnaczcionkaakapitu" style:family="text">
      <style:text-properties fo:background-color="#80FFFF"/>
    </style:style>
    <style:style style:name="T2361" style:parent-style-name="Domyślnaczcionkaakapitu" style:family="text">
      <style:text-properties fo:background-color="#80FFFF"/>
    </style:style>
    <style:style style:name="T2362" style:parent-style-name="Domyślnaczcionkaakapitu" style:family="text">
      <style:text-properties fo:background-color="#80FFFF"/>
    </style:style>
    <style:style style:name="T2363" style:parent-style-name="Domyślnaczcionkaakapitu" style:family="text">
      <style:text-properties fo:background-color="#80FFFF"/>
    </style:style>
    <style:style style:name="P2364" style:parent-style-name="Normalny" style:family="paragraph">
      <style:paragraph-properties fo:text-align="justify" fo:line-height="150%" fo:text-indent="0.25in"/>
    </style:style>
    <style:style style:name="T2365" style:parent-style-name="Domyślnaczcionkaakapitu" style:family="text">
      <style:text-properties fo:background-color="#80FFFF"/>
    </style:style>
    <style:style style:name="T2366" style:parent-style-name="Domyślnaczcionkaakapitu" style:family="text">
      <style:text-properties fo:background-color="#80FFFF"/>
    </style:style>
    <style:style style:name="T2367" style:parent-style-name="Domyślnaczcionkaakapitu" style:family="text">
      <style:text-properties fo:background-color="#80FFFF"/>
    </style:style>
    <style:style style:name="P2368" style:parent-style-name="Normalny" style:family="paragraph">
      <style:paragraph-properties fo:text-align="justify" fo:line-height="150%"/>
    </style:style>
    <style:style style:name="T2369" style:parent-style-name="Domyślnaczcionkaakapitu" style:family="text">
      <style:text-properties style:text-underline-type="single" style:text-underline-style="solid" style:text-underline-width="auto" style:text-underline-mode="continuous"/>
    </style:style>
    <style:style style:name="P2370" style:parent-style-name="Normalny" style:family="paragraph">
      <style:paragraph-properties fo:text-align="justify" fo:line-height="150%" fo:text-indent="0.25in"/>
    </style:style>
    <style:style style:name="T2371" style:parent-style-name="Domyślnaczcionkaakapitu" style:family="text">
      <style:text-properties fo:background-color="#80FFFF"/>
    </style:style>
    <style:style style:name="T2372" style:parent-style-name="Domyślnaczcionkaakapitu" style:family="text">
      <style:text-properties fo:background-color="#80FFFF"/>
    </style:style>
    <style:style style:name="T2373" style:parent-style-name="Domyślnaczcionkaakapitu" style:family="text">
      <style:text-properties fo:background-color="#80FFFF"/>
    </style:style>
    <style:style style:name="P2374" style:parent-style-name="Normalny" style:family="paragraph">
      <style:paragraph-properties fo:text-align="justify" fo:line-height="150%" fo:text-indent="0.25in"/>
    </style:style>
    <style:style style:name="T2375" style:parent-style-name="Domyślnaczcionkaakapitu" style:family="text">
      <style:text-properties fo:background-color="#80FFFF"/>
    </style:style>
    <style:style style:name="T2376" style:parent-style-name="Domyślnaczcionkaakapitu" style:family="text">
      <style:text-properties fo:background-color="#80FFFF"/>
    </style:style>
    <style:style style:name="P2377" style:parent-style-name="Normalny" style:family="paragraph">
      <style:paragraph-properties fo:text-align="justify" fo:line-height="150%" fo:text-indent="0.25in"/>
    </style:style>
    <style:style style:name="T2378" style:parent-style-name="Domyślnaczcionkaakapitu" style:family="text">
      <style:text-properties fo:background-color="#80FFFF"/>
    </style:style>
    <style:style style:name="T2379" style:parent-style-name="Domyślnaczcionkaakapitu" style:family="text">
      <style:text-properties fo:background-color="#80FFFF"/>
    </style:style>
    <style:style style:name="T2380" style:parent-style-name="Domyślnaczcionkaakapitu" style:family="text">
      <style:text-properties fo:background-color="#80FFFF"/>
    </style:style>
    <style:style style:name="T2381" style:parent-style-name="Domyślnaczcionkaakapitu" style:family="text">
      <style:text-properties fo:background-color="#80FFFF"/>
    </style:style>
    <style:style style:name="T2382" style:parent-style-name="Domyślnaczcionkaakapitu" style:family="text">
      <style:text-properties fo:background-color="#80FFFF"/>
    </style:style>
    <style:style style:name="T2383" style:parent-style-name="Domyślnaczcionkaakapitu" style:family="text">
      <style:text-properties fo:background-color="#80FFFF"/>
    </style:style>
    <style:style style:name="T2384" style:parent-style-name="Domyślnaczcionkaakapitu" style:family="text">
      <style:text-properties fo:background-color="#80FFFF"/>
    </style:style>
    <style:style style:name="P2385" style:parent-style-name="Normalny" style:family="paragraph">
      <style:paragraph-properties fo:text-align="justify" fo:line-height="150%" fo:text-indent="0.25in"/>
    </style:style>
    <style:style style:name="T2386" style:parent-style-name="Domyślnaczcionkaakapitu" style:family="text">
      <style:text-properties fo:background-color="#80FFFF"/>
    </style:style>
    <style:style style:name="T2387" style:parent-style-name="Domyślnaczcionkaakapitu" style:family="text">
      <style:text-properties fo:background-color="#80FFFF"/>
    </style:style>
    <style:style style:name="T2388" style:parent-style-name="Domyślnaczcionkaakapitu" style:family="text">
      <style:text-properties fo:background-color="#80FFFF"/>
    </style:style>
    <style:style style:name="P2389" style:parent-style-name="Normalny" style:family="paragraph">
      <style:paragraph-properties fo:text-align="justify" fo:line-height="150%" fo:text-indent="0.25in"/>
    </style:style>
    <style:style style:name="T2390" style:parent-style-name="Domyślnaczcionkaakapitu" style:family="text">
      <style:text-properties fo:background-color="#80FFFF"/>
    </style:style>
    <style:style style:name="T2391" style:parent-style-name="Domyślnaczcionkaakapitu" style:family="text">
      <style:text-properties fo:background-color="#80FFFF"/>
    </style:style>
    <style:style style:name="T2392" style:parent-style-name="Domyślnaczcionkaakapitu" style:family="text">
      <style:text-properties fo:background-color="#80FFFF"/>
    </style:style>
    <style:style style:name="T2393" style:parent-style-name="Domyślnaczcionkaakapitu" style:family="text">
      <style:text-properties fo:background-color="#80FFFF"/>
    </style:style>
    <style:style style:name="T2394" style:parent-style-name="Domyślnaczcionkaakapitu" style:family="text">
      <style:text-properties fo:background-color="#80FFFF"/>
    </style:style>
    <style:style style:name="T2395" style:parent-style-name="Domyślnaczcionkaakapitu" style:family="text">
      <style:text-properties fo:background-color="#80FFFF"/>
    </style:style>
    <style:style style:name="T2396" style:parent-style-name="Domyślnaczcionkaakapitu" style:family="text">
      <style:text-properties fo:background-color="#80FFFF"/>
    </style:style>
    <style:style style:name="T2397" style:parent-style-name="Domyślnaczcionkaakapitu" style:family="text">
      <style:text-properties fo:background-color="#80FFFF"/>
    </style:style>
    <style:style style:name="T2398" style:parent-style-name="Domyślnaczcionkaakapitu" style:family="text">
      <style:text-properties fo:background-color="#80FFFF"/>
    </style:style>
    <style:style style:name="P2399" style:parent-style-name="Normalny" style:family="paragraph">
      <style:paragraph-properties fo:text-align="justify" fo:line-height="150%"/>
    </style:style>
    <style:style style:name="T2400" style:parent-style-name="Domyślnaczcionkaakapitu" style:family="text">
      <style:text-properties style:text-underline-type="single" style:text-underline-style="solid" style:text-underline-width="auto" style:text-underline-mode="continuous"/>
    </style:style>
    <style:style style:name="T2401" style:parent-style-name="Domyślnaczcionkaakapitu" style:family="text">
      <style:text-properties fo:background-color="#80FFFF" style:text-underline-type="single" style:text-underline-style="solid" style:text-underline-width="auto" style:text-underline-mode="continuous"/>
    </style:style>
    <style:style style:name="P2402" style:parent-style-name="Normalny" style:family="paragraph">
      <style:paragraph-properties fo:text-align="justify" fo:line-height="150%" fo:text-indent="0.25in"/>
      <style:text-properties fo:background-color="#80FFFF"/>
    </style:style>
    <style:style style:name="P2403" style:parent-style-name="Normalny" style:family="paragraph">
      <style:paragraph-properties fo:text-align="justify" fo:line-height="150%" fo:text-indent="0.25in"/>
    </style:style>
    <style:style style:name="T2404" style:parent-style-name="Domyślnaczcionkaakapitu" style:family="text">
      <style:text-properties fo:background-color="#80FFFF"/>
    </style:style>
    <style:style style:name="T2405" style:parent-style-name="Domyślnaczcionkaakapitu" style:family="text">
      <style:text-properties fo:background-color="#80FFFF"/>
    </style:style>
    <style:style style:name="T2406" style:parent-style-name="Domyślnaczcionkaakapitu" style:family="text">
      <style:text-properties fo:background-color="#80FFFF"/>
    </style:style>
    <style:style style:name="T2407" style:parent-style-name="Domyślnaczcionkaakapitu" style:family="text">
      <style:text-properties fo:background-color="#80FFFF"/>
    </style:style>
    <style:style style:name="T2408" style:parent-style-name="Domyślnaczcionkaakapitu" style:family="text">
      <style:text-properties fo:background-color="#80FFFF"/>
    </style:style>
    <style:style style:name="T2409" style:parent-style-name="Domyślnaczcionkaakapitu" style:family="text">
      <style:text-properties fo:background-color="#80FFFF"/>
    </style:style>
    <style:style style:name="T2410" style:parent-style-name="Domyślnaczcionkaakapitu" style:family="text">
      <style:text-properties fo:background-color="#80FFFF"/>
    </style:style>
    <style:style style:name="T2411" style:parent-style-name="Domyślnaczcionkaakapitu" style:family="text">
      <style:text-properties fo:background-color="#80FFFF"/>
    </style:style>
    <style:style style:name="T2412" style:parent-style-name="Domyślnaczcionkaakapitu" style:family="text">
      <style:text-properties fo:background-color="#80FFFF"/>
    </style:style>
    <style:style style:name="T2413" style:parent-style-name="Domyślnaczcionkaakapitu" style:family="text">
      <style:text-properties fo:background-color="#80FFFF"/>
    </style:style>
    <style:style style:name="P2414" style:parent-style-name="Normalny" style:family="paragraph">
      <style:paragraph-properties fo:text-align="justify" fo:line-height="150%" fo:text-indent="0.25in"/>
    </style:style>
    <style:style style:name="T2415" style:parent-style-name="Domyślnaczcionkaakapitu" style:family="text">
      <style:text-properties fo:background-color="#80FFFF"/>
    </style:style>
    <style:style style:name="P2416" style:parent-style-name="Normalny" style:family="paragraph">
      <style:paragraph-properties fo:text-align="justify" fo:line-height="150%"/>
    </style:style>
    <style:style style:name="T2417" style:parent-style-name="Domyślnaczcionkaakapitu" style:family="text">
      <style:text-properties style:text-underline-type="single" style:text-underline-style="solid" style:text-underline-width="auto" style:text-underline-mode="continuous"/>
    </style:style>
    <style:style style:name="P2418" style:parent-style-name="Normalny" style:family="paragraph">
      <style:paragraph-properties fo:text-align="justify" fo:line-height="150%" fo:text-indent="0.25in"/>
    </style:style>
    <style:style style:name="T2419" style:parent-style-name="Domyślnaczcionkaakapitu" style:family="text">
      <style:text-properties fo:background-color="#80FFFF"/>
    </style:style>
    <style:style style:name="T2420" style:parent-style-name="Domyślnaczcionkaakapitu" style:family="text">
      <style:text-properties fo:background-color="#80FFFF"/>
    </style:style>
    <style:style style:name="P2421" style:parent-style-name="Normalny" style:family="paragraph">
      <style:paragraph-properties fo:text-align="justify" fo:line-height="150%" fo:text-indent="0.25in"/>
    </style:style>
    <style:style style:name="P2422" style:parent-style-name="Normalny" style:family="paragraph">
      <style:paragraph-properties fo:text-align="justify" fo:line-height="150%"/>
    </style:style>
    <style:style style:name="T2423" style:parent-style-name="Domyślnaczcionkaakapitu" style:family="text">
      <style:text-properties style:text-underline-type="single" style:text-underline-style="solid" style:text-underline-width="auto" style:text-underline-mode="continuous"/>
    </style:style>
    <style:style style:name="T2424" style:parent-style-name="Domyślnaczcionkaakapitu" style:family="text">
      <style:text-properties fo:background-color="#80FFFF" style:text-underline-type="single" style:text-underline-style="solid" style:text-underline-width="auto" style:text-underline-mode="continuous"/>
    </style:style>
    <style:style style:name="T2425" style:parent-style-name="Domyślnaczcionkaakapitu" style:family="text">
      <style:text-properties style:text-underline-type="single" style:text-underline-style="solid" style:text-underline-width="auto" style:text-underline-mode="continuous"/>
    </style:style>
    <style:style style:name="T2426" style:parent-style-name="Domyślnaczcionkaakapitu" style:family="text">
      <style:text-properties fo:background-color="#80FFFF" style:text-underline-type="single" style:text-underline-style="solid" style:text-underline-width="auto" style:text-underline-mode="continuous"/>
    </style:style>
    <style:style style:name="T2427" style:parent-style-name="Domyślnaczcionkaakapitu" style:family="text">
      <style:text-properties style:text-underline-type="single" style:text-underline-style="solid" style:text-underline-width="auto" style:text-underline-mode="continuous"/>
    </style:style>
    <style:style style:name="T2428" style:parent-style-name="Domyślnaczcionkaakapitu" style:family="text">
      <style:text-properties fo:background-color="#80FFFF" style:text-underline-type="single" style:text-underline-style="solid" style:text-underline-width="auto" style:text-underline-mode="continuous"/>
    </style:style>
    <style:style style:name="T2429" style:parent-style-name="Domyślnaczcionkaakapitu" style:family="text">
      <style:text-properties style:text-underline-type="single" style:text-underline-style="solid" style:text-underline-width="auto" style:text-underline-mode="continuous"/>
    </style:style>
    <style:style style:name="T2430" style:parent-style-name="Domyślnaczcionkaakapitu" style:family="text">
      <style:text-properties fo:background-color="#80FFFF" style:text-underline-type="single" style:text-underline-style="solid" style:text-underline-width="auto" style:text-underline-mode="continuous"/>
    </style:style>
    <style:style style:name="T2431" style:parent-style-name="Domyślnaczcionkaakapitu" style:family="text">
      <style:text-properties style:text-underline-type="single" style:text-underline-style="solid" style:text-underline-width="auto" style:text-underline-mode="continuous"/>
    </style:style>
    <style:style style:name="T2432" style:parent-style-name="Domyślnaczcionkaakapitu" style:family="text">
      <style:text-properties fo:background-color="#80FFFF" style:text-underline-type="single" style:text-underline-style="solid" style:text-underline-width="auto" style:text-underline-mode="continuous"/>
    </style:style>
    <style:style style:name="P2433" style:parent-style-name="Normalny" style:family="paragraph">
      <style:paragraph-properties fo:text-align="justify" fo:line-height="150%" fo:text-indent="0.25in"/>
    </style:style>
    <style:style style:name="T2434" style:parent-style-name="Domyślnaczcionkaakapitu" style:family="text">
      <style:text-properties fo:background-color="#80FFFF"/>
    </style:style>
    <style:style style:name="T2435" style:parent-style-name="Domyślnaczcionkaakapitu" style:family="text">
      <style:text-properties fo:background-color="#80FFFF"/>
    </style:style>
    <style:style style:name="T2436" style:parent-style-name="Domyślnaczcionkaakapitu" style:family="text">
      <style:text-properties fo:background-color="#80FFFF"/>
    </style:style>
    <style:style style:name="T2437" style:parent-style-name="Domyślnaczcionkaakapitu" style:family="text">
      <style:text-properties fo:background-color="#80FFFF"/>
    </style:style>
    <style:style style:name="T2438" style:parent-style-name="Domyślnaczcionkaakapitu" style:family="text">
      <style:text-properties fo:background-color="#80FFFF"/>
    </style:style>
    <style:style style:name="T2439" style:parent-style-name="Domyślnaczcionkaakapitu" style:family="text">
      <style:text-properties fo:background-color="#80FFFF"/>
    </style:style>
    <style:style style:name="P2440" style:parent-style-name="Normalny" style:family="paragraph">
      <style:paragraph-properties fo:text-align="justify" fo:line-height="150%" fo:text-indent="0.25in"/>
    </style:style>
    <style:style style:name="P2441" style:parent-style-name="Normalny" style:family="paragraph">
      <style:paragraph-properties fo:text-align="justify" fo:line-height="150%"/>
    </style:style>
    <style:style style:name="T2442" style:parent-style-name="Domyślnaczcionkaakapitu" style:family="text">
      <style:text-properties style:text-underline-type="single" style:text-underline-style="solid" style:text-underline-width="auto" style:text-underline-mode="continuous"/>
    </style:style>
    <style:style style:name="T2443" style:parent-style-name="Domyślnaczcionkaakapitu" style:family="text">
      <style:text-properties fo:background-color="#80FFFF" style:text-underline-type="single" style:text-underline-style="solid" style:text-underline-width="auto" style:text-underline-mode="continuous"/>
    </style:style>
    <style:style style:name="T2444" style:parent-style-name="Domyślnaczcionkaakapitu" style:family="text">
      <style:text-properties fo:background-color="#80FFFF"/>
    </style:style>
    <style:style style:name="P2445" style:parent-style-name="Normalny" style:family="paragraph">
      <style:paragraph-properties fo:text-align="justify" fo:line-height="150%" fo:text-indent="0.25in"/>
    </style:style>
    <style:style style:name="P2446" style:parent-style-name="Normalny" style:family="paragraph">
      <style:paragraph-properties fo:text-align="justify" fo:line-height="150%" fo:text-indent="0.25in"/>
    </style:style>
    <style:style style:name="T2447" style:parent-style-name="Domyślnaczcionkaakapitu" style:family="text">
      <style:text-properties fo:background-color="#80FFFF"/>
    </style:style>
    <style:style style:name="T2448" style:parent-style-name="Domyślnaczcionkaakapitu" style:family="text">
      <style:text-properties fo:background-color="#80FFFF"/>
    </style:style>
    <style:style style:name="T2449" style:parent-style-name="Domyślnaczcionkaakapitu" style:family="text">
      <style:text-properties fo:background-color="#80FFFF"/>
    </style:style>
    <style:style style:name="T2450" style:parent-style-name="Domyślnaczcionkaakapitu" style:family="text">
      <style:text-properties fo:background-color="#80FFFF"/>
    </style:style>
    <style:style style:name="T2451" style:parent-style-name="Domyślnaczcionkaakapitu" style:family="text">
      <style:text-properties fo:background-color="#80FFFF"/>
    </style:style>
    <style:style style:name="T2452" style:parent-style-name="Domyślnaczcionkaakapitu" style:family="text">
      <style:text-properties fo:background-color="#80FFFF"/>
    </style:style>
    <style:style style:name="T2453" style:parent-style-name="Domyślnaczcionkaakapitu" style:family="text">
      <style:text-properties fo:background-color="#80FFFF"/>
    </style:style>
    <style:style style:name="P2454" style:parent-style-name="Normalny" style:family="paragraph">
      <style:paragraph-properties fo:text-align="justify" fo:line-height="150%"/>
    </style:style>
    <style:style style:name="T2455" style:parent-style-name="Domyślnaczcionkaakapitu" style:family="text">
      <style:text-properties fo:background-color="#80FFFF" style:text-underline-type="single" style:text-underline-style="solid" style:text-underline-width="auto" style:text-underline-mode="continuous"/>
    </style:style>
    <style:style style:name="T2456" style:parent-style-name="Domyślnaczcionkaakapitu" style:family="text">
      <style:text-properties style:text-underline-type="single" style:text-underline-style="solid" style:text-underline-width="auto" style:text-underline-mode="continuous"/>
    </style:style>
    <style:style style:name="P2457" style:parent-style-name="Normalny" style:family="paragraph">
      <style:paragraph-properties fo:text-align="justify" fo:line-height="150%" fo:text-indent="0.25in"/>
    </style:style>
    <style:style style:name="T2458" style:parent-style-name="Domyślnaczcionkaakapitu" style:family="text">
      <style:text-properties fo:background-color="#80FFFF"/>
    </style:style>
    <style:style style:name="T2459" style:parent-style-name="Domyślnaczcionkaakapitu" style:family="text">
      <style:text-properties fo:background-color="#80FFFF"/>
    </style:style>
    <style:style style:name="T2460" style:parent-style-name="Domyślnaczcionkaakapitu" style:family="text">
      <style:text-properties fo:background-color="#80FFFF"/>
    </style:style>
    <style:style style:name="T2461" style:parent-style-name="Domyślnaczcionkaakapitu" style:family="text">
      <style:text-properties fo:background-color="#80FFFF"/>
    </style:style>
    <style:style style:name="T2462" style:parent-style-name="Domyślnaczcionkaakapitu" style:family="text">
      <style:text-properties fo:background-color="#80FFFF"/>
    </style:style>
    <style:style style:name="P2463" style:parent-style-name="Normalny" style:family="paragraph">
      <style:paragraph-properties fo:text-align="justify" fo:line-height="150%"/>
    </style:style>
    <style:style style:name="T2464" style:parent-style-name="Domyślnaczcionkaakapitu" style:family="text">
      <style:text-properties fo:background-color="#80FFFF"/>
    </style:style>
    <style:style style:name="T2465" style:parent-style-name="Domyślnaczcionkaakapitu" style:family="text">
      <style:text-properties fo:background-color="#80FFFF"/>
    </style:style>
    <style:style style:name="P2466" style:parent-style-name="Normalny" style:family="paragraph">
      <style:paragraph-properties fo:text-align="justify" fo:line-height="150%"/>
    </style:style>
    <style:style style:name="P2467" style:parent-style-name="Normalny" style:family="paragraph">
      <style:paragraph-properties fo:text-align="justify" fo:line-height="150%"/>
    </style:style>
    <style:style style:name="T2468" style:parent-style-name="Domyślnaczcionkaakapitu" style:family="text">
      <style:text-properties style:text-underline-type="single" style:text-underline-style="solid" style:text-underline-width="auto" style:text-underline-mode="continuous"/>
    </style:style>
    <style:style style:name="T2469" style:parent-style-name="Domyślnaczcionkaakapitu" style:family="text">
      <style:text-properties fo:background-color="#80FFFF" style:text-underline-type="single" style:text-underline-style="solid" style:text-underline-width="auto" style:text-underline-mode="continuous"/>
    </style:style>
    <style:style style:name="T2470" style:parent-style-name="Domyślnaczcionkaakapitu" style:family="text">
      <style:text-properties style:text-underline-type="single" style:text-underline-style="solid" style:text-underline-width="auto" style:text-underline-mode="continuous"/>
    </style:style>
    <style:style style:name="T2471" style:parent-style-name="Domyślnaczcionkaakapitu" style:family="text">
      <style:text-properties fo:background-color="#80FFFF" style:text-underline-type="single" style:text-underline-style="solid" style:text-underline-width="auto" style:text-underline-mode="continuous"/>
    </style:style>
    <style:style style:name="T2472" style:parent-style-name="Domyślnaczcionkaakapitu" style:family="text">
      <style:text-properties style:text-underline-type="single" style:text-underline-style="solid" style:text-underline-width="auto" style:text-underline-mode="continuous"/>
    </style:style>
    <style:style style:name="P2473" style:parent-style-name="Normalny" style:family="paragraph">
      <style:paragraph-properties fo:text-align="justify" fo:line-height="150%"/>
    </style:style>
    <style:style style:name="T2474" style:parent-style-name="Domyślnaczcionkaakapitu" style:family="text">
      <style:text-properties style:text-underline-type="single" style:text-underline-style="solid" style:text-underline-width="auto" style:text-underline-mode="continuous"/>
    </style:style>
    <style:style style:name="P2475" style:parent-style-name="Normalny" style:family="paragraph">
      <style:paragraph-properties fo:text-align="justify" fo:line-height="150%"/>
    </style:style>
    <style:style style:name="T2476" style:parent-style-name="Domyślnaczcionkaakapitu" style:family="text">
      <style:text-properties style:text-underline-type="single" style:text-underline-style="solid" style:text-underline-width="auto" style:text-underline-mode="continuous"/>
    </style:style>
    <style:style style:name="P2477" style:parent-style-name="Normalny" style:family="paragraph">
      <style:paragraph-properties fo:text-align="justify" fo:line-height="150%" fo:text-indent="0.25in"/>
    </style:style>
    <style:style style:name="T2478" style:parent-style-name="Domyślnaczcionkaakapitu" style:family="text">
      <style:text-properties fo:background-color="#80FFFF"/>
    </style:style>
    <style:style style:name="P2479" style:parent-style-name="Normalny" style:family="paragraph">
      <style:paragraph-properties fo:text-align="justify" fo:line-height="150%" fo:text-indent="0.25in"/>
    </style:style>
    <style:style style:name="P2480" style:parent-style-name="Normalny" style:family="paragraph">
      <style:paragraph-properties fo:text-align="justify" fo:line-height="150%">
        <style:tab-stops>
          <style:tab-stop style:type="left" style:position="3.5291in"/>
        </style:tab-stops>
      </style:paragraph-properties>
    </style:style>
    <style:style style:name="T2481" style:parent-style-name="Domyślnaczcionkaakapitu" style:family="text">
      <style:text-properties style:text-underline-type="single" style:text-underline-style="solid" style:text-underline-width="auto" style:text-underline-mode="continuous"/>
    </style:style>
    <style:style style:name="P2482" style:parent-style-name="Normalny" style:family="paragraph">
      <style:paragraph-properties fo:text-align="justify" fo:line-height="150%" fo:text-indent="0.25in"/>
    </style:style>
    <style:style style:name="P2483" style:parent-style-name="Normalny" style:family="paragraph">
      <style:paragraph-properties fo:text-align="justify" fo:line-height="150%"/>
    </style:style>
    <style:style style:name="T2484" style:parent-style-name="Domyślnaczcionkaakapitu" style:family="text">
      <style:text-properties style:text-underline-type="single" style:text-underline-style="solid" style:text-underline-width="auto" style:text-underline-mode="continuous"/>
    </style:style>
    <style:style style:name="P2485" style:parent-style-name="Normalny" style:family="paragraph">
      <style:paragraph-properties fo:text-align="justify" fo:line-height="150%" fo:text-indent="0.25in"/>
    </style:style>
    <style:style style:name="T2486" style:parent-style-name="Domyślnaczcionkaakapitu" style:family="text">
      <style:text-properties fo:background-color="#80FFFF"/>
    </style:style>
    <style:style style:name="P2487" style:parent-style-name="Normalny" style:family="paragraph">
      <style:paragraph-properties fo:text-align="justify" fo:line-height="150%" fo:text-indent="0.25in"/>
    </style:style>
    <style:style style:name="P2488" style:parent-style-name="Normalny" style:family="paragraph">
      <style:paragraph-properties fo:text-align="justify" fo:line-height="150%" fo:text-indent="0.25in"/>
    </style:style>
    <style:style style:name="T2489" style:parent-style-name="Domyślnaczcionkaakapitu" style:family="text">
      <style:text-properties fo:background-color="#80FFFF"/>
    </style:style>
    <style:style style:name="T2490" style:parent-style-name="Domyślnaczcionkaakapitu" style:family="text">
      <style:text-properties fo:background-color="#80FFFF"/>
    </style:style>
    <style:style style:name="P2491" style:parent-style-name="Normalny" style:family="paragraph">
      <style:paragraph-properties fo:text-align="justify" fo:line-height="150%"/>
    </style:style>
    <style:style style:name="T2492" style:parent-style-name="Domyślnaczcionkaakapitu" style:family="text">
      <style:text-properties style:text-underline-type="single" style:text-underline-style="solid" style:text-underline-width="auto" style:text-underline-mode="continuous"/>
    </style:style>
    <style:style style:name="P2493" style:parent-style-name="Normalny" style:family="paragraph">
      <style:paragraph-properties fo:text-align="justify" fo:line-height="150%" fo:text-indent="0.25in"/>
    </style:style>
    <style:style style:name="T2494" style:parent-style-name="Domyślnaczcionkaakapitu" style:family="text">
      <style:text-properties fo:background-color="#80FFFF"/>
    </style:style>
    <style:style style:name="T2495" style:parent-style-name="Domyślnaczcionkaakapitu" style:family="text">
      <style:text-properties fo:background-color="#80FFFF"/>
    </style:style>
    <style:style style:name="P2496" style:parent-style-name="Normalny" style:family="paragraph">
      <style:paragraph-properties fo:text-align="justify" fo:line-height="150%" fo:text-indent="0.25in"/>
    </style:style>
    <style:style style:name="T2497" style:parent-style-name="Domyślnaczcionkaakapitu" style:family="text">
      <style:text-properties fo:background-color="#80FFFF"/>
    </style:style>
    <style:style style:name="T2498" style:parent-style-name="Domyślnaczcionkaakapitu" style:family="text">
      <style:text-properties fo:background-color="#80FFFF"/>
    </style:style>
    <style:style style:name="T2499" style:parent-style-name="Domyślnaczcionkaakapitu" style:family="text">
      <style:text-properties fo:background-color="#80FFFF"/>
    </style:style>
    <style:style style:name="P2500" style:parent-style-name="Normalny" style:family="paragraph">
      <style:paragraph-properties fo:text-align="justify" fo:line-height="150%" fo:text-indent="0.25in"/>
    </style:style>
    <style:style style:name="T2501" style:parent-style-name="Domyślnaczcionkaakapitu" style:family="text">
      <style:text-properties fo:background-color="#80FFFF"/>
    </style:style>
    <style:style style:name="T2502" style:parent-style-name="Domyślnaczcionkaakapitu" style:family="text">
      <style:text-properties fo:background-color="#80FFFF"/>
    </style:style>
    <style:style style:name="T2503" style:parent-style-name="Domyślnaczcionkaakapitu" style:family="text">
      <style:text-properties fo:background-color="#80FFFF"/>
    </style:style>
    <style:style style:name="T2504" style:parent-style-name="Domyślnaczcionkaakapitu" style:family="text">
      <style:text-properties fo:background-color="#80FFFF"/>
    </style:style>
    <style:style style:name="T2505" style:parent-style-name="Domyślnaczcionkaakapitu" style:family="text">
      <style:text-properties fo:background-color="#80FFFF"/>
    </style:style>
    <style:style style:name="T2506" style:parent-style-name="Domyślnaczcionkaakapitu" style:family="text">
      <style:text-properties fo:background-color="#80FFFF"/>
    </style:style>
    <style:style style:name="T2507" style:parent-style-name="Domyślnaczcionkaakapitu" style:family="text">
      <style:text-properties fo:background-color="#80FFFF"/>
    </style:style>
    <style:style style:name="T2508" style:parent-style-name="Domyślnaczcionkaakapitu" style:family="text">
      <style:text-properties fo:background-color="#80FFFF"/>
    </style:style>
    <style:style style:name="T2509" style:parent-style-name="Domyślnaczcionkaakapitu" style:family="text">
      <style:text-properties fo:background-color="#80FFFF"/>
    </style:style>
    <style:style style:name="T2510" style:parent-style-name="Domyślnaczcionkaakapitu" style:family="text">
      <style:text-properties fo:background-color="#80FFFF"/>
    </style:style>
    <style:style style:name="T2511" style:parent-style-name="Domyślnaczcionkaakapitu" style:family="text">
      <style:text-properties fo:background-color="#80FFFF"/>
    </style:style>
    <style:style style:name="T2512" style:parent-style-name="Domyślnaczcionkaakapitu" style:family="text">
      <style:text-properties fo:background-color="#80FFFF"/>
    </style:style>
    <style:style style:name="T2513" style:parent-style-name="Domyślnaczcionkaakapitu" style:family="text">
      <style:text-properties fo:background-color="#80FFFF"/>
    </style:style>
    <style:style style:name="P2514" style:parent-style-name="Normalny" style:family="paragraph">
      <style:paragraph-properties fo:text-align="justify" fo:line-height="150%" fo:text-indent="0.25in"/>
    </style:style>
    <style:style style:name="T2515" style:parent-style-name="Domyślnaczcionkaakapitu" style:family="text">
      <style:text-properties fo:background-color="#80FFFF"/>
    </style:style>
    <style:style style:name="T2516" style:parent-style-name="Domyślnaczcionkaakapitu" style:family="text">
      <style:text-properties fo:background-color="#80FFFF"/>
    </style:style>
    <style:style style:name="T2517" style:parent-style-name="Domyślnaczcionkaakapitu" style:family="text">
      <style:text-properties fo:background-color="#80FFFF"/>
    </style:style>
    <style:style style:name="T2518" style:parent-style-name="Domyślnaczcionkaakapitu" style:family="text">
      <style:text-properties fo:background-color="#80FFFF"/>
    </style:style>
    <style:style style:name="T2519" style:parent-style-name="Domyślnaczcionkaakapitu" style:family="text">
      <style:text-properties fo:background-color="#80FFFF"/>
    </style:style>
    <style:style style:name="T2520" style:parent-style-name="Domyślnaczcionkaakapitu" style:family="text">
      <style:text-properties fo:background-color="#80FFFF"/>
    </style:style>
    <style:style style:name="T2521" style:parent-style-name="Domyślnaczcionkaakapitu" style:family="text">
      <style:text-properties fo:background-color="#80FFFF"/>
    </style:style>
    <style:style style:name="P2522" style:parent-style-name="Normalny" style:family="paragraph">
      <style:paragraph-properties fo:text-align="justify" fo:line-height="150%" fo:text-indent="0.25in"/>
    </style:style>
    <style:style style:name="T2523" style:parent-style-name="Domyślnaczcionkaakapitu" style:family="text">
      <style:text-properties fo:background-color="#80FFFF"/>
    </style:style>
    <style:style style:name="T2524" style:parent-style-name="Domyślnaczcionkaakapitu" style:family="text">
      <style:text-properties fo:background-color="#80FFFF"/>
    </style:style>
    <style:style style:name="T2525" style:parent-style-name="Domyślnaczcionkaakapitu" style:family="text">
      <style:text-properties fo:background-color="#80FFFF"/>
    </style:style>
    <style:style style:name="T2526" style:parent-style-name="Domyślnaczcionkaakapitu" style:family="text">
      <style:text-properties fo:background-color="#80FFFF"/>
    </style:style>
    <style:style style:name="T2527" style:parent-style-name="Domyślnaczcionkaakapitu" style:family="text">
      <style:text-properties fo:background-color="#80FFFF"/>
    </style:style>
    <style:style style:name="T2528" style:parent-style-name="Domyślnaczcionkaakapitu" style:family="text">
      <style:text-properties fo:background-color="#80FFFF"/>
    </style:style>
    <style:style style:name="T2529" style:parent-style-name="Domyślnaczcionkaakapitu" style:family="text">
      <style:text-properties fo:background-color="#80FFFF"/>
    </style:style>
    <style:style style:name="T2530" style:parent-style-name="Domyślnaczcionkaakapitu" style:family="text">
      <style:text-properties fo:background-color="#80FFFF"/>
    </style:style>
    <style:style style:name="T2531" style:parent-style-name="Domyślnaczcionkaakapitu" style:family="text">
      <style:text-properties fo:background-color="#80FFFF"/>
    </style:style>
    <style:style style:name="T2532" style:parent-style-name="Domyślnaczcionkaakapitu" style:family="text">
      <style:text-properties fo:background-color="#80FFFF"/>
    </style:style>
    <style:style style:name="T2533" style:parent-style-name="Domyślnaczcionkaakapitu" style:family="text">
      <style:text-properties fo:background-color="#80FFFF"/>
    </style:style>
    <style:style style:name="T2534" style:parent-style-name="Domyślnaczcionkaakapitu" style:family="text">
      <style:text-properties fo:background-color="#80FFFF"/>
    </style:style>
    <style:style style:name="T2535" style:parent-style-name="Domyślnaczcionkaakapitu" style:family="text">
      <style:text-properties fo:background-color="#80FFFF"/>
    </style:style>
    <style:style style:name="T2536" style:parent-style-name="Domyślnaczcionkaakapitu" style:family="text">
      <style:text-properties fo:background-color="#80FFFF"/>
    </style:style>
    <style:style style:name="T2537" style:parent-style-name="Domyślnaczcionkaakapitu" style:family="text">
      <style:text-properties fo:background-color="#80FFFF"/>
    </style:style>
    <style:style style:name="P2538" style:parent-style-name="Normalny" style:family="paragraph">
      <style:paragraph-properties fo:text-align="justify" fo:line-height="150%" fo:text-indent="0.25in">
        <style:tab-stops>
          <style:tab-stop style:type="left" style:position="5.868in"/>
        </style:tab-stops>
      </style:paragraph-properties>
    </style:style>
    <style:style style:name="T2539" style:parent-style-name="Domyślnaczcionkaakapitu" style:family="text">
      <style:text-properties fo:background-color="#80FFFF"/>
    </style:style>
    <style:style style:name="T2540" style:parent-style-name="Domyślnaczcionkaakapitu" style:family="text">
      <style:text-properties fo:background-color="#80FFFF"/>
    </style:style>
    <style:style style:name="T2541" style:parent-style-name="Domyślnaczcionkaakapitu" style:family="text">
      <style:text-properties fo:background-color="#80FFFF"/>
    </style:style>
    <style:style style:name="T2542" style:parent-style-name="Domyślnaczcionkaakapitu" style:family="text">
      <style:text-properties fo:background-color="#80FFFF"/>
    </style:style>
    <style:style style:name="T2543" style:parent-style-name="Domyślnaczcionkaakapitu" style:family="text">
      <style:text-properties fo:background-color="#80FFFF"/>
    </style:style>
    <style:style style:name="T2544" style:parent-style-name="Domyślnaczcionkaakapitu" style:family="text">
      <style:text-properties fo:background-color="#80FFFF"/>
    </style:style>
    <style:style style:name="T2545" style:parent-style-name="Domyślnaczcionkaakapitu" style:family="text">
      <style:text-properties fo:background-color="#80FFFF"/>
    </style:style>
    <style:style style:name="P2546" style:parent-style-name="Normalny" style:family="paragraph">
      <style:paragraph-properties fo:text-align="justify" fo:line-height="150%" fo:text-indent="0.25in"/>
    </style:style>
    <style:style style:name="T2547" style:parent-style-name="Domyślnaczcionkaakapitu" style:family="text">
      <style:text-properties fo:background-color="#80FFFF"/>
    </style:style>
    <style:style style:name="T2548" style:parent-style-name="Domyślnaczcionkaakapitu" style:family="text">
      <style:text-properties fo:background-color="#80FFFF"/>
    </style:style>
    <style:style style:name="T2549" style:parent-style-name="Domyślnaczcionkaakapitu" style:family="text">
      <style:text-properties fo:background-color="#80FFFF"/>
    </style:style>
    <style:style style:name="T2550" style:parent-style-name="Domyślnaczcionkaakapitu" style:family="text">
      <style:text-properties fo:background-color="#80FFFF"/>
    </style:style>
    <style:style style:name="T2551" style:parent-style-name="Domyślnaczcionkaakapitu" style:family="text">
      <style:text-properties fo:background-color="#80FFFF"/>
    </style:style>
    <style:style style:name="T2552" style:parent-style-name="Domyślnaczcionkaakapitu" style:family="text">
      <style:text-properties fo:background-color="#80FFFF"/>
    </style:style>
    <style:style style:name="P2553" style:parent-style-name="Normalny" style:family="paragraph">
      <style:paragraph-properties fo:text-align="justify" fo:line-height="150%" fo:text-indent="0.25in"/>
    </style:style>
    <style:style style:name="T2554" style:parent-style-name="Domyślnaczcionkaakapitu" style:family="text">
      <style:text-properties fo:background-color="#80FFFF"/>
    </style:style>
    <style:style style:name="T2555" style:parent-style-name="Domyślnaczcionkaakapitu" style:family="text">
      <style:text-properties fo:background-color="#80FFFF"/>
    </style:style>
    <style:style style:name="T2556" style:parent-style-name="Domyślnaczcionkaakapitu" style:family="text">
      <style:text-properties fo:background-color="#80FFFF"/>
    </style:style>
    <style:style style:name="T2557" style:parent-style-name="Domyślnaczcionkaakapitu" style:family="text">
      <style:text-properties fo:background-color="#80FFFF"/>
    </style:style>
    <style:style style:name="T2558" style:parent-style-name="Domyślnaczcionkaakapitu" style:family="text">
      <style:text-properties fo:background-color="#80FFFF"/>
    </style:style>
    <style:style style:name="T2559" style:parent-style-name="Domyślnaczcionkaakapitu" style:family="text">
      <style:text-properties fo:background-color="#80FFFF"/>
    </style:style>
    <style:style style:name="P2560" style:parent-style-name="Normalny" style:family="paragraph">
      <style:paragraph-properties fo:text-align="justify" fo:line-height="150%" fo:text-indent="0.25in"/>
    </style:style>
    <style:style style:name="T2561" style:parent-style-name="Domyślnaczcionkaakapitu" style:family="text">
      <style:text-properties fo:background-color="#80FFFF"/>
    </style:style>
    <style:style style:name="T2562" style:parent-style-name="Domyślnaczcionkaakapitu" style:family="text">
      <style:text-properties fo:background-color="#80FFFF"/>
    </style:style>
    <style:style style:name="T2563" style:parent-style-name="Domyślnaczcionkaakapitu" style:family="text">
      <style:text-properties fo:background-color="#80FFFF"/>
    </style:style>
    <style:style style:name="P2564" style:parent-style-name="Normalny" style:family="paragraph">
      <style:paragraph-properties fo:text-align="justify" fo:line-height="150%" fo:text-indent="0.25in"/>
    </style:style>
    <style:style style:name="T2565" style:parent-style-name="Domyślnaczcionkaakapitu" style:family="text">
      <style:text-properties fo:background-color="#80FFFF"/>
    </style:style>
    <style:style style:name="T2566" style:parent-style-name="Domyślnaczcionkaakapitu" style:family="text">
      <style:text-properties fo:background-color="#80FFFF"/>
    </style:style>
    <style:style style:name="T2567" style:parent-style-name="Domyślnaczcionkaakapitu" style:family="text">
      <style:text-properties fo:background-color="#80FFFF"/>
    </style:style>
    <style:style style:name="T2568" style:parent-style-name="Domyślnaczcionkaakapitu" style:family="text">
      <style:text-properties fo:background-color="#80FFFF"/>
    </style:style>
    <style:style style:name="T2569" style:parent-style-name="Domyślnaczcionkaakapitu" style:family="text">
      <style:text-properties fo:background-color="#80FFFF"/>
    </style:style>
    <style:style style:name="P2570" style:parent-style-name="Normalny" style:family="paragraph">
      <style:paragraph-properties fo:text-align="justify" fo:line-height="150%" fo:text-indent="0.25in"/>
    </style:style>
    <style:style style:name="T2571" style:parent-style-name="Domyślnaczcionkaakapitu" style:family="text">
      <style:text-properties fo:background-color="#80FFFF"/>
    </style:style>
    <style:style style:name="P2572" style:parent-style-name="Normalny" style:family="paragraph">
      <style:paragraph-properties fo:text-align="justify" fo:line-height="150%" fo:text-indent="0.25in"/>
    </style:style>
    <style:style style:name="T2573" style:parent-style-name="Domyślnaczcionkaakapitu" style:family="text">
      <style:text-properties fo:background-color="#80FFFF"/>
    </style:style>
    <style:style style:name="T2574" style:parent-style-name="Domyślnaczcionkaakapitu" style:family="text">
      <style:text-properties fo:background-color="#80FFFF"/>
    </style:style>
    <style:style style:name="P2575" style:parent-style-name="Normalny" style:family="paragraph">
      <style:paragraph-properties fo:text-align="justify" fo:line-height="150%" fo:text-indent="0.25in"/>
    </style:style>
    <style:style style:name="T2576" style:parent-style-name="Domyślnaczcionkaakapitu" style:family="text">
      <style:text-properties fo:background-color="#80FFFF"/>
    </style:style>
    <style:style style:name="P2577" style:parent-style-name="Normalny" style:family="paragraph">
      <style:paragraph-properties fo:text-align="justify" fo:line-height="150%"/>
    </style:style>
    <style:style style:name="T2578" style:parent-style-name="Domyślnaczcionkaakapitu" style:family="text">
      <style:text-properties style:text-underline-type="single" style:text-underline-style="solid" style:text-underline-width="auto" style:text-underline-mode="continuous"/>
    </style:style>
    <style:style style:name="P2579" style:parent-style-name="Normalny" style:family="paragraph">
      <style:paragraph-properties fo:text-align="justify" fo:line-height="150%" fo:text-indent="0.25in"/>
    </style:style>
    <style:style style:name="P2580" style:parent-style-name="Normalny" style:family="paragraph">
      <style:paragraph-properties fo:text-align="justify" fo:line-height="150%"/>
    </style:style>
    <style:style style:name="T2581" style:parent-style-name="Domyślnaczcionkaakapitu" style:family="text">
      <style:text-properties style:text-underline-type="single" style:text-underline-style="solid" style:text-underline-width="auto" style:text-underline-mode="continuous"/>
    </style:style>
    <style:style style:name="T2582" style:parent-style-name="Domyślnaczcionkaakapitu" style:family="text">
      <style:text-properties fo:background-color="#80FFFF" style:text-underline-type="single" style:text-underline-style="solid" style:text-underline-width="auto" style:text-underline-mode="continuous"/>
    </style:style>
    <style:style style:name="T2583" style:parent-style-name="Domyślnaczcionkaakapitu" style:family="text">
      <style:text-properties style:text-underline-type="single" style:text-underline-style="solid" style:text-underline-width="auto" style:text-underline-mode="continuous"/>
    </style:style>
    <style:style style:name="P2584" style:parent-style-name="Normalny" style:family="paragraph">
      <style:paragraph-properties fo:text-align="justify" fo:line-height="150%" fo:text-indent="0.25in"/>
    </style:style>
    <style:style style:name="T2585" style:parent-style-name="Domyślnaczcionkaakapitu" style:family="text">
      <style:text-properties fo:background-color="#80FFFF"/>
    </style:style>
    <style:style style:name="T2586" style:parent-style-name="Domyślnaczcionkaakapitu" style:family="text">
      <style:text-properties fo:background-color="#80FFFF"/>
    </style:style>
    <style:style style:name="T2587" style:parent-style-name="Domyślnaczcionkaakapitu" style:family="text">
      <style:text-properties fo:background-color="#80FFFF"/>
    </style:style>
    <style:style style:name="P2588" style:parent-style-name="Normalny" style:family="paragraph">
      <style:paragraph-properties fo:text-align="justify" fo:line-height="150%" fo:text-indent="0.25in"/>
    </style:style>
    <style:style style:name="P2589" style:parent-style-name="Normalny" style:family="paragraph">
      <style:paragraph-properties fo:text-align="justify" fo:line-height="150%" fo:text-indent="0.25in"/>
    </style:style>
    <style:style style:name="T2590" style:parent-style-name="Domyślnaczcionkaakapitu" style:family="text">
      <style:text-properties fo:background-color="#80FFFF"/>
    </style:style>
    <style:style style:name="T2591" style:parent-style-name="Domyślnaczcionkaakapitu" style:family="text">
      <style:text-properties fo:background-color="#80FFFF"/>
    </style:style>
    <style:style style:name="T2592" style:parent-style-name="Domyślnaczcionkaakapitu" style:family="text">
      <style:text-properties fo:background-color="#80FFFF"/>
    </style:style>
    <style:style style:name="P2593" style:parent-style-name="Normalny" style:family="paragraph">
      <style:paragraph-properties fo:text-align="justify" fo:line-height="150%" fo:text-indent="0.25in"/>
    </style:style>
    <style:style style:name="T2594" style:parent-style-name="Domyślnaczcionkaakapitu" style:family="text">
      <style:text-properties fo:background-color="#80FFFF"/>
    </style:style>
    <style:style style:name="T2595" style:parent-style-name="Domyślnaczcionkaakapitu" style:family="text">
      <style:text-properties fo:background-color="#80FFFF"/>
    </style:style>
    <style:style style:name="P2596" style:parent-style-name="Normalny" style:family="paragraph">
      <style:paragraph-properties fo:text-align="justify" fo:line-height="150%" fo:text-indent="0.25in"/>
    </style:style>
    <style:style style:name="T2597" style:parent-style-name="Domyślnaczcionkaakapitu" style:family="text">
      <style:text-properties fo:background-color="#80FFFF"/>
    </style:style>
    <style:style style:name="P2598" style:parent-style-name="Normalny" style:family="paragraph">
      <style:paragraph-properties fo:text-align="justify" fo:line-height="150%" fo:text-indent="0.25in"/>
    </style:style>
    <style:style style:name="T2599" style:parent-style-name="Domyślnaczcionkaakapitu" style:family="text">
      <style:text-properties fo:background-color="#80FFFF"/>
    </style:style>
    <style:style style:name="P2600" style:parent-style-name="Normalny" style:family="paragraph">
      <style:paragraph-properties fo:text-align="justify" fo:line-height="150%" fo:text-indent="0.25in"/>
    </style:style>
    <style:style style:name="P2601" style:parent-style-name="Normalny" style:family="paragraph">
      <style:paragraph-properties fo:text-align="justify" fo:line-height="150%" fo:text-indent="0.25in"/>
    </style:style>
    <style:style style:name="T2602" style:parent-style-name="Domyślnaczcionkaakapitu" style:family="text">
      <style:text-properties fo:background-color="#80FFFF"/>
    </style:style>
    <style:style style:name="T2603" style:parent-style-name="Domyślnaczcionkaakapitu" style:family="text">
      <style:text-properties fo:background-color="#80FFFF"/>
    </style:style>
    <style:style style:name="T2604" style:parent-style-name="Domyślnaczcionkaakapitu" style:family="text">
      <style:text-properties fo:background-color="#80FFFF"/>
    </style:style>
    <style:style style:name="T2605" style:parent-style-name="Domyślnaczcionkaakapitu" style:family="text">
      <style:text-properties fo:background-color="#80FFFF"/>
    </style:style>
    <style:style style:name="T2606" style:parent-style-name="Domyślnaczcionkaakapitu" style:family="text">
      <style:text-properties fo:background-color="#80FFFF"/>
    </style:style>
    <style:style style:name="T2607" style:parent-style-name="Domyślnaczcionkaakapitu" style:family="text">
      <style:text-properties fo:background-color="#80FFFF"/>
    </style:style>
    <style:style style:name="T2608" style:parent-style-name="Domyślnaczcionkaakapitu" style:family="text">
      <style:text-properties fo:background-color="#80FFFF"/>
    </style:style>
    <style:style style:name="T2609" style:parent-style-name="Domyślnaczcionkaakapitu" style:family="text">
      <style:text-properties fo:background-color="#80FFFF"/>
    </style:style>
    <style:style style:name="T2610" style:parent-style-name="Domyślnaczcionkaakapitu" style:family="text">
      <style:text-properties fo:background-color="#80FFFF"/>
    </style:style>
    <style:style style:name="P2611" style:parent-style-name="Normalny" style:family="paragraph">
      <style:paragraph-properties fo:text-align="justify" fo:line-height="150%" fo:text-indent="0.25in"/>
    </style:style>
    <style:style style:name="T2612" style:parent-style-name="Domyślnaczcionkaakapitu" style:family="text">
      <style:text-properties fo:background-color="#80FFFF"/>
    </style:style>
    <style:style style:name="T2613" style:parent-style-name="Domyślnaczcionkaakapitu" style:family="text">
      <style:text-properties fo:background-color="#80FFFF"/>
    </style:style>
    <style:style style:name="T2614" style:parent-style-name="Domyślnaczcionkaakapitu" style:family="text">
      <style:text-properties fo:background-color="#80FFFF"/>
    </style:style>
    <style:style style:name="T2615" style:parent-style-name="Domyślnaczcionkaakapitu" style:family="text">
      <style:text-properties fo:background-color="#80FFFF"/>
    </style:style>
    <style:style style:name="P2616" style:parent-style-name="Normalny" style:family="paragraph">
      <style:paragraph-properties fo:text-align="justify" fo:line-height="150%"/>
    </style:style>
    <style:style style:name="T2617" style:parent-style-name="Domyślnaczcionkaakapitu" style:family="text">
      <style:text-properties style:text-underline-type="single" style:text-underline-style="solid" style:text-underline-width="auto" style:text-underline-mode="continuous"/>
    </style:style>
    <style:style style:name="T2618" style:parent-style-name="Domyślnaczcionkaakapitu" style:family="text">
      <style:text-properties fo:background-color="#80FFFF" style:text-underline-type="single" style:text-underline-style="solid" style:text-underline-width="auto" style:text-underline-mode="continuous"/>
    </style:style>
    <style:style style:name="P2619" style:parent-style-name="Normalny" style:family="paragraph">
      <style:paragraph-properties fo:text-align="justify" fo:line-height="150%" fo:text-indent="0.25in"/>
    </style:style>
    <style:style style:name="T2620" style:parent-style-name="Domyślnaczcionkaakapitu" style:family="text">
      <style:text-properties fo:background-color="#80FFFF"/>
    </style:style>
    <style:style style:name="P2621" style:parent-style-name="Normalny" style:family="paragraph">
      <style:paragraph-properties fo:text-align="justify" fo:line-height="150%" fo:text-indent="0.25in"/>
    </style:style>
    <style:style style:name="T2622" style:parent-style-name="Domyślnaczcionkaakapitu" style:family="text">
      <style:text-properties fo:background-color="#80FFFF"/>
    </style:style>
    <style:style style:name="P2623" style:parent-style-name="Normalny" style:family="paragraph">
      <style:paragraph-properties fo:text-align="justify" fo:line-height="150%"/>
    </style:style>
    <style:style style:name="T2624" style:parent-style-name="Domyślnaczcionkaakapitu" style:family="text">
      <style:text-properties style:text-underline-type="single" style:text-underline-style="solid" style:text-underline-width="auto" style:text-underline-mode="continuous"/>
    </style:style>
    <style:style style:name="T2625" style:parent-style-name="Domyślnaczcionkaakapitu" style:family="text">
      <style:text-properties fo:background-color="#80FFFF" style:text-underline-type="single" style:text-underline-style="solid" style:text-underline-width="auto" style:text-underline-mode="continuous"/>
    </style:style>
    <style:style style:name="T2626" style:parent-style-name="Domyślnaczcionkaakapitu" style:family="text">
      <style:text-properties style:text-underline-type="single" style:text-underline-style="solid" style:text-underline-width="auto" style:text-underline-mode="continuous"/>
    </style:style>
    <style:style style:name="T2627" style:parent-style-name="Domyślnaczcionkaakapitu" style:family="text">
      <style:text-properties fo:background-color="#80FFFF" style:text-underline-type="single" style:text-underline-style="solid" style:text-underline-width="auto" style:text-underline-mode="continuous"/>
    </style:style>
    <style:style style:name="T2628" style:parent-style-name="Domyślnaczcionkaakapitu" style:family="text">
      <style:text-properties style:text-underline-type="single" style:text-underline-style="solid" style:text-underline-width="auto" style:text-underline-mode="continuous"/>
    </style:style>
    <style:style style:name="P2629" style:parent-style-name="Normalny" style:family="paragraph">
      <style:paragraph-properties fo:text-align="justify" fo:line-height="150%" fo:text-indent="0.25in"/>
    </style:style>
    <style:style style:name="T2630" style:parent-style-name="Domyślnaczcionkaakapitu" style:family="text">
      <style:text-properties fo:background-color="#80FFFF"/>
    </style:style>
    <style:style style:name="P2631" style:parent-style-name="Normalny" style:family="paragraph">
      <style:paragraph-properties fo:text-align="justify" fo:line-height="150%" fo:text-indent="0.25in"/>
    </style:style>
    <style:style style:name="P2632" style:parent-style-name="Normalny" style:family="paragraph">
      <style:paragraph-properties fo:text-align="justify" fo:line-height="150%" fo:text-indent="0.25in"/>
    </style:style>
    <style:style style:name="T2633" style:parent-style-name="Domyślnaczcionkaakapitu" style:family="text">
      <style:text-properties fo:background-color="#80FFFF"/>
    </style:style>
    <style:style style:name="P2634" style:parent-style-name="Normalny" style:family="paragraph">
      <style:paragraph-properties fo:text-align="justify" fo:line-height="150%" fo:text-indent="0.25in"/>
    </style:style>
    <style:style style:name="T2635" style:parent-style-name="Domyślnaczcionkaakapitu" style:family="text">
      <style:text-properties fo:background-color="#80FFFF"/>
    </style:style>
    <style:style style:name="P2636" style:parent-style-name="Normalny" style:family="paragraph">
      <style:paragraph-properties fo:text-align="justify" fo:line-height="150%" fo:text-indent="0.25in"/>
    </style:style>
    <style:style style:name="T2637" style:parent-style-name="Domyślnaczcionkaakapitu" style:family="text">
      <style:text-properties fo:background-color="#80FFFF"/>
    </style:style>
    <style:style style:name="T2638" style:parent-style-name="Domyślnaczcionkaakapitu" style:family="text">
      <style:text-properties fo:background-color="#80FFFF"/>
    </style:style>
    <style:style style:name="T2639" style:parent-style-name="Domyślnaczcionkaakapitu" style:family="text">
      <style:text-properties fo:background-color="#80FFFF"/>
    </style:style>
    <style:style style:name="T2640" style:parent-style-name="Domyślnaczcionkaakapitu" style:family="text">
      <style:text-properties fo:background-color="#80FFFF"/>
    </style:style>
    <style:style style:name="P2641" style:parent-style-name="Normalny" style:family="paragraph">
      <style:paragraph-properties fo:text-align="justify" fo:line-height="150%" fo:text-indent="0.25in"/>
    </style:style>
    <style:style style:name="P2642" style:parent-style-name="Normalny" style:family="paragraph">
      <style:paragraph-properties fo:text-align="justify" fo:line-height="150%" fo:text-indent="0.25in"/>
    </style:style>
    <style:style style:name="T2643" style:parent-style-name="Domyślnaczcionkaakapitu" style:family="text">
      <style:text-properties fo:background-color="#80FFFF"/>
    </style:style>
    <style:style style:name="T2644" style:parent-style-name="Domyślnaczcionkaakapitu" style:family="text">
      <style:text-properties fo:background-color="#80FFFF"/>
    </style:style>
    <style:style style:name="T2645" style:parent-style-name="Domyślnaczcionkaakapitu" style:family="text">
      <style:text-properties fo:background-color="#80FFFF"/>
    </style:style>
    <style:style style:name="P2646" style:parent-style-name="Normalny" style:family="paragraph">
      <style:paragraph-properties fo:text-align="justify" fo:line-height="150%" fo:text-indent="0.25in"/>
    </style:style>
    <style:style style:name="T2647" style:parent-style-name="Domyślnaczcionkaakapitu" style:family="text">
      <style:text-properties fo:background-color="#80FFFF"/>
    </style:style>
    <style:style style:name="T2648" style:parent-style-name="Domyślnaczcionkaakapitu" style:family="text">
      <style:text-properties fo:background-color="#80FFFF"/>
    </style:style>
    <style:style style:name="T2649" style:parent-style-name="Domyślnaczcionkaakapitu" style:family="text">
      <style:text-properties fo:background-color="#80FFFF"/>
    </style:style>
    <style:style style:name="P2650" style:parent-style-name="Normalny" style:family="paragraph">
      <style:paragraph-properties fo:text-align="justify" fo:line-height="150%" fo:text-indent="0.25in"/>
    </style:style>
    <style:style style:name="T2651" style:parent-style-name="Domyślnaczcionkaakapitu" style:family="text">
      <style:text-properties fo:background-color="#80FFFF"/>
    </style:style>
    <style:style style:name="P2652" style:parent-style-name="Normalny" style:family="paragraph">
      <style:paragraph-properties fo:text-align="justify" fo:line-height="150%" fo:text-indent="0.25in"/>
    </style:style>
    <style:style style:name="T2653" style:parent-style-name="Domyślnaczcionkaakapitu" style:family="text">
      <style:text-properties fo:background-color="#80FFFF"/>
    </style:style>
    <style:style style:name="P2654" style:parent-style-name="Normalny" style:family="paragraph">
      <style:paragraph-properties fo:text-align="justify" fo:line-height="150%" fo:text-indent="0.25in"/>
    </style:style>
    <style:style style:name="P2655" style:parent-style-name="Normalny" style:family="paragraph">
      <style:paragraph-properties fo:text-align="justify" fo:line-height="150%" fo:text-indent="0.25in"/>
    </style:style>
    <style:style style:name="T2656" style:parent-style-name="Domyślnaczcionkaakapitu" style:family="text">
      <style:text-properties fo:background-color="#80FFFF"/>
    </style:style>
    <style:style style:name="T2657" style:parent-style-name="Domyślnaczcionkaakapitu" style:family="text">
      <style:text-properties fo:background-color="#80FFFF"/>
    </style:style>
    <style:style style:name="P2658" style:parent-style-name="Normalny" style:family="paragraph">
      <style:paragraph-properties fo:text-align="justify" fo:line-height="150%" fo:text-indent="0.25in"/>
    </style:style>
    <style:style style:name="P2659" style:parent-style-name="Normalny" style:family="paragraph">
      <style:paragraph-properties fo:text-align="justify" fo:line-height="150%" fo:text-indent="0.25in"/>
    </style:style>
    <style:style style:name="P2660" style:parent-style-name="Normalny" style:family="paragraph">
      <style:paragraph-properties fo:text-align="justify" fo:line-height="150%" fo:text-indent="0.25in"/>
    </style:style>
    <style:style style:name="T2661" style:parent-style-name="Domyślnaczcionkaakapitu" style:family="text">
      <style:text-properties fo:background-color="#80FFFF"/>
    </style:style>
    <style:style style:name="T2662" style:parent-style-name="Domyślnaczcionkaakapitu" style:family="text">
      <style:text-properties fo:background-color="#80FFFF"/>
    </style:style>
    <style:style style:name="T2663" style:parent-style-name="Domyślnaczcionkaakapitu" style:family="text">
      <style:text-properties fo:background-color="#80FFFF"/>
    </style:style>
    <style:style style:name="P2664" style:parent-style-name="Normalny" style:family="paragraph">
      <style:paragraph-properties fo:text-align="justify" fo:line-height="150%" fo:text-indent="0.25in"/>
    </style:style>
    <style:style style:name="T2665" style:parent-style-name="Domyślnaczcionkaakapitu" style:family="text">
      <style:text-properties fo:background-color="#80FFFF"/>
    </style:style>
    <style:style style:name="T2666" style:parent-style-name="Domyślnaczcionkaakapitu" style:family="text">
      <style:text-properties fo:background-color="#80FFFF"/>
    </style:style>
    <style:style style:name="T2667" style:parent-style-name="Domyślnaczcionkaakapitu" style:family="text">
      <style:text-properties fo:background-color="#80FFFF"/>
    </style:style>
    <style:style style:name="T2668" style:parent-style-name="Domyślnaczcionkaakapitu" style:family="text">
      <style:text-properties fo:background-color="#80FFFF"/>
    </style:style>
    <style:style style:name="T2669" style:parent-style-name="Domyślnaczcionkaakapitu" style:family="text">
      <style:text-properties fo:background-color="#80FFFF"/>
    </style:style>
    <style:style style:name="T2670" style:parent-style-name="Domyślnaczcionkaakapitu" style:family="text">
      <style:text-properties fo:background-color="#80FFFF"/>
    </style:style>
    <style:style style:name="T2671" style:parent-style-name="Domyślnaczcionkaakapitu" style:family="text">
      <style:text-properties fo:background-color="#80FFFF"/>
    </style:style>
    <style:style style:name="T2672" style:parent-style-name="Domyślnaczcionkaakapitu" style:family="text">
      <style:text-properties fo:background-color="#80FFFF"/>
    </style:style>
    <style:style style:name="T2673" style:parent-style-name="Domyślnaczcionkaakapitu" style:family="text">
      <style:text-properties fo:background-color="#80FFFF"/>
    </style:style>
    <style:style style:name="T2674" style:parent-style-name="Domyślnaczcionkaakapitu" style:family="text">
      <style:text-properties fo:background-color="#80FFFF"/>
    </style:style>
    <style:style style:name="T2675" style:parent-style-name="Domyślnaczcionkaakapitu" style:family="text">
      <style:text-properties fo:background-color="#80FFFF"/>
    </style:style>
    <style:style style:name="T2676" style:parent-style-name="Domyślnaczcionkaakapitu" style:family="text">
      <style:text-properties fo:background-color="#80FFFF"/>
    </style:style>
    <style:style style:name="T2677" style:parent-style-name="Domyślnaczcionkaakapitu" style:family="text">
      <style:text-properties fo:background-color="#80FFFF"/>
    </style:style>
    <style:style style:name="T2678" style:parent-style-name="Domyślnaczcionkaakapitu" style:family="text">
      <style:text-properties fo:background-color="#80FFFF"/>
    </style:style>
    <style:style style:name="P2679" style:parent-style-name="Normalny" style:family="paragraph">
      <style:paragraph-properties fo:text-align="justify" fo:line-height="150%" fo:text-indent="0.25in"/>
    </style:style>
    <style:style style:name="T2680" style:parent-style-name="Domyślnaczcionkaakapitu" style:family="text">
      <style:text-properties fo:background-color="#80FFFF"/>
    </style:style>
    <style:style style:name="T2681" style:parent-style-name="Domyślnaczcionkaakapitu" style:family="text">
      <style:text-properties fo:background-color="#80FFFF"/>
    </style:style>
    <style:style style:name="T2682" style:parent-style-name="Domyślnaczcionkaakapitu" style:family="text">
      <style:text-properties fo:background-color="#80FFFF"/>
    </style:style>
    <style:style style:name="T2683" style:parent-style-name="Domyślnaczcionkaakapitu" style:family="text">
      <style:text-properties fo:background-color="#80FFFF"/>
    </style:style>
    <style:style style:name="T2684" style:parent-style-name="Domyślnaczcionkaakapitu" style:family="text">
      <style:text-properties fo:background-color="#80FFFF"/>
    </style:style>
    <style:style style:name="T2685" style:parent-style-name="Domyślnaczcionkaakapitu" style:family="text">
      <style:text-properties fo:background-color="#80FFFF"/>
    </style:style>
    <style:style style:name="P2686" style:parent-style-name="Normalny" style:family="paragraph">
      <style:paragraph-properties fo:text-align="justify" fo:line-height="150%" fo:text-indent="0.25in"/>
    </style:style>
    <style:style style:name="P2687" style:parent-style-name="Normalny" style:family="paragraph">
      <style:paragraph-properties fo:text-align="justify" fo:line-height="150%"/>
    </style:style>
    <style:style style:name="T2688" style:parent-style-name="Domyślnaczcionkaakapitu" style:family="text">
      <style:text-properties style:text-underline-type="single" style:text-underline-style="solid" style:text-underline-width="auto" style:text-underline-mode="continuous"/>
    </style:style>
    <style:style style:name="P2689" style:parent-style-name="Normalny" style:family="paragraph">
      <style:paragraph-properties fo:text-align="justify" fo:line-height="150%" fo:text-indent="0.25in"/>
    </style:style>
    <style:style style:name="P2690" style:parent-style-name="Normalny" style:family="paragraph">
      <style:paragraph-properties fo:text-align="justify" fo:line-height="150%"/>
    </style:style>
    <style:style style:name="T2691" style:parent-style-name="Domyślnaczcionkaakapitu" style:family="text">
      <style:text-properties style:text-underline-type="single" style:text-underline-style="solid" style:text-underline-width="auto" style:text-underline-mode="continuous"/>
    </style:style>
    <style:style style:name="T2692" style:parent-style-name="Domyślnaczcionkaakapitu" style:family="text">
      <style:text-properties fo:background-color="#80FFFF" style:text-underline-type="single" style:text-underline-style="solid" style:text-underline-width="auto" style:text-underline-mode="continuous"/>
    </style:style>
    <style:style style:name="T2693" style:parent-style-name="Domyślnaczcionkaakapitu" style:family="text">
      <style:text-properties style:text-underline-type="single" style:text-underline-style="solid" style:text-underline-width="auto" style:text-underline-mode="continuous"/>
    </style:style>
    <style:style style:name="T2694" style:parent-style-name="Domyślnaczcionkaakapitu" style:family="text">
      <style:text-properties fo:background-color="#80FFFF" style:text-underline-type="single" style:text-underline-style="solid" style:text-underline-width="auto" style:text-underline-mode="continuous"/>
    </style:style>
    <style:style style:name="T2695" style:parent-style-name="Domyślnaczcionkaakapitu" style:family="text">
      <style:text-properties style:text-underline-type="single" style:text-underline-style="solid" style:text-underline-width="auto" style:text-underline-mode="continuous"/>
    </style:style>
    <style:style style:name="P2696" style:parent-style-name="Normalny" style:family="paragraph">
      <style:paragraph-properties fo:text-align="justify" fo:line-height="150%"/>
    </style:style>
    <style:style style:name="T2697" style:parent-style-name="Domyślnaczcionkaakapitu" style:family="text">
      <style:text-properties fo:background-color="#80FFFF"/>
    </style:style>
    <style:style style:name="T2698" style:parent-style-name="Domyślnaczcionkaakapitu" style:family="text">
      <style:text-properties fo:background-color="#80FFFF"/>
    </style:style>
    <style:style style:name="T2699" style:parent-style-name="Domyślnaczcionkaakapitu" style:family="text">
      <style:text-properties fo:background-color="#80FFFF"/>
    </style:style>
    <style:style style:name="T2700" style:parent-style-name="Domyślnaczcionkaakapitu" style:family="text">
      <style:text-properties fo:background-color="#80FFFF"/>
    </style:style>
    <style:style style:name="T2701" style:parent-style-name="Domyślnaczcionkaakapitu" style:family="text">
      <style:text-properties fo:background-color="#80FFFF"/>
    </style:style>
    <style:style style:name="T2702" style:parent-style-name="Domyślnaczcionkaakapitu" style:family="text">
      <style:text-properties fo:background-color="#80FFFF"/>
    </style:style>
    <style:style style:name="P2703" style:parent-style-name="Normalny" style:family="paragraph">
      <style:paragraph-properties fo:text-align="justify" fo:line-height="150%" fo:text-indent="0.25in"/>
    </style:style>
    <style:style style:name="T2704" style:parent-style-name="Domyślnaczcionkaakapitu" style:family="text">
      <style:text-properties fo:background-color="#80FFFF"/>
    </style:style>
    <style:style style:name="T2705" style:parent-style-name="Domyślnaczcionkaakapitu" style:family="text">
      <style:text-properties fo:background-color="#80FFFF"/>
    </style:style>
    <style:style style:name="T2706" style:parent-style-name="Domyślnaczcionkaakapitu" style:family="text">
      <style:text-properties fo:background-color="#80FFFF"/>
    </style:style>
    <style:style style:name="T2707" style:parent-style-name="Domyślnaczcionkaakapitu" style:family="text">
      <style:text-properties fo:background-color="#80FFFF"/>
    </style:style>
    <style:style style:name="T2708" style:parent-style-name="Domyślnaczcionkaakapitu" style:family="text">
      <style:text-properties fo:background-color="#80FFFF"/>
    </style:style>
    <style:style style:name="P2709" style:parent-style-name="Normalny" style:family="paragraph">
      <style:paragraph-properties fo:text-align="justify" fo:line-height="150%" fo:text-indent="0.25in"/>
    </style:style>
    <style:style style:name="T2710" style:parent-style-name="Domyślnaczcionkaakapitu" style:family="text">
      <style:text-properties fo:background-color="#80FFFF"/>
    </style:style>
    <style:style style:name="P2711" style:parent-style-name="Normalny" style:family="paragraph">
      <style:paragraph-properties fo:text-align="justify" fo:line-height="150%" fo:text-indent="0.25in"/>
    </style:style>
    <style:style style:name="T2712" style:parent-style-name="Domyślnaczcionkaakapitu" style:family="text">
      <style:text-properties fo:background-color="#80FFFF"/>
    </style:style>
    <style:style style:name="T2713" style:parent-style-name="Domyślnaczcionkaakapitu" style:family="text">
      <style:text-properties fo:background-color="#80FFFF"/>
    </style:style>
    <style:style style:name="T2714" style:parent-style-name="Domyślnaczcionkaakapitu" style:family="text">
      <style:text-properties fo:background-color="#80FFFF"/>
    </style:style>
    <style:style style:name="P2715" style:parent-style-name="Normalny" style:family="paragraph">
      <style:paragraph-properties fo:text-align="justify" fo:line-height="150%"/>
    </style:style>
    <style:style style:name="T2716" style:parent-style-name="Domyślnaczcionkaakapitu" style:family="text">
      <style:text-properties style:text-underline-type="single" style:text-underline-style="solid" style:text-underline-width="auto" style:text-underline-mode="continuous"/>
    </style:style>
    <style:style style:name="T2717" style:parent-style-name="Domyślnaczcionkaakapitu" style:family="text">
      <style:text-properties fo:background-color="#80FFFF" style:text-underline-type="single" style:text-underline-style="solid" style:text-underline-width="auto" style:text-underline-mode="continuous"/>
    </style:style>
    <style:style style:name="T2718" style:parent-style-name="Domyślnaczcionkaakapitu" style:family="text">
      <style:text-properties style:text-underline-type="single" style:text-underline-style="solid" style:text-underline-width="auto" style:text-underline-mode="continuous"/>
    </style:style>
    <style:style style:name="T2719" style:parent-style-name="Domyślnaczcionkaakapitu" style:family="text">
      <style:text-properties fo:background-color="#80FFFF" style:text-underline-type="single" style:text-underline-style="solid" style:text-underline-width="auto" style:text-underline-mode="continuous"/>
    </style:style>
    <style:style style:name="T2720" style:parent-style-name="Domyślnaczcionkaakapitu" style:family="text">
      <style:text-properties fo:background-color="#80FFFF"/>
    </style:style>
    <style:style style:name="P2721" style:parent-style-name="Normalny" style:family="paragraph">
      <style:paragraph-properties fo:text-align="justify" fo:line-height="150%" fo:text-indent="0.25in"/>
    </style:style>
    <style:style style:name="P2722" style:parent-style-name="Normalny" style:family="paragraph">
      <style:paragraph-properties fo:text-align="justify" fo:line-height="150%"/>
    </style:style>
    <style:style style:name="P2723" style:parent-style-name="Normalny" style:family="paragraph">
      <style:paragraph-properties fo:text-align="justify" fo:line-height="150%" fo:text-indent="0.25in"/>
    </style:style>
    <style:style style:name="P2724" style:parent-style-name="Normalny" style:family="paragraph">
      <style:paragraph-properties fo:text-align="justify" fo:line-height="150%"/>
    </style:style>
    <style:style style:name="T2725" style:parent-style-name="Domyślnaczcionkaakapitu" style:family="text">
      <style:text-properties style:text-underline-type="single" style:text-underline-style="solid" style:text-underline-width="auto" style:text-underline-mode="continuous"/>
    </style:style>
    <style:style style:name="T2726" style:parent-style-name="Domyślnaczcionkaakapitu" style:family="text">
      <style:text-properties fo:background-color="#80FFFF" style:text-underline-type="single" style:text-underline-style="solid" style:text-underline-width="auto" style:text-underline-mode="continuous"/>
    </style:style>
    <style:style style:name="T2727" style:parent-style-name="Domyślnaczcionkaakapitu" style:family="text">
      <style:text-properties style:text-underline-type="single" style:text-underline-style="solid" style:text-underline-width="auto" style:text-underline-mode="continuous"/>
    </style:style>
    <style:style style:name="P2728" style:parent-style-name="Normalny" style:family="paragraph">
      <style:paragraph-properties fo:text-align="justify" fo:line-height="150%"/>
    </style:style>
    <style:style style:name="T2729" style:parent-style-name="Domyślnaczcionkaakapitu" style:family="text">
      <style:text-properties fo:background-color="#80FFFF"/>
    </style:style>
    <style:style style:name="T2730" style:parent-style-name="Domyślnaczcionkaakapitu" style:family="text">
      <style:text-properties fo:background-color="#80FFFF"/>
    </style:style>
    <style:style style:name="T2731" style:parent-style-name="Domyślnaczcionkaakapitu" style:family="text">
      <style:text-properties fo:background-color="#80FFFF"/>
    </style:style>
    <style:style style:name="P2732" style:parent-style-name="Normalny" style:family="paragraph">
      <style:paragraph-properties fo:text-align="justify" fo:line-height="150%" fo:text-indent="0.25in"/>
    </style:style>
    <style:style style:name="T2733" style:parent-style-name="Domyślnaczcionkaakapitu" style:family="text">
      <style:text-properties fo:background-color="#80FFFF"/>
    </style:style>
    <style:style style:name="T2734" style:parent-style-name="Domyślnaczcionkaakapitu" style:family="text">
      <style:text-properties fo:background-color="#80FFFF"/>
    </style:style>
    <style:style style:name="T2735" style:parent-style-name="Domyślnaczcionkaakapitu" style:family="text">
      <style:text-properties fo:background-color="#80FFFF"/>
    </style:style>
    <style:style style:name="T2736" style:parent-style-name="Domyślnaczcionkaakapitu" style:family="text">
      <style:text-properties fo:background-color="#80FFFF"/>
    </style:style>
    <style:style style:name="T2737" style:parent-style-name="Domyślnaczcionkaakapitu" style:family="text">
      <style:text-properties fo:background-color="#80FFFF"/>
    </style:style>
    <style:style style:name="T2738" style:parent-style-name="Domyślnaczcionkaakapitu" style:family="text">
      <style:text-properties fo:background-color="#80FFFF"/>
    </style:style>
    <style:style style:name="T2739" style:parent-style-name="Domyślnaczcionkaakapitu" style:family="text">
      <style:text-properties fo:background-color="#80FFFF"/>
    </style:style>
    <style:style style:name="T2740" style:parent-style-name="Domyślnaczcionkaakapitu" style:family="text">
      <style:text-properties fo:background-color="#80FFFF"/>
    </style:style>
    <style:style style:name="T2741" style:parent-style-name="Domyślnaczcionkaakapitu" style:family="text">
      <style:text-properties fo:background-color="#80FFFF"/>
    </style:style>
    <style:style style:name="T2742" style:parent-style-name="Domyślnaczcionkaakapitu" style:family="text">
      <style:text-properties fo:background-color="#80FFFF"/>
    </style:style>
    <style:style style:name="T2743" style:parent-style-name="Domyślnaczcionkaakapitu" style:family="text">
      <style:text-properties fo:background-color="#80FFFF"/>
    </style:style>
    <style:style style:name="P2744" style:parent-style-name="Normalny" style:family="paragraph">
      <style:paragraph-properties fo:text-align="justify" fo:line-height="150%" fo:text-indent="0.25in"/>
    </style:style>
    <style:style style:name="T2745" style:parent-style-name="Domyślnaczcionkaakapitu" style:family="text">
      <style:text-properties fo:background-color="#80FFFF"/>
    </style:style>
    <style:style style:name="T2746" style:parent-style-name="Domyślnaczcionkaakapitu" style:family="text">
      <style:text-properties fo:background-color="#80FFFF"/>
    </style:style>
    <style:style style:name="P2747" style:parent-style-name="Normalny" style:family="paragraph">
      <style:paragraph-properties fo:text-align="justify" fo:line-height="150%" fo:text-indent="0.25in"/>
    </style:style>
    <style:style style:name="T2748" style:parent-style-name="Domyślnaczcionkaakapitu" style:family="text">
      <style:text-properties fo:background-color="#80FFFF"/>
    </style:style>
    <style:style style:name="T2749" style:parent-style-name="Domyślnaczcionkaakapitu" style:family="text">
      <style:text-properties fo:background-color="#80FFFF"/>
    </style:style>
    <style:style style:name="T2750" style:parent-style-name="Domyślnaczcionkaakapitu" style:family="text">
      <style:text-properties fo:background-color="#80FFFF"/>
    </style:style>
    <style:style style:name="T2751" style:parent-style-name="Domyślnaczcionkaakapitu" style:family="text">
      <style:text-properties fo:background-color="#80FFFF"/>
    </style:style>
    <style:style style:name="T2752" style:parent-style-name="Domyślnaczcionkaakapitu" style:family="text">
      <style:text-properties fo:background-color="#80FFFF"/>
    </style:style>
    <style:style style:name="T2753" style:parent-style-name="Domyślnaczcionkaakapitu" style:family="text">
      <style:text-properties fo:background-color="#80FFFF"/>
    </style:style>
    <style:style style:name="T2754" style:parent-style-name="Domyślnaczcionkaakapitu" style:family="text">
      <style:text-properties fo:background-color="#80FFFF"/>
    </style:style>
    <style:style style:name="P2755" style:parent-style-name="Normalny" style:family="paragraph">
      <style:paragraph-properties fo:text-align="justify" fo:line-height="150%"/>
    </style:style>
    <style:style style:name="T2756" style:parent-style-name="Domyślnaczcionkaakapitu" style:family="text">
      <style:text-properties style:text-underline-type="single" style:text-underline-style="solid" style:text-underline-width="auto" style:text-underline-mode="continuous"/>
    </style:style>
    <style:style style:name="P2757" style:parent-style-name="Normalny" style:family="paragraph">
      <style:paragraph-properties fo:text-align="justify" fo:line-height="150%" fo:text-indent="0.25in"/>
    </style:style>
    <style:style style:name="P2758" style:parent-style-name="Normalny" style:family="paragraph">
      <style:paragraph-properties fo:text-align="justify" fo:line-height="150%" fo:text-indent="0.25in"/>
    </style:style>
    <style:style style:name="T2759" style:parent-style-name="Domyślnaczcionkaakapitu" style:family="text">
      <style:text-properties fo:background-color="#80FFFF"/>
    </style:style>
    <style:style style:name="P2760" style:parent-style-name="Normalny" style:family="paragraph">
      <style:paragraph-properties fo:text-align="justify" fo:line-height="150%"/>
    </style:style>
    <style:style style:name="T2761" style:parent-style-name="Domyślnaczcionkaakapitu" style:family="text">
      <style:text-properties style:text-underline-type="single" style:text-underline-style="solid" style:text-underline-width="auto" style:text-underline-mode="continuous"/>
    </style:style>
    <style:style style:name="P2762" style:parent-style-name="Normalny" style:family="paragraph">
      <style:paragraph-properties fo:text-align="justify" fo:line-height="150%" fo:text-indent="0.25in"/>
    </style:style>
    <style:style style:name="P2763" style:parent-style-name="Normalny" style:family="paragraph">
      <style:paragraph-properties fo:text-align="justify" fo:line-height="150%"/>
    </style:style>
    <style:style style:name="T2764" style:parent-style-name="Domyślnaczcionkaakapitu" style:family="text">
      <style:text-properties style:text-underline-type="single" style:text-underline-style="solid" style:text-underline-width="auto" style:text-underline-mode="continuous"/>
    </style:style>
    <style:style style:name="P2765" style:parent-style-name="Normalny" style:family="paragraph">
      <style:paragraph-properties fo:text-align="justify" fo:line-height="150%" fo:text-indent="0.25in"/>
    </style:style>
    <style:style style:name="T2766" style:parent-style-name="Domyślnaczcionkaakapitu" style:family="text">
      <style:text-properties fo:background-color="#80FFFF"/>
    </style:style>
    <style:style style:name="T2767" style:parent-style-name="Domyślnaczcionkaakapitu" style:family="text">
      <style:text-properties fo:background-color="#80FFFF"/>
    </style:style>
    <style:style style:name="T2768" style:parent-style-name="Domyślnaczcionkaakapitu" style:family="text">
      <style:text-properties fo:background-color="#80FFFF"/>
    </style:style>
    <style:style style:name="P2769" style:parent-style-name="Normalny" style:family="paragraph">
      <style:paragraph-properties fo:text-align="justify" fo:line-height="150%"/>
    </style:style>
    <style:style style:name="T2770" style:parent-style-name="Domyślnaczcionkaakapitu" style:family="text">
      <style:text-properties fo:background-color="#80FFFF" style:text-underline-type="single" style:text-underline-style="solid" style:text-underline-width="auto" style:text-underline-mode="continuous"/>
    </style:style>
    <style:style style:name="T2771" style:parent-style-name="Domyślnaczcionkaakapitu" style:family="text">
      <style:text-properties style:text-underline-type="single" style:text-underline-style="solid" style:text-underline-width="auto" style:text-underline-mode="continuous"/>
    </style:style>
    <style:style style:name="T2772" style:parent-style-name="Domyślnaczcionkaakapitu" style:family="text">
      <style:text-properties style:text-underline-type="single" style:text-underline-style="solid" style:text-underline-width="auto" style:text-underline-mode="continuous"/>
    </style:style>
    <style:style style:name="P2773" style:parent-style-name="Normalny" style:family="paragraph">
      <style:paragraph-properties fo:text-align="justify" fo:line-height="150%" fo:text-indent="0.25in"/>
    </style:style>
    <style:style style:name="P2774" style:parent-style-name="Normalny" style:family="paragraph">
      <style:paragraph-properties fo:text-align="justify" fo:line-height="150%"/>
    </style:style>
    <style:style style:name="T2775" style:parent-style-name="Domyślnaczcionkaakapitu" style:family="text">
      <style:text-properties style:text-underline-type="single" style:text-underline-style="solid" style:text-underline-width="auto" style:text-underline-mode="continuous"/>
    </style:style>
    <style:style style:name="T2776" style:parent-style-name="Domyślnaczcionkaakapitu" style:family="text">
      <style:text-properties fo:background-color="#80FFFF" style:text-underline-type="single" style:text-underline-style="solid" style:text-underline-width="auto" style:text-underline-mode="continuous"/>
    </style:style>
    <style:style style:name="T2777" style:parent-style-name="Domyślnaczcionkaakapitu" style:family="text">
      <style:text-properties style:text-underline-type="single" style:text-underline-style="solid" style:text-underline-width="auto" style:text-underline-mode="continuous"/>
    </style:style>
    <style:style style:name="T2778" style:parent-style-name="Domyślnaczcionkaakapitu" style:family="text">
      <style:text-properties fo:background-color="#80FFFF" style:text-underline-type="single" style:text-underline-style="solid" style:text-underline-width="auto" style:text-underline-mode="continuous"/>
    </style:style>
    <style:style style:name="T2779" style:parent-style-name="Domyślnaczcionkaakapitu" style:family="text">
      <style:text-properties fo:background-color="#80FFFF"/>
    </style:style>
    <style:style style:name="P2780" style:parent-style-name="Normalny" style:family="paragraph">
      <style:paragraph-properties fo:text-align="justify" fo:line-height="150%" fo:text-indent="0.25in"/>
    </style:style>
    <style:style style:name="T2781" style:parent-style-name="Domyślnaczcionkaakapitu" style:family="text">
      <style:text-properties fo:background-color="#80FFFF"/>
    </style:style>
    <style:style style:name="T2782" style:parent-style-name="Domyślnaczcionkaakapitu" style:family="text">
      <style:text-properties fo:background-color="#80FFFF"/>
    </style:style>
    <style:style style:name="P2783" style:parent-style-name="Normalny" style:family="paragraph">
      <style:paragraph-properties fo:text-align="justify" fo:line-height="150%"/>
    </style:style>
    <style:style style:name="T2784" style:parent-style-name="Domyślnaczcionkaakapitu" style:family="text">
      <style:text-properties style:text-underline-type="single" style:text-underline-style="solid" style:text-underline-width="auto" style:text-underline-mode="continuous"/>
    </style:style>
    <style:style style:name="T2785" style:parent-style-name="Domyślnaczcionkaakapitu" style:family="text">
      <style:text-properties fo:background-color="#80FFFF" style:text-underline-type="single" style:text-underline-style="solid" style:text-underline-width="auto" style:text-underline-mode="continuous"/>
    </style:style>
    <style:style style:name="T2786" style:parent-style-name="Domyślnaczcionkaakapitu" style:family="text">
      <style:text-properties style:text-underline-type="single" style:text-underline-style="solid" style:text-underline-width="auto" style:text-underline-mode="continuous"/>
    </style:style>
    <style:style style:name="T2787" style:parent-style-name="Domyślnaczcionkaakapitu" style:family="text">
      <style:text-properties fo:background-color="#80FFFF" style:text-underline-type="single" style:text-underline-style="solid" style:text-underline-width="auto" style:text-underline-mode="continuous"/>
    </style:style>
    <style:style style:name="P2788" style:parent-style-name="Normalny" style:family="paragraph">
      <style:paragraph-properties fo:text-align="justify" fo:line-height="150%" fo:text-indent="0.25in"/>
    </style:style>
    <style:style style:name="T2789" style:parent-style-name="Domyślnaczcionkaakapitu" style:family="text">
      <style:text-properties fo:background-color="#80FFFF"/>
    </style:style>
    <style:style style:name="T2790" style:parent-style-name="Domyślnaczcionkaakapitu" style:family="text">
      <style:text-properties fo:background-color="#80FFFF"/>
    </style:style>
    <style:style style:name="T2791" style:parent-style-name="Domyślnaczcionkaakapitu" style:family="text">
      <style:text-properties fo:background-color="#80FFFF"/>
    </style:style>
    <style:style style:name="T2792" style:parent-style-name="Domyślnaczcionkaakapitu" style:family="text">
      <style:text-properties fo:background-color="#80FFFF"/>
    </style:style>
    <style:style style:name="T2793" style:parent-style-name="Domyślnaczcionkaakapitu" style:family="text">
      <style:text-properties fo:background-color="#80FFFF"/>
    </style:style>
    <style:style style:name="T2794" style:parent-style-name="Domyślnaczcionkaakapitu" style:family="text">
      <style:text-properties fo:background-color="#80FFFF"/>
    </style:style>
    <style:style style:name="P2795" style:parent-style-name="Normalny" style:family="paragraph">
      <style:paragraph-properties fo:text-align="justify" fo:line-height="150%" fo:text-indent="0.25in"/>
    </style:style>
    <style:style style:name="T2796" style:parent-style-name="Domyślnaczcionkaakapitu" style:family="text">
      <style:text-properties fo:background-color="#80FFFF"/>
    </style:style>
    <style:style style:name="T2797" style:parent-style-name="Domyślnaczcionkaakapitu" style:family="text">
      <style:text-properties fo:background-color="#80FFFF"/>
    </style:style>
    <style:style style:name="P2798" style:parent-style-name="Normalny" style:family="paragraph">
      <style:paragraph-properties fo:text-align="justify" fo:line-height="150%"/>
    </style:style>
    <style:style style:name="T2799" style:parent-style-name="Domyślnaczcionkaakapitu" style:family="text">
      <style:text-properties style:text-underline-type="single" style:text-underline-style="solid" style:text-underline-width="auto" style:text-underline-mode="continuous"/>
    </style:style>
    <style:style style:name="T2800" style:parent-style-name="Domyślnaczcionkaakapitu" style:family="text">
      <style:text-properties fo:background-color="#80FFFF" style:text-underline-type="single" style:text-underline-style="solid" style:text-underline-width="auto" style:text-underline-mode="continuous"/>
    </style:style>
    <style:style style:name="T2801" style:parent-style-name="Domyślnaczcionkaakapitu" style:family="text">
      <style:text-properties style:text-underline-type="single" style:text-underline-style="solid" style:text-underline-width="auto" style:text-underline-mode="continuous"/>
    </style:style>
    <style:style style:name="T2802" style:parent-style-name="Domyślnaczcionkaakapitu" style:family="text">
      <style:text-properties fo:background-color="#80FFFF" style:text-underline-type="single" style:text-underline-style="solid" style:text-underline-width="auto" style:text-underline-mode="continuous"/>
    </style:style>
    <style:style style:name="T2803" style:parent-style-name="Domyślnaczcionkaakapitu" style:family="text">
      <style:text-properties fo:background-color="#80FFFF"/>
    </style:style>
    <style:style style:name="P2804" style:parent-style-name="Normalny" style:family="paragraph">
      <style:paragraph-properties fo:text-align="justify" fo:line-height="150%" fo:text-indent="0.25in"/>
    </style:style>
    <style:style style:name="T2805" style:parent-style-name="Domyślnaczcionkaakapitu" style:family="text">
      <style:text-properties fo:background-color="#80FFFF"/>
    </style:style>
    <style:style style:name="T2806" style:parent-style-name="Domyślnaczcionkaakapitu" style:family="text">
      <style:text-properties fo:background-color="#80FFFF"/>
    </style:style>
    <style:style style:name="T2807" style:parent-style-name="Domyślnaczcionkaakapitu" style:family="text">
      <style:text-properties fo:background-color="#80FFFF"/>
    </style:style>
    <style:style style:name="T2808" style:parent-style-name="Domyślnaczcionkaakapitu" style:family="text">
      <style:text-properties fo:background-color="#80FFFF"/>
    </style:style>
    <style:style style:name="P2809" style:parent-style-name="Normalny" style:family="paragraph">
      <style:paragraph-properties fo:text-align="justify" fo:line-height="150%"/>
    </style:style>
    <style:style style:name="T2810" style:parent-style-name="Domyślnaczcionkaakapitu" style:family="text">
      <style:text-properties style:text-underline-type="single" style:text-underline-style="solid" style:text-underline-width="auto" style:text-underline-mode="continuous"/>
    </style:style>
    <style:style style:name="P2811" style:parent-style-name="Normalny" style:family="paragraph">
      <style:paragraph-properties fo:text-align="justify" fo:line-height="150%" fo:text-indent="0.25in"/>
    </style:style>
    <style:style style:name="P2812" style:parent-style-name="Normalny" style:family="paragraph">
      <style:paragraph-properties fo:text-align="justify" fo:line-height="150%" fo:text-indent="0.25in"/>
    </style:style>
    <style:style style:name="T2813" style:parent-style-name="Domyślnaczcionkaakapitu" style:family="text">
      <style:text-properties fo:background-color="#80FFFF"/>
    </style:style>
    <style:style style:name="T2814" style:parent-style-name="Domyślnaczcionkaakapitu" style:family="text">
      <style:text-properties fo:background-color="#80FFFF"/>
    </style:style>
    <style:style style:name="T2815" style:parent-style-name="Domyślnaczcionkaakapitu" style:family="text">
      <style:text-properties fo:background-color="#80FFFF"/>
    </style:style>
    <style:style style:name="T2816" style:parent-style-name="Domyślnaczcionkaakapitu" style:family="text">
      <style:text-properties fo:background-color="#80FFFF"/>
    </style:style>
    <style:style style:name="T2817" style:parent-style-name="Domyślnaczcionkaakapitu" style:family="text">
      <style:text-properties fo:background-color="#80FFFF"/>
    </style:style>
    <style:style style:name="T2818" style:parent-style-name="Domyślnaczcionkaakapitu" style:family="text">
      <style:text-properties fo:background-color="#80FFFF"/>
    </style:style>
    <style:style style:name="T2819" style:parent-style-name="Domyślnaczcionkaakapitu" style:family="text">
      <style:text-properties fo:background-color="#80FFFF"/>
    </style:style>
    <style:style style:name="T2820" style:parent-style-name="Domyślnaczcionkaakapitu" style:family="text">
      <style:text-properties fo:background-color="#80FFFF"/>
    </style:style>
    <style:style style:name="T2821" style:parent-style-name="Domyślnaczcionkaakapitu" style:family="text">
      <style:text-properties fo:background-color="#80FFFF"/>
    </style:style>
    <style:style style:name="T2822" style:parent-style-name="Domyślnaczcionkaakapitu" style:family="text">
      <style:text-properties fo:background-color="#80FFFF"/>
    </style:style>
    <style:style style:name="P2823" style:parent-style-name="Normalny" style:family="paragraph">
      <style:paragraph-properties fo:text-align="justify" fo:line-height="150%" fo:text-indent="0.25in"/>
    </style:style>
    <style:style style:name="T2824" style:parent-style-name="Domyślnaczcionkaakapitu" style:family="text">
      <style:text-properties fo:background-color="#80FFFF"/>
    </style:style>
    <style:style style:name="P2825" style:parent-style-name="Normalny" style:family="paragraph">
      <style:paragraph-properties fo:text-align="justify" fo:line-height="150%" fo:text-indent="0.25in"/>
    </style:style>
    <style:style style:name="T2826" style:parent-style-name="Domyślnaczcionkaakapitu" style:family="text">
      <style:text-properties fo:background-color="#80FFFF"/>
    </style:style>
    <style:style style:name="T2827" style:parent-style-name="Domyślnaczcionkaakapitu" style:family="text">
      <style:text-properties fo:background-color="#80FFFF"/>
    </style:style>
    <style:style style:name="T2828" style:parent-style-name="Domyślnaczcionkaakapitu" style:family="text">
      <style:text-properties fo:background-color="#80FFFF"/>
    </style:style>
    <style:style style:name="T2829" style:parent-style-name="Domyślnaczcionkaakapitu" style:family="text">
      <style:text-properties fo:background-color="#80FFFF"/>
    </style:style>
    <style:style style:name="T2830" style:parent-style-name="Domyślnaczcionkaakapitu" style:family="text">
      <style:text-properties fo:background-color="#80FFFF"/>
    </style:style>
    <style:style style:name="T2831" style:parent-style-name="Domyślnaczcionkaakapitu" style:family="text">
      <style:text-properties fo:background-color="#80FFFF"/>
    </style:style>
    <style:style style:name="P2832" style:parent-style-name="Normalny" style:family="paragraph">
      <style:paragraph-properties fo:text-align="justify" fo:line-height="150%" fo:text-indent="0.25in"/>
    </style:style>
    <style:style style:name="T2833" style:parent-style-name="Domyślnaczcionkaakapitu" style:family="text">
      <style:text-properties fo:background-color="#80FFFF"/>
    </style:style>
    <style:style style:name="T2834" style:parent-style-name="Domyślnaczcionkaakapitu" style:family="text">
      <style:text-properties fo:background-color="#80FFFF"/>
    </style:style>
    <style:style style:name="T2835" style:parent-style-name="Domyślnaczcionkaakapitu" style:family="text">
      <style:text-properties fo:background-color="#80FFFF"/>
    </style:style>
    <style:style style:name="T2836" style:parent-style-name="Domyślnaczcionkaakapitu" style:family="text">
      <style:text-properties fo:background-color="#80FFFF"/>
    </style:style>
    <style:style style:name="T2837" style:parent-style-name="Domyślnaczcionkaakapitu" style:family="text">
      <style:text-properties fo:background-color="#80FFFF"/>
    </style:style>
    <style:style style:name="T2838" style:parent-style-name="Domyślnaczcionkaakapitu" style:family="text">
      <style:text-properties fo:background-color="#80FFFF"/>
    </style:style>
    <style:style style:name="T2839" style:parent-style-name="Domyślnaczcionkaakapitu" style:family="text">
      <style:text-properties fo:background-color="#80FFFF"/>
    </style:style>
    <style:style style:name="T2840" style:parent-style-name="Domyślnaczcionkaakapitu" style:family="text">
      <style:text-properties fo:background-color="#80FFFF"/>
    </style:style>
    <style:style style:name="T2841" style:parent-style-name="Domyślnaczcionkaakapitu" style:family="text">
      <style:text-properties fo:background-color="#80FFFF"/>
    </style:style>
    <style:style style:name="P2842" style:parent-style-name="Normalny" style:family="paragraph">
      <style:paragraph-properties fo:text-align="justify" fo:line-height="150%" fo:text-indent="0.25in"/>
    </style:style>
    <style:style style:name="T2843" style:parent-style-name="Domyślnaczcionkaakapitu" style:family="text">
      <style:text-properties fo:background-color="#80FFFF"/>
    </style:style>
    <style:style style:name="T2844" style:parent-style-name="Domyślnaczcionkaakapitu" style:family="text">
      <style:text-properties fo:background-color="#80FFFF"/>
    </style:style>
    <style:style style:name="P2845" style:parent-style-name="Normalny" style:family="paragraph">
      <style:paragraph-properties fo:text-align="justify" fo:line-height="150%" fo:text-indent="0.25in"/>
    </style:style>
    <style:style style:name="T2846" style:parent-style-name="Domyślnaczcionkaakapitu" style:family="text">
      <style:text-properties fo:background-color="#80FFFF"/>
    </style:style>
    <style:style style:name="T2847" style:parent-style-name="Domyślnaczcionkaakapitu" style:family="text">
      <style:text-properties fo:background-color="#80FFFF"/>
    </style:style>
    <style:style style:name="T2848" style:parent-style-name="Domyślnaczcionkaakapitu" style:family="text">
      <style:text-properties fo:background-color="#80FFFF"/>
    </style:style>
    <style:style style:name="T2849" style:parent-style-name="Domyślnaczcionkaakapitu" style:family="text">
      <style:text-properties fo:background-color="#80FFFF"/>
    </style:style>
    <style:style style:name="T2850" style:parent-style-name="Domyślnaczcionkaakapitu" style:family="text">
      <style:text-properties fo:background-color="#80FFFF"/>
    </style:style>
    <style:style style:name="T2851" style:parent-style-name="Domyślnaczcionkaakapitu" style:family="text">
      <style:text-properties fo:background-color="#80FFFF"/>
    </style:style>
    <style:style style:name="T2852" style:parent-style-name="Domyślnaczcionkaakapitu" style:family="text">
      <style:text-properties fo:background-color="#80FFFF"/>
    </style:style>
    <style:style style:name="T2853" style:parent-style-name="Domyślnaczcionkaakapitu" style:family="text">
      <style:text-properties fo:background-color="#80FFFF"/>
    </style:style>
    <style:style style:name="T2854" style:parent-style-name="Domyślnaczcionkaakapitu" style:family="text">
      <style:text-properties fo:background-color="#80FFFF"/>
    </style:style>
    <style:style style:name="T2855" style:parent-style-name="Domyślnaczcionkaakapitu" style:family="text">
      <style:text-properties fo:background-color="#80FFFF"/>
    </style:style>
    <style:style style:name="T2856" style:parent-style-name="Domyślnaczcionkaakapitu" style:family="text">
      <style:text-properties fo:background-color="#80FFFF"/>
    </style:style>
    <style:style style:name="T2857" style:parent-style-name="Domyślnaczcionkaakapitu" style:family="text">
      <style:text-properties fo:background-color="#80FFFF"/>
    </style:style>
    <style:style style:name="T2858" style:parent-style-name="Domyślnaczcionkaakapitu" style:family="text">
      <style:text-properties fo:background-color="#80FFFF"/>
    </style:style>
    <style:style style:name="T2859" style:parent-style-name="Domyślnaczcionkaakapitu" style:family="text">
      <style:text-properties fo:background-color="#80FFFF"/>
    </style:style>
    <style:style style:name="T2860" style:parent-style-name="Domyślnaczcionkaakapitu" style:family="text">
      <style:text-properties fo:background-color="#80FFFF"/>
    </style:style>
    <style:style style:name="T2861" style:parent-style-name="Domyślnaczcionkaakapitu" style:family="text">
      <style:text-properties fo:background-color="#80FFFF"/>
    </style:style>
    <style:style style:name="T2862" style:parent-style-name="Domyślnaczcionkaakapitu" style:family="text">
      <style:text-properties fo:background-color="#80FFFF"/>
    </style:style>
    <style:style style:name="T2863" style:parent-style-name="Domyślnaczcionkaakapitu" style:family="text">
      <style:text-properties fo:background-color="#80FFFF"/>
    </style:style>
    <style:style style:name="T2864" style:parent-style-name="Domyślnaczcionkaakapitu" style:family="text">
      <style:text-properties fo:background-color="#80FFFF"/>
    </style:style>
    <style:style style:name="T2865" style:parent-style-name="Domyślnaczcionkaakapitu" style:family="text">
      <style:text-properties fo:background-color="#80FFFF"/>
    </style:style>
    <style:style style:name="T2866" style:parent-style-name="Domyślnaczcionkaakapitu" style:family="text">
      <style:text-properties fo:background-color="#80FFFF"/>
    </style:style>
    <style:style style:name="P2867" style:parent-style-name="Normalny" style:family="paragraph">
      <style:paragraph-properties fo:text-align="justify" fo:line-height="150%"/>
    </style:style>
    <style:style style:name="T2868" style:parent-style-name="Domyślnaczcionkaakapitu" style:family="text">
      <style:text-properties style:text-underline-type="single" style:text-underline-style="solid" style:text-underline-width="auto" style:text-underline-mode="continuous"/>
    </style:style>
    <style:style style:name="P2869" style:parent-style-name="Normalny" style:family="paragraph">
      <style:paragraph-properties fo:text-align="justify" fo:line-height="150%" fo:text-indent="0.25in"/>
    </style:style>
    <style:style style:name="T2870" style:parent-style-name="Domyślnaczcionkaakapitu" style:family="text">
      <style:text-properties fo:background-color="#80FFFF"/>
    </style:style>
    <style:style style:name="T2871" style:parent-style-name="Domyślnaczcionkaakapitu" style:family="text">
      <style:text-properties fo:background-color="#80FFFF"/>
    </style:style>
    <style:style style:name="T2872" style:parent-style-name="Domyślnaczcionkaakapitu" style:family="text">
      <style:text-properties fo:background-color="#80FFFF"/>
    </style:style>
    <style:style style:name="T2873" style:parent-style-name="Domyślnaczcionkaakapitu" style:family="text">
      <style:text-properties fo:background-color="#80FFFF"/>
    </style:style>
    <style:style style:name="P2874" style:parent-style-name="Normalny" style:family="paragraph">
      <style:paragraph-properties fo:text-align="justify" fo:line-height="150%" fo:text-indent="0.25in"/>
    </style:style>
    <style:style style:name="T2875" style:parent-style-name="Domyślnaczcionkaakapitu" style:family="text">
      <style:text-properties fo:background-color="#80FFFF"/>
    </style:style>
    <style:style style:name="T2876" style:parent-style-name="Domyślnaczcionkaakapitu" style:family="text">
      <style:text-properties fo:background-color="#80FFFF"/>
    </style:style>
    <style:style style:name="T2877" style:parent-style-name="Domyślnaczcionkaakapitu" style:family="text">
      <style:text-properties fo:background-color="#80FFFF"/>
    </style:style>
    <style:style style:name="T2878" style:parent-style-name="Domyślnaczcionkaakapitu" style:family="text">
      <style:text-properties fo:background-color="#80FFFF"/>
    </style:style>
    <style:style style:name="T2879" style:parent-style-name="Domyślnaczcionkaakapitu" style:family="text">
      <style:text-properties fo:background-color="#80FFFF"/>
    </style:style>
    <style:style style:name="T2880" style:parent-style-name="Domyślnaczcionkaakapitu" style:family="text">
      <style:text-properties fo:background-color="#80FFFF"/>
    </style:style>
    <style:style style:name="P2881" style:parent-style-name="Normalny" style:family="paragraph">
      <style:paragraph-properties fo:text-align="justify" fo:line-height="150%"/>
    </style:style>
    <style:style style:name="T2882" style:parent-style-name="Domyślnaczcionkaakapitu" style:family="text">
      <style:text-properties style:text-underline-type="single" style:text-underline-style="solid" style:text-underline-width="auto" style:text-underline-mode="continuous"/>
    </style:style>
    <style:style style:name="P2883" style:parent-style-name="Normalny" style:family="paragraph">
      <style:paragraph-properties fo:text-align="justify" fo:line-height="150%" fo:text-indent="0.25in"/>
      <style:text-properties fo:background-color="#80FFFF"/>
    </style:style>
    <style:style style:name="P2884" style:parent-style-name="Normalny" style:family="paragraph">
      <style:paragraph-properties fo:text-align="justify" fo:line-height="150%" fo:text-indent="0.25in"/>
      <style:text-properties fo:background-color="#80FFFF"/>
    </style:style>
    <style:style style:name="P2885" style:parent-style-name="Normalny" style:family="paragraph">
      <style:paragraph-properties fo:text-align="justify" fo:line-height="150%" fo:text-indent="0.25in"/>
    </style:style>
    <style:style style:name="T2886" style:parent-style-name="Domyślnaczcionkaakapitu" style:family="text">
      <style:text-properties fo:background-color="#80FFFF"/>
    </style:style>
    <style:style style:name="T2887" style:parent-style-name="Domyślnaczcionkaakapitu" style:family="text">
      <style:text-properties fo:background-color="#80FFFF"/>
    </style:style>
    <style:style style:name="T2888" style:parent-style-name="Domyślnaczcionkaakapitu" style:family="text">
      <style:text-properties fo:background-color="#80FFFF"/>
    </style:style>
    <style:style style:name="T2889" style:parent-style-name="Domyślnaczcionkaakapitu" style:family="text">
      <style:text-properties fo:background-color="#80FFFF"/>
    </style:style>
    <style:style style:name="T2890" style:parent-style-name="Domyślnaczcionkaakapitu" style:family="text">
      <style:text-properties fo:background-color="#80FFFF"/>
    </style:style>
    <style:style style:name="T2891" style:parent-style-name="Domyślnaczcionkaakapitu" style:family="text">
      <style:text-properties fo:background-color="#80FFFF"/>
    </style:style>
    <style:style style:name="T2892" style:parent-style-name="Domyślnaczcionkaakapitu" style:family="text">
      <style:text-properties fo:background-color="#80FFFF"/>
    </style:style>
    <style:style style:name="T2893" style:parent-style-name="Domyślnaczcionkaakapitu" style:family="text">
      <style:text-properties fo:background-color="#80FFFF"/>
    </style:style>
    <style:style style:name="T2894" style:parent-style-name="Domyślnaczcionkaakapitu" style:family="text">
      <style:text-properties fo:background-color="#80FFFF"/>
    </style:style>
    <style:style style:name="T2895" style:parent-style-name="Domyślnaczcionkaakapitu" style:family="text">
      <style:text-properties fo:background-color="#80FFFF"/>
    </style:style>
    <style:style style:name="T2896" style:parent-style-name="Domyślnaczcionkaakapitu" style:family="text">
      <style:text-properties fo:background-color="#80FFFF"/>
    </style:style>
    <style:style style:name="T2897" style:parent-style-name="Domyślnaczcionkaakapitu" style:family="text">
      <style:text-properties fo:background-color="#80FFFF"/>
    </style:style>
    <style:style style:name="T2898" style:parent-style-name="Domyślnaczcionkaakapitu" style:family="text">
      <style:text-properties fo:background-color="#80FFFF"/>
    </style:style>
    <style:style style:name="T2899" style:parent-style-name="Domyślnaczcionkaakapitu" style:family="text">
      <style:text-properties fo:background-color="#80FFFF"/>
    </style:style>
    <style:style style:name="T2900" style:parent-style-name="Domyślnaczcionkaakapitu" style:family="text">
      <style:text-properties fo:background-color="#80FFFF"/>
    </style:style>
    <style:style style:name="T2901" style:parent-style-name="Domyślnaczcionkaakapitu" style:family="text">
      <style:text-properties fo:background-color="#80FFFF"/>
    </style:style>
    <style:style style:name="T2902" style:parent-style-name="Domyślnaczcionkaakapitu" style:family="text">
      <style:text-properties fo:background-color="#80FFFF"/>
    </style:style>
    <style:style style:name="T2903" style:parent-style-name="Domyślnaczcionkaakapitu" style:family="text">
      <style:text-properties fo:background-color="#80FFFF"/>
    </style:style>
    <style:style style:name="T2904" style:parent-style-name="Domyślnaczcionkaakapitu" style:family="text">
      <style:text-properties fo:background-color="#80FFFF"/>
    </style:style>
    <style:style style:name="T2905" style:parent-style-name="Domyślnaczcionkaakapitu" style:family="text">
      <style:text-properties fo:background-color="#80FFFF"/>
    </style:style>
    <style:style style:name="T2906" style:parent-style-name="Domyślnaczcionkaakapitu" style:family="text">
      <style:text-properties fo:background-color="#80FFFF"/>
    </style:style>
    <style:style style:name="T2907" style:parent-style-name="Domyślnaczcionkaakapitu" style:family="text">
      <style:text-properties fo:background-color="#80FFFF"/>
    </style:style>
    <style:style style:name="T2908" style:parent-style-name="Domyślnaczcionkaakapitu" style:family="text">
      <style:text-properties fo:background-color="#80FFFF"/>
    </style:style>
    <style:style style:name="T2909" style:parent-style-name="Domyślnaczcionkaakapitu" style:family="text">
      <style:text-properties fo:background-color="#80FFFF"/>
    </style:style>
    <style:style style:name="T2910" style:parent-style-name="Domyślnaczcionkaakapitu" style:family="text">
      <style:text-properties fo:background-color="#80FFFF"/>
    </style:style>
    <style:style style:name="P2911" style:parent-style-name="Normalny" style:family="paragraph">
      <style:paragraph-properties fo:text-align="justify" fo:line-height="150%" fo:text-indent="0.25in"/>
    </style:style>
    <style:style style:name="T2912" style:parent-style-name="Domyślnaczcionkaakapitu" style:family="text">
      <style:text-properties fo:background-color="#80FFFF"/>
    </style:style>
    <style:style style:name="T2913" style:parent-style-name="Domyślnaczcionkaakapitu" style:family="text">
      <style:text-properties fo:background-color="#80FFFF"/>
    </style:style>
    <style:style style:name="T2914" style:parent-style-name="Domyślnaczcionkaakapitu" style:family="text">
      <style:text-properties fo:background-color="#80FFFF"/>
    </style:style>
    <style:style style:name="T2915" style:parent-style-name="Domyślnaczcionkaakapitu" style:family="text">
      <style:text-properties fo:background-color="#80FFFF"/>
    </style:style>
    <style:style style:name="T2916" style:parent-style-name="Domyślnaczcionkaakapitu" style:family="text">
      <style:text-properties fo:background-color="#80FFFF"/>
    </style:style>
    <style:style style:name="T2917" style:parent-style-name="Domyślnaczcionkaakapitu" style:family="text">
      <style:text-properties fo:background-color="#80FFFF"/>
    </style:style>
    <style:style style:name="P2918" style:parent-style-name="Normalny" style:family="paragraph">
      <style:paragraph-properties fo:text-align="justify" fo:line-height="150%" fo:text-indent="0.25in"/>
    </style:style>
    <style:style style:name="T2919" style:parent-style-name="Domyślnaczcionkaakapitu" style:family="text">
      <style:text-properties fo:background-color="#80FFFF"/>
    </style:style>
    <style:style style:name="T2920" style:parent-style-name="Domyślnaczcionkaakapitu" style:family="text">
      <style:text-properties fo:background-color="#80FFFF"/>
    </style:style>
    <style:style style:name="T2921" style:parent-style-name="Domyślnaczcionkaakapitu" style:family="text">
      <style:text-properties fo:background-color="#80FFFF"/>
    </style:style>
    <style:style style:name="T2922" style:parent-style-name="Domyślnaczcionkaakapitu" style:family="text">
      <style:text-properties fo:background-color="#80FFFF"/>
    </style:style>
    <style:style style:name="T2923" style:parent-style-name="Domyślnaczcionkaakapitu" style:family="text">
      <style:text-properties fo:background-color="#80FFFF"/>
    </style:style>
    <style:style style:name="T2924" style:parent-style-name="Domyślnaczcionkaakapitu" style:family="text">
      <style:text-properties fo:background-color="#80FFFF"/>
    </style:style>
    <style:style style:name="T2925" style:parent-style-name="Domyślnaczcionkaakapitu" style:family="text">
      <style:text-properties fo:background-color="#80FFFF"/>
    </style:style>
    <style:style style:name="T2926" style:parent-style-name="Domyślnaczcionkaakapitu" style:family="text">
      <style:text-properties fo:background-color="#80FFFF"/>
    </style:style>
    <style:style style:name="T2927" style:parent-style-name="Domyślnaczcionkaakapitu" style:family="text">
      <style:text-properties fo:background-color="#80FFFF"/>
    </style:style>
    <style:style style:name="T2928" style:parent-style-name="Domyślnaczcionkaakapitu" style:family="text">
      <style:text-properties fo:background-color="#80FFFF"/>
    </style:style>
    <style:style style:name="T2929" style:parent-style-name="Domyślnaczcionkaakapitu" style:family="text">
      <style:text-properties fo:background-color="#80FFFF"/>
    </style:style>
    <style:style style:name="T2930" style:parent-style-name="Domyślnaczcionkaakapitu" style:family="text">
      <style:text-properties fo:background-color="#80FFFF"/>
    </style:style>
    <style:style style:name="T2931" style:parent-style-name="Domyślnaczcionkaakapitu" style:family="text">
      <style:text-properties fo:background-color="#80FFFF"/>
    </style:style>
    <style:style style:name="T2932" style:parent-style-name="Domyślnaczcionkaakapitu" style:family="text">
      <style:text-properties fo:background-color="#80FFFF"/>
    </style:style>
    <style:style style:name="T2933" style:parent-style-name="Domyślnaczcionkaakapitu" style:family="text">
      <style:text-properties fo:background-color="#80FFFF"/>
    </style:style>
    <style:style style:name="T2934" style:parent-style-name="Domyślnaczcionkaakapitu" style:family="text">
      <style:text-properties fo:background-color="#80FFFF"/>
    </style:style>
    <style:style style:name="T2935" style:parent-style-name="Domyślnaczcionkaakapitu" style:family="text">
      <style:text-properties fo:background-color="#80FFFF"/>
    </style:style>
    <style:style style:name="T2936" style:parent-style-name="Domyślnaczcionkaakapitu" style:family="text">
      <style:text-properties fo:background-color="#80FFFF"/>
    </style:style>
    <style:style style:name="T2937" style:parent-style-name="Domyślnaczcionkaakapitu" style:family="text">
      <style:text-properties fo:background-color="#80FFFF"/>
    </style:style>
    <style:style style:name="T2938" style:parent-style-name="Domyślnaczcionkaakapitu" style:family="text">
      <style:text-properties fo:background-color="#80FFFF"/>
    </style:style>
    <style:style style:name="P2939" style:parent-style-name="Normalny" style:family="paragraph">
      <style:paragraph-properties fo:text-align="justify" fo:line-height="150%" fo:text-indent="0.25in"/>
    </style:style>
    <style:style style:name="T2940" style:parent-style-name="Domyślnaczcionkaakapitu" style:family="text">
      <style:text-properties fo:background-color="#80FFFF"/>
    </style:style>
    <style:style style:name="P2941" style:parent-style-name="Normalny" style:family="paragraph">
      <style:paragraph-properties fo:text-align="justify" fo:line-height="150%" fo:text-indent="0.25in"/>
    </style:style>
    <style:style style:name="T2942" style:parent-style-name="Domyślnaczcionkaakapitu" style:family="text">
      <style:text-properties fo:background-color="#80FFFF"/>
    </style:style>
    <style:style style:name="T2943" style:parent-style-name="Domyślnaczcionkaakapitu" style:family="text">
      <style:text-properties fo:background-color="#80FFFF"/>
    </style:style>
    <style:style style:name="T2944" style:parent-style-name="Domyślnaczcionkaakapitu" style:family="text">
      <style:text-properties fo:background-color="#80FFFF"/>
    </style:style>
    <style:style style:name="T2945" style:parent-style-name="Domyślnaczcionkaakapitu" style:family="text">
      <style:text-properties fo:background-color="#80FFFF"/>
    </style:style>
    <style:style style:name="T2946" style:parent-style-name="Domyślnaczcionkaakapitu" style:family="text">
      <style:text-properties fo:background-color="#80FFFF"/>
    </style:style>
    <style:style style:name="T2947" style:parent-style-name="Domyślnaczcionkaakapitu" style:family="text">
      <style:text-properties fo:background-color="#80FFFF"/>
    </style:style>
    <style:style style:name="T2948" style:parent-style-name="Domyślnaczcionkaakapitu" style:family="text">
      <style:text-properties fo:background-color="#80FFFF"/>
    </style:style>
    <style:style style:name="T2949" style:parent-style-name="Domyślnaczcionkaakapitu" style:family="text">
      <style:text-properties fo:background-color="#80FFFF"/>
    </style:style>
    <style:style style:name="T2950" style:parent-style-name="Domyślnaczcionkaakapitu" style:family="text">
      <style:text-properties fo:background-color="#80FFFF"/>
    </style:style>
    <style:style style:name="P2951" style:parent-style-name="Normalny" style:family="paragraph">
      <style:paragraph-properties fo:text-align="justify" fo:line-height="150%" fo:text-indent="0.25in"/>
    </style:style>
    <style:style style:name="T2952" style:parent-style-name="Domyślnaczcionkaakapitu" style:family="text">
      <style:text-properties fo:background-color="#80FFFF"/>
    </style:style>
    <style:style style:name="P2953" style:parent-style-name="Normalny" style:family="paragraph">
      <style:paragraph-properties fo:text-align="justify" fo:line-height="150%" fo:text-indent="0.25in"/>
    </style:style>
    <style:style style:name="P2954" style:parent-style-name="Normalny" style:family="paragraph">
      <style:paragraph-properties fo:text-align="justify" fo:line-height="150%"/>
    </style:style>
    <style:style style:name="T2955" style:parent-style-name="Domyślnaczcionkaakapitu" style:family="text">
      <style:text-properties fo:background-color="#80FFFF" style:text-underline-type="single" style:text-underline-style="solid" style:text-underline-width="auto" style:text-underline-mode="continuous"/>
    </style:style>
    <style:style style:name="T2956" style:parent-style-name="Domyślnaczcionkaakapitu" style:family="text">
      <style:text-properties style:text-underline-type="single" style:text-underline-style="solid" style:text-underline-width="auto" style:text-underline-mode="continuous"/>
    </style:style>
    <style:style style:name="T2957" style:parent-style-name="Domyślnaczcionkaakapitu" style:family="text">
      <style:text-properties fo:background-color="#80FFFF" style:text-underline-type="single" style:text-underline-style="solid" style:text-underline-width="auto" style:text-underline-mode="continuous"/>
    </style:style>
    <style:style style:name="T2958" style:parent-style-name="Domyślnaczcionkaakapitu" style:family="text">
      <style:text-properties style:text-underline-type="single" style:text-underline-style="solid" style:text-underline-width="auto" style:text-underline-mode="continuous"/>
    </style:style>
    <style:style style:name="P2959" style:parent-style-name="Normalny" style:family="paragraph">
      <style:paragraph-properties fo:text-align="justify" fo:line-height="150%" fo:text-indent="0.25in"/>
    </style:style>
    <style:style style:name="P2960" style:parent-style-name="Normalny" style:family="paragraph">
      <style:paragraph-properties fo:text-align="justify" fo:line-height="150%"/>
    </style:style>
    <style:style style:name="T2961" style:parent-style-name="Domyślnaczcionkaakapitu" style:family="text">
      <style:text-properties style:text-underline-type="single" style:text-underline-style="solid" style:text-underline-width="auto" style:text-underline-mode="continuous"/>
    </style:style>
    <style:style style:name="T2962" style:parent-style-name="Domyślnaczcionkaakapitu" style:family="text">
      <style:text-properties fo:background-color="#80FFFF" style:text-underline-type="single" style:text-underline-style="solid" style:text-underline-width="auto" style:text-underline-mode="continuous"/>
    </style:style>
    <style:style style:name="T2963" style:parent-style-name="Domyślnaczcionkaakapitu" style:family="text">
      <style:text-properties style:text-underline-type="single" style:text-underline-style="solid" style:text-underline-width="auto" style:text-underline-mode="continuous"/>
    </style:style>
    <style:style style:name="P2964" style:parent-style-name="Normalny" style:family="paragraph">
      <style:paragraph-properties fo:text-align="justify" fo:line-height="150%" fo:text-indent="0.25in"/>
    </style:style>
    <style:style style:name="T2965" style:parent-style-name="Domyślnaczcionkaakapitu" style:family="text">
      <style:text-properties fo:background-color="#80FFFF"/>
    </style:style>
    <style:style style:name="T2966" style:parent-style-name="Domyślnaczcionkaakapitu" style:family="text">
      <style:text-properties fo:background-color="#80FFFF"/>
    </style:style>
    <style:style style:name="T2967" style:parent-style-name="Domyślnaczcionkaakapitu" style:family="text">
      <style:text-properties fo:background-color="#80FFFF"/>
    </style:style>
    <style:style style:name="T2968" style:parent-style-name="Domyślnaczcionkaakapitu" style:family="text">
      <style:text-properties fo:background-color="#80FFFF"/>
    </style:style>
    <style:style style:name="T2969" style:parent-style-name="Domyślnaczcionkaakapitu" style:family="text">
      <style:text-properties fo:background-color="#80FFFF"/>
    </style:style>
    <style:style style:name="P2970" style:parent-style-name="Normalny" style:family="paragraph">
      <style:paragraph-properties fo:text-align="justify" fo:line-height="150%" fo:text-indent="0.25in"/>
    </style:style>
    <style:style style:name="T2971" style:parent-style-name="Domyślnaczcionkaakapitu" style:family="text">
      <style:text-properties fo:background-color="#80FFFF"/>
    </style:style>
    <style:style style:name="T2972" style:parent-style-name="Domyślnaczcionkaakapitu" style:family="text">
      <style:text-properties fo:background-color="#80FFFF"/>
    </style:style>
    <style:style style:name="T2973" style:parent-style-name="Domyślnaczcionkaakapitu" style:family="text">
      <style:text-properties fo:background-color="#80FFFF"/>
    </style:style>
    <style:style style:name="T2974" style:parent-style-name="Domyślnaczcionkaakapitu" style:family="text">
      <style:text-properties fo:background-color="#80FFFF"/>
    </style:style>
    <style:style style:name="T2975" style:parent-style-name="Domyślnaczcionkaakapitu" style:family="text">
      <style:text-properties fo:background-color="#80FFFF"/>
    </style:style>
    <style:style style:name="T2976" style:parent-style-name="Domyślnaczcionkaakapitu" style:family="text">
      <style:text-properties fo:background-color="#80FFFF"/>
    </style:style>
    <style:style style:name="T2977" style:parent-style-name="Domyślnaczcionkaakapitu" style:family="text">
      <style:text-properties fo:background-color="#80FFFF"/>
    </style:style>
    <style:style style:name="T2978" style:parent-style-name="Domyślnaczcionkaakapitu" style:family="text">
      <style:text-properties fo:background-color="#80FFFF"/>
    </style:style>
    <style:style style:name="P2979" style:parent-style-name="Normalny" style:family="paragraph">
      <style:paragraph-properties fo:text-align="justify" fo:line-height="150%" fo:text-indent="0.25in"/>
    </style:style>
    <style:style style:name="T2980" style:parent-style-name="Domyślnaczcionkaakapitu" style:family="text">
      <style:text-properties fo:background-color="#80FFFF"/>
    </style:style>
    <style:style style:name="T2981" style:parent-style-name="Domyślnaczcionkaakapitu" style:family="text">
      <style:text-properties fo:background-color="#80FFFF"/>
    </style:style>
    <style:style style:name="T2982" style:parent-style-name="Domyślnaczcionkaakapitu" style:family="text">
      <style:text-properties fo:background-color="#80FFFF"/>
    </style:style>
    <style:style style:name="P2983" style:parent-style-name="Normalny" style:family="paragraph">
      <style:paragraph-properties fo:text-align="justify" fo:line-height="150%" fo:text-indent="0.25in"/>
    </style:style>
    <style:style style:name="T2984" style:parent-style-name="Domyślnaczcionkaakapitu" style:family="text">
      <style:text-properties fo:background-color="#80FFFF"/>
    </style:style>
    <style:style style:name="P2985" style:parent-style-name="Normalny" style:family="paragraph">
      <style:paragraph-properties fo:text-align="justify" fo:line-height="150%" fo:text-indent="0.25in"/>
    </style:style>
    <style:style style:name="T2986" style:parent-style-name="Domyślnaczcionkaakapitu" style:family="text">
      <style:text-properties fo:background-color="#80FFFF"/>
    </style:style>
    <style:style style:name="P2987" style:parent-style-name="Normalny" style:family="paragraph">
      <style:paragraph-properties fo:text-align="justify" fo:line-height="150%"/>
    </style:style>
    <style:style style:name="T2988" style:parent-style-name="Domyślnaczcionkaakapitu" style:family="text">
      <style:text-properties style:text-underline-type="single" style:text-underline-style="solid" style:text-underline-width="auto" style:text-underline-mode="continuous"/>
    </style:style>
    <style:style style:name="P2989" style:parent-style-name="Normalny" style:family="paragraph">
      <style:paragraph-properties fo:text-align="justify" fo:line-height="150%" fo:text-indent="0.25in"/>
    </style:style>
    <style:style style:name="P2990" style:parent-style-name="Normalny" style:family="paragraph">
      <style:paragraph-properties fo:text-align="justify" fo:line-height="150%"/>
    </style:style>
    <style:style style:name="T2991" style:parent-style-name="Domyślnaczcionkaakapitu" style:family="text">
      <style:text-properties style:text-underline-type="single" style:text-underline-style="solid" style:text-underline-width="auto" style:text-underline-mode="continuous"/>
    </style:style>
    <style:style style:name="T2992" style:parent-style-name="Domyślnaczcionkaakapitu" style:family="text">
      <style:text-properties fo:background-color="#80FFFF" style:text-underline-type="single" style:text-underline-style="solid" style:text-underline-width="auto" style:text-underline-mode="continuous"/>
    </style:style>
    <style:style style:name="T2993" style:parent-style-name="Domyślnaczcionkaakapitu" style:family="text">
      <style:text-properties style:text-underline-type="single" style:text-underline-style="solid" style:text-underline-width="auto" style:text-underline-mode="continuous"/>
    </style:style>
    <style:style style:name="P2994" style:parent-style-name="Normalny" style:family="paragraph">
      <style:paragraph-properties fo:text-align="justify" fo:line-height="150%" fo:text-indent="0.25in"/>
    </style:style>
    <style:style style:name="T2995" style:parent-style-name="Domyślnaczcionkaakapitu" style:family="text">
      <style:text-properties fo:background-color="#80FFFF"/>
    </style:style>
    <style:style style:name="T2996" style:parent-style-name="Domyślnaczcionkaakapitu" style:family="text">
      <style:text-properties fo:background-color="#80FFFF"/>
    </style:style>
    <style:style style:name="T2997" style:parent-style-name="Domyślnaczcionkaakapitu" style:family="text">
      <style:text-properties fo:background-color="#80FFFF"/>
    </style:style>
    <style:style style:name="T2998" style:parent-style-name="Domyślnaczcionkaakapitu" style:family="text">
      <style:text-properties fo:background-color="#80FFFF"/>
    </style:style>
    <style:style style:name="T2999" style:parent-style-name="Domyślnaczcionkaakapitu" style:family="text">
      <style:text-properties fo:background-color="#80FFFF"/>
    </style:style>
    <style:style style:name="P3000" style:parent-style-name="Normalny" style:family="paragraph">
      <style:paragraph-properties fo:text-align="justify" fo:line-height="150%" fo:text-indent="0.25in"/>
    </style:style>
    <style:style style:name="T3001" style:parent-style-name="Domyślnaczcionkaakapitu" style:family="text">
      <style:text-properties fo:background-color="#80FFFF"/>
    </style:style>
    <style:style style:name="T3002" style:parent-style-name="Domyślnaczcionkaakapitu" style:family="text">
      <style:text-properties fo:background-color="#80FFFF"/>
    </style:style>
    <style:style style:name="T3003" style:parent-style-name="Domyślnaczcionkaakapitu" style:family="text">
      <style:text-properties fo:background-color="#80FFFF"/>
    </style:style>
    <style:style style:name="T3004" style:parent-style-name="Domyślnaczcionkaakapitu" style:family="text">
      <style:text-properties fo:background-color="#80FFFF"/>
    </style:style>
    <style:style style:name="P3005" style:parent-style-name="Normalny" style:family="paragraph">
      <style:paragraph-properties fo:text-align="justify" fo:line-height="150%" fo:text-indent="0.25in"/>
    </style:style>
    <style:style style:name="P3006" style:parent-style-name="Normalny" style:family="paragraph">
      <style:paragraph-properties fo:text-align="justify" fo:line-height="150%"/>
    </style:style>
    <style:style style:name="T3007" style:parent-style-name="Domyślnaczcionkaakapitu" style:family="text">
      <style:text-properties style:text-underline-type="single" style:text-underline-style="solid" style:text-underline-width="auto" style:text-underline-mode="continuous"/>
    </style:style>
    <style:style style:name="P3008" style:parent-style-name="Normalny" style:family="paragraph">
      <style:paragraph-properties fo:text-align="justify" fo:line-height="150%" fo:text-indent="0.25in"/>
    </style:style>
    <style:style style:name="P3009" style:parent-style-name="Normalny" style:family="paragraph">
      <style:paragraph-properties fo:text-align="justify" fo:line-height="150%" fo:text-indent="0.25in"/>
    </style:style>
    <style:style style:name="T3010" style:parent-style-name="Domyślnaczcionkaakapitu" style:family="text">
      <style:text-properties fo:background-color="#80FFFF"/>
    </style:style>
    <style:style style:name="P3011" style:parent-style-name="Normalny" style:family="paragraph">
      <style:paragraph-properties fo:text-align="justify" fo:line-height="150%"/>
    </style:style>
    <style:style style:name="T3012" style:parent-style-name="Domyślnaczcionkaakapitu" style:family="text">
      <style:text-properties style:text-underline-type="single" style:text-underline-style="solid" style:text-underline-width="auto" style:text-underline-mode="continuous"/>
    </style:style>
    <style:style style:name="T3013" style:parent-style-name="Domyślnaczcionkaakapitu" style:family="text">
      <style:text-properties fo:background-color="#80FFFF" style:text-underline-type="single" style:text-underline-style="solid" style:text-underline-width="auto" style:text-underline-mode="continuous"/>
    </style:style>
    <style:style style:name="T3014" style:parent-style-name="Domyślnaczcionkaakapitu" style:family="text">
      <style:text-properties style:text-underline-type="single" style:text-underline-style="solid" style:text-underline-width="auto" style:text-underline-mode="continuous"/>
    </style:style>
    <style:style style:name="P3015" style:parent-style-name="Normalny" style:family="paragraph">
      <style:paragraph-properties fo:text-align="justify" fo:line-height="150%" fo:text-indent="0.25in"/>
    </style:style>
    <style:style style:name="P3016" style:parent-style-name="Normalny" style:family="paragraph">
      <style:paragraph-properties fo:text-align="justify" fo:line-height="150%" fo:text-indent="0.25in"/>
    </style:style>
    <style:style style:name="P3017" style:parent-style-name="Normalny" style:family="paragraph">
      <style:paragraph-properties fo:text-align="justify" fo:line-height="150%" fo:text-indent="0.25in"/>
    </style:style>
    <style:style style:name="P3018" style:parent-style-name="Normalny" style:family="paragraph">
      <style:paragraph-properties fo:text-align="justify" fo:line-height="150%" fo:text-indent="0.25in"/>
    </style:style>
    <style:style style:name="T3019" style:parent-style-name="Domyślnaczcionkaakapitu" style:family="text">
      <style:text-properties fo:background-color="#80FFFF"/>
    </style:style>
    <style:style style:name="T3020" style:parent-style-name="Domyślnaczcionkaakapitu" style:family="text">
      <style:text-properties fo:background-color="#80FFFF"/>
    </style:style>
    <style:style style:name="T3021" style:parent-style-name="Domyślnaczcionkaakapitu" style:family="text">
      <style:text-properties fo:background-color="#80FFFF"/>
    </style:style>
    <style:style style:name="T3022" style:parent-style-name="Domyślnaczcionkaakapitu" style:family="text">
      <style:text-properties fo:background-color="#80FFFF"/>
    </style:style>
    <style:style style:name="P3023" style:parent-style-name="Normalny" style:family="paragraph">
      <style:paragraph-properties fo:text-align="justify" fo:line-height="150%"/>
    </style:style>
    <style:style style:name="T3024" style:parent-style-name="Domyślnaczcionkaakapitu" style:family="text">
      <style:text-properties style:text-underline-type="single" style:text-underline-style="solid" style:text-underline-width="auto" style:text-underline-mode="continuous"/>
    </style:style>
    <style:style style:name="P3025" style:parent-style-name="Normalny" style:family="paragraph">
      <style:paragraph-properties fo:text-align="justify" fo:line-height="150%" fo:text-indent="0.25in"/>
    </style:style>
    <style:style style:name="P3026" style:parent-style-name="Normalny" style:family="paragraph">
      <style:paragraph-properties fo:text-align="justify" fo:line-height="150%"/>
    </style:style>
    <style:style style:name="T3027" style:parent-style-name="Domyślnaczcionkaakapitu" style:family="text">
      <style:text-properties style:text-underline-type="single" style:text-underline-style="solid" style:text-underline-width="auto" style:text-underline-mode="continuous"/>
    </style:style>
    <style:style style:name="T3028" style:parent-style-name="Domyślnaczcionkaakapitu" style:family="text">
      <style:text-properties fo:background-color="#80FFFF" style:text-underline-type="single" style:text-underline-style="solid" style:text-underline-width="auto" style:text-underline-mode="continuous"/>
    </style:style>
    <style:style style:name="T3029" style:parent-style-name="Domyślnaczcionkaakapitu" style:family="text">
      <style:text-properties style:text-underline-type="single" style:text-underline-style="solid" style:text-underline-width="auto" style:text-underline-mode="continuous"/>
    </style:style>
    <style:style style:name="T3030" style:parent-style-name="Domyślnaczcionkaakapitu" style:family="text">
      <style:text-properties fo:background-color="#80FFFF" style:text-underline-type="single" style:text-underline-style="solid" style:text-underline-width="auto" style:text-underline-mode="continuous"/>
    </style:style>
    <style:style style:name="P3031" style:parent-style-name="Normalny" style:family="paragraph">
      <style:paragraph-properties fo:text-align="justify" fo:line-height="150%" fo:text-indent="0.25in"/>
    </style:style>
    <style:style style:name="T3032" style:parent-style-name="Domyślnaczcionkaakapitu" style:family="text">
      <style:text-properties fo:background-color="#80FFFF"/>
    </style:style>
    <style:style style:name="T3033" style:parent-style-name="Domyślnaczcionkaakapitu" style:family="text">
      <style:text-properties fo:background-color="#80FFFF"/>
    </style:style>
    <style:style style:name="P3034" style:parent-style-name="Normalny" style:family="paragraph">
      <style:paragraph-properties fo:text-align="justify" fo:line-height="150%"/>
    </style:style>
    <style:style style:name="T3035" style:parent-style-name="Domyślnaczcionkaakapitu" style:family="text">
      <style:text-properties style:text-underline-type="single" style:text-underline-style="solid" style:text-underline-width="auto" style:text-underline-mode="continuous"/>
    </style:style>
    <style:style style:name="P3036" style:parent-style-name="Normalny" style:family="paragraph">
      <style:paragraph-properties fo:text-align="justify" fo:line-height="150%" fo:text-indent="0.25in"/>
    </style:style>
    <style:style style:name="P3037" style:parent-style-name="Normalny" style:family="paragraph">
      <style:paragraph-properties fo:text-align="justify" fo:line-height="150%"/>
    </style:style>
    <style:style style:name="T3038" style:parent-style-name="Domyślnaczcionkaakapitu" style:family="text">
      <style:text-properties style:text-underline-type="single" style:text-underline-style="solid" style:text-underline-width="auto" style:text-underline-mode="continuous"/>
    </style:style>
    <style:style style:name="T3039" style:parent-style-name="Domyślnaczcionkaakapitu" style:family="text">
      <style:text-properties fo:background-color="#80FFFF" style:text-underline-type="single" style:text-underline-style="solid" style:text-underline-width="auto" style:text-underline-mode="continuous"/>
    </style:style>
    <style:style style:name="T3040" style:parent-style-name="Domyślnaczcionkaakapitu" style:family="text">
      <style:text-properties style:text-underline-type="single" style:text-underline-style="solid" style:text-underline-width="auto" style:text-underline-mode="continuous"/>
    </style:style>
    <style:style style:name="P3041" style:parent-style-name="Normalny" style:family="paragraph">
      <style:paragraph-properties fo:text-align="justify" fo:line-height="150%" fo:text-indent="0.25in">
        <style:tab-stops>
          <style:tab-stop style:type="left" style:position="1.9715in"/>
        </style:tab-stops>
      </style:paragraph-properties>
    </style:style>
    <style:style style:name="T3042" style:parent-style-name="Domyślnaczcionkaakapitu" style:family="text">
      <style:text-properties fo:background-color="#80FFFF"/>
    </style:style>
    <style:style style:name="P3043" style:parent-style-name="Normalny" style:family="paragraph">
      <style:paragraph-properties fo:text-align="justify" fo:line-height="150%" fo:text-indent="0.25in"/>
    </style:style>
    <style:style style:name="P3044" style:parent-style-name="Normalny" style:family="paragraph">
      <style:paragraph-properties fo:text-align="justify" fo:line-height="150%" fo:text-indent="0.25in"/>
    </style:style>
    <style:style style:name="T3045" style:parent-style-name="Domyślnaczcionkaakapitu" style:family="text">
      <style:text-properties fo:background-color="#80FFFF"/>
    </style:style>
    <style:style style:name="T3046" style:parent-style-name="Domyślnaczcionkaakapitu" style:family="text">
      <style:text-properties fo:background-color="#80FFFF"/>
    </style:style>
    <style:style style:name="T3047" style:parent-style-name="Domyślnaczcionkaakapitu" style:family="text">
      <style:text-properties fo:background-color="#80FFFF"/>
    </style:style>
    <style:style style:name="P3048" style:parent-style-name="Normalny" style:family="paragraph">
      <style:paragraph-properties fo:text-align="justify" fo:line-height="150%" fo:text-indent="0.25in"/>
    </style:style>
    <style:style style:name="P3049" style:parent-style-name="Normalny" style:family="paragraph">
      <style:paragraph-properties fo:text-align="justify" fo:line-height="150%"/>
    </style:style>
    <style:style style:name="T3050" style:parent-style-name="Domyślnaczcionkaakapitu" style:family="text">
      <style:text-properties style:text-underline-type="single" style:text-underline-style="solid" style:text-underline-width="auto" style:text-underline-mode="continuous"/>
    </style:style>
    <style:style style:name="P3051" style:parent-style-name="Normalny" style:family="paragraph">
      <style:paragraph-properties fo:text-align="justify" fo:line-height="150%" fo:text-indent="0.25in"/>
    </style:style>
    <style:style style:name="P3052" style:parent-style-name="Normalny" style:family="paragraph">
      <style:paragraph-properties fo:text-align="justify" fo:line-height="150%" fo:text-indent="0.25in"/>
    </style:style>
    <style:style style:name="P3053" style:parent-style-name="Normalny" style:family="paragraph">
      <style:paragraph-properties fo:text-align="justify" fo:line-height="150%"/>
    </style:style>
    <style:style style:name="T3054" style:parent-style-name="Domyślnaczcionkaakapitu" style:family="text">
      <style:text-properties fo:background-color="#80FFFF" style:text-underline-type="single" style:text-underline-style="solid" style:text-underline-width="auto" style:text-underline-mode="continuous"/>
    </style:style>
    <style:style style:name="T3055" style:parent-style-name="Domyślnaczcionkaakapitu" style:family="text">
      <style:text-properties style:text-underline-type="single" style:text-underline-style="solid" style:text-underline-width="auto" style:text-underline-mode="continuous"/>
    </style:style>
    <style:style style:name="P3056" style:parent-style-name="Normalny" style:family="paragraph">
      <style:paragraph-properties fo:text-align="justify" fo:line-height="150%" fo:text-indent="0.25in"/>
    </style:style>
    <style:style style:name="T3057" style:parent-style-name="Domyślnaczcionkaakapitu" style:family="text">
      <style:text-properties fo:background-color="#80FFFF"/>
    </style:style>
    <style:style style:name="P3058" style:parent-style-name="Normalny" style:family="paragraph">
      <style:paragraph-properties fo:text-align="justify" fo:line-height="150%" fo:text-indent="0.25in"/>
    </style:style>
    <style:style style:name="P3059" style:parent-style-name="Normalny" style:family="paragraph">
      <style:paragraph-properties fo:text-align="justify" fo:line-height="150%"/>
    </style:style>
    <style:style style:name="T3060" style:parent-style-name="Domyślnaczcionkaakapitu" style:family="text">
      <style:text-properties style:text-underline-type="single" style:text-underline-style="solid" style:text-underline-width="auto" style:text-underline-mode="continuous"/>
    </style:style>
    <style:style style:name="T3061" style:parent-style-name="Domyślnaczcionkaakapitu" style:family="text">
      <style:text-properties fo:background-color="#80FFFF" style:text-underline-type="single" style:text-underline-style="solid" style:text-underline-width="auto" style:text-underline-mode="continuous"/>
    </style:style>
    <style:style style:name="T3062" style:parent-style-name="Domyślnaczcionkaakapitu" style:family="text">
      <style:text-properties style:text-underline-type="single" style:text-underline-style="solid" style:text-underline-width="auto" style:text-underline-mode="continuous"/>
    </style:style>
    <style:style style:name="P3063" style:parent-style-name="Normalny" style:family="paragraph">
      <style:paragraph-properties fo:text-align="justify" fo:line-height="150%"/>
    </style:style>
    <style:style style:name="T3064" style:parent-style-name="Domyślnaczcionkaakapitu" style:family="text">
      <style:text-properties fo:background-color="#80FFFF"/>
    </style:style>
    <style:style style:name="P3065" style:parent-style-name="Normalny" style:family="paragraph">
      <style:paragraph-properties fo:text-align="justify" fo:line-height="150%"/>
    </style:style>
    <style:style style:name="T3066" style:parent-style-name="Domyślnaczcionkaakapitu" style:family="text">
      <style:text-properties style:text-underline-type="single" style:text-underline-style="solid" style:text-underline-width="auto" style:text-underline-mode="continuous"/>
    </style:style>
    <style:style style:name="P3067" style:parent-style-name="Normalny" style:family="paragraph">
      <style:paragraph-properties fo:text-align="justify" fo:line-height="150%" fo:text-indent="0.25in"/>
    </style:style>
    <style:style style:name="T3068" style:parent-style-name="Domyślnaczcionkaakapitu" style:family="text">
      <style:text-properties fo:background-color="#80FFFF"/>
    </style:style>
    <style:style style:name="P3069" style:parent-style-name="Normalny" style:family="paragraph">
      <style:paragraph-properties fo:text-align="justify" fo:line-height="150%" fo:text-indent="0.25in">
        <style:tab-stops>
          <style:tab-stop style:type="left" style:position="3.934in"/>
        </style:tab-stops>
      </style:paragraph-properties>
    </style:style>
    <style:style style:name="T3070" style:parent-style-name="Domyślnaczcionkaakapitu" style:family="text">
      <style:text-properties fo:background-color="#80FFFF"/>
    </style:style>
    <style:style style:name="P3071" style:parent-style-name="Normalny" style:family="paragraph">
      <style:paragraph-properties fo:text-align="justify" fo:line-height="150%"/>
    </style:style>
    <style:style style:name="T3072" style:parent-style-name="Domyślnaczcionkaakapitu" style:family="text">
      <style:text-properties style:text-underline-type="single" style:text-underline-style="solid" style:text-underline-width="auto" style:text-underline-mode="continuous"/>
    </style:style>
    <style:style style:name="P3073" style:parent-style-name="Normalny" style:family="paragraph">
      <style:paragraph-properties fo:text-align="justify" fo:line-height="150%" fo:text-indent="0.25in"/>
    </style:style>
    <style:style style:name="P3074" style:parent-style-name="Normalny" style:family="paragraph">
      <style:paragraph-properties fo:text-align="justify" fo:line-height="150%" fo:text-indent="0.25in"/>
    </style:style>
    <style:style style:name="P3075" style:parent-style-name="Normalny" style:family="paragraph">
      <style:paragraph-properties fo:text-align="justify" fo:line-height="150%"/>
    </style:style>
    <style:style style:name="T3076" style:parent-style-name="Domyślnaczcionkaakapitu" style:family="text">
      <style:text-properties style:text-underline-type="single" style:text-underline-style="solid" style:text-underline-width="auto" style:text-underline-mode="continuous"/>
    </style:style>
    <style:style style:name="P3077" style:parent-style-name="Normalny" style:family="paragraph">
      <style:paragraph-properties fo:text-align="justify" fo:line-height="150%" fo:text-indent="0.25in"/>
    </style:style>
    <style:style style:name="T3078" style:parent-style-name="Domyślnaczcionkaakapitu" style:family="text">
      <style:text-properties fo:background-color="#80FFFF"/>
    </style:style>
    <style:style style:name="T3079" style:parent-style-name="Domyślnaczcionkaakapitu" style:family="text">
      <style:text-properties fo:background-color="#80FFFF"/>
    </style:style>
    <style:style style:name="T3080" style:parent-style-name="Domyślnaczcionkaakapitu" style:family="text">
      <style:text-properties fo:background-color="#80FFFF"/>
    </style:style>
    <style:style style:name="T3081" style:parent-style-name="Domyślnaczcionkaakapitu" style:family="text">
      <style:text-properties fo:background-color="#80FFFF"/>
    </style:style>
    <style:style style:name="P3082" style:parent-style-name="Normalny" style:family="paragraph">
      <style:paragraph-properties fo:text-align="justify" fo:line-height="150%" fo:text-indent="0.25in"/>
    </style:style>
    <style:style style:name="T3083" style:parent-style-name="Domyślnaczcionkaakapitu" style:family="text">
      <style:text-properties fo:background-color="#80FFFF"/>
    </style:style>
    <style:style style:name="T3084" style:parent-style-name="Domyślnaczcionkaakapitu" style:family="text">
      <style:text-properties fo:background-color="#80FFFF"/>
    </style:style>
    <style:style style:name="T3085" style:parent-style-name="Domyślnaczcionkaakapitu" style:family="text">
      <style:text-properties fo:background-color="#80FFFF"/>
    </style:style>
    <style:style style:name="T3086" style:parent-style-name="Domyślnaczcionkaakapitu" style:family="text">
      <style:text-properties fo:background-color="#80FFFF"/>
    </style:style>
    <style:style style:name="P3087" style:parent-style-name="Normalny" style:family="paragraph">
      <style:paragraph-properties fo:text-align="justify" fo:line-height="150%" fo:text-indent="0.25in"/>
    </style:style>
    <style:style style:name="T3088" style:parent-style-name="Domyślnaczcionkaakapitu" style:family="text">
      <style:text-properties fo:background-color="#80FFFF"/>
    </style:style>
    <style:style style:name="T3089" style:parent-style-name="Domyślnaczcionkaakapitu" style:family="text">
      <style:text-properties fo:background-color="#80FFFF"/>
    </style:style>
    <style:style style:name="T3090" style:parent-style-name="Domyślnaczcionkaakapitu" style:family="text">
      <style:text-properties fo:background-color="#80FFFF"/>
    </style:style>
    <style:style style:name="T3091" style:parent-style-name="Domyślnaczcionkaakapitu" style:family="text">
      <style:text-properties fo:background-color="#80FFFF"/>
    </style:style>
    <style:style style:name="T3092" style:parent-style-name="Domyślnaczcionkaakapitu" style:family="text">
      <style:text-properties fo:background-color="#80FFFF"/>
    </style:style>
    <style:style style:name="T3093" style:parent-style-name="Domyślnaczcionkaakapitu" style:family="text">
      <style:text-properties fo:background-color="#80FFFF"/>
    </style:style>
    <style:style style:name="T3094" style:parent-style-name="Domyślnaczcionkaakapitu" style:family="text">
      <style:text-properties fo:background-color="#80FFFF"/>
    </style:style>
    <style:style style:name="T3095" style:parent-style-name="Domyślnaczcionkaakapitu" style:family="text">
      <style:text-properties fo:background-color="#80FFFF"/>
    </style:style>
    <style:style style:name="T3096" style:parent-style-name="Domyślnaczcionkaakapitu" style:family="text">
      <style:text-properties fo:background-color="#80FFFF"/>
    </style:style>
    <style:style style:name="T3097" style:parent-style-name="Domyślnaczcionkaakapitu" style:family="text">
      <style:text-properties fo:background-color="#80FFFF"/>
    </style:style>
    <style:style style:name="T3098" style:parent-style-name="Domyślnaczcionkaakapitu" style:family="text">
      <style:text-properties fo:background-color="#80FFFF"/>
    </style:style>
    <style:style style:name="T3099" style:parent-style-name="Domyślnaczcionkaakapitu" style:family="text">
      <style:text-properties fo:background-color="#80FFFF"/>
    </style:style>
    <style:style style:name="T3100" style:parent-style-name="Domyślnaczcionkaakapitu" style:family="text">
      <style:text-properties fo:background-color="#80FFFF"/>
    </style:style>
    <style:style style:name="P3101" style:parent-style-name="Normalny" style:family="paragraph">
      <style:paragraph-properties fo:text-align="justify" fo:line-height="150%" fo:text-indent="0.25in"/>
    </style:style>
    <style:style style:name="T3102" style:parent-style-name="Domyślnaczcionkaakapitu" style:family="text">
      <style:text-properties fo:background-color="#80FFFF"/>
    </style:style>
    <style:style style:name="P3103" style:parent-style-name="Normalny" style:family="paragraph">
      <style:paragraph-properties fo:text-align="justify" fo:line-height="150%"/>
    </style:style>
    <style:style style:name="T3104" style:parent-style-name="Domyślnaczcionkaakapitu" style:family="text">
      <style:text-properties style:text-underline-type="single" style:text-underline-style="solid" style:text-underline-width="auto" style:text-underline-mode="continuous"/>
    </style:style>
    <style:style style:name="T3105" style:parent-style-name="Domyślnaczcionkaakapitu" style:family="text">
      <style:text-properties fo:background-color="#80FFFF" style:text-underline-type="single" style:text-underline-style="solid" style:text-underline-width="auto" style:text-underline-mode="continuous"/>
    </style:style>
    <style:style style:name="P3106" style:parent-style-name="Normalny" style:family="paragraph">
      <style:paragraph-properties fo:text-align="justify" fo:line-height="150%" fo:text-indent="0.25in"/>
    </style:style>
    <style:style style:name="T3107" style:parent-style-name="Domyślnaczcionkaakapitu" style:family="text">
      <style:text-properties fo:background-color="#80FFFF"/>
    </style:style>
    <style:style style:name="T3108" style:parent-style-name="Domyślnaczcionkaakapitu" style:family="text">
      <style:text-properties fo:background-color="#80FFFF"/>
    </style:style>
    <style:style style:name="P3109" style:parent-style-name="Normalny" style:family="paragraph">
      <style:paragraph-properties fo:text-align="justify" fo:line-height="150%"/>
    </style:style>
    <style:style style:name="T3110" style:parent-style-name="Domyślnaczcionkaakapitu" style:family="text">
      <style:text-properties fo:background-color="#80FFFF" style:text-underline-type="single" style:text-underline-style="solid" style:text-underline-width="auto" style:text-underline-mode="continuous"/>
    </style:style>
    <style:style style:name="T3111" style:parent-style-name="Domyślnaczcionkaakapitu" style:family="text">
      <style:text-properties style:text-underline-type="single" style:text-underline-style="solid" style:text-underline-width="auto" style:text-underline-mode="continuous"/>
    </style:style>
    <style:style style:name="P3112" style:parent-style-name="Normalny" style:family="paragraph">
      <style:paragraph-properties fo:text-align="justify" fo:line-height="150%" fo:text-indent="0.25in"/>
    </style:style>
    <style:style style:name="P3113" style:parent-style-name="Normalny" style:family="paragraph">
      <style:paragraph-properties fo:text-align="justify" fo:line-height="150%" fo:text-indent="0.25in"/>
    </style:style>
    <style:style style:name="T3114" style:parent-style-name="Domyślnaczcionkaakapitu" style:family="text">
      <style:text-properties fo:background-color="#80FFFF"/>
    </style:style>
    <style:style style:name="P3115" style:parent-style-name="Normalny" style:family="paragraph">
      <style:paragraph-properties fo:text-align="justify" fo:line-height="150%" fo:text-indent="0.25in"/>
    </style:style>
    <style:style style:name="T3116" style:parent-style-name="Domyślnaczcionkaakapitu" style:family="text">
      <style:text-properties fo:background-color="#80FFFF"/>
    </style:style>
    <style:style style:name="T3117" style:parent-style-name="Domyślnaczcionkaakapitu" style:family="text">
      <style:text-properties fo:background-color="#80FFFF"/>
    </style:style>
    <style:style style:name="T3118" style:parent-style-name="Domyślnaczcionkaakapitu" style:family="text">
      <style:text-properties fo:background-color="#80FFFF"/>
    </style:style>
    <style:style style:name="T3119" style:parent-style-name="Domyślnaczcionkaakapitu" style:family="text">
      <style:text-properties fo:background-color="#80FFFF"/>
    </style:style>
    <style:style style:name="P3120" style:parent-style-name="Normalny" style:family="paragraph">
      <style:paragraph-properties fo:text-align="justify" fo:line-height="150%" fo:text-indent="0.25in"/>
    </style:style>
    <style:style style:name="T3121" style:parent-style-name="Domyślnaczcionkaakapitu" style:family="text">
      <style:text-properties fo:background-color="#80FFFF"/>
    </style:style>
    <style:style style:name="T3122" style:parent-style-name="Domyślnaczcionkaakapitu" style:family="text">
      <style:text-properties fo:background-color="#80FFFF"/>
    </style:style>
    <style:style style:name="T3123" style:parent-style-name="Domyślnaczcionkaakapitu" style:family="text">
      <style:text-properties fo:background-color="#80FFFF"/>
    </style:style>
    <style:style style:name="P3124" style:parent-style-name="Normalny" style:family="paragraph">
      <style:paragraph-properties fo:text-align="justify" fo:line-height="150%" fo:text-indent="0.25in"/>
    </style:style>
    <style:style style:name="T3125" style:parent-style-name="Domyślnaczcionkaakapitu" style:family="text">
      <style:text-properties fo:background-color="#80FFFF"/>
    </style:style>
    <style:style style:name="T3126" style:parent-style-name="Domyślnaczcionkaakapitu" style:family="text">
      <style:text-properties fo:background-color="#80FFFF"/>
    </style:style>
    <style:style style:name="T3127" style:parent-style-name="Domyślnaczcionkaakapitu" style:family="text">
      <style:text-properties fo:background-color="#80FFFF"/>
    </style:style>
    <style:style style:name="T3128" style:parent-style-name="Domyślnaczcionkaakapitu" style:family="text">
      <style:text-properties fo:background-color="#80FFFF"/>
    </style:style>
    <style:style style:name="T3129" style:parent-style-name="Domyślnaczcionkaakapitu" style:family="text">
      <style:text-properties fo:background-color="#80FFFF"/>
    </style:style>
    <style:style style:name="T3130" style:parent-style-name="Domyślnaczcionkaakapitu" style:family="text">
      <style:text-properties fo:background-color="#80FFFF"/>
    </style:style>
    <style:style style:name="T3131" style:parent-style-name="Domyślnaczcionkaakapitu" style:family="text">
      <style:text-properties fo:background-color="#80FFFF"/>
    </style:style>
    <style:style style:name="T3132" style:parent-style-name="Domyślnaczcionkaakapitu" style:family="text">
      <style:text-properties fo:background-color="#80FFFF"/>
    </style:style>
    <style:style style:name="P3133" style:parent-style-name="Normalny" style:family="paragraph">
      <style:paragraph-properties fo:text-align="justify" fo:line-height="150%" fo:text-indent="0.25in"/>
    </style:style>
    <style:style style:name="T3134" style:parent-style-name="Domyślnaczcionkaakapitu" style:family="text">
      <style:text-properties fo:background-color="#80FFFF"/>
    </style:style>
    <style:style style:name="T3135" style:parent-style-name="Domyślnaczcionkaakapitu" style:family="text">
      <style:text-properties fo:background-color="#80FFFF"/>
    </style:style>
    <style:style style:name="T3136" style:parent-style-name="Domyślnaczcionkaakapitu" style:family="text">
      <style:text-properties fo:background-color="#80FFFF"/>
    </style:style>
    <style:style style:name="P3137" style:parent-style-name="Normalny" style:family="paragraph">
      <style:paragraph-properties fo:text-align="justify" fo:line-height="150%" fo:text-indent="0.25in"/>
    </style:style>
    <style:style style:name="T3138" style:parent-style-name="Domyślnaczcionkaakapitu" style:family="text">
      <style:text-properties fo:background-color="#80FFFF"/>
    </style:style>
    <style:style style:name="T3139" style:parent-style-name="Domyślnaczcionkaakapitu" style:family="text">
      <style:text-properties fo:background-color="#80FFFF"/>
    </style:style>
    <style:style style:name="P3140" style:parent-style-name="Normalny" style:family="paragraph">
      <style:paragraph-properties fo:text-align="justify" fo:line-height="150%" fo:text-indent="0.25in"/>
    </style:style>
    <style:style style:name="T3141" style:parent-style-name="Domyślnaczcionkaakapitu" style:family="text">
      <style:text-properties fo:background-color="#80FFFF"/>
    </style:style>
    <style:style style:name="T3142" style:parent-style-name="Domyślnaczcionkaakapitu" style:family="text">
      <style:text-properties fo:background-color="#80FFFF"/>
    </style:style>
    <style:style style:name="T3143" style:parent-style-name="Domyślnaczcionkaakapitu" style:family="text">
      <style:text-properties fo:background-color="#80FFFF"/>
    </style:style>
    <style:style style:name="P3144" style:parent-style-name="Normalny" style:family="paragraph">
      <style:paragraph-properties fo:text-align="justify" fo:line-height="150%" fo:text-indent="0.25in"/>
    </style:style>
    <style:style style:name="T3145" style:parent-style-name="Domyślnaczcionkaakapitu" style:family="text">
      <style:text-properties fo:background-color="#80FFFF"/>
    </style:style>
    <style:style style:name="P3146" style:parent-style-name="Normalny" style:family="paragraph">
      <style:paragraph-properties fo:text-align="justify" fo:line-height="150%" fo:text-indent="0.25in"/>
    </style:style>
    <style:style style:name="T3147" style:parent-style-name="Domyślnaczcionkaakapitu" style:family="text">
      <style:text-properties fo:background-color="#80FFFF"/>
    </style:style>
    <style:style style:name="T3148" style:parent-style-name="Domyślnaczcionkaakapitu" style:family="text">
      <style:text-properties fo:background-color="#80FFFF"/>
    </style:style>
    <style:style style:name="T3149" style:parent-style-name="Domyślnaczcionkaakapitu" style:family="text">
      <style:text-properties fo:background-color="#80FFFF"/>
    </style:style>
    <style:style style:name="T3150" style:parent-style-name="Domyślnaczcionkaakapitu" style:family="text">
      <style:text-properties fo:background-color="#80FFFF"/>
    </style:style>
    <style:style style:name="P3151" style:parent-style-name="Normalny" style:family="paragraph">
      <style:paragraph-properties fo:text-align="justify" fo:line-height="150%" fo:text-indent="0.25in"/>
    </style:style>
    <style:style style:name="T3152" style:parent-style-name="Domyślnaczcionkaakapitu" style:family="text">
      <style:text-properties fo:background-color="#80FFFF"/>
    </style:style>
    <style:style style:name="T3153" style:parent-style-name="Domyślnaczcionkaakapitu" style:family="text">
      <style:text-properties fo:background-color="#80FFFF"/>
    </style:style>
    <style:style style:name="T3154" style:parent-style-name="Domyślnaczcionkaakapitu" style:family="text">
      <style:text-properties fo:background-color="#80FFFF"/>
    </style:style>
    <style:style style:name="T3155" style:parent-style-name="Domyślnaczcionkaakapitu" style:family="text">
      <style:text-properties fo:background-color="#80FFFF"/>
    </style:style>
    <style:style style:name="T3156" style:parent-style-name="Domyślnaczcionkaakapitu" style:family="text">
      <style:text-properties fo:background-color="#80FFFF"/>
    </style:style>
    <style:style style:name="T3157" style:parent-style-name="Domyślnaczcionkaakapitu" style:family="text">
      <style:text-properties fo:background-color="#80FFFF"/>
    </style:style>
    <style:style style:name="T3158" style:parent-style-name="Domyślnaczcionkaakapitu" style:family="text">
      <style:text-properties fo:background-color="#80FFFF"/>
    </style:style>
    <style:style style:name="P3159" style:parent-style-name="Normalny" style:family="paragraph">
      <style:paragraph-properties fo:text-align="justify" fo:line-height="150%" fo:text-indent="0.25in"/>
    </style:style>
    <style:style style:name="T3160" style:parent-style-name="Domyślnaczcionkaakapitu" style:family="text">
      <style:text-properties fo:background-color="#80FFFF"/>
    </style:style>
    <style:style style:name="T3161" style:parent-style-name="Domyślnaczcionkaakapitu" style:family="text">
      <style:text-properties fo:background-color="#80FFFF"/>
    </style:style>
    <style:style style:name="T3162" style:parent-style-name="Domyślnaczcionkaakapitu" style:family="text">
      <style:text-properties fo:background-color="#80FFFF"/>
    </style:style>
    <style:style style:name="P3163" style:parent-style-name="Normalny" style:family="paragraph">
      <style:paragraph-properties fo:text-align="justify" fo:line-height="150%" fo:text-indent="0.25in"/>
    </style:style>
    <style:style style:name="P3164" style:parent-style-name="Normalny" style:family="paragraph">
      <style:paragraph-properties fo:text-align="justify" fo:line-height="150%">
        <style:tab-stops>
          <style:tab-stop style:type="left" style:position="0.9118in"/>
        </style:tab-stops>
      </style:paragraph-properties>
    </style:style>
    <style:style style:name="T3165" style:parent-style-name="Domyślnaczcionkaakapitu" style:family="text">
      <style:text-properties style:text-underline-type="single" style:text-underline-style="solid" style:text-underline-width="auto" style:text-underline-mode="continuous"/>
    </style:style>
    <style:style style:name="P3166" style:parent-style-name="Normalny" style:family="paragraph">
      <style:paragraph-properties fo:text-align="justify" fo:line-height="150%" fo:text-indent="0.25in"/>
    </style:style>
    <style:style style:name="P3167" style:parent-style-name="Normalny" style:family="paragraph">
      <style:paragraph-properties fo:text-align="justify" fo:line-height="150%" fo:text-indent="0.25in"/>
    </style:style>
    <style:style style:name="P3168" style:parent-style-name="Normalny" style:family="paragraph">
      <style:paragraph-properties fo:text-align="justify" fo:line-height="150%"/>
    </style:style>
    <style:style style:name="T3169" style:parent-style-name="Domyślnaczcionkaakapitu" style:family="text">
      <style:text-properties style:text-underline-type="single" style:text-underline-style="solid" style:text-underline-width="auto" style:text-underline-mode="continuous"/>
    </style:style>
    <style:style style:name="P3170" style:parent-style-name="Normalny" style:family="paragraph">
      <style:paragraph-properties fo:text-align="justify" fo:line-height="150%" fo:text-indent="0.25in"/>
    </style:style>
    <style:style style:name="T3171" style:parent-style-name="Domyślnaczcionkaakapitu" style:family="text">
      <style:text-properties fo:background-color="#80FFFF"/>
    </style:style>
    <style:style style:name="T3172" style:parent-style-name="Domyślnaczcionkaakapitu" style:family="text">
      <style:text-properties fo:background-color="#80FFFF"/>
    </style:style>
    <style:style style:name="T3173" style:parent-style-name="Domyślnaczcionkaakapitu" style:family="text">
      <style:text-properties fo:background-color="#80FFFF"/>
    </style:style>
    <style:style style:name="T3174" style:parent-style-name="Domyślnaczcionkaakapitu" style:family="text">
      <style:text-properties fo:background-color="#80FFFF"/>
    </style:style>
    <style:style style:name="T3175" style:parent-style-name="Domyślnaczcionkaakapitu" style:family="text">
      <style:text-properties fo:background-color="#80FFFF"/>
    </style:style>
    <style:style style:name="T3176" style:parent-style-name="Domyślnaczcionkaakapitu" style:family="text">
      <style:text-properties fo:background-color="#80FFFF"/>
    </style:style>
    <style:style style:name="T3177" style:parent-style-name="Domyślnaczcionkaakapitu" style:family="text">
      <style:text-properties fo:background-color="#80FFFF"/>
    </style:style>
    <style:style style:name="T3178" style:parent-style-name="Domyślnaczcionkaakapitu" style:family="text">
      <style:text-properties fo:background-color="#80FFFF"/>
    </style:style>
    <style:style style:name="P3179" style:parent-style-name="Normalny" style:family="paragraph">
      <style:paragraph-properties fo:text-align="justify" fo:line-height="150%" fo:text-indent="0.25in"/>
    </style:style>
    <style:style style:name="T3180" style:parent-style-name="Domyślnaczcionkaakapitu" style:family="text">
      <style:text-properties fo:background-color="#80FFFF"/>
    </style:style>
    <style:style style:name="T3181" style:parent-style-name="Domyślnaczcionkaakapitu" style:family="text">
      <style:text-properties fo:background-color="#80FFFF"/>
    </style:style>
    <style:style style:name="T3182" style:parent-style-name="Domyślnaczcionkaakapitu" style:family="text">
      <style:text-properties fo:background-color="#80FFFF"/>
    </style:style>
    <style:style style:name="T3183" style:parent-style-name="Domyślnaczcionkaakapitu" style:family="text">
      <style:text-properties fo:background-color="#80FFFF"/>
    </style:style>
    <style:style style:name="T3184" style:parent-style-name="Domyślnaczcionkaakapitu" style:family="text">
      <style:text-properties fo:background-color="#80FFFF"/>
    </style:style>
    <style:style style:name="T3185" style:parent-style-name="Domyślnaczcionkaakapitu" style:family="text">
      <style:text-properties fo:background-color="#80FFFF"/>
    </style:style>
    <style:style style:name="T3186" style:parent-style-name="Domyślnaczcionkaakapitu" style:family="text">
      <style:text-properties fo:background-color="#80FFFF"/>
    </style:style>
    <style:style style:name="T3187" style:parent-style-name="Domyślnaczcionkaakapitu" style:family="text">
      <style:text-properties fo:background-color="#80FFFF"/>
    </style:style>
    <style:style style:name="T3188" style:parent-style-name="Domyślnaczcionkaakapitu" style:family="text">
      <style:text-properties fo:background-color="#80FFFF"/>
    </style:style>
    <style:style style:name="P3189" style:parent-style-name="Normalny" style:family="paragraph">
      <style:paragraph-properties fo:text-align="justify" fo:line-height="150%" fo:text-indent="0.25in"/>
    </style:style>
    <style:style style:name="T3190" style:parent-style-name="Domyślnaczcionkaakapitu" style:family="text">
      <style:text-properties fo:background-color="#80FFFF"/>
    </style:style>
    <style:style style:name="T3191" style:parent-style-name="Domyślnaczcionkaakapitu" style:family="text">
      <style:text-properties fo:background-color="#80FFFF"/>
    </style:style>
    <style:style style:name="T3192" style:parent-style-name="Domyślnaczcionkaakapitu" style:family="text">
      <style:text-properties fo:background-color="#80FFFF"/>
    </style:style>
    <style:style style:name="P3193" style:parent-style-name="Normalny" style:family="paragraph">
      <style:paragraph-properties fo:text-align="justify" fo:line-height="150%" fo:text-indent="0.25in"/>
    </style:style>
    <style:style style:name="T3194" style:parent-style-name="Domyślnaczcionkaakapitu" style:family="text">
      <style:text-properties fo:background-color="#80FFFF"/>
    </style:style>
    <style:style style:name="T3195" style:parent-style-name="Domyślnaczcionkaakapitu" style:family="text">
      <style:text-properties fo:background-color="#80FFFF"/>
    </style:style>
    <style:style style:name="T3196" style:parent-style-name="Domyślnaczcionkaakapitu" style:family="text">
      <style:text-properties fo:background-color="#80FFFF"/>
    </style:style>
    <style:style style:name="T3197" style:parent-style-name="Domyślnaczcionkaakapitu" style:family="text">
      <style:text-properties fo:background-color="#80FFFF"/>
    </style:style>
    <style:style style:name="T3198" style:parent-style-name="Domyślnaczcionkaakapitu" style:family="text">
      <style:text-properties fo:background-color="#80FFFF"/>
    </style:style>
    <style:style style:name="P3199" style:parent-style-name="Normalny" style:family="paragraph">
      <style:paragraph-properties fo:text-align="justify" fo:line-height="150%" fo:text-indent="0.25in"/>
    </style:style>
    <style:style style:name="P3200" style:parent-style-name="Normalny" style:family="paragraph">
      <style:paragraph-properties fo:text-align="justify" fo:line-height="150%" fo:text-indent="0.25in"/>
    </style:style>
    <style:style style:name="P3201" style:parent-style-name="Normalny" style:family="paragraph">
      <style:paragraph-properties fo:text-align="justify" fo:line-height="150%" fo:text-indent="0.25in"/>
    </style:style>
    <style:style style:name="T3202" style:parent-style-name="Domyślnaczcionkaakapitu" style:family="text">
      <style:text-properties fo:background-color="#80FFFF"/>
    </style:style>
    <style:style style:name="T3203" style:parent-style-name="Domyślnaczcionkaakapitu" style:family="text">
      <style:text-properties fo:background-color="#80FFFF"/>
    </style:style>
    <style:style style:name="T3204" style:parent-style-name="Domyślnaczcionkaakapitu" style:family="text">
      <style:text-properties fo:background-color="#80FFFF"/>
    </style:style>
    <style:style style:name="T3205" style:parent-style-name="Domyślnaczcionkaakapitu" style:family="text">
      <style:text-properties fo:background-color="#80FFFF"/>
    </style:style>
    <style:style style:name="T3206" style:parent-style-name="Domyślnaczcionkaakapitu" style:family="text">
      <style:text-properties fo:background-color="#80FFFF"/>
    </style:style>
    <style:style style:name="P3207" style:parent-style-name="Normalny" style:family="paragraph">
      <style:paragraph-properties fo:text-align="justify" fo:line-height="150%" fo:text-indent="0.25in"/>
    </style:style>
    <style:style style:name="T3208" style:parent-style-name="Domyślnaczcionkaakapitu" style:family="text">
      <style:text-properties fo:background-color="#80FFFF"/>
    </style:style>
    <style:style style:name="T3209" style:parent-style-name="Domyślnaczcionkaakapitu" style:family="text">
      <style:text-properties fo:background-color="#80FFFF"/>
    </style:style>
    <style:style style:name="T3210" style:parent-style-name="Domyślnaczcionkaakapitu" style:family="text">
      <style:text-properties fo:background-color="#80FFFF"/>
    </style:style>
    <style:style style:name="T3211" style:parent-style-name="Domyślnaczcionkaakapitu" style:family="text">
      <style:text-properties fo:background-color="#80FFFF"/>
    </style:style>
    <style:style style:name="P3212" style:parent-style-name="Normalny" style:family="paragraph">
      <style:paragraph-properties fo:text-align="justify" fo:line-height="150%" fo:text-indent="0.25in"/>
    </style:style>
    <style:style style:name="T3213" style:parent-style-name="Domyślnaczcionkaakapitu" style:family="text">
      <style:text-properties fo:background-color="#80FFFF"/>
    </style:style>
    <style:style style:name="T3214" style:parent-style-name="Domyślnaczcionkaakapitu" style:family="text">
      <style:text-properties fo:background-color="#80FFFF"/>
    </style:style>
    <style:style style:name="T3215" style:parent-style-name="Domyślnaczcionkaakapitu" style:family="text">
      <style:text-properties fo:background-color="#80FFFF"/>
    </style:style>
    <style:style style:name="T3216" style:parent-style-name="Domyślnaczcionkaakapitu" style:family="text">
      <style:text-properties fo:background-color="#80FFFF"/>
    </style:style>
    <style:style style:name="P3217" style:parent-style-name="Normalny" style:family="paragraph">
      <style:paragraph-properties fo:text-align="justify" fo:line-height="150%" fo:text-indent="0.25in"/>
    </style:style>
    <style:style style:name="P3218" style:parent-style-name="Normalny" style:family="paragraph">
      <style:paragraph-properties fo:text-align="justify" fo:line-height="150%"/>
    </style:style>
    <style:style style:name="T3219" style:parent-style-name="Domyślnaczcionkaakapitu" style:family="text">
      <style:text-properties style:text-underline-type="single" style:text-underline-style="solid" style:text-underline-width="auto" style:text-underline-mode="continuous"/>
    </style:style>
    <style:style style:name="T3220" style:parent-style-name="Domyślnaczcionkaakapitu" style:family="text">
      <style:text-properties fo:background-color="#80FFFF" style:text-underline-type="single" style:text-underline-style="solid" style:text-underline-width="auto" style:text-underline-mode="continuous"/>
    </style:style>
    <style:style style:name="P3221" style:parent-style-name="Normalny" style:family="paragraph">
      <style:paragraph-properties fo:text-align="justify" fo:line-height="150%" fo:text-indent="0.25in"/>
      <style:text-properties fo:background-color="#80FFFF"/>
    </style:style>
    <style:style style:name="P3222" style:parent-style-name="Normalny" style:family="paragraph">
      <style:paragraph-properties fo:text-align="justify" fo:line-height="150%" fo:text-indent="0.25in"/>
      <style:text-properties fo:background-color="#80FFFF"/>
    </style:style>
    <style:style style:name="P3223" style:parent-style-name="Normalny" style:family="paragraph">
      <style:paragraph-properties fo:text-align="justify" fo:line-height="150%" fo:text-indent="0.25in"/>
    </style:style>
    <style:style style:name="P3224" style:parent-style-name="Normalny" style:family="paragraph">
      <style:paragraph-properties fo:text-align="justify" fo:line-height="150%" fo:text-indent="0.25in"/>
    </style:style>
    <style:style style:name="T3225" style:parent-style-name="Domyślnaczcionkaakapitu" style:family="text">
      <style:text-properties fo:background-color="#80FFFF"/>
    </style:style>
    <style:style style:name="T3226" style:parent-style-name="Domyślnaczcionkaakapitu" style:family="text">
      <style:text-properties fo:background-color="#80FFFF"/>
    </style:style>
    <style:style style:name="T3227" style:parent-style-name="Domyślnaczcionkaakapitu" style:family="text">
      <style:text-properties fo:background-color="#80FFFF"/>
    </style:style>
    <style:style style:name="T3228" style:parent-style-name="Domyślnaczcionkaakapitu" style:family="text">
      <style:text-properties fo:background-color="#80FFFF"/>
    </style:style>
    <style:style style:name="P3229" style:parent-style-name="Normalny" style:family="paragraph">
      <style:paragraph-properties fo:text-align="justify" fo:line-height="150%" fo:text-indent="0.25in"/>
    </style:style>
    <style:style style:name="T3230" style:parent-style-name="Domyślnaczcionkaakapitu" style:family="text">
      <style:text-properties fo:background-color="#80FFFF"/>
    </style:style>
    <style:style style:name="T3231" style:parent-style-name="Domyślnaczcionkaakapitu" style:family="text">
      <style:text-properties fo:background-color="#80FFFF"/>
    </style:style>
    <style:style style:name="T3232" style:parent-style-name="Domyślnaczcionkaakapitu" style:family="text">
      <style:text-properties fo:background-color="#80FFFF"/>
    </style:style>
    <style:style style:name="T3233" style:parent-style-name="Domyślnaczcionkaakapitu" style:family="text">
      <style:text-properties fo:background-color="#80FFFF"/>
    </style:style>
    <style:style style:name="T3234" style:parent-style-name="Domyślnaczcionkaakapitu" style:family="text">
      <style:text-properties fo:background-color="#80FFFF"/>
    </style:style>
    <style:style style:name="T3235" style:parent-style-name="Domyślnaczcionkaakapitu" style:family="text">
      <style:text-properties fo:background-color="#80FFFF"/>
    </style:style>
    <style:style style:name="T3236" style:parent-style-name="Domyślnaczcionkaakapitu" style:family="text">
      <style:text-properties fo:background-color="#80FFFF"/>
    </style:style>
    <style:style style:name="T3237" style:parent-style-name="Domyślnaczcionkaakapitu" style:family="text">
      <style:text-properties fo:background-color="#80FFFF"/>
    </style:style>
    <style:style style:name="T3238" style:parent-style-name="Domyślnaczcionkaakapitu" style:family="text">
      <style:text-properties fo:background-color="#80FFFF"/>
    </style:style>
    <style:style style:name="P3239" style:parent-style-name="Normalny" style:family="paragraph">
      <style:paragraph-properties fo:text-align="justify" fo:line-height="150%" fo:text-indent="0.25in"/>
    </style:style>
    <style:style style:name="T3240" style:parent-style-name="Domyślnaczcionkaakapitu" style:family="text">
      <style:text-properties fo:background-color="#80FFFF"/>
    </style:style>
    <style:style style:name="T3241" style:parent-style-name="Domyślnaczcionkaakapitu" style:family="text">
      <style:text-properties fo:background-color="#80FFFF"/>
    </style:style>
    <style:style style:name="T3242" style:parent-style-name="Domyślnaczcionkaakapitu" style:family="text">
      <style:text-properties fo:background-color="#80FFFF"/>
    </style:style>
    <style:style style:name="T3243" style:parent-style-name="Domyślnaczcionkaakapitu" style:family="text">
      <style:text-properties fo:background-color="#80FFFF"/>
    </style:style>
    <style:style style:name="T3244" style:parent-style-name="Domyślnaczcionkaakapitu" style:family="text">
      <style:text-properties fo:background-color="#80FFFF"/>
    </style:style>
    <style:style style:name="P3245" style:parent-style-name="Normalny" style:family="paragraph">
      <style:paragraph-properties fo:text-align="justify" fo:line-height="150%" fo:text-indent="0.25in"/>
    </style:style>
    <style:style style:name="T3246" style:parent-style-name="Domyślnaczcionkaakapitu" style:family="text">
      <style:text-properties fo:background-color="#80FFFF"/>
    </style:style>
    <style:style style:name="T3247" style:parent-style-name="Domyślnaczcionkaakapitu" style:family="text">
      <style:text-properties fo:background-color="#80FFFF"/>
    </style:style>
    <style:style style:name="T3248" style:parent-style-name="Domyślnaczcionkaakapitu" style:family="text">
      <style:text-properties fo:background-color="#80FFFF"/>
    </style:style>
    <style:style style:name="P3249" style:parent-style-name="Normalny" style:family="paragraph">
      <style:paragraph-properties fo:text-align="justify" fo:line-height="150%" fo:text-indent="0.25in"/>
    </style:style>
    <style:style style:name="T3250" style:parent-style-name="Domyślnaczcionkaakapitu" style:family="text">
      <style:text-properties fo:background-color="#80FFFF"/>
    </style:style>
    <style:style style:name="T3251" style:parent-style-name="Domyślnaczcionkaakapitu" style:family="text">
      <style:text-properties fo:background-color="#80FFFF"/>
    </style:style>
    <style:style style:name="P3252" style:parent-style-name="Normalny" style:family="paragraph">
      <style:paragraph-properties fo:text-align="justify" fo:line-height="150%" fo:text-indent="0.25in"/>
    </style:style>
    <style:style style:name="P3253" style:parent-style-name="Normalny" style:family="paragraph">
      <style:paragraph-properties fo:text-align="justify" fo:line-height="150%"/>
    </style:style>
    <style:style style:name="T3254" style:parent-style-name="Domyślnaczcionkaakapitu" style:family="text">
      <style:text-properties style:text-underline-type="single" style:text-underline-style="solid" style:text-underline-width="auto" style:text-underline-mode="continuous"/>
    </style:style>
    <style:style style:name="T3255" style:parent-style-name="Domyślnaczcionkaakapitu" style:family="text">
      <style:text-properties style:text-underline-type="single" style:text-underline-style="solid" style:text-underline-width="auto" style:text-underline-mode="continuous"/>
    </style:style>
    <style:style style:name="T3256" style:parent-style-name="Domyślnaczcionkaakapitu" style:family="text">
      <style:text-properties style:text-underline-type="single" style:text-underline-style="solid" style:text-underline-width="auto" style:text-underline-mode="continuous"/>
    </style:style>
    <style:style style:name="P3257" style:parent-style-name="Normalny" style:family="paragraph">
      <style:paragraph-properties fo:text-align="justify" fo:line-height="150%" fo:text-indent="0.25in">
        <style:tab-stops>
          <style:tab-stop style:type="left" style:leader-style="dotted" style:leader-text="." style:position="1.9166in"/>
          <style:tab-stop style:type="left" style:leader-style="dotted" style:leader-text="." style:position="2.0638in"/>
        </style:tab-stops>
      </style:paragraph-properties>
    </style:style>
    <style:style style:name="T3258" style:parent-style-name="Domyślnaczcionkaakapitu" style:family="text">
      <style:text-properties fo:background-color="#80FFFF"/>
    </style:style>
    <style:style style:name="P3259" style:parent-style-name="Normalny" style:family="paragraph">
      <style:paragraph-properties fo:text-align="justify" fo:line-height="150%"/>
    </style:style>
    <style:style style:name="T3260" style:parent-style-name="Domyślnaczcionkaakapitu" style:family="text">
      <style:text-properties style:text-underline-type="single" style:text-underline-style="solid" style:text-underline-width="auto" style:text-underline-mode="continuous"/>
    </style:style>
    <style:style style:name="T3261" style:parent-style-name="Domyślnaczcionkaakapitu" style:family="text">
      <style:text-properties fo:background-color="#80FFFF" style:text-underline-type="single" style:text-underline-style="solid" style:text-underline-width="auto" style:text-underline-mode="continuous"/>
    </style:style>
    <style:style style:name="T3262" style:parent-style-name="Domyślnaczcionkaakapitu" style:family="text">
      <style:text-properties style:text-underline-type="single" style:text-underline-style="solid" style:text-underline-width="auto" style:text-underline-mode="continuous"/>
    </style:style>
    <style:style style:name="T3263" style:parent-style-name="Domyślnaczcionkaakapitu" style:family="text">
      <style:text-properties fo:background-color="#80FFFF" style:text-underline-type="single" style:text-underline-style="solid" style:text-underline-width="auto" style:text-underline-mode="continuous"/>
    </style:style>
    <style:style style:name="T3264" style:parent-style-name="Domyślnaczcionkaakapitu" style:family="text">
      <style:text-properties style:text-underline-type="single" style:text-underline-style="solid" style:text-underline-width="auto" style:text-underline-mode="continuous"/>
    </style:style>
    <style:style style:name="P3265" style:parent-style-name="Normalny" style:family="paragraph">
      <style:paragraph-properties fo:text-align="justify" fo:line-height="150%" fo:text-indent="0.25in"/>
    </style:style>
    <style:style style:name="P3266" style:parent-style-name="Normalny" style:family="paragraph">
      <style:paragraph-properties fo:text-align="justify" fo:line-height="150%"/>
    </style:style>
    <style:style style:name="T3267" style:parent-style-name="Domyślnaczcionkaakapitu" style:family="text">
      <style:text-properties style:text-underline-type="single" style:text-underline-style="solid" style:text-underline-width="auto" style:text-underline-mode="continuous"/>
    </style:style>
    <style:style style:name="T3268" style:parent-style-name="Domyślnaczcionkaakapitu" style:family="text">
      <style:text-properties fo:background-color="#80FFFF" style:text-underline-type="single" style:text-underline-style="solid" style:text-underline-width="auto" style:text-underline-mode="continuous"/>
    </style:style>
    <style:style style:name="T3269" style:parent-style-name="Domyślnaczcionkaakapitu" style:family="text">
      <style:text-properties style:text-underline-type="single" style:text-underline-style="solid" style:text-underline-width="auto" style:text-underline-mode="continuous"/>
    </style:style>
    <style:style style:name="T3270" style:parent-style-name="Domyślnaczcionkaakapitu" style:family="text">
      <style:text-properties fo:background-color="#80FFFF" style:text-underline-type="single" style:text-underline-style="solid" style:text-underline-width="auto" style:text-underline-mode="continuous"/>
    </style:style>
    <style:style style:name="P3271" style:parent-style-name="Normalny" style:family="paragraph">
      <style:paragraph-properties fo:text-align="justify" fo:line-height="150%" fo:text-indent="0.25in"/>
    </style:style>
    <style:style style:name="T3272" style:parent-style-name="Domyślnaczcionkaakapitu" style:family="text">
      <style:text-properties fo:background-color="#80FFFF"/>
    </style:style>
    <style:style style:name="P3273" style:parent-style-name="Normalny" style:family="paragraph">
      <style:paragraph-properties fo:text-align="justify" fo:line-height="150%" fo:text-indent="0.25in"/>
    </style:style>
    <style:style style:name="P3274" style:parent-style-name="Normalny" style:family="paragraph">
      <style:paragraph-properties fo:text-align="justify" fo:line-height="150%"/>
    </style:style>
    <style:style style:name="T3275" style:parent-style-name="Domyślnaczcionkaakapitu" style:family="text">
      <style:text-properties style:text-underline-type="single" style:text-underline-style="solid" style:text-underline-width="auto" style:text-underline-mode="continuous"/>
    </style:style>
    <style:style style:name="T3276" style:parent-style-name="Domyślnaczcionkaakapitu" style:family="text">
      <style:text-properties fo:background-color="#80FFFF" style:text-underline-type="single" style:text-underline-style="solid" style:text-underline-width="auto" style:text-underline-mode="continuous"/>
    </style:style>
    <style:style style:name="T3277" style:parent-style-name="Domyślnaczcionkaakapitu" style:family="text">
      <style:text-properties style:text-underline-type="single" style:text-underline-style="solid" style:text-underline-width="auto" style:text-underline-mode="continuous"/>
    </style:style>
    <style:style style:name="P3278" style:parent-style-name="Normalny" style:family="paragraph">
      <style:paragraph-properties fo:text-align="justify" fo:line-height="150%" fo:text-indent="0.25in"/>
    </style:style>
    <style:style style:name="T3279" style:parent-style-name="Domyślnaczcionkaakapitu" style:family="text">
      <style:text-properties fo:background-color="#80FFFF"/>
    </style:style>
    <style:style style:name="T3280" style:parent-style-name="Domyślnaczcionkaakapitu" style:family="text">
      <style:text-properties fo:background-color="#80FFFF"/>
    </style:style>
    <style:style style:name="P3281" style:parent-style-name="Normalny" style:family="paragraph">
      <style:paragraph-properties fo:text-align="justify" fo:line-height="150%" fo:text-indent="0.25in"/>
    </style:style>
    <style:style style:name="T3282" style:parent-style-name="Domyślnaczcionkaakapitu" style:family="text">
      <style:text-properties fo:background-color="#80FFFF"/>
    </style:style>
    <style:style style:name="T3283" style:parent-style-name="Domyślnaczcionkaakapitu" style:family="text">
      <style:text-properties fo:background-color="#80FFFF"/>
    </style:style>
    <style:style style:name="T3284" style:parent-style-name="Domyślnaczcionkaakapitu" style:family="text">
      <style:text-properties fo:background-color="#80FFFF"/>
    </style:style>
    <style:style style:name="T3285" style:parent-style-name="Domyślnaczcionkaakapitu" style:family="text">
      <style:text-properties fo:background-color="#80FFFF"/>
    </style:style>
    <style:style style:name="P3286" style:parent-style-name="Normalny" style:family="paragraph">
      <style:paragraph-properties fo:text-align="justify" fo:line-height="150%" fo:text-indent="0.25in"/>
    </style:style>
    <style:style style:name="T3287" style:parent-style-name="Domyślnaczcionkaakapitu" style:family="text">
      <style:text-properties fo:background-color="#80FFFF"/>
    </style:style>
    <style:style style:name="T3288" style:parent-style-name="Domyślnaczcionkaakapitu" style:family="text">
      <style:text-properties fo:background-color="#80FFFF"/>
    </style:style>
    <style:style style:name="T3289" style:parent-style-name="Domyślnaczcionkaakapitu" style:family="text">
      <style:text-properties fo:background-color="#80FFFF"/>
    </style:style>
    <style:style style:name="P3290" style:parent-style-name="Normalny" style:family="paragraph">
      <style:paragraph-properties fo:text-align="justify" fo:line-height="150%" fo:text-indent="0.25in"/>
    </style:style>
    <style:style style:name="T3291" style:parent-style-name="Domyślnaczcionkaakapitu" style:family="text">
      <style:text-properties fo:background-color="#80FFFF"/>
    </style:style>
    <style:style style:name="T3292" style:parent-style-name="Domyślnaczcionkaakapitu" style:family="text">
      <style:text-properties fo:background-color="#80FFFF"/>
    </style:style>
    <style:style style:name="T3293" style:parent-style-name="Domyślnaczcionkaakapitu" style:family="text">
      <style:text-properties fo:background-color="#80FFFF"/>
    </style:style>
    <style:style style:name="T3294" style:parent-style-name="Domyślnaczcionkaakapitu" style:family="text">
      <style:text-properties fo:background-color="#80FFFF"/>
    </style:style>
    <style:style style:name="T3295" style:parent-style-name="Domyślnaczcionkaakapitu" style:family="text">
      <style:text-properties fo:background-color="#80FFFF"/>
    </style:style>
    <style:style style:name="T3296" style:parent-style-name="Domyślnaczcionkaakapitu" style:family="text">
      <style:text-properties fo:background-color="#80FFFF"/>
    </style:style>
    <style:style style:name="T3297" style:parent-style-name="Domyślnaczcionkaakapitu" style:family="text">
      <style:text-properties fo:background-color="#80FFFF"/>
    </style:style>
    <style:style style:name="T3298" style:parent-style-name="Domyślnaczcionkaakapitu" style:family="text">
      <style:text-properties fo:background-color="#80FFFF"/>
    </style:style>
    <style:style style:name="T3299" style:parent-style-name="Domyślnaczcionkaakapitu" style:family="text">
      <style:text-properties fo:background-color="#80FFFF"/>
    </style:style>
    <style:style style:name="T3300" style:parent-style-name="Domyślnaczcionkaakapitu" style:family="text">
      <style:text-properties fo:background-color="#80FFFF"/>
    </style:style>
    <style:style style:name="T3301" style:parent-style-name="Domyślnaczcionkaakapitu" style:family="text">
      <style:text-properties fo:background-color="#80FFFF"/>
    </style:style>
    <style:style style:name="T3302" style:parent-style-name="Domyślnaczcionkaakapitu" style:family="text">
      <style:text-properties fo:background-color="#80FFFF"/>
    </style:style>
    <style:style style:name="T3303" style:parent-style-name="Domyślnaczcionkaakapitu" style:family="text">
      <style:text-properties fo:background-color="#80FFFF"/>
    </style:style>
    <style:style style:name="T3304" style:parent-style-name="Domyślnaczcionkaakapitu" style:family="text">
      <style:text-properties fo:background-color="#80FFFF"/>
    </style:style>
    <style:style style:name="T3305" style:parent-style-name="Domyślnaczcionkaakapitu" style:family="text">
      <style:text-properties fo:background-color="#80FFFF"/>
    </style:style>
    <style:style style:name="T3306" style:parent-style-name="Domyślnaczcionkaakapitu" style:family="text">
      <style:text-properties fo:background-color="#80FFFF"/>
    </style:style>
    <style:style style:name="T3307" style:parent-style-name="Domyślnaczcionkaakapitu" style:family="text">
      <style:text-properties fo:background-color="#80FFFF"/>
    </style:style>
    <style:style style:name="T3308" style:parent-style-name="Domyślnaczcionkaakapitu" style:family="text">
      <style:text-properties fo:background-color="#80FFFF"/>
    </style:style>
    <style:style style:name="P3309" style:parent-style-name="Normalny" style:family="paragraph">
      <style:paragraph-properties fo:text-align="justify" fo:line-height="150%" fo:text-indent="0.25in"/>
    </style:style>
    <style:style style:name="T3310" style:parent-style-name="Domyślnaczcionkaakapitu" style:family="text">
      <style:text-properties fo:background-color="#80FFFF"/>
    </style:style>
    <style:style style:name="P3311" style:parent-style-name="Normalny" style:family="paragraph">
      <style:paragraph-properties fo:text-align="justify" fo:line-height="150%"/>
    </style:style>
    <style:style style:name="T3312" style:parent-style-name="Domyślnaczcionkaakapitu" style:family="text">
      <style:text-properties style:text-underline-type="single" style:text-underline-style="solid" style:text-underline-width="auto" style:text-underline-mode="continuous"/>
    </style:style>
    <style:style style:name="T3313" style:parent-style-name="Domyślnaczcionkaakapitu" style:family="text">
      <style:text-properties fo:background-color="#80FFFF" style:text-underline-type="single" style:text-underline-style="solid" style:text-underline-width="auto" style:text-underline-mode="continuous"/>
    </style:style>
    <style:style style:name="T3314" style:parent-style-name="Domyślnaczcionkaakapitu" style:family="text">
      <style:text-properties style:text-underline-type="single" style:text-underline-style="solid" style:text-underline-width="auto" style:text-underline-mode="continuous"/>
    </style:style>
    <style:style style:name="T3315" style:parent-style-name="Domyślnaczcionkaakapitu" style:family="text">
      <style:text-properties fo:background-color="#80FFFF" style:text-underline-type="single" style:text-underline-style="solid" style:text-underline-width="auto" style:text-underline-mode="continuous"/>
    </style:style>
    <style:style style:name="P3316" style:parent-style-name="Normalny" style:family="paragraph">
      <style:paragraph-properties fo:text-align="justify" fo:line-height="150%" fo:text-indent="0.25in"/>
    </style:style>
    <style:style style:name="P3317" style:parent-style-name="Normalny" style:family="paragraph">
      <style:paragraph-properties fo:text-align="justify" fo:line-height="150%" fo:text-indent="0.25in"/>
    </style:style>
    <style:style style:name="T3318" style:parent-style-name="Domyślnaczcionkaakapitu" style:family="text">
      <style:text-properties fo:background-color="#80FFFF"/>
    </style:style>
    <style:style style:name="T3319" style:parent-style-name="Domyślnaczcionkaakapitu" style:family="text">
      <style:text-properties fo:background-color="#80FFFF"/>
    </style:style>
    <style:style style:name="T3320" style:parent-style-name="Domyślnaczcionkaakapitu" style:family="text">
      <style:text-properties fo:background-color="#80FFFF"/>
    </style:style>
    <style:style style:name="T3321" style:parent-style-name="Domyślnaczcionkaakapitu" style:family="text">
      <style:text-properties fo:background-color="#80FFFF"/>
    </style:style>
    <style:style style:name="T3322" style:parent-style-name="Domyślnaczcionkaakapitu" style:family="text">
      <style:text-properties fo:background-color="#80FFFF"/>
    </style:style>
    <style:style style:name="T3323" style:parent-style-name="Domyślnaczcionkaakapitu" style:family="text">
      <style:text-properties fo:background-color="#80FFFF"/>
    </style:style>
    <style:style style:name="T3324" style:parent-style-name="Domyślnaczcionkaakapitu" style:family="text">
      <style:text-properties fo:background-color="#80FFFF"/>
    </style:style>
    <style:style style:name="T3325" style:parent-style-name="Domyślnaczcionkaakapitu" style:family="text">
      <style:text-properties fo:background-color="#80FFFF"/>
    </style:style>
    <style:style style:name="T3326" style:parent-style-name="Domyślnaczcionkaakapitu" style:family="text">
      <style:text-properties fo:background-color="#80FFFF"/>
    </style:style>
    <style:style style:name="T3327" style:parent-style-name="Domyślnaczcionkaakapitu" style:family="text">
      <style:text-properties fo:background-color="#80FFFF"/>
    </style:style>
    <style:style style:name="T3328" style:parent-style-name="Domyślnaczcionkaakapitu" style:family="text">
      <style:text-properties fo:background-color="#80FFFF"/>
    </style:style>
    <style:style style:name="T3329" style:parent-style-name="Domyślnaczcionkaakapitu" style:family="text">
      <style:text-properties fo:background-color="#80FFFF"/>
    </style:style>
    <style:style style:name="P3330" style:parent-style-name="Normalny" style:family="paragraph">
      <style:paragraph-properties fo:text-align="justify" fo:line-height="150%" fo:text-indent="0.25in"/>
    </style:style>
    <style:style style:name="T3331" style:parent-style-name="Domyślnaczcionkaakapitu" style:family="text">
      <style:text-properties fo:background-color="#80FFFF"/>
    </style:style>
    <style:style style:name="T3332" style:parent-style-name="Domyślnaczcionkaakapitu" style:family="text">
      <style:text-properties fo:background-color="#80FFFF"/>
    </style:style>
    <style:style style:name="T3333" style:parent-style-name="Domyślnaczcionkaakapitu" style:family="text">
      <style:text-properties fo:background-color="#80FFFF"/>
    </style:style>
    <style:style style:name="T3334" style:parent-style-name="Domyślnaczcionkaakapitu" style:family="text">
      <style:text-properties fo:background-color="#80FFFF"/>
    </style:style>
    <style:style style:name="T3335" style:parent-style-name="Domyślnaczcionkaakapitu" style:family="text">
      <style:text-properties fo:background-color="#80FFFF"/>
    </style:style>
    <style:style style:name="T3336" style:parent-style-name="Domyślnaczcionkaakapitu" style:family="text">
      <style:text-properties fo:background-color="#80FFFF"/>
    </style:style>
    <style:style style:name="T3337" style:parent-style-name="Domyślnaczcionkaakapitu" style:family="text">
      <style:text-properties fo:background-color="#80FFFF"/>
    </style:style>
    <style:style style:name="T3338" style:parent-style-name="Domyślnaczcionkaakapitu" style:family="text">
      <style:text-properties fo:background-color="#80FFFF"/>
    </style:style>
    <style:style style:name="T3339" style:parent-style-name="Domyślnaczcionkaakapitu" style:family="text">
      <style:text-properties fo:background-color="#80FFFF"/>
    </style:style>
    <style:style style:name="T3340" style:parent-style-name="Domyślnaczcionkaakapitu" style:family="text">
      <style:text-properties fo:background-color="#80FFFF"/>
    </style:style>
    <style:style style:name="T3341" style:parent-style-name="Domyślnaczcionkaakapitu" style:family="text">
      <style:text-properties fo:background-color="#80FFFF"/>
    </style:style>
    <style:style style:name="T3342" style:parent-style-name="Domyślnaczcionkaakapitu" style:family="text">
      <style:text-properties fo:background-color="#80FFFF"/>
    </style:style>
    <style:style style:name="T3343" style:parent-style-name="Domyślnaczcionkaakapitu" style:family="text">
      <style:text-properties fo:background-color="#80FFFF"/>
    </style:style>
    <style:style style:name="T3344" style:parent-style-name="Domyślnaczcionkaakapitu" style:family="text">
      <style:text-properties fo:background-color="#80FFFF"/>
    </style:style>
    <style:style style:name="T3345" style:parent-style-name="Domyślnaczcionkaakapitu" style:family="text">
      <style:text-properties fo:background-color="#80FFFF"/>
    </style:style>
    <style:style style:name="T3346" style:parent-style-name="Domyślnaczcionkaakapitu" style:family="text">
      <style:text-properties fo:background-color="#80FFFF"/>
    </style:style>
    <style:style style:name="P3347" style:parent-style-name="Normalny" style:family="paragraph">
      <style:paragraph-properties fo:text-align="justify" fo:line-height="150%" fo:text-indent="0.25in"/>
    </style:style>
    <style:style style:name="T3348" style:parent-style-name="Domyślnaczcionkaakapitu" style:family="text">
      <style:text-properties fo:background-color="#80FFFF"/>
    </style:style>
    <style:style style:name="T3349" style:parent-style-name="Domyślnaczcionkaakapitu" style:family="text">
      <style:text-properties fo:background-color="#80FFFF"/>
    </style:style>
    <style:style style:name="T3350" style:parent-style-name="Domyślnaczcionkaakapitu" style:family="text">
      <style:text-properties fo:background-color="#80FFFF"/>
    </style:style>
    <style:style style:name="T3351" style:parent-style-name="Domyślnaczcionkaakapitu" style:family="text">
      <style:text-properties fo:background-color="#80FFFF"/>
    </style:style>
    <style:style style:name="T3352" style:parent-style-name="Domyślnaczcionkaakapitu" style:family="text">
      <style:text-properties fo:background-color="#80FFFF"/>
    </style:style>
    <style:style style:name="T3353" style:parent-style-name="Domyślnaczcionkaakapitu" style:family="text">
      <style:text-properties fo:background-color="#80FFFF"/>
    </style:style>
    <style:style style:name="T3354" style:parent-style-name="Domyślnaczcionkaakapitu" style:family="text">
      <style:text-properties fo:background-color="#80FFFF"/>
    </style:style>
    <style:style style:name="T3355" style:parent-style-name="Domyślnaczcionkaakapitu" style:family="text">
      <style:text-properties fo:background-color="#80FFFF"/>
    </style:style>
    <style:style style:name="T3356" style:parent-style-name="Domyślnaczcionkaakapitu" style:family="text">
      <style:text-properties fo:background-color="#80FFFF"/>
    </style:style>
    <style:style style:name="T3357" style:parent-style-name="Domyślnaczcionkaakapitu" style:family="text">
      <style:text-properties fo:background-color="#80FFFF"/>
    </style:style>
    <style:style style:name="T3358" style:parent-style-name="Domyślnaczcionkaakapitu" style:family="text">
      <style:text-properties fo:background-color="#80FFFF"/>
    </style:style>
    <style:style style:name="T3359" style:parent-style-name="Domyślnaczcionkaakapitu" style:family="text">
      <style:text-properties fo:background-color="#80FFFF"/>
    </style:style>
    <style:style style:name="T3360" style:parent-style-name="Domyślnaczcionkaakapitu" style:family="text">
      <style:text-properties fo:background-color="#80FFFF"/>
    </style:style>
    <style:style style:name="T3361" style:parent-style-name="Domyślnaczcionkaakapitu" style:family="text">
      <style:text-properties fo:background-color="#80FFFF"/>
    </style:style>
    <style:style style:name="T3362" style:parent-style-name="Domyślnaczcionkaakapitu" style:family="text">
      <style:text-properties fo:background-color="#80FFFF"/>
    </style:style>
    <style:style style:name="T3363" style:parent-style-name="Domyślnaczcionkaakapitu" style:family="text">
      <style:text-properties fo:background-color="#80FFFF"/>
    </style:style>
    <style:style style:name="T3364" style:parent-style-name="Domyślnaczcionkaakapitu" style:family="text">
      <style:text-properties fo:background-color="#80FFFF"/>
    </style:style>
    <style:style style:name="T3365" style:parent-style-name="Domyślnaczcionkaakapitu" style:family="text">
      <style:text-properties fo:background-color="#80FFFF"/>
    </style:style>
    <style:style style:name="T3366" style:parent-style-name="Domyślnaczcionkaakapitu" style:family="text">
      <style:text-properties fo:background-color="#80FFFF"/>
    </style:style>
    <style:style style:name="T3367" style:parent-style-name="Domyślnaczcionkaakapitu" style:family="text">
      <style:text-properties fo:background-color="#80FFFF"/>
    </style:style>
    <style:style style:name="T3368" style:parent-style-name="Domyślnaczcionkaakapitu" style:family="text">
      <style:text-properties fo:background-color="#80FFFF"/>
    </style:style>
    <style:style style:name="T3369" style:parent-style-name="Domyślnaczcionkaakapitu" style:family="text">
      <style:text-properties fo:background-color="#80FFFF"/>
    </style:style>
    <style:style style:name="T3370" style:parent-style-name="Domyślnaczcionkaakapitu" style:family="text">
      <style:text-properties fo:background-color="#80FFFF"/>
    </style:style>
    <style:style style:name="T3371" style:parent-style-name="Domyślnaczcionkaakapitu" style:family="text">
      <style:text-properties fo:background-color="#80FFFF"/>
    </style:style>
    <style:style style:name="T3372" style:parent-style-name="Domyślnaczcionkaakapitu" style:family="text">
      <style:text-properties fo:background-color="#80FFFF"/>
    </style:style>
    <style:style style:name="T3373" style:parent-style-name="Domyślnaczcionkaakapitu" style:family="text">
      <style:text-properties fo:background-color="#80FFFF"/>
    </style:style>
    <style:style style:name="T3374" style:parent-style-name="Domyślnaczcionkaakapitu" style:family="text">
      <style:text-properties fo:background-color="#80FFFF"/>
    </style:style>
    <style:style style:name="P3375" style:parent-style-name="Normalny" style:family="paragraph">
      <style:paragraph-properties fo:text-align="justify" fo:line-height="150%" fo:text-indent="0.25in"/>
    </style:style>
    <style:style style:name="T3376" style:parent-style-name="Domyślnaczcionkaakapitu" style:family="text">
      <style:text-properties fo:background-color="#80FFFF"/>
    </style:style>
    <style:style style:name="T3377" style:parent-style-name="Domyślnaczcionkaakapitu" style:family="text">
      <style:text-properties fo:background-color="#80FFFF"/>
    </style:style>
    <style:style style:name="T3378" style:parent-style-name="Domyślnaczcionkaakapitu" style:family="text">
      <style:text-properties fo:background-color="#80FFFF"/>
    </style:style>
    <style:style style:name="T3379" style:parent-style-name="Domyślnaczcionkaakapitu" style:family="text">
      <style:text-properties fo:background-color="#80FFFF"/>
    </style:style>
    <style:style style:name="T3380" style:parent-style-name="Domyślnaczcionkaakapitu" style:family="text">
      <style:text-properties fo:background-color="#80FFFF"/>
    </style:style>
    <style:style style:name="T3381" style:parent-style-name="Domyślnaczcionkaakapitu" style:family="text">
      <style:text-properties fo:background-color="#80FFFF"/>
    </style:style>
    <style:style style:name="P3382" style:parent-style-name="Normalny" style:family="paragraph">
      <style:paragraph-properties fo:text-align="justify" fo:line-height="150%" fo:text-indent="0.25in"/>
    </style:style>
    <style:style style:name="T3383" style:parent-style-name="Domyślnaczcionkaakapitu" style:family="text">
      <style:text-properties fo:background-color="#80FFFF"/>
    </style:style>
    <style:style style:name="T3384" style:parent-style-name="Domyślnaczcionkaakapitu" style:family="text">
      <style:text-properties fo:background-color="#80FFFF"/>
    </style:style>
    <style:style style:name="T3385" style:parent-style-name="Domyślnaczcionkaakapitu" style:family="text">
      <style:text-properties fo:background-color="#80FFFF"/>
    </style:style>
    <style:style style:name="T3386" style:parent-style-name="Domyślnaczcionkaakapitu" style:family="text">
      <style:text-properties fo:background-color="#80FFFF"/>
    </style:style>
    <style:style style:name="T3387" style:parent-style-name="Domyślnaczcionkaakapitu" style:family="text">
      <style:text-properties fo:background-color="#80FFFF"/>
    </style:style>
    <style:style style:name="T3388" style:parent-style-name="Domyślnaczcionkaakapitu" style:family="text">
      <style:text-properties fo:background-color="#80FFFF"/>
    </style:style>
    <style:style style:name="T3389" style:parent-style-name="Domyślnaczcionkaakapitu" style:family="text">
      <style:text-properties fo:background-color="#80FFFF"/>
    </style:style>
    <style:style style:name="T3390" style:parent-style-name="Domyślnaczcionkaakapitu" style:family="text">
      <style:text-properties fo:background-color="#80FFFF"/>
    </style:style>
    <style:style style:name="T3391" style:parent-style-name="Domyślnaczcionkaakapitu" style:family="text">
      <style:text-properties fo:background-color="#80FFFF"/>
    </style:style>
    <style:style style:name="T3392" style:parent-style-name="Domyślnaczcionkaakapitu" style:family="text">
      <style:text-properties fo:background-color="#80FFFF"/>
    </style:style>
    <style:style style:name="T3393" style:parent-style-name="Domyślnaczcionkaakapitu" style:family="text">
      <style:text-properties fo:background-color="#80FFFF"/>
    </style:style>
    <style:style style:name="T3394" style:parent-style-name="Domyślnaczcionkaakapitu" style:family="text">
      <style:text-properties fo:background-color="#80FFFF"/>
    </style:style>
    <style:style style:name="T3395" style:parent-style-name="Domyślnaczcionkaakapitu" style:family="text">
      <style:text-properties fo:background-color="#80FFFF"/>
    </style:style>
    <style:style style:name="T3396" style:parent-style-name="Domyślnaczcionkaakapitu" style:family="text">
      <style:text-properties fo:background-color="#80FFFF"/>
    </style:style>
    <style:style style:name="P3397" style:parent-style-name="Normalny" style:family="paragraph">
      <style:paragraph-properties fo:text-align="justify" fo:line-height="150%" fo:text-indent="0.25in"/>
    </style:style>
    <style:style style:name="T3398" style:parent-style-name="Domyślnaczcionkaakapitu" style:family="text">
      <style:text-properties fo:background-color="#80FFFF"/>
    </style:style>
    <style:style style:name="T3399" style:parent-style-name="Domyślnaczcionkaakapitu" style:family="text">
      <style:text-properties fo:background-color="#80FFFF"/>
    </style:style>
    <style:style style:name="T3400" style:parent-style-name="Domyślnaczcionkaakapitu" style:family="text">
      <style:text-properties fo:background-color="#80FFFF"/>
    </style:style>
    <style:style style:name="T3401" style:parent-style-name="Domyślnaczcionkaakapitu" style:family="text">
      <style:text-properties fo:background-color="#80FFFF"/>
    </style:style>
    <style:style style:name="T3402" style:parent-style-name="Domyślnaczcionkaakapitu" style:family="text">
      <style:text-properties fo:background-color="#80FFFF"/>
    </style:style>
    <style:style style:name="T3403" style:parent-style-name="Domyślnaczcionkaakapitu" style:family="text">
      <style:text-properties fo:background-color="#80FFFF"/>
    </style:style>
    <style:style style:name="T3404" style:parent-style-name="Domyślnaczcionkaakapitu" style:family="text">
      <style:text-properties fo:background-color="#80FFFF"/>
    </style:style>
    <style:style style:name="T3405" style:parent-style-name="Domyślnaczcionkaakapitu" style:family="text">
      <style:text-properties fo:background-color="#80FFFF"/>
    </style:style>
    <style:style style:name="T3406" style:parent-style-name="Domyślnaczcionkaakapitu" style:family="text">
      <style:text-properties fo:background-color="#80FFFF"/>
    </style:style>
    <style:style style:name="T3407" style:parent-style-name="Domyślnaczcionkaakapitu" style:family="text">
      <style:text-properties fo:background-color="#80FFFF"/>
    </style:style>
    <style:style style:name="T3408" style:parent-style-name="Domyślnaczcionkaakapitu" style:family="text">
      <style:text-properties fo:background-color="#80FFFF"/>
    </style:style>
    <style:style style:name="T3409" style:parent-style-name="Domyślnaczcionkaakapitu" style:family="text">
      <style:text-properties fo:background-color="#80FFFF"/>
    </style:style>
    <style:style style:name="P3410" style:parent-style-name="Normalny" style:family="paragraph">
      <style:paragraph-properties fo:text-align="justify" fo:line-height="150%" fo:text-indent="0.25in"/>
    </style:style>
    <style:style style:name="P3411" style:parent-style-name="Normalny" style:family="paragraph">
      <style:paragraph-properties fo:text-align="justify" fo:line-height="150%" fo:text-indent="0.25in"/>
    </style:style>
    <style:style style:name="T3412" style:parent-style-name="Domyślnaczcionkaakapitu" style:family="text">
      <style:text-properties fo:background-color="#80FFFF"/>
    </style:style>
    <style:style style:name="T3413" style:parent-style-name="Domyślnaczcionkaakapitu" style:family="text">
      <style:text-properties fo:background-color="#80FFFF"/>
    </style:style>
    <style:style style:name="T3414" style:parent-style-name="Domyślnaczcionkaakapitu" style:family="text">
      <style:text-properties fo:background-color="#80FFFF"/>
    </style:style>
    <style:style style:name="T3415" style:parent-style-name="Domyślnaczcionkaakapitu" style:family="text">
      <style:text-properties fo:background-color="#80FFFF"/>
    </style:style>
    <style:style style:name="T3416" style:parent-style-name="Domyślnaczcionkaakapitu" style:family="text">
      <style:text-properties fo:background-color="#80FFFF"/>
    </style:style>
    <style:style style:name="T3417" style:parent-style-name="Domyślnaczcionkaakapitu" style:family="text">
      <style:text-properties fo:background-color="#80FFFF"/>
    </style:style>
    <style:style style:name="T3418" style:parent-style-name="Domyślnaczcionkaakapitu" style:family="text">
      <style:text-properties fo:background-color="#80FFFF"/>
    </style:style>
    <style:style style:name="T3419" style:parent-style-name="Domyślnaczcionkaakapitu" style:family="text">
      <style:text-properties fo:background-color="#80FFFF"/>
    </style:style>
    <style:style style:name="T3420" style:parent-style-name="Domyślnaczcionkaakapitu" style:family="text">
      <style:text-properties fo:background-color="#80FFFF"/>
    </style:style>
    <style:style style:name="P3421" style:parent-style-name="Normalny" style:family="paragraph">
      <style:paragraph-properties fo:text-align="justify" fo:line-height="150%" fo:text-indent="0.25in"/>
    </style:style>
    <style:style style:name="T3422" style:parent-style-name="Domyślnaczcionkaakapitu" style:family="text">
      <style:text-properties fo:background-color="#80FFFF"/>
    </style:style>
    <style:style style:name="T3423" style:parent-style-name="Domyślnaczcionkaakapitu" style:family="text">
      <style:text-properties fo:background-color="#80FFFF"/>
    </style:style>
    <style:style style:name="T3424" style:parent-style-name="Domyślnaczcionkaakapitu" style:family="text">
      <style:text-properties fo:background-color="#80FFFF"/>
    </style:style>
    <style:style style:name="T3425" style:parent-style-name="Domyślnaczcionkaakapitu" style:family="text">
      <style:text-properties fo:background-color="#80FFFF"/>
    </style:style>
    <style:style style:name="T3426" style:parent-style-name="Domyślnaczcionkaakapitu" style:family="text">
      <style:text-properties fo:background-color="#80FFFF"/>
    </style:style>
    <style:style style:name="T3427" style:parent-style-name="Domyślnaczcionkaakapitu" style:family="text">
      <style:text-properties fo:background-color="#80FFFF"/>
    </style:style>
    <style:style style:name="T3428" style:parent-style-name="Domyślnaczcionkaakapitu" style:family="text">
      <style:text-properties fo:background-color="#80FFFF"/>
    </style:style>
    <style:style style:name="T3429" style:parent-style-name="Domyślnaczcionkaakapitu" style:family="text">
      <style:text-properties fo:background-color="#80FFFF"/>
    </style:style>
    <style:style style:name="T3430" style:parent-style-name="Domyślnaczcionkaakapitu" style:family="text">
      <style:text-properties fo:background-color="#80FFFF"/>
    </style:style>
    <style:style style:name="T3431" style:parent-style-name="Domyślnaczcionkaakapitu" style:family="text">
      <style:text-properties fo:background-color="#80FFFF"/>
    </style:style>
    <style:style style:name="T3432" style:parent-style-name="Domyślnaczcionkaakapitu" style:family="text">
      <style:text-properties fo:background-color="#80FFFF"/>
    </style:style>
    <style:style style:name="T3433" style:parent-style-name="Domyślnaczcionkaakapitu" style:family="text">
      <style:text-properties fo:background-color="#80FFFF"/>
    </style:style>
    <style:style style:name="P3434" style:parent-style-name="Normalny" style:family="paragraph">
      <style:paragraph-properties fo:text-align="justify" fo:line-height="150%" fo:text-indent="0.25in"/>
    </style:style>
    <style:style style:name="T3435" style:parent-style-name="Domyślnaczcionkaakapitu" style:family="text">
      <style:text-properties fo:background-color="#80FFFF"/>
    </style:style>
    <style:style style:name="T3436" style:parent-style-name="Domyślnaczcionkaakapitu" style:family="text">
      <style:text-properties fo:background-color="#80FFFF"/>
    </style:style>
    <style:style style:name="T3437" style:parent-style-name="Domyślnaczcionkaakapitu" style:family="text">
      <style:text-properties fo:background-color="#80FFFF"/>
    </style:style>
    <style:style style:name="T3438" style:parent-style-name="Domyślnaczcionkaakapitu" style:family="text">
      <style:text-properties fo:background-color="#80FFFF"/>
    </style:style>
    <style:style style:name="T3439" style:parent-style-name="Domyślnaczcionkaakapitu" style:family="text">
      <style:text-properties fo:background-color="#80FFFF"/>
    </style:style>
    <style:style style:name="T3440" style:parent-style-name="Domyślnaczcionkaakapitu" style:family="text">
      <style:text-properties fo:background-color="#80FFFF"/>
    </style:style>
    <style:style style:name="T3441" style:parent-style-name="Domyślnaczcionkaakapitu" style:family="text">
      <style:text-properties fo:background-color="#80FFFF"/>
    </style:style>
    <style:style style:name="T3442" style:parent-style-name="Domyślnaczcionkaakapitu" style:family="text">
      <style:text-properties fo:background-color="#80FFFF"/>
    </style:style>
    <style:style style:name="T3443" style:parent-style-name="Domyślnaczcionkaakapitu" style:family="text">
      <style:text-properties fo:background-color="#80FFFF"/>
    </style:style>
    <style:style style:name="T3444" style:parent-style-name="Domyślnaczcionkaakapitu" style:family="text">
      <style:text-properties fo:background-color="#80FFFF"/>
    </style:style>
    <style:style style:name="P3445" style:parent-style-name="Normalny" style:family="paragraph">
      <style:paragraph-properties fo:text-align="justify" fo:line-height="150%" fo:text-indent="0.25in"/>
    </style:style>
    <style:style style:name="T3446" style:parent-style-name="Domyślnaczcionkaakapitu" style:family="text">
      <style:text-properties fo:background-color="#80FFFF"/>
    </style:style>
    <style:style style:name="T3447" style:parent-style-name="Domyślnaczcionkaakapitu" style:family="text">
      <style:text-properties fo:background-color="#80FFFF"/>
    </style:style>
    <style:style style:name="T3448" style:parent-style-name="Domyślnaczcionkaakapitu" style:family="text">
      <style:text-properties fo:background-color="#80FFFF"/>
    </style:style>
    <style:style style:name="T3449" style:parent-style-name="Domyślnaczcionkaakapitu" style:family="text">
      <style:text-properties fo:background-color="#80FFFF"/>
    </style:style>
    <style:style style:name="T3450" style:parent-style-name="Domyślnaczcionkaakapitu" style:family="text">
      <style:text-properties fo:background-color="#80FFFF"/>
    </style:style>
    <style:style style:name="P3451" style:parent-style-name="Normalny" style:family="paragraph">
      <style:paragraph-properties fo:text-align="justify" fo:line-height="150%" fo:text-indent="0.25in"/>
    </style:style>
    <style:style style:name="T3452" style:parent-style-name="Domyślnaczcionkaakapitu" style:family="text">
      <style:text-properties fo:background-color="#80FFFF"/>
    </style:style>
    <style:style style:name="T3453" style:parent-style-name="Domyślnaczcionkaakapitu" style:family="text">
      <style:text-properties fo:background-color="#80FFFF"/>
    </style:style>
    <style:style style:name="T3454" style:parent-style-name="Domyślnaczcionkaakapitu" style:family="text">
      <style:text-properties fo:background-color="#80FFFF"/>
    </style:style>
    <style:style style:name="T3455" style:parent-style-name="Domyślnaczcionkaakapitu" style:family="text">
      <style:text-properties fo:background-color="#80FFFF"/>
    </style:style>
    <style:style style:name="T3456" style:parent-style-name="Domyślnaczcionkaakapitu" style:family="text">
      <style:text-properties fo:background-color="#80FFFF"/>
    </style:style>
    <style:style style:name="T3457" style:parent-style-name="Domyślnaczcionkaakapitu" style:family="text">
      <style:text-properties fo:background-color="#80FFFF"/>
    </style:style>
    <style:style style:name="T3458" style:parent-style-name="Domyślnaczcionkaakapitu" style:family="text">
      <style:text-properties fo:background-color="#80FFFF"/>
    </style:style>
    <style:style style:name="P3459" style:parent-style-name="Normalny" style:family="paragraph">
      <style:paragraph-properties fo:text-align="justify" fo:line-height="150%" fo:text-indent="0.25in"/>
    </style:style>
    <style:style style:name="T3460" style:parent-style-name="Domyślnaczcionkaakapitu" style:family="text">
      <style:text-properties fo:background-color="#80FFFF"/>
    </style:style>
    <style:style style:name="T3461" style:parent-style-name="Domyślnaczcionkaakapitu" style:family="text">
      <style:text-properties fo:background-color="#80FFFF"/>
    </style:style>
    <style:style style:name="T3462" style:parent-style-name="Domyślnaczcionkaakapitu" style:family="text">
      <style:text-properties fo:background-color="#80FFFF"/>
    </style:style>
    <style:style style:name="T3463" style:parent-style-name="Domyślnaczcionkaakapitu" style:family="text">
      <style:text-properties fo:background-color="#80FFFF"/>
    </style:style>
    <style:style style:name="T3464" style:parent-style-name="Domyślnaczcionkaakapitu" style:family="text">
      <style:text-properties fo:background-color="#80FFFF"/>
    </style:style>
    <style:style style:name="T3465" style:parent-style-name="Domyślnaczcionkaakapitu" style:family="text">
      <style:text-properties fo:background-color="#80FFFF"/>
    </style:style>
    <style:style style:name="T3466" style:parent-style-name="Domyślnaczcionkaakapitu" style:family="text">
      <style:text-properties fo:background-color="#80FFFF"/>
    </style:style>
    <style:style style:name="P3467" style:parent-style-name="Normalny" style:family="paragraph">
      <style:paragraph-properties fo:text-align="justify" fo:line-height="150%"/>
    </style:style>
    <style:style style:name="T3468" style:parent-style-name="Domyślnaczcionkaakapitu" style:family="text">
      <style:text-properties style:text-underline-type="single" style:text-underline-style="solid" style:text-underline-width="auto" style:text-underline-mode="continuous"/>
    </style:style>
    <style:style style:name="T3469" style:parent-style-name="Domyślnaczcionkaakapitu" style:family="text">
      <style:text-properties fo:background-color="#80FFFF" style:text-underline-type="single" style:text-underline-style="solid" style:text-underline-width="auto" style:text-underline-mode="continuous"/>
    </style:style>
    <style:style style:name="T3470" style:parent-style-name="Domyślnaczcionkaakapitu" style:family="text">
      <style:text-properties style:text-underline-type="single" style:text-underline-style="solid" style:text-underline-width="auto" style:text-underline-mode="continuous"/>
    </style:style>
    <style:style style:name="P3471" style:parent-style-name="Normalny" style:family="paragraph">
      <style:paragraph-properties fo:text-align="justify" fo:line-height="150%" fo:text-indent="0.25in"/>
    </style:style>
    <style:style style:name="T3472" style:parent-style-name="Domyślnaczcionkaakapitu" style:family="text">
      <style:text-properties fo:background-color="#80FFFF"/>
    </style:style>
    <style:style style:name="T3473" style:parent-style-name="Domyślnaczcionkaakapitu" style:family="text">
      <style:text-properties fo:background-color="#80FFFF"/>
    </style:style>
    <style:style style:name="T3474" style:parent-style-name="Domyślnaczcionkaakapitu" style:family="text">
      <style:text-properties fo:background-color="#80FFFF"/>
    </style:style>
    <style:style style:name="T3475" style:parent-style-name="Domyślnaczcionkaakapitu" style:family="text">
      <style:text-properties fo:background-color="#80FFFF"/>
    </style:style>
    <style:style style:name="T3476" style:parent-style-name="Domyślnaczcionkaakapitu" style:family="text">
      <style:text-properties fo:background-color="#80FFFF"/>
    </style:style>
    <style:style style:name="T3477" style:parent-style-name="Domyślnaczcionkaakapitu" style:family="text">
      <style:text-properties fo:background-color="#80FFFF"/>
    </style:style>
    <style:style style:name="P3478" style:parent-style-name="Normalny" style:family="paragraph">
      <style:paragraph-properties fo:text-align="justify" fo:line-height="150%"/>
    </style:style>
    <style:style style:name="T3479" style:parent-style-name="Domyślnaczcionkaakapitu" style:family="text">
      <style:text-properties style:text-underline-type="single" style:text-underline-style="solid" style:text-underline-width="auto" style:text-underline-mode="continuous"/>
    </style:style>
    <style:style style:name="T3480" style:parent-style-name="Domyślnaczcionkaakapitu" style:family="text">
      <style:text-properties fo:background-color="#80FFFF" style:text-underline-type="single" style:text-underline-style="solid" style:text-underline-width="auto" style:text-underline-mode="continuous"/>
    </style:style>
    <style:style style:name="T3481" style:parent-style-name="Domyślnaczcionkaakapitu" style:family="text">
      <style:text-properties style:text-underline-type="single" style:text-underline-style="solid" style:text-underline-width="auto" style:text-underline-mode="continuous"/>
    </style:style>
    <style:style style:name="T3482" style:parent-style-name="Domyślnaczcionkaakapitu" style:family="text">
      <style:text-properties fo:background-color="#80FFFF" style:text-underline-type="single" style:text-underline-style="solid" style:text-underline-width="auto" style:text-underline-mode="continuous"/>
    </style:style>
    <style:style style:name="P3483" style:parent-style-name="Normalny" style:family="paragraph">
      <style:paragraph-properties fo:text-align="justify" fo:line-height="150%" fo:text-indent="0.25in"/>
    </style:style>
    <style:style style:name="T3484" style:parent-style-name="Domyślnaczcionkaakapitu" style:family="text">
      <style:text-properties fo:background-color="#80FFFF"/>
    </style:style>
    <style:style style:name="T3485" style:parent-style-name="Domyślnaczcionkaakapitu" style:family="text">
      <style:text-properties fo:background-color="#80FFFF"/>
    </style:style>
    <style:style style:name="T3486" style:parent-style-name="Domyślnaczcionkaakapitu" style:family="text">
      <style:text-properties fo:background-color="#80FFFF"/>
    </style:style>
    <style:style style:name="T3487" style:parent-style-name="Domyślnaczcionkaakapitu" style:family="text">
      <style:text-properties fo:background-color="#80FFFF"/>
    </style:style>
    <style:style style:name="T3488" style:parent-style-name="Domyślnaczcionkaakapitu" style:family="text">
      <style:text-properties fo:background-color="#80FFFF"/>
    </style:style>
    <style:style style:name="T3489" style:parent-style-name="Domyślnaczcionkaakapitu" style:family="text">
      <style:text-properties fo:background-color="#80FFFF"/>
    </style:style>
    <style:style style:name="T3490" style:parent-style-name="Domyślnaczcionkaakapitu" style:family="text">
      <style:text-properties fo:background-color="#80FFFF"/>
    </style:style>
    <style:style style:name="T3491" style:parent-style-name="Domyślnaczcionkaakapitu" style:family="text">
      <style:text-properties fo:background-color="#80FFFF"/>
    </style:style>
    <style:style style:name="T3492" style:parent-style-name="Domyślnaczcionkaakapitu" style:family="text">
      <style:text-properties fo:background-color="#80FFFF"/>
    </style:style>
    <style:style style:name="T3493" style:parent-style-name="Domyślnaczcionkaakapitu" style:family="text">
      <style:text-properties fo:background-color="#80FFFF"/>
    </style:style>
    <style:style style:name="P3494" style:parent-style-name="Normalny" style:family="paragraph">
      <style:paragraph-properties fo:text-align="justify" fo:line-height="150%" fo:text-indent="0.25in"/>
    </style:style>
    <style:style style:name="T3495" style:parent-style-name="Domyślnaczcionkaakapitu" style:family="text">
      <style:text-properties style:text-underline-type="single" style:text-underline-style="solid" style:text-underline-width="auto" style:text-underline-mode="continuous"/>
    </style:style>
    <style:style style:name="T3496" style:parent-style-name="Domyślnaczcionkaakapitu" style:family="text">
      <style:text-properties fo:background-color="#80FFFF" style:text-underline-type="single" style:text-underline-style="solid" style:text-underline-width="auto" style:text-underline-mode="continuous"/>
    </style:style>
    <style:style style:name="T3497" style:parent-style-name="Domyślnaczcionkaakapitu" style:family="text">
      <style:text-properties style:text-underline-type="single" style:text-underline-style="solid" style:text-underline-width="auto" style:text-underline-mode="continuous"/>
    </style:style>
    <style:style style:name="P3498" style:parent-style-name="Normalny" style:family="paragraph">
      <style:paragraph-properties fo:text-align="justify" fo:line-height="150%" fo:text-indent="0.25in"/>
    </style:style>
    <style:style style:name="T3499" style:parent-style-name="Domyślnaczcionkaakapitu" style:family="text">
      <style:text-properties fo:background-color="#80FFFF"/>
    </style:style>
    <style:style style:name="T3500" style:parent-style-name="Domyślnaczcionkaakapitu" style:family="text">
      <style:text-properties fo:background-color="#80FFFF"/>
    </style:style>
    <style:style style:name="P3501" style:parent-style-name="Normalny" style:family="paragraph">
      <style:paragraph-properties fo:text-align="justify" fo:line-height="150%"/>
    </style:style>
    <style:style style:name="T3502" style:parent-style-name="Domyślnaczcionkaakapitu" style:family="text">
      <style:text-properties style:text-underline-type="single" style:text-underline-style="solid" style:text-underline-width="auto" style:text-underline-mode="continuous"/>
    </style:style>
    <style:style style:name="P3503" style:parent-style-name="Normalny" style:family="paragraph">
      <style:paragraph-properties fo:text-align="justify" fo:line-height="150%" fo:text-indent="0.25in"/>
    </style:style>
    <style:style style:name="T3504" style:parent-style-name="Domyślnaczcionkaakapitu" style:family="text">
      <style:text-properties fo:background-color="#80FFFF"/>
    </style:style>
    <style:style style:name="T3505" style:parent-style-name="Domyślnaczcionkaakapitu" style:family="text">
      <style:text-properties fo:background-color="#80FFFF"/>
    </style:style>
    <style:style style:name="T3506" style:parent-style-name="Domyślnaczcionkaakapitu" style:family="text">
      <style:text-properties fo:background-color="#80FFFF"/>
    </style:style>
    <style:style style:name="T3507" style:parent-style-name="Domyślnaczcionkaakapitu" style:family="text">
      <style:text-properties fo:background-color="#80FFFF"/>
    </style:style>
    <style:style style:name="T3508" style:parent-style-name="Domyślnaczcionkaakapitu" style:family="text">
      <style:text-properties fo:background-color="#80FFFF"/>
    </style:style>
    <style:style style:name="P3509" style:parent-style-name="Normalny" style:family="paragraph">
      <style:paragraph-properties fo:text-align="justify" fo:line-height="150%"/>
    </style:style>
    <style:style style:name="T3510" style:parent-style-name="Domyślnaczcionkaakapitu" style:family="text">
      <style:text-properties style:text-underline-type="single" style:text-underline-style="solid" style:text-underline-width="auto" style:text-underline-mode="continuous"/>
    </style:style>
    <style:style style:name="P3511" style:parent-style-name="Normalny" style:family="paragraph">
      <style:paragraph-properties fo:text-align="justify" fo:line-height="150%" fo:text-indent="0.25in"/>
    </style:style>
    <style:style style:name="P3512" style:parent-style-name="Normalny" style:family="paragraph">
      <style:paragraph-properties fo:text-align="justify" fo:line-height="150%"/>
    </style:style>
    <style:style style:name="T3513" style:parent-style-name="Domyślnaczcionkaakapitu" style:family="text">
      <style:text-properties style:text-underline-type="single" style:text-underline-style="solid" style:text-underline-width="auto" style:text-underline-mode="continuous"/>
    </style:style>
    <style:style style:name="T3514" style:parent-style-name="Domyślnaczcionkaakapitu" style:family="text">
      <style:text-properties fo:background-color="#80FFFF" style:text-underline-type="single" style:text-underline-style="solid" style:text-underline-width="auto" style:text-underline-mode="continuous"/>
    </style:style>
    <style:style style:name="T3515" style:parent-style-name="Domyślnaczcionkaakapitu" style:family="text">
      <style:text-properties style:text-underline-type="single" style:text-underline-style="solid" style:text-underline-width="auto" style:text-underline-mode="continuous"/>
    </style:style>
    <style:style style:name="P3516" style:parent-style-name="Normalny" style:family="paragraph">
      <style:paragraph-properties fo:text-align="justify" fo:line-height="150%" fo:text-indent="0.25in"/>
    </style:style>
    <style:style style:name="P3517" style:parent-style-name="Normalny" style:family="paragraph">
      <style:paragraph-properties fo:text-align="justify" fo:line-height="150%"/>
    </style:style>
    <style:style style:name="T3518" style:parent-style-name="Domyślnaczcionkaakapitu" style:family="text">
      <style:text-properties style:text-underline-type="single" style:text-underline-style="solid" style:text-underline-width="auto" style:text-underline-mode="continuous"/>
    </style:style>
    <style:style style:name="P3519" style:parent-style-name="Normalny" style:family="paragraph">
      <style:paragraph-properties fo:text-align="justify" fo:line-height="150%" fo:text-indent="0.25in"/>
    </style:style>
    <style:style style:name="T3520" style:parent-style-name="Domyślnaczcionkaakapitu" style:family="text">
      <style:text-properties fo:background-color="#80FFFF"/>
    </style:style>
    <style:style style:name="T3521" style:parent-style-name="Domyślnaczcionkaakapitu" style:family="text">
      <style:text-properties fo:background-color="#80FFFF"/>
    </style:style>
    <style:style style:name="P3522" style:parent-style-name="Normalny" style:family="paragraph">
      <style:paragraph-properties fo:text-align="justify" fo:line-height="150%" fo:text-indent="0.25in"/>
    </style:style>
    <style:style style:name="T3523" style:parent-style-name="Domyślnaczcionkaakapitu" style:family="text">
      <style:text-properties fo:background-color="#80FFFF"/>
    </style:style>
    <style:style style:name="T3524" style:parent-style-name="Domyślnaczcionkaakapitu" style:family="text">
      <style:text-properties fo:background-color="#80FFFF"/>
    </style:style>
    <style:style style:name="T3525" style:parent-style-name="Domyślnaczcionkaakapitu" style:family="text">
      <style:text-properties fo:background-color="#80FFFF"/>
    </style:style>
    <style:style style:name="P3526" style:parent-style-name="Normalny" style:family="paragraph">
      <style:paragraph-properties fo:text-align="justify" fo:line-height="150%" fo:text-indent="0.25in"/>
    </style:style>
    <style:style style:name="T3527" style:parent-style-name="Domyślnaczcionkaakapitu" style:family="text">
      <style:text-properties fo:background-color="#80FFFF"/>
    </style:style>
    <style:style style:name="P3528" style:parent-style-name="Normalny" style:family="paragraph">
      <style:paragraph-properties fo:text-align="justify" fo:line-height="150%"/>
    </style:style>
    <style:style style:name="T3529" style:parent-style-name="Domyślnaczcionkaakapitu" style:family="text">
      <style:text-properties fo:background-color="#80FFFF" style:text-underline-type="single" style:text-underline-style="solid" style:text-underline-width="auto" style:text-underline-mode="continuous"/>
    </style:style>
    <style:style style:name="T3530" style:parent-style-name="Domyślnaczcionkaakapitu" style:family="text">
      <style:text-properties style:text-underline-type="single" style:text-underline-style="solid" style:text-underline-width="auto" style:text-underline-mode="continuous"/>
    </style:style>
    <style:style style:name="T3531" style:parent-style-name="Domyślnaczcionkaakapitu" style:family="text">
      <style:text-properties fo:background-color="#80FFFF" style:text-underline-type="single" style:text-underline-style="solid" style:text-underline-width="auto" style:text-underline-mode="continuous"/>
    </style:style>
    <style:style style:name="T3532" style:parent-style-name="Domyślnaczcionkaakapitu" style:family="text">
      <style:text-properties style:text-underline-type="single" style:text-underline-style="solid" style:text-underline-width="auto" style:text-underline-mode="continuous"/>
    </style:style>
    <style:style style:name="P3533" style:parent-style-name="Normalny" style:family="paragraph">
      <style:paragraph-properties fo:text-align="justify" fo:line-height="150%" fo:text-indent="0.25in"/>
    </style:style>
    <style:style style:name="T3534" style:parent-style-name="Domyślnaczcionkaakapitu" style:family="text">
      <style:text-properties fo:background-color="#80FFFF"/>
    </style:style>
    <style:style style:name="T3535" style:parent-style-name="Domyślnaczcionkaakapitu" style:family="text">
      <style:text-properties fo:background-color="#80FFFF"/>
    </style:style>
    <style:style style:name="P3536" style:parent-style-name="Normalny" style:family="paragraph">
      <style:paragraph-properties fo:text-align="justify" fo:line-height="150%" fo:text-indent="0.25in"/>
    </style:style>
    <style:style style:name="T3537" style:parent-style-name="Domyślnaczcionkaakapitu" style:family="text">
      <style:text-properties fo:background-color="#80FFFF"/>
    </style:style>
    <style:style style:name="T3538" style:parent-style-name="Domyślnaczcionkaakapitu" style:family="text">
      <style:text-properties fo:background-color="#80FFFF"/>
    </style:style>
    <style:style style:name="P3539" style:parent-style-name="Normalny" style:family="paragraph">
      <style:paragraph-properties fo:text-align="justify" fo:line-height="150%" fo:text-indent="0.25in"/>
    </style:style>
    <style:style style:name="T3540" style:parent-style-name="Domyślnaczcionkaakapitu" style:family="text">
      <style:text-properties fo:background-color="#80FFFF"/>
    </style:style>
    <style:style style:name="T3541" style:parent-style-name="Domyślnaczcionkaakapitu" style:family="text">
      <style:text-properties fo:background-color="#80FFFF"/>
    </style:style>
    <style:style style:name="P3542" style:parent-style-name="Normalny" style:family="paragraph">
      <style:paragraph-properties fo:text-align="justify" fo:line-height="150%" fo:text-indent="0.25in">
        <style:tab-stops>
          <style:tab-stop style:type="left" style:position="0.8236in"/>
        </style:tab-stops>
      </style:paragraph-properties>
    </style:style>
    <style:style style:name="T3543" style:parent-style-name="Domyślnaczcionkaakapitu" style:family="text">
      <style:text-properties fo:background-color="#80FFFF"/>
    </style:style>
    <style:style style:name="P3544" style:parent-style-name="Normalny" style:family="paragraph">
      <style:paragraph-properties fo:text-align="justify" fo:line-height="150%" fo:text-indent="0.25in">
        <style:tab-stops>
          <style:tab-stop style:type="left" style:position="1.3513in"/>
        </style:tab-stops>
      </style:paragraph-properties>
    </style:style>
    <style:style style:name="P3545" style:parent-style-name="Normalny" style:family="paragraph">
      <style:paragraph-properties fo:text-align="justify" fo:line-height="150%" fo:text-indent="0.25in"/>
    </style:style>
    <style:style style:name="T3546" style:parent-style-name="Domyślnaczcionkaakapitu" style:family="text">
      <style:text-properties fo:background-color="#80FFFF"/>
    </style:style>
    <style:style style:name="T3547" style:parent-style-name="Domyślnaczcionkaakapitu" style:family="text">
      <style:text-properties fo:background-color="#80FFFF"/>
    </style:style>
    <style:style style:name="P3548" style:parent-style-name="Normalny" style:family="paragraph">
      <style:paragraph-properties fo:text-align="justify" fo:line-height="150%" fo:text-indent="0.25in"/>
    </style:style>
    <style:style style:name="T3549" style:parent-style-name="Domyślnaczcionkaakapitu" style:family="text">
      <style:text-properties fo:background-color="#80FFFF"/>
    </style:style>
    <style:style style:name="T3550" style:parent-style-name="Domyślnaczcionkaakapitu" style:family="text">
      <style:text-properties fo:background-color="#80FFFF"/>
    </style:style>
    <style:style style:name="T3551" style:parent-style-name="Domyślnaczcionkaakapitu" style:family="text">
      <style:text-properties fo:background-color="#80FFFF"/>
    </style:style>
    <style:style style:name="P3552" style:parent-style-name="Normalny" style:family="paragraph">
      <style:paragraph-properties fo:text-align="justify" fo:line-height="150%" fo:text-indent="0.25in"/>
    </style:style>
    <style:style style:name="T3553" style:parent-style-name="Domyślnaczcionkaakapitu" style:family="text">
      <style:text-properties fo:background-color="#80FFFF"/>
    </style:style>
    <style:style style:name="T3554" style:parent-style-name="Domyślnaczcionkaakapitu" style:family="text">
      <style:text-properties fo:background-color="#80FFFF"/>
    </style:style>
    <style:style style:name="T3555" style:parent-style-name="Domyślnaczcionkaakapitu" style:family="text">
      <style:text-properties fo:background-color="#80FFFF"/>
    </style:style>
    <style:style style:name="P3556" style:parent-style-name="Normalny" style:family="paragraph">
      <style:paragraph-properties fo:text-align="justify" fo:line-height="150%" fo:text-indent="0.25in"/>
    </style:style>
    <style:style style:name="T3557" style:parent-style-name="Domyślnaczcionkaakapitu" style:family="text">
      <style:text-properties fo:background-color="#80FFFF"/>
    </style:style>
    <style:style style:name="T3558" style:parent-style-name="Domyślnaczcionkaakapitu" style:family="text">
      <style:text-properties fo:background-color="#80FFFF"/>
    </style:style>
    <style:style style:name="T3559" style:parent-style-name="Domyślnaczcionkaakapitu" style:family="text">
      <style:text-properties fo:background-color="#80FFFF"/>
    </style:style>
    <style:style style:name="T3560" style:parent-style-name="Domyślnaczcionkaakapitu" style:family="text">
      <style:text-properties fo:background-color="#80FFFF"/>
    </style:style>
    <style:style style:name="P3561" style:parent-style-name="Normalny" style:family="paragraph">
      <style:paragraph-properties fo:text-align="justify" fo:line-height="150%" fo:text-indent="0.25in"/>
    </style:style>
    <style:style style:name="T3562" style:parent-style-name="Domyślnaczcionkaakapitu" style:family="text">
      <style:text-properties fo:background-color="#80FFFF"/>
    </style:style>
    <style:style style:name="P3563" style:parent-style-name="Normalny" style:family="paragraph">
      <style:paragraph-properties fo:text-align="justify" fo:line-height="150%" fo:text-indent="0.25in"/>
    </style:style>
    <style:style style:name="T3564" style:parent-style-name="Domyślnaczcionkaakapitu" style:family="text">
      <style:text-properties fo:background-color="#80FFFF"/>
    </style:style>
    <style:style style:name="T3565" style:parent-style-name="Domyślnaczcionkaakapitu" style:family="text">
      <style:text-properties fo:background-color="#80FFFF"/>
    </style:style>
    <style:style style:name="T3566" style:parent-style-name="Domyślnaczcionkaakapitu" style:family="text">
      <style:text-properties fo:background-color="#80FFFF"/>
    </style:style>
    <style:style style:name="P3567" style:parent-style-name="Normalny" style:family="paragraph">
      <style:paragraph-properties fo:text-align="justify" fo:line-height="150%"/>
    </style:style>
    <style:style style:name="P3568" style:parent-style-name="Normalny" style:family="paragraph">
      <style:paragraph-properties fo:text-align="justify" fo:line-height="150%" fo:text-indent="0.25in"/>
    </style:style>
    <style:style style:name="P3569" style:parent-style-name="Normalny" style:family="paragraph">
      <style:paragraph-properties fo:text-align="justify" fo:line-height="150%" fo:text-indent="0.25in"/>
    </style:style>
    <style:style style:name="P3570" style:parent-style-name="Normalny" style:family="paragraph">
      <style:paragraph-properties fo:text-align="justify" fo:line-height="150%" fo:text-indent="0.25in"/>
    </style:style>
    <style:style style:name="T3571" style:parent-style-name="Domyślnaczcionkaakapitu" style:family="text">
      <style:text-properties fo:background-color="#80FFFF"/>
    </style:style>
    <style:style style:name="T3572" style:parent-style-name="Domyślnaczcionkaakapitu" style:family="text">
      <style:text-properties fo:background-color="#80FFFF"/>
    </style:style>
    <style:style style:name="T3573" style:parent-style-name="Domyślnaczcionkaakapitu" style:family="text">
      <style:text-properties fo:background-color="#80FFFF"/>
    </style:style>
    <style:style style:name="P3574" style:parent-style-name="Normalny" style:family="paragraph">
      <style:paragraph-properties fo:text-align="justify" fo:line-height="150%" fo:text-indent="0.25in"/>
    </style:style>
    <style:style style:name="P3575" style:parent-style-name="Normalny" style:family="paragraph">
      <style:paragraph-properties fo:text-align="justify" fo:line-height="150%"/>
    </style:style>
    <style:style style:name="T3576" style:parent-style-name="Domyślnaczcionkaakapitu" style:family="text">
      <style:text-properties style:text-underline-type="single" style:text-underline-style="solid" style:text-underline-width="auto" style:text-underline-mode="continuous"/>
    </style:style>
    <style:style style:name="T3577" style:parent-style-name="Domyślnaczcionkaakapitu" style:family="text">
      <style:text-properties fo:background-color="#80FFFF" style:text-underline-type="single" style:text-underline-style="solid" style:text-underline-width="auto" style:text-underline-mode="continuous"/>
    </style:style>
    <style:style style:name="P3578" style:parent-style-name="Normalny" style:family="paragraph">
      <style:paragraph-properties fo:text-align="justify" fo:line-height="150%" fo:text-indent="0.25in"/>
    </style:style>
    <style:style style:name="P3579" style:parent-style-name="Normalny" style:family="paragraph">
      <style:paragraph-properties fo:text-align="justify" fo:line-height="150%" fo:text-indent="0.25in"/>
    </style:style>
    <style:style style:name="P3580" style:parent-style-name="Normalny" style:family="paragraph">
      <style:paragraph-properties fo:text-align="justify" fo:line-height="150%"/>
    </style:style>
    <style:style style:name="T3581" style:parent-style-name="Domyślnaczcionkaakapitu" style:family="text">
      <style:text-properties fo:background-color="#80FFFF" style:text-underline-type="single" style:text-underline-style="solid" style:text-underline-width="auto" style:text-underline-mode="continuous"/>
    </style:style>
    <style:style style:name="T3582" style:parent-style-name="Domyślnaczcionkaakapitu" style:family="text">
      <style:text-properties style:text-underline-type="single" style:text-underline-style="solid" style:text-underline-width="auto" style:text-underline-mode="continuous"/>
    </style:style>
    <style:style style:name="P3583" style:parent-style-name="Normalny" style:family="paragraph">
      <style:paragraph-properties fo:text-align="justify" fo:line-height="150%" fo:text-indent="0.25in"/>
    </style:style>
    <style:style style:name="T3584" style:parent-style-name="Domyślnaczcionkaakapitu" style:family="text">
      <style:text-properties fo:background-color="#80FFFF"/>
    </style:style>
    <style:style style:name="P3585" style:parent-style-name="Normalny" style:family="paragraph">
      <style:paragraph-properties fo:text-align="justify" fo:line-height="150%"/>
    </style:style>
    <style:style style:name="T3586" style:parent-style-name="Domyślnaczcionkaakapitu" style:family="text">
      <style:text-properties style:text-underline-type="single" style:text-underline-style="solid" style:text-underline-width="auto" style:text-underline-mode="continuous"/>
    </style:style>
    <style:style style:name="P3587" style:parent-style-name="Normalny" style:family="paragraph">
      <style:paragraph-properties fo:text-align="justify" fo:line-height="150%" fo:text-indent="0.25in"/>
    </style:style>
    <style:style style:name="T3588" style:parent-style-name="Domyślnaczcionkaakapitu" style:family="text">
      <style:text-properties fo:background-color="#80FFFF"/>
    </style:style>
    <style:style style:name="P3589" style:parent-style-name="Normalny" style:family="paragraph">
      <style:paragraph-properties fo:text-align="justify" fo:line-height="150%"/>
    </style:style>
    <style:style style:name="T3590" style:parent-style-name="Domyślnaczcionkaakapitu" style:family="text">
      <style:text-properties style:text-underline-type="single" style:text-underline-style="solid" style:text-underline-width="auto" style:text-underline-mode="continuous"/>
    </style:style>
    <style:style style:name="T3591" style:parent-style-name="Domyślnaczcionkaakapitu" style:family="text">
      <style:text-properties fo:background-color="#80FFFF" style:text-underline-type="single" style:text-underline-style="solid" style:text-underline-width="auto" style:text-underline-mode="continuous"/>
    </style:style>
    <style:style style:name="T3592" style:parent-style-name="Domyślnaczcionkaakapitu" style:family="text">
      <style:text-properties style:text-underline-type="single" style:text-underline-style="solid" style:text-underline-width="auto" style:text-underline-mode="continuous"/>
    </style:style>
    <style:style style:name="P3593" style:parent-style-name="Normalny" style:family="paragraph">
      <style:paragraph-properties fo:text-align="justify" fo:line-height="150%" fo:text-indent="0.25in"/>
    </style:style>
    <style:style style:name="T3594" style:parent-style-name="Domyślnaczcionkaakapitu" style:family="text">
      <style:text-properties fo:background-color="#80FFFF"/>
    </style:style>
    <style:style style:name="T3595" style:parent-style-name="Domyślnaczcionkaakapitu" style:family="text">
      <style:text-properties fo:background-color="#80FFFF"/>
    </style:style>
    <style:style style:name="T3596" style:parent-style-name="Domyślnaczcionkaakapitu" style:family="text">
      <style:text-properties fo:background-color="#80FFFF"/>
    </style:style>
    <style:style style:name="T3597" style:parent-style-name="Domyślnaczcionkaakapitu" style:family="text">
      <style:text-properties fo:background-color="#80FFFF"/>
    </style:style>
    <style:style style:name="T3598" style:parent-style-name="Domyślnaczcionkaakapitu" style:family="text">
      <style:text-properties fo:background-color="#80FFFF"/>
    </style:style>
    <style:style style:name="T3599" style:parent-style-name="Domyślnaczcionkaakapitu" style:family="text">
      <style:text-properties fo:background-color="#80FFFF"/>
    </style:style>
    <style:style style:name="T3600" style:parent-style-name="Domyślnaczcionkaakapitu" style:family="text">
      <style:text-properties fo:background-color="#80FFFF"/>
    </style:style>
    <style:style style:name="T3601" style:parent-style-name="Domyślnaczcionkaakapitu" style:family="text">
      <style:text-properties fo:background-color="#80FFFF"/>
    </style:style>
    <style:style style:name="T3602" style:parent-style-name="Domyślnaczcionkaakapitu" style:family="text">
      <style:text-properties fo:background-color="#80FFFF"/>
    </style:style>
    <style:style style:name="T3603" style:parent-style-name="Domyślnaczcionkaakapitu" style:family="text">
      <style:text-properties fo:background-color="#80FFFF"/>
    </style:style>
    <style:style style:name="T3604" style:parent-style-name="Domyślnaczcionkaakapitu" style:family="text">
      <style:text-properties fo:background-color="#80FFFF"/>
    </style:style>
    <style:style style:name="T3605" style:parent-style-name="Domyślnaczcionkaakapitu" style:family="text">
      <style:text-properties fo:background-color="#80FFFF"/>
    </style:style>
    <style:style style:name="T3606" style:parent-style-name="Domyślnaczcionkaakapitu" style:family="text">
      <style:text-properties fo:background-color="#80FFFF"/>
    </style:style>
    <style:style style:name="T3607" style:parent-style-name="Domyślnaczcionkaakapitu" style:family="text">
      <style:text-properties fo:background-color="#80FFFF"/>
    </style:style>
    <style:style style:name="T3608" style:parent-style-name="Domyślnaczcionkaakapitu" style:family="text">
      <style:text-properties fo:background-color="#80FFFF"/>
    </style:style>
    <style:style style:name="T3609" style:parent-style-name="Domyślnaczcionkaakapitu" style:family="text">
      <style:text-properties fo:background-color="#80FFFF"/>
    </style:style>
    <style:style style:name="T3610" style:parent-style-name="Domyślnaczcionkaakapitu" style:family="text">
      <style:text-properties fo:background-color="#80FFFF"/>
    </style:style>
    <style:style style:name="T3611" style:parent-style-name="Domyślnaczcionkaakapitu" style:family="text">
      <style:text-properties fo:background-color="#80FFFF"/>
    </style:style>
    <style:style style:name="T3612" style:parent-style-name="Domyślnaczcionkaakapitu" style:family="text">
      <style:text-properties fo:background-color="#80FFFF"/>
    </style:style>
    <style:style style:name="T3613" style:parent-style-name="Domyślnaczcionkaakapitu" style:family="text">
      <style:text-properties fo:background-color="#80FFFF"/>
    </style:style>
    <style:style style:name="T3614" style:parent-style-name="Domyślnaczcionkaakapitu" style:family="text">
      <style:text-properties fo:background-color="#80FFFF"/>
    </style:style>
    <style:style style:name="T3615" style:parent-style-name="Domyślnaczcionkaakapitu" style:family="text">
      <style:text-properties fo:background-color="#80FFFF"/>
    </style:style>
    <style:style style:name="P3616" style:parent-style-name="Normalny" style:family="paragraph">
      <style:paragraph-properties fo:text-align="justify" fo:line-height="150%" fo:text-indent="0.25in"/>
    </style:style>
    <style:style style:name="T3617" style:parent-style-name="Domyślnaczcionkaakapitu" style:family="text">
      <style:text-properties fo:background-color="#80FFFF"/>
    </style:style>
    <style:style style:name="T3618" style:parent-style-name="Domyślnaczcionkaakapitu" style:family="text">
      <style:text-properties fo:background-color="#80FFFF"/>
    </style:style>
    <style:style style:name="P3619" style:parent-style-name="Normalny" style:family="paragraph">
      <style:paragraph-properties fo:text-align="justify" fo:line-height="150%" fo:text-indent="0.25in"/>
    </style:style>
    <style:style style:name="T3620" style:parent-style-name="Domyślnaczcionkaakapitu" style:family="text">
      <style:text-properties fo:background-color="#80FFFF"/>
    </style:style>
    <style:style style:name="T3621" style:parent-style-name="Domyślnaczcionkaakapitu" style:family="text">
      <style:text-properties fo:background-color="#80FFFF"/>
    </style:style>
    <style:style style:name="P3622" style:parent-style-name="Normalny" style:family="paragraph">
      <style:paragraph-properties fo:text-align="justify" fo:line-height="150%" fo:text-indent="0.25in"/>
    </style:style>
    <style:style style:name="P3623" style:parent-style-name="Normalny" style:family="paragraph">
      <style:paragraph-properties fo:text-align="justify" fo:line-height="150%" fo:text-indent="0.25in"/>
    </style:style>
    <style:style style:name="P3624" style:parent-style-name="Normalny" style:family="paragraph">
      <style:paragraph-properties fo:text-align="justify" fo:line-height="150%" fo:text-indent="0.25in"/>
    </style:style>
    <style:style style:name="P3625" style:parent-style-name="Normalny" style:family="paragraph">
      <style:paragraph-properties fo:text-align="justify" fo:line-height="150%"/>
    </style:style>
    <style:style style:name="T3626" style:parent-style-name="Domyślnaczcionkaakapitu" style:family="text">
      <style:text-properties style:text-underline-type="single" style:text-underline-style="solid" style:text-underline-width="auto" style:text-underline-mode="continuous"/>
    </style:style>
    <style:style style:name="T3627" style:parent-style-name="Domyślnaczcionkaakapitu" style:family="text">
      <style:text-properties fo:background-color="#80FFFF" style:text-underline-type="single" style:text-underline-style="solid" style:text-underline-width="auto" style:text-underline-mode="continuous"/>
    </style:style>
    <style:style style:name="T3628" style:parent-style-name="Domyślnaczcionkaakapitu" style:family="text">
      <style:text-properties style:text-underline-type="single" style:text-underline-style="solid" style:text-underline-width="auto" style:text-underline-mode="continuous"/>
    </style:style>
    <style:style style:name="P3629" style:parent-style-name="Normalny" style:family="paragraph">
      <style:paragraph-properties fo:text-align="justify" fo:line-height="150%" fo:text-indent="0.25in"/>
    </style:style>
    <style:style style:name="P3630" style:parent-style-name="Normalny" style:family="paragraph">
      <style:paragraph-properties fo:text-align="justify" fo:line-height="150%"/>
    </style:style>
    <style:style style:name="T3631" style:parent-style-name="Domyślnaczcionkaakapitu" style:family="text">
      <style:text-properties style:text-underline-type="single" style:text-underline-style="solid" style:text-underline-width="auto" style:text-underline-mode="continuous"/>
    </style:style>
    <style:style style:name="T3632" style:parent-style-name="Domyślnaczcionkaakapitu" style:family="text">
      <style:text-properties fo:background-color="#80FFFF" style:text-underline-type="single" style:text-underline-style="solid" style:text-underline-width="auto" style:text-underline-mode="continuous"/>
    </style:style>
    <style:style style:name="P3633" style:parent-style-name="Normalny" style:family="paragraph">
      <style:paragraph-properties fo:text-align="justify" fo:line-height="150%" fo:text-indent="0.25in"/>
    </style:style>
    <style:style style:name="T3634" style:parent-style-name="Domyślnaczcionkaakapitu" style:family="text">
      <style:text-properties fo:background-color="#80FFFF"/>
    </style:style>
    <style:style style:name="T3635" style:parent-style-name="Domyślnaczcionkaakapitu" style:family="text">
      <style:text-properties fo:background-color="#80FFFF"/>
    </style:style>
    <style:style style:name="T3636" style:parent-style-name="Domyślnaczcionkaakapitu" style:family="text">
      <style:text-properties fo:background-color="#80FFFF"/>
    </style:style>
    <style:style style:name="T3637" style:parent-style-name="Domyślnaczcionkaakapitu" style:family="text">
      <style:text-properties fo:background-color="#80FFFF"/>
    </style:style>
    <style:style style:name="T3638" style:parent-style-name="Domyślnaczcionkaakapitu" style:family="text">
      <style:text-properties fo:background-color="#80FFFF"/>
    </style:style>
    <style:style style:name="T3639" style:parent-style-name="Domyślnaczcionkaakapitu" style:family="text">
      <style:text-properties fo:background-color="#80FFFF"/>
    </style:style>
    <style:style style:name="T3640" style:parent-style-name="Domyślnaczcionkaakapitu" style:family="text">
      <style:text-properties fo:background-color="#80FFFF"/>
    </style:style>
    <style:style style:name="T3641" style:parent-style-name="Domyślnaczcionkaakapitu" style:family="text">
      <style:text-properties fo:background-color="#80FFFF"/>
    </style:style>
    <style:style style:name="T3642" style:parent-style-name="Domyślnaczcionkaakapitu" style:family="text">
      <style:text-properties fo:background-color="#80FFFF"/>
    </style:style>
    <style:style style:name="T3643" style:parent-style-name="Domyślnaczcionkaakapitu" style:family="text">
      <style:text-properties fo:background-color="#80FFFF"/>
    </style:style>
    <style:style style:name="T3644" style:parent-style-name="Domyślnaczcionkaakapitu" style:family="text">
      <style:text-properties fo:background-color="#80FFFF"/>
    </style:style>
    <style:style style:name="P3645" style:parent-style-name="Normalny" style:family="paragraph">
      <style:paragraph-properties fo:text-align="justify" fo:line-height="150%"/>
    </style:style>
    <style:style style:name="T3646" style:parent-style-name="Domyślnaczcionkaakapitu" style:family="text">
      <style:text-properties style:text-underline-type="single" style:text-underline-style="solid" style:text-underline-width="auto" style:text-underline-mode="continuous"/>
    </style:style>
    <style:style style:name="T3647" style:parent-style-name="Domyślnaczcionkaakapitu" style:family="text">
      <style:text-properties fo:background-color="#80FFFF" style:text-underline-type="single" style:text-underline-style="solid" style:text-underline-width="auto" style:text-underline-mode="continuous"/>
    </style:style>
    <style:style style:name="T3648" style:parent-style-name="Domyślnaczcionkaakapitu" style:family="text">
      <style:text-properties style:text-underline-type="single" style:text-underline-style="solid" style:text-underline-width="auto" style:text-underline-mode="continuous"/>
    </style:style>
    <style:style style:name="P3649" style:parent-style-name="Normalny" style:family="paragraph">
      <style:paragraph-properties fo:text-align="justify" fo:line-height="150%" fo:text-indent="0.25in"/>
    </style:style>
    <style:style style:name="P3650" style:parent-style-name="Normalny" style:family="paragraph">
      <style:paragraph-properties fo:text-align="justify" fo:line-height="150%"/>
    </style:style>
    <style:style style:name="T3651" style:parent-style-name="Domyślnaczcionkaakapitu" style:family="text">
      <style:text-properties style:text-underline-type="single" style:text-underline-style="solid" style:text-underline-width="auto" style:text-underline-mode="continuous"/>
    </style:style>
    <style:style style:name="T3652" style:parent-style-name="Domyślnaczcionkaakapitu" style:family="text">
      <style:text-properties fo:background-color="#80FFFF" style:text-underline-type="single" style:text-underline-style="solid" style:text-underline-width="auto" style:text-underline-mode="continuous"/>
    </style:style>
    <style:style style:name="T3653" style:parent-style-name="Domyślnaczcionkaakapitu" style:family="text">
      <style:text-properties style:text-underline-type="single" style:text-underline-style="solid" style:text-underline-width="auto" style:text-underline-mode="continuous"/>
    </style:style>
    <style:style style:name="T3654" style:parent-style-name="Domyślnaczcionkaakapitu" style:family="text">
      <style:text-properties fo:background-color="#80FFFF" style:text-underline-type="single" style:text-underline-style="solid" style:text-underline-width="auto" style:text-underline-mode="continuous"/>
    </style:style>
    <style:style style:name="T3655" style:parent-style-name="Domyślnaczcionkaakapitu" style:family="text">
      <style:text-properties style:text-underline-type="single" style:text-underline-style="solid" style:text-underline-width="auto" style:text-underline-mode="continuous"/>
    </style:style>
    <style:style style:name="T3656" style:parent-style-name="Domyślnaczcionkaakapitu" style:family="text">
      <style:text-properties fo:background-color="#80FFFF" style:text-underline-type="single" style:text-underline-style="solid" style:text-underline-width="auto" style:text-underline-mode="continuous"/>
    </style:style>
    <style:style style:name="P3657" style:parent-style-name="Normalny" style:family="paragraph">
      <style:paragraph-properties fo:text-align="justify" fo:line-height="150%" fo:text-indent="0.25in"/>
    </style:style>
    <style:style style:name="T3658" style:parent-style-name="Domyślnaczcionkaakapitu" style:family="text">
      <style:text-properties fo:background-color="#80FFFF"/>
    </style:style>
    <style:style style:name="P3659" style:parent-style-name="Normalny" style:family="paragraph">
      <style:paragraph-properties fo:text-align="justify" fo:line-height="150%" fo:text-indent="0.25in"/>
    </style:style>
    <style:style style:name="T3660" style:parent-style-name="Domyślnaczcionkaakapitu" style:family="text">
      <style:text-properties fo:background-color="#80FFFF"/>
    </style:style>
    <style:style style:name="T3661" style:parent-style-name="Domyślnaczcionkaakapitu" style:family="text">
      <style:text-properties fo:background-color="#80FFFF"/>
    </style:style>
    <style:style style:name="T3662" style:parent-style-name="Domyślnaczcionkaakapitu" style:family="text">
      <style:text-properties fo:background-color="#80FFFF"/>
    </style:style>
    <style:style style:name="T3663" style:parent-style-name="Domyślnaczcionkaakapitu" style:family="text">
      <style:text-properties fo:background-color="#80FFFF"/>
    </style:style>
    <style:style style:name="T3664" style:parent-style-name="Domyślnaczcionkaakapitu" style:family="text">
      <style:text-properties fo:background-color="#80FFFF"/>
    </style:style>
    <style:style style:name="P3665" style:parent-style-name="Normalny" style:family="paragraph">
      <style:paragraph-properties fo:text-align="justify" fo:line-height="150%" fo:text-indent="0.25in"/>
    </style:style>
    <style:style style:name="P3666" style:parent-style-name="Normalny" style:family="paragraph">
      <style:paragraph-properties fo:text-align="justify" fo:line-height="150%" fo:text-indent="0.25in"/>
    </style:style>
    <style:style style:name="T3667" style:parent-style-name="Domyślnaczcionkaakapitu" style:family="text">
      <style:text-properties fo:background-color="#80FFFF"/>
    </style:style>
    <style:style style:name="P3668" style:parent-style-name="Normalny" style:family="paragraph">
      <style:paragraph-properties fo:text-align="justify" fo:line-height="150%"/>
    </style:style>
    <style:style style:name="T3669" style:parent-style-name="Domyślnaczcionkaakapitu" style:family="text">
      <style:text-properties style:text-underline-type="single" style:text-underline-style="solid" style:text-underline-width="auto" style:text-underline-mode="continuous"/>
    </style:style>
    <style:style style:name="T3670" style:parent-style-name="Domyślnaczcionkaakapitu" style:family="text">
      <style:text-properties fo:background-color="#80FFFF" style:text-underline-type="single" style:text-underline-style="solid" style:text-underline-width="auto" style:text-underline-mode="continuous"/>
    </style:style>
    <style:style style:name="T3671" style:parent-style-name="Domyślnaczcionkaakapitu" style:family="text">
      <style:text-properties style:text-underline-type="single" style:text-underline-style="solid" style:text-underline-width="auto" style:text-underline-mode="continuous"/>
    </style:style>
    <style:style style:name="T3672" style:parent-style-name="Domyślnaczcionkaakapitu" style:family="text">
      <style:text-properties fo:background-color="#80FFFF"/>
    </style:style>
    <style:style style:name="P3673" style:parent-style-name="Normalny" style:family="paragraph">
      <style:paragraph-properties fo:text-align="justify" fo:line-height="150%" fo:text-indent="0.25in"/>
    </style:style>
    <style:style style:name="P3674" style:parent-style-name="Normalny" style:family="paragraph">
      <style:paragraph-properties fo:text-align="justify" fo:line-height="150%" fo:text-indent="0.25in"/>
    </style:style>
    <style:style style:name="T3675" style:parent-style-name="Domyślnaczcionkaakapitu" style:family="text">
      <style:text-properties fo:background-color="#80FFFF"/>
    </style:style>
    <style:style style:name="T3676" style:parent-style-name="Domyślnaczcionkaakapitu" style:family="text">
      <style:text-properties fo:background-color="#80FFFF"/>
    </style:style>
    <style:style style:name="P3677" style:parent-style-name="Normalny" style:family="paragraph">
      <style:paragraph-properties fo:text-align="justify" fo:line-height="150%"/>
    </style:style>
    <style:style style:name="T3678" style:parent-style-name="Domyślnaczcionkaakapitu" style:family="text">
      <style:text-properties style:text-underline-type="single" style:text-underline-style="solid" style:text-underline-width="auto" style:text-underline-mode="continuous"/>
    </style:style>
    <style:style style:name="P3679" style:parent-style-name="Normalny" style:family="paragraph">
      <style:paragraph-properties fo:text-align="justify" fo:line-height="150%" fo:text-indent="0.25in"/>
    </style:style>
    <style:style style:name="T3680" style:parent-style-name="Domyślnaczcionkaakapitu" style:family="text">
      <style:text-properties fo:background-color="#80FFFF"/>
    </style:style>
    <style:style style:name="P3681" style:parent-style-name="Normalny" style:family="paragraph">
      <style:paragraph-properties fo:text-align="justify" fo:line-height="150%"/>
    </style:style>
    <style:style style:name="T3682" style:parent-style-name="Domyślnaczcionkaakapitu" style:family="text">
      <style:text-properties style:text-underline-type="single" style:text-underline-style="solid" style:text-underline-width="auto" style:text-underline-mode="continuous"/>
    </style:style>
    <style:style style:name="T3683" style:parent-style-name="Domyślnaczcionkaakapitu" style:family="text">
      <style:text-properties fo:background-color="#80FFFF"/>
    </style:style>
    <style:style style:name="P3684" style:parent-style-name="Normalny" style:family="paragraph">
      <style:paragraph-properties fo:text-align="justify" fo:line-height="150%" fo:text-indent="0.25in"/>
    </style:style>
    <style:style style:name="P3685" style:parent-style-name="Normalny" style:family="paragraph">
      <style:paragraph-properties fo:text-align="justify" fo:line-height="150%"/>
    </style:style>
    <style:style style:name="T3686" style:parent-style-name="Domyślnaczcionkaakapitu" style:family="text">
      <style:text-properties style:text-underline-type="single" style:text-underline-style="solid" style:text-underline-width="auto" style:text-underline-mode="continuous"/>
    </style:style>
    <style:style style:name="T3687" style:parent-style-name="Domyślnaczcionkaakapitu" style:family="text">
      <style:text-properties fo:background-color="#80FFFF" style:text-underline-type="single" style:text-underline-style="solid" style:text-underline-width="auto" style:text-underline-mode="continuous"/>
    </style:style>
    <style:style style:name="T3688" style:parent-style-name="Domyślnaczcionkaakapitu" style:family="text">
      <style:text-properties style:text-underline-type="single" style:text-underline-style="solid" style:text-underline-width="auto" style:text-underline-mode="continuous"/>
    </style:style>
    <style:style style:name="T3689" style:parent-style-name="Domyślnaczcionkaakapitu" style:family="text">
      <style:text-properties fo:background-color="#80FFFF"/>
    </style:style>
    <style:style style:name="P3690" style:parent-style-name="Normalny" style:family="paragraph">
      <style:paragraph-properties fo:text-align="justify" fo:line-height="150%" fo:text-indent="0.25in"/>
    </style:style>
    <style:style style:name="T3691" style:parent-style-name="Domyślnaczcionkaakapitu" style:family="text">
      <style:text-properties fo:background-color="#80FFFF"/>
    </style:style>
    <style:style style:name="T3692" style:parent-style-name="Domyślnaczcionkaakapitu" style:family="text">
      <style:text-properties fo:background-color="#80FFFF"/>
    </style:style>
    <style:style style:name="T3693" style:parent-style-name="Domyślnaczcionkaakapitu" style:family="text">
      <style:text-properties fo:background-color="#80FFFF"/>
    </style:style>
    <style:style style:name="T3694" style:parent-style-name="Domyślnaczcionkaakapitu" style:family="text">
      <style:text-properties fo:background-color="#80FFFF"/>
    </style:style>
    <style:style style:name="P3695" style:parent-style-name="Normalny" style:family="paragraph">
      <style:paragraph-properties fo:text-align="justify" fo:line-height="150%"/>
    </style:style>
    <style:style style:name="T3696" style:parent-style-name="Domyślnaczcionkaakapitu" style:family="text">
      <style:text-properties style:text-underline-type="single" style:text-underline-style="solid" style:text-underline-width="auto" style:text-underline-mode="continuous"/>
    </style:style>
    <style:style style:name="T3697" style:parent-style-name="Domyślnaczcionkaakapitu" style:family="text">
      <style:text-properties fo:background-color="#80FFFF" style:text-underline-type="single" style:text-underline-style="solid" style:text-underline-width="auto" style:text-underline-mode="continuous"/>
    </style:style>
    <style:style style:name="T3698" style:parent-style-name="Domyślnaczcionkaakapitu" style:family="text">
      <style:text-properties style:text-underline-type="single" style:text-underline-style="solid" style:text-underline-width="auto" style:text-underline-mode="continuous"/>
    </style:style>
    <style:style style:name="T3699" style:parent-style-name="Domyślnaczcionkaakapitu" style:family="text">
      <style:text-properties fo:background-color="#80FFFF" style:text-underline-type="single" style:text-underline-style="solid" style:text-underline-width="auto" style:text-underline-mode="continuous"/>
    </style:style>
    <style:style style:name="T3700" style:parent-style-name="Domyślnaczcionkaakapitu" style:family="text">
      <style:text-properties style:text-underline-type="single" style:text-underline-style="solid" style:text-underline-width="auto" style:text-underline-mode="continuous"/>
    </style:style>
    <style:style style:name="T3701" style:parent-style-name="Domyślnaczcionkaakapitu" style:family="text">
      <style:text-properties fo:background-color="#80FFFF" style:text-underline-type="single" style:text-underline-style="solid" style:text-underline-width="auto" style:text-underline-mode="continuous"/>
    </style:style>
    <style:style style:name="T3702" style:parent-style-name="Domyślnaczcionkaakapitu" style:family="text">
      <style:text-properties style:text-underline-type="single" style:text-underline-style="solid" style:text-underline-width="auto" style:text-underline-mode="continuous"/>
    </style:style>
    <style:style style:name="T3703" style:parent-style-name="Domyślnaczcionkaakapitu" style:family="text">
      <style:text-properties fo:background-color="#80FFFF" style:text-underline-type="single" style:text-underline-style="solid" style:text-underline-width="auto" style:text-underline-mode="continuous"/>
    </style:style>
    <style:style style:name="T3704" style:parent-style-name="Domyślnaczcionkaakapitu" style:family="text">
      <style:text-properties style:text-underline-type="single" style:text-underline-style="solid" style:text-underline-width="auto" style:text-underline-mode="continuous"/>
    </style:style>
    <style:style style:name="P3705" style:parent-style-name="Normalny" style:family="paragraph">
      <style:paragraph-properties fo:text-align="justify" fo:line-height="150%" fo:text-indent="0.25in"/>
    </style:style>
    <style:style style:name="P3706" style:parent-style-name="Normalny" style:family="paragraph">
      <style:paragraph-properties fo:text-align="justify" fo:line-height="150%"/>
    </style:style>
    <style:style style:name="T3707" style:parent-style-name="Domyślnaczcionkaakapitu" style:family="text">
      <style:text-properties style:text-underline-type="single" style:text-underline-style="solid" style:text-underline-width="auto" style:text-underline-mode="continuous"/>
    </style:style>
    <style:style style:name="T3708" style:parent-style-name="Domyślnaczcionkaakapitu" style:family="text">
      <style:text-properties fo:background-color="#80FFFF" style:text-underline-type="single" style:text-underline-style="solid" style:text-underline-width="auto" style:text-underline-mode="continuous"/>
    </style:style>
    <style:style style:name="T3709" style:parent-style-name="Domyślnaczcionkaakapitu" style:family="text">
      <style:text-properties style:text-underline-type="single" style:text-underline-style="solid" style:text-underline-width="auto" style:text-underline-mode="continuous"/>
    </style:style>
    <style:style style:name="T3710" style:parent-style-name="Domyślnaczcionkaakapitu" style:family="text">
      <style:text-properties fo:background-color="#80FFFF" style:text-underline-type="single" style:text-underline-style="solid" style:text-underline-width="auto" style:text-underline-mode="continuous"/>
    </style:style>
    <style:style style:name="P3711" style:parent-style-name="Normalny" style:family="paragraph">
      <style:paragraph-properties fo:text-align="justify" fo:line-height="150%" fo:text-indent="0.25in"/>
    </style:style>
    <style:style style:name="T3712" style:parent-style-name="Domyślnaczcionkaakapitu" style:family="text">
      <style:text-properties fo:background-color="#80FFFF"/>
    </style:style>
    <style:style style:name="P3713" style:parent-style-name="Normalny" style:family="paragraph">
      <style:paragraph-properties fo:text-align="justify" fo:line-height="150%" fo:text-indent="0.25in"/>
    </style:style>
    <style:style style:name="P3714" style:parent-style-name="Normalny" style:family="paragraph">
      <style:paragraph-properties fo:text-align="justify" fo:line-height="150%" fo:text-indent="0.25in"/>
    </style:style>
    <style:style style:name="T3715" style:parent-style-name="Domyślnaczcionkaakapitu" style:family="text">
      <style:text-properties fo:background-color="#80FFFF"/>
    </style:style>
    <style:style style:name="T3716" style:parent-style-name="Domyślnaczcionkaakapitu" style:family="text">
      <style:text-properties fo:background-color="#80FFFF"/>
    </style:style>
    <style:style style:name="P3717" style:parent-style-name="Normalny" style:family="paragraph">
      <style:paragraph-properties fo:text-align="justify" fo:line-height="150%" fo:text-indent="0.25in"/>
    </style:style>
    <style:style style:name="T3718" style:parent-style-name="Domyślnaczcionkaakapitu" style:family="text">
      <style:text-properties fo:background-color="#80FFFF"/>
    </style:style>
    <style:style style:name="P3719" style:parent-style-name="Normalny" style:family="paragraph">
      <style:paragraph-properties fo:text-align="justify" fo:line-height="150%" fo:text-indent="0.25in"/>
    </style:style>
    <style:style style:name="T3720" style:parent-style-name="Domyślnaczcionkaakapitu" style:family="text">
      <style:text-properties fo:background-color="#80FFFF"/>
    </style:style>
    <style:style style:name="T3721" style:parent-style-name="Domyślnaczcionkaakapitu" style:family="text">
      <style:text-properties fo:background-color="#80FFFF"/>
    </style:style>
    <style:style style:name="P3722" style:parent-style-name="Normalny" style:family="paragraph">
      <style:paragraph-properties fo:text-align="justify" fo:line-height="150%" fo:text-indent="0.25in"/>
    </style:style>
    <style:style style:name="T3723" style:parent-style-name="Domyślnaczcionkaakapitu" style:family="text">
      <style:text-properties fo:background-color="#80FFFF"/>
    </style:style>
    <style:style style:name="T3724" style:parent-style-name="Domyślnaczcionkaakapitu" style:family="text">
      <style:text-properties fo:background-color="#80FFFF"/>
    </style:style>
    <style:style style:name="T3725" style:parent-style-name="Domyślnaczcionkaakapitu" style:family="text">
      <style:text-properties fo:background-color="#80FFFF"/>
    </style:style>
    <style:style style:name="T3726" style:parent-style-name="Domyślnaczcionkaakapitu" style:family="text">
      <style:text-properties fo:background-color="#80FFFF"/>
    </style:style>
    <style:style style:name="T3727" style:parent-style-name="Domyślnaczcionkaakapitu" style:family="text">
      <style:text-properties fo:background-color="#80FFFF"/>
    </style:style>
    <style:style style:name="T3728" style:parent-style-name="Domyślnaczcionkaakapitu" style:family="text">
      <style:text-properties fo:background-color="#80FFFF"/>
    </style:style>
    <style:style style:name="P3729" style:parent-style-name="Normalny" style:family="paragraph">
      <style:paragraph-properties fo:text-align="justify" fo:line-height="150%" fo:text-indent="0.25in"/>
    </style:style>
    <style:style style:name="T3730" style:parent-style-name="Domyślnaczcionkaakapitu" style:family="text">
      <style:text-properties fo:background-color="#80FFFF"/>
    </style:style>
    <style:style style:name="T3731" style:parent-style-name="Domyślnaczcionkaakapitu" style:family="text">
      <style:text-properties fo:background-color="#80FFFF"/>
    </style:style>
    <style:style style:name="T3732" style:parent-style-name="Domyślnaczcionkaakapitu" style:family="text">
      <style:text-properties fo:background-color="#80FFFF"/>
    </style:style>
    <style:style style:name="P3733" style:parent-style-name="Normalny" style:family="paragraph">
      <style:paragraph-properties fo:text-align="justify" fo:line-height="150%" fo:text-indent="0.25in"/>
    </style:style>
    <style:style style:name="T3734" style:parent-style-name="Domyślnaczcionkaakapitu" style:family="text">
      <style:text-properties fo:background-color="#80FFFF"/>
    </style:style>
    <style:style style:name="P3735" style:parent-style-name="Normalny" style:family="paragraph">
      <style:paragraph-properties fo:text-align="justify" fo:line-height="150%" fo:text-indent="0.25in"/>
    </style:style>
    <style:style style:name="T3736" style:parent-style-name="Domyślnaczcionkaakapitu" style:family="text">
      <style:text-properties fo:background-color="#80FFFF"/>
    </style:style>
    <style:style style:name="P3737" style:parent-style-name="Normalny" style:family="paragraph">
      <style:paragraph-properties fo:text-align="justify" fo:line-height="150%" fo:text-indent="0.25in"/>
    </style:style>
    <style:style style:name="P3738" style:parent-style-name="Normalny" style:family="paragraph">
      <style:paragraph-properties fo:text-align="justify" fo:line-height="150%" fo:text-indent="0.25in"/>
    </style:style>
    <style:style style:name="T3739" style:parent-style-name="Domyślnaczcionkaakapitu" style:family="text">
      <style:text-properties fo:language="en" fo:country="US" style:language-asian="en" style:country-asian="US" style:language-complex="en" style:country-complex="US"/>
    </style:style>
    <style:style style:name="T3740" style:parent-style-name="Domyślnaczcionkaakapitu" style:family="text">
      <style:text-properties fo:language="en" fo:country="US" style:language-asian="en" style:country-asian="US" style:language-complex="en" style:country-complex="US"/>
    </style:style>
    <style:style style:name="T3741" style:parent-style-name="Domyślnaczcionkaakapitu" style:family="text">
      <style:text-properties fo:language="en" fo:country="US" style:language-asian="en" style:country-asian="US" style:language-complex="en" style:country-complex="US"/>
    </style:style>
    <style:style style:name="T3742" style:parent-style-name="Domyślnaczcionkaakapitu" style:family="text">
      <style:text-properties fo:background-color="#80FFFF"/>
    </style:style>
    <style:style style:name="T3743" style:parent-style-name="Domyślnaczcionkaakapitu" style:family="text">
      <style:text-properties fo:background-color="#80FFFF"/>
    </style:style>
    <style:style style:name="T3744" style:parent-style-name="Domyślnaczcionkaakapitu" style:family="text">
      <style:text-properties fo:background-color="#80FFFF"/>
    </style:style>
    <style:style style:name="T3745" style:parent-style-name="Domyślnaczcionkaakapitu" style:family="text">
      <style:text-properties fo:background-color="#80FFFF"/>
    </style:style>
    <style:style style:name="T3746" style:parent-style-name="Domyślnaczcionkaakapitu" style:family="text">
      <style:text-properties fo:background-color="#80FFFF"/>
    </style:style>
    <style:style style:name="T3747" style:parent-style-name="Domyślnaczcionkaakapitu" style:family="text">
      <style:text-properties fo:background-color="#80FFFF"/>
    </style:style>
    <style:style style:name="T3748" style:parent-style-name="Domyślnaczcionkaakapitu" style:family="text">
      <style:text-properties fo:background-color="#80FFFF"/>
    </style:style>
    <style:style style:name="T3749" style:parent-style-name="Domyślnaczcionkaakapitu" style:family="text">
      <style:text-properties fo:background-color="#80FFFF"/>
    </style:style>
    <style:style style:name="P3750" style:parent-style-name="Normalny" style:family="paragraph">
      <style:paragraph-properties fo:text-align="justify" fo:line-height="150%" fo:text-indent="0.25in"/>
    </style:style>
    <style:style style:name="T3751" style:parent-style-name="Domyślnaczcionkaakapitu" style:family="text">
      <style:text-properties fo:background-color="#80FFFF"/>
    </style:style>
    <style:style style:name="T3752" style:parent-style-name="Domyślnaczcionkaakapitu" style:family="text">
      <style:text-properties fo:background-color="#80FFFF"/>
    </style:style>
    <style:style style:name="P3753" style:parent-style-name="Normalny" style:family="paragraph">
      <style:paragraph-properties fo:text-align="justify" fo:line-height="150%"/>
    </style:style>
    <style:style style:name="T3754" style:parent-style-name="Domyślnaczcionkaakapitu" style:family="text">
      <style:text-properties style:text-underline-type="single" style:text-underline-style="solid" style:text-underline-width="auto" style:text-underline-mode="continuous"/>
    </style:style>
    <style:style style:name="P3755" style:parent-style-name="Normalny" style:family="paragraph">
      <style:paragraph-properties fo:text-align="justify" fo:line-height="150%" fo:text-indent="0.25in"/>
    </style:style>
    <style:style style:name="T3756" style:parent-style-name="Domyślnaczcionkaakapitu" style:family="text">
      <style:text-properties fo:background-color="#80FFFF"/>
    </style:style>
    <style:style style:name="T3757" style:parent-style-name="Domyślnaczcionkaakapitu" style:family="text">
      <style:text-properties fo:background-color="#80FFFF"/>
    </style:style>
    <style:style style:name="T3758" style:parent-style-name="Domyślnaczcionkaakapitu" style:family="text">
      <style:text-properties fo:background-color="#80FFFF"/>
    </style:style>
    <style:style style:name="T3759" style:parent-style-name="Domyślnaczcionkaakapitu" style:family="text">
      <style:text-properties fo:background-color="#80FFFF"/>
    </style:style>
    <style:style style:name="T3760" style:parent-style-name="Domyślnaczcionkaakapitu" style:family="text">
      <style:text-properties fo:background-color="#80FFFF"/>
    </style:style>
    <style:style style:name="T3761" style:parent-style-name="Domyślnaczcionkaakapitu" style:family="text">
      <style:text-properties fo:background-color="#80FFFF"/>
    </style:style>
    <style:style style:name="P3762" style:parent-style-name="Normalny" style:family="paragraph">
      <style:paragraph-properties fo:text-align="justify" fo:line-height="150%" fo:text-indent="0.25in"/>
    </style:style>
    <style:style style:name="T3763" style:parent-style-name="Domyślnaczcionkaakapitu" style:family="text">
      <style:text-properties fo:background-color="#80FFFF"/>
    </style:style>
    <style:style style:name="P3764" style:parent-style-name="Normalny" style:family="paragraph">
      <style:paragraph-properties fo:text-align="justify" fo:line-height="150%" fo:text-indent="0.25in"/>
    </style:style>
    <style:style style:name="T3765" style:parent-style-name="Domyślnaczcionkaakapitu" style:family="text">
      <style:text-properties fo:background-color="#80FFFF"/>
    </style:style>
    <style:style style:name="P3766" style:parent-style-name="Normalny" style:family="paragraph">
      <style:paragraph-properties fo:text-align="justify" fo:line-height="150%" fo:text-indent="0.25in"/>
    </style:style>
    <style:style style:name="T3767" style:parent-style-name="Domyślnaczcionkaakapitu" style:family="text">
      <style:text-properties fo:background-color="#80FFFF"/>
    </style:style>
    <style:style style:name="P3768" style:parent-style-name="Normalny" style:family="paragraph">
      <style:paragraph-properties fo:text-align="justify" fo:line-height="150%"/>
    </style:style>
    <style:style style:name="T3769" style:parent-style-name="Domyślnaczcionkaakapitu" style:family="text">
      <style:text-properties style:text-underline-type="single" style:text-underline-style="solid" style:text-underline-width="auto" style:text-underline-mode="continuous"/>
    </style:style>
    <style:style style:name="T3770" style:parent-style-name="Domyślnaczcionkaakapitu" style:family="text">
      <style:text-properties style:text-underline-type="single" style:text-underline-style="solid" style:text-underline-width="auto" style:text-underline-mode="continuous"/>
    </style:style>
    <style:style style:name="T3771" style:parent-style-name="Domyślnaczcionkaakapitu" style:family="text">
      <style:text-properties style:text-underline-type="single" style:text-underline-style="solid" style:text-underline-width="auto" style:text-underline-mode="continuous"/>
    </style:style>
    <style:style style:name="P3772" style:parent-style-name="Normalny" style:family="paragraph">
      <style:paragraph-properties fo:text-align="justify" fo:line-height="150%" fo:text-indent="0.25in"/>
    </style:style>
    <style:style style:name="T3773" style:parent-style-name="Domyślnaczcionkaakapitu" style:family="text">
      <style:text-properties fo:background-color="#80FFFF"/>
    </style:style>
    <style:style style:name="P3774" style:parent-style-name="Normalny" style:family="paragraph">
      <style:paragraph-properties fo:text-align="justify" fo:line-height="150%"/>
    </style:style>
    <style:style style:name="T3775" style:parent-style-name="Domyślnaczcionkaakapitu" style:family="text">
      <style:text-properties style:text-underline-type="single" style:text-underline-style="solid" style:text-underline-width="auto" style:text-underline-mode="continuous"/>
    </style:style>
    <style:style style:name="P3776" style:parent-style-name="Normalny" style:family="paragraph">
      <style:paragraph-properties fo:text-align="justify" fo:line-height="150%" fo:text-indent="0.25in"/>
    </style:style>
    <style:style style:name="P3777" style:parent-style-name="Normalny" style:family="paragraph">
      <style:paragraph-properties fo:text-align="justify" fo:line-height="150%" fo:text-indent="0.25in"/>
    </style:style>
    <style:style style:name="T3778" style:parent-style-name="Domyślnaczcionkaakapitu" style:family="text">
      <style:text-properties fo:background-color="#80FFFF"/>
    </style:style>
    <style:style style:name="T3779" style:parent-style-name="Domyślnaczcionkaakapitu" style:family="text">
      <style:text-properties fo:background-color="#80FFFF"/>
    </style:style>
    <style:style style:name="T3780" style:parent-style-name="Domyślnaczcionkaakapitu" style:family="text">
      <style:text-properties fo:background-color="#80FFFF"/>
    </style:style>
    <style:style style:name="T3781" style:parent-style-name="Domyślnaczcionkaakapitu" style:family="text">
      <style:text-properties fo:background-color="#80FFFF"/>
    </style:style>
    <style:style style:name="P3782" style:parent-style-name="Normalny" style:family="paragraph">
      <style:paragraph-properties fo:text-align="justify" fo:line-height="150%"/>
    </style:style>
    <style:style style:name="T3783" style:parent-style-name="Domyślnaczcionkaakapitu" style:family="text">
      <style:text-properties style:text-underline-type="single" style:text-underline-style="solid" style:text-underline-width="auto" style:text-underline-mode="continuous"/>
    </style:style>
    <style:style style:name="T3784" style:parent-style-name="Domyślnaczcionkaakapitu" style:family="text">
      <style:text-properties fo:background-color="#80FFFF" style:text-underline-type="single" style:text-underline-style="solid" style:text-underline-width="auto" style:text-underline-mode="continuous"/>
    </style:style>
    <style:style style:name="T3785" style:parent-style-name="Domyślnaczcionkaakapitu" style:family="text">
      <style:text-properties style:text-underline-type="single" style:text-underline-style="solid" style:text-underline-width="auto" style:text-underline-mode="continuous"/>
    </style:style>
    <style:style style:name="T3786" style:parent-style-name="Domyślnaczcionkaakapitu" style:family="text">
      <style:text-properties fo:background-color="#80FFFF"/>
    </style:style>
    <style:style style:name="P3787" style:parent-style-name="Normalny" style:family="paragraph">
      <style:paragraph-properties fo:text-align="justify" fo:line-height="150%" fo:text-indent="0.25in"/>
    </style:style>
    <style:style style:name="P3788" style:parent-style-name="Normalny" style:family="paragraph">
      <style:paragraph-properties fo:text-align="justify" fo:line-height="150%" fo:text-indent="0.25in"/>
    </style:style>
    <style:style style:name="P3789" style:parent-style-name="Normalny" style:family="paragraph">
      <style:paragraph-properties fo:text-align="justify" fo:line-height="150%"/>
    </style:style>
    <style:style style:name="T3790" style:parent-style-name="Domyślnaczcionkaakapitu" style:family="text">
      <style:text-properties style:text-underline-type="single" style:text-underline-style="solid" style:text-underline-width="auto" style:text-underline-mode="continuous"/>
    </style:style>
    <style:style style:name="T3791" style:parent-style-name="Domyślnaczcionkaakapitu" style:family="text">
      <style:text-properties fo:background-color="#80FFFF" style:text-underline-type="single" style:text-underline-style="solid" style:text-underline-width="auto" style:text-underline-mode="continuous"/>
    </style:style>
    <style:style style:name="T3792" style:parent-style-name="Domyślnaczcionkaakapitu" style:family="text">
      <style:text-properties style:text-underline-type="single" style:text-underline-style="solid" style:text-underline-width="auto" style:text-underline-mode="continuous"/>
    </style:style>
    <style:style style:name="P3793" style:parent-style-name="Normalny" style:family="paragraph">
      <style:paragraph-properties fo:text-align="justify" fo:line-height="150%" fo:text-indent="0.25in"/>
    </style:style>
    <style:style style:name="T3794" style:parent-style-name="Domyślnaczcionkaakapitu" style:family="text">
      <style:text-properties fo:background-color="#80FFFF"/>
    </style:style>
    <style:style style:name="T3795" style:parent-style-name="Domyślnaczcionkaakapitu" style:family="text">
      <style:text-properties fo:background-color="#80FFFF"/>
    </style:style>
    <style:style style:name="T3796" style:parent-style-name="Domyślnaczcionkaakapitu" style:family="text">
      <style:text-properties fo:background-color="#80FFFF"/>
    </style:style>
    <style:style style:name="T3797" style:parent-style-name="Domyślnaczcionkaakapitu" style:family="text">
      <style:text-properties fo:background-color="#80FFFF"/>
    </style:style>
    <style:style style:name="T3798" style:parent-style-name="Domyślnaczcionkaakapitu" style:family="text">
      <style:text-properties fo:background-color="#80FFFF"/>
    </style:style>
    <style:style style:name="T3799" style:parent-style-name="Domyślnaczcionkaakapitu" style:family="text">
      <style:text-properties fo:background-color="#80FFFF"/>
    </style:style>
    <style:style style:name="T3800" style:parent-style-name="Domyślnaczcionkaakapitu" style:family="text">
      <style:text-properties fo:background-color="#80FFFF"/>
    </style:style>
    <style:style style:name="T3801" style:parent-style-name="Domyślnaczcionkaakapitu" style:family="text">
      <style:text-properties fo:background-color="#80FFFF"/>
    </style:style>
    <style:style style:name="T3802" style:parent-style-name="Domyślnaczcionkaakapitu" style:family="text">
      <style:text-properties fo:background-color="#80FFFF"/>
    </style:style>
    <style:style style:name="T3803" style:parent-style-name="Domyślnaczcionkaakapitu" style:family="text">
      <style:text-properties fo:background-color="#80FFFF"/>
    </style:style>
    <style:style style:name="T3804" style:parent-style-name="Domyślnaczcionkaakapitu" style:family="text">
      <style:text-properties fo:background-color="#80FFFF"/>
    </style:style>
    <style:style style:name="T3805" style:parent-style-name="Domyślnaczcionkaakapitu" style:family="text">
      <style:text-properties fo:background-color="#80FFFF"/>
    </style:style>
    <style:style style:name="P3806" style:parent-style-name="Normalny" style:family="paragraph">
      <style:paragraph-properties fo:text-align="justify" fo:line-height="150%" fo:text-indent="0.25in"/>
    </style:style>
    <style:style style:name="T3807" style:parent-style-name="Domyślnaczcionkaakapitu" style:family="text">
      <style:text-properties fo:background-color="#80FFFF"/>
    </style:style>
    <style:style style:name="P3808" style:parent-style-name="Normalny" style:family="paragraph">
      <style:paragraph-properties fo:text-align="justify" fo:line-height="150%" fo:text-indent="0.25in"/>
    </style:style>
    <style:style style:name="T3809" style:parent-style-name="Domyślnaczcionkaakapitu" style:family="text">
      <style:text-properties fo:background-color="#80FFFF"/>
    </style:style>
    <style:style style:name="P3810" style:parent-style-name="Normalny" style:family="paragraph">
      <style:paragraph-properties fo:text-align="justify" fo:line-height="150%"/>
    </style:style>
    <style:style style:name="T3811" style:parent-style-name="Domyślnaczcionkaakapitu" style:family="text">
      <style:text-properties style:text-underline-type="single" style:text-underline-style="solid" style:text-underline-width="auto" style:text-underline-mode="continuous"/>
    </style:style>
    <style:style style:name="T3812" style:parent-style-name="Domyślnaczcionkaakapitu" style:family="text">
      <style:text-properties fo:background-color="#80FFFF" style:text-underline-type="single" style:text-underline-style="solid" style:text-underline-width="auto" style:text-underline-mode="continuous"/>
    </style:style>
    <style:style style:name="T3813" style:parent-style-name="Domyślnaczcionkaakapitu" style:family="text">
      <style:text-properties style:text-underline-type="single" style:text-underline-style="solid" style:text-underline-width="auto" style:text-underline-mode="continuous"/>
    </style:style>
    <style:style style:name="T3814" style:parent-style-name="Domyślnaczcionkaakapitu" style:family="text">
      <style:text-properties fo:background-color="#80FFFF" style:text-underline-type="single" style:text-underline-style="solid" style:text-underline-width="auto" style:text-underline-mode="continuous"/>
    </style:style>
    <style:style style:name="P3815" style:parent-style-name="Normalny" style:family="paragraph">
      <style:paragraph-properties fo:text-align="justify" fo:line-height="150%" fo:text-indent="0.25in"/>
    </style:style>
    <style:style style:name="T3816" style:parent-style-name="Domyślnaczcionkaakapitu" style:family="text">
      <style:text-properties fo:background-color="#80FFFF"/>
    </style:style>
    <style:style style:name="T3817" style:parent-style-name="Domyślnaczcionkaakapitu" style:family="text">
      <style:text-properties fo:background-color="#80FFFF"/>
    </style:style>
    <style:style style:name="T3818" style:parent-style-name="Domyślnaczcionkaakapitu" style:family="text">
      <style:text-properties fo:background-color="#80FFFF"/>
    </style:style>
    <style:style style:name="T3819" style:parent-style-name="Domyślnaczcionkaakapitu" style:family="text">
      <style:text-properties fo:background-color="#80FFFF"/>
    </style:style>
    <style:style style:name="T3820" style:parent-style-name="Domyślnaczcionkaakapitu" style:family="text">
      <style:text-properties fo:background-color="#80FFFF"/>
    </style:style>
    <style:style style:name="T3821" style:parent-style-name="Domyślnaczcionkaakapitu" style:family="text">
      <style:text-properties fo:background-color="#80FFFF"/>
    </style:style>
    <style:style style:name="T3822" style:parent-style-name="Domyślnaczcionkaakapitu" style:family="text">
      <style:text-properties fo:background-color="#80FFFF"/>
    </style:style>
    <style:style style:name="P3823" style:parent-style-name="Normalny" style:family="paragraph">
      <style:paragraph-properties fo:text-align="justify" fo:line-height="150%" fo:text-indent="0.25in"/>
    </style:style>
    <style:style style:name="T3824" style:parent-style-name="Domyślnaczcionkaakapitu" style:family="text">
      <style:text-properties fo:background-color="#80FFFF"/>
    </style:style>
    <style:style style:name="P3825" style:parent-style-name="Normalny" style:family="paragraph">
      <style:paragraph-properties fo:text-align="justify" fo:line-height="150%" fo:text-indent="0.25in"/>
    </style:style>
    <style:style style:name="T3826" style:parent-style-name="Domyślnaczcionkaakapitu" style:family="text">
      <style:text-properties fo:background-color="#80FFFF"/>
    </style:style>
    <style:style style:name="T3827" style:parent-style-name="Domyślnaczcionkaakapitu" style:family="text">
      <style:text-properties fo:background-color="#80FFFF"/>
    </style:style>
    <style:style style:name="P3828" style:parent-style-name="Normalny" style:family="paragraph">
      <style:paragraph-properties fo:text-align="justify" fo:line-height="150%" fo:text-indent="0.25in"/>
    </style:style>
    <style:style style:name="P3829" style:parent-style-name="Normalny" style:family="paragraph">
      <style:paragraph-properties fo:text-align="justify" fo:line-height="150%"/>
    </style:style>
    <style:style style:name="T3830" style:parent-style-name="Domyślnaczcionkaakapitu" style:family="text">
      <style:text-properties style:text-underline-type="single" style:text-underline-style="solid" style:text-underline-width="auto" style:text-underline-mode="continuous"/>
    </style:style>
    <style:style style:name="T3831" style:parent-style-name="Domyślnaczcionkaakapitu" style:family="text">
      <style:text-properties fo:background-color="#80FFFF"/>
    </style:style>
    <style:style style:name="P3832" style:parent-style-name="Normalny" style:family="paragraph">
      <style:paragraph-properties fo:text-align="justify" fo:line-height="150%" fo:text-indent="0.25in"/>
    </style:style>
    <style:style style:name="T3833" style:parent-style-name="Domyślnaczcionkaakapitu" style:family="text">
      <style:text-properties fo:background-color="#80FFFF"/>
    </style:style>
    <style:style style:name="T3834" style:parent-style-name="Domyślnaczcionkaakapitu" style:family="text">
      <style:text-properties fo:background-color="#80FFFF"/>
    </style:style>
    <style:style style:name="T3835" style:parent-style-name="Domyślnaczcionkaakapitu" style:family="text">
      <style:text-properties fo:background-color="#80FFFF"/>
    </style:style>
    <style:style style:name="T3836" style:parent-style-name="Domyślnaczcionkaakapitu" style:family="text">
      <style:text-properties fo:background-color="#80FFFF"/>
    </style:style>
    <style:style style:name="T3837" style:parent-style-name="Domyślnaczcionkaakapitu" style:family="text">
      <style:text-properties fo:background-color="#80FFFF"/>
    </style:style>
    <style:style style:name="T3838" style:parent-style-name="Domyślnaczcionkaakapitu" style:family="text">
      <style:text-properties fo:background-color="#80FFFF"/>
    </style:style>
    <style:style style:name="T3839" style:parent-style-name="Domyślnaczcionkaakapitu" style:family="text">
      <style:text-properties fo:background-color="#80FFFF"/>
    </style:style>
    <style:style style:name="T3840" style:parent-style-name="Domyślnaczcionkaakapitu" style:family="text">
      <style:text-properties fo:background-color="#80FFFF"/>
    </style:style>
    <style:style style:name="P3841" style:parent-style-name="Normalny" style:family="paragraph">
      <style:paragraph-properties fo:text-align="justify" fo:line-height="150%" fo:text-indent="0.25in"/>
    </style:style>
    <style:style style:name="T3842" style:parent-style-name="Domyślnaczcionkaakapitu" style:family="text">
      <style:text-properties fo:background-color="#80FFFF"/>
    </style:style>
    <style:style style:name="T3843" style:parent-style-name="Domyślnaczcionkaakapitu" style:family="text">
      <style:text-properties fo:background-color="#80FFFF"/>
    </style:style>
    <style:style style:name="T3844" style:parent-style-name="Domyślnaczcionkaakapitu" style:family="text">
      <style:text-properties fo:background-color="#80FFFF"/>
    </style:style>
    <style:style style:name="P3845" style:parent-style-name="Normalny" style:family="paragraph">
      <style:paragraph-properties fo:text-align="justify" fo:line-height="150%"/>
    </style:style>
    <style:style style:name="T3846" style:parent-style-name="Domyślnaczcionkaakapitu" style:family="text">
      <style:text-properties style:text-underline-type="single" style:text-underline-style="solid" style:text-underline-width="auto" style:text-underline-mode="continuous"/>
    </style:style>
    <style:style style:name="T3847" style:parent-style-name="Domyślnaczcionkaakapitu" style:family="text">
      <style:text-properties fo:background-color="#80FFFF" style:text-underline-type="single" style:text-underline-style="solid" style:text-underline-width="auto" style:text-underline-mode="continuous"/>
    </style:style>
    <style:style style:name="T3848" style:parent-style-name="Domyślnaczcionkaakapitu" style:family="text">
      <style:text-properties style:text-underline-type="single" style:text-underline-style="solid" style:text-underline-width="auto" style:text-underline-mode="continuous"/>
    </style:style>
    <style:style style:name="T3849" style:parent-style-name="Domyślnaczcionkaakapitu" style:family="text">
      <style:text-properties fo:background-color="#80FFFF"/>
    </style:style>
    <style:style style:name="P3850" style:parent-style-name="Normalny" style:family="paragraph">
      <style:paragraph-properties fo:text-align="justify" fo:line-height="150%" fo:text-indent="0.25in"/>
    </style:style>
    <style:style style:name="T3851" style:parent-style-name="Domyślnaczcionkaakapitu" style:family="text">
      <style:text-properties fo:background-color="#80FFFF"/>
    </style:style>
    <style:style style:name="T3852" style:parent-style-name="Domyślnaczcionkaakapitu" style:family="text">
      <style:text-properties fo:background-color="#80FFFF"/>
    </style:style>
    <style:style style:name="T3853" style:parent-style-name="Domyślnaczcionkaakapitu" style:family="text">
      <style:text-properties fo:background-color="#80FFFF"/>
    </style:style>
    <style:style style:name="P3854" style:parent-style-name="Normalny" style:family="paragraph">
      <style:paragraph-properties fo:text-align="justify" fo:line-height="150%" fo:text-indent="0.25in"/>
    </style:style>
    <style:style style:name="T3855" style:parent-style-name="Domyślnaczcionkaakapitu" style:family="text">
      <style:text-properties fo:background-color="#80FFFF"/>
    </style:style>
    <style:style style:name="P3856" style:parent-style-name="Normalny" style:family="paragraph">
      <style:paragraph-properties fo:text-align="justify" fo:line-height="150%" fo:text-indent="0.25in"/>
    </style:style>
    <style:style style:name="T3857" style:parent-style-name="Domyślnaczcionkaakapitu" style:family="text">
      <style:text-properties fo:background-color="#80FFFF"/>
    </style:style>
    <style:style style:name="T3858" style:parent-style-name="Domyślnaczcionkaakapitu" style:family="text">
      <style:text-properties fo:background-color="#80FFFF"/>
    </style:style>
    <style:style style:name="T3859" style:parent-style-name="Domyślnaczcionkaakapitu" style:family="text">
      <style:text-properties fo:background-color="#80FFFF"/>
    </style:style>
    <style:style style:name="T3860" style:parent-style-name="Domyślnaczcionkaakapitu" style:family="text">
      <style:text-properties fo:background-color="#80FFFF"/>
    </style:style>
    <style:style style:name="T3861" style:parent-style-name="Domyślnaczcionkaakapitu" style:family="text">
      <style:text-properties fo:background-color="#80FFFF"/>
    </style:style>
    <style:style style:name="P3862" style:parent-style-name="Normalny" style:family="paragraph">
      <style:paragraph-properties fo:text-align="justify" fo:line-height="150%" fo:text-indent="0.25in"/>
    </style:style>
    <style:style style:name="P3863" style:parent-style-name="Normalny" style:family="paragraph">
      <style:paragraph-properties fo:text-align="justify" fo:line-height="150%"/>
    </style:style>
    <style:style style:name="T3864" style:parent-style-name="Domyślnaczcionkaakapitu" style:family="text">
      <style:text-properties fo:background-color="#80FFFF" style:text-underline-type="single" style:text-underline-style="solid" style:text-underline-width="auto" style:text-underline-mode="continuous"/>
    </style:style>
    <style:style style:name="T3865" style:parent-style-name="Domyślnaczcionkaakapitu" style:family="text">
      <style:text-properties style:text-underline-type="single" style:text-underline-style="solid" style:text-underline-width="auto" style:text-underline-mode="continuous"/>
    </style:style>
    <style:style style:name="P3866" style:parent-style-name="Normalny" style:family="paragraph">
      <style:paragraph-properties fo:text-align="justify" fo:line-height="150%" fo:text-indent="0.25in"/>
    </style:style>
    <style:style style:name="T3867" style:parent-style-name="Domyślnaczcionkaakapitu" style:family="text">
      <style:text-properties fo:background-color="#80FFFF"/>
    </style:style>
    <style:style style:name="T3868" style:parent-style-name="Domyślnaczcionkaakapitu" style:family="text">
      <style:text-properties fo:background-color="#80FFFF"/>
    </style:style>
    <style:style style:name="T3869" style:parent-style-name="Domyślnaczcionkaakapitu" style:family="text">
      <style:text-properties fo:background-color="#80FFFF"/>
    </style:style>
    <style:style style:name="T3870" style:parent-style-name="Domyślnaczcionkaakapitu" style:family="text">
      <style:text-properties fo:background-color="#80FFFF"/>
    </style:style>
    <style:style style:name="T3871" style:parent-style-name="Domyślnaczcionkaakapitu" style:family="text">
      <style:text-properties fo:background-color="#80FFFF"/>
    </style:style>
    <style:style style:name="P3872" style:parent-style-name="Normalny" style:family="paragraph">
      <style:paragraph-properties fo:text-align="justify" fo:line-height="150%" fo:text-indent="0.25in"/>
    </style:style>
    <style:style style:name="P3873" style:parent-style-name="Normalny" style:family="paragraph">
      <style:paragraph-properties fo:text-align="justify" fo:line-height="150%" fo:text-indent="0.25in"/>
    </style:style>
    <style:style style:name="P3874" style:parent-style-name="Normalny" style:family="paragraph">
      <style:paragraph-properties fo:text-align="justify" fo:line-height="150%" fo:text-indent="0.25in"/>
    </style:style>
    <style:style style:name="T3875" style:parent-style-name="Domyślnaczcionkaakapitu" style:family="text">
      <style:text-properties fo:background-color="#80FFFF"/>
    </style:style>
    <style:style style:name="T3876" style:parent-style-name="Domyślnaczcionkaakapitu" style:family="text">
      <style:text-properties fo:background-color="#80FFFF"/>
    </style:style>
    <style:style style:name="T3877" style:parent-style-name="Domyślnaczcionkaakapitu" style:family="text">
      <style:text-properties fo:background-color="#80FFFF"/>
    </style:style>
    <style:style style:name="T3878" style:parent-style-name="Domyślnaczcionkaakapitu" style:family="text">
      <style:text-properties fo:background-color="#80FFFF"/>
    </style:style>
    <style:style style:name="P3879" style:parent-style-name="Normalny" style:family="paragraph">
      <style:paragraph-properties fo:text-align="justify" fo:line-height="150%" fo:text-indent="0.25in"/>
    </style:style>
    <style:style style:name="P3880" style:parent-style-name="Normalny" style:family="paragraph">
      <style:paragraph-properties fo:text-align="justify" fo:line-height="150%"/>
    </style:style>
    <style:style style:name="T3881" style:parent-style-name="Domyślnaczcionkaakapitu" style:family="text">
      <style:text-properties fo:background-color="#80FFFF" style:text-underline-type="single" style:text-underline-style="solid" style:text-underline-width="auto" style:text-underline-mode="continuous"/>
    </style:style>
    <style:style style:name="T3882" style:parent-style-name="Domyślnaczcionkaakapitu" style:family="text">
      <style:text-properties style:text-underline-type="single" style:text-underline-style="solid" style:text-underline-width="auto" style:text-underline-mode="continuous"/>
    </style:style>
    <style:style style:name="T3883" style:parent-style-name="Domyślnaczcionkaakapitu" style:family="text">
      <style:text-properties fo:background-color="#80FFFF" style:text-underline-type="single" style:text-underline-style="solid" style:text-underline-width="auto" style:text-underline-mode="continuous"/>
    </style:style>
    <style:style style:name="T3884" style:parent-style-name="Domyślnaczcionkaakapitu" style:family="text">
      <style:text-properties style:text-underline-type="single" style:text-underline-style="solid" style:text-underline-width="auto" style:text-underline-mode="continuous"/>
    </style:style>
    <style:style style:name="P3885" style:parent-style-name="Normalny" style:family="paragraph">
      <style:paragraph-properties fo:text-align="justify" fo:line-height="150%" fo:text-indent="0.25in"/>
    </style:style>
    <style:style style:name="T3886" style:parent-style-name="Domyślnaczcionkaakapitu" style:family="text">
      <style:text-properties fo:background-color="#80FFFF"/>
    </style:style>
    <style:style style:name="P3887" style:parent-style-name="Normalny" style:family="paragraph">
      <style:paragraph-properties fo:text-align="justify" fo:line-height="150%"/>
    </style:style>
    <style:style style:name="T3888" style:parent-style-name="Domyślnaczcionkaakapitu" style:family="text">
      <style:text-properties fo:background-color="#80FFFF" style:text-underline-type="single" style:text-underline-style="solid" style:text-underline-width="auto" style:text-underline-mode="continuous"/>
    </style:style>
    <style:style style:name="T3889" style:parent-style-name="Domyślnaczcionkaakapitu" style:family="text">
      <style:text-properties style:text-underline-type="single" style:text-underline-style="solid" style:text-underline-width="auto" style:text-underline-mode="continuous"/>
    </style:style>
    <style:style style:name="T3890" style:parent-style-name="Domyślnaczcionkaakapitu" style:family="text">
      <style:text-properties fo:background-color="#80FFFF" style:text-underline-type="single" style:text-underline-style="solid" style:text-underline-width="auto" style:text-underline-mode="continuous"/>
    </style:style>
    <style:style style:name="T3891" style:parent-style-name="Domyślnaczcionkaakapitu" style:family="text">
      <style:text-properties style:text-underline-type="single" style:text-underline-style="solid" style:text-underline-width="auto" style:text-underline-mode="continuous"/>
    </style:style>
    <style:style style:name="P3892" style:parent-style-name="Normalny" style:family="paragraph">
      <style:paragraph-properties fo:text-align="justify" fo:line-height="150%" fo:text-indent="0.25in"/>
    </style:style>
    <style:style style:name="T3893" style:parent-style-name="Domyślnaczcionkaakapitu" style:family="text">
      <style:text-properties fo:background-color="#80FFFF"/>
    </style:style>
    <style:style style:name="T3894" style:parent-style-name="Domyślnaczcionkaakapitu" style:family="text">
      <style:text-properties fo:background-color="#80FFFF"/>
    </style:style>
    <style:style style:name="T3895" style:parent-style-name="Domyślnaczcionkaakapitu" style:family="text">
      <style:text-properties fo:background-color="#80FFFF"/>
    </style:style>
    <style:style style:name="T3896" style:parent-style-name="Domyślnaczcionkaakapitu" style:family="text">
      <style:text-properties fo:background-color="#80FFFF"/>
    </style:style>
    <style:style style:name="P3897" style:parent-style-name="Normalny" style:family="paragraph">
      <style:paragraph-properties fo:text-align="justify" fo:line-height="150%" fo:text-indent="0.25in"/>
    </style:style>
    <style:style style:name="T3898" style:parent-style-name="Domyślnaczcionkaakapitu" style:family="text">
      <style:text-properties fo:background-color="#80FFFF"/>
    </style:style>
    <style:style style:name="T3899" style:parent-style-name="Domyślnaczcionkaakapitu" style:family="text">
      <style:text-properties fo:background-color="#80FFFF"/>
    </style:style>
    <style:style style:name="T3900" style:parent-style-name="Domyślnaczcionkaakapitu" style:family="text">
      <style:text-properties fo:background-color="#80FFFF"/>
    </style:style>
    <style:style style:name="T3901" style:parent-style-name="Domyślnaczcionkaakapitu" style:family="text">
      <style:text-properties fo:background-color="#80FFFF"/>
    </style:style>
    <style:style style:name="P3902" style:parent-style-name="Normalny" style:family="paragraph">
      <style:paragraph-properties fo:text-align="justify" fo:line-height="150%"/>
    </style:style>
    <style:style style:name="T3903" style:parent-style-name="Domyślnaczcionkaakapitu" style:family="text">
      <style:text-properties style:text-underline-type="single" style:text-underline-style="solid" style:text-underline-width="auto" style:text-underline-mode="continuous"/>
    </style:style>
    <style:style style:name="P3904" style:parent-style-name="Normalny" style:family="paragraph">
      <style:paragraph-properties fo:text-align="justify" fo:line-height="150%" fo:text-indent="0.25in"/>
    </style:style>
    <style:style style:name="T3905" style:parent-style-name="Domyślnaczcionkaakapitu" style:family="text">
      <style:text-properties fo:background-color="#80FFFF"/>
    </style:style>
    <style:style style:name="P3906" style:parent-style-name="Normalny" style:family="paragraph">
      <style:paragraph-properties fo:text-align="justify" fo:line-height="150%"/>
    </style:style>
    <style:style style:name="T3907" style:parent-style-name="Domyślnaczcionkaakapitu" style:family="text">
      <style:text-properties style:text-underline-type="single" style:text-underline-style="solid" style:text-underline-width="auto" style:text-underline-mode="continuous"/>
    </style:style>
    <style:style style:name="T3908" style:parent-style-name="Domyślnaczcionkaakapitu" style:family="text">
      <style:text-properties style:text-underline-type="single" style:text-underline-style="solid" style:text-underline-width="auto" style:text-underline-mode="continuous"/>
    </style:style>
    <style:style style:name="T3909" style:parent-style-name="Domyślnaczcionkaakapitu" style:family="text">
      <style:text-properties style:text-underline-type="single" style:text-underline-style="solid" style:text-underline-width="auto" style:text-underline-mode="continuous"/>
    </style:style>
    <style:style style:name="T3910" style:parent-style-name="Domyślnaczcionkaakapitu" style:family="text">
      <style:text-properties style:text-underline-type="single" style:text-underline-style="solid" style:text-underline-width="auto" style:text-underline-mode="continuous"/>
    </style:style>
    <style:style style:name="P3911" style:parent-style-name="Normalny" style:family="paragraph">
      <style:paragraph-properties fo:text-align="justify" fo:line-height="150%" fo:text-indent="0.25in"/>
    </style:style>
    <style:style style:name="T3912" style:parent-style-name="Domyślnaczcionkaakapitu" style:family="text">
      <style:text-properties fo:background-color="#80FFFF"/>
    </style:style>
    <style:style style:name="T3913" style:parent-style-name="Domyślnaczcionkaakapitu" style:family="text">
      <style:text-properties fo:background-color="#80FFFF"/>
    </style:style>
    <style:style style:name="T3914" style:parent-style-name="Domyślnaczcionkaakapitu" style:family="text">
      <style:text-properties fo:background-color="#80FFFF"/>
    </style:style>
    <style:style style:name="T3915" style:parent-style-name="Domyślnaczcionkaakapitu" style:family="text">
      <style:text-properties fo:background-color="#80FFFF"/>
    </style:style>
    <style:style style:name="T3916" style:parent-style-name="Domyślnaczcionkaakapitu" style:family="text">
      <style:text-properties fo:background-color="#80FFFF"/>
    </style:style>
    <style:style style:name="T3917" style:parent-style-name="Domyślnaczcionkaakapitu" style:family="text">
      <style:text-properties fo:background-color="#80FFFF"/>
    </style:style>
    <style:style style:name="T3918" style:parent-style-name="Domyślnaczcionkaakapitu" style:family="text">
      <style:text-properties fo:background-color="#80FFFF"/>
    </style:style>
    <style:style style:name="P3919" style:parent-style-name="Normalny" style:family="paragraph">
      <style:paragraph-properties fo:text-align="justify" fo:line-height="150%" fo:text-indent="0.25in"/>
    </style:style>
    <style:style style:name="T3920" style:parent-style-name="Domyślnaczcionkaakapitu" style:family="text">
      <style:text-properties fo:background-color="#80FFFF"/>
    </style:style>
    <style:style style:name="T3921" style:parent-style-name="Domyślnaczcionkaakapitu" style:family="text">
      <style:text-properties fo:background-color="#80FFFF"/>
    </style:style>
    <style:style style:name="T3922" style:parent-style-name="Domyślnaczcionkaakapitu" style:family="text">
      <style:text-properties fo:background-color="#80FFFF"/>
    </style:style>
    <style:style style:name="T3923" style:parent-style-name="Domyślnaczcionkaakapitu" style:family="text">
      <style:text-properties fo:background-color="#80FFFF"/>
    </style:style>
    <style:style style:name="T3924" style:parent-style-name="Domyślnaczcionkaakapitu" style:family="text">
      <style:text-properties fo:background-color="#80FFFF"/>
    </style:style>
    <style:style style:name="P3925" style:parent-style-name="Normalny" style:family="paragraph">
      <style:paragraph-properties fo:text-align="justify" fo:line-height="150%" fo:text-indent="0.25in"/>
    </style:style>
    <style:style style:name="P3926" style:parent-style-name="Normalny" style:family="paragraph">
      <style:paragraph-properties fo:text-align="justify" fo:line-height="150%"/>
    </style:style>
    <style:style style:name="T3927" style:parent-style-name="Domyślnaczcionkaakapitu" style:family="text">
      <style:text-properties style:text-underline-type="single" style:text-underline-style="solid" style:text-underline-width="auto" style:text-underline-mode="continuous"/>
    </style:style>
    <style:style style:name="P3928" style:parent-style-name="Normalny" style:family="paragraph">
      <style:paragraph-properties fo:text-align="justify" fo:line-height="150%" fo:text-indent="0.25in"/>
    </style:style>
    <style:style style:name="P3929" style:parent-style-name="Normalny" style:family="paragraph">
      <style:paragraph-properties fo:text-align="justify" fo:line-height="150%"/>
    </style:style>
    <style:style style:name="T3930" style:parent-style-name="Domyślnaczcionkaakapitu" style:family="text">
      <style:text-properties style:text-underline-type="single" style:text-underline-style="solid" style:text-underline-width="auto" style:text-underline-mode="continuous"/>
    </style:style>
    <style:style style:name="P3931" style:parent-style-name="Normalny" style:family="paragraph">
      <style:paragraph-properties fo:text-align="justify" fo:line-height="150%" fo:text-indent="0.25in"/>
    </style:style>
    <style:style style:name="P3932" style:parent-style-name="Normalny" style:family="paragraph">
      <style:paragraph-properties fo:text-align="justify" fo:line-height="150%" fo:text-indent="0.25in"/>
    </style:style>
    <style:style style:name="P3933" style:parent-style-name="Normalny" style:family="paragraph">
      <style:paragraph-properties fo:text-align="justify" fo:line-height="150%" fo:text-indent="0.25in"/>
    </style:style>
  </office:automatic-styles>
  <office:body>
    <office:text text:use-soft-page-breaks="true">
      <text:p text:style-name="P1">KORPUS= Obrady Okrągłego Stołu</text:p>
      <text:p text:style-name="P2">ZESPÓŁ= Zespół do<text:s/>spraw Reform Politycznych</text:p>
      <text:p text:style-name="P3">TYTUŁ= STENOGRAM z szóstego posiedzenia Zespołu do<text:s/>spraw Reform Politycznych</text:p>
      <text:p text:style-name="P4">DATA= 22 marca 1989 r.</text:p>
      <text:p text:style-name="P5">SYGNATURA= 9540/4</text:p>
      <text:p text:style-name="P6">INW=<text:s/>46001</text:p>
      <text:p text:style-name="P7">TEKST=</text:p>
      <text:p text:style-name="P8"><text:span text:style-name="T9">S</text:span>tenogram<text:s/><text:span text:style-name="T10">z</text:span><text:s/>posiedzenia<text:s/>Zesp<text:span text:style-name="T11">o</text:span>łu do spraw<text:s/>Ref<text:span text:style-name="T12">o</text:span>rm<text:s/>Politycznych w dniu 22 marca 19<text:span text:style-name="T13">8</text:span>9 r<text:span text:style-name="T14">.</text:span></text:p>
      <text:p text:style-name="P15"><text:span text:style-name="T16">/</text:span>Obradom<text:s/>przewodniczy<text:s/><text:span text:style-name="T17">ob.<text:s/></text:span><text:span text:style-name="T18">B</text:span><text:span text:style-name="T19">ronisław Geremek</text:span>/.</text:p>
      <text:p text:style-name="P20"><text:span text:style-name="T21">Prz</text:span><text:span text:style-name="T22">ew</text:span><text:span text:style-name="T23">odnicząc</text:span><text:span text:style-name="T24">y</text:span><text:span text:style-name="T25">:</text:span></text:p>
      <text:p text:style-name="P26">Szanowni Państwo! Otwieram kolejne posiedzenie<text:s/>Zespołu do spraw<text:s/>Reform<text:s/>Politycznych. Ostatnie nasze posiedzenie zakończyło się w późnych godzinach wieczornych było to świadectwo tego, że wiele jeszcze spraw pozostaje przed nami do dyskusji i do przedstawieni<text:span text:style-name="T27">a</text:span><text:s/>wstępnego stanowiska,<text:s/><text:span text:style-name="T28">o</text:span>kreśl<text:span text:style-name="T29">e</text:span>nia możliwości zbliżenia i możliwości consensusu.</text:p>
      <text:p text:style-name="P30">M<text:span text:style-name="T31">y</text:span>śl<text:span text:style-name="T32">ę</text:span>, że w chwili obecnej mamy świadomość tego, że we wszystkich tych sprawach dotyczących reformy centralnych organów państwa, wiele jeszcze pozostaje do omówienia. Nie kryję, że nasza strona z pewnym niepokojem stwierdza, że w tym późnym już etapie naszych prac tak wiele jeszcze jest spraw spornych, nieomówionych i nadal będących przedmiotem rozbieżności. Sądzimy, że w tak ważnych i zasadniczych dla przyszłości k<text:span text:style-name="T33">r</text:span>aju sprawach obowiązuje nas pełne poczucie odpowiedzialności i myślę, że dzisiejsza dyskusja w tym duchu właśnie będzie prowadzona<text:span text:style-name="T34">.</text:span></text:p>
      <text:p text:style-name="P35">Program nasz jest tak obszerny, że wydaje się,<text:span text:style-name="T36"><text:s/></text:span>już w tej chwili stwierdzić możemy, że nie będziemy w stanie na dzisiejszym posiedzeniu tego omówić i już teraz wypada myśleć o następnym posiedzeniu, czy to jeszcze<text:s/><text:span text:style-name="T37">p</text:span>rze<text:span text:style-name="T38">d</text:span><text:s/>świętami<text:span text:style-name="T39">,</text:span><text:s/>czyli<text:s/><text:span text:style-name="T40">w</text:span><text:s/>piątkowy dzień wielkiego tygodnia, czy też po świętach. Myślę, że w tej sprawie trzeba będzie podjąć decyzje.</text:p>
      <text:p text:style-name="P41">Chcę powiedzieć, że program poprzedniego posiedzenia pozostawia przed nami sprawy sporne dotyczące urzędu<text:s/>Prezydenta, Senatu, ordynacji wyborczej do Sejmu i Senatu, ponadto zaś - zgodnie z zapowiedzią zebrania przewodniczących zespołów - takie sporne sprawy podzespołu sądownictwa i pra<text:span text:style-name="T42">wa.</text:span></text:p>
      <text:p text:style-name="P43">Do zespołu naszego zostały, także skierowane pewne sprawy<text:s/>Podzespołu<text:s/>Oświaty,<text:s/>Nauki i<text:s/>Postępu<text:s/>Technicznego, ponadto zaś<text:s/>Podzespół do spraw<text:s/>Zdrowia jedną z<text:s/><text:span text:style-name="T44">d</text:span>yskutowanych spraw przekazuje z pró<text:span text:style-name="T45">ś</text:span>b o rozpatrzenie do zespołu reform politycznych. Jest to sprawa pracowników zdrowia zwolnionych z pracy, pozwolę sobie przeczytać tę propozy<text:span text:style-name="T46">cj</text:span>ę, która została przekazana przez podzespół zdrowia do naszego zespołu.</text:p>
      <text:p text:style-name="P47">„Strona solidarnościowo-opozycyjna podzespołu do spraw zdrowia uznaje za konieczne przywrócenie do pracy na równorzędne utracone stanowiska pracowników służby zdrowia represjonowanych z przyczyn politycznych po 13 grudnia 1981 roku oraz wyrównanie im poniesionych strat moralnych.</text:p>
      <text:p text:style-name="P48">Postuluje się powołanie komisji mieszanej, rozpatrującej powyższe sprawy, do k<text:span text:style-name="T49">t</text:span>ór<text:span text:style-name="T50">ej</text:span><text:s/>poszkodowani zgłaszaliby się do końca maja.</text:p>
      <text:p text:style-name="P51">Powyższe stanowisko zostaje przekazane zespołowi reform politycznych z poparciem wszystkich stron<text:s/><text:soft-page-break/>obrad, podzespołu do spraw zdrowia”.</text:p>
      <text:p text:style-name="P52">Proszę zatem<text:s/><text:span text:style-name="T53">w</text:span><text:s/>liście spraw, które przed nami stoją,<text:s/><text:span text:style-name="T54">ta</text:span>kż<text:span text:style-name="T55">e</text:span><text:s/>o uwzględnienie sprawy wniesionej przez podzespół służby zdrowia<text:span text:style-name="T56">.</text:span></text:p>
      <text:p text:style-name="P57"><text:span text:style-name="T58">I</text:span><text:s/>wreszcie pozostaje sprawa dokumentu końcowego zespołu reform politycznych, który opracowuje grupa robocza wyłoniona przez nas - dwustronna grupa robocza, i który także musi zostać prze<text:span text:style-name="T59">ds</text:span>ta<text:span text:style-name="T60">wi</text:span>ony naszemu zespołowi.</text:p>
      <text:p text:style-name="P61">Taka jest lista spraw.<text:s/><text:span text:style-name="T62">P</text:span>roponuję,<text:s/><text:span text:style-name="T63">aż</text:span>eb<text:span text:style-name="T64">yś</text:span>my przeszli do kontynuowania poprzedniego naszego posiedzenia, a zatem ażebyśmy przeszli do dalszej dyskusji, przy czym prosiłbym, ażeby kolejność dyskus<text:span text:style-name="T65">j</text:span>i dotyczącej naczelnych organów państwa była następująca, ażebyśmy rozpoczęli od urzędu<text:s/>Prezydenta, przeszli następnie do instytucji Senatu i następnie do ordynacji wyborczej do Senatu i do Sejmu.</text:p>
      <text:p text:style-name="P66">Czy pan przewodniczący zgadza się na te propozycje?</text:p>
      <text:p text:style-name="P67"><text:span text:style-name="T68">Ob. Janusz<text:s/></text:span><text:span text:style-name="T69">R</text:span><text:span text:style-name="T70">eykowski</text:span>:</text:p>
      <text:p text:style-name="P71">Chcąc okazać maksimum albo postawę koncyliacyjną w pełni się zgadzam wobec tego z propozycją prof. Geremka. Chciałbym dodać tylko takie stwierdzenie. Ja myślę, że wszyscy zdajemy sobie sprawę z tego, przed jakim trudnym zadaniem nasze zespoły stanęły. Z jednej strony mamy do czynienia i mam nadzieję, że jest w tej sprawie pełna świadomość, z ogromnie śmiałym procesem reform, który właśnie inicjujemy i który podejmu<text:span text:style-name="T72">je</text:span>m<text:span text:style-name="T73">y</text:span>.</text:p>
      <text:p text:style-name="P74">Z drugiej strony wiadomo, że realizacja tak śmiałego procesu reform w całej jej złożoności musi powodować, że są między nami różnice zdań, nie taję, że te różnic<text:span text:style-name="T75">e</text:span><text:span text:style-name="T76"><text:s/></text:span>zdań s<text:span text:style-name="T77">ą</text:span><text:s/>nie tylko<text:s/><text:span text:style-name="T78">w</text:span><text:s/>tej płaszczyźnie między dwoma stronami stołu, ale również wewnątrz zespołów i byłbym się dziwił, gdyby było inaczej po waszej stronie.</text:p>
      <text:p text:style-name="P79">Sądzę więc, że musimy być, zdając sobie sprawę z pewnej złożoności, musimy liczyć się z tym, że po pr<text:span text:style-name="T80">o</text:span>stu nie przychodzi nam łatwo usuwanie wszystkich tych rozbieżności, które nieuchronnie przed nami stoją. Mam jednak nadzieję, że uda nam się pogodzić co do takiej strategii, że wśród tych rozbieżności są kwestie główne, ważne, podstawowe i szczegółowe, których rozwiązanie może być wielowariantowe i w których trzeba po prostu na jakie<text:span text:style-name="T81">ś</text:span><text:s/>się zgodzić.</text:p>
      <text:p text:style-name="P82">Dlatego też namawiałbym nas wszystkich,<text:s/><text:span text:style-name="T83">a</text:span>b<text:span text:style-name="T84">yś</text:span>my największą uwagę poświęcili temu, co jest istotne dla uruchomienia naszego procesu<text:s/><text:span text:style-name="T85">r</text:span>eform, czy też nadania mu nowego kierunku.</text:p>
      <text:p text:style-name="P86">Chciałbym, przyjmując propozycję trybu obradowania... rozumiem, że sytuacja nasza jest następująca - został przedstawiony projekt zmian w Konstytucji PRL, zmian które obejmowały powstanie nowych instytucji, instytucji<text:s/>Prezydenta, instytucji drugiej izby czy Senatu. Ten projekt był przedmiotem debat grup roboczych. W wyniku tego powstały uwagi i zastrzeżenia do nich, niektórych punktów<text:span text:style-name="T87"><text:s/></text:span>tych zmian, zastrzeżenia skierowane pod adresem autorów czyli strony koali<text:span text:style-name="T88">c</text:span>y<text:span text:style-name="T89">j</text:span>no-rządowe<text:span text:style-name="T90">j</text:span>, w związku z tym może rozpoczniemy od przedstawienia naszego stanowiska co do prze<text:span text:style-name="T91">ds</text:span>tawionych zastrzeżeń.</text:p>
      <text:p text:style-name="P92">Chciałbym udzielić głosu panu Andrzejowi Gduli.</text:p>
      <text:p text:style-name="P93"><text:span text:style-name="T94">O</text:span><text:span text:style-name="T95">b</text:span><text:span text:style-name="T96">.</text:span><text:span text:style-name="T97"><text:s/>Andrze</text:span><text:span text:style-name="T98">j</text:span><text:span text:style-name="T99"><text:s/>Gdul</text:span><text:span text:style-name="T100">a</text:span>:</text:p>
      <text:p text:style-name="P101"><text:span text:style-name="T102">W</text:span><text:s/>artykule 25 jest propozycja strony opozycyjno-solidarnościowej<text:s/>do takiej procedury, takiego unormowani<text:span text:style-name="T103">a</text:span>, które jak rozumiem stawiałoby omawianie ustaw wszystkich w jednakowej pozycji bez<text:s/><text:soft-page-break/>wymieniania ustawy budżetowej i planu społeczno-gospodarczego jako problemu odrębnego.</text:p>
      <text:p text:style-name="P104">Z równoczesnym określeniem gotowości do ograniczenia terminu, w jakim Senat rozpatrywałby obydwie - ustawy. Zgadzając się co do konieczności rozpatrywania przez Senat podejmowanych ustaw przez Sejm, chcieliśmy równocześnie prosi<text:span text:style-name="T105">ć</text:span><text:s/>o rozważenie czy ze względu na sprawność działania parlamentu nie można byłoby przyjąć takiego zapisu, który nie zobowiązywałby Senat - tu obligator<text:span text:style-name="T106">yj</text:span>nie do rozpatrzenia - wszystkich ustaw i zgł<text:span text:style-name="T107">a</text:span>szania swoich opinii, ale by powiedzmy<text:s/>Prezy<text:span text:style-name="T108">d</text:span>ium Senatu, bądź może cały Senat miał możliwość wyboru, to znaczy, że będą ustawy, co do których według własnego uznania będzie się odnosił i będzie udzielał uwagi, jak również ustawy, co do których po prostu według własnego uznania nie będzie składał żadnych uwag, będą one po pr<text:span text:style-name="T109">os</text:span>tu przechodziły na zasadzie przyjęcia ich bez zgłaszania tutaj swojej opinii i wtedy Sejm jeżeli nie uzyskuje tej opinii w określonym terminie dobrze by było, żeby nie był to jakiś zbyt długi termin - normalnie podejmuje swoją działalność legislac<text:span text:style-name="T110">yj</text:span>ną.</text:p>
      <text:p text:style-name="P111">Bylibyśmy również i za tym, by ta formuła wtedy traktowała wszystkie ustawy po prostu jako - bez wyszczególniania ich w<text:s/>konstytucji - osobno, przyjmując, że budż<text:span text:style-name="T112">e</text:span>t jest podejmowany w formie ustawy w związku z czym ta ka<text:span text:style-name="T113">ż</text:span>d<text:span text:style-name="T114">a</text:span><text:span text:style-name="T115"><text:s/></text:span>ustawa jest rozpatrywana przez Senat,<text:s/><text:span text:style-name="T116">i</text:span><text:s/>Senat<text:s/><text:span text:style-name="T117">u</text:span>dziela tej opinii.</text:p>
      <text:p text:style-name="P118"><text:span text:style-name="T119">Ob</text:span><text:span text:style-name="T120">.</text:span><text:span text:style-name="T121"><text:s/>Janusz Reykowski</text:span>:</text:p>
      <text:p text:style-name="P122">Jest także w sprawie budżetu możliwość alternatywna, za którą byśmy optowali, mianowicie ustawa budżetowa - jak wskazuje na to wieloletnie doświadczenie Sejmu jest ustawą, która po pierwsze ma bardzo ważne znaczenie dla funk<text:span text:style-name="T123">cjo</text:span>nowania państwa, jest bardzo długo przygotowywana i zwykle jeśli tak można powiedzie<text:span text:style-name="T124">ć</text:span><text:s/>może nie jest to zbyt ładne, ale trzeba to powiedzieć jest przygotowywana w ostatniej chwili, przed Bożym Narodzeniem.</text:p>
      <text:p text:style-name="P125"><text:span text:style-name="T126">W</text:span><text:s/>związku z tym wprowadzenie dalszego okresu miesięcznego czy 2-tygodniowego na jej rozpatrywanie może być szczególnie dla działalności państwa sytuację niekorzystną.</text:p>
      <text:p text:style-name="P127">Propozycja, którą wysuwamy jest zatem taka, aby projekt ustawy budżetowej był kierowany równocześnie do Sejmu i Senatu i opiniowany, wpływałaby opinia Senatu do Sejmu w trakcie tego kiedy Sejm ją rozpatruje, czyli byłby inny tryb rozpatrywania ustawy budżetowej, niż innych.</text:p>
      <text:p text:style-name="P128">Proponujemy także, aby Senat wydawał opinię co do planów społeczno-gospodarczych, opiniował je, bo to ni<text:span text:style-name="T129">e<text:s/></text:span>jest ustawa, tylko... ale to może mieć znaczenie dla pr<text:span text:style-name="T130">z</text:span>y<text:span text:style-name="T131">s</text:span>złego tworzenia budżetu i stąd też wydawałoby się pożyteczne aby Senat miał możność co do jej wypowiadania się<text:span text:style-name="T132">.</text:span></text:p>
      <text:p text:style-name="P133"><text:span text:style-name="T134">O</text:span><text:span text:style-name="T135">b.</text:span><text:span text:style-name="T136"><text:s/>Andrzej Gdula</text:span>:</text:p>
      <text:p text:style-name="P137">Następnie jest propozycja państwa, by art. 25 ustęp 5 przeredagować tak, by u<text:span text:style-name="T138">dzie</text:span>lenie absolutorium odbywało się na wniosek i Sejmu, i Senatu, przy czym w wypadku różnicy Sejm większością 3/5 znosiłby veto Senatu.</text:p>
      <text:p text:style-name="P139">Proponujemy, by Senatu nie wyposażać w uprawnienia votum nieufności, czy też zaufania dla rządu. Jest tutaj możliwość opinii Senatu, bo jest to tak jak do każdej ustawy i ten problem byłby skonsumowany<text:s/><text:span text:style-name="T140">w</text:span><text:s/>ramach ogólnego rozwiązania - ustosunkowania się do ustaw, natomi<text:span text:style-name="T141">as</text:span>t nie wiąz<text:span text:style-name="T142">alibyś</text:span>my Senatu z absolutorium, które jest uprawnieniem Sejmu.</text:p>
      <text:p text:style-name="P143"><text:span text:style-name="T144">Ob</text:span><text:span text:style-name="T145">.</text:span><text:span text:style-name="T146"><text:s/>Janusz Reykowski</text:span>:</text:p>
      <text:p text:style-name="P147">J<text:span text:style-name="T148">a</text:span>k państwo pewnie pamiętacie w trybie, w którym zgłaszana była propozycja Senatu jako drugiej izby,<text:s/><text:soft-page-break/>proponowana była taka filozofia, aby Senat sprawował niejako pewien wpływ nadzorczy czy kontrolny w stosunku do działalności ustawodawcz<text:span text:style-name="T149">ej</text:span><text:s/>Sejmu.<text:s/>Sejm sprawuje kontrolę nad rządem, a Senat byłby miał tę sferę. I ta propozycja, która w a<text:span text:style-name="T150">rt.</text:span><text:s/>25 była prze<text:span text:style-name="T151">ds</text:span>tawiana w<text:span text:style-name="T152">yc</text:span>ho<text:span text:style-name="T153">dzi</text:span>łaby poza tę regułę.</text:p>
      <text:p text:style-name="P154">Proponujemy ją zachować nietkniętą, ale pewna p<text:span text:style-name="T155">oś</text:span>rednia forma została w tej chwili przez pana Andrzeja Gdulę prze<text:span text:style-name="T156">ds</text:span>tawion<text:span text:style-name="T157">a</text:span>.</text:p>
      <text:p text:style-name="P158"><text:span text:style-name="T159">Ob. Andrzej Gdula</text:span>:</text:p>
      <text:p text:style-name="P160">Następna zmiana dotyczy art. 28a ust. 1 i jest propozycja zmiany redak<text:span text:style-name="T161">cji</text:span>, że<text:s/>P<text:span text:style-name="T162">r</text:span>ezydenta Polskiej Rzeczypospolit<text:span text:style-name="T163">ej</text:span><text:s/>Ludowej pierwszej kadencji wybiera Sejm i Senat połączone w Zgromadzenie Narodowe, w przypadku opróżnienia urzędu<text:s/>Prezydenta pierwszej kadencji wybór następuje do końca pierwszego okresu 6-letniej kaden<text:span text:style-name="T164">cji</text:span>.</text:p>
      <text:p text:style-name="P165"><text:span text:style-name="T166">W</text:span><text:s/>projekcie, który myśmy przedkładali, wydaje się, że wszystkie te elementy, o które państwu chodzi są zawarte. Jest to kwestia bardziej powiedziałbym taka może propagandowa niż merytoryczna i my byśmy jednak proponowali, by art. 28a w pkt. 1, 2, 3 pozostawić w tej redakcji, jak było to przez nas zaproponowane.</text:p>
      <text:p text:style-name="P167">Rozumiemy intencje, jakie tutaj przyświecały sądzę jednak, że nie ma jakiegoś niebezpieczeństwa politycznego i te nasze zapisy są... wydają się do przyjęcia.</text:p>
      <text:p text:style-name="P168">Następnie art. 28f ust. 4 jest propozycja strony opozycyjnej innego ujęcia tego artykułu, a mianowicie, że<text:s/>Prezydent Polskiej Rzeczypospolit<text:span text:style-name="T169">ej</text:span><text:s/>Ludowej<text:s/>ratyfikuje umowy międzynarodowe, międzynarodowe umowy polityczne, wojskowe, traktaty pokojowe<text:s/><text:span text:style-name="T170">j</text:span>ak również międzynarodowe umowy gospodarcze, a w szczególności dotyczące wieloletniej<text:s/><text:span text:style-name="T171">ws</text:span>półpracy gospodarczej, bądź nakł<text:span text:style-name="T172">ad</text:span>ające zobowiązania ekonomiczne na Polską<text:s/>Rzeczpospolitą<text:s/>Ludową, uczestnictwa w organiza<text:span text:style-name="T173">cj</text:span>ach międzynarodowych oraz umowy międzynarodowe, które powodują zmianę ust<text:span text:style-name="T174">a</text:span>w bądź do wykonania, których potrzebna jest ustawa, wymag<text:span text:style-name="T175">a</text:span>jąca przed ich ratyfikacją uprzedniej zgody wyrażonej w formie ustawy.</text:p>
      <text:p text:style-name="P176">Alternatywnie proponuje się, aby wszystkie umowy przeznaczone do ratyfikacji, prezydent kierował do opinii Senatu.<text:s/><text:span text:style-name="T177">W</text:span><text:s/>przypadku opinii negatywnej wymagającej 2/3 głosów zgoda na ratyfikację przechodziłaby do uprawnień Sen<text:span text:style-name="T178">a</text:span>tu<text:span text:style-name="T179">,<text:s/></text:span>przepraszam Sejmu.</text:p>
      <text:p text:style-name="P180"><text:span text:style-name="T181">W</text:span><text:s/>propozycji, którą myśmy składali jest to ujęcie bardziej proste, nie ma tyle uwarunkowań i uważamy, że biorąc pod uwagę tryb pracy i fakt, iż wszystkie umowy o charakterze ekonomicznym, gospodarczym są przygotowywane przez odpowiednie organa administra<text:span text:style-name="T182">cji</text:span><text:s/>państwowej lub konkretne podmioty, to takie ograniczanie po prostu prezydenta w raty<text:span text:style-name="T183">fi</text:span>kowaniu umów chyba jest nadmierne. Prosiliby<text:span text:style-name="T184">ś</text:span>my rozważy<text:span text:style-name="T185">ć</text:span><text:s/>by możliwość ratyfikacji pozostawić urzędowi<text:s/>Prezydenta w tej formie, jak proponowaliśmy.</text:p>
      <text:p text:style-name="P186">Czy towarzysz przewodniczący chciałby coś dodać?</text:p>
      <text:p text:style-name="P187"><text:span text:style-name="T188">Ob. Janusz Reykowski</text:span>:</text:p>
      <text:p text:style-name="P189"><text:span text:style-name="T190">Z</text:span><text:s/>tym, że pod rozwagę także bralibyśmy taki wariant, w którym międzynarodowe umowy, które dotyczą praw obywateli i ewentualnie mają poważne konsekwencje gospodarcze byłyby przez Sejm rozpatrywane, czyli że potrzebna byłaby tam zgoda w formie ustawy. Czyli żeby wyodrębnić podkategorie umów międzynarodowych, wymienione przeze mnie w tej chwili jako takie, które miałyby... w których byłaby uchwała lub też forma ustawy, to jest jeszcze też do namysłu, byłyby... stawałyby na porządku dnia Sejmu.</text:p>
      <text:p text:style-name="P191"><text:span text:style-name="T192">Ob. Z</text:span><text:span text:style-name="T193">dz</text:span><text:span text:style-name="T194">isław Jarosz</text:span>:</text:p>
      <text:soft-page-break/>
      <text:p text:style-name="P195">Czy tam włączona byłaby też sprawa tych um<text:span text:style-name="T196">ó</text:span>w raty<text:span text:style-name="T197">fi</text:span>kowanych, które skutkują ust<text:span text:style-name="T198">aw</text:span>ą,<text:span text:style-name="T199"><text:s/></text:span>bo tam o to chodziło.</text:p>
      <text:p text:style-name="P200">Tak, bo pan profesor tego nie wymienił w tej chwili.</text:p>
      <text:p text:style-name="P201"><text:span text:style-name="T202">Ob</text:span><text:span text:style-name="T203">.</text:span><text:span text:style-name="T204"><text:s/>Janusz Reykowski</text:span>:</text:p>
      <text:p text:style-name="P205">W zasadzie przyjmuje się tu założenie, że jeśli jakieś zobowiązanie międzynarodowe ma ten charakter, iż wymaga ono czynności Sejmu typu ustawowego, to Sejm powinien być w to włączony.</text:p>
      <text:p text:style-name="P206">Przy czym nie zaproponowaliśmy w tym momencie konkretnych formuły tego, tylko przedstawiamy ideę co do sposobu rozwiązania.</text:p>
      <text:p text:style-name="P207"><text:span text:style-name="T208">Ob. Zdzisław Jarosz</text:span>:</text:p>
      <text:p text:style-name="P209"><text:span text:style-name="T210">P</text:span>rzepraszam bardzo formuła mogłaby być, jak mi się wydaje taka, że w punkcie nawet tym 28f<text:span text:style-name="T211">-</text:span>4 jako ciąg dalszy, że ratyfikowanie, ratyfikacja umów m<text:span text:style-name="T212">i</text:span>ę<text:span text:style-name="T213">d</text:span>zynaro<text:span text:style-name="T214">do</text:span>wych mających zasadnicze znaczenie gospodarcze lub pociąg<text:span text:style-name="T215">aj</text:span>ących za sobą zmiany w ustawodawstwie wymaga uprzedniej zgody Sejmu wyrażonej w formie ustawy, co by oczywiście implikowało, że bierze w tym również Senat, tak jak przy uchwalaniu każdej ustawy.</text:p>
      <text:p text:style-name="P216"><text:span text:style-name="T217">Ob. Andrzej Gdul</text:span><text:span text:style-name="T218">a</text:span>:</text:p>
      <text:p text:style-name="P219"><text:span text:style-name="T220">A</text:span>rtykuł 28 dotyczy zmian w następującym kierunku, iż akty urzędowe<text:s/>Prezydenta, za wyjątkiem aktów dotyczących polityki zagranicznej oraz obronności kraju, wymagają dla swej ważności podpisu prezesa Rady Ministrów, który przez podpisanie aktu bierze za nie odpowiedzialność.</text:p>
      <text:p text:style-name="P221">Rozbieżność dotyczy s<text:span text:style-name="T222">fo</text:span>rmu<text:span text:style-name="T223">ło</text:span>wania aktu urzędowego, propozycja strony opozyc<text:span text:style-name="T224">yj</text:span>no-solidarnościowej brzmi: akty realizowane w wykonywaniu konstytucyjnych uprawnień prezy<text:span text:style-name="T225">de</text:span>nta.</text:p>
      <text:p text:style-name="P226"><text:span text:style-name="T227">W</text:span>ięc dla naszej strony sama idea kontrasygnaty jest do przyjęcia i podjęlibyśmy tutaj stosowną dyskusję, natomiast jesteśmy również za utrzymaniem uprawienia prezydenta co do możliwości podejmowania dekretów z mocą ustawy doredagowania, byłaby też kwestia samego pojęcia aktów urzę<text:span text:style-name="T228">do</text:span>wych.</text:p>
      <text:p text:style-name="P229">Następnie art.<text:s/><text:span text:style-name="T230">29</text:span><text:s/>ust. 2 propozycja strony opozycyjno-solidarnościow<text:span text:style-name="T231">ej</text:span><text:s/>zmierza do skreślenia tego aktu, ewentualnie proponuje się wprowadzenie konstruktywnego votum nieufności, ewentualnie s<text:span text:style-name="T232">fo</text:span>rmułowanie, iż rozwiązanie Sejmu przez prezydenta następuje w przypadku, jeżeli Sejm nie jest w stanie w ciągu 3 miesięcy powołać rządu.</text:p>
      <text:p text:style-name="P233">Proponujemy przyjęcie następującego zapisu:<text:s/>art. 29 pkt 2:<text:s/>„<text:span text:style-name="T234">J</text:span>eżeli Sejm n<text:span text:style-name="T235">i</text:span>e jest w stanie wykonywać swoich obowiązków konst<text:span text:style-name="T236">yt</text:span>ucyjnych, a w szczególnoś<text:span text:style-name="T237">ci</text:span><text:s/>nie powołuje rządu w ciągu 3 miesięcy, prezydent może rozwiązać Sejm”.</text:p>
      <text:p text:style-name="P238">Art. 3<text:span text:style-name="T239">0</text:span><text:s/>propozycja strony solidarnościowo-opozycyjnej zmierza do skreślenia w całości tego artykułu, ewentualnie proponuje się powołanie urzędu wiceprezydenta. Sprzeciw dotyczy ujęcia w Konstytucji Rady Prezydencki<text:span text:style-name="T240">ej.<text:s/></text:span>Przyjmujemy pogląd waszej strony w tej sprawie, proponując równocześnie rozważenie rezygnacji w ogóle z Rady Prezydenckiej, a uczynienie - stworzenie prawnych możliwości<text:s/>powoływania przez Sejm na wniosek prezydenta sekretarzy stanu, którym prezydent mógłby powierzyć niektóre obowiązki, które wykonywać powinien jako organ państwowy<text:span text:style-name="T241">.</text:span><text:s/>Powiem wprost - nie ma tutaj żadnych chęci obudowywania prezydenta kolejnymi etatami, nato<text:span text:style-name="T242">m</text:span>iast obawiamy się, że przy licznych obowiązkach może nastąpić swoiste zamulenie tego urzędu drobiazgami, obowiązkami, których nie da się uniknąć typu<text:s/><text:soft-page-break/>protokolarnego i inne, i aby stworzyć możliwość swobodnie<text:span text:style-name="T243">js</text:span>zego po postu działania prezydenta, zamiast rady czy obudowywania prezydenta innymi ciałami można by powołać 2-3 sekretarzy stanu, którzy by niektóre po prostu zadania wykonywa<text:span text:style-name="T244">li.</text:span></text:p>
      <text:p text:style-name="P245">Bez powoływania urzędu wiceprezydenta. Natomiast reszta, by pozostawała t<text:span text:style-name="T246">a</text:span>k jak proponowaliśmy.</text:p>
      <text:p text:style-name="P247">Art. 31 strona opozycyjna nie wyraża zgody na wydawanie przez prezydenta dekretów z mocą ustawy. Proponujemy jednak pozostawienie tych uprawnień. Ja jeszcze na końcu wypowiem takie zdanie, co nami kieruje, jaką tutaj filozofią kierowaliśmy się.</text:p>
      <text:p text:style-name="P248">Następ<text:span text:style-name="T249">n</text:span>ie art. 33.</text:p>
      <text:p text:style-name="P250"><text:span text:style-name="T251">Ob. Janusz Reykowski</text:span>:</text:p>
      <text:p text:style-name="P252">Z tym jednak, że dekrety które miałby wydawać prezydent, powinny być wyd<text:span text:style-name="T253">a</text:span>wane i tu można jedną z dwóch<text:s/><text:span text:style-name="T254">fo</text:span>rm<text:span text:style-name="T255">uł</text:span><text:s/>u<text:span text:style-name="T256">ż</text:span>y<text:span text:style-name="T257">ć</text:span><text:s/>albo na wniosek rządu, albo miałyby być one kontrasygnowane przez rząd, tak więc nie chodzi o to - czy raczej chodzi o to, że i w dalszym ciągu odpowiedzialność parlamentarna za te dekrety, wtedy kiedy one podlegają zatwierdzeniu, czy ocenie przez parlament, ona obejmuje również przede wszystkim rząd jako to ciało, kt<text:span text:style-name="T258">ó</text:span>re ów dekret kontras<text:span text:style-name="T259">yg</text:span>n<text:span text:style-name="T260">uje.</text:span></text:p>
      <text:p text:style-name="P261"><text:span text:style-name="T262">Ob. Andrzej Gdula</text:span><text:span text:style-name="T263">:</text:span></text:p>
      <text:p text:style-name="P264">Art. 33 propozycja stron<text:span text:style-name="T265">y<text:s/></text:span>opozycyjno-solidarnościowej brzmi: że prezydent może wprowadzić na okres 3 miesięczny stan wy<text:span text:style-name="T266">j</text:span>ątkowy na części lub na całym terytorium PRL, jeżeli zagrożone zostało wewnętrzne bezpieczeństwo państwa lub w razie kl<text:span text:style-name="T267">ę</text:span>ski żywiołow<text:span text:style-name="T268">ej</text:span>.<text:span text:style-name="T269"><text:s/></text:span>Wraz z wprowadzeniem stanu wyjątkowego prezydent zwołuje Sejm i Senat. Przedłużenie stanu wyjątkowego tylko raz na 3 miesiące może nastąpić w wyniku zgodnych uchwał Sejmu i Senatu, podjętych bezwzględną większością głosów w obecności co najmniej połowy członków każdej izby.</text:p>
      <text:p text:style-name="P270">Tak jak państwo wiedzą w chwili obecnej nie ma w regulacjach prawnych żadnego okresu. Mówi si<text:span text:style-name="T271">ę</text:span><text:s/>tylko, że na określony czas stan wojenny się wprowadza, natomiast nie było - czy stan w<text:span text:style-name="T272">yj</text:span>ątkowy - nie było tych ograniczeń<text:span text:style-name="T273"><text:s/></text:span>czasowych, jak również nie było innych, które pojawią się wraz z nowymi organami władzy państwowej.</text:p>
      <text:p text:style-name="P274">Proponujemy przyjąć całą filozofię, jaką państwo zawarli w tym wniosku z korektami w następującej sprawie: Prezydent może wprowadzić na okres trzech miesięcy stan wyjątkowy na części lub na całym terytorium PRL jeżeli zagrożone zostało wewnętrzne bezpieczeń<text:span text:style-name="T275">s</text:span>t<text:span text:style-name="T276">w</text:span>o państwa lub w razie kl<text:span text:style-name="T277">ę</text:span>ski żywiołow<text:span text:style-name="T278">ej.</text:span></text:p>
      <text:p text:style-name="P279">Proponujemy skreślenie tej części, że wraz z wprowadzeniem stanu wyjątkowego prezydent zwołuje Sejm i Senat.<text:s/>Ponieważ okres trzech miesięcy jest takim niezbyt długim przecież okresem, natomiast proponujemy przyjąć, by przedłużenie stanu wyjątkowego mogło nastąpić tylko raz po 3 miesiącach w wyniku uchwały Sejmu podjętej bezwzględną większością głosów.</text:p>
      <text:p text:style-name="P280">Jednym słowem bez konieczności zgroma<text:span text:style-name="T281">dz</text:span>enia n<text:span text:style-name="T282">ar</text:span>odowego, bo wtedy tutaj obydwie izby by musiały zatwierdzać to i stan wyjątkowy byłby tylko na okres 3 miesięcy, i po 3 miesiącach musiałaby być tutaj zgoda Sejmu. I oczywiście tylko raz można byłoby przedłużać ten okres.</text:p>
      <text:p text:style-name="P283">Następnie ust. 4, że w okresie trwania stanu wyjątkowego Sejm nie może się rozwiązać, a w przypadku upływu kadencji ulega ona przedłużeniu na okres 3 miesięczny po zakończeniu stanu wyjątkowego - przyjmujemy państwa propozycję.</text:p>
      <text:soft-page-break/>
      <text:p text:style-name="P284">Ust. 5<text:s/><text:span text:style-name="T285">w</text:span><text:s/>okresie trwania stanu wyjątkowego nie może być zmieniona<text:s/>Konstytucja i ordynacja wyborcza. Przyjmujemy państwa propozycje w tej sprawie.</text:p>
      <text:p text:style-name="P286">Art. 3<text:span text:style-name="T287">6</text:span><text:s/>proponujemy nieco zmodyfikować propozycję, że za zgodą Senatu. Chodzi o powołanie Prezesa Najwyższej Izby Kontroli, ale by powołanie<text:s/>Prezesa Najwyższej Izby Kontroli odbyło się za opinią Senatu, a nie zgodą.</text:p>
      <text:p text:style-name="P288"><text:span text:style-name="T289">W</text:span><text:s/>tym miejscu trochę muszę skomplikować sytuację, po głębszej analizie prosilibyśmy o rozważenie innego rozwiązania, dotyczącego rzecznika praw obywatelskich<text:span text:style-name="T290">,</text:span><text:s/>a mianowicie by Sejm jednak był gospodarzem i by ta funkcja Prezesa Najwyższej Izby Kontroli również rzecznik praw obywatelskich był wybierany przez Sejm za opinią Senatu.</text:p>
      <text:p text:style-name="P291">To właściwie byłyby wszystkie sprawy, dotyczące urzędu<text:s/>Prezydenta, które jeszcze nie były uzgodnione. Pozostałe sprawy w zespole roboczym w dniu wczorajszym zostały uzgodnione i przyjęliśmy je do realizacji.</text:p>
      <text:p text:style-name="P292"><text:span text:style-name="T293">P</text:span><text:span text:style-name="T294">rz</text:span><text:span text:style-name="T295">ewodni</text:span><text:span text:style-name="T296">cz</text:span><text:span text:style-name="T297">ąc</text:span><text:span text:style-name="T298">y</text:span>:</text:p>
      <text:p text:style-name="P299">Dziękuję<text:s/>bardzo.</text:p>
      <text:p text:style-name="P300">Proszę pana przewodniczącego o zgodę na<text:s/><text:span text:style-name="T301">5</text:span><text:s/>minutową przerw<text:span text:style-name="T302">ę</text:span>.</text:p>
      <text:p text:style-name="P303">Jeżeli mogę skorzystać z okazji i przypomnieć, że pan Andrzej Gdula nie wypełnił swojego przyrzeczenia, nie otrzymaliśmy projektów aktów dla wszystkich uczestniczących. Jest bardzo trudno uczestniczyć w dyskusji, nie mamy propozycji, które zostały zgłoszone do Sejmu. Zmian konstytuc<text:span text:style-name="T304">yj</text:span>nych, odwołujemy się do artykułów i ustępó<text:span text:style-name="T305">w</text:span>,<text:span text:style-name="T306"><text:s/></text:span>a nie mamy tego przed oczyma. Mamy jeden egzemplarz.</text:p>
      <text:p text:style-name="P307">Może teraz można nawet to zrobić.</text:p>
      <text:p text:style-name="P308">/<text:span text:style-name="T309">Przerwa</text:span>/.</text:p>
      <text:p text:style-name="P310"/>
      <text:p text:style-name="P311">/<text:span text:style-name="T312">Po</text:span><text:s/>pr<text:span text:style-name="T313">z</text:span>erwie/.</text:p>
      <text:p text:style-name="P314"><text:span text:style-name="T315">Ob. Marcin Król</text:span>:</text:p>
      <text:p text:style-name="P316"><text:span text:style-name="T317">C</text:span>h<text:span text:style-name="T318">ci</text:span>ałem z prz<text:span text:style-name="T319">yj</text:span>emnością oświadczyć,<text:s/><text:span text:style-name="T320">ż</text:span>e<text:s/><text:span text:style-name="T321">w</text:span>iele rzeczy się posunęło naprzód.<text:s/><text:span text:style-name="T322">I</text:span><text:s/>podkreślić te - co naprzód.</text:p>
      <text:p text:style-name="P323">Mianowicie jak rozumiem nie do końca klarowność we wszystkim, bo nie robimy formuł prawniczych w tej sekundzie - jak rozumiem sprawa budżetu jest wyjaśniona, w ten sposób, że budżet trafia równocześnie do obu izb po prostu i odpowiednim trybem już jest zgodn<text:span text:style-name="T324">y</text:span><text:s/>z przepisami każdej izby. To byłaby sprawa jasna.</text:p>
      <text:p text:style-name="P325"><text:span text:style-name="T326">W</text:span><text:s/>sprawie absolutorium Senat wyraża opinię, przyjmujmy tę koncepcję.</text:p>
      <text:p text:style-name="P327">W sprawie ratyfikacji, jak rozumiem po prostu chodzi o to, żeby została ta formuła określona precyz<text:span text:style-name="T328">yj</text:span>ni<text:span text:style-name="T329">ej</text:span><text:s/>i myślę, że chyba nie w gronie nas wszystkich, bo nie ma sensu, to w gronie kilkuosobowym ona mogłaby być dopracowana, to co mówił pan prof. Reykowski - wydaje się nam w zasadzie do przyjęcia, tylko być może dopracowanie byłoby tutaj niezbędne.</text:p>
      <text:p text:style-name="P330"><text:span text:style-name="T331">W</text:span><text:s/>sprawie aktów urzędowych<text:s/>Prezydenta...</text:p>
      <text:p text:style-name="P332"><text:span text:style-name="T333">/Głos z sali</text:span>:<text:s/><text:span text:style-name="T334">c</text:span>zy mógłby pan powołać się na numery<text:span text:style-name="T335">?</text:span>/.</text:p>
      <text:p text:style-name="P336">Bardzo proszę. Budżet to jest art. 25 i absolutorium to jest ten sam artyku<text:span text:style-name="T337">ł</text:span>, w sprawie ratyfikacji to jest art. 28f, ustęp 4, jak rozumiemy zasada jest przyjęta natomiast szczegółowa precyza<text:span text:style-name="T338">cj</text:span>a formuły jest<text:s/><text:soft-page-break/>potrzebna. W sprawie artykuł 28f ust. 2 chodzi znowu o to słowo:<text:s/>„urzędowe”, nam się ciągle wydaje, że ta formuła druga przez nas zgłoszona jest formułą zadowalającą w pełnieniu<text:s/><text:span text:style-name="T339">sw</text:span>o<text:span text:style-name="T340">i</text:span>c<text:span text:style-name="T341">h</text:span><text:s/>funkcji konstytucyjnych. Rozumiemy o co chodzi i jak się zdaje to wyróżnia te zasadnicze funkcje prezydenta, a nie jakieś drobiazgi itd.</text:p>
      <text:p text:style-name="P342">Więc wydaje się, że byłoby to do przyjęcia, ale możemy jeszcze to ustalić szczegóło<text:span text:style-name="T343">wi</text:span>ej. W sprawie propozycji sekretarzy stanu nie zgłaszamy żadnego sprzeciwu.<text:s/><text:span text:style-name="T344">W</text:span><text:s/>sprawie art. 33 proponowalibyśmy tylko jednak jedną poprawkę redakcyjną, to chyba nie jest istotne: najwyżej na 3 miesiące, a nie na 3 miesiące, żeby nie zobowiązywać prezydenta, że musi na 3 miesiące. Wystarczy najwyżej na 3 miesiące, bo może na<text:s/><text:span text:style-name="T345">2</text:span><text:s/>chcieć.</text:p>
      <text:p text:style-name="P346"><text:span text:style-name="T347">Ob. A.<text:s/></text:span><text:span text:style-name="T348">Gdu</text:span><text:span text:style-name="T349">la</text:span>:</text:p>
      <text:p text:style-name="P350">Propozycja redakcyjna jest następująca: żeby to było mniej więcej tak: że prezydent może wprowadzić stan wyjątkowy na części lub całym terytorium<text:s/>-<text:s/>itd. i dalej napisać - jeżeli stan wyjątkowy będzie wymagał wydłużenia ponad 3 miesiące, należy sprawę skierować do Sejmu, po zaciągnięciu opinii Senatu, jeżeli będzie wymagał ponad 3 miesiące, to propozycja jest taka, że wprowadza stan wyjątkowy nie mówiąc na ile, a jeżeli wymaga ponad 3 miesiące, to wchodzi do Sejmu.</text:p>
      <text:p text:style-name="P351"><text:span text:style-name="T352">Ob.<text:s/></text:span><text:span text:style-name="T353">M</text:span><text:span text:style-name="T354">arcin Król</text:span>:</text:p>
      <text:p text:style-name="P355">Natomiast obstaw<text:span text:style-name="T356">ali</text:span>b<text:span text:style-name="T357">yś</text:span>my przy tym, żeby jednak przedłużał Sejm i Senat, ze względu na powagę zagadnienia po prostu i jednak, żeby ten Senat coś miał.</text:p>
      <text:p text:style-name="P358">Przedłużał na następne 3 miesiące, czy też zgoda uchwała obu izb.<text:s/></text:p>
      <text:p text:style-name="P359">I to to wszystko co wydaje nam się całkowicie<text:s/><text:span text:style-name="T360">d</text:span>o zaakceptowania, bądź do ustaleń redakc<text:span text:style-name="T361">yj</text:span>nych jak gdyby.<text:s/>Pozostaje kilka pytań i k<text:span text:style-name="T362">il</text:span>ka<text:s/><text:span text:style-name="T363">s</text:span>p<text:span text:style-name="T364">r</text:span>a<text:span text:style-name="T365">w</text:span><text:s/>do<text:s/><text:span text:style-name="T366">d</text:span>alszych dyskusji. Ja wymienię<text:s/><text:span text:style-name="T367">d</text:span>wa pytania, pozostałe osoby myślę wymienią inne<text:span text:style-name="T368">.</text:span></text:p>
      <text:p text:style-name="P369"><text:span text:style-name="T370">Przewodnicząc</text:span><text:span text:style-name="T371">y</text:span><text:span text:style-name="T372">:</text:span></text:p>
      <text:p text:style-name="P373">Jeśli można, to ja bym proponował pytania później<text:span text:style-name="T374">,</text:span><text:s/>a teraz tylko stanowisko proszę<text:span text:style-name="T375">.</text:span></text:p>
      <text:p text:style-name="P376"><text:span text:style-name="T377">Ob. Jerzy Ciemniewski</text:span><text:span text:style-name="T378">:</text:span></text:p>
      <text:p text:style-name="P379">Ja chciałem powiedzieć o tych sprawach, przy któryc<text:span text:style-name="T380">h</text:span><text:s/>propozycje strony koalicyjno-rządowej nas nie zadowalają<text:span text:style-name="T381">.</text:span><text:span text:style-name="T382"><text:s/></text:span>To jest sposób wyboru prezydenta. My w dalszym ciągu obst<text:span text:style-name="T383">a</text:span>jemy przy tym, żeby regula<text:span text:style-name="T384">cj</text:span>a konstytuc<text:span text:style-name="T385">yj</text:span>na dotyczyła jednak prezydenta pierwszej kadencji, pozostawi<text:span text:style-name="T386">aj</text:span>ąc sprawę otwartą dalszej procedurze wyborczej w przypadku nast<text:span text:style-name="T387">ę</text:span>pnych kadencji.</text:p>
      <text:p text:style-name="P388">Druga sprawa, która jest dla nas sprawą natury zasadniczej to kwestia dekretów z mocą ustawy. Uważamy, że tego rodzaju uprawnienie prezy<text:span text:style-name="T389">de</text:span>nta, który przecież nie jest tak jak obecnie Rada Państwa emana<text:span text:style-name="T390">cj</text:span>ą parlam<text:span text:style-name="T391">e</text:span>ntu, tylko jest odrębnym innego typu organem, który nie może zastępować parlamentu w jego zasadniczej funkcji, jaką jest funk<text:span text:style-name="T392">cj</text:span>a ustawodawcza, żeby jednak strona koalicyjno-rządowa zgodziła się na rezygnację z tego uprawnienia prezydenta.</text:p>
      <text:p text:style-name="P393">Przypominam, że w praktyce w ciągu od 19<text:span text:style-name="T394">5</text:span>7 roku dekrety były wykorzystywane bardzo rzadko. W związku z tym naprawdę nie ma co łamać tej konstrukcji dość klarownej przez wprowadzenie tego rodzaju uprawnienia.<text:s/><text:span text:style-name="T395">S</text:span>prawy pod<text:span text:style-name="T396">s</text:span>tawowej wagi są w tej chwili uregulowane i tutaj nie ma... natomiast proponujemy ewentualnie zmianę trybu pracy Sejmu i zastąpienia systemu sesyjnego, systemem pracy p<text:span text:style-name="T397">e</text:span>r<text:span text:style-name="T398">ma</text:span>nentnej, to nie znaczy<text:span text:style-name="T399">,</text:span><text:s/>że Sejm miałby bez przerwy być zwoływany na posiedzenia, tylko po prostu nie byłoby tych<text:s/><text:soft-page-break/>okresów międz<text:span text:style-name="T400">y</text:span>sesyjnych. Prezydium Sejmu mogłoby zwołać w każdej chwili posiedzenie. I to jest takie otwarcie na sprawę pilnego uregulowania jakiejś kwestii ustawodawczej.</text:p>
      <text:p text:style-name="P401">Kolejna sprawa, która jest dla nas nie do przyjęcia to sprawa takiej formuły roz<text:span text:style-name="T402">wi</text:span>ązywania<text:s/><text:span text:style-name="T403">Sejm</text:span>u jaka jest przyjęta z powodu nie wykonywania konstytuc<text:span text:style-name="T404">yj</text:span>nych obowiązków. No to jest formuła bardzo szeroka. Myśmy tutaj wystąpili z propozycją skonkretyzowania. Jeżeli nie może powołać rządu w ciągu 3 miesięcy i to chyba sprawę jednak zał<text:span text:style-name="T405">a</text:span>twia. Natomiast ten brzydko mówiąc wytrych, który jest sformułowany tutaj jest chyba zbyt szeroki.</text:p>
      <text:p text:style-name="P406">My przewidujemy o czym nie było mowy, szczególną sytuację, kiedy Sejm i Senat nie mogą porozumieć się w sprawie zmiany<text:s/>K<text:span text:style-name="T407">o</text:span>nstytucji i na tę okoliczność przewidujemy tam po pow<text:span text:style-name="T408">t</text:span>órnym rozpatrzen<text:span text:style-name="T409">i</text:span>u takiego wniosku o zmianę<text:s/>Konstytucji, możliwość rozwiązania przez prezydenta izb. I to byłyby te dwie sytuacje konstytucyjne, precyzyjnie określone, gdzie prezydent mógłby rozwiązać izby. Jeżeli przez 3 miesiące nie może być powołany rząd i jeżeli w sprawie zmiany<text:s/>Konstytucji izby się nie mogą porozumie<text:span text:style-name="T410">ć</text:span>.</text:p>
      <text:p text:style-name="P411"><text:span text:style-name="T412">Wr</text:span>eszcie kolejna sprawa, n<text:span text:style-name="T413">a</text:span><text:s/>którą nie otrzymaliśmy odpowiedzi, to jest sprawa veta zawiesz<text:span text:style-name="T414">aj</text:span>ącego przewidziana w tym projekcie. To jest, przewiduje się możliwość zwrócenia przez prezydenta ustawy do ponownego rozpatrzenia przez - to jest art. 24 ust. 5<text:span text:style-name="T415">.</text:span><text:s/>Chciałem przypom<text:span text:style-name="T416">nieć</text:span>,<text:s/><text:span text:style-name="T417">ż</text:span>e ust. 4 tego samego artykułu przewiduje, że przed podpisaniem ustawy prezydent może wystąpić do Trybunał<text:span text:style-name="T418">u</text:span><text:s/>Konstytucyjnego z wnioskiem o stwierdzenie zgodności usta<text:span text:style-name="T419">w</text:span>y z<text:s/>Konstytucją.<text:s/><text:span text:style-name="T420">I</text:span><text:s/>to jest przepis, który w naszym przekonaniu jest wystarcz<text:span text:style-name="T421">aj</text:span>ący. I oczywiście, że jeżeli Trybunał<text:s/><text:span text:style-name="T422">Ko</text:span>nstyt<text:span text:style-name="T423">u</text:span>cyjny stwierdzi, że uchwalona już ustawa jest niezgodna z<text:s/>Konstytucją, to sprawa wraca do Sejmu i jest ponownie rozpatrywana, zgodnie<text:s/><text:span text:style-name="T424">-</text:span><text:s/>jak rozumiemy<text:s/><text:span text:style-name="T425">-</text:span><text:s/>z sugestiami, za którymi stoi autorytet Trybunału Konstytucyjnego.</text:p>
      <text:p text:style-name="P426">Natomiast stworzenie jeszcze możliwości w której prezy<text:span text:style-name="T427">d</text:span>ent może odmówić mając takie uprawnienia w kwestii kierowania do Trybunału Konstytuc<text:span text:style-name="T428">yj</text:span>nego ustaw, wydają nam się zbyt dalek<text:span text:style-name="T429">o</text:span><text:s/>idące i myśmy wczoraj ten problem podnosili.</text:p>
      <text:p text:style-name="P430">To były te kwestie, w spranie których mamy różne stanowisko aniżeli przedstawione tutaj.</text:p>
      <text:p text:style-name="P431">Natomiast jeszcze raz chciałem przypomnieć, że również to nie jest sprawa bagatelna, w kwestii stanu wyjątkowego nasz postulat jest taki, żeby jednak Senat był tutaj równouprawnionym członkiem w podejmowaniu tej decyzji o przedłużenia stanu w<text:span text:style-name="T432">yj</text:span>ątkowego.</text:p>
      <text:p text:style-name="P433">Dziękuj<text:span text:style-name="T434">ę.</text:span></text:p>
      <text:p text:style-name="P435"><text:span text:style-name="T436">Przewodniczący</text:span>:</text:p>
      <text:p text:style-name="P437">Dziękuję.</text:p>
      <text:p text:style-name="P438">Ponadto kilka pytań z naszej strony jest. Proszę bardzo<text:s/>-<text:s/>kto?</text:p>
      <text:p text:style-name="P439"><text:span text:style-name="T440">Ob.</text:span><text:span text:style-name="T441"><text:s/>Janina Zakrzewska</text:span>:</text:p>
      <text:p text:style-name="P442">Ja chciałam popytać o sprawy dotyczące jeszcze sposobu uchwalania budżetu i Narodowego<text:s/>Planu Gospodarczego. Bo wydaje się, że to jest bardzo interesujący i dobry pomysł takiego zapisu, że projekt budżetu kieruje się<text:s/>jednocześnie do Sejmu i Senatu, ale czy... z tego nie było dla mnie jasne, czy z tego przedłożonego przez panów sposobu procedowania,<text:s/>z budżetem i z Narodowym Planem Gospodarczym można<text:s/>zrozumieć - patrzę na art. 21 - i czy na przykład czy to oznacza, że<text:s/>Sejm<text:s/>uchwala corocznie budżet - przepraszam<text:s/>art.<text:s/>25<text:s/>pkt 2 - Sejm uchwala corocznie budżet państwa w formie ustawy oraz że Sejm uchwala również Narodowe Plany Społeczno-Gospodarcze na okresy kilkuletnie w<text:s/>formie<text:s/>ustawy?</text:p>
      <text:soft-page-break/>
      <text:p text:style-name="P443">Jeżeli tak, to byłoby zapisane, bo to byłoby dla mnie jasne, że ta procedura z ustawami budżetowymi i Narodowymi Planami Gospodarczymi przechodzi taką samą senacką procedurę jak wszystkie inne ustawy, to jest dodatkowy zapis właśnie słuszny,<text:s/><text:span text:style-name="T444">ż</text:span>e te kierowane są wyjątkowo, że dwie ustawy jednocześnie do obu izb ze względu na pośpiech i konieczność skoordynowania, nie przedłużania dyskusji nad nimi.</text:p>
      <text:p text:style-name="P445">Ale czy ja to dobrze zrozumiałam? Czy taki zapis jest przewidziany? Dlatego, że teraz jest inna procedur<text:span text:style-name="T446">a</text:span>, jeden akt jest stawą, drugi akt jest uchwałą i tutaj w takim przyjęciu jak w art. 25 to byłoby sprzeczne z tym co panowie proponowali, czego nasza strona się domagała.</text:p>
      <text:p text:style-name="P447"><text:span text:style-name="T448">Ob</text:span><text:span text:style-name="T449">.</text:span><text:span text:style-name="T450"><text:s/>Janusz Reykowski</text:span>:</text:p>
      <text:p text:style-name="P451">Tu są dwa - prosiłbym,<text:s/><text:span text:style-name="T452">ab</text:span>y prawnicy mnie poprawili, ale moje rozumienie tego cośmy zaproponowali jest takie, co się tyczy budżetu to, to m<text:span text:style-name="T453">a</text:span><text:span text:style-name="T454"><text:s/></text:span>formę ustawową, to<text:s/><text:span text:style-name="T455">j</text:span>est ustawa o budżecie, ale ze względów wyłuszczonych wyżej proponujemy inny tryb procedowania wobec niej, ten równoczesny. Co się tyczy planów narodowo-gospodarczych - to o ile wiem to nie są ustawy, tylko uchwały i one nie są przewidziane wobec tego do kierowanie do Sejmu -przepraszam: Senatu, bo tylko ustawy miały być.</text:p>
      <text:p text:style-name="P456">Tak że to jest w trybie wyjątkowym zaproponowane, ze względu na wagę tychże spraw, w szczególności zaproponowane jest, żeby ta uchwała Sejmu dotycząca planu była opiniowana przez Senat. Taka była tu propozycja, ale to nie jest ustawa.</text:p>
      <text:p text:style-name="P457"><text:span text:style-name="T458">Przewodniczący</text:span>:</text:p>
      <text:p text:style-name="P459">Prosiłbym, żeby sprawy Senatu w tej chwili pozostawić na późniejszą naszą dyskusję, tak jak się umówiliśmy.<text:s/><text:span text:style-name="T460">W</text:span><text:s/>tej chwili omawiamy sprawy tylko urzędu prezydenckiego i kompetencji<text:s/>Prezydenta.</text:p>
      <text:p text:style-name="P461">Czy są jeszcze pytania z naszej strony?</text:p>
      <text:p text:style-name="P462">Nie ma. Zatem jakie stanowisko mają nasi partnerzy w sprawach wymienionych, po pierwsze w sprawie charakte<text:span text:style-name="T463">r</text:span>u wyboru prezydenta, czy jest możliwość uzupełnienia o<text:s/><text:span text:style-name="T464">to<text:s/></text:span>słowo, które nasza strona proponuje?</text:p>
      <text:p text:style-name="P465">Proszę bardzo pan Stanisław<text:s/>Gebethner.</text:p>
      <text:p text:style-name="P466"><text:span text:style-name="T467">Ob.</text:span><text:span text:style-name="T468"><text:s/>Stanisław Gebethner</text:span>:</text:p>
      <text:p text:style-name="P469">Ja oczywiście nie chcę tutaj mówić<text:s/>za kierownictwo, ale wypowiedzieć swój głos w tych sprawach. Wydaje mi się, że propozycja tego szczególnego uregulowania pierwszej kadencji prezydenta i zastrzeżenia, że tylko na dokończenie kadencji byłby w ewentualnym przypadku opróżnienia, bo o to chodzi prawda - wybrany w tym trybie - nie ma uzasadnienia politycznego, merytorycznego, jeżeli wszyscy się godzą, jest to w istocie prowizorium konstytuc<text:span text:style-name="T470">yj</text:span>ne i że w niedługim czasie - mówi się o 1991 roku, także nie tak dokładnie to będzie to wypełnione, ma być uchwalona nowa<text:s/>konstytu<text:span text:style-name="T471">cja.</text:span></text:p>
      <text:p text:style-name="P472">Więc jeżeli z góry zakładamy, że w wielu przypadkach, że są to rozwiązania tymczasowe, to wydaje mi się, że upieranie się przy takim zastrzeżeniu nie ma tutaj uzasadnień, a ewentualnie można by to w preambule do samej ustawy konstytucyjnej - jeszcze zawrzeć, że w ogóle te zmiany są na czas do uchwalenia nowej<text:s/>konstytucji, jako generalnie w ogóle idea tej sprawy<text:span text:style-name="T473">.</text:span></text:p>
      <text:p text:style-name="P474">Tak że ja osobiście bym był</text:p>
      <text:p text:style-name="P475"><text:span text:style-name="T476">Przewodnicząc</text:span><text:span text:style-name="T477">y</text:span>:</text:p>
      <text:p text:style-name="P478">A czy można zapytać, czy możemy to traktować jako propozycję, że do preambuły zostaje<text:s/><text:span text:style-name="T479">wp</text:span>r<text:span text:style-name="T480">ow</text:span>adzone to właśnie określenie?</text:p>
      <text:p text:style-name="P481"><text:span text:style-name="T482">Ob</text:span><text:span text:style-name="T483">.</text:span><text:span text:style-name="T484"><text:s/>Stanisław Gebethner</text:span>:</text:p>
      <text:soft-page-break/>
      <text:p text:style-name="P485"><text:span text:style-name="T486">T</text:span>eraz sprawa druga - dekrety z mocą ustawy. Ja nie jestem wielkim entuzjastą dekretów z mocą ustawy, ale widocznie mogą być takie przypadki kiedy to się pojawi, wobec tego proponowałbym, żeby tutaj wyc<text:span text:style-name="T487">h</text:span>odząc naprzeciw tym uwagom przyjąć formułę, że te dekrety mogą być wydawane na wniosek rządu dla mnie to jest oczywiste, że tak musi być w przypadkach niecierpiących zwłoki i ewentualnie można by to jeszcze uzależnić od opinii marszałków obu izb.</text:p>
      <text:p text:style-name="P488">I wydaje mi się, że to byłyby te gwarancje, żeby to uprawnienie nie było nadużywane, ale wydaje mi się, że jest to w tej chwili takie zabezpieczenie potrzebne, że mogą zajść takie przypadki, w których te dekrety będą potrzebne, aczkolwiek praktyka wskazuje, że przecież ich<text:s/><text:span text:style-name="T489">do</text:span><text:span text:style-name="T490"><text:s/></text:span>tej pory nie było wiele<text:span text:style-name="T491">.</text:span></text:p>
      <text:p text:style-name="P492">No jeśli chodzi o sprawy rozwiązania Sejmu w tym brzmieniu jaki zaproponowany został, to ja osobiście tutaj bym bardzo gorąco prosił, aby także i podtrzymać to co zostało powiedziane w sprawie na konferencji praso<text:span text:style-name="T493">we</text:span>j przez rzecznika rządu, że to nie ma być jednak bonapartyzm i żeby tę formułę o niekonstytuc<text:span text:style-name="T494">yj</text:span>nym - nie wykonywaniu konstytucyjnych uprawnień przez Sejm jednak wycofać, bo jest to uprawnienie już nawet nie bonapartystyczne, tylko monarchia absolutna.<text:s/><text:span text:style-name="T495">N</text:span>ie można stawiać prezydenta nad parlamentem, żeby oceniał konstytucyjność działania Sejmu.</text:p>
      <text:p text:style-name="P496">Natomiast gdyby doszło<text:s/><text:span text:style-name="T497">-</text:span><text:s/>oczywiście<text:s/><text:span text:style-name="T498">z</text:span><text:s/>zachowaniem, że można rozwiązać, jeżeli w jakimś określonym terminie Sejm nie jest zdolny wyłonić rządu, bo przecież o to chodzi instytucji konstruktywnego votum nieufności.</text:p>
      <text:p text:style-name="P499">I druga sprawa ewentualnie gdyby była blokada ustawodawcza, ale w zasadzie jej nie przewidujemy, ponieważ zdanie Sejmu większością podjętej przeważa, więc właściwie tutaj tej sytuacji nie ma, można mówić o referendum, ale wydaje mi się, że tryb ustawodawczy i budżetowy daje takie rozwiązania, w których tutaj blokady nie powinno być.</text:p>
      <text:p text:style-name="P500"><text:span text:style-name="T501">W</text:span><text:s/>sprawie rozwiązania parlamentu usunięcia tej niefortunnej z punktu widzenia konstytu<text:span text:style-name="T502">cj</text:span>onalistów mogę powiedzieć, że chyba mówię w imieniu wszystkich polskich konstytu<text:span text:style-name="T503">cj</text:span>onalistó<text:span text:style-name="T504">w</text:span>, ale nie w imieniu kierownictwa tej str<text:span text:style-name="T505">o</text:span>ny<text:span text:style-name="T506">.<text:s/></text:span>To jest moje stanowisko w tej sprawie a<text:span text:style-name="T507">rt</text:span>. 29 pkt 2.</text:p>
      <text:p text:style-name="P508"><text:span text:style-name="T509">O</text:span><text:span text:style-name="T510">b</text:span><text:span text:style-name="T511">.</text:span><text:span text:style-name="T512"><text:s/>Piotr Winczorek</text:span>:</text:p>
      <text:p text:style-name="P513">Proszę Państwa!<text:s/>Ja mam tu przed sobą tekst przemówienia posła Ryszarda Tomczewskiego, który w imieniu klubu poselskiego SD być może właśnie w tej chwili referuje nasze stanowisko w Sejmie. Oczywiście nie mogę mówić tu niczego innego niż mój kolega mówi w Sejmie. Muszę powiedzieć z zadowoleniem, że te propozycje, które zostały przedstawione przez pana Gdulę w imieniu naszej strony, a zostały zaakceptowane przez drugą stronę, znajdują się także w tym tekście. Ja mógłbym odczytać, ale szkoda na to czasu.</text:p>
      <text:p text:style-name="P514">Natomiast jest kilka kwestii, które zostały podnies<text:span text:style-name="T515">i</text:span>one jako problemy do dyskusji i chciałbym powołując się ciągle na nasze stanowisko tu czy gdzieindziej wypowiadane swoje zdanie również pod rozwagę narzucić nie jestem w stanie nikomu, przedstawić.</text:p>
      <text:p text:style-name="P516">Otóż pierwsza sprawa jes<text:span text:style-name="T517">te</text:span>śmy od dawna zresztą przeciwko<text:s/><text:span text:style-name="T518">-</text:span><text:s/>czy właściwie może inaczej - jesteśmy za tym, aby Sejm działał stale, był Sejmem był stale gotowym, czyli znieść system sesyjny, będący pewnego rodzaju przeżytkiem dawnych epok. A zatem permanencja prac Sejmu, z tym że jesteśmy przekonani, że w pewnych sytuacjach także w czasie trwania Sejmu, który j<text:span text:style-name="T519">u</text:span>ż nie ma ses<text:span text:style-name="T520">ji</text:span>, mogłoby być pożyteczne istnienie dekretów, ale nie w każdej materii, w której Sejm może swoje stanowisko<text:s/><text:soft-page-break/>wypowiedzieć w drodze ustawy, tylko w sytuacjach wyraźnie w<text:s/>Konstytucji wskazanych, na przykład jakieś nagłe potrzeby wynikające z sytuacji zupełnie wyjątkowych, oczywiście to nie jest całkiem jasne, to musiałoby być doprecyzowane, ale takie, które oczywiście nie wymagają wprowadzenia stanu wyjątkoweg<text:span text:style-name="T521">o.</text:span><text:span text:style-name="T522"><text:s/></text:span>Tu nie o to chodzi, że dekret mógłby zastąpić stan wyjątkowy<text:span text:style-name="T523">.</text:span><text:s/>Być może lepiej byłoby iść bardziej konsekwentnie dalej, znieść dekrety w ogóle, ale przecież w różnych krajach istnieje instytucja tak czy owak rozumianych dekretów czy zarządzeń, czy rozporządzeń prezydenckich i to wydawanych na podstawie odpowiednich upoważnień parlamentu, czy też będących prerogatywą głowy państwa,</text:p>
      <text:p text:style-name="P524">A zatem nie sądziłbym, aby było celowe zupełne rezygnowanie zwłaszcza teraz z tej instytuc<text:span text:style-name="T525">ji</text:span>, ale być może w przyszłości w tym kierunku należałoby iść. Zgodziłbym się natomiast, że dekretowanie powinno być i takimi warunkami merytorycznymi, i warunkami formalnymi ograniczone, choćby przez to, że albo jest działaniem na wniosek rz<text:span text:style-name="T526">ą</text:span>du podejmowanym, za zgodą na przykład prezydiów obu izb, albo też jest działaniem, które jest ograniczone przede wszystkim przez względy merytoryczne.</text:p>
      <text:p text:style-name="P527">Co do wyboru prezydenta tu przeczytam fragmencik tego przemówienia, mianowici<text:span text:style-name="T528">e</text:span>: Stronnictwo uważa, że zarówno zakwali<text:span text:style-name="T529">fi</text:span>kowanie prezydenta do kategorii organów władzy, jak i niektóre z mających mu przysługiwać kompetencji zdecydowanie przemawiają za tym, aby w prz<text:span text:style-name="T530">ys</text:span>złości wybory prezydenta następowały w drodze głosowania powszechnego. Jedynie pierwsze wybory mogłyby, a może być nawet powinny, odbywać się poprzez akt wyborczy zgromadzenia naro<text:span text:style-name="T531">do</text:span>wego.</text:p>
      <text:p text:style-name="P532">Zatem pierwsze wybory tak, następne w drodze<text:s/><text:span text:style-name="T533">gło</text:span>s<text:span text:style-name="T534">o</text:span>wania powszechnego. Ale czy to ma się znajdować w<text:s/>Konstytuc<text:span text:style-name="T535">ji</text:span><text:s/>to jest inna sprawa. Może być element jakiegoś porozumienia politycznego<text:s/>poza konstytucyjnego.<text:s/><text:span text:style-name="T536">C</text:span>o do rozwiązania Sejmu przyłączam się właściwie do tego co mó<text:span text:style-name="T537">wi</text:span>ł pan Gebethner, powinno ono być ograniczone do sytuacji jasno wskazanej w<text:s/>Konstytucji, albowiem to co się w tej chwili w niej mówi, jest postawieniem w istocie prezydenta ponad Sejmem, jest to jak gdyby cenzor działania Sejmu, a przecież a<text:span text:style-name="T538">rt</text:span>. 20<text:s/>Konstytucji, którego nikt nie proponuje, aby zmienić mówi o Sejmie jako o organie najwyższej władzy państwowej, a skoro instytucja rozwiązania jest, ma mie<text:span text:style-name="T539">js</text:span>ce oczywiście w systemie podziału władzy, to my jeszcze do tego st<text:span text:style-name="T540">o</text:span>pnia rzeczy nie posuwamy, aby wprowadzać w pełni rozdział władz, ale się zbliżamy do tego stanu<text:span text:style-name="T541">.</text:span><text:s/>Wobec tego jeżeli w dalszym ciągu Sejm najwyższym organem władzy państwowej, a mimo wszystko istnieją być może powody, żeby go rozwiązać, to te powody powinny być wskazane bardzo wyraźnie w<text:s/>Konstytucji, a nie przez taką klauzulę generalną jak to jest zawarte obecnie w propozycji.</text:p>
      <text:p text:style-name="P542">Jesteśmy także przeciwko vetu, to nie jest tyle veto, ile to jest pewien akt promulgac<text:span text:style-name="T543">ji</text:span><text:s/>ustawy przez prezydenta, gdzie prezydent może wstrzymać ogłoszenie przez niepodpisanie tego aktu. Sądzimy, że wystarczy skierowanie przez prezydenta sprawy do Trybunału Konstytucyjnego, jeżeli stwierdzi, że istnieją uchybienia, które nie pozwala ją na uchwalenie tej ustawy w treści, w jakiej Sejm ją uchwalić raczył.</text:p>
      <text:p text:style-name="P544">Są jeszcze dwie sprawy tu nie poruszane, ale ponieważ też dotyczą prezydenta chciałbym je podnieść. Nie wiem zostało<text:s/><text:span text:style-name="T545">t</text:span>o ostatecznie ustalone czy nie, wykładnia p<text:span text:style-name="T546">raw</text:span>a<text:span text:style-name="T547">.</text:span><text:s/>Może to by należało utrzymać, ale w tym znacze<text:span text:style-name="T548">ni</text:span>u,<text:s/>żeby wykładnia prawa należała do Trybunału Konst<text:span text:style-name="T549">yt</text:span>ucyjnego, a nie do prezydenta. Nat<text:span text:style-name="T550">o</text:span>miast jest jeszcze problem następujący. Nadzór nad samorządem terytorialnym. Otóż póki Rada Państwa istnieje, jest em<text:span text:style-name="T551">a</text:span>nacja Sejmu, to jest to dosyć logiczne, to się trzyma można powiedzieć pewnych zasad.</text:p>
      <text:soft-page-break/>
      <text:p text:style-name="P552">Jeśli to zostało ustalone, to wycofują się.</text:p>
      <text:p text:style-name="P553">Dziękuję bardzo.</text:p>
      <text:p text:style-name="P554"><text:span text:style-name="T555">Przewodnicząc</text:span><text:span text:style-name="T556">y</text:span><text:span text:style-name="T557">:</text:span></text:p>
      <text:p text:style-name="P558">Dziękuję<text:s/>bardzo.</text:p>
      <text:p text:style-name="P559">Stwierdzam z zadowoleniem po oświadczeniu przedstawiciela Stronnictwa Demokratycznego, że konsensus nasz z wolna się rozszerza i szanse tego, żeby był on pełny przy tym stole rośnie.</text:p>
      <text:p text:style-name="P560">Proszę bardzo tam prof. Bafia.</text:p>
      <text:p text:style-name="P561"><text:span text:style-name="T562">O</text:span><text:span text:style-name="T563">b</text:span><text:span text:style-name="T564">.</text:span><text:span text:style-name="T565"><text:s/>Jerzy Bafia</text:span>:</text:p>
      <text:p text:style-name="P566">Ja nie w sensie dyskutowania, tylko w sensie jeszcze wyjaśnienia<text:span text:style-name="T567">.</text:span><text:s/>Jeśli chodzi o tę kwestię odmowy podpisywania ustawy przez prezydenta. Myśmy wczoraj to dyskutowali i ja chcę tu powiedzieć, że odniosłem wrażenie, że jest zgodność stanowiska w tej sprawie. Jest tylko różnica zdań co do odebrania tego przepisu, co do powiedzmy może interpretacji tego przepisu. To znaczy myśmy też tak rozumieli, ja rozumiałem też tak, że podstawą kontroli w zakresie odmowy podpisu jest tylko problem konstytucyjności, że nie ze względu na niecelowość rozwiązań ustawy, czy jakieś społeczną czy inną, że tylko w kategoriach konstytucyjności na to wskazuje ustęp 4.</text:p>
      <text:p text:style-name="P568">I w związku z tym to trzeba traktować ustęp 4 razem z ust.<text:s/><text:span text:style-name="T569">5</text:span>. Nieporozumienia, jak zorientowałem się budziła kwestia tylko dodania tego ustępu zdania końcowego odmowa podpisu tej samej ustawy może nastąpić tylko raz, ale myśmy ją odbierali w taki sposób, przynajmniej mnie się tak wydaje, że to tak trzeba odbierać, że jeżeli Trybunał Konstytucyjny stwierdzi niezgodność ustawy z<text:s/>Konstytucją, Sejm podejmuje później albo zmianę ustawy, albo w jakiejś innej postaci w tym zakresie skompensuje tę treść uchwały Trybunału Konstytucyjnego, to to oznacza, że prezydent już nie może drugi raz wracać do Trybunału i nie podpisywać tej ustawy.</text:p>
      <text:p text:style-name="P570">Więc możliwe, że tu jest możliwość jeszcze poszukiwania redakcji, która by zadowoliła pełniej tą intencję, która zdaje się jest intencją<text:s/>niemerytorycznej<text:span text:style-name="T571"><text:s/></text:span>sprzeczności. Bo trudno sobie wyobrazić, żeby prezydent n<text:span text:style-name="T572">a</text:span><text:s/>zasadzie jakiegoś uznania i dowolności nie podpisywał ustaw i ich nie ogłaszał. To byłoby rzeczy<text:span text:style-name="T573">wi</text:span>ście konstytucyjnie sprawą bardzo skomplikowaną.</text:p>
      <text:p text:style-name="P574">Tak że może ten temat jest po prostu do jakiegoś<text:span text:style-name="T575"><text:s/></text:span>wyjaśnienia w dalszym toku prac nad tekstem tej ustawy.</text:p>
      <text:p text:style-name="P576"><text:span text:style-name="T577">Ob. Janusz<text:s/></text:span><text:span text:style-name="T578">R</text:span><text:span text:style-name="T579">eykowski</text:span>:</text:p>
      <text:p text:style-name="P580"><text:span text:style-name="T581">J</text:span>a bym miał taką propozycję. Chcielibyśmy przedstawić nasze stanowisko już takie bardziej systematyczne w stosunku do tych punktów, po przerwie, ale żeby nie zbierać się dwa razy, to proponowałbym abyśmy jeszcze wysłuchali opinii waszej odnoszącej się do sprawy Senatu i potem prosilibyśmy o przerwę i po przerwie przedstawili nas<text:span text:style-name="T582">z</text:span><text:s/>jakiś bardziej usystematyzowany pogląd na tę sprawę.</text:p>
      <text:p text:style-name="P583"><text:span text:style-name="T584">Przewodniczący</text:span>:</text:p>
      <text:p text:style-name="P585">Prosiłbym jednak o to, żebyśmy zachowali ten sposób procedowania do tej pory zastosowany. To znaczy, żebyśmy jeszcze spróbowali kilka uwag wymienić dotyczących uprawnień prezydenta i potem dopiero przeszli może po przerwie do sprawy Senatu także i z tego powodu, że prof. Trzeciakowski i prof. Baka chcieliby przez chwilę być obecni przy dyskusji o uprawnieniach Senatu, zwłaszcza dotyczących<text:s/><text:soft-page-break/>spraw gospodarczych, a obradują obok, prosili o zawiadomienie.</text:p>
      <text:p text:style-name="P586"><text:span text:style-name="T587">W</text:span>ięc jeżeli można to bym prosił jeszcze chwilę taką przejrzenia tych postulatów i rozumiem,<text:s/><text:span text:style-name="T588">ż</text:span>e odpowied<text:span text:style-name="T589">ź</text:span><text:span text:style-name="T590"><text:s/></text:span>otrzymamy po przerwie drugiej strony n<text:span text:style-name="T591">a</text:span><text:s/>te postulaty.</text:p>
      <text:p text:style-name="P592"><text:span text:style-name="T593">Ob.</text:span><text:span text:style-name="T594"><text:s/>Janusz Reykowski</text:span>:</text:p>
      <text:p text:style-name="P595">Chodzi o to,<text:s/>że byłoby praktyczne, żebyśmy nie mieli dwóch przerw takich dla celów konsultacyjnych, tylko jedną, dlatego być może, żebyśmy mieli jeszcze jakieś głosy w sprawie prezydenta, a potem przejść do sprawy Senatu i ją omówić, a potem przerwa i odniesienie się do tego.</text:p>
      <text:p text:style-name="P596"><text:span text:style-name="T597">Przewodnicząc</text:span><text:span text:style-name="T598">y</text:span>:</text:p>
      <text:p text:style-name="P599">D<text:span text:style-name="T600">ziękuj</text:span><text:span text:style-name="T601">ę</text:span><text:span text:style-name="T602">.</text:span></text:p>
      <text:p text:style-name="P603">Głos ma pan Marcin Król.</text:p>
      <text:p text:style-name="P604"><text:span text:style-name="T605">Ob</text:span><text:span text:style-name="T606">.</text:span><text:span text:style-name="T607"><text:s/>Marcin Król</text:span>:</text:p>
      <text:p text:style-name="P608">Ja wiem, że wszyscy jesteśmy b<text:span text:style-name="T609">a</text:span>rdzo za<text:span text:style-name="T610">d</text:span>ęci i pan prof. Bafia zapomniał o tym, że my mamy konstruktywną propozycję, którą żeśmy wczoraj wymienili. Jeżeli to jest w duchu pana profesora, to czemuż tego od razu nie załatwić, nie wiem na co czekamy? Po prostu proszę państwa o sp<text:span text:style-name="T611">oj</text:span>rzenie do tekstu, artykuł 24 punkt 4 i 5<text:span text:style-name="T612">.<text:s/></text:span>Jeżeli pan prof. Bafia tak uważa, my tak samo uważamy, o cóż się kłócić. Proponujemy taką redakcję<text:span text:style-name="T613">.</text:span></text:p>
      <text:p text:style-name="P614">Zniesienie punktu 5 i idzie taki tekst: Przed podpisaniem ustawy prezydent może wystąpić do Trybunału Konstytuc<text:span text:style-name="T615">yj</text:span>nego z wnioskiem o stwierdzenie zgodności ustawy z<text:s/>Konstytu<text:span text:style-name="T616">cj</text:span>ą. W przypadku negatywnej decyzji Trybunału Konstytucyjnego prezydent może odmówić itd.</text:p>
      <text:p text:style-name="P617">Już, jest powiązanie, na to się zgadzamy, nie m<text:span text:style-name="T618">a</text:span>m żadnych wątpliwości.</text:p>
      <text:p text:style-name="P619">To znaczy po zgodności ustawy z<text:s/>Konstytucją dod<text:span text:style-name="T620">aj</text:span>emy: w przypadku negatywnej decyzji - w przypadku uznania ustawy za niekonstytuc<text:span text:style-name="T621">yj</text:span>ną prezydent może odmówić itd.</text:p>
      <text:p text:style-name="P622">Jeżeli jest taka wykładnia, jaką wygłosił prof. Bafia wczoraj żeśmy już to proponowali konkretnie, te propozy<text:span text:style-name="T623">cj</text:span>e<text:span text:style-name="T624">.</text:span></text:p>
      <text:p text:style-name="P625"><text:span text:style-name="T626">Ob</text:span><text:span text:style-name="T627">.</text:span><text:span text:style-name="T628"><text:s/>Jarosz</text:span>:</text:p>
      <text:p text:style-name="P629">Prezydent wtedy odmawia oczywiście, nie może tylko odmawiać, bo to jest oczywiste.</text:p>
      <text:p text:style-name="P630">W tej tylko kwestii na razie, to znaczy dotyczącej roli Trybunału Konstytuc<text:span text:style-name="T631">yj</text:span>nego<text:span text:style-name="T632">.</text:span><text:s/>Otóż w tej formule którą usłyszeliśmy, zmienilibyśmy zasadniczo dotychcz<text:span text:style-name="T633">a</text:span>sową rolę Trybunału Konstytuc<text:span text:style-name="T634">yj</text:span>nego w jego relacji do Sejmu i tym samym pozycję Sejmu w stosunku z kolei do orzeczeń<text:span text:style-name="T635"><text:s/></text:span>Tr<text:span text:style-name="T636">yb</text:span>unału.</text:p>
      <text:p text:style-name="P637">Ponieważ dotychczasowa zasada jest taka, iż orzeczenia Trybunału Konstytucyjnego są przez Sejm rozpatrywane i Sejm bądź je akceptuje, bądź odrzuca większością kwalifikowaną 2/3 głosów.</text:p>
      <text:p text:style-name="P638">Mnie się wydaje, że nie ma żadnego powodu w tej chwili, aby wchodzić w problem pozycji i kompetencji Trybunału Konstytuc<text:span text:style-name="T639">yj</text:span>nego i dawać mu uprawnienia do wiążącego orzekania samodzielnie<text:s/><text:span text:style-name="T640">w</text:span><text:s/>sprawach konst<text:span text:style-name="T641">y</text:span>tucyjnoś<text:span text:style-name="T642">ci</text:span><text:s/>ustaw. Inaczej mówiąc moja propozycja jest taka, żeby pozostawić dotychczasowy mechanizm, że po takim orzeczeniu Trybunału Sejmu rozpatruje ustawę, t<text:span text:style-name="T643">ę</text:span><text:s/>sprawę, orzeczenie Trybunału i bądź je akceptuje, bądź odrzuca tak samo jak do tej pory i w wyniku tego dopiero prezydent podpisuje ustawę zaakceptowaną przez Sejm, już wówczas oczywiście nie mogąc ponownie jej skierować do Trybunału.</text:p>
      <text:p text:style-name="P644">Po prostu skreślić punkt 5.</text:p>
      <text:soft-page-break/>
      <text:p text:style-name="P645"><text:span text:style-name="T646">Przewo</text:span><text:span text:style-name="T647">dn</text:span><text:span text:style-name="T648">i</text:span><text:span text:style-name="T649">cz</text:span><text:span text:style-name="T650">ący</text:span><text:span text:style-name="T651">:</text:span></text:p>
      <text:p text:style-name="P652">Dziękuję. Głos<text:s/>ma pan Jarosław Kaczyński.</text:p>
      <text:p text:style-name="P653"><text:span text:style-name="T654">Ob</text:span><text:span text:style-name="T655">.</text:span><text:span text:style-name="T656"><text:s/>Jarosław Kaczyński</text:span>:</text:p>
      <text:p text:style-name="P657">Ja muszę się prz<text:span text:style-name="T658">yz</text:span>nać, że nie rozumiem tutaj<text:span text:style-name="T659"><text:s/></text:span>wystąpienia prof. Jarosza, bo przecież to co my proponujemy wcale tej relacji między Trybunałem Konstytucyjnym a Sejmem tutaj nie zmienia.</text:p>
      <text:p text:style-name="P660"><text:span text:style-name="T661">Ob. Jarosz</text:span>:</text:p>
      <text:p text:style-name="P662">Owszem, zmienia dlatego, że orzeczenie Trybunału byłoby wiążące na zasadzie zwykłej akceptacji i dla prezydenta byłoby wiążące wprost. Tymczasem teraz nie jest.</text:p>
      <text:p text:style-name="P663"><text:span text:style-name="T664">Ob. Kaczyński</text:span>:</text:p>
      <text:p text:style-name="P665">Prezydent ma wykonać orzeczenie Trybunału w ten sposób, że zwraca to do Sejmu, a tam ta regulacja prawna pozostaje niezależnie od tego czy ona jest słuszna czy niesłuszna, to my w tej chwili rzeczywiście się nią nie z<text:span text:style-name="T666">aj</text:span>mujemy.</text:p>
      <text:p text:style-name="P667">Jest po prostu, ale to nie jest chyba takie trudne do zrozumienia?</text:p>
      <text:p text:style-name="P668"><text:span text:style-name="T669">Ob</text:span><text:span text:style-name="T670">.</text:span><text:span text:style-name="T671"><text:s/></text:span><text:span text:style-name="T672">J</text:span><text:span text:style-name="T673">arosz</text:span>:</text:p>
      <text:p text:style-name="P674">Ale porozummy się może jednak. Jest pewna procedura, wedle której orzeczenia Trybunału nie są wiążące dla Sejmu. Sejm rozstrzyga po orzeczeniu Trybunału o tym, że akceptuje to lub nie. Tymczasem formuła, którą usłyszeliśmy, ma oznaczać, że orzeczenie Trybunału będzie bezpośrednio skutkować dla nie podpisania ustawy, czyli dla uznania jej na podstawie orzeczenia Trybunału za niekonstytuc<text:span text:style-name="T675">yj</text:span>n<text:span text:style-name="T676">ą.</text:span></text:p>
      <text:p text:style-name="P677"><text:span text:style-name="T678">Ob</text:span><text:span text:style-name="T679">.</text:span><text:span text:style-name="T680"><text:s/>Kaczyński</text:span>:</text:p>
      <text:p text:style-name="P681">A<text:s/>jednak.</text:p>
      <text:p text:style-name="P682"><text:span text:style-name="T683">Ob.</text:span><text:span text:style-name="T684"><text:s/>Jarosz</text:span>:</text:p>
      <text:p text:style-name="P685"><text:span text:style-name="T686">M</text:span>a skutkować<text:s/>niepodpisaniem<text:s/>i zwróceniem Sejmowi, który tutaj zajmie stanowisko. Jak to nie było? Przecież to jest wyraźne<text:span text:style-name="T687">.</text:span></text:p>
      <text:p text:style-name="P688"><text:span text:style-name="T689">Ob. Kaczyński</text:span>:</text:p>
      <text:p text:style-name="P690">Ale zrezygnujmy z tego i wtedy sprawa jest najprostsza po prostu, zrezygnujmy z tego punktu 5<text:span text:style-name="T691">.</text:span></text:p>
      <text:p text:style-name="P692">Rzeczywiście po co miesza<text:span text:style-name="T693">ć</text:span><text:s/>prezydenta.</text:p>
      <text:p text:style-name="P694"><text:span text:style-name="T695">P</text:span><text:span text:style-name="T696">rz</text:span><text:span text:style-name="T697">e</text:span><text:span text:style-name="T698">wodnicz</text:span><text:span text:style-name="T699">ąc</text:span><text:span text:style-name="T700">y</text:span><text:span text:style-name="T701">:</text:span></text:p>
      <text:p text:style-name="P702">Jest to propozycja rezygnacji pełnej z punktu 5<text:span text:style-name="T703">.</text:span></text:p>
      <text:p text:style-name="P704">Głos ma pan Adam Strzembosz.</text:p>
      <text:p text:style-name="P705"><text:span text:style-name="T706">Ob. Adam Strzembosz</text:span>:</text:p>
      <text:p text:style-name="P707">Proszę Państwa! Skoro mówimy o prezydencie i o jego uprawnieniach, to jest miejsce nad to, by rozstrzygnąć w sposób ustalony przez nasz podzespół uprawnienia prezydenta w zakresie powoływania sędziów. Myśmy proponowali do - zresztą państwo ten tekst mają - do<text:s/>Konstytucji, do tej zmiany<text:s/>Konstytucji wprowadzić taki zapis, że prezydent powołuje sędziów na wniosek i spośród kandydat w przedstawionych przez Krajową Radę Sądownictwa.</text:p>
      <text:p text:style-name="P708"><text:span text:style-name="T709">W</text:span><text:s/>ten sposób wprowadzamy Krajową Radę Są<text:span text:style-name="T710">do</text:span>wnic<text:span text:style-name="T711">tw</text:span>a do<text:s/>Konstytucji i regulujemy sprawę zgodnie z naszym zapisem. Oczywiście i państwo przewidują uchylenie kadencyjności sędziów Sądu Najwyższego, oczywiście nie jest naszą sprawą rozstrzygać, czy sąd Najwyższy ma być w obecnym składzie czy nie. Gdyby państwo chcieli zmniejszyć ten skład w związku z jakąś reorganiza<text:span text:style-name="T712">cj</text:span>ą, to to można inaczej<text:s/><text:soft-page-break/>uregulować. Ale już widziałem<text:s/><text:span text:style-name="T713">w</text:span><text:s/>projekcie uchylenie ust. 3 art. 61<text:s/>Konstytucji.</text:p>
      <text:p text:style-name="P714">Oczywiście, że jak się tę Krajową Radę Sądownictwa wprowadza, to dobrze byłoby określić jej skład no i powinien by<text:span text:style-name="T715">ć</text:span><text:s/>naszym zdaniem taki zapis, że powołuje się Krajow<text:span text:style-name="T716">ą<text:s/></text:span>Radę Sądownictwa jako organ zajmujący się sprawami nomin<text:span text:style-name="T717">a</text:span>cji, awansu i przeniesień sędziowskich oraz podejmujące ogólne kwestie sądownictwa i praworządności. I ponieważ znowu ustaliliśmy, jaki ma być skład Krajowej Rady Sądownictwa, że przewodniczy jej właśnie prezydent, więc powinien być zapis, że w skład Krajowej Rady Sądownictwa powoływane<text:span text:style-name="T718">j</text:span><text:s/>na określoną kadencję wchodzi prezydent jako jej przewodniczący,<text:s/>Minister<text:s/>Sprawiedliwości jako wiceprzewodniczący, I<text:s/>Prezes Sądu N<text:span text:style-name="T719">aj</text:span>wyższego,<text:s/><text:span text:style-name="T720">I</text:span><text:s/>Prezes Naczelnego Sądu Administracyjnego oraz 6 posłów wybieranych przez Sejm, 12 sędziów wybieranych przez zgromadzenia ogólne Sądu Najwyższego, 2 z Naczelnego Sądu Administracyjnego i z sądów powszechnych 9.</text:p>
      <text:p text:style-name="P721">Myślę,<text:s/><text:span text:style-name="T722">ż</text:span>e to by tę całą kwestię regulowało, wchodzi w zakres kompetenc<text:span text:style-name="T723">ji</text:span><text:s/>prezydenta i przewodnictwo Krajowej Radze Sądownictwa i powoływanie sędziów na ich wniosek.</text:p>
      <text:p text:style-name="P724">Dziękuję.</text:p>
      <text:p text:style-name="P725"><text:span text:style-name="T726">P</text:span><text:span text:style-name="T727">rzewod</text:span><text:span text:style-name="T728">ni</text:span><text:span text:style-name="T729">cząc</text:span><text:span text:style-name="T730">y</text:span><text:span text:style-name="T731">:</text:span></text:p>
      <text:p text:style-name="P732">Dziękuję bardzo.</text:p>
      <text:p text:style-name="P733"><text:span text:style-name="T734">Ob</text:span><text:span text:style-name="T735">.</text:span><text:span text:style-name="T736"><text:s/>Janusz Reykowski</text:span>:</text:p>
      <text:p text:style-name="P737">Ja się nie zorientowałem jaki jest status tej uwagi pana prof.<text:s/>Strzembosza, bo usłyszałem cztery wnioski dotyczące zmian w<text:s/>Konstytucji. I ten piąty wniosek, rozumiem, jest już w innym trybie, dotyczy czego innego? Bo my mieliśmy<text:s/><text:span text:style-name="T738">-</text:span><text:s/>myśmy rozpatrywali projekt zmian w<text:s/>Konstytucji w związku - który dotyczy uprawnień prezydenta,<text:s/>wprowadzanej<text:s/>instytucji i wydawało mi się, żeśmy tutaj<text:s/><text:span text:style-name="T739">w</text:span><text:s/><text:span text:style-name="T740">t</text:span>ym dokumencie poprzednio uzgodnionym i dzisiaj wypowiedzianym mieli już pewne pole określonego<text:s/></text:p>
      <text:p text:style-name="P741">zakresu różnic. Teraz pojawia się nowy punkt i nie zorientowałem się jakie to ma... do tego cośmy dotychczas negocjowali.</text:p>
      <text:p text:style-name="P742"><text:span text:style-name="T743">Przewodnicząc</text:span><text:span text:style-name="T744">y</text:span><text:span text:style-name="T745">:</text:span></text:p>
      <text:p text:style-name="P746">Otóż chcę przypomnieć panu przewodniczącemu, że jest to stary punkt już wynego<text:span text:style-name="T747">cj</text:span>owany i następnie zawieszony, który staje przed naszym zespołem za chwilę, gdy przejdziemy do dyskusji o prawie i o sądach.</text:p>
      <text:p text:style-name="P748">Tylko ponieważ dotyczy on urzędu<text:s/>Prezydenta, to chcieliśmy go zasygnalizować, że te sprawy także dotyczą zmian w<text:s/>Konstytucji i m<text:span text:style-name="T749">yś</text:span>l<text:span text:style-name="T750">ę,</text:span><text:s/>że powrócimy do nich, tak jest, powrócimy do nich wtedy kiedy będzie rozmowa o sprawach,<text:s/><text:span text:style-name="T751">k</text:span>tóre stawia przed nami podzespół do spraw sądó<text:span text:style-name="T752">w.</text:span></text:p>
      <text:p text:style-name="P753">Powracając zatem do sprawy urzędu prezydenckiego chciałbym powiedzieć, że stronie naszej jest bardzo blisko intencja tutaj wypowiadana, ażeby tak zamyślić urząd<text:s/>Prezydenta, ażeby nie był on ani ponad prawem, ani ponad wielkimi przedstawicielami, przedstawicielstwami i sądzimy, że taka jest intencja tej dyskusji, szczegółowej dyskusji o pewnych szczegółach prawnych i tak proszę rozumieć naszą uporczywość w po<text:span text:style-name="T754">de</text:span>jmowaniu tych spraw. Sądzimy, że jednak ta jednorazowość wyboru prezydenta nie poddanego tym razem wyborowi powszechnemu, że ona powinna znaleźć jakieś miejsce i nie można tu przyjąć, że dotyczy tego jakiekolwiek polityczne porozumienie.</text:p>
      <text:p text:style-name="P755"><text:span text:style-name="T756">Uz</text:span>nali<text:span text:style-name="T757">ś</text:span>my, że wszelkie porozumienia polityczne powinny znaleźć wyraz publiczny, n<text:span text:style-name="T758">aj</text:span>rozsądniejsze je<text:span text:style-name="T759">s</text:span>t zatem ażeby znalazło to wyraz w s<text:span text:style-name="T760">fo</text:span>rmułowaniu, czy to<text:s/>preambuły, c<text:span text:style-name="T761">z</text:span>y też<text:s/><text:span text:style-name="T762">w</text:span><text:s/><text:span text:style-name="T763">f</text:span>ormułowaniu popr<text:span text:style-name="T764">a</text:span>w<text:span text:style-name="T765">e</text:span>k<text:s/><text:soft-page-break/>konstytuc<text:span text:style-name="T766">yj</text:span>nych.</text:p>
      <text:p text:style-name="P767">C<text:span text:style-name="T768">z</text:span>y mo<text:span text:style-name="T769">ż</text:span>na zatem uznać, że wszystkie sprawy, które my tu zgłaszamy s<text:span text:style-name="T770">ą</text:span><text:s/>jasne?<text:s/><text:span text:style-name="T771">I</text:span><text:s/>że na nie otrzymamy odpo<text:span text:style-name="T772">w</text:span>iedź, to znaczy charakter wyboru prezydenta, sprawa permanenc<text:span text:style-name="T773">ji<text:s/></text:span>Sejmu zamiast zasady wydawania dekretów z mocą ustawy, sprawa umownie mówiąc to pewnie z punktu widzenia prawa źle to określam, tego veta zawieszającego prezydenta, któremu się przeciwstawiamy. Propozycja nasza konstruktywnego votum nieufności<text:s/><text:span text:style-name="T774">d</text:span>la której nie usłyszeliśmy do tej pory odpowiedzi i sprawa określenia, prawnego określenia i warunków, i sposobów wprowadzenia stanu wyjątkowego, że na<text:span text:style-name="T775"><text:s/></text:span>te sprawy my uzyskamy odpowiedź.</text:p>
      <text:p text:style-name="P776">Proponowałbym także, ażeby w kwestii ratyfikacji umów międzynarodowych ponieważ wydaje się, że rysuje się tutaj możliwoś<text:span text:style-name="T777">ć</text:span><text:s/>consensusu, żebyśmy zechcieli<text:s/></text:p>
      <text:p text:style-name="P778">wydelegować po jednej osobie do s<text:span text:style-name="T779">fo</text:span>rmułowania propozycji która zostałaby nam po którejś z przerw przedstawion<text:span text:style-name="T780">a.</text:span></text:p>
      <text:p text:style-name="P781">Jeżeli można, my byśmy wydelegowali swego przedstawiciela, prosiłbym o delegowanie prze<text:span text:style-name="T782">ds</text:span>tawi<text:span text:style-name="T783">ci</text:span>ela drugiej strony i wówczas propozycja zapisu zostałaby nam przedstawion<text:span text:style-name="T784">a.</text:span></text:p>
      <text:p text:style-name="P785">Jeżeli uznać mamy, że tu już nie ma potrzeby wymiany uwag i argumentów, tylko że oczekiwać będziemy odpowiedzi na te sprawy, to wówczas przeszlibyśmy do spraw związanych z Senatem. Prosiłbym także pana Piotra Pacewicza,<text:span text:style-name="T786"><text:s/></text:span>żeby zechciał łaskawie zaprosić na nasze posiedzenie prof<text:span text:style-name="T787">.</text:span><text:s/>Trzeciakowskiego i prof. Bakę. Rozumiem, że pan przewodniczący się zgodzi na to zaproszenie?</text:p>
      <text:p text:style-name="P788"><text:span text:style-name="T789">I</text:span><text:s/>zatem przystępu<text:span text:style-name="T790">je</text:span>my do spraw Senatu. My<text:span text:style-name="T791">ś</text:span>my zgłosili w sprawie Senatu nasze propozycje, uwagi, usłyszeliśmy odpowiedź. Zanim koledzy moi udzielą z kolei zajmą stanowisko wobec tych spraw, w jednej kwestii chciałbym sam się wypowiedzieć, mianowicie w kwestii liczby głosów kt<text:span text:style-name="T792">órą</text:span><text:s/>Sejm odrzuca veto Senatu.</text:p>
      <text:p text:style-name="P793">Otóż odwołuję się rzeczywiście do naszych wcześniejszych dyskusji i do naszych wcześnie<text:span text:style-name="T794">js</text:span>zych ustaleń<text:span text:style-name="T795">.<text:s/></text:span>Ale przede wszystkim odwołuję się do pewnego argumentu merytorycznego i politycznego. Uważam, że jest rzeczą bardzo istotną, gdy proponujemy tę pro<text:span text:style-name="T796">wi</text:span>zory<text:span text:style-name="T797">cz</text:span>ną konstrukcję, jako konstrukcję okresu prz<text:span text:style-name="T798">ej</text:span>ściowego,<text:s/><text:span text:style-name="T799">k</text:span>iedy chcemy znaleźć dla niej społeczne uznanie i społeczne zrozumie<text:span text:style-name="T800">ni</text:span>e. Żeby była w niej pewna klarowność. Otóż zasada ta, że jeżeli Senat<text:s/>wet<text:span text:style-name="T801">uj</text:span>e<text:s/>ustaw<text:span text:style-name="T802">ę</text:span><text:s/>i ustawa wraca do Sejmu, w warunkach dobrej, normalnej współpracy dwóch izb oznacza to,<text:s/><text:span text:style-name="T803">ż</text:span>e druga izba zastanawia się i założyć trzeba, że S<text:span text:style-name="T804">e</text:span>nat będzie izbą równej mądrości politycznej, co Sejm i że będzie się starał działać ku pożytkowi legislacji.<text:s/><text:span text:style-name="T805">I</text:span><text:s/>te zatem uwagi zgłaszane mają sens. I Sejm będzie wówczas starał się ten stan zrozumieć i wyjść temu naprzeciw.</text:p>
      <text:p text:style-name="P806">To rozumiemy, że w wyjątkowych wypadkach może dojść do sytuacji konfliktowej i wówczas Sejm odrzuci po prostu, odrzuci veto Senatu. Wówczas odrzucić powinien zasadą 2/3.<text:s/><text:span text:style-name="T807">D</text:span>latego że w tej konstrukcji, którą przyjęliśmy uznaliśmy, że 65% w Sejmie otrzymuje - proszę wybaczyć określenie - na talerzu strona koalicyjna. I przy tym oczyw<text:span text:style-name="T808">i</text:span>ste jes<text:span text:style-name="T809">t</text:span>, że ten 1<text:span text:style-name="T810">%</text:span><text:s/>dodatkowy o ile rachunki moje są ścisłe, że ten 1 i niewiele<text:s/><text:span text:style-name="T811">-</text:span><text:s/>to strona ko<text:span text:style-name="T812">a</text:span>licyjna i tak uzyska na tych 35 niezależnych, a jeżeli nie, to w każdym wypadku różnymi układami normalną grą polityczną uzyskuje.<text:s/><text:span text:style-name="T813">C</text:span>zyli, że nie ma tutaj jakiejś blokady, że ta zasada 2/3 blokowałaby możliwość odrzucenia veta Senatu.</text:p>
      <text:p text:style-name="P814">Nie najprawdopodobniej…<text:s/><text:span text:style-name="T815">m</text:span>y<text:span text:style-name="T816">śl</text:span>ę, że realistycznie patrząc państwo myślą tak samo jak i my, nie<text:s/><text:soft-page-break/>będziecie mieli żadnych kłopotów z odrzucaniem veta Senatu. N<text:span text:style-name="T817">ato</text:span>mi<text:span text:style-name="T818">a</text:span>st dla pewnej czystości konstrukcji, to ma to znaczenie ogromne, bo co to znaczy? Oznacza to, że w tej konstru<text:span text:style-name="T819">k</text:span>c<text:span text:style-name="T820">ji<text:s/></text:span>w której 65% uzyskała druga strona, w wyjątkowych wypadkach kiedy chce odrzucić ve<text:span text:style-name="T821">to</text:span><text:s/>Senatu, musi wkroczyć na to pole niezależnych mandatów i myślę, że jest to tak symboliczny układ, który żadnego zagrożenia nie wytwarza dla żadnej ze stron, że prosiłbym o utrzymanie zasady 2/3 w Sejmie<text:span text:style-name="T822">,</text:span><text:s/>wymaganej dla odrzucenia veta Senatu.</text:p>
      <text:p text:style-name="P823">W sprawie Senatu, kto z naszej strony si<text:span text:style-name="T824">ę</text:span><text:s/>wypowiada? Głos ma pan Jarosław Kaczyński.</text:p>
      <text:p text:style-name="P825"><text:span text:style-name="T826">Ob. Jarosław Kaczyński</text:span>:</text:p>
      <text:p text:style-name="P827">Więc tak państwo tutaj przedstawili szereg swoich postulatów. Nasza odpowiedź jest następująca: jeśli chodzi o budżet to tutaj zgadzamy się z zasadą odpowied<text:span text:style-name="T828">ni</text:span>ej sprawno<text:span text:style-name="T829">ś</text:span>ci pracy parlamentu, ale musi być całkowita jasność co do tego, że budżet tak samo jak i inne ustawy jest oprotestowywany ewentualnie, oczywiście przez Senat na zwykłych... dotyczących wszystkich ustaw zasadach.</text:p>
      <text:p text:style-name="P830">To znaczy mamy do czynienia z równoległym wpłynięciem projektu budżetu, niemniej Senat zajmuje ostateczne stanowisko po zajęciu stanowiska przez<text:s/><text:span text:style-name="T831">S</text:span>ejm, bo choćby jeden dzień jest tu potrzebny po to, aby ta uchwała o ewentualnym proteście mogła zapaść.</text:p>
      <text:p text:style-name="P832">Dalsza procedura jest taka sama jak przy ustawach. Jeżeli chodzi o kwestię wieloletnich planów gospodarczych to nie są w tej chwili ustawy, chociaż przez dłuższy czas były<text:span text:style-name="T833">.</text:span><text:s/>Nasze stanowisko jest następujące: jest to jakby współuchwała ze strony Senatu, to znaczy jest to<text:s/><text:span text:style-name="T834">w<text:s/></text:span>tej chwili uchwała Sejmu w związku z tym musi być także uchwała Senatu, Senat ma być tym organem, któr<text:span text:style-name="T835">e</text:span>go szczególną rolą jest zajmowanie się kwestiami społeczno-go<text:span text:style-name="T836">s</text:span>podarczymi.</text:p>
      <text:p text:style-name="P837"><text:span text:style-name="T838">C</text:span>zyli krótko mówiąc dlatego, żeby uchwała o wieloletnim planie gospodarczym stała się obowiązująca ocz<text:span text:style-name="T839">ywi</text:span>ście na tych zasad<text:span text:style-name="T840">a</text:span>ch, na których obowiązują uchwały, musi być uchwała Sejmu większością głosów i uchwała Senatu większością głosów. Dalsza sprawa to<text:s/>r<text:span text:style-name="T841">atyf</text:span>ik<text:span text:style-name="T842">ac</text:span>ja umów. Tut<text:span text:style-name="T843">a</text:span>j jeden z tych ewentualnych planów, bo tutaj jest kilka wersji, dotyczył sytuacji, w której Senat będzie się wypowiadał we<text:s/><text:span text:style-name="T844">w</text:span>szystkich przypadkach, kiedy umowa wymaga ratyfikacji i w razie jego sprzeciwu<text:span text:style-name="T845"><text:s/></text:span>będzie konieczna uchwała i to w formie ustawy Sejmu.</text:p>
      <text:p text:style-name="P846">Tą propozycję jako jedną z możliwych podtrzymujemy, ale to jest jakby możliwość dalsza, bo w tej chwili chcemy zyska<text:span text:style-name="T847">ć</text:span><text:s/>to inną drogą i zdaje się, że jest zgoda obu stron. Jeśli chodzi o stan wyjątkowy i uprawnienia Senatu w tym<text:s/><text:span text:style-name="T848">wz</text:span>g<text:span text:style-name="T849">lę</text:span>dzi<text:span text:style-name="T850">e</text:span><text:s/>to ta uchwała o przedłużeniu stanu wyjątkowego musi być uchwałą zarówno Sejmu jak i Senatu. Tak samo zgodną uchwałą bezwzględną większością głosów, w związku z tym tutaj nasze stanowisko<text:s/><text:span text:style-name="T851">je</text:span>st odmienne, gdyż strona rządowo-koalic<text:span text:style-name="T852">yj</text:span>na proponowała tylko uchwałę Sejmu.</text:p>
      <text:p text:style-name="P853">Wreszcie ostatnia sprawa mianowicie propozycja rezygnacji z dotychcz<text:span text:style-name="T854">as</text:span>owego stanowiska strony opozycyjno<text:span text:style-name="T855">-<text:s/></text:span>rządowej, że mianowicie rzecznik praw obywatelskich ma być powoływany przez Senat i wprowadzenie tego rodzaju rozwiązania, że zarówno rzecznik praw obywatelskich jak i prezes NIK mają być powołani po opinii Senatu, przez Sej<text:span text:style-name="T856">m<text:s/></text:span>przy niewiążącej jak rozumiem opinii Senatu.</text:p>
      <text:p text:style-name="P857">Otóż my na tego rodzaju rozwiązanie nie wyrażamy zgody. Rzecznik praw obywatelskich zgodnie zresztą z propozycją strony panów powinien być powoływany przez Senat, natomiast w wypadku prezesa NIK-u ta opinia powinna mieć charakter<text:s/><text:span text:style-name="T858">wi</text:span>ążący, czyli powinna być to po prostu zgoda Senatu. Senat nie<text:s/><text:soft-page-break/>jest tutaj stroną inicjującą, nie... nie... jednak zgoda jest potrzebna dlatego, żeby [nieczytelne] osoba została powołana na stanowisko prezesa NIK-u.</text:p>
      <text:p text:style-name="P859">To jest nasze stanowisko w sprawach dotyczących uprawnień Senatu, bo jeszcze jest odrębna sprawa, której teraz nie omawiamy, mianowicie sposób jego wyboru.</text:p>
      <text:p text:style-name="P860">Dziękuj<text:span text:style-name="T861">ę.</text:span></text:p>
      <text:p text:style-name="P862"><text:span text:style-name="T863">Przewodniczący</text:span>:</text:p>
      <text:p text:style-name="P864">Dziękuję.</text:p>
      <text:p text:style-name="P865"><text:span text:style-name="T866">Janusz Reykowski</text:span><text:span text:style-name="T867">:</text:span></text:p>
      <text:p text:style-name="P868">Czy można prosi<text:span text:style-name="T869">ć</text:span><text:s/>o dokładniejsze wyjaśnienie tej formuły, kt<text:span text:style-name="T870">ó</text:span>rą panowie proponujecie odnośnie roli Senatu w przedłużeniu stanu wyjątkowego.</text:p>
      <text:p text:style-name="P871"><text:span text:style-name="T872">Ob</text:span><text:span text:style-name="T873">.</text:span><text:span text:style-name="T874"><text:s/>Jarosław Kaczyński</text:span>:</text:p>
      <text:p text:style-name="P875">Jeśli Sejm ma podjąć taką uchwałę, o tym przedłużeniu na dalsze 3 miesiące, to jej ważności, czyli dlatego, żeby ten stan wyjątkowy rzeczywiście został przedłużony, potrzebna jest także zgodna uchwała Senatu.</text:p>
      <text:p text:style-name="P876">Tutaj stanowisko jest jasne. Można co najwyżej się zastanawiać, jaka jest sytuacja w razie sprzeczności tych dwóch uchwał, czy tutaj mamy do czynienia z sytuacją kiedy po prostu nie następuje przedłużenie, czy też ma być jeszcze jakaś procedura dalsza w tym względzie. Na<text:span text:style-name="T877">s</text:span>za propozycja jest taka, że po prostu brak zgody Senatu uniemożliwia przedłużenie stanu wyjątkowego.</text:p>
      <text:p text:style-name="P878"><text:span text:style-name="T879">Przewodniczą</text:span><text:span text:style-name="T880">cy</text:span>:</text:p>
      <text:p text:style-name="P881">Dziękuję.</text:p>
      <text:p text:style-name="P882">Prosiłbym teraz, bo chciałem... tak pytania jeszcze. Możemy chwilkę poczekać? Dlatego, że prof. Trzeciakowski współprzewodniczący jednocześnie innemu posiedzeniu, więc myślałem, że może... żeby zechciał prof. Trzeciakowski przedstawić swoje stanowisko w sprawach gospodarczych, a potem wrócimy.</text:p>
      <text:p text:style-name="P883">Proszę bardzo głos ma pan prof. Witold Trzeciakowski.</text:p>
      <text:p text:style-name="P884"><text:span text:style-name="T885">Ob</text:span><text:span text:style-name="T886">.</text:span><text:span text:style-name="T887"><text:s/>Witold Trze</text:span><text:span text:style-name="T888">ci</text:span><text:span text:style-name="T889">akowski</text:span><text:span text:style-name="T890">:</text:span></text:p>
      <text:p text:style-name="P891">Ja chciałem króciutko tylko powiedzieć co nam<text:s/>jest potrzebne z punktu widzenia problematyki czysto gospodarczej.</text:p>
      <text:p text:style-name="P892">Pierwsza sprawa to to, żeby ustawy gospodarcze trafiały do Senatu, a więc ustawa o NPSG, o planie 5-letnim, ustawa budżetowa, problemy zadłużenia, problemy współpracy gospodarczej z zagranicą, ustawodawstwo dot<text:span text:style-name="T893">y</text:span>czącego systemu kierowania i organizacji.</text:p>
      <text:p text:style-name="P894">I żeby tutaj Senat miał prawo zawiesza<text:span text:style-name="T895">j</text:span>ące decyzji, które byłoby uchylane<text:s/>niewiększością<text:s/>11/20, tylko 3/4 głosów.</text:p>
      <text:p text:style-name="P896"><text:span text:style-name="T897">Przewodnicząc</text:span><text:span text:style-name="T898">y</text:span>:</text:p>
      <text:p text:style-name="P899">Omawialiśmy, ale tu przyjęliśmy 2/3.</text:p>
      <text:p text:style-name="P900">Stanowisko naszej strony 2/3 głosów.</text:p>
      <text:p text:style-name="P901"><text:span text:style-name="T902">P</text:span><text:span text:style-name="T903">rof. Witold Trze</text:span><text:span text:style-name="T904">ci</text:span><text:span text:style-name="T905">ako</text:span><text:span text:style-name="T906">ws</text:span><text:span text:style-name="T907">ki</text:span><text:span text:style-name="T908">:</text:span></text:p>
      <text:p text:style-name="P909"><text:span text:style-name="T910">W</text:span><text:s/>porządku.</text:p>
      <text:p text:style-name="P911">Druga sprawa dosyć zasadnicza, to ta, że musimy mieć jakiś organ kontroli realizacji uzgodnień Okrągłego Stołu w części społeczno-gospodarcz<text:span text:style-name="T912">ej</text:span><text:s/>i tutaj chodziłoby o wspóln<text:span text:style-name="T913">y</text:span><text:s/>nadzór nad pracą NIK-u,<text:s/><text:soft-page-break/>łącznie z S<text:span text:style-name="T914">ej</text:span>mem. Czyli Senat miałby również możność wykorzystania aparatu N<text:span text:style-name="T915">IK</text:span>-owskiego dla kontroli realizacji i uzgodnień Okrągłego Stołu, czy innych realizacji ustaleń gospodarczych.<text:span text:style-name="T916"><text:s/></text:span>To byłaby ta problematyka, która nas interesuje z punktu widzenia społeczno-gospod<text:span text:style-name="T917">a</text:span>rcz<text:span text:style-name="T918">ej</text:span><text:s/>problematyki.</text:p>
      <text:p text:style-name="P919">D<text:span text:style-name="T920">zi</text:span>ęku<text:span text:style-name="T921">ję.</text:span></text:p>
      <text:p text:style-name="P922"><text:span text:style-name="T923">Przewodnicząc</text:span><text:span text:style-name="T924">y</text:span><text:span text:style-name="T925">:</text:span></text:p>
      <text:p text:style-name="P926">Dziękuję<text:s/>bardzo.</text:p>
      <text:p text:style-name="P927">W sprawie tej ostatniej uwagi<text:s/>oznaczałoby to właśnie potwierdzenie tej zasady, którą pan Jarosław Kaczyński referował, że o powołaniu prezesa NIK-u za zgodą Senatu, ale wymagałoby także poprawki do ustawy o Naczelnej<text:s/>Izbie Kontroli, tak ażeby mogła ona również pracować dla Senatu.<text:s/>To wymaga nowelizacji ustawy.</text:p>
      <text:p text:style-name="P928">Dziękuję bardzo.</text:p>
      <text:p text:style-name="P929">Proszę bardzo<text:s/>prof. Rychlewski.</text:p>
      <text:p text:style-name="P930"><text:span text:style-name="T931">Ob. Jan Rychlewski</text:span>:</text:p>
      <text:p text:style-name="P932">Więc ja ad vocem, czy pan profesor pr<text:span text:style-name="T933">z</text:span>ema<text:span text:style-name="T934">wi</text:span>ał w imieniu całego stolika, czy w imieniu jednej strony?</text:p>
      <text:p text:style-name="P935"><text:span text:style-name="T936">Ob. Witold Trzeciakowski</text:span>:</text:p>
      <text:p text:style-name="P937">W imieniu strony solid<text:span text:style-name="T938">a</text:span>rnoś<text:span text:style-name="T939">ci</text:span>owo<text:span text:style-name="T940">-</text:span>opoz<text:span text:style-name="T941">y</text:span>c<text:span text:style-name="T942">yj</text:span>n<text:span text:style-name="T943">ej.</text:span></text:p>
      <text:p text:style-name="P944"><text:span text:style-name="T945">Ob Jan Rychlewski</text:span>:</text:p>
      <text:p text:style-name="P946">Dziękuję.</text:p>
      <text:p text:style-name="P947">I drugie pytanie dotyczy pana Kaczyńskiego, dotyczy art. 24 ust. 1 ja się zgubiłem, ja nie wiem ostatecznie. To znaczy chodzi o inicjatywę ustawodawczą Senatu.</text:p>
      <text:p text:style-name="P948"><text:span text:style-name="T949">Ob.</text:span><text:span text:style-name="T950"><text:s text:c="11"/></text:span><text:span text:style-name="T951"><text:s/></text:span>:</text:p>
      <text:p text:style-name="P952">To zostało po prostu przez nas pominięte. Rozumiejąc, że nie ma praktyk na świecie, że wszyscy senatorowie mają inicjatywę ustawodawczą, wnio<text:span text:style-name="T953">s</text:span>kowaliśmy zatem, żeby napisać tak: przysługuje posłom,<text:s/>Senatowi,<text:s/>Prezydentowi i rządowi. Senatowi, to znaczy wi<text:span text:style-name="T954">ę</text:span>kszo<text:span text:style-name="T955">ś</text:span>ci Senatu oczywiście, wtedy rozumiemy.</text:p>
      <text:p text:style-name="P956"><text:span text:style-name="T957">A</text:span><text:s/>nie poszczegó<text:span text:style-name="T958">l</text:span>nym senatorom jako takim.</text:p>
      <text:p text:style-name="P959"><text:span text:style-name="T960">Przewodni</text:span><text:span text:style-name="T961">cz</text:span><text:span text:style-name="T962">ąc</text:span><text:span text:style-name="T963">y</text:span><text:span text:style-name="T964">:</text:span></text:p>
      <text:p text:style-name="P965">Czy na to p<text:span text:style-name="T966">a</text:span>n Jarosław Kaczyński?</text:p>
      <text:p text:style-name="P967"><text:span text:style-name="T968">Ob. Jarosław Kaczyński</text:span>:</text:p>
      <text:p text:style-name="P969">Można tego rodzaju propozycje podtrzymać.</text:p>
      <text:p text:style-name="P970"><text:span text:style-name="T971">Przewodnicząc</text:span><text:span text:style-name="T972">y</text:span><text:span text:style-name="T973">:</text:span></text:p>
      <text:p text:style-name="P974">Rozumiem, że<text:s/><text:span text:style-name="T975">w</text:span><text:s/>sprawach zatem uprawnień Senatu nasze postulaty zgłoszone są jasne.</text:p>
      <text:p text:style-name="P976">Czy wymagają one jeszcze doprecyzowania przed przerwą, bo w zasadzce już pora przerwy jest, czy wymagają doprecyzowania przed przerwą?</text:p>
      <text:p text:style-name="P977">Proszę bardzo pan przewodniczący.</text:p>
      <text:p text:style-name="P978"><text:span text:style-name="T979">Ob. Janusz Reykowski</text:span>:</text:p>
      <text:p text:style-name="P980">No więc chciałbym coś powiedzieć o trybie negocjacji między nami.<text:s/><text:span text:style-name="T981">Z</text:span><text:s/>tego wyniknie pytanie. Mianowicie jak państwo może sobie przypominacie, kiedy formułowany był zamysł powołania drugiej izby, ustalaliśmy, zastanawialiśmy się wspólnie nad tym, żeby pojawiło się now<text:span text:style-name="T982">e<text:s/></text:span>ciało kontrolne, maj<text:span text:style-name="T983">ą</text:span>ce nową rol<text:span text:style-name="T984">ę</text:span><text:s/>w<text:s/><text:soft-page-break/>systemie pol<text:span text:style-name="T985">i</text:span>tycznym, ale również w<text:span text:style-name="T986">s</text:span>pólnie myśleliśmy o tym, tak myślałem, że wspólnie, iż nie powinniśmy budować tak, ażeby rozbudować uprawnienia tego ciała w tym stopniu, aby zwiększało się prawdopodob<text:span text:style-name="T987">i</text:span>eństwo blokowania procesu kierowania państwem.</text:p>
      <text:p text:style-name="P988">I nawet w pierwszym naszym uzgodnieniu myśleliśmy o tym, żeby dosyć ograniczyć zakres ustaw, które będą przedmiotem, które będą wymagały oceny i stanowiska Sen<text:span text:style-name="T989">at</text:span>u.</text:p>
      <text:p text:style-name="P990">Otóż w propozycji, którą przedstawiła nasza strona wyszliśmy daleko poza to ustalenie, przyjmując propozycje - wszystkie ustawy. Ale okazało się, że te znaczne poszerzenie w tej poprzedniej wersji jest nadal nie sat<text:span text:style-name="T991">ys</text:span>fak<text:span text:style-name="T992">cj</text:span>onujące i pojawiają się jakby nowe postulaty. Ja bym chciał namówić państwa do tej... do pow<text:span text:style-name="T993">r</text:span>otu do tego zamysłu, który mieliśmy wspólnie, tego zamysłu nie czynienia tego nadmiernie jednak<text:s/>rozbu<text:span text:style-name="T994">do</text:span>wują<text:span text:style-name="T995">cy</text:span>m, bo chyba nikomu z nas nie powinno zależeć na tym, aby ten proces ustawodawczy czy w ogóle ten cały proces zarządzania państwem nadmiernie się skomplikował, a tu następuje jednak jak mam poczucie, pewna proliferacja zadań Senatu, jakby abstrahując od faktu, że już w tej propozycji, którą myśmy przedstawili ona nie wyszła<text:span text:style-name="T996"><text:s/></text:span>dalej niż to co było w tej początkowej propozycji, jakby<text:s/><text:span text:style-name="T997">t</text:span>o zostało troszkę zapomniane w tym. Dlatego mówię o trybie nego<text:span text:style-name="T998">cj</text:span>acyjnym, bo być może, że można by negocjować tak, to my damy ćwierć, wy powiecie nie to za mało, żądamy tyle i tak będziemy się zbliżać do siebie, aż tam ustalamy.<text:s/>Albo żeby zrobić inaczej, tak żeśmy powiedzieli<text:span text:style-name="T999">.</text:span><text:s/>Z<text:span text:style-name="T1000">ró</text:span>bmy to od razu więcej i ponieważ chyba z różnych powodów wydawało się to racjonalne, żeby jednak odejść od tego początkowego, poszerzyć to, ale mam wątpliwość co do trafności takiego sposobu postępowania, który powiada: nie to jeszcze po<text:span text:style-name="T1001">s</text:span>zerzajmy to dalej.</text:p>
      <text:p text:style-name="P1002"><text:span text:style-name="T1003">Przewodnicząc</text:span><text:span text:style-name="T1004">y</text:span>:</text:p>
      <text:p text:style-name="P1005">Dziękuję.</text:p>
      <text:p text:style-name="P1006">Głos ma pan Trzeciakowski.</text:p>
      <text:p text:style-name="P1007"><text:span text:style-name="T1008">Ob. Witold Trzeciako</text:span><text:span text:style-name="T1009">ws</text:span><text:span text:style-name="T1010">ki</text:span>:</text:p>
      <text:p text:style-name="P1011">Ja chciałem panie profesorze podkreś<text:span text:style-name="T1012">li</text:span>ć jedną sprawę, która naprawdę leży nam na sercu, mianowicie to, że musi być jakaś komisja, jakiś organ, który by zapewniał kontrolę realizac<text:span text:style-name="T1013">ji</text:span><text:s/>ustaleń Okrągłego Stołu<text:span text:style-name="T1014">.</text:span><text:s/>I myśmy początkowo planowali jakąś inną formę komisji, która byłaby władna kontrolować realizację uzgod<text:span text:style-name="T1015">n</text:span>ień<text:span text:style-name="T1016"><text:s/></text:span>Okrągłego Stołu.</text:p>
      <text:p text:style-name="P1017">Na to spotkaliśmy się z zarzutem, że taka kontrola<text:span text:style-name="T1018"><text:s/></text:span>o charakterze poza parlamentarnym nie może mieć miejsca, że jedyną formą może być kontrola parlamentarna. No to przyczepiłem się do koncepcji Sen<text:span text:style-name="T1019">a</text:span>tu jako tej możliwości zapewnienia tej kontroli,<text:s/><text:span text:style-name="T1020">a</text:span>le chciałem podkreślić, że s<text:span text:style-name="T1021">a</text:span>m<text:span text:style-name="T1022">a<text:s/></text:span>funkcja z kontroli realizacji ustale<text:span text:style-name="T1023">ń</text:span><text:s/>Okrągłego Stołu jest sprawą, z któr<text:span text:style-name="T1024">ej</text:span><text:s/>właści<text:span text:style-name="T1025">wi</text:span>e nie ma możliwości ustąpienia, n<text:span text:style-name="T1026">o<text:s/></text:span>bo... to po co my tutaj wszystko to uzgadniamy?</text:p>
      <text:p text:style-name="P1027">Wszystkie nasze uzgodnienia na stoliku ekonomi<text:span text:style-name="T1028">cz</text:span>nym mają charakter ustaleń ogólnych, kierunkowych i w związku z tym jeżeli byśmy je pozbawili kontroli realiz<text:span text:style-name="T1029">a</text:span>cji, to wtedy to się staje pustosłowiem.</text:p>
      <text:p text:style-name="P1030">Dziękuję.</text:p>
      <text:p text:style-name="P1031"><text:span text:style-name="T1032">Przewodnicząc</text:span><text:span text:style-name="T1033">y</text:span>:</text:p>
      <text:p text:style-name="P1034">D<text:span text:style-name="T1035">zi</text:span>ęku<text:span text:style-name="T1036">ję.<text:s/></text:span>Głos ma pan Ryszard Reiff.</text:p>
      <text:p text:style-name="P1037"><text:span text:style-name="T1038">O</text:span><text:span text:style-name="T1039">b</text:span><text:span text:style-name="T1040">.</text:span><text:span text:style-name="T1041"><text:s/>Ry</text:span><text:span text:style-name="T1042">s</text:span><text:span text:style-name="T1043">zard Reiff</text:span>:</text:p>
      <text:soft-page-break/>
      <text:p text:style-name="P1044">Ja myśl<text:span text:style-name="T1045">ę</text:span>, że pan profesor Reykowski dotknął w tym swoim głosie bardzo istotnej sprawy, ponieważ jakby istoty modelu, który w tej chwili konstruujemy i w obrębie tego modelu obecność opozycji nie jest tym, jakimś malumnem cesarium, ale jest jakimś dobrem, a zatem trzeba by było odwrócić tok rozumowania i to zarówno wewnątrz Sejmu jak i wewnątrz Senatu, jak i między tymi dwoma organami<text:span text:style-name="T1046">.</text:span></text:p>
      <text:p text:style-name="P1047">Także sama zasada consensusu, który jest tutaj wymagamy i w istocie rzeczy będzie to kontynu<text:span text:style-name="T1048">a</text:span>cja tylko na gruncie parlamentarnym czy na gruncie ustawowym, tej i<text:span text:style-name="T1049">d</text:span>ei, k<text:span text:style-name="T1050">t</text:span>óra nas wszystkich tutaj zgromadziła wokół tego stołu. A zatem w istocie rzeczy możliwość wyraźnego zaznaczenia udziału w budowie tego poprawionego modelu, przed którym w tej chwili wszyscy stoimy i uznajemy za konieczne poprawienie go, no wymaga ustalenia tego zakresu kompetencji, chociażby tu już typowym elementem jest właśnie te 2/3 jako wyraz pewnego już absolutnego przekonania, że tu ktoś pobłądził, czy też przypuśćmy przewartościował własny udział, czy też własną w tej dziedzinie uwagę.</text:p>
      <text:p text:style-name="P1051">I w istocie rzeczy tu stoimy przed zdaniem egzaminu długofalowego tego eksperymentu, czy tego egzaminu, który w tej chwili wszyscy zdajemy z punktu widze<text:span text:style-name="T1052">n</text:span>ia kryzysu, który zabrnął w kraj. Tak że trzeba byłoby się uwolnić od tego, aby Senat nie był tu odbieramy jako<text:s/>niechciane dziecko, czy mniej kochane dziecko<text:span text:style-name="T1053">.</text:span><text:s/>Jest tak samo potrzebne, trzeba z taką samą troską uzbroić<text:s/><text:span text:style-name="T1054">g</text:span>o w te instrumenty wpływu na kształtowanie t<text:span text:style-name="T1055">e</text:span>go modelu, no jak na wszystko co tutaj powołujemy. Tak że jego sens jest właśnie sensem wmontowanym w istotę konstruowania tego mo<text:span text:style-name="T1056">de</text:span>lu<text:span text:style-name="T1057">.</text:span></text:p>
      <text:p text:style-name="P1058">To chciałem po prostu dodać, bo uważam, że ten punkt podejścia przed tymi ostatecznymi rozstrzygnięciami spraw rozbieżnych, które<text:s/><text:span text:style-name="T1059">t</text:span>u zostały zarysowane jest potrzebny, przynajmniej z naszej strony nawet w tym krótkim wyjściu na 5 minut on bezwzględnie dominował z punktu widzenia tego, że wszystko co do tego prowadzi trzeba eliminować jako sprzeczności niepotrzebne<text:span text:style-name="T1060">.</text:span></text:p>
      <text:p text:style-name="P1061">D<text:span text:style-name="T1062">zi</text:span>ęku<text:span text:style-name="T1063">ję.</text:span></text:p>
      <text:p text:style-name="P1064"><text:span text:style-name="T1065">Przewodniczący</text:span>:</text:p>
      <text:p text:style-name="P1066">Dziękuj<text:span text:style-name="T1067">ę. G</text:span>łos ma pan Stanisław Gebethner.</text:p>
      <text:p text:style-name="P1068"><text:span text:style-name="T1069">O</text:span><text:span text:style-name="T1070">b</text:span><text:span text:style-name="T1071">.</text:span><text:span text:style-name="T1072"><text:s/>Stanisław Gebethner</text:span>:</text:p>
      <text:p text:style-name="P1073">Ja myślę, że tutaj wchodzimy w pewien spór zupełnie niepotrzebny, wynikający z pewnego niedoin<text:span text:style-name="T1074">fo</text:span>rmo<text:span text:style-name="T1075">w</text:span>ania, oczywiś<text:span text:style-name="T1076">c</text:span>ie nie zawinioneg<text:span text:style-name="T1077">o</text:span>,<text:s/><text:span text:style-name="T1078">d</text:span>latego, że propozycja zgłoszona przez pana prof. Trzeciakowskiego właściwie została skonsumowana w tym cośmy przed przerwą oferowali w sprawach budżetowych. Jest tylko kwestia do sprecyzo<text:span text:style-name="T1079">w</text:span>ania udziału Senatu w zag<text:span text:style-name="T1080">ad</text:span>nieniach związanych z aktami, które nie mają charakteru ustawodawczego, bo większość, których pan profesor wymienił, to jest materia ustawowa wobec tego procedura udziału Senatu w uchwalaniu ustaw jest zapewniona, jest kwestia, którą przecież poruszaliśmy, może nie zostało to dokładnie dopowiedziane, dzisiaj dla nieprawników może to nie jest do końca jasne, że przez Sejm uchwała, rozpatruje w tej chwili nie tylko<text:s/><text:span text:style-name="T1081">Naro</text:span>dowe<text:s/><text:span text:style-name="T1082">P</text:span>lany Społeczno-Gospodarcze , wieloletnie, ale plany finansowe państwa. Bo to jest kilka innych planów i tu ta kwestia powinna być sprecyzowan<text:span text:style-name="T1083">a</text:span>, że w tej sprawie Senat wyraża tę<text:s/><text:span text:style-name="T1084">s</text:span>woją opinię - czy w każdym razie uczestniczy tak jak przy sprawach budżetowych.</text:p>
      <text:p text:style-name="P1085">I my<text:span text:style-name="T1086">śl</text:span>ę<text:span text:style-name="T1087">,</text:span><text:s/><text:span text:style-name="T1088">ż</text:span>e w tej chwili ten spór jest trochę o słowa i wynikające z faktu, że mówimy, a nie wszystko jest sprecyzowane do końca na piśmie,<text:s/><text:span text:style-name="T1089">a</text:span><text:s/>nie ma tu różnicy merytoryczn<text:span text:style-name="T1090">ej.</text:span></text:p>
      <text:p text:style-name="P1091"><text:span text:style-name="T1092">N</text:span>a zakończenie proponowałbym jeszcze rozważenie czy rzeczywiście w związku z tym nie należałoby<text:s/><text:soft-page-break/>artykułu 20<text:s/>Konstytucji uzupełnić takim generalnym przepisem co czyni Senat w odróżnieniu do Sejmu. Ja przypomn<text:span text:style-name="T1093">ę</text:span><text:s/>tylko, że obecne brzmienie art. 20 ust. 4 brzmi: Sejm uchwala ustawy, podejmuje uchwały określające podstawowe kierunki działalności państwa oraz sprawuje kontrolę nad działalnością innych organów władzy państwowej i administra<text:span text:style-name="T1094">cji<text:s/></text:span>państwowej, ażeby odróżnić Senat w związku z tym co mówiliśmy, być może warto by dodać ustęp 4, który by mógł brzmieć: Senat uczestniczy w uchwalaniu ustaw, co<text:s/><text:span text:style-name="T1095">w<text:s/></text:span>tej chwili zostało przesądzone, i określaniu podstawowych kierunków polityki gospodarczej i społecznej państwa. W ten sposób wyłączylibyśmy pewne materie, o których tu była mowa polityka międzynarodowa, czy obronna oraz stoi na stanowisku, straży legalizac<text:span text:style-name="T1096">ji</text:span><text:s/>praw i wolności obywateli to wydaje mi<text:s/><text:span text:style-name="T1097">s</text:span>ię odpowiada ustaleniom o ile rozumiem Magdalenki, a wyczyściłoby może wiele tutaj nieporozumień, które powstały<text:span text:style-name="T1098">.</text:span></text:p>
      <text:p text:style-name="P1099"><text:span text:style-name="T1100">P</text:span><text:span text:style-name="T1101">rzewodnic</text:span><text:span text:style-name="T1102">zą</text:span><text:span text:style-name="T1103">cy</text:span>:</text:p>
      <text:p text:style-name="P1104">Głos ma prof.<text:s/>Trzeciakowski</text:p>
      <text:p text:style-name="P1105"><text:span text:style-name="T1106">Ob</text:span><text:span text:style-name="T1107">.</text:span><text:span text:style-name="T1108"><text:s/>Witold Trze</text:span><text:span text:style-name="T1109">ci</text:span><text:span text:style-name="T1110">ako</text:span><text:span text:style-name="T1111">ws</text:span><text:span text:style-name="T1112">k</text:span><text:span text:style-name="T1113">i</text:span><text:span text:style-name="T1114">:</text:span></text:p>
      <text:p text:style-name="P1115">Ja bym bardzo chętnie chciał rozumieć, że to zabezpiecza nasze postulaty, ale mam obawy, że to nie zabezpiecza naszych postulatów. Mnie chodzi konkretnie o kontrolę realizacji ustaleń Okrągłego Stołu. Kontrola realizacji ustaleń,<text:s/><text:span text:style-name="T1116">a</text:span><text:s/>więc możliwoś<text:span text:style-name="T1117">ć</text:span><text:s/>jakiegoś wglądu w to, nie co ma by<text:span text:style-name="T1118">ć</text:span>, co powinno być, a czy coś co powinno być zostało zrealizowane, czy też jest realizowane, zgodnie z zamierzeniami.</text:p>
      <text:p text:style-name="P1119"><text:span text:style-name="T1120">Przewodniczący</text:span>:</text:p>
      <text:p text:style-name="P1121">D<text:span text:style-name="T1122">zi</text:span>ę<text:span text:style-name="T1123">k</text:span>uj<text:span text:style-name="T1124">ę</text:span>.<text:span text:style-name="T1125"><text:s/></text:span>Proszę bardzo.</text:p>
      <text:p text:style-name="P1126"><text:span text:style-name="T1127">Ob.</text:span><text:span text:style-name="T1128"><text:s/></text:span><text:span text:style-name="T1129">Jerzy Bafia</text:span>:</text:p>
      <text:p text:style-name="P1130">Druga część wypowiedzi prof. Trzeciakowskiego dotyczyła NIK-u. Tu byłoby chyba potrzebne wyjaśnienie intencji tego czy to jest propozycja do zmiany<text:s/>Konstytucj<text:span text:style-name="T1131">i</text:span>, bo przeglądam tutaj ten tekst i może jest jakiś taki związek z jednym przepisem tylko: Najwyższa Izba Kontroli przedstawia corocznie Sejmowi sprawozdanie ze swej działalności. Natomiast wszystkie inne sprawy, to jest ustawa o NIK-u i tam powiedzmy oczywiście potrzebna<text:s/><text:span text:style-name="T1132">b</text:span>y była chyba jakaś regulacja, która by zabezpieczała te kontakty Senatu, więc jest pytanie, czy to jest propozycja, która jest skonkretyzowana w stosunku do jakichś postulatów konstytucyjnych dalszych, czy też tylko ogól<text:span text:style-name="T1133">n</text:span>y taki wniosek?</text:p>
      <text:p text:style-name="P1134"><text:span text:style-name="T1135">Prof. Witold<text:s/></text:span><text:span text:style-name="T1136">T</text:span><text:span text:style-name="T1137">r</text:span><text:span text:style-name="T1138">z</text:span><text:span text:style-name="T1139">eciakowsk</text:span>i:</text:p>
      <text:p text:style-name="P1140">Ja wiem co<text:s/><text:span text:style-name="T1141">je</text:span>st mi potrzebne, natomiast nie potrafię obudować to paragrafami ordynacji wyborczej, czy<text:s/>Konstytucji.</text:p>
      <text:p text:style-name="P1142"><text:span text:style-name="T1143">Przewodniczący</text:span>:</text:p>
      <text:p text:style-name="P1144">Może ja chciałbym powrócić do tego co prof. Reykowski mówił i powiedzieć,<text:s/><text:span text:style-name="T1145">ż</text:span>e nie jest tak, już tutaj dokonujemy jakiegoś rozszerzenia apetytów. Sformułowania poprzednie z n<text:span text:style-name="T1146">aszej</text:span><text:s/>strony brzmiały, że uważamy, że Senat powinien spełniać funkcje kontrolne w dziedzinie polityki gospodarczej i społecznej or<text:span text:style-name="T1147">a</text:span>z w dziedzinie praw i obowiązków obywateli.<text:s/><text:span text:style-name="T1148">I</text:span><text:s/>powitaliśmy ze zrozumieniem i z zadowoleniem inicjatywę drugi<text:span text:style-name="T1149">ej</text:span><text:s/>strony, ażeby nie zawężać jakby ze względu na to, że natychmiast co nie jest prawem i co nie dotyczy praw i obowiązków obywateli, czy co nie dotyczy polityki społecznej i gospodarczej.</text:p>
      <text:p text:style-name="P1150">Zrozumieliśmy zatem, że to jest intencja ta, że pragmatycznie rozsądna, ona będzie zobowiązywała prezydium Senatu do pewnego sterowania tymi ustawami, którymi się będzie zajmował, jest wiele takich,<text:s/><text:soft-page-break/>którymi się nie będzie zajmował, bo nie będzie tego to wymagało i dlatego my<text:span text:style-name="T1151">ś</text:span>lę, że nie było tu z naszej strony intenc<text:span text:style-name="T1152">ji</text:span><text:s/>rozszerzania i to co prof. Trzeciakowski mówił w pełni mieści się w takim właśnie pojmowaniu kontrolnych funkcji Senatu.</text:p>
      <text:p text:style-name="P1153">Dochodzi tutaj sprawa kontroli realizacji ustaleń<text:s/><text:span text:style-name="T1154">O</text:span>krągłego Stołu, którą można powiedzieć, że trudno to wprowadzić w materię ustawową. Natomiast sądzę, że intencja tu wyrażona jest jasna i jest to intencja, którą chyba obie strony podziel<text:span text:style-name="T1155">aj</text:span>ą, że taki właśnie będzie kierunek polityki państwa. Może rozwiązać to można byłoby t<text:span text:style-name="T1156">a</text:span>k,<text:s/>że<text:s/><text:span text:style-name="T1157">w</text:span><text:s/>ten sposób, że jeżeli powstanie komisja porozumi<text:span text:style-name="T1158">e</text:span>wawcza, to wówczas do jej zada<text:span text:style-name="T1159">ń</text:span><text:s/>będzie należało kont<text:span text:style-name="T1160">ro</text:span>lowanie realizacji ustaleń Okrągłego Stołu, a wyrażamy intencje i nadzieję, że to co jest rezultatem Okrągłego Stołu będzie określało dalszą politykę państwa<text:span text:style-name="T1161">.</text:span></text:p>
      <text:p text:style-name="P1162">Pan Andrzej Gdula prosił o głos<text:span text:style-name="T1163">.</text:span></text:p>
      <text:p text:style-name="P1164"><text:span text:style-name="T1165">Ob. Andrzej Gdu</text:span><text:span text:style-name="T1166">la</text:span><text:span text:style-name="T1167">:</text:span></text:p>
      <text:p text:style-name="P1168">Właśnie pan profesor wyjął z ust. Strażnikiem naszej społecznej umowy będzie rada porozumiewawcza, która powinna być powołana na zakończenie Okrągłego Stołu i z naszych może w mniejszym gronie rozmów wynika, iż powinna funkcjonować, aż właściwie dopełni się to, do czego się zobowiążemy wzajemnie<text:span text:style-name="T1169">.</text:span><text:s/>Nie sądzę również, by można było przyjąć, iż<text:s/><text:span text:style-name="T1170">S</text:span>enat sam będzie strażnikiem tej umowy, my w ogóle parlamentowi powierzymy realizację wszystkich d<text:span text:style-name="T1171">ys</text:span>kutowanych spraw w równej mierze na ich straży będzie stał albo może przede wszystkim Sejm Rzeczypospolit<text:span text:style-name="T1172">ej,<text:s/></text:span>to znaczy PRL, jak również i Senat.</text:p>
      <text:p text:style-name="P1173"><text:span text:style-name="T1174">W</text:span><text:s/>związku z tym łatwiej chyba byłoby tak przygotować zakres kompetencji Senatu, by odpowiadał on tej idei o której panowie tu przed chwilą mówili.</text:p>
      <text:p text:style-name="P1175">Dziękuję uprzejmie.</text:p>
      <text:p text:style-name="P1176"><text:span text:style-name="T1177">P</text:span><text:span text:style-name="T1178">rz</text:span><text:span text:style-name="T1179">e</text:span><text:span text:style-name="T1180">wo</text:span><text:span text:style-name="T1181">dni</text:span><text:span text:style-name="T1182">c</text:span><text:span text:style-name="T1183">zą</text:span><text:span text:style-name="T1184">cy</text:span><text:span text:style-name="T1185">:</text:span></text:p>
      <text:p text:style-name="P1186">Czy jeszcze ktoś przed przerwą chciałby zabrać głos?</text:p>
      <text:p text:style-name="P1187">Jak długą przerwę określamy?</text:p>
      <text:p text:style-name="P1188"><text:span text:style-name="T1189">O</text:span><text:span text:style-name="T1190">b</text:span><text:span text:style-name="T1191">.</text:span><text:span text:style-name="T1192"><text:s/>Janusz Reykowski</text:span>:</text:p>
      <text:p text:style-name="P1193">Rozumiem, że strona solidarnościowa potrzebowała 5<text:span text:style-name="T1194">-</text:span>10 minut, ale strona koalicyjna jest bardziej heterogeniczna, więc będzie potrzebowała 15 minut<text:span text:style-name="T1195">.</text:span></text:p>
      <text:p text:style-name="P1196"><text:span text:style-name="T1197">Przewodniczący</text:span>:</text:p>
      <text:p text:style-name="P1198">Wobec tego ogłaszam<text:s/><text:span text:style-name="T1199">15</text:span>-minu<text:span text:style-name="T1200">towa<text:s/></text:span>przerw<text:span text:style-name="T1201">ę.</text:span></text:p>
      <text:p text:style-name="P1202">/<text:span text:style-name="T1203">Przerwa</text:span>/.</text:p>
      <text:p text:style-name="P1204"/>
      <text:p text:style-name="P1205">/Po przerwie/.</text:p>
      <text:p text:style-name="P1206"><text:span text:style-name="T1207">/</text:span>Przewodnictwo obrad obejmuje<text:s/><text:span text:style-name="T1208">prof. Janusz Reykowski</text:span>/.</text:p>
      <text:p text:style-name="P1209"><text:span text:style-name="T1210">Przewodniczący</text:span>:</text:p>
      <text:p text:style-name="P1211">Proszę Państwa! Myślę, że możemy chyba kontynuow<text:span text:style-name="T1212">ać</text:span>,<text:span text:style-name="T1213"><text:s/></text:span>jeśli pan przewodniczący pozwoli, to przystąpimy dobrze?</text:p>
      <text:p text:style-name="P1214">Chc<text:span text:style-name="T1215">i</text:span>ałbym prze<text:span text:style-name="T1216">ds</text:span>tawić jak widzimy te propozycje i uwagi, które państwo nam przedłożyli. Na wstępie powiem, że już w tej naszej wyjściowej pozycji, którą przedstawiliśmy staraliśmy się w bardzo daleko idącym stopniu uwzględniać perspektywę naszych szanownych partnerów. No ponieważ jest wiele<text:s/><text:soft-page-break/>perspektyw, wiele kwestii wymaga także wzięcia pod uwagę, trudno mi będzie jednak we wszystkich tych kwestiach, które państwo tu prze<text:span text:style-name="T1217">ds</text:span>tawiali zaproponować rozwiązania, które by wychodziły również i w tych sprawach naprzeciw<text:span text:style-name="T1218">.</text:span></text:p>
      <text:p text:style-name="P1219">Przejdźmy po kolei do tych, które były tu omawiane.<text:s/><text:span text:style-name="T1220">W</text:span><text:s/>sprawie prezydenta zgłoszone były 4 uwa<text:span text:style-name="T1221">g</text:span>i, cztery wnioski. Pierwsza dotyczyła wprowadzenia do ustawy konstytucyjnej zastrzeżenia odnośnie jednej kadencji. Uważamy, że nie jest to zdrowe dla ustawy konstytucyjn<text:span text:style-name="T1222">ej</text:span><text:s/>wprowadzenie tego rodzaju zastrzeżeń. Proponujemy, aby sformułowanie, że podejmujemy pracę nad nową<text:s/>konstytu<text:span text:style-name="T1223">cj</text:span>ą,<text:s/><text:span text:style-name="T1224">k</text:span>tóra będzie regulowała wszystkie sprawy od nowa, żeby było zawarte w naszej umowie, któr<text:span text:style-name="T1225">ą</text:span><text:s/>podpiszmy, ale żeby do ustawy zmieniającej<text:s/>Konstytucję takich zastrzeżeń nie wprowadzać<text:span text:style-name="T1226">.</text:span><text:s/>Co się tyczy spraw dekretów wydawanych przez prezydenta, proponujemy takie postępowanie, myśmy wspólnie wystąpili do Sejmu o zniesienie systemu sesyjnego. I tym samym znosząc system sesyjny przez ten fakt warunki dla wydawania dekretów bardzo by się ograniczyły i stawałyby się tylko - pojawiałyby się tylko w nadzwycz<text:span text:style-name="T1227">aj</text:span>nych wypadkach.</text:p>
      <text:p text:style-name="P1228">I w ten sposób jak myślę można by uniknąć problemów, jakie z tym się wiążą. To się tyczy sprawy rozwiązywa<text:span text:style-name="T1229">ni</text:span>a Sejmu i kwalifikacji, i ograniczeń, jakie powinny być tu wprowadzane. Nie jest naszą intencją wyposażać urząd<text:s/>Prezydenta w takie uprawnienia, w których dostawałby on pozycję dominującą ponad organami wybieralnymi. Cały cz<text:span text:style-name="T1230">a</text:span>s deklarowaliśmy, że zależy nam na pewnym - na instytucji, która gw<text:span text:style-name="T1231">a</text:span>rantować będzie pewną równowagę systemu politycznego i że szukamy takich s<text:span text:style-name="T1232">fo</text:span>rmułowań, które by to spełniały, ale nie naruszały zasady ludowładztwa.</text:p>
      <text:p text:style-name="P1233">Chcielibyśmy w tej sprawie zaproponować pewne zawieszenie naszej odpowiedzi, naszego namysłu na znalezienie sformułowania, nad rozpatrzeniem całej tej kwes<text:span text:style-name="T1234">ti</text:span>i z tym wiążącej się, tak żeby znaleźć najlepsze rozwiązania uwzględni<text:span text:style-name="T1235">aj</text:span>ąc również uwagi, które tu padły, ale w chwili obecnej nie chciałbym formułować ostateczne<text:span text:style-name="T1236">g</text:span>o stanowiska.</text:p>
      <text:p text:style-name="P1237">Co się tyczy veta zawiesz<text:span text:style-name="T1238">aj</text:span>ącego - to tutaj nasze stanowisko chciałbym trochę skorygować w stosunku do tego co było w trakcie dyskusji. Poprawka, którą państwo zgłosili dotyczyła tych działań prezydenta, które jakby upoważniają go do sprawdzania, do stawiania<text:s/><text:span text:style-name="T1239">v</text:span>eta w stosunku do ustaw ze względu na ich niezgodność z pr<text:span text:style-name="T1240">aw</text:span>em, potencjaln<text:span text:style-name="T1241">i</text:span>e niezgodność<text:s/><text:span text:style-name="T1242">z</text:span><text:s/>Konstytu<text:span text:style-name="T1243">cj</text:span>ą.</text:p>
      <text:p text:style-name="P1244"><text:span text:style-name="T1245">I</text:span><text:s/><text:span text:style-name="T1246">w</text:span><text:s/>tym przypadku ustawa taka miałaby być kierowana do Trybunału Konstytuc<text:span text:style-name="T1247">yj</text:span>nego i w zależności od jego orzeczenia powracałaby do Sejmu, który miałby głos rozstrzygający.</text:p>
      <text:p text:style-name="P1248">Jest jednak także i drugi punkt zawarty w tym paragrafie, to jest paragraf 24 ustęp 5, który sądzimy, że nie powinien by<text:span text:style-name="T1249">ć</text:span><text:s/>pomi<text:span text:style-name="T1250">n</text:span>ięty, mianowicie jest to paragraf, który pozwala Sejmowi<text:s/><text:span text:style-name="T1251">-</text:span><text:s/>prezydentowi sformułować veto wobec ustawy z przyczyn nie prawno-konstytucyjnych, tylko politycznych. Czyli, że prezydent w tym przypadku uznaje dane w związku z<text:s/><text:span text:style-name="T1252">r</text:span>olą jaką pełni, że z powodów politycznych taka ustawa ma zastrzeżenia.</text:p>
      <text:p text:style-name="P1253">Także i w tym wypadku ustawa wraca do Sejmu do ponownego rozpatrzenia i przy ponownym rozpatr<text:span text:style-name="T1254">zeni</text:span>u już ta decyzja Sejmu jest ostateczna-<text:s/>ponieważ jak tu proponowano w tej formule, odmowa podpisu tej samej ustawy może nastąpić tylko raz.</text:p>
      <text:p text:style-name="P1255">Czyli daje to tylko jakby możliwość prezydentowi tego, aby ostrzegł Sejm, że pod względem ta ustawa budzi zastrzeżenia tego urzędu, ale nie daje mu<text:s/><text:span text:style-name="T1256">w</text:span><text:s/>żadnym stopniu rozstrzygającej roli w tworzeniu ustawy.</text:p>
      <text:soft-page-break/>
      <text:p text:style-name="P1257">Takie propozycje - w taki sposób chcielibyśmy ująć te propozycje, które dotychczas stanowiły, które dotyczyły sprawy prezydenta.</text:p>
      <text:p text:style-name="P1258">Teraz odnośnie Senatu, też po kolei, tak jak było to przedstawiane przez państwa. Co się tyczy sposobu odrzucenia veta Senatu, to muszę przyznać, że stawi<text:span text:style-name="T1259">a</text:span>ją nas państwo wobec pewnej procedury nego<text:span text:style-name="T1260">cj</text:span>acyjn<text:span text:style-name="T1261">ej</text:span>, która znów jest dla nas do<text:span text:style-name="T1262">ść</text:span><text:s/>trudna, mianowicie proponowaliśmy 11/20. Do wczoraj<text:s/><text:span text:style-name="T1263">w</text:span>asza strona proponowała 3/5.<text:s/><text:span text:style-name="T1264">J</text:span>u<text:span text:style-name="T1265">ż</text:span><text:s/>dzisiaj zaproponowano 2/3,<text:s/><text:span text:style-name="T1266">a</text:span><text:s/>następnie 75%. Jest zatem jakby eskalacja żądań, czy propozycji, które przedstawiacie, więc boimy się, że jak się zgodzimy na przykład na 75%, to jutro będzie 80.</text:p>
      <text:p text:style-name="P1267">Więc proponujemy, żeby zatrzymać się, żeby załatwić sprawę kompromisowo i zatrzymać się nad tym, nad czym - do czego doszliśmy już wczoraj, czyli na propozycji 3/5<text:span text:style-name="T1268"><text:s/></text:span>w związku z argumentami prof. G<text:span text:style-name="T1269">e</text:span>remka, które oczywiście bardzo są tu racjonalne, chciałbym powiedzieć, że jesteśmy i będziemy w nowym Sejmie, w nowej sytuacji politycznej, że wprawdzie strona jak wspominano tutaj - stron<text:span text:style-name="T1270">a</text:span><text:s/>koalicyjna<text:s/><text:span text:style-name="T1271">-</text:span><text:s/>że mamy tu sytuację, w której strona koalicyjna ma 65% jak mówiliśmy mandatów, ale przecież jest także jasne, że w wielu sprawach są bardzo różne opinie również wewnątrz koalicji, tak że ta niezbędność zawierania sojuszy pewnie w różnych gronach będzie także i przy proporcji 3<text:span text:style-name="T1272">/</text:span>5<text:span text:style-name="T1273">.</text:span></text:p>
      <text:p text:style-name="P1274">Dl<text:span text:style-name="T1275">a</text:span>tego też chcielibyśmy przyjąć waszą propozycję z wczoraj i zgodzić się na owe 3/5 jako podstawę dla o<text:span text:style-name="T1276">d</text:span>rz<text:span text:style-name="T1277">u</text:span>cenia veta Senatu.</text:p>
      <text:p text:style-name="P1278">Co się tyczy ustawy budżetowej to zgadzamy się<text:span text:style-name="T1279"><text:s/></text:span>z tym, że ona jako ustawa musi mieć pewien tok odpowiadający wszystkim ustawom, proponujemy, żebyśmy może w innym trybie określić dokładnie, jak się ma odbyć proces zatwierdzania ustawy budżetowej ze względu na jej pilność i w<text:span text:style-name="T1280">a</text:span>g<text:span text:style-name="T1281">ę</text:span>, ale tak, żeby nie naruszyć ogólnych zasad postępowania z ustawami, które Sejmowi są przyznane, Senatowi są przyznane, ale z kolei, żeby uwzględnić - ja myślę,<text:s/><text:span text:style-name="T1282">ż</text:span>e t<text:span text:style-name="T1283">r</text:span>zeba to będzie po prostu znów, tak jak z innymi, że dwóch specjalis<text:span text:style-name="T1284">tów</text:span>, może by usiadło dzisiaj i jutro spróbowało to sformułować.</text:p>
      <text:p text:style-name="P1285">Co si<text:span text:style-name="T1286">ę</text:span><text:s/>ty<text:span text:style-name="T1287">c</text:span>zy planu społeczno-gospodarczego, to mówiliśmy o opiniowaniu tego planu przez Senat, proponowaliśmy to, rozumiemy, że formą tego opiniowania jest taki rodzaj uchwały Senatu w tej sprawie i że będzie ona<text:span text:style-name="T1288">.</text:span></text:p>
      <text:p text:style-name="P1289">Co się tyczy sprawy przedłużania stanu wyjątkowego to proponujemy, żeby tu stosować podobną procedurę jak z innymi ustawami. Wprowadzić kategorię ustawą przedłuż<text:span text:style-name="T1290">a</text:span>nia stanu w<text:span text:style-name="T1291">oj</text:span>e<text:span text:style-name="T1292">n</text:span>nego i jako ustawa musi ona mieć również aprobatę Senatu w przyjętym tu dla innych ustaw trybie.</text:p>
      <text:p text:style-name="P1293">Co się tyczy kwestii powoływania rzecznika praw obywatelskich i prezesa<text:s/><text:span text:style-name="T1294">N</text:span>IK-u oraz uprawnień NIK. Dwie rzeczy w tej sprawie chcielibyśmy przedstawić.</text:p>
      <text:p text:style-name="P1295">Zgodnie z prze<text:span text:style-name="T1296">ds</text:span>ta<text:span text:style-name="T1297">wi</text:span>oną wcześniej nawet tak dosyć zgrabnie przez doc. Gebethnera sformułowaną regułą podziału ról między Senatem a Sejmem, jesteśmy zdania, że Senat powinien zachować swoje uprawnienia dotyczące jak gdyby nadzoru nad działalnoś<text:span text:style-name="T1298">ci</text:span>ą Sejmu, w szczególnoś<text:span text:style-name="T1299">ci</text:span><text:s/>w tych dwóch obszarach, dwóch dziedzinach, które wymienialiśmy przedtem, praw obywatelskich i społeczno-gospodarczych.</text:p>
      <text:p text:style-name="P1300">Ale nie wynikają z tego jego uprawnienia stanowiące w stosunku do organów państwa. Niemniej byłoby w związku z tym właściwe, żeby Senat opiniował kandydaturę na rz<text:span text:style-name="T1301">e</text:span>cznika praw obywatelskich i ewentualnie prezesa N<text:span text:style-name="T1302">I</text:span>K-u. Wreszcie z powodów, które przed chwilą prze<text:span text:style-name="T1303">ds</text:span>tawiłem jesteśmy również<text:s/><text:soft-page-break/>prz<text:span text:style-name="T1304">e</text:span>ciwni inicjatywie ustawodawczej Senatu.<text:s/>Proponujemy tr<text:span text:style-name="T1305">z</text:span>ymać<text:s/><text:span text:style-name="T1306">s</text:span>i<text:span text:style-name="T1307">ę</text:span><text:s/>ciągle<text:s/><text:span text:style-name="T1308">te</text:span>j samej reguły podziału zadań, która czyni z<text:s/><text:span text:style-name="T1309">S</text:span>ejmu podstawowy organ stanowiący prawo, a Senatu organ nadzorczy w s<text:span text:style-name="T1310">tos</text:span>unku do tegoż i proponowałbym, żebyśmy zbliżali, żebyśmy trzymali się t<text:span text:style-name="T1311">e</text:span>j reguły na tyle mocno na ile by się to dało.</text:p>
      <text:p text:style-name="P1312">To byłyby wszystkie kwestie, które państwo podnosil<text:span text:style-name="T1313">i<text:s/></text:span>nie wiem czy nie opuściłem którejś z nich?</text:p>
      <text:p text:style-name="P1314"><text:span text:style-name="T1315">O</text:span><text:span text:style-name="T1316">b. Bro</text:span><text:span text:style-name="T1317">n</text:span><text:span text:style-name="T1318">isław Geremek</text:span>:</text:p>
      <text:p text:style-name="P1319">Prawa konstruktywnego votum nieufności.</text:p>
      <text:p text:style-name="P1320"><text:span text:style-name="T1321">Przewodnicząc</text:span><text:span text:style-name="T1322">y</text:span>:</text:p>
      <text:p text:style-name="P1323"><text:span text:style-name="T1324">K</text:span>onstruktywne votum nieufności Senatu, tak?<text:s/><text:span text:style-name="T1325">Z</text:span><text:s/>rozwiąz<text:span text:style-name="T1326">a</text:span>niem Sejmu<text:s/><text:span text:style-name="T1327">-</text:span><text:s/>to to chcielibyśmy żebyśmy to dopracowali.</text:p>
      <text:p text:style-name="P1328">Prosz<text:span text:style-name="T1329">ę.</text:span></text:p>
      <text:p text:style-name="P1330"><text:span text:style-name="T1331">Ob</text:span><text:span text:style-name="T1332">.</text:span><text:span text:style-name="T1333"><text:s/>Mar</text:span><text:span text:style-name="T1334">ci</text:span><text:span text:style-name="T1335">n Król</text:span>:</text:p>
      <text:p text:style-name="P1336">Ja chciałbym zadań kilka pytań, a jedną rzecz może wyjaśnić, bo ona nie uległa pełnemu wyjaśnieniu, w każdym razie może intencje nasze nie są znane<text:span text:style-name="T1337">.</text:span><text:s/>Rzeczywiście wczoraj w grupie roboczej rozmawialiśmy o tych 3/5, ale pewna refleksja co do ważności spraw i co do pewnej hierarchizacji prowadzi do takiego wniosku, że jest przecież bardzo wiele rzeczy, które mają znaczenie dla skali państwowej powiedzmy nie n<text:span text:style-name="T1338">aj</text:span>ważnie<text:span text:style-name="T1339">js</text:span>ze i pomysł nasz polegał na tym, żeby zwykła większość Senatu mogła zgłaszać veto, które zwykłą większością Sejmu, nie 11/20 tylko większością bezwzględną, normalną plus 1 głos - byłyby odrzuc<text:span text:style-name="T1340">a</text:span>ne.</text:p>
      <text:p text:style-name="P1341">Natomiast w sprawach szczególnej wagi, kiedy tu zresztą toczyliśmy rozmowy liczne kuluarowe, szansa na to, żeby jedna strona uzyskała 2/3 Senatu też nie jest wiel<text:span text:style-name="T1342">k</text:span>a.</text:p>
      <text:p text:style-name="P1343">Te sprawy niezwykłej wagi szczególnie istotne zakwestionowane przez 2/3<text:s/><text:span text:style-name="T1344">S</text:span>enatu trafiały do... i musiały być odwołane przez 2/3 S<text:span text:style-name="T1345">ej</text:span>mu, czyli dzieliłoby to sprawy<text:s/><text:span text:style-name="T1346">-</text:span><text:s/>ustawy na dwa typy, prawda, i to jest wtedy znacznie bardziej racjonalne i osiągnięcie 2/<text:span text:style-name="T1347">3</text:span><text:s/>w każdej z izb przy prawdopodobnym podziale politycznym wydaje się mało prawdopodobne. Stąd niebezp<text:span text:style-name="T1348">i</text:span>eczeństwo klinczu<text:span text:style-name="T1349"><text:s/></text:span>w tym przypadku wydaje się bardzo niewielkie, a jeżeli to będą te 2/3 przeciwstawne, więc raczej niż zgodne w obu izbach<text:span text:style-name="T1350">.</text:span></text:p>
      <text:p text:style-name="P1351">To jest jedna rzecz, ale chciałbym prosić o wyjaśnienie, bo nie jest jasno prawnie, czy ja zresztą też nie jestem prawnikiem, więc sam nie wiem, co znaczy naprawdę opinia w tym przypadku, co wynika z opinii? Czy opinia w obu przypadkach jest<text:s/><text:span text:style-name="T1352">-</text:span><text:s/>w jakim stopniu opinia jest wiążąca. No to jest dosyć istotne, prawda?</text:p>
      <text:p text:style-name="P1353">Dziękuję.</text:p>
      <text:p text:style-name="P1354"><text:span text:style-name="T1355">Przewodniczący</text:span>:</text:p>
      <text:p text:style-name="P1356">Chciałbym zapytać, czy są jeszcze jakieś inne pytania?</text:p>
      <text:p text:style-name="P1357"><text:span text:style-name="T1358">Ob. Ciemniewski</text:span>:</text:p>
      <text:p text:style-name="P1359">Ja chciałem spytać jak tutaj mamy rozumieć sprawę tych dekretów z mocą ustawy, bo ja wraz ze zniesieniem systemu sesyjnego to przy tej konstrukc<text:span text:style-name="T1360">ji</text:span>,<text:s/><text:span text:style-name="T1361">k</text:span>tóra jest zaproponowana w projekcie ustaw o zmianie<text:s/>Konstytucji nie widzę już miejsca w jakimkolwiek zakresie na dekrety z mocą ustawy.</text:p>
      <text:p text:style-name="P1362">I to jest właśnie takie rozwiązanie, o które by nam chodziło. Natomiast pan przewodniczący był łaskaw<text:s/>powiedzieć o jakimś zawężeniu. Jeżeli byśmy wprowadzili, znieśli system sesyjny, a jednocześnie<text:s/>zostawilibyśmy<text:s/>jakieś dekrety, to nie byłoby zawężenie, tylko rozszerzanie, bo tak to dotyczy tylko okresu<text:s/><text:soft-page-break/>między sesjami, a więc praktycznie miesięcy wakacyjnych i jakichś tam okresów dwóch tygodni w zimie, a tak byśmy mieli faktycznie dekrety z moc<text:span text:style-name="T1363">ą</text:span><text:s/>ustawy między posiedzeniami.</text:p>
      <text:p text:style-name="P1364">Więc tutaj takiej koncepcji połączenie systemu permanentnego z pozostawieniem dekretów to nie jest to o co by nam chodziło.</text:p>
      <text:p text:style-name="P1365">Dziękuję.</text:p>
      <text:p text:style-name="P1366"><text:span text:style-name="T1367">Przewodnicząc</text:span><text:span text:style-name="T1368">y</text:span>:</text:p>
      <text:p text:style-name="P1369">Może<text:s/>jeszcze pytania, dobrze?</text:p>
      <text:p text:style-name="P1370">Prof. Geremek ma głos.</text:p>
      <text:p text:style-name="P1371"><text:span text:style-name="T1372">Ob. Bronisław Geremek</text:span>:</text:p>
      <text:p text:style-name="P1373"><text:span text:style-name="T1374">M</text:span>oże ja chciałbym<text:s/>niepytanie<text:s/>tylko pewne stwierdzenie, mianowicie w naszym przekonaniu jeśli chodzi o sprawę veta, a zatem w ogóle racji bytu i sensu istnienia instytucji Senatu n<text:span text:style-name="T1375">aj</text:span>rozsądniejsza jest ta, że Senat głosuje zwykłą większością głosów, uchwały podejmuje zaś jeżeli Sejm nie chce przyjąć tego veta, odrzuca większością 2/3.</text:p>
      <text:p text:style-name="P1376">I takie jest nasze zdanie. Uważamy, że to jest rozsądne, n<text:span text:style-name="T1377">i</text:span>e nadmierne stanowisko. To co pan Marcin Król mówił jest jakby akceptacją propozycji rządowej. Ja rozumiem, że musi obowiązywać pewne zasada stanu wojennego między dwoma stronami i dlatego pan przewodn<text:span text:style-name="T1378">i</text:span>czący Reykowski zechciał powiedzieć, niezgodnie z pr<text:span text:style-name="T1379">aw</text:span>dą<text:span text:style-name="T1380">,<text:s/></text:span>że my<text:s/>eskalujemy żądania, bowiem prawda jest taka, że po raz pierwszy usłyszeliśmy propozycję, że Senat i<text:s/>Prezydent, i przyjęliśmy ją z nieufnością, z z<text:span text:style-name="T1381">ai</text:span>nteresowaniem rozw<text:span text:style-name="T1382">ażali</text:span>śmy.</text:p>
      <text:p text:style-name="P1383">Jedyne elementy, jakie wówczas uzyskaliśmy to był ten, że ve<text:span text:style-name="T1384">to</text:span><text:s/>Senatu będzie odrzucane przez Sejm większością 2/3 i padł<text:span text:style-name="T1385">a</text:span><text:s/>wówczas propozycja, że można rozważyć taką zasadę, że jeżeli Senat odrzuca zwyk<text:span text:style-name="T1386">ł</text:span>ą większością u<text:span text:style-name="T1387">w</text:span>agi to znaczy określa pewne artykuły, części ustawy sejmowej zwykłą większością, wówczas Sejm odrzucić może zwykłą większo<text:span text:style-name="T1388">ś</text:span>cią, jeżeli zaś odrzuca ca<text:span text:style-name="T1389">ł</text:span>ą ustawę, to powinien przegłosować większością 2/3 i wówczas Sejm musi większością<text:span text:style-name="T1390"><text:s/></text:span>2/3 - i to jest rozwiązanie do którego nawiązywał pan Marcin Król.</text:p>
      <text:p text:style-name="P1391">Nie na<text:span text:style-name="T1392">j</text:span>lepsze jest to rozwiązanie, takie nie bardzo eleganckie i nie w tradycji tej instytucji, jaką jest Senat. Na ogół jest odmienna praktyka. Sądzimy, że n<text:span text:style-name="T1393">aj</text:span>sensowni<text:span text:style-name="T1394">ejs</text:span>za jest właśnie ta, którą wymieniłem.</text:p>
      <text:p text:style-name="P1395">Jesteśmy skłonni akceptować pierwszą sformułowaną przez stronę rządową, eskalacji żądań z naszej strony nie ma żadnej, jest może nadmierna wola kompromisu.</text:p>
      <text:p text:style-name="P1396">Chcę natomiast powiedzieć, że w tej chwili w sp<text:span text:style-name="T1397">r</text:span>awie uprawnień prezydenta jesteśmy w sytuacji odrzu<text:span text:style-name="T1398">c</text:span>enia<text:span text:style-name="T1399"><text:s/></text:span>zasadniczych przez nas sformułowanych zastrzeżeń i propozyc<text:span text:style-name="T1400">ji</text:span>. Dlatego rzeczywiście sprawa dekretu z mocą ustawy, propozycja nasza zostaje w pełni odrzucona, bo zastąpiona zostaje dalej idącą. Sprawa owej pierwszej ka<text:span text:style-name="T1401">d</text:span>enc<text:span text:style-name="T1402">ji<text:s/></text:span>prezydenta, n<text:span text:style-name="T1403">aj</text:span>sensowniejsze i n<text:span text:style-name="T1404">aj</text:span>rozsądni<text:span text:style-name="T1405">ej</text:span>sze rozwiązanie<text:s/>to<text:s/><text:span text:style-name="T1406">j</text:span>e<text:span text:style-name="T1407">s</text:span>t właśnie to, które byłoby w tym akcie, dlatego że wydawałoby mi się, że gdyby to było w porozumieni<text:span text:style-name="T1408">u<text:s/></text:span>przy Okrągłym Stole, że cóż bym odczytywał tutaj takiego niezręcznego wobec osoby, która może sta<text:span text:style-name="T1409">ć</text:span><text:s/>się tym pierwszym elektem.</text:p>
      <text:p text:style-name="P1410">Natomiast jeśli to jest w akcie prawnym, to to konstatuje, stwierdza, to jest umowa właśnie dotycząca jednorazowo, wiadomo, że ma być zmieniona<text:s/>Konstytucja<text:s/><text:span text:style-name="T1411">-</text:span><text:span text:style-name="T1412"><text:s/></text:span>wszystko przemawia za tym, jak<text:s/><text:span text:style-name="T1413">s</text:span>ądzę, żeby się znalazło w tym akcie.</text:p>
      <text:soft-page-break/>
      <text:p text:style-name="P1414">Sprawa veta za<text:span text:style-name="T1415">wi</text:span>esz<text:span text:style-name="T1416">aj</text:span>ącego, a zatem tego piątego punktu jest sprawą istotną i to istotną powiedziałbym nie tyle od strony pragmatyczn<text:span text:style-name="T1417">ej,</text:span><text:s/>ale przede wszystkim od pewnej strony symbolicznej, ustawienia prezydenta w całokształcie władz Rzeczypospolit<text:span text:style-name="T1418">ej.</text:span><text:s/>I tutaj ponownie znajdujemy brak zgody.</text:p>
      <text:p text:style-name="P1419">Sprawa rzecznika praw obywatelskich - uważaliśmy, że propozycja idąca we właściwym kierunku była sformułowana przez stronę koalicyjną, propozycja, aby rzecznik praw obywatelskich był mianowany przez Senat. Przypominam bowiem, że jest to propozycja strony koalicyjnej i to wpisuje na dobry inwentarz tej strony. To mądra propozycja.<text:s/><text:span text:style-name="T1420">I</text:span><text:s/>wycofanie się z niej wydaje nam się nie całkowicie uz<text:span text:style-name="T1421">as</text:span>adnione.</text:p>
      <text:p text:style-name="P1422">Nie do przyjęcia dla nas jest także sformułowanie o opiniowaniu, które jak wiadomo czyniłoby iluzoryczny<text:span text:style-name="T1423">mi<text:s/></text:span>wszystkie uprawnienia Senatu. Dotyczy to zarówno mianowania prezesa<text:s/><text:span text:style-name="T1424">N</text:span>IK-u, jak i tak zasadniczej sprawy, jak budż<text:span text:style-name="T1425">e</text:span>t<text:s/>państwa<text:span text:style-name="T1426">.</text:span><text:s/><text:span text:style-name="T1427">I</text:span><text:s/>tak zasadniczej sprawy jak Narodowy Plan Społeczno-Gospo<text:span text:style-name="T1428">da</text:span>rczy.</text:p>
      <text:p text:style-name="P1429">Uważamy, że w tej sprawie nie idzie rzecz o rozbieżność sformułowań, o doprecyzowanie redakcyjne,<text:s/><text:span text:style-name="T1430">a<text:s/></text:span>idzie o zasadniczą kwestię. O to jakie mają być uprawnienia prezydenta i usytuowanie prezydentów w organach władzy, i jakie ma być usytuowanie Senatu, jaka ma być jego rola, czy ma być to właśnie instytucja malowana, pozorowana, czy też jednak ta instytucja, o której mówił prof. Reykowski, że ma ona sprawować kontrolę nad Sejmem. Jest to sformułowanie właśnie oddające pewien kierunek ewolucji, który próbujemy zakreślić.</text:p>
      <text:p text:style-name="P1431">Ale takie s<text:span text:style-name="T1432">fo</text:span>rmułowanie trzeba zrealizować także językiem prawa i językiem ustaw.</text:p>
      <text:p text:style-name="P1433">Dziękuję bardzo.</text:p>
      <text:p text:style-name="P1434"><text:span text:style-name="T1435">Przewodnicząc</text:span><text:span text:style-name="T1436">y</text:span><text:span text:style-name="T1437">:</text:span></text:p>
      <text:p text:style-name="P1438">W kuluarach powiedział ktoś, zwrócił się ktoś z taką propozycją, aby negocjacje nasze<text:s/>odbywały się między prof. Geremkiem a mną - aby tego wrażenia uniknąć, nie będę w tej chwili reagował na to co prof. Geremek powiedział, zapytam kto chciałby zabrać głos?</text:p>
      <text:p text:style-name="P1439">Proszę bardzo pan Uziębło.</text:p>
      <text:p text:style-name="P1440"><text:span text:style-name="T1441">Ob. Jerzy Uziębło</text:span>:</text:p>
      <text:p text:style-name="P1442">Ja chyba nie zrozumiałem dobrze tego co powiedział pan prof. Geremek. Chciałbym się upewnić, wydaje mi się, że S<text:span text:style-name="T1443">e</text:span>nat nie ma być kontrolą dl<text:span text:style-name="T1444">a</text:span><text:s/>Sejmu, bo najwyższą władzą jest Sejm i myślę, że chyba w zapisie konstytucyjnym będzie to jasno sprecyzowane, chyba tu jakie<text:span text:style-name="T1445">ś<text:s/></text:span>nieporozumienie powstało.</text:p>
      <text:p text:style-name="P1446">Dziękuję.</text:p>
      <text:p text:style-name="P1447"><text:span text:style-name="T1448">Ob. Bronisław Geremek</text:span>:</text:p>
      <text:p text:style-name="P1449">Ja w tej<text:s/><text:span text:style-name="T1450">spra</text:span>w<text:span text:style-name="T1451">ie</text:span><text:s/><text:span text:style-name="T1452">je</text:span>śl<text:span text:style-name="T1453">i</text:span><text:s/>można wyjaśnić<text:span text:style-name="T1454">.</text:span><text:s/>Ja tylko cytowałem<text:span text:style-name="T1455">.</text:span></text:p>
      <text:p text:style-name="P1456"><text:span text:style-name="T1457">Przewodniczący</text:span><text:span text:style-name="T1458">:</text:span></text:p>
      <text:p text:style-name="P1459">Kto chciałby zabrać głos? Prof. W<text:span text:style-name="T1460">i</text:span>atr.</text:p>
      <text:p text:style-name="P1461"><text:span text:style-name="T1462">Ob. Jerzy Wiatr</text:span>:</text:p>
      <text:p text:style-name="P1463">Mnie si<text:span text:style-name="T1464">ę</text:span><text:s/>rzeczywiście także wydaje, że tutaj ponad dysku<text:span text:style-name="T1465">sj</text:span>ą na temat prawniczych sformułowań dominuje jednak dyskusja merytoryczna na temat formuły politycznej i osobiście bym radził tym głównym negocjatorom, by próbować tak dopasować pakietami postawienia, by zapewnić dwie rzeczy równocześnie. To znaczy, to by Sejm nie był właśnie, Senat nie był malowanym ciałem, bo to przecież nie o to chodzi, ale by równocześnie państwo mogło funkc<text:span text:style-name="T1466">j</text:span>onowa<text:span text:style-name="T1467">ć</text:span>, to znaczy by prezydent również posiadał<text:s/><text:soft-page-break/>dostateczne uprawnienia. Dam tutaj jeden przykład<text:span text:style-name="T1468">.</text:span></text:p>
      <text:p text:style-name="P1469">Rozmaite ustawy mogą być przetrzymywane bez szkody dla państwa, ale ustawa budżetowe nie, bo gdyby ona była przetrzymywan<text:span text:style-name="T1470">a</text:span>, no to cały gmach państwa się wali. Można by się na przykład zastanowić nad tym, jakie stworzyć mechanizmy, które dając więcej uprawnień Sen<text:span text:style-name="T1471">a</text:span>towi równocześnie zabezpiecz<text:span text:style-name="T1472">aj</text:span>ą przed paraliżem. Można by na przykład sięgnąć do czegoś wzorowanego na rozwiąz<text:span text:style-name="T1473">a</text:span>niach amerykańskich, mianowicie ustalić maksymalną granicę czasu, w którym musi się zmieścić uchwalanie ustawy budżetowej. Jeśli ta maksymalna granica zostaje przekroczona, a wskutek niezgodności między Sejmem i Senatem budżetu nie ma, to wówczas budżet zostaje wprowadzony w drodze dekretu prezydenta.</text:p>
      <text:p text:style-name="P1474">Niekoniecznie mówię, że to jest jedyne możliwe<text:s/>rozwiązanie tej sprawy, ale pokazuje pewien sposób myślenia, który byłby<text:s/><text:span text:style-name="T1475">d</text:span>rogą do zwiększania uprawnień Senatu. Więc tak jeżeli zwiększyć uprawnienia Senatu to równocześnie stworzyć gwarancje, że nie będzie to tworzyło paraliżu funk<text:span text:style-name="T1476">cjo</text:span>nowania państwa i te gwarancje mogą być albo w takim ustawieniu uprawnień prezydent<text:span text:style-name="T1477">a</text:span>,<text:span text:style-name="T1478"><text:s/></text:span>które pozwalają mu interweniować w razie paraliżu procesu ustawodawczego albo jeżeli takie uprawnienia prezydenta<text:span text:style-name="T1479"><text:s/></text:span>byłyby mniej akceptowane, a mogę sobie wyobrazić, że byłyby mniej akceptowalne, to wtedy w kierunku dania Sejmowi większych możliwości obawiania, veta Senatu i jeśli<text:s/><text:span text:style-name="T1480">-</text:span><text:s/>ostatnia sprawa - ja uważam za całkowicie nieuzasadnione założenie, że<text:s/>60% w<text:s/><text:span text:style-name="T1481">S</text:span>ejmie to jest po prostu suma posłów należących do trzech partii po<text:span text:style-name="T1482">li</text:span>ty<text:span text:style-name="T1483">cz</text:span>nych. Bo oczy<text:span text:style-name="T1484">wi</text:span>ś<text:span text:style-name="T1485">ci</text:span>e to tak może wyglądać z pozoru, ale to zakłada coś, czego my wcale przecież nie wiemy, my wcale nie wiemy, nie możemy tego z góry zakładać, że w tych wszystkich wypadkach spornych między Senatem i Sejmem wszystkie trzy partie będą miały jednakowe stanowisko, ani też tego, że wszyscy posłowie należący do tych partii będą mieli jednakowe stanowisko.</text:p>
      <text:p text:style-name="P1486">Czyli wydaje mi si<text:span text:style-name="T1487">ę</text:span>, że 60-procentowa granica dawałaby tutaj dostateczne pole do uzgodnień.</text:p>
      <text:p text:style-name="P1488">Dziękuję bardzo.</text:p>
      <text:p text:style-name="P1489"><text:span text:style-name="T1490">Przewodnicząc</text:span><text:span text:style-name="T1491">y</text:span>:</text:p>
      <text:p text:style-name="P1492">Dziękuję. Głos ma doktor Winczorek.</text:p>
      <text:p text:style-name="P1493"><text:span text:style-name="T1494">Ob.</text:span><text:span text:style-name="T1495"><text:s/>Piotr<text:s/></text:span><text:span text:style-name="T1496">W</text:span><text:span text:style-name="T1497">inczorek</text:span>:</text:p>
      <text:p text:style-name="P1498">Ja<text:s/><text:span text:style-name="T1499">w</text:span><text:s/>sprawie dekretu i odejścia od sesyjnego działania Sejmu. Oczywiście przyjęcie tej konstrukcji, która tutaj została zaproponowana rozszerza czas, w którym dekrety mogłyby by<text:span text:style-name="T1500">ć</text:span><text:s/>wydawane. To prawda. Mo<text:span text:style-name="T1501">że</text:span><text:s/>byłoby pewnym wyjściem zatem takie rozwiązanie.</text:p>
      <text:p text:style-name="P1502">Po pierwsze, że dekret musi być przedstawiony do zatwierdzenia nie na pierwszej sesji, najbliższej tylko na najbliższym posiedzeniu Sejmu, to oznaczałoby skrócenie czasu, w którym dekret by obowiązywał bez akceptacji Sejmu, a po drugie nie jest to co prawda szczególnie szczęśliwe ani tym bardziej oryginalne, ale może by zawrzeć taką klauzulę, przyzn<text:span text:style-name="T1503">a</text:span>m generalną, w tym przepisie który mówił o tym, że dekrety mogą być wydane w razie n<text:span text:style-name="T1504">a</text:span>głej konieczności państwowej.</text:p>
      <text:p text:style-name="P1505">Mówię nie oryginalne, bo to jest znana przedwojenna formuła. Co prawda tam prezydent wydawał rozporządze<text:span text:style-name="T1506">ni</text:span>a można powiedzieć na kopy, a nawet na więcej niż kopy, w wielkich ilościach i na najbliższym posiedzeniu było zatwierdzanych rozporządzeń czasami setki nawet.<text:s/><text:span text:style-name="T1507">A</text:span>l<text:span text:style-name="T1508">e</text:span><text:s/>zważywszy praktykę, jaka ma miejsce do dzisiaj gdy idzie o korzystanie z instytucji dekretów, to być mo<text:span text:style-name="T1509">ż</text:span>e tego rodzaju sytuacja by się nie powtarzała.</text:p>
      <text:soft-page-break/>
      <text:p text:style-name="P1510">Druga natomiast sprawa dotyczy inicjatywy ustawodawczej. Ja znowu muszę się odwołać do tego co Stronnictwo proponuje, być może już zaproponowało w Sejmie, żeby inicjatywa ta - zresztą pierwsza wersja projektu zmiany konstytucyjnej to przewidywała, należała ta inicjatywa również do Senatu.</text:p>
      <text:p text:style-name="P1511">Sytuacja nie jest specj<text:span text:style-name="T1512">a</text:span>lnie szczególna, d<text:span text:style-name="T1513">la</text:span>tego, że prz<text:span text:style-name="T1514">yj</text:span>ąwszy hipotetycznie, że Senat jest w<text:s/><text:span text:style-name="T1515">z</text:span>nacznej części w rękach opozycji, to także w r<text:span text:style-name="T1516">ę</text:span>kac<text:span text:style-name="T1517">h</text:span><text:s/>opozycji b<text:span text:style-name="T1518">ę</text:span>d<text:span text:style-name="T1519">z</text:span>ie znaczn<text:span text:style-name="T1520">a<text:s/></text:span>część z tych 35% mandatów sejmowych, które s<text:span text:style-name="T1521">ą</text:span><text:s/>zostawione dla obsadzenia przez posłów bezp<text:span text:style-name="T1522">a</text:span>rtyjnych. Przyj<text:span text:style-name="T1523">ą</text:span>wszy z kolei, że inicjatywa ustawodawcza będzie należała do posłów, w tym właśnie i tych kilkunastu, którzy dzisi<text:span text:style-name="T1524">a</text:span>j mają takie prawo - 15 no to w istocie rzeczy ini<text:span text:style-name="T1525">cj</text:span>atywa może wyjść z Sejmu z tej części Sejmu, która jest nie powiem opanowana, to jest złe słowo, ale w każdym<text:span text:style-name="T1526"><text:s/></text:span>razie kontrolowana przez opozycję, jak też ewentualnie z Senatu i to niekoniecznie akurat z części Senatu przez opozycję opanowanego.</text:p>
      <text:p text:style-name="P1527">Tak że mnie się wydaje, że jeśli patrzeć nie od strony jakiejś czystości prawniczych konstrukcji, tylko od strony politycznej, to na jedno wyjdzie, a Senat będzie miał wreszcie rzeczywiście jakieś uprawnienie uruchamiaj<text:span text:style-name="T1528">ą</text:span>ce pewne procedury postępowania istotnego politycznie i prawnie w państwie.</text:p>
      <text:p text:style-name="P1529">Dziękuj<text:span text:style-name="T1530">ę.</text:span></text:p>
      <text:p text:style-name="P1531"><text:span text:style-name="T1532">Przew</text:span><text:span text:style-name="T1533">od</text:span><text:span text:style-name="T1534">nicząc</text:span><text:span text:style-name="T1535">y</text:span>:</text:p>
      <text:p text:style-name="P1536">Dziękuję.</text:p>
      <text:p text:style-name="P1537">Głos ma pan Jacek Kuroń.</text:p>
      <text:p text:style-name="P1538"><text:span text:style-name="T1539">Ob.</text:span><text:span text:style-name="T1540"><text:s/>J</text:span><text:span text:style-name="T1541">a</text:span><text:span text:style-name="T1542">cek Kuroń</text:span>:</text:p>
      <text:p text:style-name="P1543">Oczywiście rację ma pan prof. Wiatr, my rozmawiamy nie tyle o sformułowaniach prawnych, ile o politycznych mechanizmach działania w niedalekiej przyszłości tego państwa. I myślę sobie, że w tym tutaj jakby po stronie koalicyjno-rz<text:span text:style-name="T1544">ą</text:span>dowej wyraźnie słysząc takie oto rozu<text:span text:style-name="T1545">m</text:span>owanie<text:span text:style-name="T1546"><text:s/></text:span>hipotetyczne, że mianowicie<text:s/><text:span text:style-name="T1547">3</text:span>5<text:span text:style-name="T1548">%</text:span><text:s/>w Sejmie posiada opozycja i większość<text:s/><text:span text:style-name="T1549">w</text:span><text:s/>Senacie posiada opozycja.</text:p>
      <text:p text:style-name="P1550">Ja nie chciałbym mówić, czy to tak będ<text:span text:style-name="T1551">zi</text:span>e czy nie będzie<text:span text:style-name="T1552">.</text:span><text:s/>Ja by<text:span text:style-name="T1553">m</text:span><text:s/>tylko chciał zwrócić uwagę, że<text:s/><text:span text:style-name="T1554">j</text:span>e<text:span text:style-name="T1555">s</text:span>t to w tej konstrukcji, którą żeśmy tu prz<text:span text:style-name="T1556">yj</text:span>ęli te 35%, to jest po prostu najszersza możliwa baza wyborcza, a Senat jest jeszcze szerszą możliwą bazą wyborczą.</text:p>
      <text:p text:style-name="P1557">Tak że w pewnym sensie te 3<text:span text:style-name="T1558">5</text:span>% będą w większym stopniu - ten Senat będzie w większym nieco stopniu niż pozostały układ odzwierciedlały różne dążenia społeczne i ja nie sądzę, aby opozycyjne akurat. Po pierwsze.</text:p>
      <text:p text:style-name="P1559">Po drugie - tak jak panowie nam mówicie, nie myślcie wy sobie, że ten PZPR, ZSL i<text:s/><text:span text:style-name="T1560">SD</text:span><text:s/>będą razem myślały, no to tym bardziej prosiłbym, żeby nie przyjmować takiej konstrukcji błędnej, że ten Senat i 35% to jest blok, który będzie razem myślał. To jest po prostu niemożliwe.</text:p>
      <text:p text:style-name="P1561">Tu w żadnym razie nie można tego porównywa<text:span text:style-name="T1562">ć</text:span><text:s/>do sytuacji naszej strony przy tym stole. To jest specyficzna sytuacja. Natomia<text:span text:style-name="T1563">s</text:span>t to będą ludzie z wyboru, posłowie, senatorzy, różni posłowie i różni senatorowie i różne sprawy, i różnie będą te podziały przebiegały,<text:s/><text:span text:style-name="T1564">n</text:span>atomiast co jest istotą sprawy? Jak rozumiem istotą sprawy<text:s/><text:span text:style-name="T1565">je</text:span>st to, że oto postanawiamy, planujemy taki ład, w którym trzeba będzie maksymalnie dążyć do consensusu. Nie załatwiać mechaniczną większością jakiegoś ugrupowania polityczn<text:span text:style-name="T1566">e</text:span>go tyl<text:span text:style-name="T1567">ko</text:span><text:s/>dążyć do consensusu, w interesie wszystkich. Sytuacja w której nagle mamy zbudowany jednolicie Senat i 3<text:span text:style-name="T1568">5</text:span>% przeciwko władzy państwowej rządzącej większości, jest sytuacją kryzysu. To jest sytuacja nadzwycz<text:span text:style-name="T1569">aj</text:span>na i z tego punktu widzenia na stałe planować pracy tego Sejmu i Senatu nie można.<text:s/><text:soft-page-break/>On by tak nie mógł pracować. Gdyby przyjąć, że tak jest stale i my b<text:span text:style-name="T1570">yś</text:span>my mieli<text:s/>wymyślić taki mechanizm,<text:s/><text:span text:style-name="T1571">j</text:span>ak to państwo ma działać przy taki<text:span text:style-name="T1572">m</text:span><text:s/>układzie. Ono by tak nie mogło działać, po prostu.</text:p>
      <text:p text:style-name="P1573"><text:span text:style-name="T1574">I</text:span><text:s/>tuta<text:span text:style-name="T1575">j</text:span><text:s/>nie ma co wymyślać mechanizmów, to wtedy jest właśnie sytuacja nadzwycz<text:span text:style-name="T1576">aj</text:span>na, może stan wyjątkowy. Natomiast i musimy przyjąć, że tak<text:s/><text:span text:style-name="T1577">j</text:span>ak po stronie opozycyjnej, która wchodzi do Sejmu spoczywa ciężar odpowiedzialności za państwo, tak musi taki ciężar spoczywać na<text:s/>stronie<text:s/>koalic<text:span text:style-name="T1578">yj</text:span>no-rządow<text:span text:style-name="T1579">ej</text:span><text:s/>- odpo<text:span text:style-name="T1580">wi</text:span>edzialności za consensus i z tego punktu wodzenia mechanizm dwóch trzecich, znaczy 2/3 większości jest mechanizmem właś<text:span text:style-name="T1581">ci</text:span>wym, właśnie przy całym zróżnicowaniu jest to po prostu wymóg uzyskiwania konsensusu.</text:p>
      <text:p text:style-name="P1582">Inny układ jest układem, w którym się zakłada że będzie się rządzić mechaniczną większością i jest to założenie moim zdaniem z państwowego punktu widzenia destruktywne.</text:p>
      <text:p text:style-name="P1583">I to tyle.</text:p>
      <text:p text:style-name="P1584"><text:span text:style-name="T1585">Przewodnicząc</text:span><text:span text:style-name="T1586">y</text:span>:</text:p>
      <text:p text:style-name="P1587">Dziękuję.</text:p>
      <text:p text:style-name="P1588">Głos ma pan prof. Jarosz.</text:p>
      <text:p text:style-name="P1589"><text:span text:style-name="T1590">Ob. Zdzisław Jarosz</text:span>:</text:p>
      <text:p text:style-name="P1591">Proszę Państwa! Ja nie chciałbym patrzeć na instytucję Senatu z punkt widzenia antycypowania już teraz przyszłych wyników wyb<text:span text:style-name="T1592">o</text:span>rów i tych układów, w związku z tym politycznych, dla mnie to jest po prostu pewna<text:span text:style-name="T1593"><text:s/></text:span>instytucja prawa konstytucyjnego, którą z punktu widzenia pewnych założeń w tym zakresie oceniam w sposób jednoznaczny nie będę już tej oceny tutaj definiował poprz<text:span text:style-name="T1594">e</text:span>dnim razem w poniedziałek było szereg podobnych wypowiedzi, do których ja się przyłączam, mam całkiem inną wizj<text:span text:style-name="T1595">ę<text:s/></text:span>drugiej izby, która by ewentualnie się w naszym systemie uzasadniała i byłaby potrzebna, ale skoro już mamy przed sobą propozycje utworzenia Senatu to trzymajmy się może w takim razie istotnie tej formuły, która została przy tym przyjęta, mianowicie, że ma to być takiej w pewnej refleksji zwłaszcza w sprawach ustawodawczych, z<text:span text:style-name="T1596">ap</text:span>obiegająca zbyt szybkim, doraźnym zmianom ustawowym, która by zmuszała Sejm właśnie do głębszego przyjrzenia się każdej sprawie, która jednym słowem pozwalałaby prowadzić proces ustawodawczy w sposób właściwy, ale jednocześnie, która by go nie blokowała.</text:p>
      <text:p text:style-name="P1597">No bo jeżeli zablokujemy, procesy życia państwowego, to oczywiście wtedy wszystko jedno w jakim składzie politycznym Senat będzie instytucją<text:s/><text:span text:style-name="T1598">dy</text:span>sfunk<text:span text:style-name="T1599">cjo</text:span>n<text:span text:style-name="T1600">al</text:span>ną w tym systemie i z tym się po prostu funkcjonować nor<text:span text:style-name="T1601">m</text:span>alnie nie da<text:span text:style-name="T1602">.</text:span></text:p>
      <text:p text:style-name="P1603">Stąd przechodząc do konkretów. Wydaje mi się, że nie do przyjęcia rzeczywiście jest owa koncepcja większości dwóch trzecich głosów, które by były wymagane przy odrzuceniu czy uchyleniu stanowiska Senatu lub jego propozy<text:span text:style-name="T1604">c</text:span>ji. To jest większość wymagana dla zmiany<text:s/>Konstytucji, a więc większość no już taka bardzo podniesiona, bardzo wyśrubowana. I taka, która no nie jest większością do stosowania na co dzień, a tym czasem jeśli państwo już antycypują taki lub inny skład Senatu, to przecież można założyć, że właściwie każda ustawa mogłaby się spotkać jeśli nie z zastrzeżeniem co do jej całości, czy też - czyli- przepraszam z propozycją odrzucenia, nawiasem<text:s/>mówiąc<text:s/><text:span text:style-name="T1605">t</text:span>o sformułowanie, które jest tu zaproponowane musi chyba ulec jakiejś zmianie, mianowicie Senat może zgłosić Sejmowi propozycje odrzucenia ustawy, którą Sejm co tylko uchwalił. Muszę powiedzieć, że taka propozycja to byłoby dziwne, ale rozumiem, że chodzi o ten<text:s/><text:span text:style-name="T1606">s</text:span>am sens. Inaczej pewno wyrażony, zastrzeżenia co do całej ustawy bądź też rozpatrzenia<text:s/><text:soft-page-break/>lub też nie przyjęcia ewentu<text:span text:style-name="T1607">a</text:span>lnie propozycji Senatu.</text:p>
      <text:p text:style-name="P1608"><text:span text:style-name="T1609">O</text:span>tóż ta większość konstytuc<text:span text:style-name="T1610">yj</text:span>na powiadam, nie jest większością, której można używać na co dzień, a tymczasem może się tak zdarzyć przecież przynajmniej teoretycznie, że niemal każda ustawa będzie w Senacie jeśli nie oprotestowana całkowicie, to przynajmniej opatrzona jakimiś wnioskami i poprawkami, czyli że w każdym wypadku zajęcie stanowiska negatywnego rzez Sejm wymagałoby t<text:span text:style-name="T1611">ej<text:s/></text:span>większości.</text:p>
      <text:p text:style-name="P1612"><text:span text:style-name="T1613">W</text:span><text:s/>związku z tym kwestia ewentualnego podziału ustaw na ważne i niew<text:span text:style-name="T1614">a</text:span>żne. Otóż ja niestety nie widzę takiej możliwości. Ważne to są według<text:s/>Konstytucji ustawy o zmianie<text:s/>Konstytucji i te są wy<text:span text:style-name="T1615">r</text:span>óżnione szczególną kwalifikowaną większością. Natomiast merytorycznie rozróżnić ustawy ważne lub nie, jest po prostu niemożliwe, bo trzeba byłoby chyba wymienić cały katalog nigdy niekończących się ustaw lub też powiedzieć, że po prostu ustawy ważne będą inaczej jakoś traktowane, ale to wtedy nic nie znaczy. To będzie tylko zarzewie konfliktów przy każdej sprawie co jest, a co nie jest ważne.</text:p>
      <text:p text:style-name="P1616">Dalsza kwestia, o której głównie chciałbym mówić, to kwestia jednak budżetu<text:s/><text:span text:style-name="T1617">i</text:span><text:s/><text:span text:style-name="T1618">p</text:span>l<text:span text:style-name="T1619">a</text:span>nu społeczno- gospodarczego. Otóż prosz<text:span text:style-name="T1620">ę</text:span><text:s/>p<text:span text:style-name="T1621">ań</text:span>stwa tu ja muszę powiedzieć, znów nie z punktu widzenia, tego że siedzę po tej stronie, tylko patrząc na to z punktu wi<text:span text:style-name="T1622">dz</text:span>enia pewnych państwowych konieczności i mechanizmów, jakie się z tym wiążą<text:span text:style-name="T1623">.</text:span></text:p>
      <text:p text:style-name="P1624">Tu świadomie budżet i plan wyłączono z norm<text:span text:style-name="T1625">a</text:span>lnych przepisów dotyczących ustawodawstwa i nadano w tym wypadku, próbuje się nadać inny bieg sprawom. Dlatego że us<text:span text:style-name="T1626">t</text:span>awa o budżecie państwa jest<text:s/><text:span text:style-name="T1627">c</text:span>ałkiem inną ustawą niż pozostałe, mówił już prof.<text:s/><text:span text:style-name="T1628">W</text:span>iatr, że to jest ustawa, która nie obowiązuje permanentnie, lecz kończy się jej obowiązywanie w pewnym czasie, w innych wypadkach jest tak, że jakieś przepisy prze<text:span text:style-name="T1629">ci</text:span>eż zawsze obowiązują, więc długość tej procedury jest obojętna, natomiast tutaj budżet wygasa 31 grudnia i na to nie ma żadnej rady, stąd też równoczesność rozpatrywania tego projektu, czy tych projektów planu i budżetu<text:s/><text:span text:style-name="T1630">w</text:span><text:s/>Sejmie i<text:s/><text:span text:style-name="T1631">w</text:span><text:s/>Senacie, ale na tym się sprawa nie kończy. To nie jest tylko kwestia równoczesnego rozpatrywania, ale także świadomie sformułowano tutaj, że mają być to opinie w tych sprawach.</text:p>
      <text:p text:style-name="P1632">Co należy rozumieć przez opinie? Oczywiście należy rozumieć stanowisko, ale także możliwość zgłaszania propozycji zmian, bo inaczej nie wyobrażam sobie, aby ta opinia mogła się sprowadzać do tak lub nie, popieramy lub n<text:span text:style-name="T1633">i</text:span>e popieramy. Otóż te propozy<text:span text:style-name="T1634">cj</text:span>e zmian zderzą się w Sejmie z licznymi innymi propozycjami pochodzącymi od 20 komisji sejmowych, prawdopodobnie jeszcze z autopoprawkami rządu i nie ma możliwości ustosunkować się do tych propozycji tylko w sposób mechaniczny przyjąć lub odrzucić jakąś większością. Trzeba po prostu je wykorz<text:span text:style-name="T1635">ys</text:span>t<text:span text:style-name="T1636">ać</text:span><text:s/>i to często w bardzo różnych fo<text:span text:style-name="T1637">r</text:span>mach, to znaczy niekoniecznie zwiększając w jednym miejscu tylko pozy<text:span text:style-name="T1638">cj</text:span>ę budżetową, a w innym zmnie<text:span text:style-name="T1639">js</text:span>zając, lecz po prostu łącząc różne propozycje w pewną całość.</text:p>
      <text:p text:style-name="P1640">Stąd też nie może być to potraktowane inaczej jak właśnie propozycja do rozważenia. Czy to istotnie ogranicza rolę Senatu?</text:p>
      <text:p text:style-name="P1641">Otóż formalnie tak, ja w związku z tym chciałbym powiedzieć, że istnieje możliwość znacznego rozszerzenia pola, w którym uczestniczy w zakresie społeczno- gospodarcz<text:span text:style-name="T1642">y</text:span>m, w których uczestniczy także Senat, a oczywiście o tym do tej pory nie ma mowy. Oczywiście cały czas myślę o uczestnictwie w rozpatrywaniu równoległym i zgłaszaniu propozycji do Sejmu. Otóż obecnie oprócz<text:s/>budżetu państwa Sejm uchwala, tylko nie ma o tym mowy w<text:s/>Konstytucji, także inne ważne, bardzo ważne akty planowania finansowego, a więc tzw. bilans dochodów i wydatków ludności łącznie z planem kredytowym czy odwrotnie<text:s/><text:soft-page-break/>plan kredytowy łącznie z tym bilansem,<text:s/><text:span text:style-name="T1643">a</text:span><text:s/>także bilans handlowy państwa - czyli bilans obrotów z zagranicą.</text:p>
      <text:p text:style-name="P1644">Otóż ja bym sądził, że istnieje istotna możliwość rozszerzenia pola tego współudziału, także na inne akty planowania finansowego, niż budżet państwa - ale ciągle w tej formie, jaka jest zapisana w projekcie<text:s/>konstytucji.</text:p>
      <text:p text:style-name="P1645">I dalej gdy idzie o plan społeczno-gospodarczy w momencie gdy jest to gotowy projekt ani Sejm ani Senat nie będą już miały wielkiego pola manewru jeśli w założeniu przynajmniej jest to plan zbilansowany. Otóż mechanizm przew<text:span text:style-name="T1646">i</text:span>dziany w ustawie o planowaniu społeczno-gospodarczym zakłada, że zarówno koncepcja ogólna wstępna, ale ta zasadnicza pl<text:span text:style-name="T1647">a</text:span>nu społeczno-gospodarczego na 5 lat, jak i rocznego planu gospodarczego jest rozpatrywana w Sejmie i Sejm przyjmuje określoną koncepcję planu także na tym etapie więc istnieje możliwość włączenia Senatu, tyle że nie jest to kwestia zmiany w tej chwili przepisów<text:s/>Konstytucji, lecz przepisów ustawy o planowaniu społeczno-gospodarczym, a więc nie ma intencji zwężenia czy ograniczenia roli Senatu. Jest tylko problem mechanizmu, wedle którego nie może być tak, iż uchwalony już budżet państwa po pracach bardzo takich długotrwałych wróci z powrotem do Sejmu i otworzy całą procedurę na nowo. O to tylko chodziło, a nie o ograniczenie roli Senatu. Takie są po prostu tutaj konieczności.</text:p>
      <text:p text:style-name="P1648">Dziękuję bardzo<text:span text:style-name="T1649">.</text:span></text:p>
      <text:p text:style-name="P1650"><text:span text:style-name="T1651">Przewodnicząc</text:span><text:span text:style-name="T1652">y</text:span>:</text:p>
      <text:p text:style-name="P1653">Dziękuję.</text:p>
      <text:p text:style-name="P1654">Nie chciałbym ograniczać praw przyszłych mówców, ale wpłynął wniosek, abyśmy w dalszej dyskusji trzymali się reguły 5 minut. Co państwo o tym sądzą?</text:p>
      <text:p text:style-name="P1655">Jest aprobata dla wniosku. Czy pan dr Ciemniewski podnosi rękę, żeby zaaprobować wniosek, czy żeby udzielić mu głosu?</text:p>
      <text:p text:style-name="P1656"><text:span text:style-name="T1657">O</text:span><text:span text:style-name="T1658">b. Ciemniewski</text:span>:</text:p>
      <text:p text:style-name="P1659">Zgłaszam się do głosu.</text:p>
      <text:p text:style-name="P1660"><text:span text:style-name="T1661">Przewodniczący</text:span>:</text:p>
      <text:p text:style-name="P1662">Zapiszę, ale mam już kilka zgłos<text:span text:style-name="T1663">z</text:span>e<text:span text:style-name="T1664">ń.</text:span></text:p>
      <text:p text:style-name="P1665">Ponieważ trzymaliśmy się w naszych poprzednich obradach takiej zasady przemienności, to wobec tego bę<text:span text:style-name="T1666">dę</text:span>, jeśli państwo się zgodzą, tej samej reguły trzymał się teraz i dlatego w tej chwili udzielę głosu panu Baumgar<text:span text:style-name="T1667">to</text:span>wi.</text:p>
      <text:p text:style-name="P1668"><text:span text:style-name="T1669">Ob. Piotr Baumgart</text:span>:</text:p>
      <text:p text:style-name="P1670">Proszę Państwa! Jestem po trzecim krajowym zjeździe NSZZ Rolników Indywidualnych<text:s/>„Solidarność”, który odbył się w sobotę i niedzielę w Warszawie i powiem państwu, że z wielkim trudem udało się mnie i wielu kolegom - uczestnikom Okrągłego Stołu namówić uczestników do poparcia pakietu, który jeszcze nie został dokonany do końca dopięty, ale w pewnym stopniu chociażby w sprawie uczestnictwa w wyborach, że udało nam się uzyskać coś takiego jak nieb<text:span text:style-name="T1671">oj</text:span>kotowany charakter uczestnictwa w wyborach. Oczywiście argumentowaliśmy tym, że wybory do Senatu są proponowane ze strony rządowej pełną demokratyczną formą. Tymczasem w tych propozy<text:span text:style-name="T1672">cj</text:span>ach, które tu<text:s/>słyszałem mówi się o 10 miejscach znów listy pańs<text:span text:style-name="T1673">t</text:span>wow<text:span text:style-name="T1674">ej</text:span>,<text:span text:style-name="T1675"><text:s/></text:span>mówi się o pewnym ograniczeniu. To bardzo dobrze jak minęło, cieszę się z tego, ale ponieważ te rzeczy ciągle jeszcze wracają i tak do końca nie są podpisane i dopięte, więc ja z obawą tutaj<text:s/><text:soft-page-break/>chcę o prostu wyczulić państwa na to, że przed zadaniem uczestników tej strony solidarnoś<text:span text:style-name="T1676">ci</text:span>owo-opozycyjnej jest ogromna sprawa do załatwienia, mianowicie nie tylko tutaj dojść do consensusu pewnego, ale również do tego, żeby dotrzymać warunków tego kontraktu. To znaczy spełnić ten kontrakt w sensie uczestnictwa w społeczeństwa, a przynajmniej tej części, którą reprezentujemy.</text:p>
      <text:p text:style-name="P1677">I jeśli będzie to taki Senat, który no będzie w pewnym sensie bardzo fikcyjny jako organ państwowy, bo ograniczony bardzo - okazuje się - konkretnie tylko do sprawy wyboru prezydenta, a z tak okr<text:span text:style-name="T1678">oj</text:span>onej tutaj choćby do roli opiniodawczej, będzie to zadanie ponad nasze siły i chciałbym, żeby państwo to wzięli po prostu pod uwagę, że my możemy przy podejś<text:span text:style-name="T1679">c</text:span>iu do consensusu takiego powiedzmy nierównego stracić wszystko. Mam tu<text:span text:style-name="T1680"><text:s/></text:span>na myśli naszą stronę i państwa stronę<text:span text:style-name="T1681">.</text:span></text:p>
      <text:p text:style-name="P1682">Bo jeżeli naród się nie opowie za tym, to my po prostu zostaniemy kolaborantami, a realizacja tego porozumienia będzie żadna. Tak że chciałbym, żeby to po prostu strona rządowa brała pod uwagę<text:span text:style-name="T1683">.</text:span></text:p>
      <text:p text:style-name="P1684">Dziękuję bardzo.</text:p>
      <text:p text:style-name="P1685"><text:span text:style-name="T1686">Przewodnicząc</text:span><text:span text:style-name="T1687">y</text:span><text:span text:style-name="T1688">:</text:span></text:p>
      <text:p text:style-name="P1689">Dziękuję<text:span text:style-name="T1690">.<text:s/></text:span>Prof. Baszkiewicz ma g<text:span text:style-name="T1691">ł</text:span>os<text:span text:style-name="T1692">.</text:span></text:p>
      <text:p text:style-name="P1693"><text:span text:style-name="T1694">Ob. Jan Baszkiewicz</text:span>:</text:p>
      <text:p text:style-name="P1695">Istnieje wola polityczna stworzenia nowej<text:s/>konstytucji, jak rozumiem powszechnie aprobowana, ale jak głębokie będ<text:span text:style-name="T1696">ą</text:span><text:s/>możliwe reformy w tej nowej<text:s/>konstytucji? Jak głęboka dalsza demokratyzacja systemu, to w ogromnej mierze zależy od tego, jak będą wyglądały najbliższe dwa, a może trzy lata. Jak będzie funkcjonował mechanizm jeszcze nie w pełni demokratyczny, który wynika z obecnego otwarcia.<text:s/><text:span text:style-name="T1697">Z</text:span><text:s/>tego musimy sobie wszyscy zdawać sprawę.</text:p>
      <text:p text:style-name="P1698">F<text:span text:style-name="T1699">u</text:span>nk<text:span text:style-name="T1700">cj</text:span>onowani<text:span text:style-name="T1701">e</text:span><text:s/>mechanizmów<text:s/><text:span text:style-name="T1702">de</text:span>mokratycznych zawsze nawet w najbardziej ustabilizowanych społeczeństwach stwarza ogromne straty energii społecznej, czasu. U nas opór materii jest jeszcze znacznie silniejszy ze względu na rozjątrzenie konfliktu społecznego, na kryzys ekonomiczny, moralny, społeczny, polityczny, zróżnicowanie opinii interesów, a także i grę namiętności.<text:s/><text:span text:style-name="T1703">W</text:span><text:s/>tej sytuacji teoria, iż musimy nauczyć się wszyscy uzyskiwania consensusu, teoria pana Kuronia, która bardzo mi odpowiada - jednak napotka na poważne trudności realizacyjne.</text:p>
      <text:p text:style-name="P1704">Pan Wałęsa wiele razy oświadczył, że w obecnej sytuacji kraju próby przejęcia władzy przez opozycję doprowadziłyby do katastrofy. Z wielką satysfakcją stwierdzam, że w wielu wypowiedziach, po drugiej stronie stołu wygłaszanych podobne nuty brzmiały przez te ostatnie 4 tygodnie.</text:p>
      <text:p text:style-name="P1705">Ale zechciejcie państwo zwrócić uwagę na fakt<text:s/><text:span text:style-name="T1706">w</text:span><text:s/>naszym przekonaniu, doprowadzenie do zablokowania instytucji politycznych te o kraju, sytuacji, w jakiej jesteśmy spowodowałoby skutki równie katastrofalne. Tak jest proszę państwa. Tego się obawiamy. Jest to ogromne ryzyko i proszę mi wierzyć, zechciejcie panowie może przyjąć ten sposób myślenia. Oderwać się od propagandy w stylu wojny Wolnej Europy<text:span text:style-name="T1707">,</text:span><text:s/>która powtarza do znudzenia, że strona partyjno-rządowa wyłącznie zatroskana jest o obronę swoich przywilejów, swoich foteli, swojej władzy. Jesteśmy zatroskani przede wszystkim perspektywą kraju. Jesteśmy zdecydowani zrobić wszystko, aby z jednej strony pójść na głębokie otwarcie, z drugiej strony jednak ubezpieczyć kraj przed ryzykiem katastrofy.</text:p>
      <text:p text:style-name="P1708">Stąd te różne stabilizatory i bezpieczniki,<text:s/><text:span text:style-name="T1709">k</text:span>tóre proponujemy wprowadzić na krótki cza<text:span text:style-name="T1710">s</text:span><text:s/>do ustawodawstwa konstytucyjnego i wyborczego, nie przesądzając przecież sprawy na przyszłość<text:span text:style-name="T1711">,</text:span><text:s/>jak<text:s/><text:soft-page-break/>sprawy po<text:span text:style-name="T1712">t</text:span>oczą się dalej, to będzie zależało od powodzenia eksperymentu, który zaczęli<text:span text:style-name="T1713">śm</text:span>y, a rozstrzygnie o tym<text:s/>Konstytucja.</text:p>
      <text:p text:style-name="P1714">Państwo zrozumiecie z pewnością, że żaden odpowiedzialny rząd, na przykład, nie mógłby w tej chwili wpisać do protokołu uzgodnień obietnicy, że następne wybory prezydenta będą się odbywały na przykład w wyborach powszechnych, lub że następne wybory Sejmu za 4 lata będą się dokonywały na zasadach pełnej demokracji pięcioprzymiotnikowego prawa wyborczego. Byłoby to po prostu nieodpowiedzialne, bo mamy tu do czynienia z równaniem z wieloma niewiadomymi, nie wiemy jak będzie wyglądała sytuacja wewnętrzna<text:s/>kraju,<text:s/><text:span text:style-name="T1715">z</text:span>a lat 4, nie wiemy jak będzie wyglądał kontakt międzynarodowy, nawiasem mówiąc nie oceniałbym go sposób tak euforyczny jak niekiedy na przykład pan Michnik go oceniał, no ale chciałbym jednak powiedzie<text:span text:style-name="T1716">ć</text:span><text:s/>na zakończenie, że jak ta sytuacja będzie wyglądała i jakie dalsze postępy na drodze do demokracji okażą się możliwe, to w znacznej mierze zależy właśnie od sukcesu tego co zaczęliśmy obecnie i dlatego chcemy ten sukces możliwie jak na<text:span text:style-name="T1717">js</text:span>kuteczniej ubezpieczy<text:span text:style-name="T1718">ć</text:span>.</text:p>
      <text:p text:style-name="P1719">Dzięku<text:span text:style-name="T1720">ję.</text:span></text:p>
      <text:p text:style-name="P1721"><text:span text:style-name="T1722">Przewodni</text:span><text:span text:style-name="T1723">c</text:span><text:span text:style-name="T1724">ząc</text:span><text:span text:style-name="T1725">y</text:span>:</text:p>
      <text:p text:style-name="P1726">Dziękuję. Głos ma pan Lamentowicz.</text:p>
      <text:p text:style-name="P1727"><text:span text:style-name="T1728">Ob. Wojciech Lamentowicz</text:span>:</text:p>
      <text:p text:style-name="P1729">Ja chciałbym n<text:span text:style-name="T1730">aj</text:span>pierw do pewnej kwestii ogólnej, którą trafnie podniósł pan profesor Baszkiewicz. Mianowicie, że musimy u<text:span text:style-name="T1731">dź</text:span>wigną<text:span text:style-name="T1732">ć</text:span><text:s/>trudny czas przed nami. Ten trudny czas, który będzie, także trudny dla społeczeństwa i my się spodziewamy, państwo pewnie też, że będzie powo<text:span text:style-name="T1733">dó</text:span>w do niezadowolenia społecznego jeszcze sporo.</text:p>
      <text:p text:style-name="P1734">A zatem jest także kwestią jakby ważną, żeby ten słabszy nie pretendujący do rządzenia, ale do uczestnictwa podmiot, którym ma b<text:span text:style-name="T1735">y</text:span>ć opozycja legalna był dostatecznie silny, żeby mógł to udźwignąć.</text:p>
      <text:p text:style-name="P1736">My jesteśmy w sytuacji jak sądzę o tyle trudniejszej, że jeżeli się pojawi<text:s/><text:span text:style-name="T1737">fa</text:span>la protestów na dużą skalę, to ona się pojawi po raz któryś z rzędu nie przeciwko strukturze władzy, ale po raz pierwszy przeciwko uczestnictwu opozycji w strukturze władzy. Dlatego też wcale nie jest bagatelną rzeczą jak duże będzie to uczestnictwo<text:s/><text:span text:style-name="T1738">i</text:span><text:s/>jak duży ciężar owego nieza<text:span text:style-name="T1739">do</text:span>wolenia będzie mogło ono wziąć na siebi<text:span text:style-name="T1740">e.</text:span></text:p>
      <text:p text:style-name="P1741">Ja nie umiem przewidzieć skali tego niezadowolenia i chyba nikt z nas tego nie umie zrobić, ale to tak<text:span text:style-name="T1742">ż</text:span>e poczucie odpowiedzialności dyktuje, żeby sobie zdać z tego sprawę<text:span text:style-name="T1743">.</text:span></text:p>
      <text:p text:style-name="P1744">C<text:span text:style-name="T1745">hci</text:span>a<text:span text:style-name="T1746">ł</text:span>bym powiedzieć jedną rzecz w sprawie bardzo konkretnej, dotyczą<text:span text:style-name="T1747">c</text:span>ej budżetu<text:span text:style-name="T1748">.</text:span><text:s/>M<text:span text:style-name="T1749">ó</text:span>wili na ten temat panowie Wiatr i Jarosz.<text:s/><text:span text:style-name="T1750">I</text:span><text:s/>ja myślę, że mo<text:span text:style-name="T1751">ż</text:span>na zaproponować z naszej strony takie rozwiązanie konstruktywn<text:span text:style-name="T1752">e</text:span><text:s/>i<text:s/>nieblokujące<text:span text:style-name="T1753"><text:s/></text:span>szybkiego sprawnego rozpatrywania budżetu, planu finansowego państwa i planu społeczno-gospodar<text:span text:style-name="T1754">c</text:span>zeg<text:span text:style-name="T1755">o.</text:span><text:s/>Mianowicie wystarczy przyjąć, że dla powiedzmy tych trzech szczególnie ważnych dla bieżącego działania gospodarki dokumentów.<text:span text:style-name="T1756">..</text:span></text:p>
      <text:p text:style-name="P1757"><text:span text:style-name="T1758">Przewodniczący</text:span>:</text:p>
      <text:p text:style-name="P1759">wymieniał pan budżet...</text:p>
      <text:p text:style-name="P1760"><text:span text:style-name="T1761">Ob. Wojciech Lamentowicz</text:span><text:span text:style-name="T1762">:</text:span></text:p>
      <text:p text:style-name="P1763">Budżet, plan finansowy państwa i plan społeczno-gospodarczy. T<text:span text:style-name="T1764">r</text:span>zy<text:s/><text:span text:style-name="T1765">fu</text:span>ndame<text:span text:style-name="T1766">nt</text:span>alne.<text:s/><text:span text:style-name="T1767">Że</text:span><text:s/>dla tych można by przyjąć pewien termin, w którym Senat musi wyrazić swą opinię w postaci bądź zaakceptowania uchwalonego przez Sejm aktu normatywnego, wszystko jedno czy w formie ustawy, czy w formie uchwały,<text:s/><text:soft-page-break/>bądź gdy terminu tego dotrzymać nie może rzecz wchodzi w życie w formie uchwalonej przez Sejm<text:span text:style-name="T1768">.</text:span></text:p>
      <text:p text:style-name="P1769">Ja myślę, że to jest prostsze niż procedura, którą sugerował prof<text:span text:style-name="T1770">.</text:span><text:s/>Wiatr, z dekretem dla prezydenta, bowiem to by nas wprowadzało raz jeszcze w tę trudną problematykę dekretu i sejmów permanencji, a daje chyba pewne gwarancje, że nie chodzi tu o obstrukcję i grę na czas, i o blokowanie budżetu, tylko o to, żeby jak prof. Trzeciakowski słusznie tu mówił, pewien udział w decyzjach ważnych gospodarczo Senat<text:s/><text:span text:style-name="T1771">m</text:span>ógł mieć.</text:p>
      <text:p text:style-name="P1772">Dziękuję bardzo<text:span text:style-name="T1773">.</text:span></text:p>
      <text:p text:style-name="P1774"><text:span text:style-name="T1775">Pr</text:span><text:span text:style-name="T1776">z</text:span><text:span text:style-name="T1777">e</text:span><text:span text:style-name="T1778">w</text:span><text:span text:style-name="T1779">odni</text:span><text:span text:style-name="T1780">c</text:span><text:span text:style-name="T1781">zą</text:span><text:span text:style-name="T1782">c</text:span><text:span text:style-name="T1783">y</text:span><text:span text:style-name="T1784">:</text:span></text:p>
      <text:p text:style-name="P1785">Pan Królewski.</text:p>
      <text:p text:style-name="P1786"><text:span text:style-name="T1787">Ob</text:span><text:span text:style-name="T1788">.</text:span><text:span text:style-name="T1789"><text:s/>Bogdan Królewski</text:span>:</text:p>
      <text:p text:style-name="P1790">Panie Przewodniczący!</text:p>
      <text:p text:style-name="P1791">Ja myślę tak, że tą ogólną dyskusję na temat Senatu uprawnień jak i również prezydenta, wym<text:span text:style-name="T1792">ie</text:span>nialiśmy już na poprzednich spotkaniach i myślę, że powinniśmy ze względu na czas dzisiaj dochodzi<text:span text:style-name="T1793">ć</text:span><text:s/>do pełnego consensusu<text:span text:style-name="T1794">.</text:span><text:s/>Nasza strona po przerwie, jak pamiętacie, dosy<text:span text:style-name="T1795">ć</text:span><text:s/>długiej, zastanawialiśmy się nad tym, co odpowiedzieć stronie opozycyjno-solidarnościowej, przedstawiła swój punkt widzenia<text:span text:style-name="T1796">.</text:span></text:p>
      <text:p text:style-name="P1797">Ja chcę zwrócić uwagę na trzy sprawy, które w moim odczuciu również chyba powinny być przez was przy<text:span text:style-name="T1798">ję</text:span>te, po prostu może trzeba się zastanowić, ale jako nie budzące chyba wątpliwości, że my nie zmienimy zdania, ponieważ po prostu go nie możemy zmienić<text:span text:style-name="T1799">.</text:span><text:s/>Sprawa przede wszystkim wyboru prezydenta<text:span text:style-name="T1800">.</text:span><text:s/>Otóż tutaj propozycja, która z waszej strony jest zasugerowana, ona może jest i rozsądna, i w perspektywie przy nowej<text:s/>konstytucji będzie po prostu można te sprawy rozstrzygać tak czy inaczej, ale obecnie ten zapis z naszej strony zaproponowany jest przemyślany i w gruncie rzeczy nie jest to coś takiego oryginalnego tylko dla Polski, ale również w ten sposób wybiera się prezydenta we Włoszech<text:span text:style-name="T1801">.</text:span><text:s/>Właśnie w obecnych czasach Zgromadzenie Narodowe<text:span text:style-name="T1802">.</text:span><text:s/>Również w ten sposób Zgromadzenie Narodowe wybierało przed wojną prezydenta<text:span text:style-name="T1803">.</text:span><text:s/>W związku z tym nie jest to coś takiego, co po prostu byłoby w<text:span text:style-name="T1804">s</text:span>tydem dla naszej oryginalności polskiej<text:span text:style-name="T1805">.</text:span></text:p>
      <text:p text:style-name="P1806"><text:span text:style-name="T1807">I</text:span><text:s/>bardzo bym prosił, żeby w tej kwestii może przyjąć jakiś consensus, może byśmy dochodzili do pewnych zbieżnych ocen<text:span text:style-name="T1808">.</text:span></text:p>
      <text:p text:style-name="P1809">Sprawa dru<text:span text:style-name="T1810">g</text:span>a<text:span text:style-name="T1811">,</text:span><text:s/>według mn<text:span text:style-name="T1812">i</text:span>e, ponieważ ona też budzi pe<text:span text:style-name="T1813">w</text:span>ne wątpliwości, to jest kwestia związana tutaj z tym odrzu<text:span text:style-name="T1814">c</text:span>eniem veta Senatu, czy trzy piąte czy dwie trzecie<text:span text:style-name="T1815">.</text:span><text:s/>Otóż ja uważam, że argume<text:span text:style-name="T1816">ntacj</text:span>a, która przez naszą stronę została przedstawiona, jest już na tyle wystarczająca i byśmy prosili, żeby też powiedzmy sobie, ponieważ idziemy na ten duży eksperyment w tych rozwiązaniach przyjęli, że my nie możemy odejść po prostu od propozycji - trzy piąte. Bo możemy długo dyskutować i przekonywać się, ale ja uważam, że ta argumentacja przedstawiona przez naszych tutaj<text:span text:style-name="T1817">...<text:s/></text:span>naszą stronę, czy naszą część, jest bardzo logiczna i jasna, i klarowna. Chociaż też trzeba rozumieć, że z waszej strony pewne przemyślenia m<text:span text:style-name="T1818">a</text:span>ją tutaj rację po prostu i w przyszłości być może będą mogły być wzięte pod uwagę.</text:p>
      <text:p text:style-name="P1819"><text:span text:style-name="T1820">I</text:span><text:s/>sprawa trzecia. Otóż ja myślę tak, że co byśmy tutaj nie powiedzieli, to podzielałbym tutaj pogląd kolegi Winczorka, że Senat mógłby mieć inicjatywę u<text:span text:style-name="T1821">st</text:span>awodawczą. Ponieważ w całym tym układzie rzeczy ta, myśl, którą zaprezentował jest dla mnie przekonywująca. Można by, że tak powiem, dyskutować nad<text:s/><text:soft-page-break/>pewnym tutaj rozszerzeniem.</text:p>
      <text:p text:style-name="P1822"><text:span text:style-name="T1823">I</text:span><text:s/>na zakończenie - otóż oczywiście przykro nam jest z tego tytułu, że propozycje co do rzecznika praw obywatelskich były poprzednio tak czy inaczej ujęte, teraz się wycofujemy, czy zmieniamy zdanie. Ale chyba też nie zmieniamy zdania, dlatego że nagle tutaj obudziliśmy się, tylko to że zmieniamy zdanie wynika po prostu z głębszej refleksji i myśli, jak i również tego, że po prostu w tych konsultacjach naszej bazy, po prostu czy naszych władz, jest jak gdyby takie stanowisko. Co nie oznacza,<text:s/><text:span text:style-name="T1824">że</text:span><text:s/>też<text:s/><text:span text:style-name="T1825">w</text:span><text:s/>perspektywie mo<text:span text:style-name="T1826">ż</text:span>na byłoby cokolwiek<text:s/><text:span text:style-name="T1827">w</text:span><text:s/>tym zmienić.</text:p>
      <text:p text:style-name="P1828">Kończąc proponowałbym, panowie przewodniczący, czy współprzewodniczący, żeby jednak posuwać si<text:span text:style-name="T1829">ę</text:span><text:s/>do przodu<text:span text:style-name="T1830">.<text:s/></text:span>Jeżeli będziemy tworzyli jakieś znowu ograniczniki, to dzień przejdzie i po prostu nie będzie można powiedzieć, że znowu popchnęliśmy sprawy czy niektóre rozstrzygnęliśmy<text:span text:style-name="T1831">.</text:span></text:p>
      <text:p text:style-name="P1832">Ja bym jeszcze raz apelował do strony opozycyjno- solidarnościowej, żeby przyjąć naszą argumentację, żeby po prostu zrozumieć naszą argumentację<text:s/><text:span text:style-name="T1833">i</text:span><text:s/>brać pod uwagę, że dosyć długo za<text:span text:style-name="T1834">st</text:span>anawial<text:span text:style-name="T1835">iś</text:span>my się, myśleliśmy nad tym, jak mamy odpowiedzieć i jakie przedstawić tutaj nasze stanowisko<text:span text:style-name="T1836">.</text:span></text:p>
      <text:p text:style-name="P1837"><text:span text:style-name="T1838">Przew</text:span><text:span text:style-name="T1839">o</text:span><text:span text:style-name="T1840">dn</text:span><text:span text:style-name="T1841">ic</text:span><text:span text:style-name="T1842">zący</text:span>:</text:p>
      <text:p text:style-name="P1843">Proszę państwa, jest jeszcze<text:span text:style-name="T1844"><text:s/></text:span>zapisanych kilka osób<text:span text:style-name="T1845">.</text:span><text:s/>Chciałbym namawiać nas do tego, żebyśmy teraz starali się ten punkt jakoś podsumowywać<text:span text:style-name="T1846">.<text:s/></text:span>Wobec tego udzielę głosu osobom, które są zapisane<text:span text:style-name="T1847">.</text:span><text:s/>I proponuję, jeśli państwo się zgodzą, żeby ten punkt kończyć, starać się, zobaczyć gdzie jesteśmy i zobaczyć co możemy zrobić dalej.</text:p>
      <text:p text:style-name="P1848">Zapisany był pan Ciemniewski.</text:p>
      <text:p text:style-name="P1849"><text:span text:style-name="T1850">Ob. Jerzy C</text:span><text:span text:style-name="T1851">ie</text:span><text:span text:style-name="T1852">mniewski</text:span>:</text:p>
      <text:p text:style-name="P1853">Jeżeli można, to krótko właśnie w sprawie budżetu. Ja rozumiem, że strona rządowa zgodziła się na formułę ustawy, więc tylko byłaby sprawa doprecyzowania tych szczegółów i tutaj wydaje mi się, że propozycją najszczęśliwszą jest propozycja pana Lamentowicza, określenia czasu trwania, zresztą przecież tak jest również z innymi ustawami, że jest te<text:s/><text:span text:style-name="T1854">3</text:span>0 dni na wniesienie poprawek.<text:s/><text:span text:style-name="T1855">I</text:span><text:s/>ta formuła<text:s/><text:span text:style-name="T1856">c</text:span>hyba jest najlepszą<text:span text:style-name="T1857">.</text:span></text:p>
      <text:p text:style-name="P1858">Natomiast ja cz<text:span text:style-name="T1859">uj</text:span>ę się ośmielony, ponieważ zostały tutaj zmienione propozycje odnośnie rzecznika praw obyw<text:span text:style-name="T1860">at</text:span>elskich, czuję<text:s/><text:span text:style-name="T1861">s</text:span>i<text:span text:style-name="T1862">ę</text:span><text:s/>ośmielony do zwrócenia uwagi na jeszcze jedno stanowisk<text:span text:style-name="T1863">o</text:span>, które mieści się w tym bloku praw obywatelskich, mianowicie stanowisko prokuratora generalnego.</text:p>
      <text:p text:style-name="P1864">Ja mówię o tym bez specjalnego przekonania dlatego,<text:s/><text:span text:style-name="T1865">ż</text:span>e my jesteśmy zwolennikiem włączenia prokuratury do Ministerstwa Sprawiedliwośc<text:span text:style-name="T1866">i</text:span>. Uczynienia prokuratury członem resortu sprawiedliw<text:span text:style-name="T1867">oś</text:span>ci<text:span text:style-name="T1868">.</text:span><text:s/>I wtedy nie ma problemu, z instytucją prokuratora generalnego<text:span text:style-name="T1869">.</text:span></text:p>
      <text:p text:style-name="P1870">Natomiast jeżeliby strona rządowa tej propozycji naszej sformułowanej w ramach<text:s/>„podstolika prawo i sądy”<text:s/>nie przyjęła, no to pozostaje sprawa uprawnień w zakresi<text:span text:style-name="T1871">e<text:s/></text:span>powoływania prokuratora generalnego<text:span text:style-name="T1872">.</text:span><text:s/>I wtedy trzeba byłoby do tego zestawu prezesa N<text:span text:style-name="T1873">I</text:span>K, rzecznika praw obywatelskich włączyć również prokuratora generalnego<text:span text:style-name="T1874">.</text:span><text:s/>Wydaje się bowiem, że powierzenie prezydentowi mianowania prokuratora generalnego, a co za tym idzie sprawowania nadzoru nad prokuraturą w sposób zasadniczy zmieniałoby koncepcję urzędu prezydenckiego i w żaden sposób nie tłumaczyłoby się całokształtem pozycji prezydenta<text:span text:style-name="T1875">.</text:span><text:s/>Tak że tutaj o tym trzeba pamiętać, ale jak sądzę sprawę tą rozwiążemy poprzez włączenie<text:s/><text:soft-page-break/>prokuratury do Ministerstwa Sprawiedliw<text:span text:style-name="T1876">ośc</text:span>i<text:span text:style-name="T1877">.</text:span></text:p>
      <text:p text:style-name="P1878">Dziękuję.</text:p>
      <text:p text:style-name="P1879"><text:span text:style-name="T1880">Przewodnicząc</text:span><text:span text:style-name="T1881">y</text:span>:</text:p>
      <text:p text:style-name="P1882">Są jeszcze zapisane dwie osoby.<text:s/>Przepraszam - trzy<text:span text:style-name="T1883">.</text:span><text:s/>Pan Moric, pan Reiff i pan Gebethner<text:span text:style-name="T1884">.<text:s/></text:span>Ma głos pan<text:s/><text:span text:style-name="T1885">M</text:span><text:span text:style-name="T1886">o</text:span>r<text:span text:style-name="T1887">ic.</text:span></text:p>
      <text:p text:style-name="P1888"><text:span text:style-name="T1889">Ob. Rajmund Moric</text:span>:</text:p>
      <text:p text:style-name="P1890">Dziękuję<text:span text:style-name="T1891">.</text:span><text:s/>Proszę państwa, ja będę mówił krótko. Ja w ogóle proponuję, żebyśmy rozstrzygali pewne tematy, a nie mieszali różnych nowych tematów, bo to nam przedłuża obrady<text:span text:style-name="T1892">.</text:span></text:p>
      <text:p text:style-name="P1893">Ja si<text:span text:style-name="T1894">ę</text:span><text:s/>postaram ustosunkować do spraw związanych z mechanizmem zatwierdzania przez Se<text:span text:style-name="T1895">j</text:span>m ponownie odrzuconych ustaw, na które Senat zwróciłby uwa<text:span text:style-name="T1896">g</text:span>ę<text:span text:style-name="T1897">.</text:span></text:p>
      <text:p text:style-name="P1898">Proszę państwa, zastanówmy się, o co nam chodzi, czy chodzi nam o blokowanie pracy Sejmu, czy chodzi nam o to, aby zwracać Sejmowi uwagę, że pewna ustawa, czy jej fragment budzi wątpliwości<text:span text:style-name="T1899">.</text:span><text:s/><text:span text:style-name="T1900">I</text:span><text:s/>to jest oczywiście decyzja polityczna, to jest decyzja kierunkowa o co nam chodzi.</text:p>
      <text:p text:style-name="P1901">Tutaj powiedział pan, ze strony<text:s/>„Solidarności”, że nie pretendujecie państwo do rządzenia, a do uczestnictwa w rządzeniu<text:span text:style-name="T1902">.</text:span><text:s/>Proszę państwa, dlatego właśnie jest korzystne, mnie się wydaje, dla państwa trzy piąte. Bo jeżeli będzie dwie trzecie, to proszę państwa, wy wtedy uczestniczycie w pełni w rządzeniu<text:span text:style-name="T1903">.</text:span><text:s/>I to jest całkiem inna filozofia<text:span text:style-name="T1904">.<text:s/></text:span>Wtedy już w pełni ponosicie współodpowiedzialność<text:span text:style-name="T1905">.</text:span><text:s/>Więc w tym układzie wykorzystując niejako państwa argumentację apelowałbym do państwa jednak, żebyście przyjęli trzy piąte<text:span text:style-name="T1906">.</text:span></text:p>
      <text:p text:style-name="P1907">Jeżeli chodzi o sprawy teraz z praktyki trochę na temat spraw budżetu<text:span text:style-name="T1908">.</text:span><text:s/>Proszę państwa, tak praktyka ost<text:span text:style-name="T1909">at</text:span>nia wykazuje, że my nie potrafimy się w naszym państwie uporać z budżetem nigdy przed rozpoczęciem roku<text:span text:style-name="T1910">.</text:span><text:s/>Taka jest praktyka<text:span text:style-name="T1911">.</text:span><text:s/><text:span text:style-name="T1912">I</text:span><text:s/>ja muszę powiedzieć, jak ktoś obserwuje, można się spodziewać, że w najbliższych latach będzie też trudno ustawy budżetowe uchwalać w odpowiednim czasie<text:span text:style-name="T1913">.</text:span><text:s/>Z prostej przyczyny - przy dużych zmianach gospodarczych, społecznych, przy niewątpliwie inflacji, która jest, to powoduje, że konstrukcja tego planu, skonstruowanie tego planu jest bardzo utrudnione<text:span text:style-name="T1914">.</text:span><text:s/>Znacznie trudniej jest to zrobić, ani<text:span text:style-name="T1915">ż</text:span>eli w systemie gospodarki stabilnej<text:span text:style-name="T1916">.</text:span></text:p>
      <text:p text:style-name="P1917">Dlatego właśnie propozycja, żeby Senat i Sejm rozpatrywały równolegle to, stanowi jakieś przyspieszenie tych prac<text:span text:style-name="T1918">.</text:span><text:s/>Prosz<text:span text:style-name="T1919">ę</text:span><text:s/>zwrócić uwagę, jeżeli to miałaby być nor<text:span text:style-name="T1920">m</text:span>alna zasada, tak<text:s/><text:span text:style-name="T1921">j</text:span>ak do wszystkich ustaw, to po uchwaleniu przez Sejm miesiąc niejako karencji, ponieważ Senat do miesiąca może zwrócić uwagę, a więc przez miesiąc już nie może ustawa funkcjonować, później ponownie rozpatrzenie przez Sejm powoduje, że my byśmy praktycznie byli gdzieś gotowi z ustawą budżetową i z NPSG około kwietnia<text:span text:style-name="T1922">.</text:span><text:s/>Bo tak by to było w praktyce<text:span text:style-name="T1923">.</text:span></text:p>
      <text:p text:style-name="P1924">Dlatego właśnie ta propozycja, żeby budżet i NPSG potraktować w sposób szczególny jest uzasadniona, bo ona wynika z praktyki<text:span text:style-name="T1925">.</text:span></text:p>
      <text:p text:style-name="P1926">Chcę też powiedzieć, że oczywiście nie zawsze musi być tak źle, jak to jest akurat w tej chwili w zakresie budżetu<text:span text:style-name="T1927">.</text:span><text:s/><text:span text:style-name="T1928">I</text:span><text:s/>w tym układzie przecież sami powiedziel<text:span text:style-name="T1929">iś</text:span>my na samym wstępie, że nowy Sejm dokona zmian<text:s/>Konstytucji<text:span text:style-name="T1930">.<text:s/></text:span>Ale na bazie doświadczeń jakoś wyciągniemy z tych mechanizmów dzisiaj preze<text:span text:style-name="T1931">nt</text:span>owanych, wprowadzonych w trybie nadzwy<text:span text:style-name="T1932">c</text:span>zajnym do<text:s/>Konstytucji<text:span text:style-name="T1933">.</text:span><text:s/>Chyba wtedy będzie miejsce na dokładne przeanalizowan<text:span text:style-name="T1934">ie</text:span><text:s/>tej sytuacji i ewentualne dalsze zmiany<text:span text:style-name="T1935">.</text:span></text:p>
      <text:p text:style-name="P1936">Dziękuję bardzo<text:span text:style-name="T1937">.</text:span></text:p>
      <text:soft-page-break/>
      <text:p text:style-name="P1938"><text:span text:style-name="T1939">Przewodniczący</text:span>:</text:p>
      <text:p text:style-name="P1940">Pan Reiff.</text:p>
      <text:p text:style-name="P1941"><text:span text:style-name="T1942">Ob. Ryszard Re</text:span><text:span text:style-name="T1943">i</text:span><text:span text:style-name="T1944">ff</text:span><text:span text:style-name="T1945">:</text:span></text:p>
      <text:p text:style-name="P1946">Zasadniczo chciałem nawiązać do głosu pana prof.<text:s/>Baszkiewicza, który powiał się<text:s/>na Kuronia, że w jakimś sensie zbieżny jest z tymi poglądami na temat consensusu.</text:p>
      <text:p text:style-name="P1947">Ale tu się zarysowała właśnie zasadnicza metoda myślenia o tym<text:span text:style-name="T1948">.</text:span><text:s/>Otóż to co byłoby rzeczywiście katastrofą,<text:span text:style-name="T1949"><text:s/></text:span>to byłoby obalenie władzy w wyniku takich czy innych destabilizujących czynników bu<text:span text:style-name="T1950">nt</text:span>u społecznego<text:span text:style-name="T1951">.</text:span><text:s/>To byłaby katastrofa,<text:s/><text:span text:style-name="T1952">a</text:span><text:s/>nie katastrofą byłby taki czy inny kompromis, który jest tutaj zawarty, z tymi proc<text:span text:style-name="T1953">e</text:span>nt<text:span text:style-name="T1954">am</text:span>i, o k<text:span text:style-name="T1955">t</text:span>órych pan<text:s/><text:span text:style-name="T1956">M</text:span>oric mówi, ile jest ucze<text:span text:style-name="T1957">st</text:span>nictwa, ile jest przejmowania fragmentów władzy itd.,<text:s/><text:span text:style-name="T1958">i</text:span>td<text:span text:style-name="T1959">.</text:span></text:p>
      <text:p text:style-name="P1960">W sumie wydaje mi się, że przeniesienie tej struktury na organy państwowe, jest przeniesieniem pewnego systemu osiągania kompromisu, do którego nikt nie jest do końca otwarty, to znaczy on musi powstawać w wyniku tego, że te argumenty się krzyżują i jakiś czas jest zawsze potrzebny n<text:span text:style-name="T1961">a</text:span><text:s/><text:span text:style-name="T1962">t</text:span>o, że stanowiska się zbliżają. No więc weźmy te pięć miesięcy ost<text:span text:style-name="T1963">at</text:span>nie, no<text:span text:style-name="T1964"><text:s/></text:span>to przecież tą drogę że<text:span text:style-name="T1965">ś</text:span>my odbyli ogromną. Ale ogromną odbyliśmy dlatego, że po<text:s/><text:span text:style-name="T1966">5</text:span>0% tutaj osób nas siedzi.</text:p>
      <text:p text:style-name="P1967">Więc<text:s/><text:span text:style-name="T1968">w</text:span><text:s/>tym wypadku ten chociażby klucz 2/3, bo to je<text:span text:style-name="T1969">s</text:span>t ten w jakimś sensie bardzo moment, ten jest po prostu niczym innym, jak wymuszenie na nas samych ducha kompromisu, który trzeba przenosić w tryb ciągły, a nie w tryb jednorazowy.</text:p>
      <text:p text:style-name="P1970">Jest to ogromne niebezpieczeństwo i istota nieufności<text:span text:style-name="T1971"><text:s/></text:span>po tej stronie, bierze się stąd, że dotychczas mieliśmy do czynienia z jednorazowymi akcjami tego typu, czy aktami tego typu.</text:p>
      <text:p text:style-name="P1972">Jeśli tej chwili chcemy to instytu<text:span text:style-name="T1973">c</text:span>jonali<text:span text:style-name="T1974">z</text:span>owa<text:span text:style-name="T1975">ć</text:span>, no to właśnie musimy się zdobyć na tego rodzaju decyzje.</text:p>
      <text:p text:style-name="P1976">Według mnie jest również bardzo wielkim niebezpieczeństwem myleniem tego czym jest opozycja i jej zgoda z tymi wielkimi procesami, które się dokon<text:span text:style-name="T1977">uj</text:span>ą<text:s/><text:span text:style-name="T1978">w</text:span><text:s/>społeczeństwie i istota porozumienia jest niczym innym, jak stworzenie wspólnych elementów stabilizujących to, żeby opanować j<text:span text:style-name="T1979">e</text:span><text:span text:style-name="T1980"><text:s/></text:span>w sytuacji<text:span text:style-name="T1981">,</text:span><text:s/><text:span text:style-name="T1982">w</text:span><text:s/>której stale to sobie p<text:span text:style-name="T1983">ow</text:span>t<text:span text:style-name="T1984">ar</text:span>zamy<text:span text:style-name="T1985">,</text:span><text:s/>nie<text:s/><text:span text:style-name="T1986">b</text:span>ę<text:span text:style-name="T1987">d</text:span>z<text:span text:style-name="T1988">i</text:span>e<text:span text:style-name="T1989"><text:s/></text:span>lepi<text:span text:style-name="T1990">ej,</text:span><text:s/>będzie gorzej i trzeba przez te najcięższe l<text:span text:style-name="T1991">a</text:span>t<text:span text:style-name="T1992">a<text:s/></text:span>jes<text:span text:style-name="T1993">z</text:span>cz<text:span text:style-name="T1994">e</text:span><text:s/>prze<text:span text:style-name="T1995">j</text:span>ść<text:span text:style-name="T1996">.</text:span></text:p>
      <text:p text:style-name="P1997"><text:span text:style-name="T1998">I</text:span><text:s/>ostatnia uwa<text:span text:style-name="T1999">ga.</text:span><text:s/>Otó<text:span text:style-name="T2000">ż</text:span><text:s/>ja nie uważam<text:span text:style-name="T2001">,</text:span><text:s/><text:span text:style-name="T2002">ż</text:span>e mó<text:span text:style-name="T2003">w</text:span>ienie w tej chwili o tym, że za<text:s/><text:span text:style-name="T2004">4</text:span><text:s/><text:span text:style-name="T2005">l</text:span>ata będą inne wybory, wi<text:span text:style-name="T2006">ę</text:span>c<text:s/><text:span text:style-name="T2007">w<text:s/></text:span>pełni demokr<text:span text:style-name="T2008">at</text:span>y<text:span text:style-name="T2009">cz</text:span>ne,<text:s/><text:span text:style-name="T2010">5</text:span>-przymiotnikowe, czy będzie inny<text:s/><text:span text:style-name="T2011">spos</text:span>ó<text:span text:style-name="T2012">b<text:s/></text:span>wybierania prezydenta niż dotychczas, jest nieodpowiedzi<text:span text:style-name="T2013">al</text:span>nością, bo nie wiemy jaka będzie sytuacja międzynarodowa, czy się Gorbaczowowi powiedzie pierestrojk<text:span text:style-name="T2014">a</text:span><text:s/>i jaka będ<text:span text:style-name="T2015">z</text:span>ie<text:span text:style-name="T2016"><text:s/></text:span>sytuacja wewnętrzn<text:span text:style-name="T2017">a.</text:span></text:p>
      <text:p text:style-name="P2018">Element angażowania się w pewnego rodzaju koncepcje r<text:span text:style-name="T2019">oz</text:span>w<text:span text:style-name="T2020">oj</text:span>owe, jest metodą wpływania na nią, to znaczy wywoływaniu jej w pewnym sensie jako czynnika, w którym deklarujemy jak być powinno.</text:p>
      <text:p text:style-name="P2021"><text:span text:style-name="T2022">N</text:span>o i tutaj wydaje mi się są te stanowiska bardzo wyraźnie zaznaczone zarówno w tych konkretach, o których tutaj myśmy mówili i których żeśmy nie przebrnęli jak i<text:s/><text:span text:style-name="T2023">w</text:span><text:s/>sposobie po prostu podejścia do całego tego modelu, byłoby ogromną nieodpowiedzi<text:span text:style-name="T2024">al</text:span>nością z naszej strony,<text:s/><text:span text:style-name="T2025">w</text:span><text:s/>tej chwili stracić z oczu tę wizję całą i pójść na jakieś ustępstwa, które by wówczas ją przekreślały od razu na samym wstępie całego tego procesu.</text:p>
      <text:p text:style-name="P2026"><text:span text:style-name="T2027">Przewodni</text:span><text:span text:style-name="T2028">cz</text:span><text:span text:style-name="T2029">ąc</text:span><text:span text:style-name="T2030">y</text:span>:</text:p>
      <text:p text:style-name="P2031">Ostatnim mówcą jest pan Gebethner.</text:p>
      <text:p text:style-name="P2032"><text:span text:style-name="T2033">Ob. Gebethner Stanisław</text:span>:</text:p>
      <text:soft-page-break/>
      <text:p text:style-name="P2034">Proszę państwa, dwie uwagi n<text:span text:style-name="T2035">at</text:span>ury ogólnej.</text:p>
      <text:p text:style-name="P2036">Cały czas obawiam się, że ulegamy pewnemu złudzeniu, że dyskutujemy tak zwane prowizorium konstytucyjne, a historia poucza, że sprawy tymczasowe były najdłuższe.</text:p>
      <text:p text:style-name="P2037">Dlatego, je<text:span text:style-name="T2038">ś</text:span>li<text:s/><text:span text:style-name="T2039">z</text:span><text:s/>upore<text:span text:style-name="T2040">m</text:span><text:s/>maniaka niektóre sprawy natury kon<text:span text:style-name="T2041">styt</text:span>uc<text:span text:style-name="T2042">yj</text:span>n<text:span text:style-name="T2043">ej</text:span><text:s/>tu podnoszę<text:span text:style-name="T2044">,</text:span><text:s/>to w ś<text:span text:style-name="T2045">wi</text:span>adomości,<text:s/><text:span text:style-name="T2046">że<text:s/></text:span>podejmujemy czy pr<text:span text:style-name="T2047">o</text:span>pon<text:span text:style-name="T2048">uj</text:span>em<text:span text:style-name="T2049">y</text:span><text:s/><text:span text:style-name="T2050">Sejmow</text:span>i d<text:span text:style-name="T2051">e</text:span>cyz<text:span text:style-name="T2052">j</text:span>e<text:span text:style-name="T2053">,</text:span><text:s/>które nie<text:s/><text:span text:style-name="T2054">są<text:s/></text:span>pis<text:span text:style-name="T2055">a</text:span>ne na rok, n<text:span text:style-name="T2056">a</text:span><text:s/>dwa, czy nawet cztery, a mo<text:span text:style-name="T2057">g</text:span>ą przetrwać nawet i dekady<text:span text:style-name="T2058">.</text:span></text:p>
      <text:p text:style-name="P2059">Jeżeli wynik naszych decyzji będzie taki, że trafimy z rozwiązaniami, które b<text:span text:style-name="T2060">ę</text:span>dą odpowiadały układowi społecznemu, to te prowizorium może trwać znacznie dłużej niż nam się<text:span text:style-name="T2061"><text:s/></text:span>wydaje i żadne tutaj rocznice nas nie zmuszą do uchwalania doskonałej<text:s/>konstytucji.</text:p>
      <text:p text:style-name="P2062">Druga sprawa. Ja najbardziej obawiam się, że wyłoni<text:s/><text:span text:style-name="T2063">s</text:span>ię parlament dwuizbowy po wyborach, w którym nie będzie żadna strona miała nawet kw<text:span text:style-name="T2064">al</text:span>i<text:span text:style-name="T2065">fi</text:span>kowanej mniejszości, mówię te 1/3 czy tam 2/5 i będzie się składał z dużej ilości wolnych strzelców i w dodatku deputowanych posłów i senatorów niedoświadczonych w pracy parlament<text:span text:style-name="T2066">ar</text:span>nej, a nie mówię, że obecnej kadencji są aż wytrawnymi wieloletnimi parlamentarzystami.</text:p>
      <text:p text:style-name="P2067">Dlatego też precyzja postanowień<text:s/>konstytucji musi być daleko posunięta i nie zgadzam się z tą techniką legislac<text:span text:style-name="T2068">yj</text:span>ną, że to krótko, węzłowato mamy określić, a do przyszł<text:span text:style-name="T2069">e</text:span>j<text:s/>konstytucji dojdziemy za parę lat. Wyjdzie to bokiem przy rozstrzyganiu wielu spraw.</text:p>
      <text:p text:style-name="P2070">Dlatego proponuję, aby tak jak podjęliśmy w tej chwili taką roboczą decyzję, że dwie osoby zredagują przepis dotyczący<text:span text:style-name="T2071"><text:s/></text:span>ratyfikacji, żeby wyłonić taką dwójkę lub czwórkę, nie wiem, która by ust<text:span text:style-name="T2072">al</text:span>iła procedurę, te postanowienia dotyczące bu<text:span text:style-name="T2073">d</text:span>żetu, planu finansów, bo wydaje mi się, jesteśmy bliżsi kompromisu niż to wygląda z pozoru w dyskusji.</text:p>
      <text:p text:style-name="P2074">Sprawa, dwie, trzy może konkretne sprawy. Sprawa inicjatywy ustawodawcz<text:span text:style-name="T2075">ej</text:span><text:s/>Senatu. Znane są w procedurach parlamentarnych obok inicjatywy ustawodawczej wnioski ustawodawcze. Proponowałbym przypisać Senatowi wnioski ustawodawcze, to znaczy jest to mniej wiążąca inspiracja ustawodawcza. Wymaga to rozpatrzenia wniosku i ewentualnie podjęcia inicjatywy ustawodawcz<text:span text:style-name="T2076">ej</text:span><text:s/>przez Sejm.</text:p>
      <text:p text:style-name="P2077">Ale trzeba się z wnioskiem zapoznać.</text:p>
      <text:p text:style-name="P2078"><text:span text:style-name="T2079">I</text:span><text:s/>trzecia sprawa. Ja jestem prze<text:span text:style-name="T2080">ci</text:span>wnikiem zniesienia sesji, to za bardzo jest zmieniające naszą i tradycję i zwyczaje, natomiast jestem za wprowa<text:span text:style-name="T2081">dz</text:span>eniem znanej naszemu pr<text:span text:style-name="T2082">a</text:span>wu konstytucyjnemu zasady, że w przerwach między sesjami S<text:span text:style-name="T2083">ejm</text:span>u, parlamentu, dekrety wydaje się na podstawie każdorazowego upoważnienia Sejmu, czy parlamentu do wydawania dekretów.</text:p>
      <text:p text:style-name="P2084">Ktoś mi tu powie, z uczniów prof. Rozmaryna, że to było fikcją w latach czterdziestych, to prawda, ale w lat<text:span text:style-name="T2085">a</text:span>ch 30-tych pod rządami<text:s/>Konstytucji kwietniowej to sprawdzałem, były to bardzo konkretne upoważnienia, konkretne upoważnienia lub ich nie było. Czyli w ten sposób, jeżeli Sejm zamknięciem sesji nie udzielił upoważnień, w tej przerwie międzyses<text:span text:style-name="T2086">yj</text:span>n<text:span text:style-name="T2087">ej<text:s/></text:span>prezydent z tych uprawnień nie korzysta.</text:p>
      <text:p text:style-name="P2088">Jeżeli Sejm uważa, że ta przerwa może wywoływać konieczność wydawania określonych dekretów, upoważnia do tego rząd czy prezydent. To jest jedno z rozwiązań ograni<text:span text:style-name="T2089">czają</text:span>cych wydawanie dekretów przez prezydenta.</text:p>
      <text:p text:style-name="P2090">Wydaje mi się, że naprawdę nie powinniśmy s<text:span text:style-name="T2091">ię</text:span><text:s/>w tej chwili spierać przy kim będzie rzecznik, ważne, że Rzecznik Praw Obyw<text:span text:style-name="T2092">at</text:span>elskich jest, a czy on jest powoływany pr<text:span text:style-name="T2093">z</text:span>e<text:span text:style-name="T2094">z</text:span><text:s/>Senat, czy przez Sejm, czy przez<text:s/><text:soft-page-break/>obie izby, to naprawd<text:span text:style-name="T2095">ę</text:span><text:s/>jest sprawa drugorzędna. W spraw<text:span text:style-name="T2096">ie</text:span><text:s/>prokuratury nie wiem,<text:s/><text:span text:style-name="T2097">t</text:span>o<text:s/><text:span text:style-name="T2098">je</text:span>st chyba odrębna spra<text:span text:style-name="T2099">wa</text:span>, którą będziemy jeszcze dyskutowali<text:span text:style-name="T2100">.<text:s/></text:span>Logicznie by było, gdyby była utrzymana<text:s/><text:span text:style-name="T2101">w</text:span><text:s/>tym charakterze, żeby tak jak rzecznik w tym samym trybie był powoływany.</text:p>
      <text:p text:style-name="P2102">Dziękuję.</text:p>
      <text:p text:style-name="P2103"><text:span text:style-name="T2104">Przewodnicząc</text:span><text:span text:style-name="T2105">y</text:span><text:span text:style-name="T2106">:</text:span></text:p>
      <text:p text:style-name="P2107">Dziękuję bardzo.</text:p>
      <text:p text:style-name="P2108">Proszę państwa, spróbujmy zorientować<text:s/>się<text:s/>gdzie jesteśmy i co mamy zrobić dalej<text:span text:style-name="T2109">.</text:span></text:p>
      <text:p text:style-name="P2110">Najp<text:span text:style-name="T2111">i</text:span>e<text:span text:style-name="T2112">rw</text:span><text:s/>chciałbym powiedzieć, że tak przede wszystkim uwagi, które przedstawił pan Kuroń na temat tego, co mamy zakładać na temat przyszłości i o składzie, ja podzielam je. Uważam je za niepolemiczne. Tak samo jak i również inne w tym te, które przedstawił pan Lamentowicz. Sądziłbym, że rzeczywiście musimy liczyć się z takimi, musimy brać<text:s/><text:span text:style-name="T2113">p</text:span>od<text:span text:style-name="T2114"><text:s/></text:span>uwagę takie racje, które tu padły.</text:p>
      <text:p text:style-name="P2115">Do katalogu tych racji trzeba jednak równocześnie dodać jeszcze jedną rację, o której mówił tu prof. Jarosz. Mianowicie my musimy - zastanawiamy się nad taką sytuacja, jeżeli przyjąć tą regułę, że rządzić trzeba, że trzeba maksymalnie dążyć do consensusu, tak jak pan Jacek Kuroń to sformułował. To jednocześnie co innego jest debatować n<text:span text:style-name="T2116">a</text:span>d pewnymi ogólnymi zagadnieniami,<text:s/><text:span text:style-name="T2117">a</text:span><text:s/>co innego rządzić kr<text:span text:style-name="T2118">a</text:span>j<text:span text:style-name="T2119">e</text:span>m i rozwiązywać problemy często bieżące i pilne<text:span text:style-name="T2120">.</text:span></text:p>
      <text:p text:style-name="P2121">I otóż sytuacja, która...<text:s/><text:span text:style-name="T2122">w</text:span><text:s/>której consensus jest nieosiągalny, tak jak na dawnym polskim<text:s/>Sejmie, która nie ma możliwości, w której nie ma możliwości przełamania braku consensusu przez większość, jakkolwiek by ona była zbudowana, stawia na porządku dziennym kryzys, tworzy kryzys parlame<text:span text:style-name="T2123">nt</text:span>arn<text:span text:style-name="T2124">y</text:span>, do którego prędzej czy później może dojść.<text:s/>Chodzi o to, żeby nie dochodziło od razu albo nie<text:s/><text:span text:style-name="T2125">za</text:span><text:s/>szybko<text:span text:style-name="T2126">.<text:s/></text:span>Dlatego też wydaje się, że ta reguła 2/3, już pomijając okoliczności jej wprowadzania, naprawdę to okoliczności były takie, że wtedy, kiedy że<text:span text:style-name="T2127">ś</text:span>my dyskutowali, to oczywi<text:span text:style-name="T2128">ś</text:span>cie ma rację prof. Geremek, że padła ta suma 2/3, potem kiedy już jednak był przygotowany projekt konkretny, który już przedstawialiśmy państwu jako dokument, to była ta propozycja 11/20, po<text:s/>czym do wczoraj, to nie było tylko wczoraj, do wczoraj wasza strona proponowała 3/5<text:span text:style-name="T2129">.</text:span></text:p>
      <text:p text:style-name="P2130"><text:span text:style-name="T2131">I</text:span><text:s/>otóż z powodów, o których powiedziałem, w tej chwili wydaje się, że jest właściwym rozwiązaniem przyjęcie na ten czas rozwiązania tego, tej propozycji rozstrzygania przez większość 3/5 właśnie dlatego, że aby unikną<text:span text:style-name="T2132">ć</text:span><text:s/>łatwego kryzysu legislac<text:span text:style-name="T2133">yj</text:span>nego w stosunkowo wczesnych etapach, gdyby id<text:span text:style-name="T2134">e</text:span>a<text:span text:style-name="T2135"><text:s/></text:span>consensusu nie dała się realizować.</text:p>
      <text:p text:style-name="P2136">Jeśli chodzi o sprawę Senatu, to wydaje mi się, że wygląda to tak. Mamy zgodę, że podstawowym uprawnieniem Senatu jest ocena ustaw i że Senat ma prawo veta w stosunku do ustaw. Nie jest to żadne malowane prawo. Jest to prawo zupełnie konkretne i mam nadzieję, że kiedy pan Baumgart będzie przedstawiał tą sprawę swojemu elektor<text:span text:style-name="T2137">at</text:span>owi, to ma coś konkretnego do przedstawienia. To jest rzeczywiście fakt konkretny.</text:p>
      <text:p text:style-name="P2138">D<text:span text:style-name="T2139">ys</text:span>ku<text:span text:style-name="T2140">to</text:span>w<text:span text:style-name="T2141">al</text:span>iśmy kwestię na tym tle, jedną kwestię, kwestię ustawy budżetowej, która wymaga szczególnego potraktowania, ale rzeczywiście jestem zdania, że tu jesteśmy bliscy i że tą propozycję, którą ktoś z państwa sformułował, żebyś<text:span text:style-name="T2142">m</text:span>y takie grono redakcyjne do tego powołali i myślę, że nas przybliży albo do rozwiązania, albo w ogóle pozwoli rozw<text:span text:style-name="T2143">i</text:span>ąza<text:span text:style-name="T2144">ć</text:span><text:s/>tą sprawę.</text:p>
      <text:p text:style-name="P2145">Przedmiotem rozbieżności widzę w sprawie Senatu,<text:s/><text:span text:style-name="T2146">w</text:span><text:s/>grun<text:span text:style-name="T2147">ci</text:span>e<text:span text:style-name="T2148"><text:s/></text:span>rzeczy dwóch rodzajów widzę<text:s/><text:soft-page-break/>rozbieżności. Jeden rodz<text:span text:style-name="T2149">a</text:span>j, to kwestia jaką większością Sejm może anulować veto, i drugie co oprócz ustaw, oprócz us<text:span text:style-name="T2150">to</text:span>sunkowania się do ustaw ma<text:s/><text:span text:style-name="T2151">jesz</text:span>cze należeć do sfery uprawnień drugiej<text:s/><text:span text:style-name="T2152">I</text:span>zby.</text:p>
      <text:p text:style-name="P2153">Podejmowana tu była kwestia Rzecznik<text:span text:style-name="T2154">a</text:span><text:s/><text:span text:style-name="T2155">P</text:span>r<text:span text:style-name="T2156">aw</text:span><text:s/>Obywatelskich, praw obyw<text:span text:style-name="T2157">at</text:span>elskich prezesa N<text:span text:style-name="T2158">I</text:span>K-u i dopiero co wprowadzona przez pana Ciemniewskiego sprawa Prokuratora<text:span text:style-name="T2159">.</text:span></text:p>
      <text:p text:style-name="P2160">Najlepiej by było, gdybyśmy zgodzili się, gdyby szanowni partnerzy zgodzili się na to, aby te sprawy zostały rozwiązane zgodnie z propozycją jaką przed<text:span text:style-name="T2161">st</text:span>awiamy. To znaczy, ż<text:span text:style-name="T2162">eby<text:s/></text:span>Senat posiadał uprawnienia w zakresie opiniowania kandyd<text:span text:style-name="T2163">at</text:span>ury Rzecznika Praw Obywatelskich i Przewodniczącego - jak to jest? I prezesa<text:s/><text:span text:style-name="T2164">N</text:span>IK-u. Taką propozycję formułuję,<text:s/><text:span text:style-name="T2165">w</text:span><text:s/>tej sprawie.<text:s/>By<text:span text:style-name="T2166">ć</text:span><text:s/>może, można by i także zastanowić się n<text:span text:style-name="T2167">a</text:span>d tym, czy inne jeszcze funkcje<text:s/><text:span text:style-name="T2168">w</text:span><text:s/>państwie<text:s/><text:span text:style-name="T2169">n</text:span>i<text:span text:style-name="T2170">e</text:span><text:s/>powinny by<text:span text:style-name="T2171">ć<text:s/></text:span>opiniowane przez Senat.</text:p>
      <text:p text:style-name="P2172">Proponujemy zatem, żeby Senat miał w tym wypadku rolę opiniującą, co by akcentowało w tym fakt, że jest tutaj on, że tu też ma to - jest to raczej w trybie consensus<text:span text:style-name="T2173">u<text:s/></text:span>rozstrzygana sprawa, niż w trybie decyzyjnym.</text:p>
      <text:p text:style-name="P2174">Tyle jeśli chodzi o sprawy Senatu. Może z<text:span text:style-name="T2175">at</text:span>rzymam<text:s/>s<text:span text:style-name="T2176">i</text:span>ę w tym miejscu i pójdziemy do sprawy prezydenta.</text:p>
      <text:p text:style-name="P2177">Proszę bardzo.</text:p>
      <text:p text:style-name="P2178"><text:span text:style-name="T2179">Ob. B</text:span><text:span text:style-name="T2180">ro</text:span><text:span text:style-name="T2181">nisł</text:span><text:span text:style-name="T2182">aw</text:span><text:span text:style-name="T2183"><text:s/>Geremek</text:span>:</text:p>
      <text:p text:style-name="P2184">Obawiam się, że jesteśmy w momencie, w którym rzecz nie idzie, o sprawę organizacji naszych prac. Powołaliśmy bowiem grupy robocze. Grupy robocze pracowały. Grupy robocze dalej nie pójdą n<text:span text:style-name="T2185">i</text:span>ż decyzje, które zostaną ustalone.</text:p>
      <text:p text:style-name="P2186">W jednej sprawie wydaje mi się, że jest taka możliwość decyzji, to jest w sprawie ustawy budżetowej.<text:s/><text:span text:style-name="T2187">W</text:span><text:s/>drugiej sprawie jest taka możliwość decyzji, to jest w sprawie potwierdzania ratyfikacji umów międzynarodowych i w tych dwóch sprawach rzecz idzie o s<text:span text:style-name="T2188">fo</text:span>rmułowanie, bo jest consensus. We wszystkich pozostałych nie ma go. A chodzi tu o sprawy istotne. I o decyzje istotne.</text:p>
      <text:p text:style-name="P2189">Ja rozumiem, jest to przeświadczenie całej delegacji, z którą występuję przy tym stole, że w tym nowym układzie demokratyzacyjnym trzeba mieć świadomość potrzeby pewnych zabezpieczeń czy bezpieczników, jak mówi prof. Baszkiewicz, bo rozumiemy ten sposób myślenia i w nich uczestniczymy.</text:p>
      <text:p text:style-name="P2190">Ale uważamy jednocześnie, że musi to być taki układ, w którym jest pewna ta harmonia między wewnętrznymi elementami<text:span text:style-name="T2191">.</text:span><text:s/>Harmonia ta<text:s/><text:span text:style-name="T2192">w</text:span><text:s/>sposób zasadniczy zostaje naruszona, gdy<text:s/><text:span text:style-name="T2193">s</text:span>ą n<text:span text:style-name="T2194">ad</text:span>mierne uprawnienia prezydenta i gdy występuje niedobór uprawnień Senatu.</text:p>
      <text:p text:style-name="P2195">Sprowadzenie Senatu do roli opiniodawcy byłoby redukcją odbioru społecznego, chciałem powiedzieć, ośmieszeniem instytucji. Ta opinia, i co to znaczy, że będzie opiniował, że będzie opiniował osoby wybierane czy uchwały sejmowe, będzie wydawał opinie i będzie bezwolną zupełnie instytucją sytuacji, w kontekście pewnym przecież jeszcze nadal nie zmienionym, dotyczącym stosunków z opinią publiczną i takim brakiem drożności między opinią publiczną a władzą.</text:p>
      <text:p text:style-name="P2196">Nawet ta sprawa Rzecznika Praw Obywatelskich. Podkreślałem znaczenie tej propozycji, że pozytywnie ocenialiśmy, bo ona była przede wszystkim symboliczną, ona właśnie wskazywała, że w tych funkcjach kontrolnych Senatu ta sprawa ochrony praw obywatelskich ma znaczenie szczególne. Też do zgody<text:s/><text:span text:style-name="T2197">do</text:span>jść<text:span text:style-name="T2198"><text:s/></text:span>nie może i wreszcie w sprawie tak zasadniczej, jak sprawa usytuowania Naczelnej Izby Kontroli. Sprowadzenie roli Senat<text:span text:style-name="T2199">u<text:s/></text:span>do roli opiniodawcy przy powoływaniu<text:s/>prezesa N<text:span text:style-name="T2200">I</text:span>K-u.</text:p>
      <text:soft-page-break/>
      <text:p text:style-name="P2201">Sprowadzenie Senatu do roli opiniodawcy przy podejmowaniu uchwały o planach gospodarczych jest zasadnicza<text:s/>redukcja tej instytucji.</text:p>
      <text:p text:style-name="P2202">Konkludując powiedziałbym, że jesteśmy w sytuacji<text:span text:style-name="T2203"><text:s/></text:span>patowej i nie należy sądzić, że takie rozwiązania prawne, o tak zasadniczym znaczeniu dla przyszłości, że takie rozwiązania prawne nagle pewien elektryk z pewnym generałem wymyślą, jeżeli tutaj to grono po wielu godzinach i wielu dniach debatowania do zgody dojść nie może. Oznacza to, że is<text:span text:style-name="T2204">tn</text:span>i<text:span text:style-name="T2205">ej</text:span>e<text:span text:style-name="T2206"><text:s/></text:span>pole niedopowiedzianego i niezdecydow<text:span text:style-name="T2207">a</text:span>nego, niezwykle szero<text:span text:style-name="T2208">ki</text:span>e<text:span text:style-name="T2209">.</text:span></text:p>
      <text:p text:style-name="P2210">I w związku z tym przedkładam pod rozwagę. A myśmy<text:s/><text:span text:style-name="T2211">j</text:span>u<text:span text:style-name="T2212">ż<text:s/></text:span>w tej chwili istotne zawiesili te sprawy, na kt<text:span text:style-name="T2213">ó</text:span>r<text:span text:style-name="T2214">e</text:span><text:s/><text:span text:style-name="T2215">d</text:span>rug<text:span text:style-name="T2216">a</text:span><text:span text:style-name="T2217"><text:s/></text:span>strona nie odpowiada, jeżeli prawdą jest, to co pan sekretarz Królewski mówił, że to jest stanowisko jasne określone, i że jest jak jest, to odpowiadam na to, że chyba trzeb<text:span text:style-name="T2218">a<text:s/></text:span>wówczas powrócić, do innego sposobu myślenia o reformie państwa i uznać, że reforma państwa rozpocząć trzeba od układu dotyczącego Sejmu, a pozostawić pozostałe dwa elementy to znaczy te związane układ prezydenta i Senatu do decyzji konstytuc<text:span text:style-name="T2219">yj</text:span>nych zapowiadanych na 1991 rok.</text:p>
      <text:p text:style-name="P2220">W każdym razie stwierdzam, że<text:s/><text:span text:style-name="T2221">w</text:span><text:s/>tej sprawie zanim przejdziemy jeszcze do omówienia spraw ordynacji wyborczej, że w tej sprawie obecny stan dyskusji skłania do przekonani<text:span text:style-name="T2222">a</text:span>, że nie jesteśmy zdolni w tak szybkim czasie dojść do ugody, do consensusu, do dotarcia się stanowiska wy<text:span text:style-name="T2223">st</text:span>arcz<text:span text:style-name="T2224">aj</text:span>ącego dla podjęcia decyzji.</text:p>
      <text:p text:style-name="P2225"><text:span text:style-name="T2226">Przewodni</text:span><text:span text:style-name="T2227">cz</text:span><text:span text:style-name="T2228">ąc</text:span><text:span text:style-name="T2229">y</text:span><text:span text:style-name="T2230">:</text:span></text:p>
      <text:p text:style-name="P2231">Prof. Baszkiewicz jeszcze.</text:p>
      <text:p text:style-name="P2232"><text:span text:style-name="T2233">Ob. Jan Baszkiewicz</text:span>:</text:p>
      <text:p text:style-name="P2234">Ja przepraszam bardzo, że się wtrącam do wymiany zdań na tak wysokim szczeblu, szczególnie, że równocześnie przedmiot dyskusji rzeczywiście jest centr<text:span text:style-name="T2235">al</text:span>ny. Ale mnie si<text:span text:style-name="T2236">ę<text:s/></text:span>zdaje, że główna idea jest taka, żeby w miarę możliwości eliminować jak najwięcej tematów, żeby zostały rzeczywiście te centralne.</text:p>
      <text:p text:style-name="P2237">I chcę powiedzieć o jednej sprawie w zw<text:span text:style-name="T2238">ią</text:span>zku<text:s/><text:span text:style-name="T2239">z</text:span><text:s/>tym, dotyczy kilku kwestii.</text:p>
      <text:p text:style-name="P2240">Mnie się zdaje, że nie doceniamy w tych dyskusjach, to znaczy albo przeceniamy zapisy konst<text:span text:style-name="T2241">yt</text:span>uc<text:span text:style-name="T2242">yj</text:span>ne<text:s/><text:span text:style-name="T2243">w</text:span><text:s/>stosunku do praktyki, która może się stworzyć w Senacie.</text:p>
      <text:p text:style-name="P2244">Na przykład sprawa opinii może mieć większe znaczenie w mojej wyobraźni, niż kwe<text:span text:style-name="T2245">s</text:span>tia wyrażania zgody<text:span text:style-name="T2246">.</text:span><text:s/>To z<text:span text:style-name="T2247">a</text:span>leż<text:span text:style-name="T2248">y<text:s/></text:span>wszystko jak będzie przebiegało, jeśli się pojawi w uchw<text:span text:style-name="T2249">ale<text:s/></text:span>Senatu kształtujący porządek jego prac, że Senat prowadzi przesłuchania wobec kandydató<text:span text:style-name="T2250">w</text:span>, że Senat formułuje w o<text:span text:style-name="T2251">g</text:span>óle opinie przecież w sensie mery<text:span text:style-name="T2252">to</text:span>ry<text:span text:style-name="T2253">cz</text:span>nym, treść opinii, to<text:s/><text:span text:style-name="T2254">n</text:span>ie<text:span text:style-name="T2255"><text:s/></text:span>będzie tak - nie, albo podoba mi się, nie podoba. To naprawdę, już w tej chwili abstrahując od różnych stron stołu, mamy zupełnie inne możliwości o<text:span text:style-name="T2256">si</text:span>ągnię<text:span text:style-name="T2257">ci</text:span>a zjawiska w<text:s/><text:span text:style-name="T2258">s</text:span>en<text:span text:style-name="T2259">s</text:span>ie<text:span text:style-name="T2260"><text:s/></text:span>konstytucyjnego, że tak powiem, funk<text:span text:style-name="T2261">cjo</text:span>nowania pewnych ogniw, niż się nam może w tej chwili wydaje.</text:p>
      <text:p text:style-name="P2262">Ja przepraszam, że tak to formułuję, bo myślę, że wszyscy pa<text:span text:style-name="T2263">ń</text:span>stwo macie bogatą wyobraźnię, ale wydaje mi się, że nie doceniamy tego, że tryb pracy, metody, sposób formułowania na przykład, dochodzenie do opinii, no in<text:span text:style-name="T2264">st</text:span>ytucja przesłuchiwania na przykład kandydata, prawda, to są czynniki, które mogą odegrać bardzo wielką rolę.</text:p>
      <text:p text:style-name="P2265"><text:span text:style-name="T2266">I</text:span><text:s/>gdyby to było przekonywujące, to może<text:span text:style-name="T2267"><text:s/></text:span>by się dało powiedzmy biorąc pod uwagę, że tu mamy w<text:s/>Konstytucji uzgodniony przepis, że te właśnie organizacje pracy, porządek pracy, cały ten mechanizm<text:s/><text:soft-page-break/>pracy Senatu zostanie jeszcze bliżej określony i przez niego samego.</text:p>
      <text:p text:style-name="P2268">I chcę zwrócić uwagę, że nikt nie jest w prawie dokonać zmiany regulaminu pracy Senatu. Senat sam go kształtuje. Senat sam go kształtuje. To jest jego kompetencja.</text:p>
      <text:p text:style-name="P2269">Także zdaje się, że waga sporu wokół zagadnień opiniowania może naprawdę nie jest aż tak wielka, jak się może... jak to może wynikać ze słów.</text:p>
      <text:p text:style-name="P2270">Zgadzam się,<text:s/><text:span text:style-name="T2271">p</text:span>rawda, czy formułuje opinię, wydaje opinię, niż nam się to w tej chwili wydaje.</text:p>
      <text:p text:style-name="P2272">Natomiast oczywiście nie dotyczy to innych spraw<text:span text:style-name="T2273">.</text:span><text:span text:style-name="T2274"><text:s/></text:span><text:span text:style-name="T2275">Tak</text:span><text:s/>samo zresztą wydaje mi się, że porządek prac n<text:span text:style-name="T2276">a</text:span>d budżetom zawsze musi być uchwalony wewnę<text:span text:style-name="T2277">tr</text:span>znie przez Sejm i Sen<text:span text:style-name="T2278">at<text:s/></text:span>i te terminy wszystko, sposób to... dziękuję.</text:p>
      <text:p text:style-name="P2279"><text:span text:style-name="T2280">Przewodnicząc</text:span><text:span text:style-name="T2281">y</text:span><text:span text:style-name="T2282">:</text:span></text:p>
      <text:p text:style-name="P2283">Dziękuję bardzo.</text:p>
      <text:p text:style-name="P2284">Więc jeśli chodzi o ostatni głos pana przewodniczącego to chciałbym zauważyć co następuje.</text:p>
      <text:p text:style-name="P2285">Ja myślę, że w każdej fazie naszych negocjacji możemy wybrać drogę, którą wspólnie uznamy za najlepszą. Jeśli zatem okaże się, że nie potrafimy się porozumieć, co do tych dwóch spraw, to wrócimy do naszego kontraktu, który<text:span text:style-name="T2286">ś</text:span>my... wyjściowego<text:s/><text:span text:style-name="T2287">-</text:span><text:s/>któryś<text:span text:style-name="T2288">m</text:span>y już przedtem, co do którego żeśmy się daleko posunęli i wobec tego będziemy mieć szansę na załatwienie przynajmniej tamtych rzeczy.</text:p>
      <text:p text:style-name="P2289">Tak więc oczywiście chcę tylko przypomnieć, że w takim przypadku będzie chyba oczywiste, że to co nas podzieliło, dotyczy w zakresie Senatu dwóch punktów<text:span text:style-name="T2290">.</text:span><text:s/>Żeby<text:span text:style-name="T2291">ś</text:span>my wiedzieli co nas dzieli. Dzieli nas 7<text:span text:style-name="T2292">%</text:span><text:s/>uprawnień, 6 - to j<text:span text:style-name="T2293">e</text:span>s<text:span text:style-name="T2294">t</text:span><text:s/>jeden punkt, który nas dzieli. I drugi punkt, który nas dzieli, to są - opiniować czy uchwalać Rzecznika Praw Obywatelskich oraz Przewodniczącego NIK.</text:p>
      <text:p text:style-name="P2295">Proszę?<text:s/><text:span text:style-name="T2296">W</text:span><text:s/>sprawie Senatu.</text:p>
      <text:p text:style-name="P2297"><text:span text:style-name="T2298">Ob</text:span><text:span text:style-name="T2299">.</text:span><text:span text:style-name="T2300"><text:s/>Bronisław Geremek</text:span>:</text:p>
      <text:p text:style-name="P2301">Tylko ad vocem, bo nie chciałbym rozszerzać tego. Chcę powiedzieć bardzo wyraźnie, że to co nas dzieli rzeczyw<text:span text:style-name="T2302">iście<text:s/></text:span>w tej chwili, w tej sytuacji, to jest sprawa roli prezydenta<text:span text:style-name="T2303"><text:s/></text:span>w systemie organów centralnych państwa.</text:p>
      <text:p text:style-name="P2304">My chcemy stworzyć jakby z te<text:span text:style-name="T2305">g</text:span>o problem. Uważamy, ż<text:span text:style-name="T2306">e<text:s/></text:span>trzeba rozpatrywać tu całość i właśnie widzieliśmy w funk<text:span text:style-name="T2307">cj</text:span>ach prezydenckich tych bardzo szczególnych, element stabilizujący.<text:s/><text:span text:style-name="T2308">I</text:span><text:s/>uznawaliśmy, że właśnie można dopuścić to, że prezydent w prezydenckim systemie, bo przykłada pana Królewskiego nie dotyczyły systemu prezydenckiego, jest tu wybierany tak jak w systemie nieprezydenckim, no bo jest sytua<text:span text:style-name="T2309">cj</text:span>a szczególna i uważaliśmy, że Senat jest elementem tego układu.</text:p>
      <text:p text:style-name="P2310">Więc zatem, ażeby sformułować to w sposób w tej chwili roboczy i nego<text:span text:style-name="T2311">cj</text:span>ac<text:span text:style-name="T2312">yj</text:span>ny, a nie konfliktując<text:span text:style-name="T2313">y</text:span>, to powiadam,<text:s/><text:span text:style-name="T2314">są<text:s/></text:span>istotne sprawy dotyczące tego układu, które pozostają nierozwiązane i które trzeba spróbować albo rozwiązać, albo zrezygnować z tego układu.</text:p>
      <text:p text:style-name="P2315"><text:span text:style-name="T2316">Przewodni</text:span><text:span text:style-name="T2317">cz</text:span><text:span text:style-name="T2318">ąc</text:span><text:span text:style-name="T2319">y</text:span><text:span text:style-name="T2320">:</text:span></text:p>
      <text:p text:style-name="P2321">Jeszcze spróbujmy przynajmniej zdefiniować wyraziście te punkty, które nas dzielą najbardziej. To określenie ich w zakresie Senatu - otrzymałem odpowiedź, że różnica dotyczy nie tyle tych punktów w sprawie Senatu, co dotyczy kwestii prezydenta. Wobec tego zobaczmy, w którym miejscu jesteśmy, jeśli chodzi o sprawę prezydenta.</text:p>
      <text:p text:style-name="P2322">Były cztery. Jeden dotyczył - to czy mamy wpisać pierwszą kadencję. My proponujemy, żeby na ten<text:s/><text:soft-page-break/>temat wypowiedzieć się<text:span text:style-name="T2323"><text:s/></text:span>w umowie.</text:p>
      <text:p text:style-name="P2324">Po drugie. Byliśmy - w sprawie dekretów. Proponow<text:span text:style-name="T2325">ali</text:span>śmy, abyśmy wspólnie wystąpili w sprawie zniesienia kadenc<text:span text:style-name="T2326">yj</text:span>no<text:span text:style-name="T2327">ś</text:span>c<text:span text:style-name="T2328">i</text:span>, sesyjności Sejmu w ten sposób, ewentualne uprawnienia do dekretów zredukować do minimum, a zatem do momentu,<text:s/><text:span text:style-name="T2329">w</text:span><text:s/>którym na przykład Sejm nie obraduje. Jak podpowiadają mi tu<text:s/><text:span text:style-name="T2330">s</text:span>pec<text:span text:style-name="T2331">j</text:span>aliści niż j<text:span text:style-name="T2332">a,</text:span><text:s/>może to dotyczyć około dwóch mi<text:span text:style-name="T2333">esi</text:span>ę<text:span text:style-name="T2334">cy<text:s/></text:span>w roku.</text:p>
      <text:p text:style-name="P2335"><text:span text:style-name="T2336">Ob</text:span><text:span text:style-name="T2337">.</text:span><text:span text:style-name="T2338"><text:s/>Bronisław Geremek:</text:span></text:p>
      <text:p text:style-name="P2339">Chciałbym ad vocem. Powiedzieliśmy na to, że<text:s/><text:span text:style-name="T2340">j</text:span>e<text:span text:style-name="T2341">s</text:span>t to faktycznie... znaczy rozszerzenie dział<text:span text:style-name="T2342">a</text:span>nia te<text:span text:style-name="T2343">g</text:span>o prawa. Dlatego, że to oznacza, że w ogóle jeśli jest permanencja Sejmu, to oznacza, że prezydent zawsze i kiedy chce może wydawać dekrety z mocą ustawy.</text:p>
      <text:p text:style-name="P2344"><text:span text:style-name="T2345">Przewodnicząc</text:span><text:span text:style-name="T2346">y</text:span><text:span text:style-name="T2347">:</text:span></text:p>
      <text:p text:style-name="P2348">Dobrze,<text:s/><text:span text:style-name="T2349">to</text:span><text:s/>nie jest naszą intencją. Jeśli tak by to miało być faktycznie rozumiane, to jesteśmy gotowi dokonać takich dookreśleń, aby nie prowadziło do takiego efektu. To nie jest inten<text:span text:style-name="T2350">cjo</text:span>n<text:span text:style-name="T2351">al</text:span>ne.</text:p>
      <text:p text:style-name="P2352">Natomiast może być, jeśli uważacie, że taki jest efekt takiej zmiany, to poszukajmy rozwiązań, które by do tego efektu nie prowadziły.</text:p>
      <text:p text:style-name="P2353">Po trzecie. Sprawy rozwiązywania Sejmu. Pogodziliśmy si<text:span text:style-name="T2354">ę</text:span><text:s/>co do jednego punktu w tej sprawie, że kiedy Sejm nie jest w stanie powołać rządu, to prezydent ma prawo go roz<text:span text:style-name="T2355">w</text:span>iąz<text:span text:style-name="T2356">ać.</text:span></text:p>
      <text:p text:style-name="P2357">Sądziliśmy, że być może jest jeszcze jakiś inny obraz<text:span text:style-name="T2358"><text:s/></text:span>spraw, ale nie chcieliśmy tego w tej chwili przesądzać. Chcieliśmy zaproponować jeszcze pewien namysł na ten<text:s/><text:span text:style-name="T2359">t</text:span>e<text:span text:style-name="T2360">mat<text:s/></text:span>i poddać ewentualnie sprawę pod rozwagę na kolejnym naszym spotkaniu.<text:s/><text:span text:style-name="T2361">N</text:span>ie chciałbym tego jednoznacznie zamykać, ani w jedną, ani w drugą stronę. Być może staniemy na tym, być może n<text:span text:style-name="T2362">i</text:span>e<text:span text:style-name="T2363">,<text:s/></text:span>wtedy bym przedstawił to.<text:s/>I dlatego proszę traktować jako otwarte.</text:p>
      <text:p text:style-name="P2364">Sądzę, że ważniejszą,<text:s/>jeślibym<text:s/>uważał, że jest gdzieś jakiś n<text:span text:style-name="T2365">aj</text:span>poważnie<text:span text:style-name="T2366">js</text:span>zy spór, dotyczy jednego punktu. Mianow<text:span text:style-name="T2367">ici</text:span>e tego punktu, czy prezydent miałby prawo zawieszać ustawy z przyczyn politycznych, a nie tylko niezgodności z Sejmem. I chciałbym powiedzieć, proszę o waszą reakcję. Chciałbym powiedzieć, że my jesteśmy również przeciwko jak to określił jeden z nas, takim uprawnieniom prezydenta, które by go stawiały ponad, ale nie wydaje nam się, żeby to tak było. To tylko wprowadza pewną dodatkową możliwość. Ale proszę o argumenty.</text:p>
      <text:p text:style-name="P2368"><text:span text:style-name="T2369">Ob. Bronisław Geremek</text:span>:</text:p>
      <text:p text:style-name="P2370">Możemy w tej chwili oczywiście przystąpić do dyskusji i wymiany argumentów. Chcę powiedzieć, że sprawa wydawania dekretów z mocą ustawy w obecnym stanowisku, przy obecnym stanowisku drugiej strony małe nadzieje wytwarza,<text:s/><text:span text:style-name="T2371">d</text:span>latego, że permanencja Sejmu jest odpowiedzią, która przekreśla dekrety z mocą ustawy i t<text:span text:style-name="T2372">a</text:span>k to rozumieliśmy, i tak to formułow<text:span text:style-name="T2373">al</text:span>iśmy.</text:p>
      <text:p text:style-name="P2374">Uważamy, że natomiast prezydent może wydawać rozporządzenia różnego typu akty, natomiast prezydent nie wydaje dekretu z mocy ustaw w warunkach permanencji Sejmu, ni<text:span text:style-name="T2375">e</text:span><text:s/>ma takiej potrzeby<text:span text:style-name="T2376">.</text:span></text:p>
      <text:p text:style-name="P2377">Wi<text:span text:style-name="T2378">ę</text:span>c tut<text:span text:style-name="T2379">a</text:span>j oczekujemy odpowiedzi, która musi by<text:span text:style-name="T2380">ć</text:span><text:s/>odpowiedzią<text:s/><text:span text:style-name="T2381">je</text:span>dnozn<text:span text:style-name="T2382">ac</text:span>zną,<text:s/><text:span text:style-name="T2383">a</text:span>lbo też jest t<text:span text:style-name="T2384">u</text:span><text:s/>znak zapytania.</text:p>
      <text:p text:style-name="P2385">W sprawie rozwiązywania Sejmu przyjęliśmy to z drugiej strony zaproponowane ustaleni<text:span text:style-name="T2386">e</text:span>, żeby<text:span text:style-name="T2387">ś</text:span>my w t<text:span text:style-name="T2388">e</text:span>j chwili nie podejmowali decyzji. Znaczy, że wymaga to jeszcze rozpatrzenia i rozważenia.</text:p>
      <text:p text:style-name="P2389">Pozostaje zetem sprawa veta zawiesz<text:span text:style-name="T2390">aj</text:span>ącego i tutaj powiadamy tak samo jak w pozostałych dwóch<text:s/><text:soft-page-break/>sprawach, że uważamy, że<text:s/><text:span text:style-name="T2391">a</text:span>rt.<text:s/><text:span text:style-name="T2392">5</text:span><text:s/>powinien zostać likwidowany, że nie m<text:span text:style-name="T2393">a<text:s/></text:span>żadnej potrzeby s<text:span text:style-name="T2394">fo</text:span>rmułowania takiego artykułu i uważamy, że tutaj jakby żaden dalszy taki słowny pojedynek, no daleko nas nie zaprowadzi. Bo można powiedzieć tylko tyle, że in<text:span text:style-name="T2395">t</text:span>en<text:span text:style-name="T2396">cj</text:span>a jest wspólna, jak rozumiem. Bo chodzi nam o to, żeby prezydent nie był ponad prawem, żeby nie wytwarzać wrażen<text:span text:style-name="T2397">ia<text:s/></text:span>bonapar<text:span text:style-name="T2398">t</text:span>yzmu. Odpowiadamy: artykuł piąty takie wrażenie wytwarza. Uważamy, że ustęp piąty takie wrażenie wytwarza i dlatego uważamy, że nie należy.</text:p>
      <text:p text:style-name="P2399"><text:span text:style-name="T2400">Przewodnicząc</text:span><text:span text:style-name="T2401">y</text:span>:</text:p>
      <text:p text:style-name="P2402">Jeśli zdefiniowaliśmy sobie pole różnic, to chciałbym, chyba także jest taka propozycja i prof. Geremka, przyjąć taką... proponować taką strategię. Czasami jest tak, że kiedy się dyskutujemy przez pewien czas nad jakimś tematem, już się go w ten sposób ułoży w głowie, trudno jest znaleźć odmienną perspektywę na ten temat.</text:p>
      <text:p text:style-name="P2403">Dlatego proponuję, żebyśmy w tym miejscu zakończyli ponieważ wiemy już, gdzie - jakie rozwiązania osiągnęliśmy, wiemy co jest jasne, wiemy t<text:span text:style-name="T2404">a</text:span>kże z czym się godzimy i w czym natrafiliśmy n<text:span text:style-name="T2405">a</text:span><text:s/>trudności, wiemy dlaczego n<text:span text:style-name="T2406">at</text:span>r<text:span text:style-name="T2407">afiliś</text:span>my<text:s/>na trudności.<text:s/><text:span text:style-name="T2408">Da</text:span>jmy<text:s/><text:span text:style-name="T2409">s</text:span>obie czas obu stronom na namysł, mo<text:span text:style-name="T2410">że<text:s/></text:span>przyjdą nam lepsze sformułowania, lepsze ujęcia sprawy albo do jutrzejszego razu, albo do kolejnego spotkania jak powiada szanowny profesor pewnego elektryka z pewnym<text:s/><text:span text:style-name="T2411">g</text:span>en<text:span text:style-name="T2412">e</text:span>ra<text:span text:style-name="T2413">ł</text:span>em.</text:p>
      <text:p text:style-name="P2414">Proponowałbym może... Prosz<text:span text:style-name="T2415">ę</text:span><text:s/>bardzo.</text:p>
      <text:p text:style-name="P2416"><text:span text:style-name="T2417">Ob. Bronisław Geremek</text:span>:</text:p>
      <text:p text:style-name="P2418">Chciałbym prosić o to, bo zdaje się, że nasi przedstawiciele już mają s<text:span text:style-name="T2419">fo</text:span>rmułowanie tych dwóch - sprawy budżetu i sprawy ratyfikacji konwencji, tak.<text:s/><text:span text:style-name="T2420">Ż</text:span>ebyśmy mogli zapoznać się z nimi i przejść wówczas do ordynacji wyborczej.</text:p>
      <text:p text:style-name="P2421">Pan Ciemniewski, proszę bardzo.</text:p>
      <text:p text:style-name="P2422"><text:span text:style-name="T2423">O</text:span><text:span text:style-name="T2424">b</text:span><text:span text:style-name="T2425">.<text:s/></text:span><text:span text:style-name="T2426">Jerz</text:span><text:span text:style-name="T2427">y C</text:span><text:span text:style-name="T2428">iem</text:span><text:span text:style-name="T2429">n</text:span><text:span text:style-name="T2430">ie</text:span><text:span text:style-name="T2431">wsk</text:span><text:span text:style-name="T2432">i</text:span>:</text:p>
      <text:p text:style-name="P2433">Więc ustaliliśmy z tym, że nie było między n<text:span text:style-name="T2434">a</text:span>mi<text:s/><text:span text:style-name="T2435">zgodn</text:span>o<text:span text:style-name="T2436">ś</text:span>ci w jednej kwestii, mianowicie propozycja naszej strony j<text:span text:style-name="T2437">e</text:span>st taka, że ratyfikac<text:span text:style-name="T2438">j</text:span>e umów międzynarodowych o zasadniczym znaczeniu politycznym lub gospodarczym, a w szczególności obciążające państwo pod względem finansowym oraz umów pociągających za sobą konieczność zmian w ustawodawstwie, wymaga uprzedniej zgody S<text:span text:style-name="T2439">ej</text:span>mu wyrażonej w formie ustawy.</text:p>
      <text:p text:style-name="P2440">Natomiast może powiem już czym się różnimy ze stroną rządową, mianowicie strona rządowa nie chce uwzględnić umów o zasadniczym znaczeniu politycznym. Różnica dotyczy umów o zasadniczym znaczeniu politycznym.</text:p>
      <text:p text:style-name="P2441"><text:span text:style-name="T2442">Przewodnicząc</text:span><text:span text:style-name="T2443">y</text:span><text:span text:style-name="T2444">:</text:span></text:p>
      <text:p text:style-name="P2445">Czy dokument ten jest w ręku pana w tej chwili?</text:p>
      <text:p text:style-name="P2446">Tutaj mam<text:span text:style-name="T2447">.</text:span><text:s/>To my się namyślimy nad tą sprawą i czy jest już drugi też, czy nie? Nie było. Dobrze, to zrobimy... j<text:span text:style-name="T2448">a</text:span><text:s/><text:span text:style-name="T2449">m</text:span>am<text:span text:style-name="T2450"><text:s/></text:span>taką propozycję, żebyśmy zrobili teraz parę minut - powiedz<text:span text:style-name="T2451">m</text:span>y 10 minut przerwy odpoczynku, a w tym cz<text:span text:style-name="T2452">a</text:span>sie do sprawy ordyna<text:span text:style-name="T2453">cj</text:span>i.</text:p>
      <text:p text:style-name="P2454"><text:span text:style-name="T2455">Ob.</text:span><text:span text:style-name="T2456"><text:s/>Bronisław Geremek</text:span>:</text:p>
      <text:p text:style-name="P2457">Jeśli można? Proponow<text:span text:style-name="T2458">ał</text:span>bym, jak<text:s/><text:span text:style-name="T2459">w</text:span><text:s/>wypadku ratyfikacji, postąpili w sprawie budżetu. Bo tu jesteśmy blisko consensusu. My wystawiamy<text:s/><text:span text:style-name="T2460">z</text:span>a chwil<text:span text:style-name="T2461">ę</text:span><text:s/>kogoś i prosimy o przedstawiciel<text:span text:style-name="T2462">a.</text:span></text:p>
      <text:soft-page-break/>
      <text:p text:style-name="P2463">/Pr<text:span text:style-name="T2464">z</text:span>er<text:span text:style-name="T2465">w</text:span>a/.</text:p>
      <text:p text:style-name="P2466"/>
      <text:p text:style-name="P2467"><text:span text:style-name="T2468">/Po<text:s/></text:span><text:span text:style-name="T2469">p</text:span><text:span text:style-name="T2470">rzerwi</text:span><text:span text:style-name="T2471">e</text:span><text:span text:style-name="T2472">/.</text:span></text:p>
      <text:p text:style-name="P2473">/Po przerwie obradom przewodniczy<text:s/><text:span text:style-name="T2474">ob. Jerzy Reykowski</text:span>/.</text:p>
      <text:p text:style-name="P2475"><text:span text:style-name="T2476">Przewodniczący:</text:span></text:p>
      <text:p text:style-name="P2477">Wznawiamy posiedzenie<text:s/><text:span text:style-name="T2478">i</text:span><text:s/>wobec tego rozumiem, że przechodzimy do spraw ordynacji wyborczej do Senatu i do Sejmu.</text:p>
      <text:p text:style-name="P2479">Czy są jeszcze jakieś uwagi dotyczące poprzedniej naszej dyskusji. Jeżeli nie ma to, przechodzimy do spraw ordynacji wyborczej do Senatu.</text:p>
      <text:p text:style-name="P2480"><text:span text:style-name="T2481">Ob. Bronisław Geremek</text:span>:</text:p>
      <text:p text:style-name="P2482">Dlaczego od Senatu zaczynamy?</text:p>
      <text:p text:style-name="P2483"><text:span text:style-name="T2484">Przewodniczący:</text:span></text:p>
      <text:p text:style-name="P2485">No tak od końca zaczęliśmy, więc tak myślę, że na Sejmie skończymy. I my<text:span text:style-name="T2486">ślę</text:span><text:s/>najpierw Senat. Bo Sejm myśmy już omawiali, tylko jest grupa robocza, przedstawi nam sprawozdanie, ze stanu pracy.</text:p>
      <text:p text:style-name="P2487">Sprawa ordynacji wyborczej do Senatu.</text:p>
      <text:p text:style-name="P2488">Nasza strona przedstawia, czy partnerzy nasi? Tak. Bardzo prosimy, pan Kazimierz C<text:span text:style-name="T2489">yp</text:span>r<text:span text:style-name="T2490">y</text:span>niak ma głos.</text:p>
      <text:p text:style-name="P2491"><text:span text:style-name="T2492">Ob. Kazimierz Cypryniak:</text:span></text:p>
      <text:p text:style-name="P2493"><text:span text:style-name="T2494">Z</text:span><text:s/>tym, że mam propozycję, że ponieważ zdaje się dysponujemy tą notatką naszej grupy roboczej<text:s/><text:span text:style-name="T2495">w</text:span><text:s/>sprawie ordynacji do Sejmu. Tam są też sprawy rozbieżne jeszcze i chciałem nasze stanowisko w tej sprawie wyrazić, oczywiście łącznie do Senatu też potraktujemy. Jak panowie? Zgoda, tak.</text:p>
      <text:p text:style-name="P2496">Więc tak, jeżeli chodzi o notatkę do<text:s/><text:span text:style-name="T2497">„</text:span>Ordynacja wyborcza do Sejmu”. Zapis na pierwszej stronie z naszej strony ni<text:span text:style-name="T2498">e</text:span><text:s/>budzi żadnych... zapisy nie budzą ża<text:span text:style-name="T2499">d</text:span>nych zastrzeżeń.</text:p>
      <text:p text:style-name="P2500">Strona druga - art. 40 jest tam taki zapis pierwszy<text:s/><text:span text:style-name="T2501">t</text:span>i<text:span text:style-name="T2502">r</text:span><text:span text:style-name="T2503">et</text:span>, że po -<text:s/><text:span text:style-name="T2504">Rad</text:span>a Pa<text:span text:style-name="T2505">s</text:span>twa - d<text:span text:style-name="T2506">od</text:span>ać<text:s/><text:span text:style-name="T2507">sł</text:span>owo<text:s/>„<text:span text:style-name="T2508">je</text:span>dnor<text:span text:style-name="T2509">az</text:span>owo”<text:span text:style-name="T2510">.</text:span><text:s/>Proponujemy to skreślić z uwagi na to,<text:s/><text:span text:style-name="T2511">że<text:s/></text:span>daje<text:span text:style-name="T2512">m</text:span>y tytuł,<text:s/><text:span text:style-name="T2513">ż</text:span>e jest to ordynacje wyborcza do Sejmu X kadencji, a więc samo przez się jest to jednorazowa, już byśmy chcieli no nie upiększać tej ordynacji, która jest też dokumentem wysokiego rzędu, jeszcze innymi dopiskami.</text:p>
      <text:p text:style-name="P2514">Najwięcej wątpliwości budził art. 42 i była propozycja, aby zrezygnować z ust<text:span text:style-name="T2515">.</text:span><text:s/>1. Chciałem z naszej strony podtrzymać potrzebę zatrzymania punktu drugiego, ale jednocześnie chciałem poinformować, że pracujemy nad stanowiskiem, które by być może pozwoliło też wyjść naprzeciw z<text:span text:style-name="T2516">ai</text:span>nteresowaniom naszych rozmówców. Mianowicie wstępnie to zreferuję,<text:s/><text:span text:style-name="T2517">a</text:span><text:s/>jutro damy ostateczną odpowiedź w tej sprawie.<text:s/><text:span text:style-name="T2518">I</text:span>ż drugi punkt moglibyśmy wzmocnić, bo sprawy są teraz w trakcie konsultacji dodatkowym uzupełnić zapisem, iż każdy z zgłasz<text:span text:style-name="T2519">aj</text:span>ąc<text:span text:style-name="T2520">yc</text:span>h podmiotów wspiera swoje zgłoszenie no podpisami trzech tysięcy wyborców. Ale formułuję to jako propozycję wstępną, która jest w trakcie konsultacji i b<text:span text:style-name="T2521">y</text:span>śmy ostatecznie ją jutro potwierdzili.</text:p>
      <text:p text:style-name="P2522">Strona trzecia to jest dalej art. 42, gdzie mówimy o symbolach. Otóż sądzimy, że zapis ten no nie jest powiedziałbym do końca jeszcze precyzyjny. Nie wiem, czy to będzie już wystarcza<text:span text:style-name="T2523">ją</text:span>ce, ale wydaje nam się, że on niezupełnie dobrze oddaj<text:span text:style-name="T2524">ę</text:span><text:s/>wszystkie możliwości eksponowania powiedzmy swojej przynależności, kiedy przyjdzie do wyborów. Bo chodz<text:span text:style-name="T2525">i<text:s/></text:span>tu o symbole werbalne i określenie orientacji politycznych. Ale przecież nie każdy zaraz musi się identy<text:span text:style-name="T2526">fi</text:span>kować z orientacją polityczną na przykład.<text:s/><text:span text:style-name="T2527">W</text:span><text:s/><text:soft-page-break/>związku z tym bylibyśmy<text:s/><text:span text:style-name="T2528">z</text:span>a<text:span text:style-name="T2529"><text:s/></text:span>tym, żeby spróbować jeszcze nad tym zapisem popracować<text:s/><text:span text:style-name="T2530">t</text:span>ak<text:span text:style-name="T2531"><text:s/></text:span>na roboczo tu formułujemy oraz określenie jego społeczno<text:span text:style-name="T2532">-</text:span>politycznej orientacji, no bo nie wiem, ktoś może tym powied<text:span text:style-name="T2533">z</text:span>my nie życzyć sobie żadnych politycznych identy<text:span text:style-name="T2534">fi</text:span>ka<text:span text:style-name="T2535">cj</text:span>i,<text:s/><text:span text:style-name="T2536">a</text:span>le też może wyrażać swoje zainteresowania. No nie wiem, na przykład ekolog powiedzmy, czy może napisać, że jest powiedzmy jakimś ekologiem.<text:s/><text:span text:style-name="T2537">N</text:span>ie jest to orientacje polityczna, ale ktoś może zechce tak się reklamować.</text:p>
      <text:p text:style-name="P2538"><text:span text:style-name="T2539">I</text:span><text:s/>sprawa kolejna. Jest tu taka, to jest ust<text:span text:style-name="T2540">ę</text:span>p czwarty, otóż należałoby - tam jest chyba błąd maszynowy, bo się mówi<text:span text:style-name="T2541"><text:s/></text:span>o zgłaszanie mężów, a chodzi o zgłaszanie męża zaufania do obwodowych i do okręgowych komisji, bo to do każdej komisji może jednak jeden. Ale tutaj proponujemy uzupełni<text:span text:style-name="T2542">ć</text:span><text:s/>ten ustęp, mianowicie czynić takim, że mężowie zaufania prz<text:span text:style-name="T2543">ebyw</text:span>ają w lokalach wyborczych w oparciu o upoważnienia wydane pr<text:span text:style-name="T2544">z</text:span>ez okręgowe komisje wyborcze<text:span text:style-name="T2545">.</text:span></text:p>
      <text:p text:style-name="P2546">Rzecz bowiem idzie o to,<text:s/><text:span text:style-name="T2547">ż</text:span>e no lokal wyborczy w dniu wyborów jest powiedzmy lokalem urzędowym dużej rangi.<text:s/><text:span text:style-name="T2548">I</text:span><text:s/>skądże tenże przewodniczący państwowej komisji wyborczej, który odpowiada za przebieg wyborów, ma wiedzieć, kto jest mężem zaufania, a kto nie. Był to tryb u nas w Polsce zawsze sterowany, on nikogo nie dyskryminuje, jest to dokument j<text:span text:style-name="T2549">a</text:span>k gdyby poświadcz<text:span text:style-name="T2550">aj</text:span>ący prawo przebywania na terenie lok<text:span text:style-name="T2551">a</text:span>lu, który zresztą utrzymuje odpowiednia ilość dziennikarzy krajowyc<text:span text:style-name="T2552">h<text:s/></text:span>i zagranicznych, i chcielibyśmy uzupełnić tenże zapis.</text:p>
      <text:p text:style-name="P2553"><text:span text:style-name="T2554">Na</text:span><text:s/>stronie czwartej podtrzymujemy art. 6<text:span text:style-name="T2555">4</text:span><text:s/>i 6<text:span text:style-name="T2556">5.</text:span><text:s/>Nasze<text:span text:style-name="T2557"><text:s/></text:span>stanowisko w sprawie, no... głosowania poprzez skreślenie. Nasza<text:span text:style-name="T2558"><text:s/></text:span>argumentacja była przedstawiana i powód jest jeden - jedy<text:span text:style-name="T2559">n</text:span>y, mianowicie, iż jesteśmy przeciwni, aby było dwa sposoby głosowania.</text:p>
      <text:p text:style-name="P2560">Pozytywne głosowanie czy poprzez pozytywne głosowania<text:s/>komplikuje<text:s/><text:span text:style-name="T2561">si</text:span>ę sytuacja z uwagi na istnienie listy kr<text:span text:style-name="T2562">ajow</text:span>e<text:span text:style-name="T2563">j</text:span>.</text:p>
      <text:p text:style-name="P2564">I art. 72, to jest drugi tiret, proponujemy zakończyć na słowie<text:s/><text:span text:style-name="T2565">„</text:span>wiadomości publiczne”<text:s/>kropka. Ponieważ tam jest dalej - przez wywieszenie itd. Ponieważ, no te lokale wyborcze<text:span text:style-name="T2566"><text:s/></text:span>są powiedziałbym, będą przy r<text:span text:style-name="T2567">o</text:span>żnych miejscach. Jest to obli<text:span text:style-name="T2568">g</text:span>o, w jaki sposób należy podać do wiadomości powiedzmy publiczne<text:span text:style-name="T2569">j.<text:s/></text:span>Będą one i na terenie wsi, i miast, i w różnego rodzaju miejscowościach, więc zgadzamy się na to, że to można podawać do wiadomości publicznej, a więc mogą to podawać lokalne rozgłośnie, można będzie w oknie powiedzmy nie wiem komisji wyborczej wywiesić czy coś takiego, jakichś form trzeba będzie szukać, ale żebyśmy nie obligowali się od razu, że to jest wyciąg z<text:s/>protokołu<text:s/>wywieszony powiedzmy na drzwiach lokalu wyborczego.</text:p>
      <text:p text:style-name="P2570"><text:span text:style-name="T2571">I</text:span><text:s/>art. to jest strona piąta, sprawa ostatnia. Jesteśmy zdania, aby tryb tutaj protesty były rozpatrywane przez Sąd Najwyższy.</text:p>
      <text:p text:style-name="P2572"><text:span text:style-name="T2573">I</text:span><text:s/>to są nasze propozycje tyczące ordynacji wyborczej do Sejmu, któreśmy tu sformułowali na podstawie tego dokumentu wspólnie zred<text:span text:style-name="T2574">ag</text:span>owanego.</text:p>
      <text:p text:style-name="P2575">Dotyczące ordynacji wyborczej do Sejmu, któreśmy tu sformułowali na podstawie tego dokumentu wspólnie zredagowanego. Dzięku<text:span text:style-name="T2576">ję</text:span><text:s/>bardzo.</text:p>
      <text:p text:style-name="P2577"><text:span text:style-name="T2578">Przewodniczący</text:span>:</text:p>
      <text:p text:style-name="P2579">Dziękuję bardzo. Głos ma pani Janina Zakrzewska.</text:p>
      <text:p text:style-name="P2580"><text:span text:style-name="T2581">Ob.<text:s/></text:span><text:span text:style-name="T2582">J</text:span><text:span text:style-name="T2583">anina Zakrzewska</text:span>:</text:p>
      <text:p text:style-name="P2584">Ja przypuszczam, że to będzie bardzo szybko, ponieważ tak jak pan Kazimierz Cypryniak postaram się<text:s/><text:soft-page-break/>odpowiedzieć<text:s/><text:span text:style-name="T2585">,</text:span><text:s/>na te propozycje, które były zgłoszone.<text:s/><text:span text:style-name="T2586">Ż</text:span>ebym nie opu<text:span text:style-name="T2587">ś</text:span>ciła czegoś. Pierwszym był na drugiej stronie. 40 - tak.</text:p>
      <text:p text:style-name="P2588">Ja myślę, że to jednorazowo miało znaczenie takie określające, że ten podział mandatów jest, polityczny jest jednorazowy. Ale jeżeli zastrzegamy, że to jest do Sejmu X kadencji, to myślę, że akurat nasza grupa była dość<text:s/>koncyliacyjna<text:s/>i nie ma z tego powodu, żeby z tego robić jakiś problem.</text:p>
      <text:p text:style-name="P2589">Dal<text:span text:style-name="T2590">ej,</text:span><text:s/>na stronie następnej art. 4<text:span text:style-name="T2591">5</text:span>. Tutaj ja myślę jeszcze tak - ust.<text:s/><text:span text:style-name="T2592">4</text:span><text:s/>- jeszcze u dołu symboli werbalnych. Ja rozumiem, że to co panowie tutaj zgłosili, to zresztą idzie po linii naszej pierwotnej propozycji. Nie mamy nic przeciwko temu. Rozumiem, że szczegółowa propozycja zostanie przedstawiona jutro. Ale właśnie nasze strona też mówiła o tych ekologach, czy coś. Tak, ja wiem, ale jestem wyżej.</text:p>
      <text:p text:style-name="P2593">Jeżeli chodzi o art. 45 ust.<text:s/><text:span text:style-name="T2594">4</text:span><text:s/>to tutaj można to... dlatego jest to w liczbie mnogiej, to po prostu jest sprawa techniki, ponieważ mówimy - do komisji obwodowych i do okręgowej komisji wyborczej. Ale następnie jest mowa o tym, że można zgłaszać wspólnego męża zaufania, to jest już kwestia<text:s/>pewnej stylistyki, można ją jeszcze dopracować. Bo rozumiem, że sama idea jest nam wszystkim wspólna, godzimy się na to. I wobec tego to też traktujemy tylko w pewnym zapis<text:span text:style-name="T2595">i</text:span>e technicznym.</text:p>
      <text:p text:style-name="P2596">Potem jest chyba art. 64, prawda, o mężach zaufania. Tak, myślę że co do tego nie ma wątpliwości, możemy się na to zgodzić, żeby nie było jakichś nieporozumień. Ponieważ tak - kandydatów na mężów zaufania może wskazać kandydat na posła z chwi<text:span text:style-name="T2597">l</text:span>ą podawania tam tych wszystkich personaliów. A więc będzie czas, żeby to wszystko w odpowiednim terminie załatwić.</text:p>
      <text:p text:style-name="P2598">Teraz art. 64 i 65 - no to rozumiałam, że intencją obu stron jest to, żeby wprowadzić głosowanie pozytywne, że głosuje się za, a nie przeciw. Ale ponieważ jest sytuacja listy krajowej rozumiemy<text:span text:style-name="T2599">,</text:span><text:s/>że dla drugiej strony przy tej ordynacji jest to trudne do realizacji.</text:p>
      <text:p text:style-name="P2600">Tak że co do tego nie ma wątpliwości.</text:p>
      <text:p text:style-name="P2601">I teraz są dwie rzeczy - jeżeli chodzi o ten artykuł, który był właściwie na posiedzeniu grupy roboczej sporny mianowicie o zniesienie tego ust.<text:s/><text:span text:style-name="T2602">2</text:span><text:s/>w art.42, który z jednej strony mamy stowarzyszenie PAX, Unia Chrześc<text:span text:style-name="T2603">ij</text:span>ańsko-Społeczna i Polski Związek K<text:span text:style-name="T2604">a</text:span>tolicko-Społeczn<text:span text:style-name="T2605">y</text:span>, proponowalibyśmy wtedy następny fragment wyk<text:span text:style-name="T2606">r</text:span>eślić, a tutaj dopisać PAX. Jeżeli strona koalicyjno-rządowa uważa i OPZZ uważa, że można to przeredagować, jak rozumiem, że też konkretny tekst zapisu dostaniemy jutro i to by przypominało te uzgodnienia do ordynacji wyborczej do<text:s/><text:span text:style-name="T2607">Se</text:span>natu, że byłyby te organizacje społeczno-zawodowe, ale musiałyby się legitymować wymogiem<text:s/><text:span text:style-name="T2608">3</text:span><text:s/>tysięcy podpisów, to myślę, że na to moglibyśmy<text:s/><text:span text:style-name="T2609">s</text:span>ię zgo<text:span text:style-name="T2610">dz</text:span>ić.</text:p>
      <text:p text:style-name="P2611">I ostatnia sprawa, co do której jednak myślę, że jak druga strona zastrzega sobie jeszcze powrót do pewnych rzeczy, czy redakcję jutro, proponowałabym, żebyśmy też jeszcze tutaj do jutra przedstawili naszą ostateczną redakcję. Bo ja rozumiałabym, gdyby ten przepis art. 100 brzmiał w ten sposób, przepraszam nie 100 tylko ten, który mówi... art. 72, był<text:s/><text:span text:style-name="T2612">p</text:span>oda<text:span text:style-name="T2613">wa</text:span>ny do wiadomości publicznej przez wywieszenie wyciągu z protokołu i co do miejsca można by tu dyskutowa<text:span text:style-name="T2614">ć</text:span><text:s/>czy ma być takie, czy inne sformułowanie. Natomiast wydaje się, tak w pierwszym oglądzie tej propozycji panów, że jednak to nie jest to samo, jeżeli sposób tego będzie nieokreślony. Chodziło nam o to, żeby obywatele znali te wyniki jeszcze nim one będą wynikami oficjalnymi. Tak jak to jest praktykowane we wszystkich krajach, że to się podaje do wiadomości w obwodzie. Potem oczywiście to się zawsze zastrzega, że to nie są jeszcze wyniki ostateczne, że ostateczne będą podane oficjalnie. Ale podaje się wyniki w obwodzie i to wzmaga zainteresowanie<text:s/><text:soft-page-break/>problematyką wyborczą. I dlatego może ja bym proponowała, żeby tą ostateczną redakcję art. 72 może byśmy też odroczyli do jutra, może się spotkamy jeszcze razem, może panowie przedstawią, żeby jednak ten dostęp do wyników z obwodu był od razu dla obyw<text:span text:style-name="T2615">at</text:span>eli ważny i podany do wiadomości.</text:p>
      <text:p text:style-name="P2616"><text:span text:style-name="T2617">Przewodnicząc</text:span><text:span text:style-name="T2618">y</text:span>:</text:p>
      <text:p text:style-name="P2619">Dziękuję bardzo. Rozumiem, że w sprawie ordynacji wyborczej do Sejmu ustalenia są zbliżone<text:s/><text:span text:style-name="T2620">j</text:span>uż w tej chwili.</text:p>
      <text:p text:style-name="P2621">Proszę pan mec.<text:s/><text:span text:style-name="T2622">W</text:span>ładysław Siła-Nowicki.</text:p>
      <text:p text:style-name="P2623"><text:span text:style-name="T2624">Mec.<text:s/></text:span><text:span text:style-name="T2625">W</text:span><text:span text:style-name="T2626">łady</text:span><text:span text:style-name="T2627">s</text:span><text:span text:style-name="T2628">ław Siła-Nowicki</text:span>:</text:p>
      <text:p text:style-name="P2629">Proszę państwa, ja chciałbym, jeżeli będzie możliwość później jeszcze w sprawie poruszonych tu sprawach prawnych przy tym stole n<text:span text:style-name="T2630">aj</text:span>ważniejszym, zwrócić się zarówno do pana kierownika Gduli, jak i do pana prof. Wiatra.</text:p>
      <text:p text:style-name="P2631">Teraz chciałbym na początku wyjaśnić dwa słowa dlaczego ja nie zabierałem żadnego głosu w tak ważnej i ciekawej dyskusji dotyczącej Senatu i urzędu<text:s/>Prezydenta Rzeczypospolitej.</text:p>
      <text:p text:style-name="P2632">Słuchałem tego z wielką uwagą, ale muszę stwierdzić, że nie zabierałem głosu dlatego, że ja jestem przeciwnikiem utworzenia zarówno w tej chwili urzędu<text:s/>Prezydenta, jak i Senatu. I to nie z zasadniczej niechęci do tego rodzaju instytucji, ani też z jaki<text:span text:style-name="T2633">ej</text:span>kolwiek niechęci do człowieka, który tym prezydentem będzie, o czym wszyscy wiedzą, bo jestem członkiem Rady Konsultacyjnej i jestem z tego zadowolony, ale proszę państwa z tego względu, że są to rzeczy zbyt poważne, żeby je załatwiać ad hoc. Doświadczenie życiowe naszego państwa uczy, że jeżeli jest trudna sytuacja społeczna i polityczna, to zalewa nas potok ustaw. Leje się ustawodawstwo obfitości dla załatwienia trudnych problemów w chwili bieżącej. Nie prowadzi to do niczego dobrego. I tak na przykład szczególne regulacje prawne w okresie stanu wojennego jak najgorzej muszą być oceniane, chyba przez nas wszystkich, niezależnie od tego czy stan wojenny uważamy za zło konieczne, czy za zło niekonieczne.</text:p>
      <text:p text:style-name="P2634">I dlatego proszę państwa, ja nie zabierałem głosu, bo uważam, że to powinno być w innych kategoriach i w inny sposób załatwione, a nie dla załatwienia bieżących<text:s/>trudności chwili obecn<text:span text:style-name="T2635">ej</text:span>.</text:p>
      <text:p text:style-name="P2636">Poza t<text:span text:style-name="T2637">y</text:span>m oczywiście odnosi się do tego to co napisałem w moich uwagach na temat ordynacji wyborczej i co tutaj znajduje szczególne zastosowanie także, że przecież Sejm obecny uznany jest nie tylko przez nas, ale przez stronę, którą mam zaszcz<text:span text:style-name="T2638">y</text:span>t widzie<text:span text:style-name="T2639">ć</text:span><text:s/>przed sobą, jako niereprezentatywny dla społeczeństwa. Podkreśla się, że tam tylko 1 poseł bezpartyjny. Sejm, który trzeba zmieni<text:span text:style-name="T2640">ć</text:span>, żeby nadać mu reprezentatywność, nadać mu siłę.</text:p>
      <text:p text:style-name="P2641">I proszę państwa, temu Sejmowi mamy nadawać tak poważne kompetencje, tak wielkie zadania do spełnienia. Przecież to jest Sejm odchodzący przedwcześnie. No przecież i w tym jest niewątpliwie jakiś brak logiki.</text:p>
      <text:p text:style-name="P2642">Ponadto, niezależnie od tego, że wysoko cenię poziom dyskusji, że dla mnie jako starego prawnika pamięt<text:span text:style-name="T2643">aj</text:span>ącego dawne roztrząsania tych zagadnień jeszcze z okresów przedwojennych, to co słyszałem dzisiaj było arcyciekawe, bardzo interesujące, na wysokim poziomie. Ale niemniej, jeżeli się tak pospiesznie, ad hoc załatwia te sprawy, to jest absolutną regułą, że powstają akty prawne niedociągni<text:span text:style-name="T2644">ęt</text:span>e, że powstają akty prawne niedopracowane. To jest niemożliwe dopracować tak zasadnicze akty prawne dlatego, że trzeba dla bieżącej politycznej postawy coś załatwić wspólnie, pr<text:span text:style-name="T2645">ę</text:span>dko.</text:p>
      <text:soft-page-break/>
      <text:p text:style-name="P2646">Przecież my nie mamy<text:s/>Prezydenta Rzeczypospolitej od roku 1952, a więc<text:s/><text:span text:style-name="T2647">ja</text:span>kby nie było już lat prawie 37 i nie mamy Senatu, bo na próżno go broniłem, jak wiecie państwo, w 1946 roku już od lat 43<text:s/><text:span text:style-name="T2648">i</text:span><text:s/>dajemy sobie jakoś radę. I te instytucje prawdopodobnie są potrzebne, trzeba będzie utworzyć, tylko nie na kolanie, proszę państwa, nie na kolanie. To są nieuchronnie niedociągnięte pospieszne rzeczy. Tak jak ta fala ustaw, która nas zalewa w trudnych momentac<text:span text:style-name="T2649">h</text:span><text:s/>naszego życia państwowego.</text:p>
      <text:p text:style-name="P2650">To jest sprawa, z którą się chciałem podzielić z państwem dl<text:span text:style-name="T2651">acz</text:span>ego nie zabierałem głosu w tym sprawach. Dlatego proszę państwa, że zarówno do urzędu<text:s/>Prezydenta Rzeczypospolitej jak i do problemu Senatu drugiej Izby, uważam, że mam obowiązek podchodzić poważnie. Poważnie, ze zrozumieniem, że są to rzeczy wielkiej wagi.</text:p>
      <text:p text:style-name="P2652">Proszę państwa, jeżeli chodzi o problemy ordynacji wyborczej. No znów jest tutaj dziwna historia. Ja ten tu rozdałem w 20 egzemplarzach, jednej i drugiej stronie. Robiłem tego xero. I jak ja robiłem tego xero tego tekstu spiesząc się na zgromadzenie ważnego ciała, mającego dyskutować ordynację wyborczą, przez radio nadawano cz<text:span text:style-name="T2653">yt</text:span>anie projektu ordynacji wyborczej w Sejmie.</text:p>
      <text:p text:style-name="P2654">No proszę państwa, to jest chyba, jeżeli mamy jakieś mieć znaczenie, jakąś powagę to jest chyba robione coś nie po kolei. No, a jeżeli się robi nie po kolei, czy w życiu prywatnym, czy w życiu państwowym, to nie jest dobrze.<text:s/>I my musimy zwrócić uwagę na to w imię naszej własnej godności też, że coś się robi nie po kolei.</text:p>
      <text:p text:style-name="P2655">Zresztą ja tutaj muszę powiedzieć, że padłem ofiarą złośliwości mego znajomego i wielbiciela Leszka Kołakowskiego, który dość ironicznie na mnie patrząc m<text:span text:style-name="T2656">ó</text:span>wił - zdaje się,<text:s/><text:span text:style-name="T2657">ż</text:span>e pan tam uczestniczy. Ja mówię tak, mam zaszczyt przy najważniejszym stole reform politycznych, mam niezasłużony<text:s/>zaszczyt siedzieć wśród najtęższych głów w PRL. On się do mnie tak ironicznie uśmiechnął i powiada: proszę pana - a pan wie jaki jest synonim słowa powierzchnia zjawisk? Nie wiem - odpowiadam. To jest Pałac Namiestnikowski na Krakowskim Przedmieściu.</text:p>
      <text:p text:style-name="P2658">A jaki jest synonim słowa istota rzeczy? A on mówi -<text:s/>Magdalenka.</text:p>
      <text:p text:style-name="P2659">No to jest proszę państwa złośliwość, ale takie są fakty i z tego musimy sobie zdawać sprawę. A więc co my tu znaczymy, jeżeli my mamy wydawać opinię na temat ordynacji wyborczej, a Sejm już tę ordynację wyborczą dyskutuje.</text:p>
      <text:p text:style-name="P2660">Ja rozumiem, trzeba to robić także, bo jest pierwsze czytanie, może być zmiana. I dlatego ja chcę powiedzieć -<text:s/>moje zdanie, że ja zakończę nawet pewnym dramatycznym apelem na końcu. Tu pozwalam sob<text:span text:style-name="T2661">i</text:span>e na żart, ale pozwalam sobie powiedzieć coś bardzo serio. Proszę państwa ja jestem dlatego zasadniczym przeciwnikiem ordynacji wyborczej w tej formie jaką się tu dyskutuje, nie dla zabezpieczenia, nie dla asekuran<text:span text:style-name="T2662">ct</text:span>wa. Złożyłem to na piśmie, żebym zawsze mógł powiedzieć<text:s/><text:span text:style-name="T2663">-</text:span><text:s/>proszę co ja tam mówiłem i co powiedziałem. Dlatego, że ja uważam, że my mamy jakąś wielką szansę. I boję się, że jakąś wielką szansę marnujemy, że jakąś wielką szansę zaprzepaszczamy.</text:p>
      <text:p text:style-name="P2664">Proszę p<text:span text:style-name="T2665">a</text:span>ń<text:span text:style-name="T2666">stwa</text:span>, jestem starym człowiekiem, pamiętam jako człowiek dorosły czasy przedwojenne. Brałem ud<text:span text:style-name="T2667">z</text:span>iał<text:s/><text:span text:style-name="T2668">w<text:s/></text:span>jedynym prawidłowym głosowaniu, którym było głosowanie samorządowe, wybory samorządowe w roku 1<text:span text:style-name="T2669">9</text:span>3<text:span text:style-name="T2670">8.</text:span><text:s/>I proszę państwa, to jest jakąś plamą n<text:span text:style-name="T2671">a</text:span><text:s/>honorze naszego ży<text:span text:style-name="T2672">ci</text:span>a państwowego, że od dziesięcioleci, od lat sześćdziesięciu polskie społeczeństwo, a zatem można powiedzieć polski naród, jest oszukiwany przez polską władzę państwową na temat wyborów parlamentarnych. Jednakowo<text:s/><text:soft-page-break/>za rządów premiera Felicjana Sław<text:span text:style-name="T2673">oj-</text:span>Sk<text:span text:style-name="T2674">ładkow</text:span>skiego i Józefa Cyrankiewicza.<text:s/><text:span text:style-name="T2675">I</text:span><text:s/>naturalnie zaostrzyły si<text:span text:style-name="T2676">ę<text:s/></text:span>te rzeczy z biegiem czasu, ale to wszystko było nieprawdz<text:span text:style-name="T2677">iw</text:span>e, to wszystko jest nieprawdziwe, to wszystko jest kłamliwe, to nie jest prawda<text:span text:style-name="T2678">,</text:span><text:s/>to jest fikcja. Społeczeństwo przestało w to wierzyć konkretnie.</text:p>
      <text:p text:style-name="P2679"><text:span text:style-name="T2680">I</text:span><text:s/>teraz mamy jakąś wielką szansę, żeby tę plamę na honorze naszego życia państwowego, bo mnie wstyd, że fałszowano<text:s/><text:span text:style-name="T2681">wyb</text:span>ory w Polsce przedw<text:span text:style-name="T2682">oje</text:span>nn<text:span text:style-name="T2683">ej,</text:span><text:s/>że fałszowano zara<text:span text:style-name="T2684">z</text:span><text:s/>po wojnie, fałszowano we wszystkich latach późni<text:span text:style-name="T2685">e</text:span>jszych.</text:p>
      <text:p text:style-name="P2686">Nareszcie jest pierwszy program, pierwsza możność, pierwszy projekt, żeby przeprowadzić wybory nie demokratyczne jeszcze w pełni, ale żeby przeprowadzić wybory uczciwe. Żeby przeprowadzić wybory prawdziwe, żeby społeczeństwo mogło uwierzyć w to, co nie wierzy.</text:p>
      <text:p text:style-name="P2687"><text:span text:style-name="T2688">Przewodniczący</text:span>:</text:p>
      <text:p text:style-name="P2689">Panie mecenasie minęło 10 minut.</text:p>
      <text:p text:style-name="P2690"><text:span text:style-name="T2691">Mec.<text:s/></text:span><text:span text:style-name="T2692">W</text:span><text:span text:style-name="T2693">łady</text:span><text:span text:style-name="T2694">s</text:span><text:span text:style-name="T2695">ław Siła-Nowicki</text:span>:</text:p>
      <text:p text:style-name="P2696">... żeby móc przełamać te problemy,<text:s/><text:span text:style-name="T2697">k</text:span>tóre<text:s/><text:span text:style-name="T2698">w</text:span><text:s/>Polakach<text:s/><text:span text:style-name="T2699">s</text:span>ą<text:span text:style-name="T2700">,</text:span><text:s/>Polacy absolutnie nie wierzą w wybory. Polacy kpią sobie z tych, którzy wierzą w wybory. To trz<text:span text:style-name="T2701">e</text:span>b<text:span text:style-name="T2702">a<text:s/></text:span>przełamać, że my możemy zrobić teraz w jakimś ograniczonym zakresie co zrozumiemy, na cośmy się zgodzili, ale wybory uczciwe i zrozumiałe dla społeczeństwa.</text:p>
      <text:p text:style-name="P2703">I dlatego ja jestem przeciwnikiem tego co się tu dokładn<text:span text:style-name="T2704">i</text:span>e<text:span text:style-name="T2705"><text:s/></text:span>dyskutuje. Dlatego dokładnie to opracowałem, dużo wysiłku poświęciłem, przedstawiłem kto chce przekona się, co ja o t<text:span text:style-name="T2706">ym<text:s/></text:span>myślę, i jak ja to widzę, żeśmy się ułożyli na pewne waru<text:span text:style-name="T2707">n</text:span>ki wyborcze, żeby z obu stron musimy to uczciwie wykonać. Nie, musimy dać wszystkim obywatelom we wszystkich okręgach je<text:span text:style-name="T2708">dn</text:span>akowe szanse wzięcia udziału w wyborach niezależnych, wolnych, autentycznych w tym zakresie, w jakim to jest w Polsce możliwe.</text:p>
      <text:p text:style-name="P2709">To jest sprawa ważna i dlatego ja teraz, nie chcę, żeby mój głos był tylko głosem wołającego na puszczy, ale chciałbym, żeby w każdym razie poprawiono to co jest złe, co je<text:span text:style-name="T2710">s</text:span>t oczywiście złe.</text:p>
      <text:p text:style-name="P2711">Panowie! To jest w jakiś sposób dla nas kompromit<text:span text:style-name="T2712">uj</text:span>ące. Przed wojną trzeba było<text:s/><text:span text:style-name="T2713">5</text:span>0 głosów na to, żeby złożyć kandydaturę na posła. Czy jeżeli dzisiaj byłoby<text:s/><text:span text:style-name="T2714">5</text:span>00 głosów, to dziesięciokrotnie większa demokracja przedwojenna zadowoliłaby nas?</text:p>
      <text:p text:style-name="P2715"><text:span text:style-name="T2716">Przewodn</text:span><text:span text:style-name="T2717">icz</text:span><text:span text:style-name="T2718">ąc</text:span><text:span text:style-name="T2719">y</text:span><text:span text:style-name="T2720">:</text:span></text:p>
      <text:p text:style-name="P2721">Panie mecenasie, minęło 12 minut.</text:p>
      <text:p text:style-name="P2722">/Słucham?/.</text:p>
      <text:p text:style-name="P2723">Dwanaście minut minęło. Dyscyplina czasowa jest.</text:p>
      <text:p text:style-name="P2724"><text:span text:style-name="T2725">Ob. Władysław Siła</text:span><text:span text:style-name="T2726">-</text:span><text:span text:style-name="T2727">Nowicki</text:span>:</text:p>
      <text:p text:style-name="P2728"><text:span text:style-name="T2729">...</text:span>w jakiś sposób ludziom niezorganizowanym wzięc<text:span text:style-name="T2730">ie<text:s/></text:span>w nich udzi<text:span text:style-name="T2731">ał</text:span>u.</text:p>
      <text:p text:style-name="P2732">Jeżeli do tego terminu, który uniemożliwia i stawia ludzi, którzy mają po raz pierwszy wziąć udział w<text:s/><text:span text:style-name="T2733">w</text:span>yborach<text:s/><text:span text:style-name="T2734">w</text:span><text:s/>sytuacji armii nieuzbrojonej i nie zmobilizowan<text:span text:style-name="T2735">ej</text:span><text:s/>wob<text:span text:style-name="T2736">ec<text:s/></text:span>armii uzbrojonej i zmobilizowan<text:span text:style-name="T2737">ej,</text:span><text:s/>to jeżeli jeszcze<text:s/><text:span text:style-name="T2738">do</text:span><text:s/>t<text:span text:style-name="T2739">e</text:span>go dołączy si<text:span text:style-name="T2740">ę</text:span><text:s/>3 tysiące głosów, to powszechne mniemanie społeczeństwa będzie brzmiało, że usiłuje się uniemożliwić jakiko<text:span text:style-name="T2741">l</text:span>wiek realny udział w wyborach. Bo to jest krótko mówiąc powszechnie, brak demokracji, jeżeli się z wielką ilością<text:s/><text:span text:style-name="T2742">g</text:span>łosów wymaga to, aby mógł zgłosić się człowiek na kandydata - n<text:span text:style-name="T2743">a</text:span><text:s/>posła. To jest powszechnie znane, to jest wiadoma rzecz.</text:p>
      <text:p text:style-name="P2744">Jeżeli do tego jeszcze dołącz<text:span text:style-name="T2745">a</text:span>my konglomerat błyskawicznego terminu i tak olbrzymiej ilości ludzi na<text:s/><text:soft-page-break/>zgłoszenie, społeczeństwo patrzy na to jednoznacznie. Powie, że to jest jedno jeszcze powtórzenie tego, co w zakresie wyborów mamy w Polsce od lat sześćdziesięc<text:span text:style-name="T2746">i</text:span>u.</text:p>
      <text:p text:style-name="P2747">Dlatego zwracam się z gorącym apelem do państwa, żeby co najmniej zmniejszyć ilość 3<text:s/><text:span text:style-name="T2748">t</text:span>y<text:span text:style-name="T2749">s</text:span>. do tysiąca, bo powinno<text:span text:style-name="T2750"><text:s/></text:span>się nawet zmniejszyć do<text:s/><text:span text:style-name="T2751">5</text:span>00<text:span text:style-name="T2752">.</text:span><text:s/>Wszystkie zastrzeżenia co do pośpiesznie przeprowa<text:span text:style-name="T2753">dz</text:span>onych wyborów też społeczeństwo je przyjmuje jako kontynuowanie tej niechwalebn<text:span text:style-name="T2754">ej</text:span><text:s/>linii, którą niestety mamy w Polsce od sześciu dziesiątków lat, niezależnie od tego, jaki ustrój i jakie są warunki.</text:p>
      <text:p text:style-name="P2755"><text:span text:style-name="T2756">Przewodniczący</text:span>:</text:p>
      <text:p text:style-name="P2757">Dziękuję bardzo.</text:p>
      <text:p text:style-name="P2758">Głos ma pan Piotr<text:s/><text:span text:style-name="T2759">Wi</text:span>nczorek.</text:p>
      <text:p text:style-name="P2760"><text:span text:style-name="T2761">Ob. Piotr Winczorek</text:span>:</text:p>
      <text:p text:style-name="P2762">Ja dziękuję za udzielenie mi głosu.</text:p>
      <text:p text:style-name="P2763"><text:span text:style-name="T2764">Przewodniczący</text:span>:</text:p>
      <text:p text:style-name="P2765">Czy ktoś z państwa prosi o głos? Jeżeli nie, to<text:s/><text:span text:style-name="T2766">p</text:span>rzechodz<text:span text:style-name="T2767">i</text:span>my do sprawy ordynacji wyborczej do Senatu. Tym razem<text:span text:style-name="T2768"><text:s/></text:span>głos ma pan Jarosław Kaczyński.</text:p>
      <text:p text:style-name="P2769"><text:span text:style-name="T2770">Ob.</text:span><text:span text:style-name="T2771"><text:s text:c="10"/></text:span><text:span text:style-name="T2772"><text:s/></text:span>:</text:p>
      <text:p text:style-name="P2773">/Nie ma go, przepraszam/.</text:p>
      <text:p text:style-name="P2774"><text:span text:style-name="T2775">P</text:span><text:span text:style-name="T2776">rz</text:span><text:span text:style-name="T2777">ewodnicząc</text:span><text:span text:style-name="T2778">y</text:span><text:span text:style-name="T2779">:</text:span></text:p>
      <text:p text:style-name="P2780">Czy nasi partnerzy<text:s/><text:span text:style-name="T2781">w</text:span><text:s/>sprawie ordynacji wyborczej do Senatu. B<text:span text:style-name="T2782">a</text:span>rdzo prosimy.</text:p>
      <text:p text:style-name="P2783"><text:span text:style-name="T2784">Ob. Kazimierz<text:s/></text:span><text:span text:style-name="T2785">C</text:span><text:span text:style-name="T2786">yprynia</text:span><text:span text:style-name="T2787">k</text:span>:</text:p>
      <text:p text:style-name="P2788">Może jeszcze wrócę tylko jednym słowem do ordynacji wyborczej do S<text:span text:style-name="T2789">ej</text:span>mu,<text:s/><text:span text:style-name="T2790">w</text:span><text:s/>nawiązaniu do wypowiedzi pani profesor Zakrzewskiej. Mianowicie my, jeżeli chodzi o 7<text:span text:style-name="T2791">2</text:span><text:s/>art. nie mamy tu zastrzeżeń tego typu powiedzmy czy tam w lokalu wyborczym podawać czy nie. Chodzi nam po prostu o to,<text:s/><text:span text:style-name="T2792">że</text:span><text:s/><text:span text:style-name="T2793">są<text:s/></text:span>to za szczegółowe regulacje, jak na ordynację wyborczą.<text:s/>I ten tryb jak ogłaszać, powinna uregulować<text:s/>państwowa<text:s/>komisja<text:s/>wyborcza naszym zdaniem. Ponieważ jak sądzę w<text:s/>państwowej<text:s/>komisji<text:s/>wyborczej będą przedstawiciele strony opozycyjno-solidarnościowej, a więc sądzę, iż nie będzie żadnych przeszkód, aby wnieść odpowiednie propozycje, a zapis te<text:span text:style-name="T2794">n</text:span>, który powiada, że należy podawać do publicznej wiadomości stanowi upoważnienie do ustalenia trybu już praktycznego i tam sposobu do uregulowania spraw.</text:p>
      <text:p text:style-name="P2795">Jeżeli chodzi o ordynację wyborcza, do Senat<text:span text:style-name="T2796">u</text:span>,<text:s/><text:span text:style-name="T2797">m</text:span>...</text:p>
      <text:p text:style-name="P2798"><text:span text:style-name="T2799">Przewodni</text:span><text:span text:style-name="T2800">cz</text:span><text:span text:style-name="T2801">ąc</text:span><text:span text:style-name="T2802">y</text:span><text:span text:style-name="T2803">:</text:span></text:p>
      <text:p text:style-name="P2804">Przepraszam bardzo, czy mógłbym prosić ad vocem, czy to oznacza, że uznajemy, iż takie jest nasze zdanie i przekazujemy je<text:s/>państwowej<text:s/>komisji<text:s/>wyborczej, że celo<text:span text:style-name="T2805">w</text:span>y<text:span text:style-name="T2806">m<text:s/></text:span>byłoby, aby<text:span text:style-name="T2807">.</text:span>.<text:span text:style-name="T2808">.</text:span><text:s/>itd.</text:p>
      <text:p text:style-name="P2809"><text:span text:style-name="T2810">Ob. Kazimierz Cypryniak</text:span>:</text:p>
      <text:p text:style-name="P2811">/Wyłączony mikrofon/.</text:p>
      <text:p text:style-name="P2812">Jeżeli chodzi o ordynację wyborczą do Senatu,<text:s/><text:span text:style-name="T2813">wię</text:span>c<text:span text:style-name="T2814"><text:s/></text:span>jak my rozumiemy, to rozsta<text:span text:style-name="T2815">l</text:span>i<text:span text:style-name="T2816">ś</text:span>my się<text:s/><text:span text:style-name="T2817">z</text:span><text:s/>dwoma jak<text:s/><text:span text:style-name="T2818">gd</text:span>y<text:span text:style-name="T2819">by</text:span><text:s/>problemami nie rozwiązanymi. Jeden problem to były, to by<text:span text:style-name="T2820">ł<text:s/></text:span>problem dwie czy jedna tura głosowania.<text:s/><text:span text:style-name="T2821">I</text:span><text:s/>drugi - to była nasza propozycja, aby przedstawiona w pakiecie pewnym, aby przejść na zasadę, że z każdego województwa dwóch kandydatów. To się wiązało te<text:span text:style-name="T2822">ż</text:span><text:s/>z propozycją, że jedna tura głosowania.</text:p>
      <text:p text:style-name="P2823">Rozstaliśmy się z tym, że tę propozycję po dwóch kandydatów z województw, nasi rozmówcy jak zaznaczył przewodniczący pan Geremek, biorą do poważnego rozpatrzenia, z<text:span text:style-name="T2824">aś<text:s/></text:span>w sprawie tej ile tur<text:s/><text:soft-page-break/>głosowania, no była propozycja, że panowie obstają, aby była - były dwie tury głosowania.</text:p>
      <text:p text:style-name="P2825">No więc, chcę powiedzieć, że nasze stanowisko je<text:span text:style-name="T2826">s</text:span>t<text:s/><text:span text:style-name="T2827">tu</text:span>ta<text:span text:style-name="T2828">j<text:s/></text:span>niezmienne. Proponujemy, aby wybierać po dwóch k<text:span text:style-name="T2829">an</text:span>dyd<text:span text:style-name="T2830">ató</text:span>w z województwa i iść na jedną turę głosowania, a ewentualnie możemy to rozważać dalej w pakiecie jako inna propozycja<text:span text:style-name="T2831"><text:s/></text:span>alternatywna, którą mogę toż przedłożyć.</text:p>
      <text:p text:style-name="P2832">Mianowicie możemy rozważać rozwiązanie tego problemu w sposób taki kompromisowy i następujący. Wrócić do listy krajowej, na której będzie dziesięć mandatów, da<text:span text:style-name="T2833">ć</text:span><text:s/>na stołeczne, katowickie po jednym mandacie, tak jak proponowaliśmy więcej, to znaczy będzie razem po trzy i iść na dwi<text:span text:style-name="T2834">e<text:s/></text:span>tury głosowania, ale obniżyć próg przy pierwszym głosowaniu. To znaczy kto w pierwszym głosowaniu uzyskuje 30% biorących udział w głosowaniu, przechodzi i jest wybrany<text:span text:style-name="T2835">.</text:span><text:s/>T<text:span text:style-name="T2836">a</text:span>m, gd<text:span text:style-name="T2837">z</text:span>i<text:span text:style-name="T2838">e<text:s/></text:span>nie zostaną wybrani przy pierwszej turze głosowani<text:span text:style-name="T2839">a</text:span>, przy takim progu minimum 30<text:span text:style-name="T2840">%</text:span><text:s/>i wszystkie inne więcej i najw<text:span text:style-name="T2841">ię</text:span>cej wtedy zaczyna się.</text:p>
      <text:p text:style-name="P2842">Jeżeli powiedzmy nie ma wybranego kandydata ani jednego,<text:s/>to<text:span text:style-name="T2843"><text:s/>j</text:span>est powtórka powiedzmy pełna. Jeżeli wybrany jest kandydat, no to powiedzmy walczy, walka się toczy o jeden ma<text:span text:style-name="T2844">n</text:span>dat.</text:p>
      <text:p text:style-name="P2845">Pozostałe sprawy<text:span text:style-name="T2846">,</text:span><text:s/>j<text:span text:style-name="T2847">a</text:span>k myśmy zrozumieli<text:span text:style-name="T2848">,</text:span><text:s/><text:span text:style-name="T2849">b</text:span>y<text:span text:style-name="T2850">ły</text:span><text:s/><text:span text:style-name="T2851">w</text:span><text:s/>zasadzie niekontro<text:span text:style-name="T2852">w</text:span>er<text:span text:style-name="T2853">s</text:span>yjne, zn<text:span text:style-name="T2854">a</text:span>c<text:span text:style-name="T2855">z</text:span>y dopracowali<text:span text:style-name="T2856">ś</text:span>m<text:span text:style-name="T2857">y</text:span><text:s/><text:span text:style-name="T2858">si</text:span>ę przedwczoraj uzgodnienia<text:span text:style-name="T2859">,</text:span><text:s/>i t<text:span text:style-name="T2860">y</text:span>lk<text:span text:style-name="T2861">o</text:span><text:s/><text:span text:style-name="T2862">są</text:span><text:s/><text:span text:style-name="T2863">te</text:span><text:s/><text:span text:style-name="T2864">s</text:span>pr<text:span text:style-name="T2865">a</text:span>wy<text:span text:style-name="T2866">.</text:span></text:p>
      <text:p text:style-name="P2867"><text:span text:style-name="T2868">Przewodniczący</text:span>:</text:p>
      <text:p text:style-name="P2869">Dz<text:span text:style-name="T2870">i</text:span>ękuję b<text:span text:style-name="T2871">a</text:span>rd<text:span text:style-name="T2872">z</text:span>o<text:span text:style-name="T2873">.</text:span></text:p>
      <text:p text:style-name="P2874">Gło<text:span text:style-name="T2875">s</text:span><text:s/><text:span text:style-name="T2876">ma<text:s/></text:span>p<text:span text:style-name="T2877">a</text:span>n Jarosław<text:s/><text:span text:style-name="T2878">K</text:span>ac<text:span text:style-name="T2879">zy</text:span>ńs<text:span text:style-name="T2880">ki.</text:span></text:p>
      <text:p text:style-name="P2881"><text:span text:style-name="T2882">Ob. Jarosław Kaczyński</text:span>:</text:p>
      <text:p text:style-name="P2883">Muszę<text:s/>się<text:s/>przyznać,<text:s/>że<text:s/>my tutaj<text:s/>ze<text:s/>znacznym zawodem<text:s/>po<text:s/>raz<text:s/>kolejny dzisiaj musimy wysłuchać wystąpienia strony<text:s/>rządowo-koalicyjnej,<text:s/>iż<text:s/>wydawało nam<text:s/>się,<text:s/>że<text:s/>nasze propozycje,<text:s/>idące<text:s/>przecież daleko<text:s/>w<text:s/>tą<text:s/>stronę, która była proponowana<text:s/>właśnie przez<text:s/>drugą<text:s/>stronę,<text:s/>no<text:s/>będą rozważone w<text:s/>sposób<text:s/>pozytywny<text:s/>albo co najmniej<text:s/>no z<text:s/>jakąś... z<text:s/>jakimś<text:s/>dążeniem<text:s/>do<text:s/>kompromisu.<text:s/>W<text:s/>tym<text:s/>co tutaj w<text:s/>tej<text:s/>chwili<text:s/>pan Cypryniak<text:s/>był<text:s/>łaskaw przedstawić, więc<text:s/>wtedy takiego dążenia<text:s/>do kompromisu nie<text:s/>widać.</text:p>
      <text:p text:style-name="P2884">Dodanie po jednej<text:s/>osobie z Warszawy i Katowic plus dziesięciu senatorów z listy krajowej, no nie jest w<text:s/>żadnym<text:s/>wypadku kompromisem, gdyż<text:s/>po prostu zwiększa wielkość<text:s/>Senatu<text:s/>o<text:s/>10 osób, przy<text:s/>czym ta<text:s/>lista<text:s/>krajowa jest tutaj procedurą, która z całą pewnością nie zwiększa<text:s/>demokratycznych wyborów, o ten demokratyzm<text:s/>w<text:s/>tym<text:s/>momencie<text:s/>tutaj bardzo chodzi,<text:s/>a<text:s/>także to trzeba<text:s/>sobie powiedzieć zupełnie otwarcie<text:s/>i<text:s/>szczersze, to<text:s/>nie zwiększa<text:s/>naszych seans.<text:s/>A że<text:s/>o te<text:s/>szanse,<text:s/>i<text:s/>to jest sprawa zupełnie<text:s/>zrozumiała,<text:s/>nam tutaj<text:s/>także chodzi.<text:s/>Wiadomo,<text:s/>że przecież nasi reprezentanci, to o tym była<text:s/>mowa<text:s/>przy sprawie Sejmu,<text:s/>na tej liście się nie znajdują.</text:p>
      <text:p text:style-name="P2885"><text:span text:style-name="T2886">I</text:span><text:s/><text:span text:style-name="T2887">t</text:span>u<text:span text:style-name="T2888">taj</text:span><text:s/>j<text:span text:style-name="T2889">ak</text:span>b<text:span text:style-name="T2890">y</text:span><text:s/>d<text:span text:style-name="T2891">o</text:span><text:s/>t<text:span text:style-name="T2892">ej</text:span><text:s/>kwestii<text:s/><text:span text:style-name="T2893">nie</text:span><text:s/>ma j<text:span text:style-name="T2894">uż</text:span><text:s/>tut<text:span text:style-name="T2895">aj</text:span><text:s/>po co<text:span text:style-name="T2896"><text:s/></text:span>wr<text:span text:style-name="T2897">acać.</text:span><text:span text:style-name="T2898"><text:s/></text:span>W związku z tym ta propozycja jakby była dl<text:span text:style-name="T2899">a</text:span><text:s/><text:span text:style-name="T2900">nas</text:span><text:s/>nie tylko nieatrakcyjna, ale w ogóle niemożliwa do dyskusji,<text:s/><text:span text:style-name="T2901">g</text:span>dyż no nie rozumiemy, na czym polega prowadzenie pertraktac<text:span text:style-name="T2902">ji,<text:s/></text:span>w której tym razem strona rządowo-opozycyjn<text:span text:style-name="T2903">a</text:span>, która nam pr<text:span text:style-name="T2904">z</text:span>e<text:span text:style-name="T2905">d<text:s/></text:span>chwilą, czy przed godziną, nam to zarzucała, jednocześnie wycofuje si<text:span text:style-name="T2906">ę</text:span><text:s/>ze swojego poprzedniego stanowiska na stanowisko, które z naszego punkt<text:span text:style-name="T2907">u</text:span><text:s/><text:span text:style-name="T2908">w</text:span>idzenia jest jeszcze gorsze.<text:s/><text:span text:style-name="T2909">A</text:span><text:s/>to<text:s/><text:span text:style-name="T2910">jest<text:s/></text:span>właśnie ta propozycją, którą tutaj nam przed chwilą przedstawiono.</text:p>
      <text:p text:style-name="P2911">Więc tutaj musimy podtrzymać to co mówiliśmy przedtem albo te 49 plus 49 proporcjon<text:span text:style-name="T2912">al</text:span>nie, albo też propozycja bardzo już umiarkowan<text:span text:style-name="T2913">a</text:span>, naprawdę bardzo umiarkowana, jakim jest dodanie zaledwie 12 senatorów, którzy by mieli wzmocnić te największe województwa. Dlaczego ta propozycj<text:span text:style-name="T2914">a</text:span><text:s/>nie jest pr<text:span text:style-name="T2915">ze</text:span>z<text:s/><text:soft-page-break/>drugą stronę poważnie rozp<text:span text:style-name="T2916">at</text:span>rywan<text:span text:style-name="T2917">a</text:span>, to zapewne trudno nam zrozumieć.</text:p>
      <text:p text:style-name="P2918">Wreszcie jeżeli chodzi o zasadę 30%. Otóż to jest zasada po prostu niezrozumi<text:span text:style-name="T2919">ał</text:span>a. No ona w tym wypadku<text:s/><text:span text:style-name="T2920">j</text:span>uż stanowi<text:span text:style-name="T2921"><text:s/></text:span>pewien postęp w stosunku do z<text:span text:style-name="T2922">as</text:span>ad<text:span text:style-name="T2923">y</text:span>,<text:s/><text:span text:style-name="T2924">z</text:span>wykłej zasady większoś<text:span text:style-name="T2925">ci</text:span>owej, która przy przewidywanych, przewidywanej dużej ilości kandyd<text:span text:style-name="T2926">at</text:span>ów mogłaby prowadzić no do zgoła ośmieszania tej nowo powołanej instytucji, no jednakowoż trudno tu odpowie<text:span text:style-name="T2927">dzie</text:span>ć<text:span text:style-name="T2928"><text:s/></text:span>dlaczego dajmy na to 30 a nie 25<text:span text:style-name="T2929">,</text:span><text:s/>albo 3<text:span text:style-name="T2930">5</text:span>%. Zasada 50% jest zasadą oczywistą. Po prostu większość bezwzględna już w pierwszej rundzie przejść, natomiast w drugiej rundzie następuje balotaż między tymi, którzy uzyskali kolejną<text:s/><text:span text:style-name="T2931">i</text:span>lość<text:span text:style-name="T2932"><text:s/></text:span>głosów. Zasada 30<text:span text:style-name="T2933">%</text:span><text:s/>może być odczytywana też w drugą str<text:span text:style-name="T2934">on</text:span>ę,<text:span text:style-name="T2935"><text:s/></text:span>to znaczy, że ktoś ma 30 za i 70 przeciw i ta sprawa tych 70<text:span text:style-name="T2936"><text:s/></text:span>też tutaj jest istotna i z tego względu traktując to jako krok, który być może będzie mó<text:span text:style-name="T2937">gł</text:span><text:s/>być jeszcze wydłużony w naszą stronę, tej<text:s/>zas<text:span text:style-name="T2938">a</text:span>dy<text:s/>także w tej chwili przyjąć nie możemy.</text:p>
      <text:p text:style-name="P2939">Przy czym chciałem jeszcze raz podkreślić, chodzi t<text:span text:style-name="T2940">u</text:span>taj zarówno o względy polityczne, o ten mechanizm polityczny, który tutaj jak się nam wydaje wszyscy razem chcemy stworzyć i który ma służyć przejściu Polski do nowego systemu, systemu demokratycznego.</text:p>
      <text:p text:style-name="P2941">W pełni demokratycznego - czy to będzie za cztery lata, czy to będzie później, czy też wcześniej, to jest kwestia, której chyba w tym miejscu nie należy rozważać. Ale budowa tego mechanizmu nie jest tworzeniem jakichś nowych instytucji, ale jest tworzeniem nowej rzeczywistości społeczn<text:span text:style-name="T2942">ej</text:span><text:s/>rzeczywistości politycznej. Te propozycje, które tutaj pano<text:span text:style-name="T2943">w</text:span>ie przedstawili nie przyczyniają się do kształtowania tej rzeczywistości w sposób, który by można określić jako funkcjonalny to znaczy jest rzeczą bardzo niebezpieczną aby te instytucje, które stworzymy i które mają tworzyć społeczeństwu poczucie tego, że się coś zmieniło, że jest nowa sytuacja były instytucjami politycznie i społecznie jałowymi. Niestety czasem można odnieść wrażenie, że to jest nie w pełni przez stronę rządowo-koa<text:span text:style-name="T2944">li</text:span>cyjną uświadamiane. Te instytucje rzeczywiście muszą przenosić poglądy społeczeństwa, opinii publicznych na mechanizmy władzy, przenosić w sposób dalece niepełny, niedoskonały, ale jednak przenosić. Otóż Senat tak uks<text:span text:style-name="T2945">zt</text:span>a<text:span text:style-name="T2946">łt</text:span>owany, wybrany na zasadzie nie<text:s/>w<text:span text:style-name="T2947">ię</text:span>kszościowej, jeszcze do tego wybrany w sposób skrajnie ni<text:span text:style-name="T2948">es</text:span>tosunkowy. Nie chcę tutaj używać okre<text:span text:style-name="T2949">śl</text:span>enia proporcjonalny, bo to co innego znaczy w sprawach wyborczych, a wiadomo o co chodzi, tu chodzi o te województwa. No, to może być Senat, który po prostu nie będzie w istocie reprezentował społeczeństwa, będzie kolejną taką może zmodyfikowaną, zmode<text:span text:style-name="T2950">low</text:span>aną, skorygowaną reprezentacją tych sił, które dotychczas miały monopol na zajmowanie miejsc w ciałach przedstawicielskich.</text:p>
      <text:p text:style-name="P2951">A sądzę, że tego wszystkiego wszyscy chcemy uniknąć i stąd nasz sprzeciw<text:span text:style-name="T2952">.</text:span></text:p>
      <text:p text:style-name="P2953">Dziękuję.</text:p>
      <text:p text:style-name="P2954"><text:span text:style-name="T2955">Prz</text:span><text:span text:style-name="T2956">e</text:span><text:span text:style-name="T2957">wodnic</text:span><text:span text:style-name="T2958">zący</text:span>:</text:p>
      <text:p text:style-name="P2959">Dziękuję. Głos ma pan Jerzy Wiatr.</text:p>
      <text:p text:style-name="P2960"><text:span text:style-name="T2961">Ob.<text:s/></text:span><text:span text:style-name="T2962">J</text:span><text:span text:style-name="T2963">erzy Wiatr</text:span>:</text:p>
      <text:p text:style-name="P2964">Ja rozumiem oczywiście pewne zdziwienie i nawet rozczarowanie pana Kaczyńskiego i na pewno innych kolegów, ale chciałem zwrócić uwagę na to, że jeżeli uważnie słuchałem tego co pan Cypryniak mówił, to nie było to wycofanie się ze stanowiska przedstawionego w poniedziałek. I proszę mnie skorygować, jeżeli się mylę. O ile rozumiem, to zostało przedstawione takie stanowisko - nasza oferta złożona w poniedziałek wieczorek jest na stole, nie wycofana. To była o<text:span text:style-name="T2965">fe</text:span>rta, która ustosunkowywała się<text:s/><text:soft-page-break/>do pięciu spornych spraw. W trzech sprawach spornych proponowaliśmy zaakceptowanie stanowiska strony solidarnościowo-opozycyjn<text:span text:style-name="T2966">ej</text:span>. W dwóch spośród pięciu spraw pr<text:span text:style-name="T2967">op</text:span>onowal<text:span text:style-name="T2968">iś</text:span>my utrzymanie naszej propozyc<text:span text:style-name="T2969">ji</text:span>. Przy czym te trzy sprawy, w których gotowi byliśmy zaakceptować stanowisko drugiej strony, to były nie błahe kwestie, bo to było m.in. zrezygnowanie z owej listy krajowej, tak było przecież. I teraz problem jest następujący: nie możemy przecież kompromisu uzyskiwać na tej zasadzie, że kiedy mamy pewną listę spornych spraw, to zgoda - przyjmuje jedna strona to, że druga akceptuje 60 proc. propozycji, ale utrzymuje twardo stanowisko w pozostałych 40 proc.</text:p>
      <text:p text:style-name="P2970">Ja bym zadał na przykład takie pytanie - ja nie m<text:span text:style-name="T2971">a</text:span>m żadnego mandatu do robienia w tej kwestii propozycji, ale ja zadałbym takie pytanie - czy na przykład, kiedy panowie mówicie, państwo mówicie, że ważne są i kwestia tego, żeby tych miejsc w Senacie było więcej dla liczniejszych województw i to, żeby głosowanie było większością kwalifikowaną, a nie zwykłą, to czy to znaczy, że oba te postulaty mają by<text:span text:style-name="T2972">ć<text:s/></text:span>zaakceptowane jako warunek dojścia do porozumienia, czy też istnieje tutaj jakaś możliwoś<text:span text:style-name="T2973">ć</text:span><text:s/>- no powiem po prostu przetargu<text:span text:style-name="T2974">.</text:span><text:s/>Czy na przykład zgoda na jedno oznaczałaby ustępstwo drugiej kwestii, czy też ma to charakter<text:s/>u<text:span text:style-name="T2975">lt</text:span>ymatywny. Bo myśmy proponując w poniedziałek wieczorem ten pakiet wyobrażali sobie, że dokonujemy właśnie czegoś takiego. My tu ustępujemy w całym szeregu kwestii, wy ustąpicie w pewnych kwestiach i w ten sposób spotkamy się pośrodku. Oczywiście - być może ten przetarg trzeba poprowadzi<text:span text:style-name="T2976">ć<text:s/></text:span>jeszcze dalej. Tylko, że to nie może być przetar<text:span text:style-name="T2977">g</text:span><text:s/>polegający na tym, że jedna strona mówi kategorycznie - musi być i to, i to, i to, i to<text:s/><text:span text:style-name="T2978">i</text:span><text:s/>czeka, aż druga strona ustąpi w każdym z tych punktów.</text:p>
      <text:p text:style-name="P2979">Teraz co do merytoryczn<text:span text:style-name="T2980">ej</text:span><text:s/>kwestii. Ja chcę powtórzyć to co mówiłem w poniedziałek, bo nikt się do tego nie odniósł, że to jest przecież złudzenie - to przekonanie, że wymuszenie w drugiej turze głosowania przepraszam -<text:s/>wymuszenie drugiej tury daje większy demokr<text:span text:style-name="T2981">atyz</text:span>m. Wręcz przeciwnie, wiele systemów funkcjonuje przy tej względnej większości dlatego, że to powoduje właśnie konsolidowanie się wyborców od początku wokół kandydatów poważnie<text:span text:style-name="T2982">js</text:span>zych, reprezentujących więcej.</text:p>
      <text:p text:style-name="P2983">Bo oczywiście można na sprawę spojrzeć tak czy inaczej. Ja bym się nawet w tej kwestii nie upierał tak kategoryczn<text:span text:style-name="T2984">ie</text:span>,<text:s/>tylko to nie jest ten sposób, że jedna strona proponuje bardziej demokratyczną procedurę, a druga mniej demokratyczną. Każda z tych procedur ma swoje plusy i minusy.</text:p>
      <text:p text:style-name="P2985">To byłoby tyle. Dzięku<text:span text:style-name="T2986">ję</text:span><text:s/>bardzo.</text:p>
      <text:p text:style-name="P2987"><text:span text:style-name="T2988">Przewodniczący - Br. Geremek</text:span>:</text:p>
      <text:p text:style-name="P2989">Dziękuję bardzo. Głos ma pan Aleksander Hall.</text:p>
      <text:p text:style-name="P2990"><text:span text:style-name="T2991">Ob.<text:s/></text:span><text:span text:style-name="T2992">A</text:span><text:span text:style-name="T2993">leksander Hall</text:span>:</text:p>
      <text:p text:style-name="P2994">Oczywiście pan pro<text:span text:style-name="T2995">f.</text:span><text:s/>Wiatr ma rac<text:span text:style-name="T2996">ję</text:span><text:s/>mówiąc o tym, że negocjacje to nie sztuka narzucania swojej woli, ale sztuka poszukiwania porozumienia i kompromisu, jeśli się go daje znaleźć. Ale wydaje mi się, że to zupełnie nie ma zastosowanie do tej dyskusji, która dotyczy spraw Senatu. Bo trzeba sprawy Senatu widzieć w całokształcie umowy politycznej. Umowy polityczn<text:span text:style-name="T2997">ej,</text:span><text:s/>w której opozycja po pierwsze - godzi się na zdominowanie i to wyraźne zdominowanie jej przez stronę, która do tej pory niepodzielnie Sejm kontrolowała, właśnie w Sejmie. I na stworzenie silnej prezydentury. Bo nawet jeśli wszystkie nasze postulaty zostaną uwzględnione, będziemy mieć do czynienia z silną prezydenturą. I dokonuje się to w sytuacji, w której nie strona<text:s/>solidarnościowo-opozycyjn<text:span text:style-name="T2998">a</text:span>, proponowała rozszerzenie umowy politycznej o sprawę Senatu i<text:s/>Prezydenta<text:span text:style-name="T2999">.</text:span></text:p>
      <text:soft-page-break/>
      <text:p text:style-name="P3000">I jednym z podstawowych... jedną z podstawowych spraw, które powodowały, że ta sprawa wprowadzenia urzędu prezydenckiego w tym trybie przez ten Sejm, i Senatu, została przez naszą stronę przyjęta, był demokratyczny charakter wyborów do Senatu i była ranga tej instytucji. Otóż propozy<text:span text:style-name="T3001">cj</text:span>e strony rządowo-koalicyjnej rangę tej instytucji obniżają podobnie, jak tę rangę obniża sposób jej wyłaniania. Czyli te propozycje, które znajdują<text:s/><text:span text:style-name="T3002">s</text:span>ię w ordynacji wyborczej do Senatu<text:span text:style-name="T3003">.</text:span><text:s/><text:span text:style-name="T3004">I</text:span><text:s/>w naszym przekonaniu wiemy to na pewno, to nie leży w interesie naszym, to na pewno nie leży w interesie społeczeństwa, ale gdyby spojrzeć bardziej perspektywicznie, ja tak sądzę, to również nie leży w interesie strony, która po drugiej stronie zasiada przy tym stole.</text:p>
      <text:p text:style-name="P3005">Dziękuję.</text:p>
      <text:p text:style-name="P3006"><text:span text:style-name="T3007">Przewodniczący</text:span>:</text:p>
      <text:p text:style-name="P3008">Dziękuję bardzo.</text:p>
      <text:p text:style-name="P3009">Proszę bardzo prof.<text:s/><text:span text:style-name="T3010">J</text:span>arosz.</text:p>
      <text:p text:style-name="P3011"><text:span text:style-name="T3012">Pro</text:span><text:span text:style-name="T3013">f</text:span><text:span text:style-name="T3014">. Jarosz</text:span>:</text:p>
      <text:p text:style-name="P3015">Gdyby nasi partnerzy w dyskusji mieli jednak ewentualnie wziąć pod uwagę apel pana prof. Wiatra, to ja bym osobiście namawiał, aby w pierwszym rzędzie uwzględnić możliwość ustąpienia w sprawie tych dwóch tur wyborów.</text:p>
      <text:p text:style-name="P3016">Proszę państwa, dwie tury wyborów są przewidziane dla sytuacji, gdy mamy do czynienia z bardzo rozwiniętym systemem partyjno-politycznym w pełni ukształtowanym, w którym tylko brakuje jakichś dwu biegunów politycznych wokół, których może się ogniskować życie i dzięki czemu uzyskuje się trwałą większość parlamentarną i trwały rząd. I temu właśnie służą dwie tury, aby właśnie zobligować te rozproszone partie polityczne do tego, aby się skupiły w drugiej turze, na tyle żeby wyłonić zdecydowaną większość parlamentarną.</text:p>
      <text:p text:style-name="P3017">Otóż, no my naprawdę nie jesteśmy pod tym względem w takiej sytuacji, my w ogóle nie mamy jeszcze rozwiniętej struktury partyjno-politycznej tej, którą przewidujemy na przyszłość, i która by mogła tutaj odgrywać rolę tych dwóch bloków politycznych. Stąd też zafundowanie sobie takiego<text:s/>systemu byłoby naprawdę jak kwiatek do kożucha, to znaczy zastosowanie systemu, który nie zagra w tych obecnych warunkach, bo zagrać nie może. Do tego trzeba by jeszcze jednego warunku. Mianowicie w zasadzie wyborów bądź w 1-mandatowych okręgach, bądź też mandatów wyraźnie podzielonych na tak, aby przeciwko sobie w drugiej turze stawali dwaj kandydaci reprezentujący dwa różne bieguny polityczne. Ale wtedy z kolei, gdyby tak było, to mieliśmy z wyborami już jawnie konfrontacyjnymi na nasadzie nie kto lepszy, to znaczy kto uzyskuje więcej głosów, lecz kto kogo.</text:p>
      <text:p text:style-name="P3018">Stąd też wydaje mi się, że w obecnej naszej sytuacji<text:span text:style-name="T3019">,</text:span><text:s/>my by<text:span text:style-name="T3020">ć</text:span><text:s/>może dojdziemy do takiego systemu partyjnego, w<text:s/><text:span text:style-name="T3021">kt</text:span>órym dwie tury będą miały swoje uzasadnienie. Ale wydaje mi się, że w obecnej sytuacji naprawdę ten system do tego nie dojrzał i w związku z tym nie ma powodu,<text:s/><text:span text:style-name="T3022">ż</text:span>eby przy tym się właśnie specjalnie uprzeć.</text:p>
      <text:p text:style-name="P3023"><text:span text:style-name="T3024">Przewodniczący</text:span>:</text:p>
      <text:p text:style-name="P3025">Pani Zakrzewska - ad vocem.</text:p>
      <text:p text:style-name="P3026"><text:span text:style-name="T3027">O</text:span><text:span text:style-name="T3028">b.</text:span><text:span text:style-name="T3029"><text:s/>Zakrzewsk</text:span><text:span text:style-name="T3030">a</text:span>:</text:p>
      <text:p text:style-name="P3031">Ja chciałam wobec tego zapytać, czy zdaniem pana profesora Jarosza powinniśmy zmienić przyjęty<text:s/><text:soft-page-break/>projekt ordynacji do Sejmu i też zrezygnować z drugiej tury, bo ten system nie dojrzał do drugiej tury. A już mówiąc serio, jeżeli do czegoś do tej pory nie d<text:span text:style-name="T3032">oj</text:span>rzewaliśmy organizacyjnie<text:span text:style-name="T3033">,</text:span><text:s/>no to jest pora, żeby zacząć dojrzewać. Ale mnie chodzi tylko o to dlaczego...</text:p>
      <text:p text:style-name="P3034"><text:span text:style-name="T3035">Przewodniczący</text:span>:</text:p>
      <text:p text:style-name="P3036">Głos ma pan Edmund Osmańczyk.</text:p>
      <text:p text:style-name="P3037"><text:span text:style-name="T3038">Ob.<text:s/></text:span><text:span text:style-name="T3039">E</text:span><text:span text:style-name="T3040">dmund Osmańczyk</text:span>:</text:p>
      <text:p text:style-name="P3041">Ja naprawdę nie mogę się zgodzić z argumentacją prof. Wiatra, jak i przed chwilą pana prof.<text:s/><text:span text:style-name="T3042">J</text:span>arosza, z tej bardzo prostej przyczyny, że tworząc po 60 latach drugą izbę nie możemy jej autorytetu pomniejszać. Jeżeli ma być pomniejszony autorytet przez to, że będzie przedmiotem tego rodzaju proceduralnych rozwiązań i argumentacji tu nam przedstawionej to ta instytucja nie spełni swego zadania i nie uzyska zaufania społeczeństwa. I to trzeba sobie jasno powiedzieć. I ja uważam, że tę sprawę należy wyłączyć, że istnieje sprawa zasadnicza. Powstaje nowy - pierwszy w krajach, w obrębie tego obozu, który powstał w 1945 roku, powstaje pierwsza instytucja z wyborów powszechnych, która musi mieć autorytet od razu z miejsca. Ponieważ inaczej będzie przyjęta przez społeczeństwo i przez świat jako jeszcze jeden manewr. I proszę wziąć ten apel mój - jeśli chcemy stworzyć coś nowego, to stwórzmy coś wartościowego. I przestańmy zastanawiać się nad tym jak ten autorytet osłabić.</text:p>
      <text:p text:style-name="P3043">Więcej bowiem, przy zastosowaniu tych... przy uwzględnieniu tych argumentów, które dwaj panowie profesorowie użyli - społeczeństwo nie pójdzie do wyborów w tak dużej ilości w jakiej nam jest ten autorytet potrzebny.</text:p>
      <text:p text:style-name="P3044">Społeczeństwo powie sobie - jeszcze jedna lipa. Nie, stanowczo nie, stanowczo nie. Wykluczmy, zgódźmy się na jedną zasadę, że budujemy nową instytucję parlamentarną - jedyną w obrębie, pierwszą i jedyną w obrębie tego obozu w którym żyjemy od 1945 roku. I w związku z tym ma być to a<text:span text:style-name="T3045">ut</text:span>en<text:span text:style-name="T3046">tycz</text:span>na z autoryt<text:span text:style-name="T3047">ete</text:span>m takim samym jak autorytet posłów, których jednak się wybiera w drugiej turze.</text:p>
      <text:p text:style-name="P3048">Dziękuję.</text:p>
      <text:p text:style-name="P3049"><text:span text:style-name="T3050">Przewodniczący</text:span>:</text:p>
      <text:p text:style-name="P3051">Dziękuję.</text:p>
      <text:p text:style-name="P3052">Głos ma pan Stanisław Gebethner.</text:p>
      <text:p text:style-name="P3053"><text:span text:style-name="T3054">O</text:span><text:span text:style-name="T3055">b. Stanisław Gebethner</text:span>:</text:p>
      <text:p text:style-name="P3056">Chciałem odnie<text:span text:style-name="T3057">ś</text:span>ć się do tego co powiedział pan Osmańczyk, że Izba Gmin jest wybierana względną większością w każdym okręgu, a jest to dla parlamentu o dużym autorytecie i ja bym nie wiązał kwestii - to wszystko jedno, to nie ma znaczenia w tej chwili.</text:p>
      <text:p text:style-name="P3058">A druga sprawa…</text:p>
      <text:p text:style-name="P3059"><text:span text:style-name="T3060">E</text:span><text:span text:style-name="T3061">d</text:span><text:span text:style-name="T3062">mund Osmańczyk</text:span>:</text:p>
      <text:p text:style-name="P3063">To nie chodzi o Izbę Gmin, ale chodzi o kraj,<text:s/><text:span text:style-name="T3064">k</text:span>raj nasz.</text:p>
      <text:p text:style-name="P3065"><text:span text:style-name="T3066">Ob. Stanisław Gebethner</text:span>:</text:p>
      <text:p text:style-name="P3067">Dobrze, ale proszę da<text:span text:style-name="T3068">ć<text:s/></text:span>mi skończyć.</text:p>
      <text:p text:style-name="P3069">Jeżeli będzie w drugiej turze głosowanie między wybraną do balotażu grupą, to oni też przecież nie mają szansy dostać bezwzględnej większości, nie gwarantujemy i będzie taka grupa senatorów, a może wszyscy jeżeli by wszędzie się powtarzało, którzy będą wybrani wzgl<text:span text:style-name="T3070">ę</text:span>dną większością głosów. I ten<text:s/><text:soft-page-break/>argument pana o autorytecie tutaj nie wytrzymuje logiki w tym zakresie.</text:p>
      <text:p text:style-name="P3071"><text:span text:style-name="T3072">Przewodniczący</text:span>:</text:p>
      <text:p text:style-name="P3073">Dziękuję.</text:p>
      <text:p text:style-name="P3074">Głos ma pan Jarosław Kaczyński.</text:p>
      <text:p text:style-name="P3075"><text:span text:style-name="T3076">Ob. Jarosław Kaczyński</text:span>:</text:p>
      <text:p text:style-name="P3077">Prof. Wiatr proponował tutaj przetarg, z tym że, jak sądzę ja i nasza strona nie może się zgodzić ze względów z<text:span text:style-name="T3078">a</text:span>sadniczych<text:span text:style-name="T3079">,</text:span><text:s/>o których zresztą już wiele osób z naszej strony mówiło. Sprawa jest merytoryczna, można się targować o cenę czegoś i obniżać, podwyższać i wtedy to jest rzecz normalna i możliwa do realizacji.<text:s/><text:span text:style-name="T3080">W</text:span><text:s/>tym wypadku pewne rozwiązanie polityczno-ustr<text:span text:style-name="T3081">oj</text:span>owe może zacząć społecznie funkcjonować jako całość i my tutaj tej całości bronimy.</text:p>
      <text:p text:style-name="P3082">Bronimy jej po to, aby nie było ono społecznie jałowe, aby nie tworzyła się sytuacja nie tyle ewolucyjna co rewolucyjna. Bo jeśli będziemy mieli taki stan rzeczy, w którym społecze<text:span text:style-name="T3083">ńs</text:span>two będzie organizowane w tych także wielkich organiza<text:span text:style-name="T3084">cj</text:span>ach, jednocześnie nie będzie odpowiedniego mechanizmu przenoszenia woli społecznej jak mówimy najogólniej i ze znacznym uproszczeniem, na mechanizmy życia politycznego, to to się po prostu musi źle skończyć. I dlatego tak bardzo obstajemy przy tych w<text:span text:style-name="T3085">s</text:span>zystkich sprawach. Dlatego ich bronimy, mimo że mogłoby się wydawać, że to są sprawy drobne, tu 30 tu 50, tu 66, a tu 60 tak jak to było w tym poprzednim sporze, w którym nie mogłem wziąć udziału, bo mnie nie dopuszczono głosu. Następnie, w końcu tam to tylko sprawa niby 6% głosów, ale przecież przy tym wszystkim sprawa merytoryczna, bo sprawa odnosząca się do tego porozumienia, która jest podstawą tego wszystkieg<text:span text:style-name="T3086">o</text:span><text:s/>i dla tego my tutaj tego rodzaju argumentów, że w trzech sprawach nam ustąpiono, to my powinniśmy ustąpić w dwóch, po prostu w żadnym wypadku przyjąć nie możemy.</text:p>
      <text:p text:style-name="P3087">Jeszcze jedna sprawa, a mianowici<text:span text:style-name="T3088">e</text:span><text:s/>czy system<text:s/><text:span text:style-name="T3089">wię</text:span>kszościowy przyczynia się do konsolidacji i polaryzacji sił politycznych, czy też nie. Ja z mojej przynajmniej<text:s/>wiedzy na tematy polityczne wynika coś przeciwnego, niż<text:span text:style-name="T3090"><text:s/></text:span>mówił prof. Wiatr, na przykład w<text:s/>gaullistowsk<text:span text:style-name="T3091">iej</text:span><text:s/>Francji właśnie z tym jak my proponujemy przyczynił si<text:span text:style-name="T3092">ę</text:span><text:s/>do konsolidacji, do likwidacji tego - do dwubieguno<text:span text:style-name="T3093">wo</text:span>ś<text:span text:style-name="T3094">ci.</text:span><text:s/>Nie wiem czy to jest akurat w Polsc<text:span text:style-name="T3095">e</text:span><text:s/><text:span text:style-name="T3096">w</text:span><text:s/>tej chwili w p<text:span text:style-name="T3097">e</text:span>rspektywie dobre, ale to te systemy się raczej dobrze spr<text:span text:style-name="T3098">a</text:span>wdzają, niż systemy inne. I to s<text:span text:style-name="T3099">ą</text:span>, że tak powiem podstawy naszego stanowiska, które jak sądzę może by<text:span text:style-name="T3100">ć</text:span><text:s/>tylko dyskutowane w całości, może być też dyskutowane w szczegółach o charakterze technicznym, natomiast to o czym myśmy mówili i mówimy w dalszym ciągu w tej chwili to są sprawy całkowicie merytoryczne.</text:p>
      <text:p text:style-name="P3101">Dzięku<text:span text:style-name="T3102">ję.</text:span></text:p>
      <text:p text:style-name="P3103"><text:span text:style-name="T3104">Przewodnicząc</text:span><text:span text:style-name="T3105">y</text:span>:</text:p>
      <text:p text:style-name="P3106">D<text:span text:style-name="T3107">zi</text:span>ęk<text:span text:style-name="T3108">uję.<text:s/></text:span>Głos ma pan Kazimierz Cypryniak.</text:p>
      <text:p text:style-name="P3109"><text:span text:style-name="T3110">Ob.</text:span><text:span text:style-name="T3111"><text:s/>Kazimierz Cypryniak</text:span>:</text:p>
      <text:p text:style-name="P3112">Szanowni Państwo! Pozwólcie że kilka słów, bowiem rozpoczęła się dyskusja na tematy zasadnicze w związku z tym w tej tonacji chciałby też coś powiedzieć.</text:p>
      <text:p text:style-name="P3113">To co czynimy i ta droga, na którą weszliśmy i wybraliśmy się, jest drogą wielkich niebezpieczeństw, i mamy świadomość, że tak jest. Nie chcę powiedzieć, że z drugiej strony nie ma tej świadomości, bowiem wiele dowodów tu zostało również złożonych, że taka świadom<text:span text:style-name="T3114">o</text:span>ść istnieje. Myśmy siedli do tego stołu, bo jednocześnie ta droga to jest wielka szansa. Być może niepowtarzalna, ale po co, powiedzmy, te wielkie<text:s/><text:soft-page-break/>słowa.</text:p>
      <text:p text:style-name="P3115"><text:span text:style-name="T3116">W</text:span><text:s/>związku z tym chciałbym, żeby panowie wzięli po<text:span text:style-name="T3117">d</text:span><text:s/>uwag<text:span text:style-name="T3118">ę</text:span><text:s/>rzecz następującą, jak to się nie powiedzie to co byście panowie nie powiedzieli, my zostaniemy obciążeni i zapisani w historii jako ci, którzy do tego<text:s/>dopuśc<text:span text:style-name="T3119">i</text:span>li, bo władzę mieli. Jak się to nie powiedzie, te niepowodzenia...</text:p>
      <text:p text:style-name="P3120"><text:span text:style-name="T3121">W</text:span><text:s/>tym między innymi powiedziałbym jest pewna różnica, bo panowie przychodzą i będą partycypować, a my już musimy brać odpowiedzialność. Tu zostało powiedziane przez mego przedmówcę, chyba jak pierwszy raz zabierał głos, że jest to między innymi nie do przyjęcia rozwiązanie,<text:span text:style-name="T3122"><text:s/></text:span>bo panowie szukają szans, sukcesów. I słusznie<text:span text:style-name="T3123">,</text:span><text:s/>że tak, ale chcę powiedzieć, że my też szukamy szans sukcesu.</text:p>
      <text:p text:style-name="P3124">Przedstawiając pewne propozycje i powiem więcej, iż ja na przykład wcale nie jestem pewny, że Polska odniesie sukces, jak przykładowo powiedzmy wy odniesiecie jako strona opozyc<text:span text:style-name="T3125">yj</text:span>no-so<text:span text:style-name="T3126">l</text:span>idarnościowa w tych wyborach wielki sukces. Wcale nie jest powiedziane, że to będzie naprawdę sukces dla Polski<text:span text:style-name="T3127">.</text:span><text:s/>Na dobrą sprawę wziąwszy, rzecz idzie o to, że myśmy się zdecydowali, iż w nasz system polityczny trzeba wmontować opozycję, bo jest to decyzja X Plenum o pluralizmie politycznym. Kiedy się powiedziało A, to musi być B i C. My nie ukrywamy tego, iż chcielibyśmy, aby opozycja, która u nas w Polsce będzie, była opozycją wewnątrzustrojową, bowiem sądzimy, że ten system i ten ustrój można tak zmienić, tak go zreformować, że on rzeczywiście będzie odpowiadał interesom naszego spo<text:span text:style-name="T3128">łe</text:span>czeństwa, nie PZPR, czy kogokolwiek.<text:s/><text:span text:style-name="T3129">I</text:span>nteresom spo<text:span text:style-name="T3130">ł</text:span>ecze<text:span text:style-name="T3131">ń</text:span>stwa<text:s/>i naszego państwa, naszego narodu<text:span text:style-name="T3132">.</text:span><text:s/>Ale na to, żeby to tak się stało, to jest tysiące uwarunkowań i wewnętrznych, i zewnętrznych.</text:p>
      <text:p text:style-name="P3133"><text:span text:style-name="T3134">I</text:span><text:s/>teraz powstaje pytanie jak tę drogę przejść. I te różne karkołomne zakręty. Też chcę powiedzieć,<text:s/><text:span text:style-name="T3135">i</text:span>ż mamy świadomość, że jak się mówi opozycja, to będzie i opozycja<text:s/>antyustrojowa,<text:s/><text:span text:style-name="T3136">b</text:span>o jakże to może być kiedy jest pluralizm polityczny, żeby nie było opozycji<text:s/>antyustrojowej.</text:p>
      <text:p text:style-name="P3137">Jeżeli tak się u nas w naszym kraju złoży, że ten nurt konfrontacyjny będzie ostry, to musi dojść do dużych spięć. Nie chcę tu niczego powiedzmy snuć, bo i po co? Ale są to te wszystkie sprawy, które chciałbym tutaj powiedzieć, że nasz po prostu mocno nurtują i nie probl<text:span text:style-name="T3138">em</text:span><text:s/>strachu i nie problem chęci do władzy. Proszę zauważyć, rzecz następującą, która się dzieje. Panowie często posługujecie się też, że macie zaplecze swoje itd. Ale prawda to jest taka, czy to mało, czy to dużo, co oferujemy? To panowie bierzecie 100%, ta nawet mała oferta to jest<text:s/><text:span text:style-name="T3139">100</text:span>%, bowiem mienicie się opozycją, tu nie chodzi o to jaką i my jesteśmy gotowi to legalizować, dochodzić do rozwiązań, natomiast prawda jest taka, że my też mamy swoje zaplecze i to nie tylko partyjne, nie muszę tu przytaczać różnych dowodów, jakie teraz różne rzeczy się dzieją, i proszę wziąć pod uwagę, że my jesteśmy w takiej pozycji, że musimy oddawać. Po prostu musimy, bo porozumienie inaczej istnieć nie może.</text:p>
      <text:p text:style-name="P3140">I prawda jest taka, że my chcemy zejść poniżej tych 50% w Sejmie. Stworzymy całkowi<text:span text:style-name="T3141">ci</text:span>e inny układ dla lewicy polskiej, dla koalicji i nie ukrywamy tego, że ten nasz sojusz, ze Zjednoczonym Stronnictwem Ludowym, ze Stronnictwem Demokratycznym funkcjonował w przeszłości na prawach nierównych<text:span text:style-name="T3142">.</text:span><text:s/>Chcemy stworzyć całkowicie inną sytuację<text:span text:style-name="T3143">.</text:span></text:p>
      <text:p text:style-name="P3144">Idąc na rozwiązania, że ta koalicja trzech partii ma 60%, przecież stawiamy sobie,<text:s/><text:span text:style-name="T3145">ż</text:span>e nie możemy uchwalić nowej<text:s/>konstytucji. Nie możemy swoimi siłami uchwalić, a PZPR nie jest wstanie uchwalić własnymi siłami żadnej ustawy przecież. I musimy to w naszej bazie, wcale nie takiej małej jakoś tam doprowadzić do przekonania, że to jest właśnie dzisiaj taka pora, taka droga, to jest interes narodu, a nasz<text:s/><text:soft-page-break/>interes z tym wszystkim musi być bardzo silnie sprzężony. Dlatego też przepraszam, za ten nieco taki może moralizatorski ton. Proszę tego tak nie odbierać.</text:p>
      <text:p text:style-name="P3146">To jest wypowiedź, którą chciałbym, żeby panowie przyjęli jako dowód tego, że wcale nami nie powodują ani lęki przed czymkolwiek, ani chęć zagarnięcia władzy i jej przytrzymywanie. Tylko poczucie odpowiedzialności jak daleko można w poszczególnych sprawach i mamy pełną świadomość, że rozwiązania, które proponujemy, wcale nie są takie rozwiązania, których nawet b<text:span text:style-name="T3147">yś</text:span>my sami chciel<text:span text:style-name="T3148">i<text:s/></text:span>zastosować, ale uważamy, że dzisiaj po prostu tego zrobić<text:span text:style-name="T3149"><text:s/></text:span>nie można nam, bo póki co jesteśmy dzisiaj jedyną siłą zorganizowaną w Polsce, i na nas spocznie odpowiedzialność za te powiedzmy wszystkie kroki. Jeżeli to przyjmiecie tak trochę z przymrużeniem oka, to też i chciałem jedną taką pretensję zgłosić, że czasem panowie nam nie pomagacie w różnych sprawach. Przykładowo rozpoczęliśmy dyskusję na temat Sejmu i Senatu, powiedzmy co się dzisiaj propaguje, że oto nareszcie w Polsce będziemy mieli wielce demokratyczny Senat, który nam tutaj powiedzmy wszystkie sprawy porozwiązuje, ja powiedzmy nie dziwię się, które są... co zagranicą mówią, niech sobie mówią, ale my już w ten sposób, jak gdyby stawiamy nowy Sejm, że oto będzie taki sobie Sejm, ale to jeszcze taka<text:s/>„tymczasówka”, która na razie powiedzmy sobie musi istnieć<text:span text:style-name="T3150">.</text:span></text:p>
      <text:p text:style-name="P3151">Chcę powiedzieć rzecz następującą, ale proszę tego nie traktować, że to jest jakaś tam wymówka, ale naprawdę porozumienie to wymaga nieprzekroczenia powiedzmy<text:span text:style-name="T3152"><text:s/></text:span>pewnych granic i klimatu. Klimatu, w którym wszyscy musimy się odnaleźć i być wiarygodni. I my rozumiemy waszą potrzebę<text:s/><text:span text:style-name="T3153">wi</text:span>arygodnoś<text:span text:style-name="T3154">ci.</text:span><text:s/>Prze<text:span text:style-name="T3155">cie</text:span><text:s/>panowie sami wi<text:span text:style-name="T3156">e</text:span>cie co się mówi, jak się mówi w telewizji, jak panowie mówią - my na tym nie zbijamy kapitału politycznego, ale wiemy, że tę chorobę trzeba przejść, bo weszliśmy na taką drogę i trzeba powiedzmy sobie przejść, natomiast są pewne granice i dlatego też do naszych propozycji związanych z Senatem i z prezydentem i jeśli dzis<text:span text:style-name="T3157">i</text:span>aj proponujemy tu pewne rozwiązania niedoskonałe, chciałbym żeby panowie chcieli nas zrozumieć, że to nie jest powiedzmy, że nam się tak podoba, ale po prostu uważamy, że po tej drodze demokratyza<text:span text:style-name="T3158">cji</text:span>, którą chcemy iść w naszym kraju, no to wymaga też myślenia o tym, aby czegoś takiego nie zrobić, że później nie będzie można pewnych rzeczy zatrzymać.</text:p>
      <text:p text:style-name="P3159">Dlatego też my na przykład kończąc już proponujemy poważnie, niech panowie rozważą, no zróbmy po tych dwóch senatorów w w<text:span text:style-name="T3160">oj</text:span>ewództwie, zróbmy jedną porządną turę gło<text:span text:style-name="T3161">s</text:span>owania, kto więcej jest to chyba demokratyczne, kto wygra. Nie sądzę, że my wygramy tak bardzo dużo tych mandatów. Myślę, że to może być dobre rozwiązanie i do przyjęcia, i nie musimy może dzisiaj zakończyć, ale jak panowi<text:span text:style-name="T3162">e</text:span><text:s/>by chcieli to wszystko wziąć pod uwagę, mamy jutro spotkanie to byśmy mogli do dyskusji na ten temat wrócić.</text:p>
      <text:p text:style-name="P3163">Przepraszam, że chyba trochę czas nadużyłem.</text:p>
      <text:p text:style-name="P3164"><text:span text:style-name="T3165">Przewodniczący</text:span>:</text:p>
      <text:p text:style-name="P3166">Dziękuję<text:s/>bardzo.</text:p>
      <text:p text:style-name="P3167">Głos ma pan Adam Michnik.</text:p>
      <text:p text:style-name="P3168"><text:span text:style-name="T3169">Ob. Adam Michnik</text:span>:</text:p>
      <text:p text:style-name="P3170">Ja zabieram głos sprowokowany wypowiedzią pana Kazimierza Cypryniaka i muszę powiedzieć<text:span text:style-name="T3171">,</text:span><text:s/>że mnie się wydaje, że wypowiedź przez poziom swojej szczerości nas może wypro<text:span text:style-name="T3172">w</text:span>adzić z tego impasu, w którym w tej chwili znaleźliśmy się<text:span text:style-name="T3173">.</text:span><text:s/>Chciałem bardzo panu Cypryniakowi podziękować i odpowiedzieć równie szczerze jak mniemam.<text:s/>Nad całym naszym - a już na pewno moim myśleniem - o tym co tu się<text:s/><text:soft-page-break/>dzieje na tym stoliku ciąży pewna historia. Mianowicie jest to historia zarzutów, które stawiano moim przyj<text:span text:style-name="T3174">a</text:span>ciołom z<text:s/><text:span text:style-name="T3175">„</text:span>Solidarności”<text:s/>w 1980<text:span text:style-name="T3176">-</text:span>1981, a mianowicie zarzutów o polityczność, że my polityczni j<text:span text:style-name="T3177">e</text:span>steśmy. Więc my myśmy uprawiali taką ekwilibrystykę, że my nie jesteśmy polityczni, tylko związkowi, dlatego że to było lepiej w pewnej propagandow<text:span text:style-name="T3178">ej</text:span>... że zręczniej itd.</text:p>
      <text:p text:style-name="P3179">Niemniej jednak coś tu w nas zostało<text:span text:style-name="T3180">.</text:span><text:s/>Je<text:span text:style-name="T3181">s</text:span>t pewien rodzaj polityki, pewien styl udziału w polityce, którego my po prostu się boimy<text:span text:style-name="T3182">.</text:span><text:s/><text:span text:style-name="T3183">I</text:span><text:s/>my mamy poczucie, że przy tym stoliku, panie Kazimierzu my siedzimy po to,<text:s/><text:span text:style-name="T3184">ż</text:span>eby płacić, a nie żeby coś załatwić dla<text:s/><text:span text:style-name="T3185">„</text:span>Solidarności”<text:span text:style-name="T3186">.</text:span><text:s/>M<text:span text:style-name="T3187">y<text:s/></text:span>mamy poczucie, że tym stoliku płacimy za uzyskanie praw<text:span text:style-name="T3188">a<text:s/></text:span>„Solidarności”<text:s/>do legalnego bytu.</text:p>
      <text:p text:style-name="P3189">I teraz wychodząc z tej refleksji na temat świadomości chcę powiedzieć, że nad naszym stylem myślenia ciąży to samo poczucie odpowiedzialności, o którym tu była mowa. To nie jest tak, że za niepowodzenie naszych partnerów się będziemy obciążać, bo oni spra<text:span text:style-name="T3190">s</text:span>ują władzę. Będzie się obciążać nas wszystkich. To tutaj pod tym względem idziemy niemal na tym samym wózku, bo się powie: mieliście sz<text:span text:style-name="T3191">a</text:span>nse, nie umieliście jej wykorzystać i się powie - jeżeli nie umieliście wykorzystać to po coście tam le<text:span text:style-name="T3192">ź</text:span>li, trzeba było czekać, aż te procesy kryzysowe by się rozwinęły i byście wtedy pozycję negocjacyjną mieli.</text:p>
      <text:p text:style-name="P3193">J<text:span text:style-name="T3194">a</text:span><text:s/>też powiedziałem, podzielam i tę pańską opinię, ale to już mówię tylko<text:s/><text:span text:style-name="T3195">w</text:span>e własnym imieniu, że jakiś wyjątkowo spektakularny sukces opozycji w wyborach do Senatu wcale nie musiał oznaczać sukcesu dla Polski, bo to by mogło rozwiewać układ, który próbujemy radykal<text:span text:style-name="T3196">n</text:span>ie re<text:span text:style-name="T3197">fo</text:span>rmować, ale jeżeli postulujemy to, co postulujemy - tu przy tym stole, to dlatego że oznacza to bardzo dramatyczne pytanie o reformowalność tego systemu. Chcemy odpowiedzieć twierdząco<text:span text:style-name="T3198">.</text:span><text:s/>Pan prof. Baszkiewicz napisał kiedyś, że nie ma systemów niereformowalnych, są tylko takie, które się w porę nie umiały zreformować.</text:p>
      <text:p text:style-name="P3199">Ja podzielam te opinię i jeżeli tu mówimy - to dlatego, że mamy poczucie, że być może to jest jeśli nie ostatnia to jedna z ostatnich możliwości, że ten system zdąży się zreformować w naszym wspólnym interesie.</text:p>
      <text:p text:style-name="P3200">Wszystko to co pan Cypryniak mówił o sile nurtu konfrontacyjnego, właśnie skłania do obstawania, do upierania się przy tym, co mówił pan Jarosław Kaczyński. Więc na początku - dlaczego dwie tury? Przepraszam, że mówię trochę za długo proszę jeszcze o 4 minuty luzu.</text:p>
      <text:p text:style-name="P3201">Dlatego, że w naszym przekonaniu jedna tura w warunkach takiego rozchwiania politycznego, takiej dezintegracji by się pełniła przyn<text:span text:style-name="T3202">aj</text:span>mniej po stronie opozycyjnej, odmienną rolę niż na przykład w Wielkiej Brytanii, że tutaj by ta pierwsza tura może preferować tych,<text:s/><text:span text:style-name="T3203">k</text:span>tórzy mówią najgłośniej, n<text:span text:style-name="T3204">aj</text:span>radykalni<text:span text:style-name="T3205">ej</text:span><text:s/>i najostrzej, a z nimi my nie chcemy się w radykalizmie czy nazywając rzecz po imieniu w demagogii ś<text:span text:style-name="T3206">ci</text:span>gać.</text:p>
      <text:p text:style-name="P3207">To nie jest sprawa, czy to jest - czy my ocen<text:span text:style-name="T3208">i</text:span>a<text:span text:style-name="T3209">m</text:span>y to co dostajemy,<text:s/>jako dużo czy jako mało. To jest sprawa taka, czy ten układ co tu było już mówione, czy on po prostu będzie mógł funkcjonować, skutecznie funkcjonować w państwie. My się boimy tego, że jeżeli te instytucje będą nieskuteczne, jako ścierania się kon<text:span text:style-name="T3210">fl</text:span>ik<text:span text:style-name="T3211">to</text:span>wego rozmaitych interesów, to te konflikty się wyleją na ulicę.</text:p>
      <text:p text:style-name="P3212">I uwaga ostatnia. Dl<text:span text:style-name="T3213">ac</text:span>z<text:span text:style-name="T3214">eg</text:span>o propor<text:span text:style-name="T3215">cj</text:span>onalność. My naprawdę nie wiemy co lepiej jest, ale po prostu to wydaje się, że jest sprawiedliwi<text:span text:style-name="T3216">ej,</text:span><text:s/>po prostu przed tymi ludźmi, których będziemy wzywali do udział w wyborach, będzie łatwiej bronić nam wszystkim.</text:p>
      <text:p text:style-name="P3217">Dziękuję bardzo.</text:p>
      <text:p text:style-name="P3218"><text:span text:style-name="T3219">Przewodnicząc</text:span><text:span text:style-name="T3220">y</text:span>:</text:p>
      <text:soft-page-break/>
      <text:p text:style-name="P3221">Dziękuję.</text:p>
      <text:p text:style-name="P3222">Myślę, że możemy powiedzieć, że w tej sprawie pozostajemy nadal ze znakiem zapytania. Stwierdzamy mianowicie, że nie widzimy podstaw, strona solidarnościowo-opozycyjna nie<text:s/>widzi<text:s/>podstaw do zmiany pierwotnej propozycji, która przewidywała, że będą dwie tury wyborów do Senatu, tak samo jak dwie tury wyborów do Sejmu. Uważamy, że nie można, że jakby powaga instytucji i naszej rozmowy wymaga tego, żeby nie dostosowywać do gier symulacyjnych ustaleń, w których chodziło o określenie pewnej rzeczywistości ustrojowej.</text:p>
      <text:p text:style-name="P3223">Uważamy zatem, że w obu<text:s/>wypadkach<text:s/>utrzymana zostanie pierwotna wersja dwóch tur wyborczych.</text:p>
      <text:p text:style-name="P3224">Po drugie uważamy, że utrzymana zostanie pierwotna wersja propozycji, która nie przewidywała listy krajow<text:span text:style-name="T3225">ej</text:span>, czy też listy państwowej. Sądzimy, że dla znaczenia tego argumentu, jakim jest Senat trzeba, żeby tej listy tutaj nie wprowadzać, bo była, mówiliśmy tu już, to był<text:span text:style-name="T3226">a</text:span>by<text:s/>to kropla dziegciu<text:span text:style-name="T3227">,</text:span><text:s/>która zepsułaby całą tę<text:s/>ingredien<text:span text:style-name="T3228">cję</text:span>.</text:p>
      <text:p text:style-name="P3229">Po trzecie wreszcie w sprawie rozdziału mandató<text:span text:style-name="T3230">w</text:span><text:s/>i zasadę rozdziału mandatów - nie jest tak,<text:s/><text:span text:style-name="T3231">ż</text:span>e mamy tutaj pełne przekonanie o jakiejś propozyc<text:span text:style-name="T3232">ji</text:span>,<text:s/><text:span text:style-name="T3233">k</text:span>tóra by była najlepsza<text:span text:style-name="T3234">.</text:span><text:s/>Uważaliśmy, że zasada proporcjonalności była i pozostaje zasadą w pełni sensowną, rozumieliśmy natomiast argumenty drugiej strony, które dzisiaj pan Kazimierz Cypryniak przypominał, iż rozumieliśmy je, ale pozostając w ramach tego sposobu rozumowania i myśląc o interesie wszystkich stron zasiad<text:span text:style-name="T3235">aj</text:span>ących przy tym stole, proponujemy wybór między dwiema propozy<text:span text:style-name="T3236">cj</text:span>ami. Mianowicie wybór albo propozycji, która połowę z 98 mandatów przeznacza na rozdział po jednym mandacie na każde województwo, natomiast drugą połowę przeznacza na propor<text:span text:style-name="T3237">cj</text:span>onalny rozdział stosowny do liczby zaludnienia. I to proponujemy jako pierwszą propozyc<text:span text:style-name="T3238">ję.</text:span></text:p>
      <text:p text:style-name="P3239">Jako drugą proponujemy zachowanie zasady referowanej, zreferowanej już dziś w Sejmie, że Senat ma 110 m<text:span text:style-name="T3240">i</text:span>ejsc i że wówczas oznacza to, że [nieczytelne] 98 miejsc zajmowanych przez prze<text:span text:style-name="T3241">ds</text:span>ta<text:span text:style-name="T3242">wi</text:span>cieli województw, jest 12 mandatów,<text:s/><text:span text:style-name="T3243">k</text:span>tóre służy to praktyki korekcyjnej w stosunku do liczby zaludnienia<text:span text:style-name="T3244">.</text:span><text:s/>Te dwie propozycje zatem składamy.</text:p>
      <text:p text:style-name="P3245">Rozumiem, że tak w tej ch<text:span text:style-name="T3246">wi</text:span>li konkludujemy dyskusję, bo dalsza wymiana argumentów sądzę, że dalej już nas nie zaprowadzi, i że odkładamy tę istotną bardzo sprawę. Istotną dlatego, że nie chodzi tutaj o sprawę techniki czy sprawę przywilejów, ale o czystoś<text:span text:style-name="T3247">ć</text:span><text:s/>pewnej koncepcji, która została zaproponowana przed dwoma tygodniami<text:span text:style-name="T3248">.</text:span></text:p>
      <text:p text:style-name="P3249">Proponujemy zatem zatrzymanie, zachowanie tej formy i oczekiwać będziemy odpowiedzi rozumiem na jutrz<text:span text:style-name="T3250">ej</text:span>szym posiedzeniu. Tę sprawę traktuję, stawiam tu znak zapytania<text:span text:style-name="T3251">,</text:span><text:s/>rozumiem, że w tej chwili odpowiedzi uzyskać nie możemy na to i wówczas postawić chciałbym sprawę dalszej procedury naszego zebrania.</text:p>
      <text:p text:style-name="P3252">Czy jeszcze w tej sprawie? Bardzo proszę.</text:p>
      <text:p text:style-name="P3253"><text:span text:style-name="T3254">Ob.</text:span><text:span text:style-name="T3255"><text:s text:c="11"/></text:span><text:span text:style-name="T3256"><text:s/></text:span>:</text:p>
      <text:p text:style-name="P3257">Czy dobrze zrozumiałem, druga propozycja: 110 mandatów do Senatu,<text:s/><text:span text:style-name="T3258">9</text:span>8 po dwa na województwa i 12 korekcyjnych, tak?</text:p>
      <text:p text:style-name="P3259"><text:span text:style-name="T3260">Ob</text:span><text:span text:style-name="T3261">.</text:span><text:span text:style-name="T3262"><text:s/>J</text:span><text:span text:style-name="T3263">e</text:span><text:span text:style-name="T3264">rzy Bafia</text:span>:</text:p>
      <text:p text:style-name="P3265">Powiedział pan jeden na województwo.</text:p>
      <text:soft-page-break/>
      <text:p text:style-name="P3266"><text:span text:style-name="T3267">Przewodni</text:span><text:span text:style-name="T3268">c</text:span><text:span text:style-name="T3269">ząc</text:span><text:span text:style-name="T3270">y</text:span>:</text:p>
      <text:p text:style-name="P3271">Jeżeli w tej sprawie nie ma dalszych uwag - to mamy propozycję jeszcze zapisów w kwes<text:span text:style-name="T3272">tii<text:s/></text:span>budżetu.</text:p>
      <text:p text:style-name="P3273">Proszę bardzo pan Ryszard Reiff.</text:p>
      <text:p text:style-name="P3274"><text:span text:style-name="T3275">Ob. Ryszard Rei</text:span><text:span text:style-name="T3276">f</text:span><text:span text:style-name="T3277">f</text:span>:</text:p>
      <text:p text:style-name="P3278">Ja również nie mógłbym pozostać nie zabierając głosu po tym co powiedzia<text:span text:style-name="T3279">ł</text:span><text:s/>pan Kazimierz Cypryniak, ponieważ to wydaje mi się... ten język przyszłości, który tutaj już został zaznaczony i dl<text:span text:style-name="T3280">at</text:span>ego go trzeba podtrzymać,<text:s/>mimo że pan Adam Michnik bardzo głęboko wyraził, że tak powiem nasz tu wspólny pogląd na tę sprawę.</text:p>
      <text:p text:style-name="P3281">Ale ja ośmielę się podjąć jeszcze odważniejszą, że tak powiem konkluzję, mianowicie odpowiedzieć co jest warunkiem by się powiodło. Otóż by się powiodło, to nie musi być odwrócenie sojuszy, w których każdy z nas tkwi, ale zdolność znalezienia nie sprzeczności między st<text:span text:style-name="T3282">a</text:span>łą współpracą między nami a tymi z<text:span text:style-name="T3283">as</text:span>złościami<text:s/><text:span text:style-name="T3284">-</text:span><text:s/>z którymi każdy z nas przychodzi do tego stołu<text:s/><text:span text:style-name="T3285">i</text:span><text:s/>do tego kompromisu.</text:p>
      <text:p text:style-name="P3286">I tu chcę na jedną rzecz zwrócić uwagę, a miano<text:span text:style-name="T3287">wi</text:span>cie to jest taki problem, zreformować system, czy wsiąknąć w system i cała praktyka dotychczasowa dowodzi jednego, że ci którzy szli z ideałami zmiany systemu w istocie rzeczy przejmowali błędy systemu i sami się w nim byli jego w jakimś sensie o<text:span text:style-name="T3288">f</text:span>iarami i twórcam<text:span text:style-name="T3289">i</text:span><text:s/>w następnej kolejności jego błędów.</text:p>
      <text:p text:style-name="P3290">Proszę mi wybaczyć, ale w tej dziedzinie mam wielkie doświadczenie i wiem co mówię. I dlatego wielka sztuka jest, aby podchodząc do koncepcji przemiany systemu równocześnie nie ulec tych miazmatom, k<text:span text:style-name="T3291">t</text:span>óre się przy tej okazji wchłaniane i stale<text:s/>ulegamy pokusie te<text:span text:style-name="T3292">go</text:span>, żeby jednak uczynić z partnera wewnętrzny czynnik tego<text:s/><text:span text:style-name="T3293">s</text:span>y<text:span text:style-name="T3294">st</text:span>emu.<text:span text:style-name="T3295"><text:s/></text:span>Przecież to co się w tej chwili dzieje wprowadza na<text:span text:style-name="T3296">s</text:span><text:s/>w<text:s/><text:span text:style-name="T3297">obr</text:span>ę<text:span text:style-name="T3298">b<text:s/></text:span>wewnętrznego funk<text:span text:style-name="T3299">cj</text:span>onowania mechanizmu systemu.<text:s/><text:span text:style-name="T3300">I</text:span><text:s/>teraz również przed nami stoi problem, czy potrafimy wnieść do wartości własne, to znaczy czy połączyć, pogodzić partię z narodem, czy złączyć, że tak powiem to w jakiej<text:span text:style-name="T3301">ś</text:span><text:s/>wizji współczesnego rozwojowego nowoczesnego socjalizmu, czy też po prostu my również ulegniemy tak jak wszyscy, którzy w partnerstwo z partią wchodzili i ulegali określonym, że<text:s/><text:span text:style-name="T3302">t</text:span>ak<text:span text:style-name="T3303"><text:s/></text:span>powiem, sytuacjom, z którymi wszystko<text:s/><text:span text:style-name="T3304">s</text:span>ię okazywało<text:s/><text:span text:style-name="T3305">niem</text:span>o<text:span text:style-name="T3306">ż</text:span>liwe<text:span text:style-name="T3307"><text:s/></text:span>w pewnym momencie do przekroczeni<text:span text:style-name="T3308">a</text:span>.</text:p>
      <text:p text:style-name="P3309">Dzięk<text:span text:style-name="T3310">u</text:span>ję.</text:p>
      <text:p text:style-name="P3311"><text:span text:style-name="T3312">Przewodni</text:span><text:span text:style-name="T3313">cz</text:span><text:span text:style-name="T3314">ąc</text:span><text:span text:style-name="T3315">y</text:span>:</text:p>
      <text:p text:style-name="P3316">Proszę bardzo.</text:p>
      <text:p text:style-name="P3317">Nim do org<text:span text:style-name="T3318">an</text:span>iz<text:span text:style-name="T3319">ac</text:span>y<text:span text:style-name="T3320">jn</text:span>ych spraw przejdę, k<text:span text:style-name="T3321">u</text:span>si mnie z<text:span text:style-name="T3322">are</text:span>agowanie na dwie uwagi moich przedmówców. Jedna to kwestia ostatnio podjęta przez pana Reiffa, o niebezpieczeństwie zatopieni<text:span text:style-name="T3323">a<text:s/></text:span>się w systemie. To wymagałoby przez chwilę refleksji nad t<text:span text:style-name="T3324">ym</text:span>, co się n<text:span text:style-name="T3325">a</text:span>pr<text:span text:style-name="T3326">a</text:span>wd<text:span text:style-name="T3327">ę</text:span><text:s/>zdarza na tym stole i<text:s/><text:span text:style-name="T3328">za</text:span><text:s/>chwilę zd<text:span text:style-name="T3329">a</text:span>rzy w Polsce.</text:p>
      <text:p text:style-name="P3330"><text:span text:style-name="T3331">W</text:span>iele razy panowie tu na tym stole mówicie, że wł<text:span text:style-name="T3332">aś</text:span>ciwie<text:span text:style-name="T3333"><text:s/></text:span>niewiele się załatwiło jak sobie pomyśle<text:span text:style-name="T3334">ć</text:span><text:s/>o po<text:span text:style-name="T3335">wsta</text:span>n<text:span text:style-name="T3336">iu</text:span><text:s/>[nieczytelne] i<text:span text:style-name="T3337"><text:s/></text:span>organizacji związkowej, któr<text:span text:style-name="T3338">a</text:span><text:s/>z<text:span text:style-name="T3339">a</text:span>cznie działać w Polsce, o powstaniu,<text:s/><text:span text:style-name="T3340">o</text:span><text:s/>wejściu do Sejmu duże<text:span text:style-name="T3341">j</text:span><text:s/>grupy opozy<text:span text:style-name="T3342">c</text:span>y<text:span text:style-name="T3343">j</text:span>n<text:span text:style-name="T3344">ej. O</text:span><text:s/>konkurencyjnych, czy mówiąc wprost, o wolnych wyborac<text:span text:style-name="T3345">h</text:span><text:s/>Sena<text:span text:style-name="T3346">tu.</text:span></text:p>
      <text:p text:style-name="P3347">Pro<text:span text:style-name="T3348">s</text:span>zę panów<text:span text:style-name="T3349">,</text:span><text:s/>to je<text:span text:style-name="T3350">s</text:span>t inna Polska, która stoi p<text:span text:style-name="T3351">r</text:span>zed nami. Przechodzim<text:span text:style-name="T3352">y</text:span><text:s/><text:span text:style-name="T3353">„</text:span>the<text:s/><text:span text:style-name="T3354">p</text:span>oint<text:s/><text:span text:style-name="T3355">of</text:span><text:s/>no return”<text:s/>i myślę,<text:s/><text:span text:style-name="T3356">ż</text:span>e<text:span text:style-name="T3357"><text:s/></text:span>nie należy teraz udawa<text:span text:style-name="T3358">ć</text:span>, że to taka jest kosmetyka, coś ta<text:span text:style-name="T3359">m</text:span>...<text:span text:style-name="T3360"><text:s/></text:span>drobnostki jakie<text:span text:style-name="T3361">ś</text:span><text:s/>robimy<text:span text:style-name="T3362">.</text:span><text:s/>N<text:span text:style-name="T3363">i</text:span>e<text:span text:style-name="T3364"><text:s/>u</text:span>daw<text:span text:style-name="T3365">a</text:span>jmy<text:s/><text:span text:style-name="T3366">t</text:span>eg<text:span text:style-name="T3367">o</text:span><text:s/>pr<text:span text:style-name="T3368">z</text:span>ed<text:s/><text:span text:style-name="T3369">s</text:span>obą<text:span text:style-name="T3370">.</text:span><text:s/><text:span text:style-name="T3371">J</text:span>eśli<text:span text:style-name="T3372"><text:s/></text:span>już mówimy o takich<text:s/><text:span text:style-name="T3373">ż</text:span>alach, które... albo już nie, to zo<text:span text:style-name="T3374">st</text:span>awmy żale.</text:p>
      <text:p text:style-name="P3375">Natomiast jeszcze druga uw<text:span text:style-name="T3376">ag</text:span>a dotyczy jedne<text:span text:style-name="T3377">g</text:span>o fra<text:span text:style-name="T3378">g</text:span>m<text:span text:style-name="T3379">e</text:span>n<text:span text:style-name="T3380">tu<text:s/></text:span>wypowiedzi pana Michnika<text:span text:style-name="T3381">.</text:span></text:p>
      <text:soft-page-break/>
      <text:p text:style-name="P3382">Musz<text:span text:style-name="T3383">ę</text:span><text:s/>przyzna<text:span text:style-name="T3384">ć</text:span><text:s/>szczerze mnie niezmiernie ra<text:span text:style-name="T3385">z</text:span>i<text:span text:style-name="T3386">,</text:span><text:s/>gdy<text:s/><text:span text:style-name="T3387">s</text:span>ł<text:span text:style-name="T3388">y</text:span>szę taką formułę<text:span text:style-name="T3389">,</text:span><text:s/>która w tym przypadku mi<text:span text:style-name="T3390">a</text:span>ł<text:span text:style-name="T3391">a</text:span>... przy<text:span text:style-name="T3392">b</text:span>rała taki kształt:<text:s/>„płacimy przy tym stoliku za legalny byt<text:s/>„<text:span text:style-name="T3393">Soli</text:span>d<text:span text:style-name="T3394">ar</text:span>noś<text:span text:style-name="T3395">ci</text:span>”<text:span text:style-name="T3396">.</text:span></text:p>
      <text:p text:style-name="P3397">Moim zdaniem państwo za nic nie płacicie, jesteście współuczestnikami procesu przemiany te<text:span text:style-name="T3398">g</text:span>o kraju. Rozumiecie dob<text:span text:style-name="T3399">r</text:span>ze<text:span text:style-name="T3400">,<text:s/></text:span>mam nadzieję, co nieraz<text:s/><text:span text:style-name="T3401">wyr</text:span>ażacie, że dla przemiany teg<text:span text:style-name="T3402">o<text:s/></text:span>kraju trzeba zrobić różne rzeczy, w tym uruchomić pluralizm związkowy, w tym dokonać jeszcze innych zmian w Polsce i nie ma co przedstawiać to w charakterze te<text:span text:style-name="T3403">g</text:span>o, że s<text:span text:style-name="T3404">ię</text:span><text:s/>oto pł<text:span text:style-name="T3405">a</text:span>ci za coś. Płacimy wspólnie, równie dobrze możn<text:span text:style-name="T3406">a</text:span><text:s/>by powiedzieć, my też coś płacimy, ale naprawdę nie o ż<text:span text:style-name="T3407">a</text:span>dne opł<text:span text:style-name="T3408">a</text:span>ty tut<text:span text:style-name="T3409">a</text:span>j chodzi.</text:p>
      <text:p text:style-name="P3410">Mam nadzieję, że się może i porozumiemy co do tego, ale podstawowa sprawa to jest dalsze działanie.</text:p>
      <text:p text:style-name="P3411">Mam nadzieję także, że j<text:span text:style-name="T3412">e</text:span>dnak zgodzicie się państwo na mniej kon<text:span text:style-name="T3413">fr</text:span>ont<text:span text:style-name="T3414">acyj</text:span>ny styl formowania konkluzji.<text:s/><text:span text:style-name="T3415">To</text:span><text:s/>zn<text:span text:style-name="T3416">a</text:span>c<text:span text:style-name="T3417">zy<text:s/></text:span>stawiamy oto takie warunki, odpowiedzcie nam<text:s/><text:span text:style-name="T3418">za</text:span><text:s/>dwa<text:s/><text:span text:style-name="T3419">d</text:span>ni i koniec. Proponujemy raczej t<text:span text:style-name="T3420">a</text:span>ką wzajemność.</text:p>
      <text:p text:style-name="P3421">Przedstawiliśmy pewne racje i pewne powody dla<text:s/><text:span text:style-name="T3422">k</text:span>t<text:span text:style-name="T3423">ó</text:span><text:span text:style-name="T3424">r</text:span><text:span text:style-name="T3425">y</text:span>ch<text:span text:style-name="T3426"><text:s/></text:span>sformułowaliśmy dwa warianty. Usłyszeliśmy wasze r<text:span text:style-name="T3427">a</text:span>cje,<text:s/><text:span text:style-name="T3428">i</text:span><text:s/>wa<text:span text:style-name="T3429">s</text:span>z<text:span text:style-name="T3430">e</text:span><text:s/>powody, dla których wyście sformułowali d<text:span text:style-name="T3431">wa</text:span><text:s/>wari<text:span text:style-name="T3432">a</text:span>nty<text:span text:style-name="T3433">.</text:span></text:p>
      <text:p text:style-name="P3434">Dodam jeszcze,<text:s/><text:span text:style-name="T3435">ż</text:span>e t<text:span text:style-name="T3436">a</text:span>k j<text:span text:style-name="T3437">a</text:span>k<text:s/><text:span text:style-name="T3438">-</text:span><text:s/>dodam jeszcze przy tych racjach, żeby też było jasne - tak jak niedobrze byłoby dl<text:span text:style-name="T3439">a<text:s/></text:span>Polski, jak to już pan Michnik się zgodził, gdyby<text:s/>„<text:span text:style-name="T3440">S</text:span>olid<text:span text:style-name="T3441">a</text:span>rno<text:span text:style-name="T3442">ś</text:span>ć”<text:s/>okazała si<text:span text:style-name="T3443">ę</text:span><text:s/>raptem totalnym zwycięzcą tych wyborów, tak sądzę, że niedobrze by dla niej było, gdyby się okazała w nich totalnie przegrana<text:span text:style-name="T3444">.</text:span></text:p>
      <text:p text:style-name="P3445"><text:span text:style-name="T3446">I</text:span><text:s/>w związku z tym rzeczywiście trzeba mie<text:span text:style-name="T3447">ć</text:span><text:s/>na uwadze różne kwestie, ale proponuję, żebyśmy się nad tym zastana<text:span text:style-name="T3448">w</text:span>i<text:span text:style-name="T3449">ali<text:s/></text:span>dwustronnie, a nie tak, że stawiacie warunki,<text:s/><text:span text:style-name="T3450">a</text:span><text:s/>my się mamy do nich dostosować.</text:p>
      <text:p text:style-name="P3451">Jeśli się co do tego pogodzimy, to mam organizac<text:span text:style-name="T3452">yj</text:span>ną uwagę taką. Jutro powinniśmy rozpatrzyć parę trudnych spraw. To jest sprawa, sądzę, że dzisiaj nie poradzimy sobie chyb<text:span text:style-name="T3453">a<text:s/></text:span>ze sprawą sądownictwa, chyba że byłoby takie życzenie. Mamy na porządku dziennym sprawę umowy społecznej, której że<text:span text:style-name="T3454">ś</text:span>my nie dotknęli. Sprawę stolika oświatowego, który nam spadł z nieba i z którym też coś zrobić musimy jutro, a tam parę<text:s/><text:span text:style-name="T3455">t</text:span>rudnych spraw - jak się zdążyłem zorientować i także<text:span text:style-name="T3456"><text:s/></text:span>jeszcze są inne kwestie związane pod takim enigm<text:span text:style-name="T3457">at</text:span>y<text:span text:style-name="T3458">cz</text:span>nym tytułem sprawa zdrowia, ale nie o zdrowie tam chodzi, ale w każdym razie nie o zdrowie fizyczne.</text:p>
      <text:p text:style-name="P3459"><text:span text:style-name="T3460">W</text:span><text:s/>tym stanie rzeczy myślałbym, że te kwestie, które ju<text:span text:style-name="T3461">ż<text:s/></text:span>że<text:span text:style-name="T3462">ś</text:span>my sobie wypunktowali dzisiaj ustrojowe, proponowałbym, żebyśmy zap<text:span text:style-name="T3463">l</text:span>anowali jednak jeszcze jedno posiedzenie. Proponuję, żeby to było w dniu 30 marc<text:span text:style-name="T3464">a</text:span>, to jest w czwartek i na tym, posiedzeniu abyśmy postarali się dojść do spraw związanych z tymi kwestiami u<text:span text:style-name="T3465">st</text:span>rojowy<text:span text:style-name="T3466">mi.</text:span></text:p>
      <text:p text:style-name="P3467"><text:span text:style-name="T3468">Ob. Broni</text:span><text:span text:style-name="T3469">s</text:span><text:span text:style-name="T3470">ław Geremek</text:span>:</text:p>
      <text:p text:style-name="P3471"><text:span text:style-name="T3472">.</text:span>..że 3<text:span text:style-name="T3473">0</text:span>-ty jest bardzo niewygodnym dniem dla nas albo też późniejszą por<text:span text:style-name="T3474">ę</text:span>, to znaczy 30<text:span text:style-name="T3475">-go</text:span><text:s/>o 15-tej,<text:s/><text:span text:style-name="T3476">al</text:span>bo 31<text:span text:style-name="T3477">.</text:span></text:p>
      <text:p text:style-name="P3478"><text:span text:style-name="T3479">Przewodni</text:span><text:span text:style-name="T3480">cz</text:span><text:span text:style-name="T3481">ąc</text:span><text:span text:style-name="T3482">y</text:span>:</text:p>
      <text:p text:style-name="P3483">30-go chciałbym powiedzieć, że tak: 28-go my nie mo<text:span text:style-name="T3484">ż</text:span>e<text:span text:style-name="T3485">m</text:span>y, mamy posiedzenie biura, 29-<text:span text:style-name="T3486">go</text:span><text:s/>jest planowane spotkanie zespołu roboczego tego Lecha Wałęsy i<text:s/><text:span text:style-name="T3487">g</text:span>en<text:span text:style-name="T3488">.</text:span><text:s/><text:span text:style-name="T3489">K</text:span>iszcz<text:span text:style-name="T3490">a</text:span>k<text:span text:style-name="T3491">a</text:span>. Wob<text:span text:style-name="T3492">e</text:span>c tego najbliższy kolejny termin jest 30<text:span text:style-name="T3493">.</text:span><text:s/>Proszę bardzo, nie mam zastrzeżeń do godziny, mogą to być godziny popołudniowe.</text:p>
      <text:p text:style-name="P3494"><text:span text:style-name="T3495">Ob</text:span><text:span text:style-name="T3496">.</text:span><text:span text:style-name="T3497"><text:s/>Bronisław Geremek</text:span>:</text:p>
      <text:p text:style-name="P3498"><text:span text:style-name="T3499">A</text:span><text:s/>może 31<text:span text:style-name="T3500">-</text:span>y?</text:p>
      <text:soft-page-break/>
      <text:p text:style-name="P3501"><text:span text:style-name="T3502">Przewodniczący</text:span>:</text:p>
      <text:p text:style-name="P3503">31-go jest zwołane plenum K<text:span text:style-name="T3504">C</text:span>, na którym mamy przed<text:span text:style-name="T3505">s</text:span>tawić całokształt uzgodnień, które nastąpiły na<text:s/>„okrągłym<text:s/><text:span text:style-name="T3506">s</text:span>tole”<text:s/>dlatego dla nas termin 30-y jest już<text:s/>„n<text:span text:style-name="T3507">aj</text:span>o<text:span text:style-name="T3508">stat</text:span>niejszy”.</text:p>
      <text:p text:style-name="P3509"><text:span text:style-name="T3510">Ob. Bronisław Geremek</text:span>:</text:p>
      <text:p text:style-name="P3511">Z zapewnieniem kolacji i śniadania.</text:p>
      <text:p text:style-name="P3512"><text:span text:style-name="T3513">Ob. Władysław Sił</text:span><text:span text:style-name="T3514">a</text:span><text:span text:style-name="T3515">-Nowicki</text:span>:</text:p>
      <text:p text:style-name="P3516">Znaczy można jeszcze dwa słowa wyjaśnienia, można?</text:p>
      <text:p text:style-name="P3517"><text:span text:style-name="T3518">Przewodniczący</text:span>:</text:p>
      <text:p text:style-name="P3519">Proszę państw<text:span text:style-name="T3520">a</text:span>, ja rozumiem, że w sprawie dalszej naszej procedury ustalenia podjęliśmy i rozumiem, że zaczynamy następne nasze posiedzenie w dniu jutrzejszym o godzinie 1<text:span text:style-name="T3521">5-</text:span>tej od sprawy sądów i prawa. Następnie sprawy oświaty i sprawy zgłoszone nam przez podzespół zdrowia.</text:p>
      <text:p text:style-name="P3522"><text:span text:style-name="T3523">W</text:span><text:s/>tej chwili ma<text:span text:style-name="T3524">m</text:span>y jeszcze trzy sprawy, które nam pozostają, znaczy jedna sprawa, to jest propozycja dotycząca sformułowania, dotycząca budżetu i są dwie osoby zgłoszone do<text:s/><text:span text:style-name="T3525">dy</text:span>skusji jeszcze.</text:p>
      <text:p text:style-name="P3526">Proszę bardzo, głos<text:s/><text:span text:style-name="T3527">ma</text:span><text:s/>pan Stanisław Gebethner.</text:p>
      <text:p text:style-name="P3528"><text:span text:style-name="T3529">O</text:span><text:span text:style-name="T3530">b</text:span><text:span text:style-name="T3531">.</text:span><text:span text:style-name="T3532"><text:s/>Stanisław Gebethner</text:span>:</text:p>
      <text:p text:style-name="P3533">Więc jest to propozycja wspólna nas dwóch i bierzemy na swoją głowę odpowiedzi<text:span text:style-name="T3534">al</text:span>ność przeciw, od stron, któr<text:span text:style-name="T3535">e<text:s/></text:span>mieliśmy reprezentować.</text:p>
      <text:p text:style-name="P3536">Wyjaśniam, że dotyczy to art. 25<text:s/>Konstytucji w brzmieniu zaproponowanym. Tam jest w czwartym punkcie:<text:s/>„<text:span text:style-name="T3537">Senat</text:span><text:s/>powołuje Rzecznika Praw Obywatelskich”<text:s/>- uważamy, że to już było mówione, to nie w tym miejscu w ogóle leg<text:span text:style-name="T3538">isla</text:span>cyjnie.</text:p>
      <text:p text:style-name="P3539">Wobec tego art. 25 brzmiałby w dwóch pierwszych u<text:span text:style-name="T3540">stę</text:span>pa<text:span text:style-name="T3541">ch<text:s/></text:span>jak do tej pory.</text:p>
      <text:p text:style-name="P3542">1. Sejm uchw<text:span text:style-name="T3543">a</text:span>la narodowe plany społeczno-gospodarcze na okresy kilkuletnie.</text:p>
      <text:p text:style-name="P3544">2. Sejm uchwala corocznie budżet państwa.</text:p>
      <text:p text:style-name="P3545">I teraz wchodzi nasza propozycja, któr<text:span text:style-name="T3546">a</text:span><text:s/>zawiera od 3 do 8 ustępów, bo musi to by<text:span text:style-name="T3547">ć</text:span><text:s/>rozbudowane.</text:p>
      <text:p text:style-name="P3548">Ust. 3<text:span text:style-name="T3549">.</text:span><text:s/>Senat rozpatruje projekty budżetu i innych planów finansowych państwa i narodowego planu społeczno-gos<text:span text:style-name="T3550">po</text:span>d<text:span text:style-name="T3551">arc</text:span>zego równocześnie z Sejmem.</text:p>
      <text:p text:style-name="P3552">Ust. 4<text:span text:style-name="T3553">.</text:span><text:s/><text:span text:style-name="T3554">W</text:span><text:s/>trakcie rozpatrywania spraw wymienionych w ust. 3, do tych trzech tematów, Sejm i Senat powołują wspólną komisję na zasadzie równej reprezenta<text:span text:style-name="T3555">cji</text:span><text:s/>posłów i senatorów.</text:p>
      <text:p text:style-name="P3556">Ust. 5<text:span text:style-name="T3557">.</text:span><text:s/>Sejm uchwala budżet i inne plany finansow<text:span text:style-name="T3558">e<text:s/></text:span>państwa oraz narodowy plan społeczno-gospodarczy po z<text:span text:style-name="T3559">a</text:span>po<text:span text:style-name="T3560">zn</text:span>aniu się ze sprawozdaniem z prac komisji wymienionej w ust. 4.</text:p>
      <text:p text:style-name="P3561">Uchwały Sejmu natychmiast przesyłane zostają<text:s/><text:span text:style-name="T3562">do<text:s/></text:span>Senatu.</text:p>
      <text:p text:style-name="P3563">Ust. 6. Sen<text:span text:style-name="T3564">a</text:span>t w ciągu 14 dni podejmuje<text:span text:style-name="T3565"><text:s/>u</text:span>chwałę<text:s/><text:span text:style-name="T3566">w</text:span><text:s/>sprawie<text:s/></text:p>
      <text:p text:style-name="P3567">przyjęcia budżetu państwa i innych planów finansowych państwa oraz narodowego planu społeczno-gospodarczego.</text:p>
      <text:p text:style-name="P3568">Uchwała odrzucająca budżet w części lub w całości musi zawierać projekt proponowanych zmian.</text:p>
      <text:p text:style-name="P3569">Ust. 7. Jeśli w ciągu 14 dni Senat nie podejmie uchwały, o której mowa w ust. 6 prezydent ogłasza budżet w brzmieniu uchwalonym przez Sejm.</text:p>
      <text:p text:style-name="P3570"><text:span text:style-name="T3571">U</text:span>st. 8.<text:s/><text:span text:style-name="T3572">W</text:span><text:s/>razie podjęcia przez Senat uchwały, o której mowa w ust.<text:s/><text:span text:style-name="T3573">6</text:span><text:s/>zdanie drugie, tam powinno być, w pierwszym - zdanie pierwsze, Sejm w ciągu 7 dni może odrzucić propozycje Senatu większością X<text:s/><text:soft-page-break/>głosów, tutaj nie byliśmy upoważnieni. W razie nie podjęcia uchwały przez Sejm, prezydent ogłasza budżet ze zmianami wniesionymi przez Senat.</text:p>
      <text:p text:style-name="P3574">Znaczy ta większość to będzie wynikała już...</text:p>
      <text:p text:style-name="P3575"><text:span text:style-name="T3576">Przewodnicząc</text:span><text:span text:style-name="T3577">y</text:span>:</text:p>
      <text:p text:style-name="P3578">Czy są uwagi do zgłoszonej propozycji?</text:p>
      <text:p text:style-name="P3579">Przyjmujemy to jako propozycję przygotowaną przez naszą grupę i jeszcze się skonsultujemy także i przedstawimy.</text:p>
      <text:p text:style-name="P3580"><text:span text:style-name="T3581">Ob</text:span><text:span text:style-name="T3582">. Stanisław Gebethner</text:span>:</text:p>
      <text:p text:style-name="P3583">J<text:span text:style-name="T3584">e</text:span>śli można. Ja myślę, że my też nie udzielamy odpowiedzi ostatecznej w tej kwestii.</text:p>
      <text:p text:style-name="P3585"><text:span text:style-name="T3586">Przewodniczący</text:span>:</text:p>
      <text:p text:style-name="P3587">Myślę, że wy też musicie porozmawiać z posłami. Dobrze, trzy osoby są zapisane jeszcze do głosu. Głos<text:s/><text:span text:style-name="T3588">m</text:span>a pan Edmund Osmańczyk.</text:p>
      <text:p text:style-name="P3589"><text:span text:style-name="T3590">Ob. Edmund Osmań</text:span><text:span text:style-name="T3591">c</text:span><text:span text:style-name="T3592">zyk</text:span>:</text:p>
      <text:p text:style-name="P3593">W związku z dyskusją o Senacie, chciałbym por<text:span text:style-name="T3594">usz</text:span>yć<text:span text:style-name="T3595"><text:s/></text:span>sprawę, która w ogóle dotychczas przy<text:s/><text:span text:style-name="T3596">„</text:span>okrągłym stole<text:span text:style-name="T3597">”</text:span><text:span text:style-name="T3598"><text:s/></text:span>nie była brana pod uwagę. Mianowicie chodzi o to, ż<text:span text:style-name="T3599">e</text:span>b<text:span text:style-name="T3600">y<text:s/></text:span>wobec nowej s<text:span text:style-name="T3601">yt</text:span>uacji jaka powst<text:span text:style-name="T3602">a</text:span>ła w stosunkach<text:s/><text:span text:style-name="T3603">z</text:span><text:s/>n<text:span text:style-name="T3604">a</text:span>szymi rodakami na Wscho<text:span text:style-name="T3605">dz</text:span>ie, ażebyśmy również wzięli pod uwa<text:span text:style-name="T3606">gę<text:s/></text:span>konieczność znalezienia dro<text:span text:style-name="T3607">g</text:span>i do nowych instytucji, do całej emigracji, do całego<text:span text:style-name="T3608"><text:s/></text:span>uchodź<text:span text:style-name="T3609">s</text:span>twa, do wszystkich ty<text:span text:style-name="T3610">c</text:span>h ludzi. Jest to szalenie ważne, że na to co tu się dzieje dzisiaj w ostatnich miesiącach przecież patrzy z uwagą<text:s/><text:span text:style-name="T3611">mi</text:span>l<text:span text:style-name="T3612">i</text:span>on<text:span text:style-name="T3613"><text:s/></text:span>ludzi polskiego pochodzenia w Związku Radzieckim i w<text:s/><text:span text:style-name="T3614">św</text:span>i<text:span text:style-name="T3615">ec</text:span>ie.</text:p>
      <text:p text:style-name="P3616">W związku z ty<text:span text:style-name="T3617">m</text:span><text:s/>proponuję, ażeby zebrani tutaj przyjęli do wiadomości aprobującej następujący<text:s/><text:span text:style-name="T3618">t</text:span>ekst:</text:p>
      <text:p text:style-name="P3619"><text:span text:style-name="T3620">„W</text:span><text:s/>nowo wybranym parlamencie powołana zostanie tak jak między wojnami komisja do spraw emigracji, nieza<text:span text:style-name="T3621">l</text:span>eżna od komisji spraw zagranicznych. Zadaniem komisji będzie skoncentrowanie uwagi Sejmu i Senatu na zbudowaniu systemu dwustronnych umów emigracyjnych chroniący interesy obywateli naszego państwa, zatrudnionych czasowo lub stale za granicą.</text:p>
      <text:p text:style-name="P3622">Przypominam, że takich umów w ustawodawstwie naszym brak.</text:p>
      <text:p text:style-name="P3623">Osobnym, niezmiernie ważnym zadaniem komisji będzie znalezienie dróg do uregulowania czy rozwiązania złożonych spraw powstałych w wyniku przymusowych przesiedleń na Wschodzie i Zachodzie, po wrześniu 1939 roku, a także wszystkie nie mniej złożone sprawy, uchodźców politycznych z Polski w całym okresie powojennym. Wszystkim tym sprawom obie izby Sejm i Senat winny poświęcić szczególną uwagę w interesie całego narodu w kraju i w rozproszeniu. Zadaniem generalnym komisji będzie reprezentowanie interesów całej naszej wspólnoty w kraju i w świecie.</text:p>
      <text:p text:style-name="P3624">To jest pełny tekst, który poproszę o powielenie i przekazanie wszystkim.</text:p>
      <text:p text:style-name="P3625"><text:span text:style-name="T3626">Przewodniczący - Br.<text:s/></text:span><text:span text:style-name="T3627">G</text:span><text:span text:style-name="T3628">eremek</text:span>:</text:p>
      <text:p text:style-name="P3629">Dziękuję bardzo. Głos ma pan Władysław Siła-Nowicki.</text:p>
      <text:p text:style-name="P3630"><text:span text:style-name="T3631">Mec. Siła-Nowick</text:span><text:span text:style-name="T3632">i</text:span>:</text:p>
      <text:p text:style-name="P3633">Proszę państwa, ja jako praktykujący katolik, a ponieważ jest wielki tydzień, to jeszcze muszę uderzyć się w piersi,<text:s/><text:span text:style-name="T3634">więc</text:span><text:s/>50 podpis<text:span text:style-name="T3635">ów</text:span><text:s/><text:span text:style-name="T3636">to</text:span><text:s/>trzeba<text:s/><text:span text:style-name="T3637">było</text:span><text:s/><text:span text:style-name="T3638">przy</text:span><text:s/>wy<text:span text:style-name="T3639">bo</text:span>rach sa<text:span text:style-name="T3640">mo</text:span><text:span text:style-name="T3641">rz</text:span>ąd<text:span text:style-name="T3642">o</text:span>w<text:span text:style-name="T3643">y</text:span>ch.<text:s/>A przy wyborach do Sejmu 200. Ale przy tej okazji wyrażam pogląd, że jeżeli ustrój Polski przedwojennej wytrzymał 200 podpisów przy kandydacie na posła, to ustrój Polski obecny wytrzyma<text:s/><text:span text:style-name="T3644">5</text:span>00 podpisów.</text:p>
      <text:soft-page-break/>
      <text:p text:style-name="P3645"><text:span text:style-name="T3646">Przewodnicz</text:span><text:span text:style-name="T3647">ąc</text:span><text:span text:style-name="T3648">y</text:span>:</text:p>
      <text:p text:style-name="P3649">Dziękuję bardzo. Głos ma pan Zbigniew Bujak.</text:p>
      <text:p text:style-name="P3650"><text:span text:style-name="T3651">Ob.<text:s/></text:span><text:span text:style-name="T3652">Z</text:span><text:span text:style-name="T3653">bigni</text:span><text:span text:style-name="T3654">e</text:span><text:span text:style-name="T3655">w Buja</text:span><text:span text:style-name="T3656">k</text:span>:</text:p>
      <text:p text:style-name="P3657">Ja zgłaszam dwie sprawy, które pozostały w zawieszeniu, a w zasadzie powinny być rozpatrzone przez stolik polityczny. A mianowicie sprawa rozbieżności w grupie roboczej do spraw samorządu terytorialnego, gdzie w zasadzie rozbieżność ma charakter zasadniczy i ostateczny zapis musiałby brzmieć, że po prostu strony nie doszły do wspólnego stanowiska oraz sprawę rozbieżności w grupie roboczej do spraw stowarzyszeń, gdzie istnieją przynajmniej dwa punkty na cztery, które<text:s/><text:span text:style-name="T3658">-</text:span><text:s/>jeśli pozostaną mogą w przyszłości prowadzić do poważnych konfliktów między stowarzyszeniami i administracją. Uważam, że pozostawianie takich rozbieżności jest niepotrzebne.</text:p>
      <text:p text:style-name="P3659">I jeszcze chciałem powiedzieć, że są to sprawy niby drobne, do tego dochodzi w tej chwili, dochodzą problemy z rejestrac<text:span text:style-name="T3660">j</text:span>ą NZS. I w sumie chciałem powiedzieć tyle, że jeżeli mówimy tutaj o wielkich i poważnych sprawach, jeśli już otwieramy na oścież nasze serca, to prz<text:span text:style-name="T3661">yj</text:span>mijmy, że w tak drobnych sprawach nie ma się co zatrzymywać. Należałoby przejść nad tym do porządku dziennego<text:span text:style-name="T3662">,</text:span><text:s/>należałoby je załatwić już jak gdyby nie stwarzając tego typu problemów. Jeżeli oczywiście m<text:span text:style-name="T3663">a</text:span>my poważnie rozmawiać o tych sprawach wa<text:span text:style-name="T3664">ż</text:span>nych.</text:p>
      <text:p text:style-name="P3665">Jeśli się okazuje, że w każdej sprawie, a więc - samorządów, stowarzyszeń czy choćby NZS-u, druga strona sobie cały czas pozostawia punkty, które budują w przyszłości konflikt. To w zasadzie stawia to pod znakiem zapytania dla mnie intencje, jakie w stosunku do całego kontraktu, również i tych spraw wielkich, poważnych, dotyczących Sejmu, Senatu i<text:s/>Prezydenta.</text:p>
      <text:p text:style-name="P3666">Dzi<text:span text:style-name="T3667">ę</text:span>kuję.</text:p>
      <text:p text:style-name="P3668"><text:span text:style-name="T3669">Przewodni</text:span><text:span text:style-name="T3670">cz</text:span><text:span text:style-name="T3671">ący</text:span><text:span text:style-name="T3672">:</text:span></text:p>
      <text:p text:style-name="P3673">Dziękuję bardzo.</text:p>
      <text:p text:style-name="P3674">Zapytuję zatem, czy oznacza to, że mielibyśmy w dniu jutrzejszym do porządku dziennego wpisać także sprawę rozbieżności z podzespołu stowarzyszeń i samorządu<text:s/><text:span text:style-name="T3675">te</text:span>r<text:span text:style-name="T3676">yt</text:span>orialnego?</text:p>
      <text:p text:style-name="P3677"><text:span text:style-name="T3678">Ob. Cypryniak</text:span>:</text:p>
      <text:p text:style-name="P3679">Pozostaje mi dodać, że teoretycznie istnieje możliwość odbycia plenarnego spotkania obu zespołów roboczych, na których rozbieżności mogą być zreferowane. I w razie czego usunięte<text:s/><text:span text:style-name="T3680">-</text:span><text:s/>jeśli będzie wola obu stron. Taka forma w zasadzie jest możliwa.</text:p>
      <text:p text:style-name="P3681"><text:span text:style-name="T3682">Ob. Reykowski</text:span><text:span text:style-name="T3683">:</text:span></text:p>
      <text:p text:style-name="P3684">No, konieczne byłoby jednak zorientowanie się w szczegółach tej sprawy. Może jednak myślę, żebyśmy sobie na jutro nie stawiali sobie zbyt dużych zadań, ponieważ może zostawmy to na posiedzenie czwartkowe, tak żeby jeszcze przestudiować o jakie szczegóły tutaj chodzi.</text:p>
      <text:p text:style-name="P3685"><text:span text:style-name="T3686">Ob.<text:s/></text:span><text:span text:style-name="T3687">Buj</text:span><text:span text:style-name="T3688">ak</text:span><text:span text:style-name="T3689">:</text:span></text:p>
      <text:p text:style-name="P3690">A może my się zapoznamy jakie są tam rozbieżności, bo może będzie szansa zorganizowania tego plenarnego posiedzeni<text:span text:style-name="T3691">a</text:span><text:span text:style-name="T3692">.</text:span><text:s/>Jeżeli to udałoby się załatwić, to byłoby pożyteczne, mu<text:span text:style-name="T3693">simy<text:s/></text:span>się zorientować<text:span text:style-name="T3694">.</text:span></text:p>
      <text:p text:style-name="P3695"><text:span text:style-name="T3696">Pr</text:span><text:span text:style-name="T3697">z</text:span><text:span text:style-name="T3698">ewod</text:span><text:span text:style-name="T3699">n</text:span><text:span text:style-name="T3700">i</text:span><text:span text:style-name="T3701">c</text:span><text:span text:style-name="T3702">zą</text:span><text:span text:style-name="T3703">c</text:span><text:span text:style-name="T3704">y</text:span>:</text:p>
      <text:p text:style-name="P3705">Może krótko, to dałoby nam obraz w jakim kierunku to idzie.</text:p>
      <text:p text:style-name="P3706"><text:span text:style-name="T3707">O</text:span><text:span text:style-name="T3708">b</text:span><text:span text:style-name="T3709">. Rychlewsk</text:span><text:span text:style-name="T3710">i</text:span>:</text:p>
      <text:soft-page-break/>
      <text:p text:style-name="P3711">Proszę bardzo<text:s/><text:span text:style-name="T3712">-</text:span><text:s/>w sprawie samorządu terytorialnego rzecz jest prosta. Czy druga strona rezygnuje czy nie rezygnuje z samorządu terytorialnego jako organu władzy państwowej, czy rezygnuje czy nie rezygnuje z urzędników tam pracujących jako urzędników państwowych i czy można przyjąć, że można im nadać status pracowników komunalnych.</text:p>
      <text:p text:style-name="P3713">Zwracam uwagę, że jest to zmiana, która wymaga w tej chwili poprawki w<text:s/>Konstytucji, nie wymaga żadnych zmian w całym systemie funkcjonowania rad narodowych. To obejmuje automatem teraz te wszystkie osoby. Natomiast otwiera proces jak gdyby oddolnych.</text:p>
      <text:p text:style-name="P3714">I zwracam uwagę, że dla nas była to jedna z najważnie<text:span text:style-name="T3715">js</text:span>zych spraw testowych<text:span text:style-name="T3716">.</text:span></text:p>
      <text:p text:style-name="P3717">Jeśli chodzi o sprawę stowarzyszeń<text:s/><text:span text:style-name="T3718">-</text:span><text:s/>rozbieżności są cztery. Pierwsza sprawa dotyczy niezależnego harcerstwa. I ta sprawa była wielokrotnie dyskutowana i jest tu sprawa jak gdyby decyzji.</text:p>
      <text:p text:style-name="P3719">Druga rozbieżność dotyczy zapisu jakby dodania, jakiego rodzaju organizacje nie są objęte ustawą o stowarzyszeniach i chodzi tam o dodanie, że nie chodzi o partie polityczne. W tym wypadku rzecz jest prosta, chodzi o to, aby ta ustawa nie posłużyła do ścigania innych partii politycznych uznaw<text:span text:style-name="T3720">a</text:span>nych za nielegalne<text:span text:style-name="T3721">.</text:span></text:p>
      <text:p text:style-name="P3722">Dalej<text:s/><text:span text:style-name="T3723">-</text:span><text:s/>chodzi o punkt 30 - o ile się nie mylę artykuł 30, tak? W którym - żebym ja teraz nie pomylił spra<text:span text:style-name="T3724">w</text:span>.<text:span text:style-name="T3725"><text:s/></text:span>W art.<text:s/><text:span text:style-name="T3726">3</text:span>0 rozbieżność dotyczy, pan prof. Bafia powie<text:span text:style-name="T3727">.</text:span>.<text:span text:style-name="T3728">.</text:span></text:p>
      <text:p text:style-name="P3729"><text:span text:style-name="T3730">W</text:span><text:s/>każdym razie w art.<text:s/><text:span text:style-name="T3731">3</text:span>0 powiedziane jest o organizacjach, ja już pamiętam. Jest powiedziane o organizac<text:span text:style-name="T3732">ja</text:span>ch, które się nie poddały jakby procesowi rejestracji.</text:p>
      <text:p text:style-name="P3733">Otóż chodzi o to, aby zamiast o organizacjach, o organizacjach mówić konkretnie - stowarzyszenia. Dlatego, że tutaj chodzi o stowarzyszenia, które się jeszcze nie zarejestrowały<text:span text:style-name="T3734">.</text:span></text:p>
      <text:p text:style-name="P3735">W sytuacji, kiedy pozostaje zapis organiza<text:span text:style-name="T3736">cj</text:span>e, również jest to zapis, który może posłużyć do ścigania z tej ustawy innych organizacji. A wtedy bardzo źle by się stało, gdyby ustawa miała służyć do tego.</text:p>
      <text:p text:style-name="P3737">I za każdym razem gdyby tą ustawą się posłużono przeciwko jakiejś innej organizacji, stowarzyszenia musiałyby protestować. Jest to - mówiąc - konfliktogenny taki przepis.</text:p>
      <text:p text:style-name="P3738">Dalej - chodzi o<text:s/><text:span text:style-name="T3739">par.</text:span><text:s/><text:span text:style-name="T3740">pkt</text:span><text:s/><text:span text:style-name="T3741">27,<text:s/></text:span>w którym z kolei chodzi o interpretacje. Odnosi się do tego, co w ustawie zapisane zostało jako fundusze poch<text:span text:style-name="T3742">o</text:span>dzące z dobroczynności pub<text:span text:style-name="T3743">l</text:span>icznej. I chodzi tutaj o to, że w ustawie z 1933 roku mówi się nie o dobroczynności tylko o zbiórce publicznej. Kiedy spytaliśmy stronę rządową na czym polega odmienność zapisu i jak należy to interpretować, powiedziano nam, że chodzi tutaj w tym zapisie, a więc o dobroczynności, chodzi nie tylko o pieniądze pochodzące ze zbiórek pub<text:span text:style-name="T3744">li</text:span>cznych, co by<text:s/><text:span text:style-name="T3745">s</text:span>ię dało jakby dla naszej strony jest do przyję<text:span text:style-name="T3746">c</text:span>ia, ale również o darowizny z kraju i z zagranicy od osób również prywatnych<text:span text:style-name="T3747">.</text:span><text:s/>I to jest już absolutnie nie do prz<text:span text:style-name="T3748">yj</text:span>ęcia, jest to w zasadzie przepis kryminogenny, który będzie prowadził do ukrywania tego typu darowizn<text:span text:style-name="T3749">.</text:span></text:p>
      <text:p text:style-name="P3750">A więc tutaj chodziłoby albo o powrót do zapisu, że chodzi o zbiórki publiczne i wtedy jest to dalej określone ustawą z 3<text:span text:style-name="T3751">3</text:span><text:s/>/30.III.?/ albo o jasną interpretację przepisu<text:span text:style-name="T3752">.</text:span></text:p>
      <text:p text:style-name="P3753"><text:span text:style-name="T3754">Przewodniczący</text:span>:</text:p>
      <text:p text:style-name="P3755">Muszę dodać także jeden element, który nas zaniepokoił, mianowicie na ostatniej naradzie przewodniczących wojewódzkich rad narodowych padły słowa, które są w sprzeczności z n<text:span text:style-name="T3756">asz</text:span>ymi ustaleniami. Mianowicie zapowied<text:span text:style-name="T3757">ź</text:span><text:s/>tego, że ustawa o mieniu komunalnym jest pierwszym etapem natychmiast realizowanym. Ustalenie naszego zespołu po dyskusji w sprawie samorządu brzm<text:span text:style-name="T3758">i</text:span>ało, że<text:s/><text:soft-page-break/>ustawa o mieniu komunalnym wstrzymana zostanie i wystąpi w pakiecie ustaw dotyczących samorządu<text:span text:style-name="T3759">.</text:span><text:s/>Po drugie podjęliśmy wówczas także decyzje, że celowym będzie powołanie grupy - zespołu, która będzie już po<text:s/><text:span text:style-name="T3760">„</text:span>okrągłym stole”<text:s/>czuwać nad realizacją ustaleń w sprawach samorządu terytorialnego w bardzo niewielkiej mierze realizowanyc<text:span text:style-name="T3761">h.</text:span></text:p>
      <text:p text:style-name="P3762">I wreszcie uwaga wypowiedziana w toku referowania tej kwestii - że już w tej kadencji Sejmu przedstawiciele stowarzyszeń<text:s/>now<text:span text:style-name="T3763">o<text:s/></text:span>powoływanych, nowotworzonych mogliby znaleźć swoje miejsce w działalności rad narodowych.</text:p>
      <text:p text:style-name="P3764">Otóż odpowiedź wprowadzająca te inicjatywy w konwenty w<text:span text:style-name="T3765">oje</text:span>wódzkie, wydaje się odpowiedzią idącą w bok od intencji, które tym projektom przyświecały.</text:p>
      <text:p text:style-name="P3766">Tak więc z tego wynikają pewne nasze niepokoje. Konkluzja poprzedniej dyskusji była taka,<text:s/><text:span text:style-name="T3767">ż</text:span>e sprawa jest kompleksowa, duża. Natomiast, że istnieje jedność stanowiska co do kierunku ewolucji. W tej chwili w sprawie tej także możemy mieć wątpliwości.</text:p>
      <text:p text:style-name="P3768"><text:span text:style-name="T3769">Ob.</text:span><text:span text:style-name="T3770"><text:s text:c="11"/></text:span><text:span text:style-name="T3771"><text:s/></text:span>:</text:p>
      <text:p text:style-name="P3772">Ja chciałem do końca rozumieć. To znaczy w sprawie samorządu propozycja jest taka<text:s/><text:span text:style-name="T3773">-</text:span><text:s/>znika naczelnik, urząd<text:s/>Naczelnika<text:s/>Gminy, a zamiast tego pojawia się jakiś urzędnik komunalny, czy tak?</text:p>
      <text:p text:style-name="P3774"><text:span text:style-name="T3775"><text:s text:c="15"/></text:span>:</text:p>
      <text:p text:style-name="P3776">Tak, naczelnik gminy staje się urzędnikiem komunalnym, a nie urzędnikiem państwowym, podlega gminnej radzie, przez nią jest opłacany itd. Oczywiście tak.</text:p>
      <text:p text:style-name="P3777">Natomiast powiem, że rozbieżność tam dotyczy m.in. sprawy samorządu na szczeblu wojewódzkim, gdzie my zdecydowanie nie chcemy, aby tam na tym szczeblu w tej chwili był samorząd tworzony. Uważamy, że jest to w tej chwili szczebel powinien być wciąż szczeblem władzy państwow<text:span text:style-name="T3778">ej</text:span>, siln<text:span text:style-name="T3779">ej</text:span>, zwart<text:span text:style-name="T3780">ej</text:span>, gotowe<text:span text:style-name="T3781">j</text:span>.</text:p>
      <text:p text:style-name="P3782"><text:span text:style-name="T3783">Przewodni</text:span><text:span text:style-name="T3784">cz</text:span><text:span text:style-name="T3785">ący</text:span><text:span text:style-name="T3786">:</text:span></text:p>
      <text:p text:style-name="P3787">Czy są jeszcze w tej sprawie pytania?</text:p>
      <text:p text:style-name="P3788">Proszę pan Gdula.</text:p>
      <text:p text:style-name="P3789"><text:span text:style-name="T3790">Ob.<text:s/></text:span><text:span text:style-name="T3791">G</text:span><text:span text:style-name="T3792">dula</text:span>:</text:p>
      <text:p text:style-name="P3793">Ja nie mam pytań. Natomiast nie sądzę, by zwołanie zespołów do spraw samorządu i stowarzyszeń mogło przynieść jakieś kolejne przybliżenia. Tam stan<text:span text:style-name="T3794">o</text:span>wiska zostały zarysowane, protokoły rozbieżności<text:s/><text:span text:style-name="T3795">s</text:span>ą<text:span text:style-name="T3796">.</text:span><text:s/>Kwestia ustawy o stowarzyszeniach będzie ona jeszcze w niektórych momentach dyskutowana. Jeszcze w dniu dzisiejszym strona kościelna informowała, że ma jakieś uwagi. Natomiast do takich zasadniczych zmian, jak pan Bujak mówił, nie jesteśmy po prostu usposobieni, mówiąc delikatnie, a art. 3<text:span text:style-name="T3797">0</text:span><text:s/>jest świadomie wprowadzony jako stworzenie możliwości działania - wszystkim tym, którzy chcą po<text:span text:style-name="T3798">dj</text:span>ąć działalność polityczną - działania jako stowarzyszenie. Natomiast wyraźnie kładziemy tutaj blokadę nowym partiom po<text:span text:style-name="T3799">l</text:span>itycznym. Niejako jest to przymuszenie do legalnego działania w ramach stowarzyszeń. Zrobiliśmy to świadomie i nie ukrywaliśmy, że uważamy powoływanie nowych partii, reaktywowanie jakichś starych partii niejako jest to przymuszenie do legalnego działania<text:s/><text:span text:style-name="T3800">w<text:s/></text:span>ramach stowarzyszeń<text:span text:style-name="T3801">.</text:span><text:s/>Zrobili<text:span text:style-name="T3802">śm</text:span>y to świadomie i nie ukrywaliśmy, że uważamy powoływanie nowych partii, reaktywowanie jakichś starych partii za krok przedwczesny,<text:s/><text:span text:style-name="T3803">k</text:span>tóry doprowadziłby do destabiliza<text:span text:style-name="T3804">cji</text:span><text:s/>politycznej w państwie. Uważamy, że ten okres dochodzenia do nowej ustawy o partiach politycznych powinien być tym naz<text:span text:style-name="T3805">wij</text:span>my to brzydko<text:s/><text:soft-page-break/>treningiem w ramach ustawy o stowarzyszeniach, działalności jako stowarzyszenia.</text:p>
      <text:p text:style-name="P3806">Natomiast jeżeli chodzi o samorządy terytorialne nie przekreślamy idei, natomiast staliśmy i stoimy na stanowisku, że dziś zupełne przebudowanie centralnych organów władzy państwowej najwyższych organów władzy ustawodawczej, głębokie zmiany w organach administrac<text:span text:style-name="T3807">ji</text:span><text:s/>państwowej na szczeblu centralnym nie mogą się zbiegać z równoczesnym zupełnym zdemontowaniem systemu władzy i organizacji władzy państwowej na szczeblu podstawowym, do czego zmierza koncepcja samorządów poprzez likwidację jedności samorządu i ogniw władzy państwowej.</text:p>
      <text:p text:style-name="P3808">Po prostu likwidacja województw, to znaczy wojewódzkich rad narodowych miejskich, gminnych rad na<text:span text:style-name="T3809">r</text:span>odowych i stworzenie całkiem nowego modelu byłaby na tym etapie zbyt ryzykowna i nie jesteśmy do niej przygotowani.</text:p>
      <text:p text:style-name="P3810"><text:span text:style-name="T3811">Ob. Jerzy Ba</text:span><text:span text:style-name="T3812">f</text:span><text:span text:style-name="T3813">i</text:span><text:span text:style-name="T3814">a</text:span>:</text:p>
      <text:p text:style-name="P3815">Kierownik biura właściwie wyjaśnił<text:s/><text:span text:style-name="T3816">i</text:span><text:s/>wiele razy już była ta sprawa artykułu 30, to jest bardzo ważny artykuł w sensie porząd<text:span text:style-name="T3817">k</text:span>u prawnego w państwie. Ja nie w<text:span text:style-name="T3818">i</text:span>em czy problem się sprowadza, bo jeżeli problem jest taki formalno-prawny, jak tutaj został sformułowany, że zamiast organizację trzeba zamienić słowo organizację na stowarzyszenie to, to bardzo łatwo wyjaśnić,<text:s/><text:span text:style-name="T3819">ż</text:span>e to nie do przyjęcia z punktu widzenia logiki prawnej<text:span text:style-name="T3820">.</text:span><text:s/>Natomiast jest... Dlatego że nie można nazwać coś, co jeszcze nie istnieje jako stowarzyszenie, stowarzyszeniem przed w og<text:span text:style-name="T3821">ó</text:span>le rozpoczęciem procesu nawet rejestracyjnego, bo się nie chce uznawać za stowarzyszenie dlatego, że się nie podd<text:span text:style-name="T3822">aj</text:span>e procesowi właśnie zalegalizowania.</text:p>
      <text:p text:style-name="P3823">Więc tu jest jakieś głębokie ciągle nieporozumienie, że można takiego aktu dokonać. S<text:span text:style-name="T3824">a</text:span>m przepis jest nadzwyczaj cienką sprawą, dlatego że to jest taka sprawa, że pojawiają się organizacje, które w ogóle nie chcą się poddać żadnym regułom porządku prawnego i propozycja, żeby przejść nad tym do porządku dziennego jest chyba naprawdę propozycją trudną do utrzymania.</text:p>
      <text:p text:style-name="P3825">Więc tu jest, prawda, jakaś pr<text:span text:style-name="T3826">ó</text:span>ba uregulowania, interwenc<text:span text:style-name="T3827">ji</text:span><text:s/>z odwołaniem do naczelnego sądu administracyjnego z wielką decyzją co do tego, czy organ interweniuje w sposób zasadny.</text:p>
      <text:p text:style-name="P3828">To tylko, jeszcze w sensie dopełnienia, żeby była jasna treść całego tego sporu.</text:p>
      <text:p text:style-name="P3829"><text:span text:style-name="T3830">Przewodnicząc</text:span><text:span text:style-name="T3831">y</text:span>:</text:p>
      <text:p text:style-name="P3832">Dziękuję bar<text:span text:style-name="T3833">dz</text:span>o, gdy sobie pomyślę, że miałaby być ustawa o stowarzyszeniach podstawą ścigania ludzi i organizacji, to nie najlepiej się czuję i wydawało mi się, że nie taka była intencja ustawy o stowarzyszeniach, żeby stała się ona jeszcze takim elementem uzupełni<text:span text:style-name="T3834">a</text:span>jącym kodeks karny. Więc ponieważ myśmy od początku uważali, że ustawa i takie też było stano<text:span text:style-name="T3835">wi</text:span>sko prze<text:span text:style-name="T3836">ds</text:span>tawicieli Kościoła, że ustawa o stowarzyszeniach nie dotyczy partii politycznych<text:span text:style-name="T3837">.</text:span><text:s/>Tego trzeba się trzymać. Jest zupełnie oczywiste, jeżeli stowarzyszenie jakieś nie spełnia wymogom prawa, no to są i rygory prawa.<text:s/><text:span text:style-name="T3838">N</text:span>a<text:span text:style-name="T3839">to</text:span>miast, żeby korzystać z tego i wytwarzać boczną furtkę, dzięki któ<text:span text:style-name="T3840">r</text:span>ej aparat represji będzie mógł represjonować tę partię, jest w tym coś nieładnego. Proszę dla stanowiska zastanowić się nad tym.</text:p>
      <text:p text:style-name="P3841">Ale myślę, że tutaj jakby nie po to rozpoczę<text:span text:style-name="T3842">li</text:span>śmy tę dyskusję, żeby wchodzić w szczegóły. Jeżeli jednak taka jest sytuacja, to może ona rzeczywiście wymaga jeszcze rozważenia powtórnego przez zespół, bo zespół nasz raz się z<text:span text:style-name="T3843">aj</text:span>mował już sprawą samorządu i stowarzyszeń, może trzeba jeszcze te sporne sprawy powtórnie rozważyć. Nie wiem czy pozwol<text:span text:style-name="T3844">ą</text:span><text:s/>na to nam czas. Ale wiem na pewno, że trzeba by było.</text:p>
      <text:p text:style-name="P3845"><text:span text:style-name="T3846">Ob</text:span><text:span text:style-name="T3847">.</text:span><text:span text:style-name="T3848"><text:s/>Janusz Reykowski</text:span><text:span text:style-name="T3849">:</text:span></text:p>
      <text:soft-page-break/>
      <text:p text:style-name="P3850"><text:span text:style-name="T3851">T</text:span>o jest taka kwestia strategiczna, którą nie wiem... jak do niej najlepiej podejść. Bo mamy takie doświadczenie chyba większości spraw, które dyskutujemy, że istnieje, startujemy z pewnym obszarem kwestii i dochodzi, i wyłania się ogromny zakres rozbieżności i różnic zdań<text:span text:style-name="T3852">.</text:span><text:s/>Poprzez kolejne przybliżenie redukujemy ten<text:s/><text:span text:style-name="T3853">z</text:span>akres, aż dochodzimy do jakichś punktów końcowych.</text:p>
      <text:p text:style-name="P3854">Być może tych najtrudniejszych. I powstaje pytanie co zrobić z tymi punktami, które pozostały po tym całym procesie transformacji, selekcji, obróbki, docierania, które tak mozolnie przez te tygodnie nad tym pracujemy<text:span text:style-name="T3855">.</text:span></text:p>
      <text:p text:style-name="P3856">Myśl<text:span text:style-name="T3857">ę</text:span>,<text:s/><text:span text:style-name="T3858">że</text:span><text:s/>w pewnych sytuacjach może okazać się, że musimy pogodzić się, że na danym etapie naszej dyskusji są kwestie, które zostaną różnicami i które muszą być w kolejnych etapach - dalej w innym trybie korygowane, analizowane, zmieniane stosownie i wszystko da się w trybie tego Okrągłego Stołu doprowadzić do ostatecznego końca<text:span text:style-name="T3859">. W</text:span><text:s/>szczególności zaś namawiałbym panów, być może tą uwagę bezpośrednio kieruję do pana Zbigniewa Bujaka, żeby nie dyskutować tej sprawy w stylistyce testu albo w stylistyce to jest właśnie ten punkt, który o<text:s/><text:span text:style-name="T3860">ws</text:span>zystko sprawdza. Jest tu dziesiątki rzeczy, a może setki rzeczy, które sprawdzają. Testy są u różnych stron. Testujemy się wzajemnie. Al<text:span text:style-name="T3861">e</text:span><text:s/>- nie będę mówił, nie chcę podejmować tonu konfrontacyjnego i mówić, co dla nas jest testem w tym co słyszymy, w trakcie takiej debaty.</text:p>
      <text:p text:style-name="P3862">Po prostu proponuję, żebyśmy tak nie mówili, bo podstawowym testem jest to, że staramy się rozwiązać duże rzeczy naprawdę, ale nie możemy tego państwa w 5 tygodni przewrócić do góry nogami. Naprawdę nie możemy.</text:p>
      <text:p text:style-name="P3863"><text:span text:style-name="T3864">O</text:span><text:span text:style-name="T3865">b. Zbigniew Bujak</text:span>:</text:p>
      <text:p text:style-name="P3866"><text:span text:style-name="T3867">Z</text:span>gadzamy się. Otóż w dyskusji nad samorządem terytorialnym od razu powiedziały sobie strony na początku, że jest to proces wieloletni, że nie przywrócimy rad narodowych w ciągu 4 tygodni, co więcej żadna strona tego nie chce, że w związku z tym problemy jakie się wiążą z tą reformą na tym poziomie są problemami ogromnymi i właśnie na wiele lat. C<text:span text:style-name="T3868">h</text:span>odzi tylko o pewien mechanizm uruchamiania tych reform. Otóż ten mech<text:span text:style-name="T3869">a</text:span>nizm można uruchomić już teraz, bez wywracania całego<text:s/>systemu.<text:s/><text:span text:style-name="T3870">I</text:span><text:s/>co do tego strony się zgodziły.<text:s/><text:span text:style-name="T3871">T</text:span>o później tylko jakiś czynnik polityczny zadecydował o tym, że strony się wycofały i w tym sensie proponowaliśmy ewolucję bardzo powolną, a skądinąd bardzo skuteczną.</text:p>
      <text:p text:style-name="P3872">Ja natomiast pozwolę sobie przytoczyć zdania, które padły, i które dla mnie wskazują, że druga strona nie chce dotrzymywać jakby kierunku, który zarysowała. Pierwszy generał Kiszczak 6<text:s/>lutego<text:s/>początek<text:s/>„stołu”: Likwidujemy pozostałości stalinowskich deformacji, dokonujemy głębokich przewartościowań w sferze ideologii myśli politycznej itd.</text:p>
      <text:p text:style-name="P3873">Wprowadzenie zasady jednolitości władzy państwowej uczynienie z rad narodowych organów władzy państwowej to jest rok dokładnie 1950 okres ciemnego, czarnego stalinizmu.</text:p>
      <text:p text:style-name="P3874">Pan prof. Reykowski 10.<text:span text:style-name="T3875">I</text:span>I. Można wyraźnie określi<text:span text:style-name="T3876">ć</text:span><text:s/>kierunki zmian<text:span text:style-name="T3877">.</text:span><text:s/>Chodzi o to, aby odejść od systemu mono<text:span text:style-name="T3878">cent</text:span>rycznego, a stworzyć warunki rozwoju samoorganizującego się społeczeństwa obywatelskiego.</text:p>
      <text:p text:style-name="P3879">No gdzież lepiej ta idea by się mogła realizować jak nie właśnie w samorządzie terytorialnym? Ja byłem przekonany, że to właśnie tego dotyczy. Ja nie widzę żadnego, nie widzę innych równie ważnych miejsc gdzie by się to miało organizować. Rozumiem więc, że było to tylko jako słowa, słowa.</text:p>
      <text:p text:style-name="P3880"><text:span text:style-name="T3881">Ob.</text:span><text:span text:style-name="T3882"><text:s/>An</text:span><text:span text:style-name="T3883">d</text:span><text:span text:style-name="T3884">rzej Gdula</text:span>:</text:p>
      <text:soft-page-break/>
      <text:p text:style-name="P3885">Myśmy po prostu chc<text:span text:style-name="T3886">i</text:span>eli wrócić do starej leninowskiej koncepcji cała władza w ręce rad.</text:p>
      <text:p text:style-name="P3887"><text:span text:style-name="T3888">O</text:span><text:span text:style-name="T3889">b. Janusz<text:s/></text:span><text:span text:style-name="T3890">R</text:span><text:span text:style-name="T3891">eykowski</text:span>:</text:p>
      <text:p text:style-name="P3892"><text:span text:style-name="T3893">J</text:span>esz<text:span text:style-name="T3894">c</text:span>ze dwa wyjaśnienia<text:span text:style-name="T3895">. W</text:span><text:s/>sprawie ustawy o mieniu komunalnym. Rzeczywiście taki zamiar żeśmy zadeklarowali, z tego<text:s/><text:span text:style-name="T3896">-</text:span><text:s/>tak zostałem informowany, w chwili obecnej ta ustawa nie ma dalszego ciągu w Sejmie. Tak zostałem poinformowany.</text:p>
      <text:p text:style-name="P3897">Jeszcze sprawdzę to dokładnie, żeby upewni<text:span text:style-name="T3898">ć</text:span><text:s/>się, że ta częś<text:span text:style-name="T3899">ć</text:span><text:s/>naszej umowy została dotrzymana. Zostałem także poinformowany, że proces legalizac<text:span text:style-name="T3900">ji</text:span><text:s/>NZS rozpoczął się<text:span text:style-name="T3901">.</text:span></text:p>
      <text:p text:style-name="P3902"><text:span text:style-name="T3903">Przewodniczący</text:span>:</text:p>
      <text:p text:style-name="P3904">Proszę Państwa! Czy możemy uznać, że nie tylko my jesteśmy wyczerpani, ale także porządek dzienny tego po<text:span text:style-name="T3905">si</text:span>edzenia?</text:p>
      <text:p text:style-name="P3906"><text:span text:style-name="T3907">Ob. Karol<text:s/></text:span><text:span text:style-name="T3908">Sz</text:span><text:span text:style-name="T3909">y</text:span><text:span text:style-name="T3910">ndzielorz</text:span>:</text:p>
      <text:p text:style-name="P3911"><text:span text:style-name="T3912">J</text:span>a dosłownie pół zdania i to już poza obradami tego. Wy<text:span text:style-name="T3913">d</text:span>aje mi się, że jest jeśli chodzi o sposób informowania o naszych obradach, o tym co się tu toczy i co ustalamy<text:s/><text:span text:style-name="T3914">-</text:span><text:s/>pewien aspekt, który dotychcz<text:span text:style-name="T3915">as</text:span><text:s/>nie wystąpił, mianowicie obraduje parl<text:span text:style-name="T3916">a</text:span>ment, który w swoich uprawnieni<text:span text:style-name="T3917">a</text:span>ch, pełnomocnictwach i sposobach działania czuje się bądź dotknięty, bądź powiedziałbym nawet uszczuplony i że prerogatywy parlamen<text:span text:style-name="T3918">t</text:span>u wobec tego traktowane są przez posłów w sposób bardzo poważny i w sposób powiedziałbym dosyć zdyscyplinowany i wobec tego nasz zamiar zmiany ważnych praw obowiązujących w PRL może zostać, no powiedziałbym nadwyrężony czy uszczuplony, czy może zwichnięty z powodu wrażliwości posłów na to, kiedy ktoś im nadeptuje na odciski.</text:p>
      <text:p text:style-name="P3919">Ja nie muszę wchodzić w różne szczegóły<text:span text:style-name="T3920">,</text:span><text:s/>to jest<text:s/><text:span text:style-name="T3921">r</text:span>zecz zrozumiała. Wobec tego ja to tutaj podrzucam już w naszy<text:span text:style-name="T3922">c</text:span>h obr<text:span text:style-name="T3923">ad</text:span>ach, niejako część składową naszych obrad. Bo co do atmosfery naszej dyskusji oczywiście tutaj mie<text:span text:style-name="T3924">li</text:span>śmy takie przejawy szczerości, otwartości, jakich od początku naszych obrad nie pamiętam.</text:p>
      <text:p text:style-name="P3925">To tylko taka uwaga na marginesie.</text:p>
      <text:p text:style-name="P3926"><text:span text:style-name="T3927">Ob. Janusz Reykowski</text:span>:</text:p>
      <text:p text:style-name="P3928">Innymi słowy wracamy się do wszystkich uczestników o to, aby wtedy gdyby informowali środki masowego przekazu krajowe lub zagraniczne na temat przebiegi naszych obrad, żeby starali się utrzymać te informacje w trybie dyskusji, wniosków Okrągłego Stołu, które mają być przedłożone komisjom sejmowym do dalszego rozpatrywania.</text:p>
      <text:p text:style-name="P3929"><text:span text:style-name="T3930">Przewodniczący</text:span>:</text:p>
      <text:p text:style-name="P3931">Czy są jeszcze jakieś sprawy lub uwagi?</text:p>
      <text:p text:style-name="P3932">Jeżeli nie to jutrzejsze posiedzenie zaczynamy o godzinie 15-tej.</text:p>
      <text:p text:style-name="P3933">Zamykam dzisiejsze posiedzeni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yrwus Artur (STUD)</dc:creator>
    <meta:creation-date>2023-07-03T10:36:00Z</meta:creation-date>
    <dc:date>2023-07-03T10:36:00Z</dc:date>
    <meta:template xlink:href="Normal.dotm" xlink:type="simple"/>
    <meta:editing-cycles>2</meta:editing-cycles>
    <meta:editing-duration>PT300S</meta:editing-duration>
    <meta:document-statistic meta:page-count="74" meta:paragraph-count="455" meta:word-count="32620" meta:character-count="227891" meta:row-count="1631" meta:non-whitespace-character-count="195726"/>
  </office:meta>
</office:document-meta>
</file>